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9909in"/>
    </style:style>
    <style:style style:name="co2" style:family="table-column">
      <style:table-column-properties fo:break-before="auto" style:column-width="1.46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3.0874in"/>
    </style:style>
    <style:style style:name="co7" style:family="table-column">
      <style:table-column-properties fo:break-before="auto" style:column-width="0.4717in"/>
    </style:style>
    <style:style style:name="co8" style:family="table-column">
      <style:table-column-properties fo:break-before="auto" style:column-width="2.1437in"/>
    </style:style>
    <style:style style:name="co9" style:family="table-column">
      <style:table-column-properties fo:break-before="auto" style:column-width="1.3327in"/>
    </style:style>
    <style:style style:name="co10" style:family="table-column">
      <style:table-column-properties fo:break-before="auto" style:column-width="0.5898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2.798in"/>
    </style:style>
    <style:style style:name="co13" style:family="table-column">
      <style:table-column-properties fo:break-before="auto" style:column-width="1.5327in"/>
    </style:style>
    <style:style style:name="co14" style:family="table-column">
      <style:table-column-properties fo:break-before="auto" style:column-width="2.4335in"/>
    </style:style>
    <style:style style:name="co15" style:family="table-column">
      <style:table-column-properties fo:break-before="auto" style:column-width="1.4689in"/>
    </style:style>
    <style:style style:name="co16" style:family="table-column">
      <style:table-column-properties fo:break-before="auto" style:column-width="0.1717in"/>
    </style:style>
    <style:style style:name="co17" style:family="table-column">
      <style:table-column-properties fo:break-before="auto" style:column-width="1.3217in"/>
    </style:style>
    <style:style style:name="co18" style:family="table-column">
      <style:table-column-properties fo:break-before="auto" style:column-width="2.9807in"/>
    </style:style>
    <style:style style:name="co19" style:family="table-column">
      <style:table-column-properties fo:break-before="auto" style:column-width="1.55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035in" fo:break-before="auto" style:use-optimal-row-height="fals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6425in" fo:break-before="auto" style:use-optimal-row-height="true"/>
    </style:style>
    <style:style style:name="ro6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Droid Sans Fallback" style:font-name-complex="FreeSans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ffff99" fo:wrap-option="wrap"/>
      <style:text-properties fo:font-weight="bold" style:font-weight-asian="bold" style:font-weight-complex="bold" fo:hyphenate="true"/>
    </style:style>
    <style:style style:name="ce9" style:family="table-cell" style:parent-style-name="Default">
      <style:table-cell-properties fo:background-color="#ffff99" fo:wrap-option="wrap"/>
      <style:text-properties fo:hyphenate="true"/>
    </style:style>
    <style:style style:name="ce10" style:family="table-cell" style:parent-style-name="Default">
      <style:table-cell-properties fo:wrap-option="wrap"/>
      <style:text-properties fo:hyphenate="true"/>
    </style:style>
    <style:style style:name="ce11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 fo:hyphenate="true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Liberation Sans" style:font-name-asian="Droid Sans Fallback" style:font-name-complex="FreeSans"/>
    </style:style>
    <style:style style:name="ce16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eeeeee" style:text-align-source="fix" style:repeat-content="false"/>
      <style:paragraph-properties fo:text-align="start" fo:margin-left="0in"/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999999"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fo:background-color="#999999"/>
    </style:style>
    <style:style style:name="ce20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T1" style:family="text"/>
  </office:automatic-styles>
  <office:body>
    <office:spreadsheet>
      <table:table table:name="Prehled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1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movita/nemovita</text:p>
          </table:table-cell>
          <table:table-cell table:style-name="ce1" office:value-type="string" calcext:value-type="string">
            <text:p>Polozka</text:p>
          </table:table-cell>
          <table:table-cell table:style-name="ce1"/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Faktuara [a/n]</text:p>
          </table:table-cell>
          <table:table-cell table:style-name="ce1" office:value-type="string" calcext:value-type="string">
            <text:p>Poskozeni</text:p>
          </table:table-cell>
          <table:table-cell table:style-name="ce1" office:value-type="string" calcext:value-type="string">
            <text:p>Poznamka</text:p>
          </table:table-cell>
          <table:table-cell table:style-name="ce1" table:number-columns-repeated="1017"/>
        </table:table-row>
        <table:table-row table:style-name="ro2">
          <table:table-cell table:number-columns-repeated="1024"/>
        </table:table-row>
      </table:table>
      <table:table table:name="Evidence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2"/>
        <table:table-column table:style-name="co3" table:default-cell-style-name="ce4"/>
        <table:table-column table:style-name="co8" table:default-cell-style-name="ce6"/>
        <table:table-column table:style-name="co9" table:default-cell-style-name="Default"/>
        <table:table-column table:style-name="co10" table:default-cell-style-name="Default"/>
        <table:table-column table:style-name="co11" table:default-cell-style-name="ce4"/>
        <table:table-column table:style-name="co3" table:default-cell-style-name="ce4"/>
        <table:table-column table:style-name="co12" table:default-cell-style-name="ce10"/>
        <table:table-column table:style-name="co13" table:default-cell-style-name="ce12"/>
        <table:table-column table:style-name="co14" table:default-cell-style-name="ce17"/>
        <table:table-column table:style-name="co15" table:default-cell-style-name="ce2"/>
        <table:table-column table:style-name="co16" table:default-cell-style-name="Default"/>
        <table:table-column table:style-name="co3" table:number-columns-repeated="1012" table:default-cell-style-name="Default"/>
        <table:table-row table:style-name="ro1">
          <table:table-cell table:number-columns-repeated="7"/>
          <table:table-cell table:style-name="ce8" office:value-type="string" calcext:value-type="string">
            <text:p>Base: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style-name="ce9" office:value-type="string" calcext:value-type="string">
            <text:p>/home/pmichalec/hg2g/workspace-popo/Evidence/foto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yp</text:p>
            <text:p>[m/n]</text:p>
          </table:table-cell>
          <table:table-cell table:style-name="ce3" office:value-type="string" calcext:value-type="string">
            <text:p>Polozka</text:p>
            <text:p>[nazev]</text:p>
          </table:table-cell>
          <table:table-cell table:style-name="ce3" office:value-type="string" calcext:value-type="string">
            <text:p>Detail</text:p>
            <text:p>[znacka, typ, atp]</text:p>
          </table:table-cell>
          <table:table-cell table:style-name="ce3" office:value-type="string" calcext:value-type="string">
            <text:p>Cena</text:p>
            <text:p>[kc]</text:p>
          </table:table-cell>
          <table:table-cell table:style-name="ce3" office:value-type="string" calcext:value-type="string">
            <text:p>Faktuara</text:p>
            <text:p>[a/n]</text:p>
          </table:table-cell>
          <table:table-cell table:style-name="ce3" office:value-type="string" calcext:value-type="string">
            <text:p>Poskozeni</text:p>
            <text:p>[z,k,r]</text:p>
          </table:table-cell>
          <table:table-cell table:style-name="ce11" office:value-type="string" calcext:value-type="string">
            <text:p>Poznamka</text:p>
            <text:p>[Alter. produkt; url; typ; ozn; pozn.]</text:p>
          </table:table-cell>
          <table:table-cell table:style-name="ce13" office:value-type="string" calcext:value-type="string">
            <text:p>Fotografie</text:p>
            <text:p>[jmeno]</text:p>
          </table:table-cell>
          <table:table-cell table:style-name="ce18" office:value-type="string" calcext:value-type="string">
            <text:p>Fotografie</text:p>
            <text:p>[nahled]</text:p>
          </table:table-cell>
          <table:table-cell table:style-name="ce3" office:value-type="string" calcext:value-type="string">
            <text:p>Lokace</text:p>
            <text:p>Tag</text:p>
          </table:table-cell>
          <table:table-cell table:style-name="ce3"/>
          <table:table-cell table:style-name="ce3" office:value-type="string" calcext:value-type="string">
            <text:p>Forma</text:p>
            <text:p>Obnovy</text:p>
          </table:table-cell>
          <table:table-cell table:style-name="ce3" office:value-type="string" calcext:value-type="string">
            <text:p>Ostatni</text:p>
            <text:p>Naklady</text:p>
          </table:table-cell>
          <table:table-cell table:style-name="ce3" table:number-columns-repeated="1009"/>
          <table:table-cell table:style-name="ce19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vovar</text:p>
          </table:table-cell>
          <table:table-cell office:value-type="string" calcext:value-type="string">
            <text:p>???</text:p>
          </table:table-cell>
          <table:table-cell table:number-columns-repeated="5"/>
          <table:table-cell table:formula="of:=IF([.I5]&lt;&gt;&quot;&quot;;HYPERLINK(CONCATENATE(&quot;file://&quot;;[.$H$2];&quot;/&quot;;[.K5];&quot;/&quot;;LEFT([.I5];IF(               ISNUMBER(FIND(&quot; &quot;;[.I5]));FIND(&quot; &quot;;[.I5])-1;LEN([.I5])       )                ));CONCATENATE([.K5];[.I5]) );[.J4])" office:value-type="string" office:string-value="Fotografie&#10;[nahled]" calcext:value-type="string">
            <text:p>Fotografie</text:p>
            <text:p>[nahled]</text:p>
          </table:table-cell>
          <table:table-cell table:formula="of:=VLOOKUP(LEFT([.I5];IF(               ISNUMBER(FIND(&quot; &quot;;[.I5]));FIND(&quot; &quot;;[.I5])-1;LEN([.I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]+1"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lefon smartphone</text:p>
          </table:table-cell>
          <table:table-cell office:value-type="string" calcext:value-type="string">
            <text:p>Samsung</text:p>
          </table:table-cell>
          <table:table-cell/>
          <table:table-cell table:formula="of:=IF([.F5]=&quot;&quot;;&quot;&quot;;[.F5])">
            <text:p/>
          </table:table-cell>
          <table:table-cell table:formula="of:=IF([.G5]=&quot;&quot;;&quot;&quot;;[.G5])">
            <text:p/>
          </table:table-cell>
          <table:table-cell office:value-type="string" calcext:value-type="string">
            <text:p>na prehledove foto, neni videt</text:p>
          </table:table-cell>
          <table:table-cell office:value-type="string" calcext:value-type="string">
            <text:p>_APE0805.jpg</text:p>
          </table:table-cell>
          <table:table-cell table:formula="of:=IF([.I6]&lt;&gt;&quot;&quot;;HYPERLINK(CONCATENATE(&quot;file://&quot;;[.$H$2];&quot;/&quot;;[.K6];&quot;/&quot;;LEFT([.I6];IF(               ISNUMBER(FIND(&quot; &quot;;[.I6]));FIND(&quot; &quot;;[.I6])-1;LEN([.I6])       )                ));CONCATENATE([.K6];LEFT([.I6];IF(               ISNUMBER(FIND(&quot; &quot;;[.I6]));FIND(&quot; &quot;;[.I6])-1;LEN([.I6])       )                )) );[.J5])" office:value-type="string" office:string-value="./kuchyne/_APE0805.jpg" calcext:value-type="string">
            <text:p>./kuchyne/_APE0805.jpg</text:p>
          </table:table-cell>
          <table:table-cell table:formula="of:=VLOOKUP(LEFT([.I6];IF(               ISNUMBER(FIND(&quot; &quot;;[.I6]));FIND(&quot; &quot;;[.I6])-1;LEN([.I6])       )                );[Fotografie.$B$1:.$D$405];3;0)" office:value-type="string" office:string-value="./kuchyne/" calcext:value-type="string">
            <text:p>./kuchyne/</text:p>
          </table:table-cell>
          <table:table-cell table:formula="of:=IF([.L5]=&quot;&quot;;&quot;&quot;;[.L5])">
            <text:p/>
          </table:table-cell>
          <table:table-cell/>
          <table:table-cell table:formula="of:=IF([.N5]=&quot;&quot;;&quot;&quot;;[.N5])">
            <text:p/>
          </table:table-cell>
          <table:table-cell table:formula="of:=IF([.O5]=&quot;&quot;;&quot;&quot;;[.O5])">
            <text:p/>
          </table:table-cell>
          <table:table-cell table:number-columns-repeated="1009"/>
        </table:table-row>
        <table:table-row table:style-name="ro3">
          <table:table-cell table:formula="of:=[.A6]+1" office:value-type="float" office:value="3" calcext:value-type="float">
            <text:p>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ka</text:p>
          </table:table-cell>
          <table:table-cell office:value-type="string" calcext:value-type="string">
            <text:p>Bosh WFC 2066</text:p>
          </table:table-cell>
          <table:table-cell/>
          <table:table-cell table:formula="of:=IF([.F6]=&quot;&quot;;&quot;&quot;;[.F6])">
            <text:p/>
          </table:table-cell>
          <table:table-cell table:formula="of:=IF([.G6]=&quot;&quot;;&quot;&quot;;[.G6])">
            <text:p/>
          </table:table-cell>
          <table:table-cell office:value-type="string" calcext:value-type="string">
            <text:p>4kg</text:p>
          </table:table-cell>
          <table:table-cell office:value-type="string" calcext:value-type="string">
            <text:p>_APE0798.jpg 20140625_0023.jpg</text:p>
          </table:table-cell>
          <table:table-cell table:formula="of:=IF([.I7]&lt;&gt;&quot;&quot;;HYPERLINK(CONCATENATE(&quot;file://&quot;;[.$H$2];&quot;/&quot;;[.K7];&quot;/&quot;;LEFT([.I7];IF(               ISNUMBER(FIND(&quot; &quot;;[.I7]));FIND(&quot; &quot;;[.I7])-1;LEN([.I7])       )                ));CONCATENATE([.K7];LEFT([.I7];IF(               ISNUMBER(FIND(&quot; &quot;;[.I7]));FIND(&quot; &quot;;[.I7])-1;LEN([.I7])       )                )) );[.J6])" office:value-type="string" office:string-value="./kuchyne/spotrebice/_APE0798.jpg" calcext:value-type="string">
            <text:p>./kuchyne/spotrebice/_APE0798.jpg</text:p>
          </table:table-cell>
          <table:table-cell table:formula="of:=VLOOKUP(LEFT([.I7];IF(               ISNUMBER(FIND(&quot; &quot;;[.I7]));FIND(&quot; &quot;;[.I7])-1;LEN([.I7])       )                );[Fotografie.$B$1:.$D$405];3;0)" office:value-type="string" office:string-value="./kuchyne/spotrebice/" calcext:value-type="string">
            <text:p>./kuchyne/spotrebice/</text:p>
          </table:table-cell>
          <table:table-cell table:formula="of:=IF([.L6]=&quot;&quot;;&quot;&quot;;[.L6])">
            <text:p/>
          </table:table-cell>
          <table:table-cell/>
          <table:table-cell table:formula="of:=IF([.N6]=&quot;&quot;;&quot;&quot;;[.N6])">
            <text:p/>
          </table:table-cell>
          <table:table-cell table:formula="of:=IF([.O6]=&quot;&quot;;&quot;&quot;;[.O6])">
            <text:p/>
          </table:table-cell>
          <table:table-cell table:number-columns-repeated="1009"/>
        </table:table-row>
        <table:table-row table:style-name="ro1">
          <table:table-cell table:formula="of:=[.A7]+1" office:value-type="float" office:value="4" calcext:value-type="float">
            <text:p>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lahove listy</text:p>
          </table:table-cell>
          <table:table-cell office:value-type="string" calcext:value-type="string">
            <text:p>samolepici</text:p>
          </table:table-cell>
          <table:table-cell table:formula="of:=IF([.E7]=&quot;&quot;;&quot;&quot;;[.E7])">
            <text:p/>
          </table:table-cell>
          <table:table-cell table:formula="of:=IF([.F7]=&quot;&quot;;&quot;&quot;;[.F7])">
            <text:p/>
          </table:table-cell>
          <table:table-cell table:formula="of:=IF([.G7]=&quot;&quot;;&quot;&quot;;[.G7])">
            <text:p/>
          </table:table-cell>
          <table:table-cell office:value-type="string" calcext:value-type="string">
            <text:p><text:s/>kryti elekt.inst.k barovym svetl.</text:p>
          </table:table-cell>
          <table:table-cell/>
          <table:table-cell table:formula="of:=IF([.I8]&lt;&gt;&quot;&quot;;HYPERLINK(CONCATENATE(&quot;file://&quot;;[.$H$2];&quot;/&quot;;[.K8];&quot;/&quot;;LEFT([.I8];IF(               ISNUMBER(FIND(&quot; &quot;;[.I8]));FIND(&quot; &quot;;[.I8])-1;LEN([.I8])       )                ));CONCATENATE([.K8];LEFT([.I8];IF(               ISNUMBER(FIND(&quot; &quot;;[.I8]));FIND(&quot; &quot;;[.I8])-1;LEN([.I8])       )                )) );[.J7])" office:value-type="string" office:string-value="./kuchyne/spotrebice/_APE0798.jpg" calcext:value-type="string">
            <text:p>./kuchyne/spotrebice/_APE0798.jpg</text:p>
          </table:table-cell>
          <table:table-cell table:formula="of:=VLOOKUP(LEFT([.I8];IF(               ISNUMBER(FIND(&quot; &quot;;[.I8]));FIND(&quot; &quot;;[.I8])-1;LEN([.I8])       )                );[Fotografie.$B$1:.$D$405];3;0)" office:value-type="string" office:string-value="" calcext:value-type="error">
            <text:p>#N/A</text:p>
          </table:table-cell>
          <table:table-cell table:formula="of:=IF([.L7]=&quot;&quot;;&quot;&quot;;[.L7])">
            <text:p/>
          </table:table-cell>
          <table:table-cell/>
          <table:table-cell table:formula="of:=IF([.N7]=&quot;&quot;;&quot;&quot;;[.N7])">
            <text:p/>
          </table:table-cell>
          <table:table-cell table:formula="of:=IF([.O7]=&quot;&quot;;&quot;&quot;;[.O7])">
            <text:p/>
          </table:table-cell>
          <table:table-cell table:number-columns-repeated="1009"/>
        </table:table-row>
        <table:table-row table:style-name="ro1">
          <table:table-cell table:formula="of:=[.A8]+1" office:value-type="float" office:value="5" calcext:value-type="float">
            <text:p>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rchidej</text:p>
          </table:table-cell>
          <table:table-cell table:number-columns-repeated="2"/>
          <table:table-cell table:formula="of:=IF([.F8]=&quot;&quot;;&quot;&quot;;[.F8])">
            <text:p/>
          </table:table-cell>
          <table:table-cell table:formula="of:=IF([.G8]=&quot;&quot;;&quot;&quot;;[.G8])">
            <text:p/>
          </table:table-cell>
          <table:table-cell/>
          <table:table-cell table:style-name="ce14" office:value-type="string" calcext:value-type="string">
            <text:p>20140625_0024.jpg</text:p>
          </table:table-cell>
          <table:table-cell table:formula="of:=IF([.I9]&lt;&gt;&quot;&quot;;HYPERLINK(CONCATENATE(&quot;file://&quot;;[.$H$2];&quot;/&quot;;[.K9];&quot;/&quot;;LEFT([.I9];IF(               ISNUMBER(FIND(&quot; &quot;;[.I9]));FIND(&quot; &quot;;[.I9])-1;LEN([.I9])       )                ));CONCATENATE([.K9];LEFT([.I9];IF(               ISNUMBER(FIND(&quot; &quot;;[.I9]));FIND(&quot; &quot;;[.I9])-1;LEN([.I9])       )                )) );[.J8])" office:value-type="string" office:string-value="./kuchyne/20140625_0024.jpg" calcext:value-type="string">
            <text:p>./kuchyne/20140625_0024.jpg</text:p>
          </table:table-cell>
          <table:table-cell table:formula="of:=VLOOKUP(LEFT([.I9];IF(               ISNUMBER(FIND(&quot; &quot;;[.I9]));FIND(&quot; &quot;;[.I9])-1;LEN([.I9])       )                );[Fotografie.$B$1:.$D$405];3;0)" office:value-type="string" office:string-value="./kuchyne/" calcext:value-type="string">
            <text:p>./kuchyne/</text:p>
          </table:table-cell>
          <table:table-cell table:formula="of:=IF([.L8]=&quot;&quot;;&quot;&quot;;[.L8])">
            <text:p/>
          </table:table-cell>
          <table:table-cell/>
          <table:table-cell table:formula="of:=IF([.N8]=&quot;&quot;;&quot;&quot;;[.N8])">
            <text:p/>
          </table:table-cell>
          <table:table-cell table:formula="of:=IF([.O8]=&quot;&quot;;&quot;&quot;;[.O8])">
            <text:p/>
          </table:table-cell>
          <table:table-cell table:number-columns-repeated="1009"/>
        </table:table-row>
        <table:table-row table:style-name="ro1">
          <table:table-cell table:formula="of:=[.A9]+1" office:value-type="float" office:value="6" calcext:value-type="float">
            <text:p>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kvetinac pro orchydej</text:p>
          </table:table-cell>
          <table:table-cell office:value-type="string" calcext:value-type="string">
            <text:p>plast</text:p>
          </table:table-cell>
          <table:table-cell/>
          <table:table-cell table:formula="of:=IF([.F9]=&quot;&quot;;&quot;&quot;;[.F9])">
            <text:p/>
          </table:table-cell>
          <table:table-cell table:formula="of:=IF([.G9]=&quot;&quot;;&quot;&quot;;[.G9])">
            <text:p/>
          </table:table-cell>
          <table:table-cell/>
          <table:table-cell table:style-name="ce14" office:value-type="string" calcext:value-type="string">
            <text:p>20140625_0024.jpg</text:p>
          </table:table-cell>
          <table:table-cell table:formula="of:=IF([.I10]&lt;&gt;&quot;&quot;;HYPERLINK(CONCATENATE(&quot;file://&quot;;[.$H$2];&quot;/&quot;;[.K10];&quot;/&quot;;LEFT([.I10];IF(               ISNUMBER(FIND(&quot; &quot;;[.I10]));FIND(&quot; &quot;;[.I10])-1;LEN([.I10])       )                ));CONCATENATE([.K10];LEFT([.I10];IF(               ISNUMBER(FIND(&quot; &quot;;[.I10]));FIND(&quot; &quot;;[.I10])-1;LEN([.I10])       )                )) );[.J9])" office:value-type="string" office:string-value="./kuchyne/20140625_0024.jpg" calcext:value-type="string">
            <text:p>./kuchyne/20140625_0024.jpg</text:p>
          </table:table-cell>
          <table:table-cell table:formula="of:=VLOOKUP(LEFT([.I10];IF(               ISNUMBER(FIND(&quot; &quot;;[.I10]));FIND(&quot; &quot;;[.I10])-1;LEN([.I1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0]+1" office:value-type="float" office:value="7" calcext:value-type="float">
            <text:p>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ylinky</text:p>
          </table:table-cell>
          <table:table-cell table:number-columns-repeated="2"/>
          <table:table-cell table:formula="of:=IF([.F10]=&quot;&quot;;&quot;&quot;;[.F10])">
            <text:p/>
          </table:table-cell>
          <table:table-cell table:formula="of:=IF([.G10]=&quot;&quot;;&quot;&quot;;[.G10])">
            <text:p/>
          </table:table-cell>
          <table:table-cell/>
          <table:table-cell table:style-name="ce14" office:value-type="string" calcext:value-type="string">
            <text:p>20140625_0024.jpg</text:p>
          </table:table-cell>
          <table:table-cell table:formula="of:=IF([.I11]&lt;&gt;&quot;&quot;;HYPERLINK(CONCATENATE(&quot;file://&quot;;[.$H$2];&quot;/&quot;;[.K11];&quot;/&quot;;LEFT([.I11];IF(               ISNUMBER(FIND(&quot; &quot;;[.I11]));FIND(&quot; &quot;;[.I11])-1;LEN([.I11])       )                ));CONCATENATE([.K11];LEFT([.I11];IF(               ISNUMBER(FIND(&quot; &quot;;[.I11]));FIND(&quot; &quot;;[.I11])-1;LEN([.I11])       )                )) );[.J10])" office:value-type="string" office:string-value="./kuchyne/20140625_0024.jpg" calcext:value-type="string">
            <text:p>./kuchyne/20140625_0024.jpg</text:p>
          </table:table-cell>
          <table:table-cell table:formula="of:=VLOOKUP(LEFT([.I11];IF(               ISNUMBER(FIND(&quot; &quot;;[.I11]));FIND(&quot; &quot;;[.I11])-1;LEN([.I11])       )                );[Fotografie.$B$1:.$D$405];3;0)" office:value-type="string" office:string-value="./kuchyne/" calcext:value-type="string">
            <text:p>./kuchyne/</text:p>
          </table:table-cell>
          <table:table-cell table:formula="of:=IF([.L9]=&quot;&quot;;&quot;&quot;;[.L9])">
            <text:p/>
          </table:table-cell>
          <table:table-cell/>
          <table:table-cell table:formula="of:=IF([.N9]=&quot;&quot;;&quot;&quot;;[.N9])">
            <text:p/>
          </table:table-cell>
          <table:table-cell table:formula="of:=IF([.O9]=&quot;&quot;;&quot;&quot;;[.O9])">
            <text:p/>
          </table:table-cell>
          <table:table-cell table:number-columns-repeated="1009"/>
        </table:table-row>
        <table:table-row table:style-name="ro1">
          <table:table-cell table:formula="of:=[.A11]+1" office:value-type="float" office:value="8" calcext:value-type="float">
            <text:p>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vetinac pro bylinky</text:p>
          </table:table-cell>
          <table:table-cell office:value-type="string" calcext:value-type="string">
            <text:p>keramika</text:p>
          </table:table-cell>
          <table:table-cell/>
          <table:table-cell table:formula="of:=IF([.F11]=&quot;&quot;;&quot;&quot;;[.F11])">
            <text:p/>
          </table:table-cell>
          <table:table-cell table:formula="of:=IF([.G11]=&quot;&quot;;&quot;&quot;;[.G11])">
            <text:p/>
          </table:table-cell>
          <table:table-cell/>
          <table:table-cell table:style-name="ce14" office:value-type="string" calcext:value-type="string">
            <text:p>20140625_0024.jpg</text:p>
          </table:table-cell>
          <table:table-cell table:formula="of:=IF([.I12]&lt;&gt;&quot;&quot;;HYPERLINK(CONCATENATE(&quot;file://&quot;;[.$H$2];&quot;/&quot;;[.K12];&quot;/&quot;;LEFT([.I12];IF(               ISNUMBER(FIND(&quot; &quot;;[.I12]));FIND(&quot; &quot;;[.I12])-1;LEN([.I12])       )                ));CONCATENATE([.K12];LEFT([.I12];IF(               ISNUMBER(FIND(&quot; &quot;;[.I12]));FIND(&quot; &quot;;[.I12])-1;LEN([.I12])       )                )) );[.J11])" office:value-type="string" office:string-value="./kuchyne/20140625_0024.jpg" calcext:value-type="string">
            <text:p>./kuchyne/20140625_0024.jpg</text:p>
          </table:table-cell>
          <table:table-cell table:formula="of:=VLOOKUP(LEFT([.I12];IF(               ISNUMBER(FIND(&quot; &quot;;[.I12]));FIND(&quot; &quot;;[.I12])-1;LEN([.I12])       )                );[Fotografie.$B$1:.$D$405];3;0)" office:value-type="string" office:string-value="./kuchyne/" calcext:value-type="string">
            <text:p>./kuchyne/</text:p>
          </table:table-cell>
          <table:table-cell table:formula="of:=IF([.L11]=&quot;&quot;;&quot;&quot;;[.L11])">
            <text:p/>
          </table:table-cell>
          <table:table-cell/>
          <table:table-cell table:formula="of:=IF([.N11]=&quot;&quot;;&quot;&quot;;[.N11])">
            <text:p/>
          </table:table-cell>
          <table:table-cell table:formula="of:=IF([.O11]=&quot;&quot;;&quot;&quot;;[.O11])">
            <text:p/>
          </table:table-cell>
          <table:table-cell table:number-columns-repeated="1009"/>
        </table:table-row>
        <table:table-row table:style-name="ro1">
          <table:table-cell table:formula="of:=[.A12]+1" office:value-type="float" office:value="9" calcext:value-type="float">
            <text:p>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 3x</text:p>
          </table:table-cell>
          <table:table-cell table:number-columns-repeated="2"/>
          <table:table-cell table:formula="of:=IF([.F12]=&quot;&quot;;&quot;&quot;;[.F12])">
            <text:p/>
          </table:table-cell>
          <table:table-cell table:formula="of:=IF([.G12]=&quot;&quot;;&quot;&quot;;[.G12])">
            <text:p/>
          </table:table-cell>
          <table:table-cell office:value-type="string" calcext:value-type="string">
            <text:p>3x v kuchyni + obyvak</text:p>
          </table:table-cell>
          <table:table-cell office:value-type="string" calcext:value-type="string">
            <text:p>_APE0760.jpg</text:p>
          </table:table-cell>
          <table:table-cell table:formula="of:=IF([.I13]&lt;&gt;&quot;&quot;;HYPERLINK(CONCATENATE(&quot;file://&quot;;[.$H$2];&quot;/&quot;;[.K13];&quot;/&quot;;LEFT([.I13];IF(               ISNUMBER(FIND(&quot; &quot;;[.I13]));FIND(&quot; &quot;;[.I13])-1;LEN([.I13])       )                ));CONCATENATE([.K13];LEFT([.I13];IF(               ISNUMBER(FIND(&quot; &quot;;[.I13]));FIND(&quot; &quot;;[.I13])-1;LEN([.I13])       )                )) );[.J12])" office:value-type="string" office:string-value="./obyvak/_APE0760.jpg" calcext:value-type="string">
            <text:p>./obyvak/_APE0760.jpg</text:p>
          </table:table-cell>
          <table:table-cell table:formula="of:=VLOOKUP(LEFT([.I13];IF(               ISNUMBER(FIND(&quot; &quot;;[.I13]));FIND(&quot; &quot;;[.I13])-1;LEN([.I13])       )                );[Fotografie.$B$1:.$D$405];3;0)" office:value-type="string" office:string-value="./obyvak/" calcext:value-type="string">
            <text:p>./obyvak/</text:p>
          </table:table-cell>
          <table:table-cell table:formula="of:=IF([.L12]=&quot;&quot;;&quot;&quot;;[.L12])">
            <text:p/>
          </table:table-cell>
          <table:table-cell/>
          <table:table-cell table:formula="of:=IF([.N12]=&quot;&quot;;&quot;&quot;;[.N12])">
            <text:p/>
          </table:table-cell>
          <table:table-cell table:formula="of:=IF([.O12]=&quot;&quot;;&quot;&quot;;[.O12])">
            <text:p/>
          </table:table-cell>
          <table:table-cell table:number-columns-repeated="1009"/>
        </table:table-row>
        <table:table-row table:style-name="ro1">
          <table:table-cell table:formula="of:=[.A13]+1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 3x</text:p>
          </table:table-cell>
          <table:table-cell table:number-columns-repeated="2"/>
          <table:table-cell table:formula="of:=IF([.F13]=&quot;&quot;;&quot;&quot;;[.F13])">
            <text:p/>
          </table:table-cell>
          <table:table-cell table:formula="of:=IF([.G13]=&quot;&quot;;&quot;&quot;;[.G13])">
            <text:p/>
          </table:table-cell>
          <table:table-cell office:value-type="string" calcext:value-type="string">
            <text:p>3x v kuchyni + obyvak</text:p>
          </table:table-cell>
          <table:table-cell office:value-type="string" calcext:value-type="string">
            <text:p>_APE0760.jpg</text:p>
          </table:table-cell>
          <table:table-cell table:formula="of:=IF([.I14]&lt;&gt;&quot;&quot;;HYPERLINK(CONCATENATE(&quot;file://&quot;;[.$H$2];&quot;/&quot;;[.K14];&quot;/&quot;;LEFT([.I14];IF(               ISNUMBER(FIND(&quot; &quot;;[.I14]));FIND(&quot; &quot;;[.I14])-1;LEN([.I14])       )                ));CONCATENATE([.K14];LEFT([.I14];IF(               ISNUMBER(FIND(&quot; &quot;;[.I14]));FIND(&quot; &quot;;[.I14])-1;LEN([.I14])       )                )) );[.J13])" office:value-type="string" office:string-value="./obyvak/_APE0760.jpg" calcext:value-type="string">
            <text:p>./obyvak/_APE0760.jpg</text:p>
          </table:table-cell>
          <table:table-cell table:formula="of:=VLOOKUP(LEFT([.I14];IF(               ISNUMBER(FIND(&quot; &quot;;[.I14]));FIND(&quot; &quot;;[.I14])-1;LEN([.I14])       )                );[Fotografie.$B$1:.$D$405];3;0)" office:value-type="string" office:string-value="./obyvak/" calcext:value-type="string">
            <text:p>./obyvak/</text:p>
          </table:table-cell>
          <table:table-cell table:formula="of:=IF([.L13]=&quot;&quot;;&quot;&quot;;[.L13])">
            <text:p/>
          </table:table-cell>
          <table:table-cell/>
          <table:table-cell table:formula="of:=IF([.N13]=&quot;&quot;;&quot;&quot;;[.N13])">
            <text:p/>
          </table:table-cell>
          <table:table-cell table:formula="of:=IF([.O13]=&quot;&quot;;&quot;&quot;;[.O13])">
            <text:p/>
          </table:table-cell>
          <table:table-cell table:number-columns-repeated="1009"/>
        </table:table-row>
        <table:table-row table:style-name="ro3">
          <table:table-cell table:formula="of:=[.A14]+1" office:value-type="float" office:value="11" calcext:value-type="float">
            <text:p>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 3x</text:p>
          </table:table-cell>
          <table:table-cell office:value-type="string" calcext:value-type="string">
            <text:p>ikea</text:p>
          </table:table-cell>
          <table:table-cell/>
          <table:table-cell table:formula="of:=IF([.F#REF!]=&quot;&quot;;&quot;&quot;;[.F#REF!])" office:value-type="string" office:string-value="" calcext:value-type="error">
            <text:p>#REF!</text:p>
          </table:table-cell>
          <table:table-cell table:formula="of:=IF([.G#REF!]=&quot;&quot;;&quot;&quot;;[.G#REF!])" office:value-type="string" office:string-value="" calcext:value-type="error">
            <text:p>#REF!</text:p>
          </table:table-cell>
          <table:table-cell office:value-type="string" calcext:value-type="string">
            <text:p>na zaclonu, 3x v kuchyni + obyvak</text:p>
          </table:table-cell>
          <table:table-cell office:value-type="string" calcext:value-type="string">
            <text:p>20140625_0023.jpg _APE0760.jpg</text:p>
          </table:table-cell>
          <table:table-cell table:formula="of:=IF([.I15]&lt;&gt;&quot;&quot;;HYPERLINK(CONCATENATE(&quot;file://&quot;;[.$H$2];&quot;/&quot;;[.K15];&quot;/&quot;;LEFT([.I15];IF(               ISNUMBER(FIND(&quot; &quot;;[.I15]));FIND(&quot; &quot;;[.I15])-1;LEN([.I15])       )                ));CONCATENATE([.K15];LEFT([.I15];IF(               ISNUMBER(FIND(&quot; &quot;;[.I15]));FIND(&quot; &quot;;[.I15])-1;LEN([.I15])       )                )) );[.J#REF!])" office:value-type="string" office:string-value="./kuchyne/20140625_0023.jpg" calcext:value-type="string">
            <text:p>./kuchyne/20140625_0023.jpg</text:p>
          </table:table-cell>
          <table:table-cell table:formula="of:=VLOOKUP(LEFT([.I15];IF(               ISNUMBER(FIND(&quot; &quot;;[.I15]));FIND(&quot; &quot;;[.I15])-1;LEN([.I15])       )                );[Fotografie.$B$1:.$D$405];3;0)" office:value-type="string" office:string-value="./kuchyne/" calcext:value-type="string">
            <text:p>./kuchyne/</text:p>
          </table:table-cell>
          <table:table-cell table:formula="of:=IF([.L#REF!]=&quot;&quot;;&quot;&quot;;[.L#REF!])" office:value-type="string" office:string-value="" calcext:value-type="error">
            <text:p>#REF!</text:p>
          </table:table-cell>
          <table:table-cell/>
          <table:table-cell table:formula="of:=IF([.N#REF!]=&quot;&quot;;&quot;&quot;;[.N#REF!])" office:value-type="string" office:string-value="" calcext:value-type="error">
            <text:p>#REF!</text:p>
          </table:table-cell>
          <table:table-cell table:formula="of:=IF([.O#REF!]=&quot;&quot;;&quot;&quot;;[.O#REF!]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table:formula="of:=[.A15]+1" office:value-type="float" office:value="12" calcext:value-type="float">
            <text:p>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ar</text:p>
          </table:table-cell>
          <table:table-cell table:number-columns-repeated="2"/>
          <table:table-cell table:formula="of:=IF([.F15]=&quot;&quot;;&quot;&quot;;[.F15])" office:value-type="string" office:string-value="" calcext:value-type="error">
            <text:p>#REF!</text:p>
          </table:table-cell>
          <table:table-cell table:formula="of:=IF([.G15]=&quot;&quot;;&quot;&quot;;[.G15]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_APE0799.jpg</text:p>
          </table:table-cell>
          <table:table-cell table:formula="of:=IF([.I16]&lt;&gt;&quot;&quot;;HYPERLINK(CONCATENATE(&quot;file://&quot;;[.$H$2];&quot;/&quot;;[.K16];&quot;/&quot;;LEFT([.I16];IF(               ISNUMBER(FIND(&quot; &quot;;[.I16]));FIND(&quot; &quot;;[.I16])-1;LEN([.I16])       )                ));CONCATENATE([.K16];LEFT([.I16];IF(               ISNUMBER(FIND(&quot; &quot;;[.I16]));FIND(&quot; &quot;;[.I16])-1;LEN([.I16])       )                )) );[.J15])" office:value-type="string" office:string-value="./kuchyne/_APE0799.jpg" calcext:value-type="string">
            <text:p>./kuchyne/_APE0799.jpg</text:p>
          </table:table-cell>
          <table:table-cell table:formula="of:=VLOOKUP(LEFT([.I16];IF(               ISNUMBER(FIND(&quot; &quot;;[.I16]));FIND(&quot; &quot;;[.I16])-1;LEN([.I16])       )                );[Fotografie.$B$1:.$D$405];3;0)" office:value-type="string" office:string-value="./kuchyne/" calcext:value-type="string">
            <text:p>./kuchyne/</text:p>
          </table:table-cell>
          <table:table-cell table:formula="of:=IF([.L15]=&quot;&quot;;&quot;&quot;;[.L15])" office:value-type="string" office:string-value="" calcext:value-type="error">
            <text:p>#REF!</text:p>
          </table:table-cell>
          <table:table-cell/>
          <table:table-cell table:formula="of:=IF([.N15]=&quot;&quot;;&quot;&quot;;[.N15])" office:value-type="string" office:string-value="" calcext:value-type="error">
            <text:p>#REF!</text:p>
          </table:table-cell>
          <table:table-cell table:formula="of:=IF([.O15]=&quot;&quot;;&quot;&quot;;[.O15])" office:value-type="string" office:string-value="" calcext:value-type="error">
            <text:p>#REF!</text:p>
          </table:table-cell>
          <table:table-cell table:number-columns-repeated="1009"/>
        </table:table-row>
        <table:table-row table:style-name="ro1">
          <table:table-cell table:formula="of:=[.A16]+1" office:value-type="float" office:value="13" calcext:value-type="float">
            <text:p>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bicka na nadobi</text:p>
          </table:table-cell>
          <table:table-cell table:number-columns-repeated="2"/>
          <table:table-cell table:formula="of:=IF([.F16]=&quot;&quot;;&quot;&quot;;[.F16])" office:value-type="string" office:string-value="" calcext:value-type="error">
            <text:p>#REF!</text:p>
          </table:table-cell>
          <table:table-cell table:formula="of:=IF([.G16]=&quot;&quot;;&quot;&quot;;[.G16]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_APE0799.jpg</text:p>
          </table:table-cell>
          <table:table-cell table:formula="of:=IF([.I17]&lt;&gt;&quot;&quot;;HYPERLINK(CONCATENATE(&quot;file://&quot;;[.$H$2];&quot;/&quot;;[.K17];&quot;/&quot;;LEFT([.I17];IF(               ISNUMBER(FIND(&quot; &quot;;[.I17]));FIND(&quot; &quot;;[.I17])-1;LEN([.I17])       )                ));CONCATENATE([.K17];LEFT([.I17];IF(               ISNUMBER(FIND(&quot; &quot;;[.I17]));FIND(&quot; &quot;;[.I17])-1;LEN([.I17])       )                )) );[.J16])" office:value-type="string" office:string-value="./kuchyne/_APE0799.jpg" calcext:value-type="string">
            <text:p>./kuchyne/_APE0799.jpg</text:p>
          </table:table-cell>
          <table:table-cell table:formula="of:=VLOOKUP(LEFT([.I17];IF(               ISNUMBER(FIND(&quot; &quot;;[.I17]));FIND(&quot; &quot;;[.I17])-1;LEN([.I1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7]+1" office:value-type="float" office:value="14" calcext:value-type="float">
            <text:p>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ojan na pribor</text:p>
          </table:table-cell>
          <table:table-cell office:value-type="string" calcext:value-type="string">
            <text:p>ikea</text:p>
          </table:table-cell>
          <table:table-cell/>
          <table:table-cell table:formula="of:=IF([.F17]=&quot;&quot;;&quot;&quot;;[.F17])" office:value-type="string" office:string-value="" calcext:value-type="error">
            <text:p>#REF!</text:p>
          </table:table-cell>
          <table:table-cell table:formula="of:=IF([.G17]=&quot;&quot;;&quot;&quot;;[.G17])" office:value-type="string" office:string-value="" calcext:value-type="error">
            <text:p>#REF!</text:p>
          </table:table-cell>
          <table:table-cell office:value-type="string" calcext:value-type="string">
            <text:p>dreveny</text:p>
          </table:table-cell>
          <table:table-cell office:value-type="string" calcext:value-type="string">
            <text:p>_APE0799.jpg</text:p>
          </table:table-cell>
          <table:table-cell table:formula="of:=IF([.I18]&lt;&gt;&quot;&quot;;HYPERLINK(CONCATENATE(&quot;file://&quot;;[.$H$2];&quot;/&quot;;[.K18];&quot;/&quot;;LEFT([.I18];IF(               ISNUMBER(FIND(&quot; &quot;;[.I18]));FIND(&quot; &quot;;[.I18])-1;LEN([.I18])       )                ));CONCATENATE([.K18];LEFT([.I18];IF(               ISNUMBER(FIND(&quot; &quot;;[.I18]));FIND(&quot; &quot;;[.I18])-1;LEN([.I18])       )                )) );[.J17])" office:value-type="string" office:string-value="./kuchyne/_APE0799.jpg" calcext:value-type="string">
            <text:p>./kuchyne/_APE0799.jpg</text:p>
          </table:table-cell>
          <table:table-cell table:formula="of:=VLOOKUP(LEFT([.I18];IF(               ISNUMBER(FIND(&quot; &quot;;[.I18]));FIND(&quot; &quot;;[.I18])-1;LEN([.I1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8]+1" office:value-type="float" office:value="15" calcext:value-type="float">
            <text:p>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dkapavac tescoma</text:p>
          </table:table-cell>
          <table:table-cell table:number-columns-repeated="2"/>
          <table:table-cell table:formula="of:=IF([.F18]=&quot;&quot;;&quot;&quot;;[.F18])" office:value-type="string" office:string-value="" calcext:value-type="error">
            <text:p>#REF!</text:p>
          </table:table-cell>
          <table:table-cell table:formula="of:=IF([.G18]=&quot;&quot;;&quot;&quot;;[.G18])" office:value-type="string" office:string-value="" calcext:value-type="error">
            <text:p>#REF!</text:p>
          </table:table-cell>
          <table:table-cell office:value-type="string" calcext:value-type="string">
            <text:p>lahev na fotce zcela v levo</text:p>
          </table:table-cell>
          <table:table-cell office:value-type="string" calcext:value-type="string">
            <text:p>_APE0799.jpg</text:p>
          </table:table-cell>
          <table:table-cell table:formula="of:=IF([.I19]&lt;&gt;&quot;&quot;;HYPERLINK(CONCATENATE(&quot;file://&quot;;[.$H$2];&quot;/&quot;;[.K19];&quot;/&quot;;LEFT([.I19];IF(               ISNUMBER(FIND(&quot; &quot;;[.I19]));FIND(&quot; &quot;;[.I19])-1;LEN([.I19])       )                ));CONCATENATE([.K19];LEFT([.I19];IF(               ISNUMBER(FIND(&quot; &quot;;[.I19]));FIND(&quot; &quot;;[.I19])-1;LEN([.I19])       )                )) );[.J18])" office:value-type="string" office:string-value="./kuchyne/_APE0799.jpg" calcext:value-type="string">
            <text:p>./kuchyne/_APE0799.jpg</text:p>
          </table:table-cell>
          <table:table-cell table:formula="of:=VLOOKUP(LEFT([.I19];IF(               ISNUMBER(FIND(&quot; &quot;;[.I19]));FIND(&quot; &quot;;[.I19])-1;LEN([.I1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19]+1" office:value-type="float" office:value="16" calcext:value-type="float">
            <text:p>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lahvicka Mama</text:p>
          </table:table-cell>
          <table:table-cell table:number-columns-repeated="2"/>
          <table:table-cell table:formula="of:=IF([.F19]=&quot;&quot;;&quot;&quot;;[.F19])" office:value-type="string" office:string-value="" calcext:value-type="error">
            <text:p>#REF!</text:p>
          </table:table-cell>
          <table:table-cell table:formula="of:=IF([.G19]=&quot;&quot;;&quot;&quot;;[.G19])" office:value-type="string" office:string-value="" calcext:value-type="error">
            <text:p>#REF!</text:p>
          </table:table-cell>
          <table:table-cell office:value-type="string" calcext:value-type="string">
            <text:p>zelena </text:p>
          </table:table-cell>
          <table:table-cell office:value-type="string" calcext:value-type="string">
            <text:p>_APE0808.jpg</text:p>
          </table:table-cell>
          <table:table-cell table:formula="of:=IF([.I20]&lt;&gt;&quot;&quot;;HYPERLINK(CONCATENATE(&quot;file://&quot;;[.$H$2];&quot;/&quot;;[.K20];&quot;/&quot;;LEFT([.I20];IF(               ISNUMBER(FIND(&quot; &quot;;[.I20]));FIND(&quot; &quot;;[.I20])-1;LEN([.I20])       )                ));CONCATENATE([.K20];LEFT([.I20];IF(               ISNUMBER(FIND(&quot; &quot;;[.I20]));FIND(&quot; &quot;;[.I20])-1;LEN([.I20])       )                )) );[.J19])" office:value-type="string" office:string-value="./kuchyne/vybaveni/_APE0808.jpg" calcext:value-type="string">
            <text:p>./kuchyne/vybaveni/_APE0808.jpg</text:p>
          </table:table-cell>
          <table:table-cell table:formula="of:=VLOOKUP(LEFT([.I20];IF(               ISNUMBER(FIND(&quot; &quot;;[.I20]));FIND(&quot; &quot;;[.I20])-1;LEN([.I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0]+1" office:value-type="float" office:value="17" calcext:value-type="float">
            <text:p>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lahvicka se savickou tommee</text:p>
          </table:table-cell>
          <table:table-cell table:number-columns-repeated="2"/>
          <table:table-cell table:formula="of:=IF([.F20]=&quot;&quot;;&quot;&quot;;[.F20])" office:value-type="string" office:string-value="" calcext:value-type="error">
            <text:p>#REF!</text:p>
          </table:table-cell>
          <table:table-cell table:formula="of:=IF([.G20]=&quot;&quot;;&quot;&quot;;[.G20])" office:value-type="string" office:string-value="" calcext:value-type="error">
            <text:p>#REF!</text:p>
          </table:table-cell>
          <table:table-cell office:value-type="string" calcext:value-type="string">
            <text:p>pod zelenou lahvickou</text:p>
          </table:table-cell>
          <table:table-cell office:value-type="string" calcext:value-type="string">
            <text:p>_APE0808.jpg</text:p>
          </table:table-cell>
          <table:table-cell table:formula="of:=IF([.I21]&lt;&gt;&quot;&quot;;HYPERLINK(CONCATENATE(&quot;file://&quot;;[.$H$2];&quot;/&quot;;[.K21];&quot;/&quot;;LEFT([.I21];IF(               ISNUMBER(FIND(&quot; &quot;;[.I21]));FIND(&quot; &quot;;[.I21])-1;LEN([.I21])       )                ));CONCATENATE([.K21];LEFT([.I21];IF(               ISNUMBER(FIND(&quot; &quot;;[.I21]));FIND(&quot; &quot;;[.I21])-1;LEN([.I21])       )                )) );[.J20])" office:value-type="string" office:string-value="./kuchyne/vybaveni/_APE0808.jpg" calcext:value-type="string">
            <text:p>./kuchyne/vybaveni/_APE0808.jpg</text:p>
          </table:table-cell>
          <table:table-cell table:formula="of:=VLOOKUP(LEFT([.I21];IF(               ISNUMBER(FIND(&quot; &quot;;[.I21]));FIND(&quot; &quot;;[.I21])-1;LEN([.I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1]+1" office:value-type="float" office:value="18" calcext:value-type="float">
            <text:p>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tycovy</text:p>
          </table:table-cell>
          <table:table-cell table:number-columns-repeated="2"/>
          <table:table-cell table:formula="of:=IF([.F21]=&quot;&quot;;&quot;&quot;;[.F21])" office:value-type="string" office:string-value="" calcext:value-type="error">
            <text:p>#REF!</text:p>
          </table:table-cell>
          <table:table-cell table:formula="of:=IF([.G21]=&quot;&quot;;&quot;&quot;;[.G21]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TBD</text:p>
          </table:table-cell>
          <table:table-cell table:formula="of:=IF([.I22]&lt;&gt;&quot;&quot;;HYPERLINK(CONCATENATE(&quot;file://&quot;;[.$H$2];&quot;/&quot;;[.K22];&quot;/&quot;;LEFT([.I22];IF(               ISNUMBER(FIND(&quot; &quot;;[.I22]));FIND(&quot; &quot;;[.I22])-1;LEN([.I22])       )                ));CONCATENATE([.K22];LEFT([.I22];IF(               ISNUMBER(FIND(&quot; &quot;;[.I22]));FIND(&quot; &quot;;[.I22])-1;LEN([.I22])       )                )) );[.J21])" office:value-type="string" office:string-value="" calcext:value-type="error">
            <text:p>#N/A</text:p>
          </table:table-cell>
          <table:table-cell table:formula="of:=VLOOKUP(LEFT([.I22];IF(               ISNUMBER(FIND(&quot; &quot;;[.I22]));FIND(&quot; &quot;;[.I22])-1;LEN([.I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3">
          <table:table-cell table:formula="of:=[.A22]+1" office:value-type="float" office:value="19" calcext:value-type="float">
            <text:p>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multifunkcni robot</text:p>
          </table:table-cell>
          <table:table-cell table:number-columns-repeated="2"/>
          <table:table-cell table:formula="of:=IF([.F22]=&quot;&quot;;&quot;&quot;;[.F22])" office:value-type="string" office:string-value="" calcext:value-type="error">
            <text:p>#REF!</text:p>
          </table:table-cell>
          <table:table-cell table:formula="of:=IF([.G22]=&quot;&quot;;&quot;&quot;;[.G22])" office:value-type="string" office:string-value="" calcext:value-type="error">
            <text:p>#REF!</text:p>
          </table:table-cell>
          <table:table-cell office:value-type="string" calcext:value-type="string">
            <text:p>na fotografii 808 casti robota</text:p>
          </table:table-cell>
          <table:table-cell office:value-type="string" calcext:value-type="string">
            <text:p>DSC_7496.jpg _APE0808.jpg</text:p>
          </table:table-cell>
          <table:table-cell table:formula="of:=IF([.I23]&lt;&gt;&quot;&quot;;HYPERLINK(CONCATENATE(&quot;file://&quot;;[.$H$2];&quot;/&quot;;[.K23];&quot;/&quot;;LEFT([.I23];IF(               ISNUMBER(FIND(&quot; &quot;;[.I23]));FIND(&quot; &quot;;[.I23])-1;LEN([.I23])       )                ));CONCATENATE([.K23];LEFT([.I23];IF(               ISNUMBER(FIND(&quot; &quot;;[.I23]));FIND(&quot; &quot;;[.I23])-1;LEN([.I23])       )                )) );[.J22])" office:value-type="string" office:string-value="./kuchyne/vybaveni/DSC_7496.jpg" calcext:value-type="string">
            <text:p>./kuchyne/vybaveni/DSC_7496.jpg</text:p>
          </table:table-cell>
          <table:table-cell table:formula="of:=VLOOKUP(LEFT([.I23];IF(               ISNUMBER(FIND(&quot; &quot;;[.I23]));FIND(&quot; &quot;;[.I23])-1;LEN([.I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23]+1" office:value-type="float" office:value="20" calcext:value-type="float">
            <text:p>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oustovac</text:p>
          </table:table-cell>
          <table:table-cell office:value-type="string" calcext:value-type="string">
            <text:p>philips</text:p>
          </table:table-cell>
          <table:table-cell/>
          <table:table-cell table:formula="of:=IF([.F23]=&quot;&quot;;&quot;&quot;;[.F23])" office:value-type="string" office:string-value="" calcext:value-type="error">
            <text:p>#REF!</text:p>
          </table:table-cell>
          <table:table-cell table:formula="of:=IF([.G23]=&quot;&quot;;&quot;&quot;;[.G23])" office:value-type="string" office:string-value="" calcext:value-type="error">
            <text:p>#REF!</text:p>
          </table:table-cell>
          <table:table-cell office:value-type="string" calcext:value-type="string">
            <text:p>3x sada na vymenu ploten (wafle, tousty, grill)</text:p>
          </table:table-cell>
          <table:table-cell office:value-type="string" calcext:value-type="string">
            <text:p>DSC_7496.jpg</text:p>
          </table:table-cell>
          <table:table-cell table:formula="of:=IF([.I24]&lt;&gt;&quot;&quot;;HYPERLINK(CONCATENATE(&quot;file://&quot;;[.$H$2];&quot;/&quot;;[.K24];&quot;/&quot;;LEFT([.I24];IF(               ISNUMBER(FIND(&quot; &quot;;[.I24]));FIND(&quot; &quot;;[.I24])-1;LEN([.I24])       )                ));CONCATENATE([.K24];LEFT([.I24];IF(               ISNUMBER(FIND(&quot; &quot;;[.I24]));FIND(&quot; &quot;;[.I24])-1;LEN([.I24])       )                )) );[.J23])" office:value-type="string" office:string-value="./kuchyne/vybaveni/DSC_7496.jpg" calcext:value-type="string">
            <text:p>./kuchyne/vybaveni/DSC_7496.jpg</text:p>
          </table:table-cell>
          <table:table-cell table:formula="of:=VLOOKUP(LEFT([.I24];IF(               ISNUMBER(FIND(&quot; &quot;;[.I24]));FIND(&quot; &quot;;[.I24])-1;LEN([.I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4]+1"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babovka</text:p>
          </table:table-cell>
          <table:table-cell office:value-type="string" calcext:value-type="string">
            <text:p>tescoma</text:p>
          </table:table-cell>
          <table:table-cell/>
          <table:table-cell table:formula="of:=IF([.F24]=&quot;&quot;;&quot;&quot;;[.F24])" office:value-type="string" office:string-value="" calcext:value-type="error">
            <text:p>#REF!</text:p>
          </table:table-cell>
          <table:table-cell table:formula="of:=IF([.G24]=&quot;&quot;;&quot;&quot;;[.G24]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DSC_7513.jpg</text:p>
          </table:table-cell>
          <table:table-cell table:formula="of:=IF([.I25]&lt;&gt;&quot;&quot;;HYPERLINK(CONCATENATE(&quot;file://&quot;;[.$H$2];&quot;/&quot;;[.K25];&quot;/&quot;;LEFT([.I25];IF(               ISNUMBER(FIND(&quot; &quot;;[.I25]));FIND(&quot; &quot;;[.I25])-1;LEN([.I25])       )                ));CONCATENATE([.K25];LEFT([.I25];IF(               ISNUMBER(FIND(&quot; &quot;;[.I25]));FIND(&quot; &quot;;[.I25])-1;LEN([.I25])       )                )) );[.J24])" office:value-type="string" office:string-value="./kuchyne/vybaveni/DSC_7513.jpg" calcext:value-type="string">
            <text:p>./kuchyne/vybaveni/DSC_7513.jpg</text:p>
          </table:table-cell>
          <table:table-cell table:formula="of:=VLOOKUP(LEFT([.I25];IF(               ISNUMBER(FIND(&quot; &quot;;[.I25]));FIND(&quot; &quot;;[.I25])-1;LEN([.I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5]+1" office:value-type="float" office:value="22" calcext:value-type="float">
            <text:p>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a <text:s/>forma -muffiny</text:p>
          </table:table-cell>
          <table:table-cell office:value-type="string" calcext:value-type="string">
            <text:p>tescoma</text:p>
          </table:table-cell>
          <table:table-cell/>
          <table:table-cell table:formula="of:=IF([.F25]=&quot;&quot;;&quot;&quot;;[.F25])" office:value-type="string" office:string-value="" calcext:value-type="error">
            <text:p>#REF!</text:p>
          </table:table-cell>
          <table:table-cell table:formula="of:=IF([.G25]=&quot;&quot;;&quot;&quot;;[.G25])" office:value-type="string" office:string-value="" calcext:value-type="error">
            <text:p>#REF!</text:p>
          </table:table-cell>
          <table:table-cell/>
          <table:table-cell office:value-type="string" calcext:value-type="string">
            <text:p>DSC_7513.jpg</text:p>
          </table:table-cell>
          <table:table-cell table:formula="of:=IF([.I26]&lt;&gt;&quot;&quot;;HYPERLINK(CONCATENATE(&quot;file://&quot;;[.$H$2];&quot;/&quot;;[.K26];&quot;/&quot;;LEFT([.I26];IF(               ISNUMBER(FIND(&quot; &quot;;[.I26]));FIND(&quot; &quot;;[.I26])-1;LEN([.I26])       )                ));CONCATENATE([.K26];LEFT([.I26];IF(               ISNUMBER(FIND(&quot; &quot;;[.I26]));FIND(&quot; &quot;;[.I26])-1;LEN([.I26])       )                )) );[.J25])" office:value-type="string" office:string-value="./kuchyne/vybaveni/DSC_7513.jpg" calcext:value-type="string">
            <text:p>./kuchyne/vybaveni/DSC_7513.jpg</text:p>
          </table:table-cell>
          <table:table-cell table:formula="of:=VLOOKUP(LEFT([.I26];IF(               ISNUMBER(FIND(&quot; &quot;;[.I26]));FIND(&quot; &quot;;[.I26])-1;LEN([.I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6]+1" office:value-type="float" office:value="23" calcext:value-type="float">
            <text:p>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iborovy odkapavac</text:p>
          </table:table-cell>
          <table:table-cell office:value-type="string" calcext:value-type="string">
            <text:p>tescoma</text:p>
          </table:table-cell>
          <table:table-cell/>
          <table:table-cell table:formula="of:=IF([.F#REF!]=&quot;&quot;;&quot;&quot;;[.F#REF!])" office:value-type="string" office:string-value="" calcext:value-type="error">
            <text:p>#REF!</text:p>
          </table:table-cell>
          <table:table-cell table:formula="of:=IF([.G#REF!]=&quot;&quot;;&quot;&quot;;[.G#REF!])" office:value-type="string" office:string-value="" calcext:value-type="error">
            <text:p>#REF!</text:p>
          </table:table-cell>
          <table:table-cell office:value-type="string" calcext:value-type="string">
            <text:p>cerveny</text:p>
          </table:table-cell>
          <table:table-cell office:value-type="string" calcext:value-type="string">
            <text:p>_APE0808.jpg</text:p>
          </table:table-cell>
          <table:table-cell table:formula="of:=IF([.I27]&lt;&gt;&quot;&quot;;HYPERLINK(CONCATENATE(&quot;file://&quot;;[.$H$2];&quot;/&quot;;[.K27];&quot;/&quot;;LEFT([.I27];IF(               ISNUMBER(FIND(&quot; &quot;;[.I27]));FIND(&quot; &quot;;[.I27])-1;LEN([.I27])       )                ));CONCATENATE([.K27];LEFT([.I27];IF(               ISNUMBER(FIND(&quot; &quot;;[.I27]));FIND(&quot; &quot;;[.I27])-1;LEN([.I27])       )                )) );[.J#REF!])" office:value-type="string" office:string-value="./kuchyne/vybaveni/_APE0808.jpg" calcext:value-type="string">
            <text:p>./kuchyne/vybaveni/_APE0808.jpg</text:p>
          </table:table-cell>
          <table:table-cell table:formula="of:=VLOOKUP(LEFT([.I27];IF(               ISNUMBER(FIND(&quot; &quot;;[.I27]));FIND(&quot; &quot;;[.I27])-1;LEN([.I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7]+1" office:value-type="float" office:value="24" calcext:value-type="float">
            <text:p>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likonovy val 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91.jpg</text:p>
          </table:table-cell>
          <table:table-cell table:formula="of:=IF([.I28]&lt;&gt;&quot;&quot;;HYPERLINK(CONCATENATE(&quot;file://&quot;;[.$H$2];&quot;/&quot;;[.K28];&quot;/&quot;;LEFT([.I28];IF(               ISNUMBER(FIND(&quot; &quot;;[.I28]));FIND(&quot; &quot;;[.I28])-1;LEN([.I28])       )                ));CONCATENATE([.K28];LEFT([.I28];IF(               ISNUMBER(FIND(&quot; &quot;;[.I28]));FIND(&quot; &quot;;[.I28])-1;LEN([.I28])       )                )) );[.J27])" office:value-type="string" office:string-value="./kuchyne/vybaveni/DSC_7491.jpg" calcext:value-type="string">
            <text:p>./kuchyne/vybaveni/DSC_7491.jpg</text:p>
          </table:table-cell>
          <table:table-cell table:formula="of:=VLOOKUP(LEFT([.I28];IF(               ISNUMBER(FIND(&quot; &quot;;[.I28]));FIND(&quot; &quot;;[.I28])-1;LEN([.I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8]+1" office:value-type="float" office:value="25" calcext:value-type="float">
            <text:p>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udlik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_APE0808.jpg</text:p>
          </table:table-cell>
          <table:table-cell table:formula="of:=IF([.I29]&lt;&gt;&quot;&quot;;HYPERLINK(CONCATENATE(&quot;file://&quot;;[.$H$2];&quot;/&quot;;[.K29];&quot;/&quot;;LEFT([.I29];IF(               ISNUMBER(FIND(&quot; &quot;;[.I29]));FIND(&quot; &quot;;[.I29])-1;LEN([.I29])       )                ));CONCATENATE([.K29];LEFT([.I29];IF(               ISNUMBER(FIND(&quot; &quot;;[.I29]));FIND(&quot; &quot;;[.I29])-1;LEN([.I29])       )                )) );[.J28])" office:value-type="string" office:string-value="./kuchyne/vybaveni/_APE0808.jpg" calcext:value-type="string">
            <text:p>./kuchyne/vybaveni/_APE0808.jpg</text:p>
          </table:table-cell>
          <table:table-cell table:formula="of:=VLOOKUP(LEFT([.I29];IF(               ISNUMBER(FIND(&quot; &quot;;[.I29]));FIND(&quot; &quot;;[.I29])-1;LEN([.I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29]+1" office:value-type="float" office:value="26" calcext:value-type="float">
            <text:p>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eflonovy pecici papir</text:p>
          </table:table-cell>
          <table:table-cell table:number-columns-repeated="5"/>
          <table:table-cell office:value-type="string" calcext:value-type="string">
            <text:p>DSC_7512.jpg</text:p>
          </table:table-cell>
          <table:table-cell table:formula="of:=IF([.I30]&lt;&gt;&quot;&quot;;HYPERLINK(CONCATENATE(&quot;file://&quot;;[.$H$2];&quot;/&quot;;[.K30];&quot;/&quot;;LEFT([.I30];IF(               ISNUMBER(FIND(&quot; &quot;;[.I30]));FIND(&quot; &quot;;[.I30])-1;LEN([.I30])       )                ));CONCATENATE([.K30];LEFT([.I30];IF(               ISNUMBER(FIND(&quot; &quot;;[.I30]));FIND(&quot; &quot;;[.I30])-1;LEN([.I30])       )                )) );[.J29])" office:value-type="string" office:string-value="./kuchyne/vybaveni/DSC_7512.jpg" calcext:value-type="string">
            <text:p>./kuchyne/vybaveni/DSC_7512.jpg</text:p>
          </table:table-cell>
          <table:table-cell table:formula="of:=VLOOKUP(LEFT([.I30];IF(               ISNUMBER(FIND(&quot; &quot;;[.I30]));FIND(&quot; &quot;;[.I30])-1;LEN([.I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30]+1" office:value-type="float" office:value="27" calcext:value-type="float">
            <text:p>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do zasuvky</text:p>
          </table:table-cell>
          <table:table-cell table:number-columns-repeated="6"/>
          <table:table-cell table:formula="of:=IF([.I31]&lt;&gt;&quot;&quot;;HYPERLINK(CONCATENATE(&quot;file://&quot;;[.$H$2];&quot;/&quot;;[.K31];&quot;/&quot;;LEFT([.I31];IF(               ISNUMBER(FIND(&quot; &quot;;[.I31]));FIND(&quot; &quot;;[.I31])-1;LEN([.I31])       )                ));CONCATENATE([.K31];LEFT([.I31];IF(               ISNUMBER(FIND(&quot; &quot;;[.I31]));FIND(&quot; &quot;;[.I31])-1;LEN([.I31])       )                )) );[.J#REF!])" office:value-type="string" office:string-value="" calcext:value-type="error">
            <text:p>#REF!</text:p>
          </table:table-cell>
          <table:table-cell table:formula="of:=VLOOKUP(LEFT([.I31];IF(               ISNUMBER(FIND(&quot; &quot;;[.I31]));FIND(&quot; &quot;;[.I31])-1;LEN([.I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]+1" office:value-type="float" office:value="28" calcext:value-type="float">
            <text:p>2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uchynska linka</text:p>
          </table:table-cell>
          <table:table-cell table:number-columns-repeated="6"/>
          <table:table-cell table:formula="of:=IF([.I32]&lt;&gt;&quot;&quot;;HYPERLINK(CONCATENATE(&quot;file://&quot;;[.$H$2];&quot;/&quot;;[.K32];&quot;/&quot;;LEFT([.I32];IF(               ISNUMBER(FIND(&quot; &quot;;[.I32]));FIND(&quot; &quot;;[.I32])-1;LEN([.I32])       )                ));CONCATENATE([.K32];LEFT([.I32];IF(               ISNUMBER(FIND(&quot; &quot;;[.I32]));FIND(&quot; &quot;;[.I32])-1;LEN([.I32])       )                )) );[.J31])" office:value-type="string" office:string-value="" calcext:value-type="error">
            <text:p>#REF!</text:p>
          </table:table-cell>
          <table:table-cell table:formula="of:=VLOOKUP(LEFT([.I32];IF(               ISNUMBER(FIND(&quot; &quot;;[.I32]));FIND(&quot; &quot;;[.I32])-1;LEN([.I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]+1" office:value-type="float" office:value="29" calcext:value-type="float">
            <text:p>2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ouba</text:p>
          </table:table-cell>
          <table:table-cell office:value-type="string" calcext:value-type="string">
            <text:p>Elektrolux, vestavna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2.jpg</text:p>
          </table:table-cell>
          <table:table-cell table:formula="of:=IF([.I33]&lt;&gt;&quot;&quot;;HYPERLINK(CONCATENATE(&quot;file://&quot;;[.$H$2];&quot;/&quot;;[.K33];&quot;/&quot;;LEFT([.I33];IF(               ISNUMBER(FIND(&quot; &quot;;[.I33]));FIND(&quot; &quot;;[.I33])-1;LEN([.I33])       )                ));CONCATENATE([.K33];LEFT([.I33];IF(               ISNUMBER(FIND(&quot; &quot;;[.I33]));FIND(&quot; &quot;;[.I33])-1;LEN([.I33])       )                )) );[.J32])" office:value-type="string" office:string-value="./kuchyne/spotrebice/_APE0792.jpg" calcext:value-type="string">
            <text:p>./kuchyne/spotrebice/_APE0792.jpg</text:p>
          </table:table-cell>
          <table:table-cell table:formula="of:=VLOOKUP(LEFT([.I33];IF(               ISNUMBER(FIND(&quot; &quot;;[.I33]));FIND(&quot; &quot;;[.I33])-1;LEN([.I33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33]+1" office:value-type="float" office:value="30" calcext:value-type="float">
            <text:p>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lednice s mraznickou</text:p>
          </table:table-cell>
          <table:table-cell office:value-type="string" calcext:value-type="string">
            <text:p>Vestavna</text:p>
          </table:table-cell>
          <table:table-cell table:number-columns-repeated="4"/>
          <table:table-cell office:value-type="string" calcext:value-type="string">
            <text:p>_APE0790.jpg</text:p>
          </table:table-cell>
          <table:table-cell table:formula="of:=IF([.I34]&lt;&gt;&quot;&quot;;HYPERLINK(CONCATENATE(&quot;file://&quot;;[.$H$2];&quot;/&quot;;[.K34];&quot;/&quot;;LEFT([.I34];IF(               ISNUMBER(FIND(&quot; &quot;;[.I34]));FIND(&quot; &quot;;[.I34])-1;LEN([.I34])       )                ));CONCATENATE([.K34];LEFT([.I34];IF(               ISNUMBER(FIND(&quot; &quot;;[.I34]));FIND(&quot; &quot;;[.I34])-1;LEN([.I34])       )                )) );[.J33])" office:value-type="string" office:string-value="./kuchyne/_APE0790.jpg" calcext:value-type="string">
            <text:p>./kuchyne/_APE0790.jpg</text:p>
          </table:table-cell>
          <table:table-cell table:formula="of:=VLOOKUP(LEFT([.I34];IF(               ISNUMBER(FIND(&quot; &quot;;[.I34]));FIND(&quot; &quot;;[.I34])-1;LEN([.I3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34]+1" office:value-type="float" office:value="31" calcext:value-type="float">
            <text:p>3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ycka</text:p>
          </table:table-cell>
          <table:table-cell office:value-type="string" calcext:value-type="string">
            <text:p>Vestavna</text:p>
          </table:table-cell>
          <table:table-cell table:number-columns-repeated="4"/>
          <table:table-cell office:value-type="string" calcext:value-type="string">
            <text:p>DSC_7509.jpg</text:p>
          </table:table-cell>
          <table:table-cell table:formula="of:=IF([.I35]&lt;&gt;&quot;&quot;;HYPERLINK(CONCATENATE(&quot;file://&quot;;[.$H$2];&quot;/&quot;;[.K35];&quot;/&quot;;LEFT([.I35];IF(               ISNUMBER(FIND(&quot; &quot;;[.I35]));FIND(&quot; &quot;;[.I35])-1;LEN([.I35])       )                ));CONCATENATE([.K35];LEFT([.I35];IF(               ISNUMBER(FIND(&quot; &quot;;[.I35]));FIND(&quot; &quot;;[.I35])-1;LEN([.I35])       )                )) );[.J34])" office:value-type="string" office:string-value="./kuchyne/spotrebice/DSC_7509.jpg" calcext:value-type="string">
            <text:p>./kuchyne/spotrebice/DSC_7509.jpg</text:p>
          </table:table-cell>
          <table:table-cell table:formula="of:=VLOOKUP(LEFT([.I35];IF(               ISNUMBER(FIND(&quot; &quot;;[.I35]));FIND(&quot; &quot;;[.I35])-1;LEN([.I35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35]+1" office:value-type="float" office:value="32" calcext:value-type="float">
            <text:p>3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office:value-type="string" calcext:value-type="string">
            <text:p>kytka na zdi</text:p>
          </table:table-cell>
          <table:table-cell table:number-columns-repeated="4"/>
          <table:table-cell office:value-type="string" calcext:value-type="string">
            <text:p>--</text:p>
          </table:table-cell>
          <table:table-cell table:formula="of:=IF([.I36]&lt;&gt;&quot;&quot;;HYPERLINK(CONCATENATE(&quot;file://&quot;;[.$H$2];&quot;/&quot;;[.K36];&quot;/&quot;;LEFT([.I36];IF(               ISNUMBER(FIND(&quot; &quot;;[.I36]));FIND(&quot; &quot;;[.I36])-1;LEN([.I36])       )                ));CONCATENATE([.K36];LEFT([.I36];IF(               ISNUMBER(FIND(&quot; &quot;;[.I36]));FIND(&quot; &quot;;[.I36])-1;LEN([.I36])       )                )) );[.J35])" office:value-type="string" office:string-value="" calcext:value-type="error">
            <text:p>#N/A</text:p>
          </table:table-cell>
          <table:table-cell table:formula="of:=VLOOKUP(LEFT([.I36];IF(               ISNUMBER(FIND(&quot; &quot;;[.I36]));FIND(&quot; &quot;;[.I36])-1;LEN([.I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]+1" office:value-type="float" office:value="33" calcext:value-type="float">
            <text:p>3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arna deska</text:p>
          </table:table-cell>
          <table:table-cell office:value-type="string" calcext:value-type="string">
            <text:p>Brandt, indukcni, 4x plotna s Boost a casovacem</text:p>
          </table:table-cell>
          <table:table-cell table:number-columns-repeated="4"/>
          <table:table-cell office:value-type="string" calcext:value-type="string">
            <text:p>20140625_0024.jpg</text:p>
          </table:table-cell>
          <table:table-cell table:formula="of:=IF([.I37]&lt;&gt;&quot;&quot;;HYPERLINK(CONCATENATE(&quot;file://&quot;;[.$H$2];&quot;/&quot;;[.K37];&quot;/&quot;;LEFT([.I37];IF(               ISNUMBER(FIND(&quot; &quot;;[.I37]));FIND(&quot; &quot;;[.I37])-1;LEN([.I37])       )                ));CONCATENATE([.K37];LEFT([.I37];IF(               ISNUMBER(FIND(&quot; &quot;;[.I37]));FIND(&quot; &quot;;[.I37])-1;LEN([.I37])       )                )) );[.J36])" office:value-type="string" office:string-value="./kuchyne/20140625_0024.jpg" calcext:value-type="string">
            <text:p>./kuchyne/20140625_0024.jpg</text:p>
          </table:table-cell>
          <table:table-cell table:formula="of:=VLOOKUP(LEFT([.I37];IF(               ISNUMBER(FIND(&quot; &quot;;[.I37]));FIND(&quot; &quot;;[.I37])-1;LEN([.I3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37]+1" office:value-type="float" office:value="34" calcext:value-type="float">
            <text:p>3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gestor</text:p>
          </table:table-cell>
          <table:table-cell table:number-columns-repeated="5"/>
          <table:table-cell office:value-type="string" calcext:value-type="string">
            <text:p>_APE0812.jpg _APE0817.jpg</text:p>
          </table:table-cell>
          <table:table-cell table:formula="of:=IF([.I38]&lt;&gt;&quot;&quot;;HYPERLINK(CONCATENATE(&quot;file://&quot;;[.$H$2];&quot;/&quot;;[.K38];&quot;/&quot;;LEFT([.I38];IF(               ISNUMBER(FIND(&quot; &quot;;[.I38]));FIND(&quot; &quot;;[.I38])-1;LEN([.I38])       )                ));CONCATENATE([.K38];LEFT([.I38];IF(               ISNUMBER(FIND(&quot; &quot;;[.I38]));FIND(&quot; &quot;;[.I38])-1;LEN([.I38])       )                )) );[.J37])" office:value-type="string" office:string-value="./kuchyne/spotrebice/_APE0812.jpg" calcext:value-type="string">
            <text:p>./kuchyne/spotrebice/_APE0812.jpg</text:p>
          </table:table-cell>
          <table:table-cell table:formula="of:=VLOOKUP(LEFT([.I38];IF(               ISNUMBER(FIND(&quot; &quot;;[.I38]));FIND(&quot; &quot;;[.I38])-1;LEN([.I38])       )                );[Fotografie.$B$1:.$D$405];3;0)" office:value-type="string" office:string-value="./kuchyne/spotrebice/" calcext:value-type="string">
            <text:p>./kuchyne/spotrebice/</text:p>
          </table:table-cell>
          <table:table-cell table:number-columns-repeated="1013"/>
        </table:table-row>
        <table:table-row table:style-name="ro1">
          <table:table-cell table:formula="of:=[.A38]+1" office:value-type="float" office:value="35" calcext:value-type="float">
            <text:p>3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rez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39]&lt;&gt;&quot;&quot;;HYPERLINK(CONCATENATE(&quot;file://&quot;;[.$H$2];&quot;/&quot;;[.K39];&quot;/&quot;;LEFT([.I39];IF(               ISNUMBER(FIND(&quot; &quot;;[.I39]));FIND(&quot; &quot;;[.I39])-1;LEN([.I39])       )                ));CONCATENATE([.K39];LEFT([.I39];IF(               ISNUMBER(FIND(&quot; &quot;;[.I39]));FIND(&quot; &quot;;[.I39])-1;LEN([.I39])       )                )) );[.J38])" office:value-type="string" office:string-value="./kuchyne/vybaveni/DSC_7505.jpg" calcext:value-type="string">
            <text:p>./kuchyne/vybaveni/DSC_7505.jpg</text:p>
          </table:table-cell>
          <table:table-cell table:formula="of:=VLOOKUP(LEFT([.I39];IF(               ISNUMBER(FIND(&quot; &quot;;[.I39]));FIND(&quot; &quot;;[.I39])-1;LEN([.I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39]+1" office:value-type="float" office:value="36" calcext:value-type="float">
            <text:p>3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odovodni baterie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0]&lt;&gt;&quot;&quot;;HYPERLINK(CONCATENATE(&quot;file://&quot;;[.$H$2];&quot;/&quot;;[.K40];&quot;/&quot;;LEFT([.I40];IF(               ISNUMBER(FIND(&quot; &quot;;[.I40]));FIND(&quot; &quot;;[.I40])-1;LEN([.I40])       )                ));CONCATENATE([.K40];LEFT([.I40];IF(               ISNUMBER(FIND(&quot; &quot;;[.I40]));FIND(&quot; &quot;;[.I40])-1;LEN([.I40])       )                )) );[.J39])" office:value-type="string" office:string-value="./kuchyne/vybaveni/DSC_7505.jpg" calcext:value-type="string">
            <text:p>./kuchyne/vybaveni/DSC_7505.jpg</text:p>
          </table:table-cell>
          <table:table-cell table:formula="of:=VLOOKUP(LEFT([.I40];IF(               ISNUMBER(FIND(&quot; &quot;;[.I40]));FIND(&quot; &quot;;[.I40])-1;LEN([.I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40]+1" office:value-type="float" office:value="37" calcext:value-type="float">
            <text:p>3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barove svetla 2x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1]&lt;&gt;&quot;&quot;;HYPERLINK(CONCATENATE(&quot;file://&quot;;[.$H$2];&quot;/&quot;;[.K41];&quot;/&quot;;LEFT([.I41];IF(               ISNUMBER(FIND(&quot; &quot;;[.I41]));FIND(&quot; &quot;;[.I41])-1;LEN([.I41])       )                ));CONCATENATE([.K41];LEFT([.I41];IF(               ISNUMBER(FIND(&quot; &quot;;[.I41]));FIND(&quot; &quot;;[.I41])-1;LEN([.I41])       )                )) );[.J40])" office:value-type="string" office:string-value="./kuchyne/vybaveni/DSC_7505.jpg" calcext:value-type="string">
            <text:p>./kuchyne/vybaveni/DSC_7505.jpg</text:p>
          </table:table-cell>
          <table:table-cell table:formula="of:=VLOOKUP(LEFT([.I41];IF(               ISNUMBER(FIND(&quot; &quot;;[.I41]));FIND(&quot; &quot;;[.I41])-1;LEN([.I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41]+1" office:value-type="float" office:value="38" calcext:value-type="float">
            <text:p>3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ypinace 4x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2]&lt;&gt;&quot;&quot;;HYPERLINK(CONCATENATE(&quot;file://&quot;;[.$H$2];&quot;/&quot;;[.K42];&quot;/&quot;;LEFT([.I42];IF(               ISNUMBER(FIND(&quot; &quot;;[.I42]));FIND(&quot; &quot;;[.I42])-1;LEN([.I42])       )                ));CONCATENATE([.K42];LEFT([.I42];IF(               ISNUMBER(FIND(&quot; &quot;;[.I42]));FIND(&quot; &quot;;[.I42])-1;LEN([.I42])       )                )) );[.J41])" office:value-type="string" office:string-value="./kuchyne/vybaveni/DSC_7505.jpg" calcext:value-type="string">
            <text:p>./kuchyne/vybaveni/DSC_7505.jpg</text:p>
          </table:table-cell>
          <table:table-cell table:formula="of:=VLOOKUP(LEFT([.I42];IF(               ISNUMBER(FIND(&quot; &quot;;[.I42]));FIND(&quot; &quot;;[.I42])-1;LEN([.I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42]+1" office:value-type="float" office:value="39" calcext:value-type="float">
            <text:p>3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a </text:p>
          </table:table-cell>
          <table:table-cell table:number-columns-repeated="5"/>
          <table:table-cell office:value-type="string" calcext:value-type="string">
            <text:p>DSC_7505.jpg</text:p>
          </table:table-cell>
          <table:table-cell table:formula="of:=IF([.I43]&lt;&gt;&quot;&quot;;HYPERLINK(CONCATENATE(&quot;file://&quot;;[.$H$2];&quot;/&quot;;[.K43];&quot;/&quot;;LEFT([.I43];IF(               ISNUMBER(FIND(&quot; &quot;;[.I43]));FIND(&quot; &quot;;[.I43])-1;LEN([.I43])       )                ));CONCATENATE([.K43];LEFT([.I43];IF(               ISNUMBER(FIND(&quot; &quot;;[.I43]));FIND(&quot; &quot;;[.I43])-1;LEN([.I43])       )                )) );[.J42])" office:value-type="string" office:string-value="./kuchyne/vybaveni/DSC_7505.jpg" calcext:value-type="string">
            <text:p>./kuchyne/vybaveni/DSC_7505.jpg</text:p>
          </table:table-cell>
          <table:table-cell table:formula="of:=VLOOKUP(LEFT([.I43];IF(               ISNUMBER(FIND(&quot; &quot;;[.I43]));FIND(&quot; &quot;;[.I43])-1;LEN([.I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43]+1" office:value-type="float" office:value="40" calcext:value-type="float">
            <text:p>4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entilicni mrizka</text:p>
          </table:table-cell>
          <table:table-cell table:number-columns-repeated="4"/>
          <table:table-cell office:value-type="string" calcext:value-type="string">
            <text:p>vcetne pruchodky skrze zed (pokud je poskozena)</text:p>
          </table:table-cell>
          <table:table-cell office:value-type="string" calcext:value-type="string">
            <text:p>_APE0818.jpg</text:p>
          </table:table-cell>
          <table:table-cell table:formula="of:=IF([.I44]&lt;&gt;&quot;&quot;;HYPERLINK(CONCATENATE(&quot;file://&quot;;[.$H$2];&quot;/&quot;;[.K44];&quot;/&quot;;LEFT([.I44];IF(               ISNUMBER(FIND(&quot; &quot;;[.I44]));FIND(&quot; &quot;;[.I44])-1;LEN([.I44])       )                ));CONCATENATE([.K44];LEFT([.I44];IF(               ISNUMBER(FIND(&quot; &quot;;[.I44]));FIND(&quot; &quot;;[.I44])-1;LEN([.I44])       )                )) );[.J43])" office:value-type="string" office:string-value="./kuchyne/_APE0818.jpg" calcext:value-type="string">
            <text:p>./kuchyne/_APE0818.jpg</text:p>
          </table:table-cell>
          <table:table-cell table:formula="of:=VLOOKUP(LEFT([.I44];IF(               ISNUMBER(FIND(&quot; &quot;;[.I44]));FIND(&quot; &quot;;[.I44])-1;LEN([.I4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4]+1" office:value-type="float" office:value="41" calcext:value-type="float">
            <text:p>4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pary na podlaze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I45]&lt;&gt;&quot;&quot;;HYPERLINK(CONCATENATE(&quot;file://&quot;;[.$H$2];&quot;/&quot;;[.K45];&quot;/&quot;;LEFT([.I45];IF(               ISNUMBER(FIND(&quot; &quot;;[.I45]));FIND(&quot; &quot;;[.I45])-1;LEN([.I45])       )                ));CONCATENATE([.K45];LEFT([.I45];IF(               ISNUMBER(FIND(&quot; &quot;;[.I45]));FIND(&quot; &quot;;[.I45])-1;LEN([.I45])       )                )) );[.J44])" office:value-type="string" office:string-value="./kuchyne/_APE0818.jpg" calcext:value-type="string">
            <text:p>./kuchyne/_APE0818.jpg</text:p>
          </table:table-cell>
          <table:table-cell table:formula="of:=VLOOKUP(LEFT([.I45];IF(               ISNUMBER(FIND(&quot; &quot;;[.I45]));FIND(&quot; &quot;;[.I45])-1;LEN([.I4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5]+1" office:value-type="float" office:value="42" calcext:value-type="float">
            <text:p>4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molepka na zdi</text:p>
          </table:table-cell>
          <table:table-cell table:number-columns-repeated="5"/>
          <table:table-cell office:value-type="string" calcext:value-type="string">
            <text:p>_APE0818.jpg</text:p>
          </table:table-cell>
          <table:table-cell table:formula="of:=IF([.I46]&lt;&gt;&quot;&quot;;HYPERLINK(CONCATENATE(&quot;file://&quot;;[.$H$2];&quot;/&quot;;[.K46];&quot;/&quot;;LEFT([.I46];IF(               ISNUMBER(FIND(&quot; &quot;;[.I46]));FIND(&quot; &quot;;[.I46])-1;LEN([.I46])       )                ));CONCATENATE([.K46];LEFT([.I46];IF(               ISNUMBER(FIND(&quot; &quot;;[.I46]));FIND(&quot; &quot;;[.I46])-1;LEN([.I46])       )                )) );[.J45])" office:value-type="string" office:string-value="./kuchyne/_APE0818.jpg" calcext:value-type="string">
            <text:p>./kuchyne/_APE0818.jpg</text:p>
          </table:table-cell>
          <table:table-cell table:formula="of:=VLOOKUP(LEFT([.I46];IF(               ISNUMBER(FIND(&quot; &quot;;[.I46]));FIND(&quot; &quot;;[.I46])-1;LEN([.I4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6]+1" office:value-type="float" office:value="43" calcext:value-type="float">
            <text:p>4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3x/vyhorele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7]&lt;&gt;&quot;&quot;;HYPERLINK(CONCATENATE(&quot;file://&quot;;[.$H$2];&quot;/&quot;;[.K47];&quot;/&quot;;LEFT([.I47];IF(               ISNUMBER(FIND(&quot; &quot;;[.I47]));FIND(&quot; &quot;;[.I47])-1;LEN([.I47])       )                ));CONCATENATE([.K47];LEFT([.I47];IF(               ISNUMBER(FIND(&quot; &quot;;[.I47]));FIND(&quot; &quot;;[.I47])-1;LEN([.I47])       )                )) );[.J46])" office:value-type="string" office:string-value="./kuchyne/_APE0805.jpg" calcext:value-type="string">
            <text:p>./kuchyne/_APE0805.jpg</text:p>
          </table:table-cell>
          <table:table-cell table:formula="of:=VLOOKUP(LEFT([.I47];IF(               ISNUMBER(FIND(&quot; &quot;;[.I47]));FIND(&quot; &quot;;[.I47])-1;LEN([.I4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7]+1" office:value-type="float" office:value="44" calcext:value-type="float">
            <text:p>44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arapet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8]&lt;&gt;&quot;&quot;;HYPERLINK(CONCATENATE(&quot;file://&quot;;[.$H$2];&quot;/&quot;;[.K48];&quot;/&quot;;LEFT([.I48];IF(               ISNUMBER(FIND(&quot; &quot;;[.I48]));FIND(&quot; &quot;;[.I48])-1;LEN([.I48])       )                ));CONCATENATE([.K48];LEFT([.I48];IF(               ISNUMBER(FIND(&quot; &quot;;[.I48]));FIND(&quot; &quot;;[.I48])-1;LEN([.I48])       )                )) );[.J47])" office:value-type="string" office:string-value="./kuchyne/_APE0805.jpg" calcext:value-type="string">
            <text:p>./kuchyne/_APE0805.jpg</text:p>
          </table:table-cell>
          <table:table-cell table:formula="of:=VLOOKUP(LEFT([.I48];IF(               ISNUMBER(FIND(&quot; &quot;;[.I48]));FIND(&quot; &quot;;[.I48])-1;LEN([.I48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8]+1" office:value-type="float" office:value="45" calcext:value-type="float">
            <text:p>45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rivky 2x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49]&lt;&gt;&quot;&quot;;HYPERLINK(CONCATENATE(&quot;file://&quot;;[.$H$2];&quot;/&quot;;[.K49];&quot;/&quot;;LEFT([.I49];IF(               ISNUMBER(FIND(&quot; &quot;;[.I49]));FIND(&quot; &quot;;[.I49])-1;LEN([.I49])       )                ));CONCATENATE([.K49];LEFT([.I49];IF(               ISNUMBER(FIND(&quot; &quot;;[.I49]));FIND(&quot; &quot;;[.I49])-1;LEN([.I49])       )                )) );[.J48])" office:value-type="string" office:string-value="./kuchyne/_APE0805.jpg" calcext:value-type="string">
            <text:p>./kuchyne/_APE0805.jpg</text:p>
          </table:table-cell>
          <table:table-cell table:formula="of:=VLOOKUP(LEFT([.I49];IF(               ISNUMBER(FIND(&quot; &quot;;[.I49]));FIND(&quot; &quot;;[.I49])-1;LEN([.I4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49]+1" office:value-type="float" office:value="46" calcext:value-type="float">
            <text:p>4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asuvky2x-ocouzene</text:p>
          </table:table-cell>
          <table:table-cell table:number-columns-repeated="5"/>
          <table:table-cell office:value-type="string" calcext:value-type="string">
            <text:p>_APE0805.jpg</text:p>
          </table:table-cell>
          <table:table-cell table:formula="of:=IF([.I50]&lt;&gt;&quot;&quot;;HYPERLINK(CONCATENATE(&quot;file://&quot;;[.$H$2];&quot;/&quot;;[.K50];&quot;/&quot;;LEFT([.I50];IF(               ISNUMBER(FIND(&quot; &quot;;[.I50]));FIND(&quot; &quot;;[.I50])-1;LEN([.I50])       )                ));CONCATENATE([.K50];LEFT([.I50];IF(               ISNUMBER(FIND(&quot; &quot;;[.I50]));FIND(&quot; &quot;;[.I50])-1;LEN([.I50])       )                )) );[.J49])" office:value-type="string" office:string-value="./kuchyne/_APE0805.jpg" calcext:value-type="string">
            <text:p>./kuchyne/_APE0805.jpg</text:p>
          </table:table-cell>
          <table:table-cell table:formula="of:=VLOOKUP(LEFT([.I50];IF(               ISNUMBER(FIND(&quot; &quot;;[.I50]));FIND(&quot; &quot;;[.I50])-1;LEN([.I5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0]+1" office:value-type="float" office:value="47" calcext:value-type="float">
            <text:p>47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vetla dekoracni nad lednici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1.jpg</text:p>
          </table:table-cell>
          <table:table-cell table:formula="of:=IF([.I51]&lt;&gt;&quot;&quot;;HYPERLINK(CONCATENATE(&quot;file://&quot;;[.$H$2];&quot;/&quot;;[.K51];&quot;/&quot;;LEFT([.I51];IF(               ISNUMBER(FIND(&quot; &quot;;[.I51]));FIND(&quot; &quot;;[.I51])-1;LEN([.I51])       )                ));CONCATENATE([.K51];LEFT([.I51];IF(               ISNUMBER(FIND(&quot; &quot;;[.I51]));FIND(&quot; &quot;;[.I51])-1;LEN([.I51])       )                )) );[.J50])" office:value-type="string" office:string-value="./kuchyne/20140625_0021.jpg" calcext:value-type="string">
            <text:p>./kuchyne/20140625_0021.jpg</text:p>
          </table:table-cell>
          <table:table-cell table:formula="of:=VLOOKUP(LEFT([.I51];IF(               ISNUMBER(FIND(&quot; &quot;;[.I51]));FIND(&quot; &quot;;[.I51])-1;LEN([.I5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1]+1" office:value-type="float" office:value="48" calcext:value-type="float">
            <text:p>4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kno kuchyne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3.jpg</text:p>
          </table:table-cell>
          <table:table-cell table:formula="of:=IF([.I52]&lt;&gt;&quot;&quot;;HYPERLINK(CONCATENATE(&quot;file://&quot;;[.$H$2];&quot;/&quot;;[.K52];&quot;/&quot;;LEFT([.I52];IF(               ISNUMBER(FIND(&quot; &quot;;[.I52]));FIND(&quot; &quot;;[.I52])-1;LEN([.I52])       )                ));CONCATENATE([.K52];LEFT([.I52];IF(               ISNUMBER(FIND(&quot; &quot;;[.I52]));FIND(&quot; &quot;;[.I52])-1;LEN([.I52])       )                )) );[.J51])" office:value-type="string" office:string-value="./kuchyne/20140625_0023.jpg" calcext:value-type="string">
            <text:p>./kuchyne/20140625_0023.jpg</text:p>
          </table:table-cell>
          <table:table-cell table:formula="of:=VLOOKUP(LEFT([.I52];IF(               ISNUMBER(FIND(&quot; &quot;;[.I52]));FIND(&quot; &quot;;[.I52])-1;LEN([.I5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52]+1" office:value-type="float" office:value="49" calcext:value-type="float">
            <text:p>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filtrovaci)</text:p>
          </table:table-cell>
          <table:table-cell office:value-type="string" calcext:value-type="string">
            <text:p>Brita – cca 1,5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20140625_0023.jpg</text:p>
          </table:table-cell>
          <table:table-cell table:formula="of:=IF([.I53]&lt;&gt;&quot;&quot;;HYPERLINK(CONCATENATE(&quot;file://&quot;;[.$H$2];&quot;/&quot;;[.K53];&quot;/&quot;;LEFT([.I53];IF(               ISNUMBER(FIND(&quot; &quot;;[.I53]));FIND(&quot; &quot;;[.I53])-1;LEN([.I53])       )                ));CONCATENATE([.K53];LEFT([.I53];IF(               ISNUMBER(FIND(&quot; &quot;;[.I53]));FIND(&quot; &quot;;[.I53])-1;LEN([.I53])       )                )) );[.J52])" office:value-type="string" office:string-value="./kuchyne/20140625_0023.jpg" calcext:value-type="string">
            <text:p>./kuchyne/20140625_0023.jpg</text:p>
          </table:table-cell>
          <table:table-cell table:formula="of:=VLOOKUP(LEFT([.I53];IF(               ISNUMBER(FIND(&quot; &quot;;[.I53]));FIND(&quot; &quot;;[.I53])-1;LEN([.I53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IF(FIND(&quot;$&quot;;[.O53]);&quot;A&quot;;&quot;N&quot;)" office:value-type="string" office:string-value="" calcext:value-type="error">
            <text:p>#VALUE!</text:p>
          </table:table-cell>
          <table:table-cell table:number-columns-repeated="1008"/>
        </table:table-row>
        <table:table-row table:style-name="ro3">
          <table:table-cell table:formula="of:=[.A53]+1" office:value-type="float" office:value="50" calcext:value-type="float">
            <text:p>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 (na sporak)</text:p>
          </table:table-cell>
          <table:table-cell office:value-type="string" calcext:value-type="string">
            <text:p>TBD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neodnimatelneho madla zanesen, take: 20140625_0023.jpg</text:p>
          </table:table-cell>
          <table:table-cell office:value-type="string" calcext:value-type="string">
            <text:p>_APE0793.jpg 20140625_0023.jpg</text:p>
          </table:table-cell>
          <table:table-cell table:formula="of:=IF([.I54]&lt;&gt;&quot;&quot;;HYPERLINK(CONCATENATE(&quot;file://&quot;;[.$H$2];&quot;/&quot;;[.K54];&quot;/&quot;;LEFT([.I54];IF(               ISNUMBER(FIND(&quot; &quot;;[.I54]));FIND(&quot; &quot;;[.I54])-1;LEN([.I54])       )                ));CONCATENATE([.K54];LEFT([.I54];IF(               ISNUMBER(FIND(&quot; &quot;;[.I54]));FIND(&quot; &quot;;[.I54])-1;LEN([.I54])       )                )) );[.J53])" office:value-type="string" office:string-value="./kuchyne/_APE0793.jpg" calcext:value-type="string">
            <text:p>./kuchyne/_APE0793.jpg</text:p>
          </table:table-cell>
          <table:table-cell table:formula="of:=VLOOKUP(LEFT([.I54];IF(               ISNUMBER(FIND(&quot; &quot;;[.I54]));FIND(&quot; &quot;;[.I54])-1;LEN([.I54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4];IF(               ISNUMBER(FIND(&quot; &quot;;[.O54]));FIND(&quot; &quot;;[.O54]);LEN([.O54])       )                )" office:value-type="string" office:string-value="aaa " calcext:value-type="string">
            <text:p>aaa </text:p>
          </table:table-cell>
          <table:table-cell table:number-columns-repeated="1008"/>
        </table:table-row>
        <table:table-row table:style-name="ro3">
          <table:table-cell table:formula="of:=[.A54]+1" office:value-type="float" office:value="51" calcext:value-type="float">
            <text:p>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plast</text:p>
          </table:table-cell>
          <table:table-cell office:value-type="string" calcext:value-type="string">
            <text:p>S obrazkem krteck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55]&lt;&gt;&quot;&quot;;HYPERLINK(CONCATENATE(&quot;file://&quot;;[.$H$2];&quot;/&quot;;[.K55];&quot;/&quot;;LEFT([.I55];IF(               ISNUMBER(FIND(&quot; &quot;;[.I55]));FIND(&quot; &quot;;[.I55])-1;LEN([.I55])       )                ));CONCATENATE([.K55];LEFT([.I55];IF(               ISNUMBER(FIND(&quot; &quot;;[.I55]));FIND(&quot; &quot;;[.I55])-1;LEN([.I55])       )                )) );[.J54])" office:value-type="string" office:string-value="./kuchyne/_APE0799.jpg" calcext:value-type="string">
            <text:p>./kuchyne/_APE0799.jpg</text:p>
          </table:table-cell>
          <table:table-cell table:formula="of:=VLOOKUP(LEFT([.I55];IF(               ISNUMBER(FIND(&quot; &quot;;[.I55]));FIND(&quot; &quot;;[.I55])-1;LEN([.I55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  <text:p>Bbbb</text:p>
          </table:table-cell>
          <table:table-cell table:formula="of:=LEFT([.O55];IF(               ISNUMBER(FIND(&quot; &quot;;[.O55]));FIND(&quot; &quot;;[.O55]);LEN([.O55])       )                )" office:value-type="string" office:string-value="Aaa&#10;Bbbb" calcext:value-type="string">
            <text:p>Aaa</text:p>
            <text:p>Bbbb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2" calcext:value-type="float">
            <text:p>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nost na jidlo – vetsi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obr. Pod drevenymi prkenky</text:p>
          </table:table-cell>
          <table:table-cell office:value-type="string" calcext:value-type="string">
            <text:p>_APE0799.jpg</text:p>
          </table:table-cell>
          <table:table-cell table:formula="of:=IF([.I56]&lt;&gt;&quot;&quot;;HYPERLINK(CONCATENATE(&quot;file://&quot;;[.$H$2];&quot;/&quot;;[.K56];&quot;/&quot;;LEFT([.I56];IF(               ISNUMBER(FIND(&quot; &quot;;[.I56]));FIND(&quot; &quot;;[.I56])-1;LEN([.I56])       )                ));CONCATENATE([.K56];LEFT([.I56];IF(               ISNUMBER(FIND(&quot; &quot;;[.I56]));FIND(&quot; &quot;;[.I56])-1;LEN([.I56])       )                )) );[.J55])" office:value-type="string" office:string-value="./kuchyne/_APE0799.jpg" calcext:value-type="string">
            <text:p>./kuchyne/_APE0799.jpg</text:p>
          </table:table-cell>
          <table:table-cell table:formula="of:=VLOOKUP(LEFT([.I56];IF(               ISNUMBER(FIND(&quot; &quot;;[.I56]));FIND(&quot; &quot;;[.I56])-1;LEN([.I56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</text:p>
          </table:table-cell>
          <table:table-cell table:formula="of:=LEFT([.O56];IF(               ISNUMBER(FIND(&quot; &quot;;[.O56]));FIND(&quot; &quot;;[.O56]);LEN([.O56])       )                )" office:value-type="string" office:string-value="aaa" calcext:value-type="string">
            <text:p>aaa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3" calcext:value-type="float">
            <text:p>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drevene prkenko 2x</text:p>
          </table:table-cell>
          <table:table-cell office:value-type="string" calcext:value-type="string">
            <text:p>dve velikosti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,k</text:p>
          </table:table-cell>
          <table:table-cell office:value-type="string" calcext:value-type="string">
            <text:p>na foto. Jsou prelozeny pres sebe</text:p>
          </table:table-cell>
          <table:table-cell office:value-type="string" calcext:value-type="string">
            <text:p>_APE0799.jpg</text:p>
          </table:table-cell>
          <table:table-cell table:formula="of:=IF([.I57]&lt;&gt;&quot;&quot;;HYPERLINK(CONCATENATE(&quot;file://&quot;;[.$H$2];&quot;/&quot;;[.K57];&quot;/&quot;;LEFT([.I57];IF(               ISNUMBER(FIND(&quot; &quot;;[.I57]));FIND(&quot; &quot;;[.I57])-1;LEN([.I57])       )                ));CONCATENATE([.K57];LEFT([.I57];IF(               ISNUMBER(FIND(&quot; &quot;;[.I57]));FIND(&quot; &quot;;[.I57])-1;LEN([.I57])       )                )) );[.J56])" office:value-type="string" office:string-value="./kuchyne/_APE0799.jpg" calcext:value-type="string">
            <text:p>./kuchyne/_APE0799.jpg</text:p>
          </table:table-cell>
          <table:table-cell table:formula="of:=VLOOKUP(LEFT([.I57];IF(               ISNUMBER(FIND(&quot; &quot;;[.I57]));FIND(&quot; &quot;;[.I57])-1;LEN([.I57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7];IF(               ISNUMBER(FIND(&quot; &quot;;[.O57]));FIND(&quot; &quot;;[.O57]);LEN([.O57])       )                )" office:value-type="string" office:string-value="aaa " calcext:value-type="string">
            <text:p>aaa </text:p>
          </table:table-cell>
          <table:table-cell table:number-columns-repeated="1008"/>
        </table:table-row>
        <table:table-row table:style-name="ro3">
          <table:table-cell table:formula="of:=[.A57]+1" office:value-type="float" office:value="54" calcext:value-type="float">
            <text:p>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miska</text:p>
          </table:table-cell>
          <table:table-cell office:value-type="string" calcext:value-type="string">
            <text:p>umelecke dilo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miska neni po celem povrchu glazurovana, kour (smrad) nelze odstratnit</text:p>
          </table:table-cell>
          <table:table-cell office:value-type="string" calcext:value-type="string">
            <text:p>20140625_0024.jpg</text:p>
          </table:table-cell>
          <table:table-cell table:formula="of:=IF([.I58]&lt;&gt;&quot;&quot;;HYPERLINK(CONCATENATE(&quot;file://&quot;;[.$H$2];&quot;/&quot;;[.K58];&quot;/&quot;;LEFT([.I58];IF(               ISNUMBER(FIND(&quot; &quot;;[.I58]));FIND(&quot; &quot;;[.I58])-1;LEN([.I58])       )                ));CONCATENATE([.K58];LEFT([.I58];IF(               ISNUMBER(FIND(&quot; &quot;;[.I58]));FIND(&quot; &quot;;[.I58])-1;LEN([.I58])       )                )) );[.J57])" office:value-type="string" office:string-value="./kuchyne/20140625_0024.jpg" calcext:value-type="string">
            <text:p>./kuchyne/20140625_0024.jpg</text:p>
          </table:table-cell>
          <table:table-cell table:formula="of:=VLOOKUP(LEFT([.I58];IF(               ISNUMBER(FIND(&quot; &quot;;[.I58]));FIND(&quot; &quot;;[.I58])-1;LEN([.I58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8];IF(ISNUMBER(FIND(&quot; &quot;;[.O57]);FIND(&quot; &quot;;[.O58]);LEN([.O58]))))" office:value-type="string" office:string-value="" calcext:value-type="error">
            <text:p>Err:508</text:p>
          </table:table-cell>
          <table:table-cell table:number-columns-repeated="1008"/>
        </table:table-row>
        <table:table-row table:style-name="ro3">
          <table:table-cell table:formula="of:=[.A58]+1" office:value-type="float" office:value="55" calcext:value-type="float">
            <text:p>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kominik</text:p>
          </table:table-cell>
          <table:table-cell office:value-type="string" calcext:value-type="string">
            <text:p>hracka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na foto. Casti hracky (helma, zebrik, stetka) v 'keramicka miska'</text:p>
          </table:table-cell>
          <table:table-cell office:value-type="string" calcext:value-type="string">
            <text:p>20140625_0024.jpg DSC_7540.jpg</text:p>
          </table:table-cell>
          <table:table-cell table:formula="of:=IF([.I59]&lt;&gt;&quot;&quot;;HYPERLINK(CONCATENATE(&quot;file://&quot;;[.$H$2];&quot;/&quot;;[.K59];&quot;/&quot;;LEFT([.I59];IF(               ISNUMBER(FIND(&quot; &quot;;[.I59]));FIND(&quot; &quot;;[.I59])-1;LEN([.I59])       )                ));CONCATENATE([.K59];LEFT([.I59];IF(               ISNUMBER(FIND(&quot; &quot;;[.I59]));FIND(&quot; &quot;;[.I59])-1;LEN([.I59])       )                )) );[.J58])" office:value-type="string" office:string-value="./kuchyne/20140625_0024.jpg" calcext:value-type="string">
            <text:p>./kuchyne/20140625_0024.jpg</text:p>
          </table:table-cell>
          <table:table-cell table:formula="of:=VLOOKUP(LEFT([.I59];IF(               ISNUMBER(FIND(&quot; &quot;;[.I59]));FIND(&quot; &quot;;[.I59])-1;LEN([.I59])       )                );[Fotografie.$B$1:.$D$405];3;0)" office:value-type="string" office:string-value="./kuchyne/" calcext:value-type="string">
            <text:p>./kuchyne/</text:p>
          </table:table-cell>
          <table:table-cell table:number-columns-repeated="3"/>
          <table:table-cell office:value-type="string" calcext:value-type="string">
            <text:p>aaa bbbb</text:p>
          </table:table-cell>
          <table:table-cell table:formula="of:=LEFT([.O59];IF(ISNUMBER(FIND(&quot; &quot;;[.O58]);FIND(&quot; &quot;;[.O59]);LEN([.O59]))))" office:value-type="string" office:string-value="" calcext:value-type="error">
            <text:p>Err:508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6" calcext:value-type="float">
            <text:p>56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dlaha kuchyne</text:p>
          </table:table-cell>
          <table:table-cell table:number-columns-repeated="5"/>
          <table:table-cell office:value-type="string" calcext:value-type="string">
            <text:p>_APE0788.jpg</text:p>
          </table:table-cell>
          <table:table-cell table:formula="of:=IF([.I60]&lt;&gt;&quot;&quot;;HYPERLINK(CONCATENATE(&quot;file://&quot;;[.$H$2];&quot;/&quot;;[.K60];&quot;/&quot;;LEFT([.I60];IF(               ISNUMBER(FIND(&quot; &quot;;[.I60]));FIND(&quot; &quot;;[.I60])-1;LEN([.I60])       )                ));CONCATENATE([.K60];LEFT([.I60];IF(               ISNUMBER(FIND(&quot; &quot;;[.I60]));FIND(&quot; &quot;;[.I60])-1;LEN([.I60])       )                )) );[.J59])" office:value-type="string" office:string-value="./kuchyne/_APE0788.jpg" calcext:value-type="string">
            <text:p>./kuchyne/_APE0788.jpg</text:p>
          </table:table-cell>
          <table:table-cell table:formula="of:=VLOOKUP(LEFT([.I60];IF(               ISNUMBER(FIND(&quot; &quot;;[.I60]));FIND(&quot; &quot;;[.I60])-1;LEN([.I6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60]+1" office:value-type="float" office:value="57" calcext:value-type="float">
            <text:p>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stenne hodiny</text:p>
          </table:table-cell>
          <table:table-cell office:value-type="string" calcext:value-type="string">
            <text:p>designove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1.jpg _APE0790.jpg</text:p>
          </table:table-cell>
          <table:table-cell table:formula="of:=IF([.I61]&lt;&gt;&quot;&quot;;HYPERLINK(CONCATENATE(&quot;file://&quot;;[.$H$2];&quot;/&quot;;[.K61];&quot;/&quot;;LEFT([.I61];IF(               ISNUMBER(FIND(&quot; &quot;;[.I61]));FIND(&quot; &quot;;[.I61])-1;LEN([.I61])       )                ));CONCATENATE([.K61];LEFT([.I61];IF(               ISNUMBER(FIND(&quot; &quot;;[.I61]));FIND(&quot; &quot;;[.I61])-1;LEN([.I61])       )                )) );[.J60])" office:value-type="string" office:string-value="./kuchyne/vybaveni/_APE0791.jpg" calcext:value-type="string">
            <text:p>./kuchyne/vybaveni/_APE0791.jpg</text:p>
          </table:table-cell>
          <table:table-cell table:formula="of:=VLOOKUP(LEFT([.I61];IF(               ISNUMBER(FIND(&quot; &quot;;[.I61]));FIND(&quot; &quot;;[.I61])-1;LEN([.I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61]+1"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5x darkova taska</text:p>
          </table:table-cell>
          <table:table-cell office:value-type="string" calcext:value-type="string">
            <text:p>papirova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3.jpg</text:p>
          </table:table-cell>
          <table:table-cell table:formula="of:=IF([.I62]&lt;&gt;&quot;&quot;;HYPERLINK(CONCATENATE(&quot;file://&quot;;[.$H$2];&quot;/&quot;;[.K62];&quot;/&quot;;LEFT([.I62];IF(               ISNUMBER(FIND(&quot; &quot;;[.I62]));FIND(&quot; &quot;;[.I62])-1;LEN([.I62])       )                ));CONCATENATE([.K62];LEFT([.I62];IF(               ISNUMBER(FIND(&quot; &quot;;[.I62]));FIND(&quot; &quot;;[.I62])-1;LEN([.I62])       )                )) );[.J61])" office:value-type="string" office:string-value="./kuchyne/_APE0793.jpg" calcext:value-type="string">
            <text:p>./kuchyne/_APE0793.jpg</text:p>
          </table:table-cell>
          <table:table-cell table:formula="of:=VLOOKUP(LEFT([.I62];IF(               ISNUMBER(FIND(&quot; &quot;;[.I62]));FIND(&quot; &quot;;[.I62])-1;LEN([.I6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4">
          <table:table-cell table:formula="of:=[.A62]+1" office:value-type="float" office:value="59" calcext:value-type="float">
            <text:p>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ky</text:p>
          </table:table-cell>
          <table:table-cell office:value-type="string" calcext:value-type="string">
            <text:p>dve sady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a plastova tesneni a drevena vicka, na fotografii _APE0793.jpg jsou korenky uvnitr krabice od bot.</text:p>
          </table:table-cell>
          <table:table-cell office:value-type="string" calcext:value-type="string">
            <text:p>DSC_7482.jpg _APE0793.jpg</text:p>
          </table:table-cell>
          <table:table-cell table:formula="of:=IF([.I63]&lt;&gt;&quot;&quot;;HYPERLINK(CONCATENATE(&quot;file://&quot;;[.$H$2];&quot;/&quot;;[.K63];&quot;/&quot;;LEFT([.I63];IF(               ISNUMBER(FIND(&quot; &quot;;[.I63]));FIND(&quot; &quot;;[.I63])-1;LEN([.I63])       )                ));CONCATENATE([.K63];LEFT([.I63];IF(               ISNUMBER(FIND(&quot; &quot;;[.I63]));FIND(&quot; &quot;;[.I63])-1;LEN([.I63])       )                )) );[.J62])" office:value-type="string" office:string-value="./kuchyne/vybaveni/DSC_7482.jpg" calcext:value-type="string">
            <text:p>./kuchyne/vybaveni/DSC_7482.jpg</text:p>
          </table:table-cell>
          <table:table-cell table:formula="of:=VLOOKUP(LEFT([.I63];IF(               ISNUMBER(FIND(&quot; &quot;;[.I63]));FIND(&quot; &quot;;[.I63])-1;LEN([.I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63]+1" office:value-type="float" office:value="60" calcext:value-type="float">
            <text:p>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miska mala</text:p>
          </table:table-cell>
          <table:table-cell office:value-type="string" calcext:value-type="string">
            <text:p>sada 4ks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_APE0795.jpg</text:p>
          </table:table-cell>
          <table:table-cell table:formula="of:=IF([.I64]&lt;&gt;&quot;&quot;;HYPERLINK(CONCATENATE(&quot;file://&quot;;[.$H$2];&quot;/&quot;;[.K64];&quot;/&quot;;LEFT([.I64];IF(               ISNUMBER(FIND(&quot; &quot;;[.I64]));FIND(&quot; &quot;;[.I64])-1;LEN([.I64])       )                ));CONCATENATE([.K64];LEFT([.I64];IF(               ISNUMBER(FIND(&quot; &quot;;[.I64]));FIND(&quot; &quot;;[.I64])-1;LEN([.I64])       )                )) );[.J63])" office:value-type="string" office:string-value="./kuchyne/_APE0795.jpg" calcext:value-type="string">
            <text:p>./kuchyne/_APE0795.jpg</text:p>
          </table:table-cell>
          <table:table-cell table:formula="of:=VLOOKUP(LEFT([.I64];IF(               ISNUMBER(FIND(&quot; &quot;;[.I64]));FIND(&quot; &quot;;[.I64])-1;LEN([.I6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4]+1" office:value-type="float" office:value="61" calcext:value-type="float">
            <text:p>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ehlicka</text:p>
          </table:table-cell>
          <table:table-cell office:value-type="string" calcext:value-type="string">
            <text:p>Philips Azur 4xxx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modra</text:p>
          </table:table-cell>
          <table:table-cell office:value-type="string" calcext:value-type="string">
            <text:p>_APE0796.jpg</text:p>
          </table:table-cell>
          <table:table-cell table:formula="of:=IF([.I65]&lt;&gt;&quot;&quot;;HYPERLINK(CONCATENATE(&quot;file://&quot;;[.$H$2];&quot;/&quot;;[.K65];&quot;/&quot;;LEFT([.I65];IF(               ISNUMBER(FIND(&quot; &quot;;[.I65]));FIND(&quot; &quot;;[.I65])-1;LEN([.I65])       )                ));CONCATENATE([.K65];LEFT([.I65];IF(               ISNUMBER(FIND(&quot; &quot;;[.I65]));FIND(&quot; &quot;;[.I65])-1;LEN([.I65])       )                )) );[.J64])" office:value-type="string" office:string-value="./kuchyne/_APE0796.jpg" calcext:value-type="string">
            <text:p>./kuchyne/_APE0796.jpg</text:p>
          </table:table-cell>
          <table:table-cell table:formula="of:=VLOOKUP(LEFT([.I65];IF(               ISNUMBER(FIND(&quot; &quot;;[.I65]));FIND(&quot; &quot;;[.I65])-1;LEN([.I6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5]+1" office:value-type="float" office:value="62" calcext:value-type="float">
            <text:p>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s vikem</text:p>
          </table:table-cell>
          <table:table-cell office:value-type="string" calcext:value-type="string">
            <text:p>cca 20cm prumer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poskozeno plastove tesneni</text:p>
          </table:table-cell>
          <table:table-cell office:value-type="string" calcext:value-type="string">
            <text:p>_APE0795.jpg</text:p>
          </table:table-cell>
          <table:table-cell table:formula="of:=IF([.I66]&lt;&gt;&quot;&quot;;HYPERLINK(CONCATENATE(&quot;file://&quot;;[.$H$2];&quot;/&quot;;[.K66];&quot;/&quot;;LEFT([.I66];IF(               ISNUMBER(FIND(&quot; &quot;;[.I66]));FIND(&quot; &quot;;[.I66])-1;LEN([.I66])       )                ));CONCATENATE([.K66];LEFT([.I66];IF(               ISNUMBER(FIND(&quot; &quot;;[.I66]));FIND(&quot; &quot;;[.I66])-1;LEN([.I66])       )                )) );[.J65])" office:value-type="string" office:string-value="./kuchyne/_APE0795.jpg" calcext:value-type="string">
            <text:p>./kuchyne/_APE0795.jpg</text:p>
          </table:table-cell>
          <table:table-cell table:formula="of:=VLOOKUP(LEFT([.I66];IF(               ISNUMBER(FIND(&quot; &quot;;[.I66]));FIND(&quot; &quot;;[.I66])-1;LEN([.I6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6]+1" office:value-type="float" office:value="63" calcext:value-type="float">
            <text:p>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caj</text:p>
          </table:table-cell>
          <table:table-cell office:value-type="string" calcext:value-type="string">
            <text:p>drevena, vcetne caje</text:p>
          </table:table-cell>
          <table:table-cell table:number-columns-repeated="2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5.jpg</text:p>
          </table:table-cell>
          <table:table-cell table:formula="of:=IF([.I67]&lt;&gt;&quot;&quot;;HYPERLINK(CONCATENATE(&quot;file://&quot;;[.$H$2];&quot;/&quot;;[.K67];&quot;/&quot;;LEFT([.I67];IF(               ISNUMBER(FIND(&quot; &quot;;[.I67]));FIND(&quot; &quot;;[.I67])-1;LEN([.I67])       )                ));CONCATENATE([.K67];LEFT([.I67];IF(               ISNUMBER(FIND(&quot; &quot;;[.I67]));FIND(&quot; &quot;;[.I67])-1;LEN([.I67])       )                )) );[.J66])" office:value-type="string" office:string-value="./kuchyne/_APE0795.jpg" calcext:value-type="string">
            <text:p>./kuchyne/_APE0795.jpg</text:p>
          </table:table-cell>
          <table:table-cell table:formula="of:=VLOOKUP(LEFT([.I67];IF(               ISNUMBER(FIND(&quot; &quot;;[.I67]));FIND(&quot; &quot;;[.I67])-1;LEN([.I6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7]+1" office:value-type="float" office:value="64" calcext:value-type="float">
            <text:p>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ydlo</text:p>
          </table:table-cell>
          <table:table-cell office:value-type="string" calcext:value-type="string">
            <text:p>lahvicka s davkovacem, cca 300ml</text:p>
          </table:table-cell>
          <table:table-cell table:number-columns-repeated="2"/>
          <table:table-cell office:value-type="string" calcext:value-type="string">
            <text:p>z,k</text:p>
          </table:table-cell>
          <table:table-cell table:number-columns-repeated="2"/>
          <table:table-cell table:formula="of:=IF([.I68]&lt;&gt;&quot;&quot;;HYPERLINK(CONCATENATE(&quot;file://&quot;;[.$H$2];&quot;/&quot;;[.K68];&quot;/&quot;;LEFT([.I68];IF(               ISNUMBER(FIND(&quot; &quot;;[.I68]));FIND(&quot; &quot;;[.I68])-1;LEN([.I68])       )                ));CONCATENATE([.K68];LEFT([.I68];IF(               ISNUMBER(FIND(&quot; &quot;;[.I68]));FIND(&quot; &quot;;[.I68])-1;LEN([.I68])       )                )) );[.J67])" office:value-type="string" office:string-value="./kuchyne/_APE0795.jpg" calcext:value-type="string">
            <text:p>./kuchyne/_APE0795.jpg</text:p>
          </table:table-cell>
          <table:table-cell table:formula="of:=VLOOKUP(LEFT([.I68];IF(               ISNUMBER(FIND(&quot; &quot;;[.I68]));FIND(&quot; &quot;;[.I68])-1;LEN([.I6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8]+1" office:value-type="float" office:value="65" calcext:value-type="float">
            <text:p>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office:value-type="string" calcext:value-type="string">
            <text:p>--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zluta, cca 20cm prumer</text:p>
          </table:table-cell>
          <table:table-cell office:value-type="string" calcext:value-type="string">
            <text:p>_APE0799.jpg</text:p>
          </table:table-cell>
          <table:table-cell table:formula="of:=IF([.I69]&lt;&gt;&quot;&quot;;HYPERLINK(CONCATENATE(&quot;file://&quot;;[.$H$2];&quot;/&quot;;[.K69];&quot;/&quot;;LEFT([.I69];IF(               ISNUMBER(FIND(&quot; &quot;;[.I69]));FIND(&quot; &quot;;[.I69])-1;LEN([.I69])       )                ));CONCATENATE([.K69];LEFT([.I69];IF(               ISNUMBER(FIND(&quot; &quot;;[.I69]));FIND(&quot; &quot;;[.I69])-1;LEN([.I69])       )                )) );[.J68])" office:value-type="string" office:string-value="./kuchyne/_APE0799.jpg" calcext:value-type="string">
            <text:p>./kuchyne/_APE0799.jpg</text:p>
          </table:table-cell>
          <table:table-cell table:formula="of:=VLOOKUP(LEFT([.I69];IF(               ISNUMBER(FIND(&quot; &quot;;[.I69]));FIND(&quot; &quot;;[.I69])-1;LEN([.I69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69]+1" office:value-type="float" office:value="66" calcext:value-type="float">
            <text:p>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 na nadobi</text:p>
          </table:table-cell>
          <table:table-cell office:value-type="string" calcext:value-type="string">
            <text:p>(asi vileda)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cervena</text:p>
          </table:table-cell>
          <table:table-cell office:value-type="string" calcext:value-type="string">
            <text:p>_APE0799.jpg</text:p>
          </table:table-cell>
          <table:table-cell table:formula="of:=IF([.I70]&lt;&gt;&quot;&quot;;HYPERLINK(CONCATENATE(&quot;file://&quot;;[.$H$2];&quot;/&quot;;[.K70];&quot;/&quot;;LEFT([.I70];IF(               ISNUMBER(FIND(&quot; &quot;;[.I70]));FIND(&quot; &quot;;[.I70])-1;LEN([.I70])       )                ));CONCATENATE([.K70];LEFT([.I70];IF(               ISNUMBER(FIND(&quot; &quot;;[.I70]));FIND(&quot; &quot;;[.I70])-1;LEN([.I70])       )                )) );[.J69])" office:value-type="string" office:string-value="./kuchyne/_APE0799.jpg" calcext:value-type="string">
            <text:p>./kuchyne/_APE0799.jpg</text:p>
          </table:table-cell>
          <table:table-cell table:formula="of:=VLOOKUP(LEFT([.I70];IF(               ISNUMBER(FIND(&quot; &quot;;[.I70]));FIND(&quot; &quot;;[.I70])-1;LEN([.I70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0]+1" office:value-type="float" office:value="67" calcext:value-type="float">
            <text:p>67</text:p>
          </table:table-cell>
          <table:table-cell office:value-type="string" calcext:value-type="string">
            <text:p>m</text:p>
          </table:table-cell>
          <table:table-cell table:style-name="ce7" office:value-type="string" calcext:value-type="string">
            <text:p>stetka na detske lahvicky</text:p>
          </table:table-cell>
          <table:table-cell table:number-columns-repeated="3"/>
          <table:table-cell office:value-type="string" calcext:value-type="string">
            <text:p>z,k</text:p>
          </table:table-cell>
          <table:table-cell/>
          <table:table-cell office:value-type="string" calcext:value-type="string">
            <text:p>_APE0799.jpg</text:p>
          </table:table-cell>
          <table:table-cell table:formula="of:=IF([.I71]&lt;&gt;&quot;&quot;;HYPERLINK(CONCATENATE(&quot;file://&quot;;[.$H$2];&quot;/&quot;;[.K71];&quot;/&quot;;LEFT([.I71];IF(               ISNUMBER(FIND(&quot; &quot;;[.I71]));FIND(&quot; &quot;;[.I71])-1;LEN([.I71])       )                ));CONCATENATE([.K71];LEFT([.I71];IF(               ISNUMBER(FIND(&quot; &quot;;[.I71]));FIND(&quot; &quot;;[.I71])-1;LEN([.I71])       )                )) );[.J70])" office:value-type="string" office:string-value="./kuchyne/_APE0799.jpg" calcext:value-type="string">
            <text:p>./kuchyne/_APE0799.jpg</text:p>
          </table:table-cell>
          <table:table-cell table:formula="of:=VLOOKUP(LEFT([.I71];IF(               ISNUMBER(FIND(&quot; &quot;;[.I71]));FIND(&quot; &quot;;[.I71])-1;LEN([.I71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71]+1" office:value-type="float" office:value="68" calcext:value-type="float">
            <text:p>68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x zarivka</text:p>
          </table:table-cell>
          <table:table-cell table:number-columns-repeated="4"/>
          <table:table-cell office:value-type="string" calcext:value-type="string">
            <text:p>osviceni kuchynske linky (se samostatnym vypinacem), vcetne osvetlovaci trubice</text:p>
          </table:table-cell>
          <table:table-cell office:value-type="string" calcext:value-type="string">
            <text:p>_APE0799.jpg</text:p>
          </table:table-cell>
          <table:table-cell table:formula="of:=IF([.I72]&lt;&gt;&quot;&quot;;HYPERLINK(CONCATENATE(&quot;file://&quot;;[.$H$2];&quot;/&quot;;[.K72];&quot;/&quot;;LEFT([.I72];IF(               ISNUMBER(FIND(&quot; &quot;;[.I72]));FIND(&quot; &quot;;[.I72])-1;LEN([.I72])       )                ));CONCATENATE([.K72];LEFT([.I72];IF(               ISNUMBER(FIND(&quot; &quot;;[.I72]));FIND(&quot; &quot;;[.I72])-1;LEN([.I72])       )                )) );[.J71])" office:value-type="string" office:string-value="./kuchyne/_APE0799.jpg" calcext:value-type="string">
            <text:p>./kuchyne/_APE0799.jpg</text:p>
          </table:table-cell>
          <table:table-cell table:formula="of:=VLOOKUP(LEFT([.I72];IF(               ISNUMBER(FIND(&quot; &quot;;[.I72]));FIND(&quot; &quot;;[.I72])-1;LEN([.I72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3">
          <table:table-cell table:formula="of:=[.A72]+1" office:value-type="float" office:value="69" calcext:value-type="float">
            <text:p>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cervene vino</text:p>
          </table:table-cell>
          <table:table-cell table:number-columns-repeated="4"/>
          <table:table-cell office:value-type="string" calcext:value-type="string">
            <text:p>Sklo, uzke hrdlo, nelze dostatecne vycistit, na foto tesne pod stropem</text:p>
          </table:table-cell>
          <table:table-cell office:value-type="string" calcext:value-type="string">
            <text:p>DSC_7517.jpg _APE0803.jpg</text:p>
          </table:table-cell>
          <table:table-cell table:formula="of:=IF([.I73]&lt;&gt;&quot;&quot;;HYPERLINK(CONCATENATE(&quot;file://&quot;;[.$H$2];&quot;/&quot;;[.K73];&quot;/&quot;;LEFT([.I73];IF(               ISNUMBER(FIND(&quot; &quot;;[.I73]));FIND(&quot; &quot;;[.I73])-1;LEN([.I73])       )                ));CONCATENATE([.K73];LEFT([.I73];IF(               ISNUMBER(FIND(&quot; &quot;;[.I73]));FIND(&quot; &quot;;[.I73])-1;LEN([.I73])       )                )) );[.J72])" office:value-type="string" office:string-value="./kuchyne/vybaveni/DSC_7517.jpg" calcext:value-type="string">
            <text:p>./kuchyne/vybaveni/DSC_7517.jpg</text:p>
          </table:table-cell>
          <table:table-cell table:formula="of:=VLOOKUP(LEFT([.I73];IF(               ISNUMBER(FIND(&quot; &quot;;[.I73]));FIND(&quot; &quot;;[.I73])-1;LEN([.I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73]+1" office:value-type="float" office:value="70" calcext:value-type="float">
            <text:p>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zban na pivo</text:p>
          </table:table-cell>
          <table:table-cell office:value-type="string" calcext:value-type="string">
            <text:p>svijany</text:p>
          </table:table-cell>
          <table:table-cell table:number-columns-repeated="2"/>
          <table:table-cell office:value-type="string" calcext:value-type="string">
            <text:p>z,k</text:p>
          </table:table-cell>
          <table:table-cell office:value-type="string" calcext:value-type="string">
            <text:p>poskozene plastove testeni</text:p>
          </table:table-cell>
          <table:table-cell office:value-type="string" calcext:value-type="string">
            <text:p>_APE0803.jpg</text:p>
          </table:table-cell>
          <table:table-cell table:formula="of:=IF([.I74]&lt;&gt;&quot;&quot;;HYPERLINK(CONCATENATE(&quot;file://&quot;;[.$H$2];&quot;/&quot;;[.K74];&quot;/&quot;;LEFT([.I74];IF(               ISNUMBER(FIND(&quot; &quot;;[.I74]));FIND(&quot; &quot;;[.I74])-1;LEN([.I74])       )                ));CONCATENATE([.K74];LEFT([.I74];IF(               ISNUMBER(FIND(&quot; &quot;;[.I74]));FIND(&quot; &quot;;[.I74])-1;LEN([.I74])       )                )) );[.J73])" office:value-type="string" office:string-value="./kuchyne/_APE0803.jpg" calcext:value-type="string">
            <text:p>./kuchyne/_APE0803.jpg</text:p>
          </table:table-cell>
          <table:table-cell table:formula="of:=VLOOKUP(LEFT([.I74];IF(               ISNUMBER(FIND(&quot; &quot;;[.I74]));FIND(&quot; &quot;;[.I74])-1;LEN([.I7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4]+1" office:value-type="float" office:value="71" calcext:value-type="float">
            <text:p>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loidni mineraly</text:p>
          </table:table-cell>
          <table:table-cell office:value-type="string" calcext:value-type="string">
            <text:p>lek</text:p>
          </table:table-cell>
          <table:table-cell table:number-columns-repeated="2"/>
          <table:table-cell office:value-type="string" calcext:value-type="string">
            <text:p>z,k,r</text:p>
          </table:table-cell>
          <table:table-cell office:value-type="string" calcext:value-type="string">
            <text:p>lahev na fotce zcela v levo</text:p>
          </table:table-cell>
          <table:table-cell office:value-type="string" calcext:value-type="string">
            <text:p>_APE0805.jpg</text:p>
          </table:table-cell>
          <table:table-cell table:formula="of:=IF([.I75]&lt;&gt;&quot;&quot;;HYPERLINK(CONCATENATE(&quot;file://&quot;;[.$H$2];&quot;/&quot;;[.K75];&quot;/&quot;;LEFT([.I75];IF(               ISNUMBER(FIND(&quot; &quot;;[.I75]));FIND(&quot; &quot;;[.I75])-1;LEN([.I75])       )                ));CONCATENATE([.K75];LEFT([.I75];IF(               ISNUMBER(FIND(&quot; &quot;;[.I75]));FIND(&quot; &quot;;[.I75])-1;LEN([.I75])       )                )) );[.J74])" office:value-type="string" office:string-value="./kuchyne/_APE0805.jpg" calcext:value-type="string">
            <text:p>./kuchyne/_APE0805.jpg</text:p>
          </table:table-cell>
          <table:table-cell table:formula="of:=VLOOKUP(LEFT([.I75];IF(               ISNUMBER(FIND(&quot; &quot;;[.I75]));FIND(&quot; &quot;;[.I75])-1;LEN([.I7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5]+1" office:value-type="float" office:value="72" calcext:value-type="float">
            <text:p>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na kafe</text:p>
          </table:table-cell>
          <table:table-cell table:number-columns-repeated="3"/>
          <table:table-cell office:value-type="string" calcext:value-type="string">
            <text:p>z,k,r</text:p>
          </table:table-cell>
          <table:table-cell office:value-type="string" calcext:value-type="string">
            <text:p>na fotce v levo</text:p>
          </table:table-cell>
          <table:table-cell office:value-type="string" calcext:value-type="string">
            <text:p>_APE0805.jpg</text:p>
          </table:table-cell>
          <table:table-cell table:formula="of:=IF([.I76]&lt;&gt;&quot;&quot;;HYPERLINK(CONCATENATE(&quot;file://&quot;;[.$H$2];&quot;/&quot;;[.K76];&quot;/&quot;;LEFT([.I76];IF(               ISNUMBER(FIND(&quot; &quot;;[.I76]));FIND(&quot; &quot;;[.I76])-1;LEN([.I76])       )                ));CONCATENATE([.K76];LEFT([.I76];IF(               ISNUMBER(FIND(&quot; &quot;;[.I76]));FIND(&quot; &quot;;[.I76])-1;LEN([.I76])       )                )) );[.J75])" office:value-type="string" office:string-value="./kuchyne/_APE0805.jpg" calcext:value-type="string">
            <text:p>./kuchyne/_APE0805.jpg</text:p>
          </table:table-cell>
          <table:table-cell table:formula="of:=VLOOKUP(LEFT([.I76];IF(               ISNUMBER(FIND(&quot; &quot;;[.I76]));FIND(&quot; &quot;;[.I76])-1;LEN([.I76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6]+1" office:value-type="float" office:value="73" calcext:value-type="float">
            <text:p>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vetinac + kytka</text:p>
          </table:table-cell>
          <table:table-cell table:number-columns-repeated="3"/>
          <table:table-cell table:style-name="ce5" office:value-type="string" calcext:value-type="string">
            <text:p>z,k,r</text:p>
          </table:table-cell>
          <table:table-cell office:value-type="string" calcext:value-type="string">
            <text:p>na fotce v rohu</text:p>
          </table:table-cell>
          <table:table-cell office:value-type="string" calcext:value-type="string">
            <text:p>_APE0805.jpg</text:p>
          </table:table-cell>
          <table:table-cell table:formula="of:=IF([.I77]&lt;&gt;&quot;&quot;;HYPERLINK(CONCATENATE(&quot;file://&quot;;[.$H$2];&quot;/&quot;;[.K77];&quot;/&quot;;LEFT([.I77];IF(               ISNUMBER(FIND(&quot; &quot;;[.I77]));FIND(&quot; &quot;;[.I77])-1;LEN([.I77])       )                ));CONCATENATE([.K77];LEFT([.I77];IF(               ISNUMBER(FIND(&quot; &quot;;[.I77]));FIND(&quot; &quot;;[.I77])-1;LEN([.I77])       )                )) );[.J76])" office:value-type="string" office:string-value="./kuchyne/_APE0805.jpg" calcext:value-type="string">
            <text:p>./kuchyne/_APE0805.jpg</text:p>
          </table:table-cell>
          <table:table-cell table:formula="of:=VLOOKUP(LEFT([.I77];IF(               ISNUMBER(FIND(&quot; &quot;;[.I77]));FIND(&quot; &quot;;[.I77])-1;LEN([.I77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77]+1" office:value-type="float" office:value="74" calcext:value-type="float">
            <text:p>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chnapka</text:p>
          </table:table-cell>
          <table:table-cell office:value-type="string" calcext:value-type="string">
            <text:p>sada 2ks (z toho 1x rukavice)</text:p>
          </table:table-cell>
          <table:table-cell table:number-columns-repeated="2"/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 office:value-type="string" calcext:value-type="string">
            <text:p>_APE0791.jpg</text:p>
          </table:table-cell>
          <table:table-cell table:formula="of:=IF([.I78]&lt;&gt;&quot;&quot;;HYPERLINK(CONCATENATE(&quot;file://&quot;;[.$H$2];&quot;/&quot;;[.K78];&quot;/&quot;;LEFT([.I78];IF(               ISNUMBER(FIND(&quot; &quot;;[.I78]));FIND(&quot; &quot;;[.I78])-1;LEN([.I78])       )                ));CONCATENATE([.K78];LEFT([.I78];IF(               ISNUMBER(FIND(&quot; &quot;;[.I78]));FIND(&quot; &quot;;[.I78])-1;LEN([.I78])       )                )) );[.J77])" office:value-type="string" office:string-value="./kuchyne/vybaveni/_APE0791.jpg" calcext:value-type="string">
            <text:p>./kuchyne/vybaveni/_APE0791.jpg</text:p>
          </table:table-cell>
          <table:table-cell table:formula="of:=VLOOKUP(LEFT([.I78];IF(               ISNUMBER(FIND(&quot; &quot;;[.I78]));FIND(&quot; &quot;;[.I78])-1;LEN([.I7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78]+1" office:value-type="float" office:value="75" calcext:value-type="float">
            <text:p>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nyske chnapky</text:p>
          </table:table-cell>
          <table:table-cell office:value-type="string" calcext:value-type="string">
            <text:p>obyc ctvercove 2x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extilie</text:p>
          </table:table-cell>
          <table:table-cell office:value-type="string" calcext:value-type="string">
            <text:p>_APE0791.jpg</text:p>
          </table:table-cell>
          <table:table-cell table:formula="of:=IF([.I79]&lt;&gt;&quot;&quot;;HYPERLINK(CONCATENATE(&quot;file://&quot;;[.$H$2];&quot;/&quot;;[.K79];&quot;/&quot;;LEFT([.I79];IF(               ISNUMBER(FIND(&quot; &quot;;[.I79]));FIND(&quot; &quot;;[.I79])-1;LEN([.I79])       )                ));CONCATENATE([.K79];LEFT([.I79];IF(               ISNUMBER(FIND(&quot; &quot;;[.I79]));FIND(&quot; &quot;;[.I79])-1;LEN([.I79])       )                )) );[.J78])" office:value-type="string" office:string-value="./kuchyne/vybaveni/_APE0791.jpg" calcext:value-type="string">
            <text:p>./kuchyne/vybaveni/_APE0791.jpg</text:p>
          </table:table-cell>
          <table:table-cell table:formula="of:=VLOOKUP(LEFT([.I79];IF(               ISNUMBER(FIND(&quot; &quot;;[.I79]));FIND(&quot; &quot;;[.I79])-1;LEN([.I7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79]+1" office:value-type="float" office:value="76" calcext:value-type="float">
            <text:p>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atchtle na vareni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ranzova, plast</text:p>
          </table:table-cell>
          <table:table-cell office:value-type="string" calcext:value-type="string">
            <text:p>_APE0791.jpg</text:p>
          </table:table-cell>
          <table:table-cell table:formula="of:=IF([.I80]&lt;&gt;&quot;&quot;;HYPERLINK(CONCATENATE(&quot;file://&quot;;[.$H$2];&quot;/&quot;;[.K80];&quot;/&quot;;LEFT([.I80];IF(               ISNUMBER(FIND(&quot; &quot;;[.I80]));FIND(&quot; &quot;;[.I80])-1;LEN([.I80])       )                ));CONCATENATE([.K80];LEFT([.I80];IF(               ISNUMBER(FIND(&quot; &quot;;[.I80]));FIND(&quot; &quot;;[.I80])-1;LEN([.I80])       )                )) );[.J79])" office:value-type="string" office:string-value="./kuchyne/vybaveni/_APE0791.jpg" calcext:value-type="string">
            <text:p>./kuchyne/vybaveni/_APE0791.jpg</text:p>
          </table:table-cell>
          <table:table-cell table:formula="of:=VLOOKUP(LEFT([.I80];IF(               ISNUMBER(FIND(&quot; &quot;;[.I80]));FIND(&quot; &quot;;[.I80])-1;LEN([.I8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0]+1" office:value-type="float" office:value="77" calcext:value-type="float">
            <text:p>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s vickem (kocka)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ove viko</text:p>
          </table:table-cell>
          <table:table-cell office:value-type="string" calcext:value-type="string">
            <text:p>_APE0791.jpg</text:p>
          </table:table-cell>
          <table:table-cell table:formula="of:=IF([.I81]&lt;&gt;&quot;&quot;;HYPERLINK(CONCATENATE(&quot;file://&quot;;[.$H$2];&quot;/&quot;;[.K81];&quot;/&quot;;LEFT([.I81];IF(               ISNUMBER(FIND(&quot; &quot;;[.I81]));FIND(&quot; &quot;;[.I81])-1;LEN([.I81])       )                ));CONCATENATE([.K81];LEFT([.I81];IF(               ISNUMBER(FIND(&quot; &quot;;[.I81]));FIND(&quot; &quot;;[.I81])-1;LEN([.I81])       )                )) );[.J80])" office:value-type="string" office:string-value="./kuchyne/vybaveni/_APE0791.jpg" calcext:value-type="string">
            <text:p>./kuchyne/vybaveni/_APE0791.jpg</text:p>
          </table:table-cell>
          <table:table-cell table:formula="of:=VLOOKUP(LEFT([.I81];IF(               ISNUMBER(FIND(&quot; &quot;;[.I81]));FIND(&quot; &quot;;[.I81])-1;LEN([.I8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1]+1" office:value-type="float" office:value="78" calcext:value-type="float">
            <text:p>7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alpska sul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apir</text:p>
          </table:table-cell>
          <table:table-cell office:value-type="string" calcext:value-type="string">
            <text:p>_APE0791.jpg</text:p>
          </table:table-cell>
          <table:table-cell table:formula="of:=IF([.I82]&lt;&gt;&quot;&quot;;HYPERLINK(CONCATENATE(&quot;file://&quot;;[.$H$2];&quot;/&quot;;[.K82];&quot;/&quot;;LEFT([.I82];IF(               ISNUMBER(FIND(&quot; &quot;;[.I82]));FIND(&quot; &quot;;[.I82])-1;LEN([.I82])       )                ));CONCATENATE([.K82];LEFT([.I82];IF(               ISNUMBER(FIND(&quot; &quot;;[.I82]));FIND(&quot; &quot;;[.I82])-1;LEN([.I82])       )                )) );[.J81])" office:value-type="string" office:string-value="./kuchyne/vybaveni/_APE0791.jpg" calcext:value-type="string">
            <text:p>./kuchyne/vybaveni/_APE0791.jpg</text:p>
          </table:table-cell>
          <table:table-cell table:formula="of:=VLOOKUP(LEFT([.I82];IF(               ISNUMBER(FIND(&quot; &quot;;[.I82]));FIND(&quot; &quot;;[.I82])-1;LEN([.I8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82]+1" office:value-type="float" office:value="79" calcext:value-type="float">
            <text:p>7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reni susene chili papricky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obal poskozen, obsah kontaminovan kourem</text:p>
          </table:table-cell>
          <table:table-cell office:value-type="string" calcext:value-type="string">
            <text:p>_APE0791.jpg</text:p>
          </table:table-cell>
          <table:table-cell table:formula="of:=IF([.I83]&lt;&gt;&quot;&quot;;HYPERLINK(CONCATENATE(&quot;file://&quot;;[.$H$2];&quot;/&quot;;[.K83];&quot;/&quot;;LEFT([.I83];IF(               ISNUMBER(FIND(&quot; &quot;;[.I83]));FIND(&quot; &quot;;[.I83])-1;LEN([.I83])       )                ));CONCATENATE([.K83];LEFT([.I83];IF(               ISNUMBER(FIND(&quot; &quot;;[.I83]));FIND(&quot; &quot;;[.I83])-1;LEN([.I83])       )                )) );[.J82])" office:value-type="string" office:string-value="./kuchyne/vybaveni/_APE0791.jpg" calcext:value-type="string">
            <text:p>./kuchyne/vybaveni/_APE0791.jpg</text:p>
          </table:table-cell>
          <table:table-cell table:formula="of:=VLOOKUP(LEFT([.I83];IF(               ISNUMBER(FIND(&quot; &quot;;[.I83]));FIND(&quot; &quot;;[.I83])-1;LEN([.I8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83]+1" office:value-type="float" office:value="80" calcext:value-type="float">
            <text:p>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lanka a peprenka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ove testeni kontaminovano, dreveny podtacek rovnez</text:p>
          </table:table-cell>
          <table:table-cell office:value-type="string" calcext:value-type="string">
            <text:p>_APE0791.jpg</text:p>
          </table:table-cell>
          <table:table-cell table:formula="of:=IF([.I84]&lt;&gt;&quot;&quot;;HYPERLINK(CONCATENATE(&quot;file://&quot;;[.$H$2];&quot;/&quot;;[.K84];&quot;/&quot;;LEFT([.I84];IF(               ISNUMBER(FIND(&quot; &quot;;[.I84]));FIND(&quot; &quot;;[.I84])-1;LEN([.I84])       )                ));CONCATENATE([.K84];LEFT([.I84];IF(               ISNUMBER(FIND(&quot; &quot;;[.I84]));FIND(&quot; &quot;;[.I84])-1;LEN([.I84])       )                )) );[.J83])" office:value-type="string" office:string-value="./kuchyne/vybaveni/_APE0791.jpg" calcext:value-type="string">
            <text:p>./kuchyne/vybaveni/_APE0791.jpg</text:p>
          </table:table-cell>
          <table:table-cell table:formula="of:=VLOOKUP(LEFT([.I84];IF(               ISNUMBER(FIND(&quot; &quot;;[.I84]));FIND(&quot; &quot;;[.I84])-1;LEN([.I8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4]+1" office:value-type="float" office:value="81" calcext:value-type="float">
            <text:p>8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atka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5]&lt;&gt;&quot;&quot;;HYPERLINK(CONCATENATE(&quot;file://&quot;;[.$H$2];&quot;/&quot;;[.K85];&quot;/&quot;;LEFT([.I85];IF(               ISNUMBER(FIND(&quot; &quot;;[.I85]));FIND(&quot; &quot;;[.I85])-1;LEN([.I85])       )                ));CONCATENATE([.K85];LEFT([.I85];IF(               ISNUMBER(FIND(&quot; &quot;;[.I85]));FIND(&quot; &quot;;[.I85])-1;LEN([.I85])       )                )) );[.J84])" office:value-type="string" office:string-value="./kuchyne/vybaveni/_APE0791.jpg" calcext:value-type="string">
            <text:p>./kuchyne/vybaveni/_APE0791.jpg</text:p>
          </table:table-cell>
          <table:table-cell table:formula="of:=VLOOKUP(LEFT([.I85];IF(               ISNUMBER(FIND(&quot; &quot;;[.I85]));FIND(&quot; &quot;;[.I85])-1;LEN([.I8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5]+1" office:value-type="float" office:value="82" calcext:value-type="float">
            <text:p>8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lo, cesnek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6]&lt;&gt;&quot;&quot;;HYPERLINK(CONCATENATE(&quot;file://&quot;;[.$H$2];&quot;/&quot;;[.K86];&quot;/&quot;;LEFT([.I86];IF(               ISNUMBER(FIND(&quot; &quot;;[.I86]));FIND(&quot; &quot;;[.I86])-1;LEN([.I86])       )                ));CONCATENATE([.K86];LEFT([.I86];IF(               ISNUMBER(FIND(&quot; &quot;;[.I86]));FIND(&quot; &quot;;[.I86])-1;LEN([.I86])       )                )) );[.J85])" office:value-type="string" office:string-value="./kuchyne/vybaveni/_APE0791.jpg" calcext:value-type="string">
            <text:p>./kuchyne/vybaveni/_APE0791.jpg</text:p>
          </table:table-cell>
          <table:table-cell table:formula="of:=VLOOKUP(LEFT([.I86];IF(               ISNUMBER(FIND(&quot; &quot;;[.I86]));FIND(&quot; &quot;;[.I86])-1;LEN([.I8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6]+1" office:value-type="float" office:value="83" calcext:value-type="float">
            <text:p>8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caj (cerny, ochuceny, malaisie)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zelena a cervena krabicka</text:p>
          </table:table-cell>
          <table:table-cell office:value-type="string" calcext:value-type="string">
            <text:p>_APE0791.jpg</text:p>
          </table:table-cell>
          <table:table-cell table:formula="of:=IF([.I87]&lt;&gt;&quot;&quot;;HYPERLINK(CONCATENATE(&quot;file://&quot;;[.$H$2];&quot;/&quot;;[.K87];&quot;/&quot;;LEFT([.I87];IF(               ISNUMBER(FIND(&quot; &quot;;[.I87]));FIND(&quot; &quot;;[.I87])-1;LEN([.I87])       )                ));CONCATENATE([.K87];LEFT([.I87];IF(               ISNUMBER(FIND(&quot; &quot;;[.I87]));FIND(&quot; &quot;;[.I87])-1;LEN([.I87])       )                )) );[.J86])" office:value-type="string" office:string-value="./kuchyne/vybaveni/_APE0791.jpg" calcext:value-type="string">
            <text:p>./kuchyne/vybaveni/_APE0791.jpg</text:p>
          </table:table-cell>
          <table:table-cell table:formula="of:=VLOOKUP(LEFT([.I87];IF(               ISNUMBER(FIND(&quot; &quot;;[.I87]));FIND(&quot; &quot;;[.I87])-1;LEN([.I8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7]+1" office:value-type="float" office:value="84" calcext:value-type="float">
            <text:p>8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oza kovova designova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POKU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_APE0791.jpg</text:p>
          </table:table-cell>
          <table:table-cell table:formula="of:=IF([.I88]&lt;&gt;&quot;&quot;;HYPERLINK(CONCATENATE(&quot;file://&quot;;[.$H$2];&quot;/&quot;;[.K88];&quot;/&quot;;LEFT([.I88];IF(               ISNUMBER(FIND(&quot; &quot;;[.I88]));FIND(&quot; &quot;;[.I88])-1;LEN([.I88])       )                ));CONCATENATE([.K88];LEFT([.I88];IF(               ISNUMBER(FIND(&quot; &quot;;[.I88]));FIND(&quot; &quot;;[.I88])-1;LEN([.I88])       )                )) );[.J87])" office:value-type="string" office:string-value="./kuchyne/vybaveni/_APE0791.jpg" calcext:value-type="string">
            <text:p>./kuchyne/vybaveni/_APE0791.jpg</text:p>
          </table:table-cell>
          <table:table-cell table:formula="of:=VLOOKUP(LEFT([.I88];IF(               ISNUMBER(FIND(&quot; &quot;;[.I88]));FIND(&quot; &quot;;[.I88])-1;LEN([.I8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8]+1" office:value-type="float" office:value="85" calcext:value-type="float">
            <text:p>8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menny hmozdir</text:p>
          </table:table-cell>
          <table:table-cell table:number-columns-repeated="4"/>
          <table:table-cell office:value-type="string" calcext:value-type="string">
            <text:p>2x mala misticka, 1x velky, hrbu povrch</text:p>
          </table:table-cell>
          <table:table-cell office:value-type="string" calcext:value-type="string">
            <text:p>_APE0791.jpg</text:p>
          </table:table-cell>
          <table:table-cell table:formula="of:=IF([.I89]&lt;&gt;&quot;&quot;;HYPERLINK(CONCATENATE(&quot;file://&quot;;[.$H$2];&quot;/&quot;;[.K89];&quot;/&quot;;LEFT([.I89];IF(               ISNUMBER(FIND(&quot; &quot;;[.I89]));FIND(&quot; &quot;;[.I89])-1;LEN([.I89])       )                ));CONCATENATE([.K89];LEFT([.I89];IF(               ISNUMBER(FIND(&quot; &quot;;[.I89]));FIND(&quot; &quot;;[.I89])-1;LEN([.I89])       )                )) );[.J88])" office:value-type="string" office:string-value="./kuchyne/vybaveni/_APE0791.jpg" calcext:value-type="string">
            <text:p>./kuchyne/vybaveni/_APE0791.jpg</text:p>
          </table:table-cell>
          <table:table-cell table:formula="of:=VLOOKUP(LEFT([.I89];IF(               ISNUMBER(FIND(&quot; &quot;;[.I89]));FIND(&quot; &quot;;[.I89])-1;LEN([.I8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89]+1" office:value-type="float" office:value="86" calcext:value-type="float">
            <text:p>8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el.mlynek na sul a pepr</text:p>
          </table:table-cell>
          <table:table-cell table:number-columns-repeated="4"/>
          <table:table-cell office:value-type="string" calcext:value-type="string">
            <text:p>2x plastove dily, kovove telo, na 4x baterie</text:p>
          </table:table-cell>
          <table:table-cell office:value-type="string" calcext:value-type="string">
            <text:p>_APE0808.jpg</text:p>
          </table:table-cell>
          <table:table-cell table:formula="of:=IF([.I90]&lt;&gt;&quot;&quot;;HYPERLINK(CONCATENATE(&quot;file://&quot;;[.$H$2];&quot;/&quot;;[.K90];&quot;/&quot;;LEFT([.I90];IF(               ISNUMBER(FIND(&quot; &quot;;[.I90]));FIND(&quot; &quot;;[.I90])-1;LEN([.I90])       )                ));CONCATENATE([.K90];LEFT([.I90];IF(               ISNUMBER(FIND(&quot; &quot;;[.I90]));FIND(&quot; &quot;;[.I90])-1;LEN([.I90])       )                )) );[.J89])" office:value-type="string" office:string-value="./kuchyne/vybaveni/_APE0808.jpg" calcext:value-type="string">
            <text:p>./kuchyne/vybaveni/_APE0808.jpg</text:p>
          </table:table-cell>
          <table:table-cell table:formula="of:=VLOOKUP(LEFT([.I90];IF(               ISNUMBER(FIND(&quot; &quot;;[.I90]));FIND(&quot; &quot;;[.I90])-1;LEN([.I9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0]+1" office:value-type="float" office:value="87" calcext:value-type="float">
            <text:p>8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vice na vodu</text:p>
          </table:table-cell>
          <table:table-cell office:value-type="string" calcext:value-type="string">
            <text:p>doza, 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ca 2L</text:p>
          </table:table-cell>
          <table:table-cell office:value-type="string" calcext:value-type="string">
            <text:p>_APE0808.jpg</text:p>
          </table:table-cell>
          <table:table-cell table:formula="of:=IF([.I91]&lt;&gt;&quot;&quot;;HYPERLINK(CONCATENATE(&quot;file://&quot;;[.$H$2];&quot;/&quot;;[.K91];&quot;/&quot;;LEFT([.I91];IF(               ISNUMBER(FIND(&quot; &quot;;[.I91]));FIND(&quot; &quot;;[.I91])-1;LEN([.I91])       )                ));CONCATENATE([.K91];LEFT([.I91];IF(               ISNUMBER(FIND(&quot; &quot;;[.I91]));FIND(&quot; &quot;;[.I91])-1;LEN([.I91])       )                )) );[.J90])" office:value-type="string" office:string-value="./kuchyne/vybaveni/_APE0808.jpg" calcext:value-type="string">
            <text:p>./kuchyne/vybaveni/_APE0808.jpg</text:p>
          </table:table-cell>
          <table:table-cell table:formula="of:=VLOOKUP(LEFT([.I91];IF(               ISNUMBER(FIND(&quot; &quot;;[.I91]));FIND(&quot; &quot;;[.I91])-1;LEN([.I9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1]+1" office:value-type="float" office:value="88" calcext:value-type="float">
            <text:p>8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rnek modry</text:p>
          </table:table-cell>
          <table:table-cell office:value-type="string" calcext:value-type="string">
            <text:p>--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modry</text:p>
          </table:table-cell>
          <table:table-cell office:value-type="string" calcext:value-type="string">
            <text:p>_APE0808.jpg</text:p>
          </table:table-cell>
          <table:table-cell table:formula="of:=IF([.I92]&lt;&gt;&quot;&quot;;HYPERLINK(CONCATENATE(&quot;file://&quot;;[.$H$2];&quot;/&quot;;[.K92];&quot;/&quot;;LEFT([.I92];IF(               ISNUMBER(FIND(&quot; &quot;;[.I92]));FIND(&quot; &quot;;[.I92])-1;LEN([.I92])       )                ));CONCATENATE([.K92];LEFT([.I92];IF(               ISNUMBER(FIND(&quot; &quot;;[.I92]));FIND(&quot; &quot;;[.I92])-1;LEN([.I92])       )                )) );[.J91])" office:value-type="string" office:string-value="./kuchyne/vybaveni/_APE0808.jpg" calcext:value-type="string">
            <text:p>./kuchyne/vybaveni/_APE0808.jpg</text:p>
          </table:table-cell>
          <table:table-cell table:formula="of:=VLOOKUP(LEFT([.I92];IF(               ISNUMBER(FIND(&quot; &quot;;[.I92]));FIND(&quot; &quot;;[.I92])-1;LEN([.I9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92]+1" office:value-type="float" office:value="89" calcext:value-type="float">
            <text:p>8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plast. Dozicek na detska jidla (s vickem)</text:p>
          </table:table-cell>
          <table:table-cell office:value-type="string" calcext:value-type="string">
            <text:p>Avent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ca 24ks, na foto vicka na odkapavaci</text:p>
          </table:table-cell>
          <table:table-cell table:style-name="ce15" office:value-type="string" calcext:value-type="string">
            <text:p>_APE0808.jpg VPOLICCE TBD</text:p>
          </table:table-cell>
          <table:table-cell table:formula="of:=IF([.I93]&lt;&gt;&quot;&quot;;HYPERLINK(CONCATENATE(&quot;file://&quot;;[.$H$2];&quot;/&quot;;[.K93];&quot;/&quot;;LEFT([.I93];IF(               ISNUMBER(FIND(&quot; &quot;;[.I93]));FIND(&quot; &quot;;[.I93])-1;LEN([.I93])       )                ));CONCATENATE([.K93];LEFT([.I93];IF(               ISNUMBER(FIND(&quot; &quot;;[.I93]));FIND(&quot; &quot;;[.I93])-1;LEN([.I93])       )                )) );[.J92])" office:value-type="string" office:string-value="./kuchyne/vybaveni/_APE0808.jpg" calcext:value-type="string">
            <text:p>./kuchyne/vybaveni/_APE0808.jpg</text:p>
          </table:table-cell>
          <table:table-cell table:formula="of:=VLOOKUP(LEFT([.I93];IF(               ISNUMBER(FIND(&quot; &quot;;[.I93]));FIND(&quot; &quot;;[.I93])-1;LEN([.I9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3]+1" office:value-type="float" office:value="90" calcext:value-type="float">
            <text:p>9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nuz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ze sady, drevene drzadlo</text:p>
          </table:table-cell>
          <table:table-cell office:value-type="string" calcext:value-type="string">
            <text:p>_APE0808.jpg</text:p>
          </table:table-cell>
          <table:table-cell table:formula="of:=IF([.I94]&lt;&gt;&quot;&quot;;HYPERLINK(CONCATENATE(&quot;file://&quot;;[.$H$2];&quot;/&quot;;[.K94];&quot;/&quot;;LEFT([.I94];IF(               ISNUMBER(FIND(&quot; &quot;;[.I94]));FIND(&quot; &quot;;[.I94])-1;LEN([.I94])       )                ));CONCATENATE([.K94];LEFT([.I94];IF(               ISNUMBER(FIND(&quot; &quot;;[.I94]));FIND(&quot; &quot;;[.I94])-1;LEN([.I94])       )                )) );[.J93])" office:value-type="string" office:string-value="./kuchyne/vybaveni/_APE0808.jpg" calcext:value-type="string">
            <text:p>./kuchyne/vybaveni/_APE0808.jpg</text:p>
          </table:table-cell>
          <table:table-cell table:formula="of:=VLOOKUP(LEFT([.I94];IF(               ISNUMBER(FIND(&quot; &quot;;[.I94]));FIND(&quot; &quot;;[.I94])-1;LEN([.I9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4]+1" office:value-type="float" office:value="91" calcext:value-type="float">
            <text:p>9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ene mysticky male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detske nadobi</text:p>
          </table:table-cell>
          <table:table-cell office:value-type="string" calcext:value-type="string">
            <text:p>_APE0808.jpg</text:p>
          </table:table-cell>
          <table:table-cell table:formula="of:=IF([.I95]&lt;&gt;&quot;&quot;;HYPERLINK(CONCATENATE(&quot;file://&quot;;[.$H$2];&quot;/&quot;;[.K95];&quot;/&quot;;LEFT([.I95];IF(               ISNUMBER(FIND(&quot; &quot;;[.I95]));FIND(&quot; &quot;;[.I95])-1;LEN([.I95])       )                ));CONCATENATE([.K95];LEFT([.I95];IF(               ISNUMBER(FIND(&quot; &quot;;[.I95]));FIND(&quot; &quot;;[.I95])-1;LEN([.I95])       )                )) );[.J94])" office:value-type="string" office:string-value="./kuchyne/vybaveni/_APE0808.jpg" calcext:value-type="string">
            <text:p>./kuchyne/vybaveni/_APE0808.jpg</text:p>
          </table:table-cell>
          <table:table-cell table:formula="of:=VLOOKUP(LEFT([.I95];IF(               ISNUMBER(FIND(&quot; &quot;;[.I95]));FIND(&quot; &quot;;[.I95])-1;LEN([.I9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5]+1" office:value-type="float" office:value="92" calcext:value-type="float">
            <text:p>9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uzne druhy koreni v sacku</text:p>
          </table:table-cell>
          <table:table-cell office:value-type="string" calcext:value-type="string">
            <text:p>kotani, vitan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otevrena baleni, cca 40ks</text:p>
          </table:table-cell>
          <table:table-cell office:value-type="string" calcext:value-type="string">
            <text:p>DSC_7482.jpg</text:p>
          </table:table-cell>
          <table:table-cell table:formula="of:=IF([.I96]&lt;&gt;&quot;&quot;;HYPERLINK(CONCATENATE(&quot;file://&quot;;[.$H$2];&quot;/&quot;;[.K96];&quot;/&quot;;LEFT([.I96];IF(               ISNUMBER(FIND(&quot; &quot;;[.I96]));FIND(&quot; &quot;;[.I96])-1;LEN([.I96])       )                ));CONCATENATE([.K96];LEFT([.I96];IF(               ISNUMBER(FIND(&quot; &quot;;[.I96]));FIND(&quot; &quot;;[.I96])-1;LEN([.I96])       )                )) );[.J95])" office:value-type="string" office:string-value="./kuchyne/vybaveni/DSC_7482.jpg" calcext:value-type="string">
            <text:p>./kuchyne/vybaveni/DSC_7482.jpg</text:p>
          </table:table-cell>
          <table:table-cell table:formula="of:=VLOOKUP(LEFT([.I96];IF(               ISNUMBER(FIND(&quot; &quot;;[.I96]));FIND(&quot; &quot;;[.I96])-1;LEN([.I9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6]+1" office:value-type="float" office:value="93" calcext:value-type="float">
            <text:p>9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e nacini na vareni</text:p>
          </table:table-cell>
          <table:table-cell office:value-type="string" calcext:value-type="string">
            <text:p>ruzne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ada</text:p>
          </table:table-cell>
          <table:table-cell office:value-type="string" calcext:value-type="string">
            <text:p>DSC_7482.jpg</text:p>
          </table:table-cell>
          <table:table-cell table:formula="of:=IF([.I97]&lt;&gt;&quot;&quot;;HYPERLINK(CONCATENATE(&quot;file://&quot;;[.$H$2];&quot;/&quot;;[.K97];&quot;/&quot;;LEFT([.I97];IF(               ISNUMBER(FIND(&quot; &quot;;[.I97]));FIND(&quot; &quot;;[.I97])-1;LEN([.I97])       )                ));CONCATENATE([.K97];LEFT([.I97];IF(               ISNUMBER(FIND(&quot; &quot;;[.I97]));FIND(&quot; &quot;;[.I97])-1;LEN([.I97])       )                )) );[.J96])" office:value-type="string" office:string-value="./kuchyne/vybaveni/DSC_7482.jpg" calcext:value-type="string">
            <text:p>./kuchyne/vybaveni/DSC_7482.jpg</text:p>
          </table:table-cell>
          <table:table-cell table:formula="of:=VLOOKUP(LEFT([.I97];IF(               ISNUMBER(FIND(&quot; &quot;;[.I97]));FIND(&quot; &quot;;[.I97])-1;LEN([.I9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7]+1" office:value-type="float" office:value="94" calcext:value-type="float">
            <text:p>9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hmozdir na orech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1x</text:p>
          </table:table-cell>
          <table:table-cell office:value-type="string" calcext:value-type="string">
            <text:p>DSC_7482.jpg</text:p>
          </table:table-cell>
          <table:table-cell table:formula="of:=IF([.I98]&lt;&gt;&quot;&quot;;HYPERLINK(CONCATENATE(&quot;file://&quot;;[.$H$2];&quot;/&quot;;[.K98];&quot;/&quot;;LEFT([.I98];IF(               ISNUMBER(FIND(&quot; &quot;;[.I98]));FIND(&quot; &quot;;[.I98])-1;LEN([.I98])       )                ));CONCATENATE([.K98];LEFT([.I98];IF(               ISNUMBER(FIND(&quot; &quot;;[.I98]));FIND(&quot; &quot;;[.I98])-1;LEN([.I98])       )                )) );[.J97])" office:value-type="string" office:string-value="./kuchyne/vybaveni/DSC_7482.jpg" calcext:value-type="string">
            <text:p>./kuchyne/vybaveni/DSC_7482.jpg</text:p>
          </table:table-cell>
          <table:table-cell table:formula="of:=VLOOKUP(LEFT([.I98];IF(               ISNUMBER(FIND(&quot; &quot;;[.I98]));FIND(&quot; &quot;;[.I98])-1;LEN([.I9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8]+1" office:value-type="float" office:value="95" calcext:value-type="float">
            <text:p>9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japonske tycinky na ryzi/sushi</text:p>
          </table:table-cell>
          <table:table-cell office:value-type="string" calcext:value-type="string">
            <text:p>design do sady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cetne odkladacich stojanku (drevo)</text:p>
          </table:table-cell>
          <table:table-cell office:value-type="string" calcext:value-type="string">
            <text:p>DSC_7482.jpg</text:p>
          </table:table-cell>
          <table:table-cell table:formula="of:=IF([.I99]&lt;&gt;&quot;&quot;;HYPERLINK(CONCATENATE(&quot;file://&quot;;[.$H$2];&quot;/&quot;;[.K99];&quot;/&quot;;LEFT([.I99];IF(               ISNUMBER(FIND(&quot; &quot;;[.I99]));FIND(&quot; &quot;;[.I99])-1;LEN([.I99])       )                ));CONCATENATE([.K99];LEFT([.I99];IF(               ISNUMBER(FIND(&quot; &quot;;[.I99]));FIND(&quot; &quot;;[.I99])-1;LEN([.I99])       )                )) );[.J98])" office:value-type="string" office:string-value="./kuchyne/vybaveni/DSC_7482.jpg" calcext:value-type="string">
            <text:p>./kuchyne/vybaveni/DSC_7482.jpg</text:p>
          </table:table-cell>
          <table:table-cell table:formula="of:=VLOOKUP(LEFT([.I99];IF(               ISNUMBER(FIND(&quot; &quot;;[.I99]));FIND(&quot; &quot;;[.I99])-1;LEN([.I9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99]+1" office:value-type="float" office:value="96" calcext:value-type="float">
            <text:p>9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rilovaci paratka (sada)</text:p>
          </table:table-cell>
          <table:table-cell office:value-type="string" calcext:value-type="string">
            <text:p>lidl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0]&lt;&gt;&quot;&quot;;HYPERLINK(CONCATENATE(&quot;file://&quot;;[.$H$2];&quot;/&quot;;[.K100];&quot;/&quot;;LEFT([.I100];IF(               ISNUMBER(FIND(&quot; &quot;;[.I100]));FIND(&quot; &quot;;[.I100])-1;LEN([.I100])       )                ));CONCATENATE([.K100];LEFT([.I100];IF(               ISNUMBER(FIND(&quot; &quot;;[.I100]));FIND(&quot; &quot;;[.I100])-1;LEN([.I100])       )                )) );[.J99])" office:value-type="string" office:string-value="./kuchyne/vybaveni/DSC_7482.jpg" calcext:value-type="string">
            <text:p>./kuchyne/vybaveni/DSC_7482.jpg</text:p>
          </table:table-cell>
          <table:table-cell table:formula="of:=VLOOKUP(LEFT([.I100];IF(               ISNUMBER(FIND(&quot; &quot;;[.I100]));FIND(&quot; &quot;;[.I100])-1;LEN([.I10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00]+1" office:value-type="float" office:value="97" calcext:value-type="float">
            <text:p>9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e nacini na vareni</text:p>
          </table:table-cell>
          <table:table-cell office:value-type="string" calcext:value-type="string">
            <text:p>tescom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sterky, maslovacky, otevirac konzerv, krajec testa</text:p>
          </table:table-cell>
          <table:table-cell office:value-type="string" calcext:value-type="string">
            <text:p>DSC_7482.jpg</text:p>
          </table:table-cell>
          <table:table-cell table:formula="of:=IF([.I101]&lt;&gt;&quot;&quot;;HYPERLINK(CONCATENATE(&quot;file://&quot;;[.$H$2];&quot;/&quot;;[.K101];&quot;/&quot;;LEFT([.I101];IF(               ISNUMBER(FIND(&quot; &quot;;[.I101]));FIND(&quot; &quot;;[.I101])-1;LEN([.I101])       )                ));CONCATENATE([.K101];LEFT([.I101];IF(               ISNUMBER(FIND(&quot; &quot;;[.I101]));FIND(&quot; &quot;;[.I101])-1;LEN([.I101])       )                )) );[.J100])" office:value-type="string" office:string-value="./kuchyne/vybaveni/DSC_7482.jpg" calcext:value-type="string">
            <text:p>./kuchyne/vybaveni/DSC_7482.jpg</text:p>
          </table:table-cell>
          <table:table-cell table:formula="of:=VLOOKUP(LEFT([.I101];IF(               ISNUMBER(FIND(&quot; &quot;;[.I101]));FIND(&quot; &quot;;[.I101])-1;LEN([.I10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1]+1" office:value-type="float" office:value="98" calcext:value-type="float">
            <text:p>9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uzky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velke, plastove madlo poskozeno</text:p>
          </table:table-cell>
          <table:table-cell office:value-type="string" calcext:value-type="string">
            <text:p>DSC_7482.jpg</text:p>
          </table:table-cell>
          <table:table-cell table:formula="of:=IF([.I102]&lt;&gt;&quot;&quot;;HYPERLINK(CONCATENATE(&quot;file://&quot;;[.$H$2];&quot;/&quot;;[.K102];&quot;/&quot;;LEFT([.I102];IF(               ISNUMBER(FIND(&quot; &quot;;[.I102]));FIND(&quot; &quot;;[.I102])-1;LEN([.I102])       )                ));CONCATENATE([.K102];LEFT([.I102];IF(               ISNUMBER(FIND(&quot; &quot;;[.I102]));FIND(&quot; &quot;;[.I102])-1;LEN([.I102])       )                )) );[.J101])" office:value-type="string" office:string-value="./kuchyne/vybaveni/DSC_7482.jpg" calcext:value-type="string">
            <text:p>./kuchyne/vybaveni/DSC_7482.jpg</text:p>
          </table:table-cell>
          <table:table-cell table:formula="of:=VLOOKUP(LEFT([.I102];IF(               ISNUMBER(FIND(&quot; &quot;;[.I102]));FIND(&quot; &quot;;[.I102])-1;LEN([.I10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2]+1" office:value-type="float" office:value="99" calcext:value-type="float">
            <text:p>9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igitalni teplomer na potraviny a vareni v troube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plast nasaknut kourem</text:p>
          </table:table-cell>
          <table:table-cell office:value-type="string" calcext:value-type="string">
            <text:p>DSC_7482.jpg</text:p>
          </table:table-cell>
          <table:table-cell table:formula="of:=IF([.I103]&lt;&gt;&quot;&quot;;HYPERLINK(CONCATENATE(&quot;file://&quot;;[.$H$2];&quot;/&quot;;[.K103];&quot;/&quot;;LEFT([.I103];IF(               ISNUMBER(FIND(&quot; &quot;;[.I103]));FIND(&quot; &quot;;[.I103])-1;LEN([.I103])       )                ));CONCATENATE([.K103];LEFT([.I103];IF(               ISNUMBER(FIND(&quot; &quot;;[.I103]));FIND(&quot; &quot;;[.I103])-1;LEN([.I103])       )                )) );[.J102])" office:value-type="string" office:string-value="./kuchyne/vybaveni/DSC_7482.jpg" calcext:value-type="string">
            <text:p>./kuchyne/vybaveni/DSC_7482.jpg</text:p>
          </table:table-cell>
          <table:table-cell table:formula="of:=VLOOKUP(LEFT([.I103];IF(               ISNUMBER(FIND(&quot; &quot;;[.I103]));FIND(&quot; &quot;;[.I103])-1;LEN([.I10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03]+1" office:value-type="float" office:value="100" calcext:value-type="float">
            <text:p>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kripcu na jidlo</text:p>
          </table:table-cell>
          <table:table-cell office:value-type="string" calcext:value-type="string">
            <text:p>ike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na foto videt pouze cast sady</text:p>
          </table:table-cell>
          <table:table-cell office:value-type="string" calcext:value-type="string">
            <text:p>DSC_7482.jpg <text:span text:style-name="T1">DSC_7510.jpg</text:span></text:p>
          </table:table-cell>
          <table:table-cell table:formula="of:=IF([.I104]&lt;&gt;&quot;&quot;;HYPERLINK(CONCATENATE(&quot;file://&quot;;[.$H$2];&quot;/&quot;;[.K104];&quot;/&quot;;LEFT([.I104];IF(               ISNUMBER(FIND(&quot; &quot;;[.I104]));FIND(&quot; &quot;;[.I104])-1;LEN([.I104])       )                ));CONCATENATE([.K104];LEFT([.I104];IF(               ISNUMBER(FIND(&quot; &quot;;[.I104]));FIND(&quot; &quot;;[.I104])-1;LEN([.I104])       )                )) );[.J103])" office:value-type="string" office:string-value="./kuchyne/vybaveni/DSC_7482.jpg" calcext:value-type="string">
            <text:p>./kuchyne/vybaveni/DSC_7482.jpg</text:p>
          </table:table-cell>
          <table:table-cell table:formula="of:=VLOOKUP(LEFT([.I104];IF(               ISNUMBER(FIND(&quot; &quot;;[.I104]));FIND(&quot; &quot;;[.I104])-1;LEN([.I10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4]+1" office:value-type="float" office:value="101" calcext:value-type="float">
            <text:p>1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ihovy fix</text:p>
          </table:table-cell>
          <table:table-cell office:value-type="string" calcext:value-type="string">
            <text:p>asi centropen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5]&lt;&gt;&quot;&quot;;HYPERLINK(CONCATENATE(&quot;file://&quot;;[.$H$2];&quot;/&quot;;[.K105];&quot;/&quot;;LEFT([.I105];IF(               ISNUMBER(FIND(&quot; &quot;;[.I105]));FIND(&quot; &quot;;[.I105])-1;LEN([.I105])       )                ));CONCATENATE([.K105];LEFT([.I105];IF(               ISNUMBER(FIND(&quot; &quot;;[.I105]));FIND(&quot; &quot;;[.I105])-1;LEN([.I105])       )                )) );[.J104])" office:value-type="string" office:string-value="./kuchyne/vybaveni/DSC_7482.jpg" calcext:value-type="string">
            <text:p>./kuchyne/vybaveni/DSC_7482.jpg</text:p>
          </table:table-cell>
          <table:table-cell table:formula="of:=VLOOKUP(LEFT([.I105];IF(               ISNUMBER(FIND(&quot; &quot;;[.I105]));FIND(&quot; &quot;;[.I105])-1;LEN([.I10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5]+1" office:value-type="float" office:value="102" calcext:value-type="float">
            <text:p>1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ci paska</text:p>
          </table:table-cell>
          <table:table-cell table:number-columns-repeated="2"/>
          <table:table-cell table:style-name="ce5" table:formula="of:=IF([.F105]=&quot;&quot;;&quot;&quot;;[.F105])" office:value-type="string" office:string-value="n" calcext:value-type="string">
            <text:p>n</text:p>
          </table:table-cell>
          <table:table-cell table:style-name="ce5" table:formula="of:=IF([.G105]=&quot;&quot;;&quot;&quot;;[.G105])" office:value-type="string" office:string-value="k" calcext:value-type="string">
            <text:p>k</text:p>
          </table:table-cell>
          <table:table-cell office:value-type="string" calcext:value-type="string">
            <text:p>pruhledna</text:p>
          </table:table-cell>
          <table:table-cell office:value-type="string" calcext:value-type="string">
            <text:p>DSC_7482.jpg</text:p>
          </table:table-cell>
          <table:table-cell table:formula="of:=IF([.I106]&lt;&gt;&quot;&quot;;HYPERLINK(CONCATENATE(&quot;file://&quot;;[.$H$2];&quot;/&quot;;[.K106];&quot;/&quot;;LEFT([.I106];IF(               ISNUMBER(FIND(&quot; &quot;;[.I106]));FIND(&quot; &quot;;[.I106])-1;LEN([.I106])       )                ));CONCATENATE([.K106];LEFT([.I106];IF(               ISNUMBER(FIND(&quot; &quot;;[.I106]));FIND(&quot; &quot;;[.I106])-1;LEN([.I106])       )                )) );[.J105])" office:value-type="string" office:string-value="./kuchyne/vybaveni/DSC_7482.jpg" calcext:value-type="string">
            <text:p>./kuchyne/vybaveni/DSC_7482.jpg</text:p>
          </table:table-cell>
          <table:table-cell table:formula="of:=VLOOKUP(LEFT([.I106];IF(               ISNUMBER(FIND(&quot; &quot;;[.I106]));FIND(&quot; &quot;;[.I106])-1;LEN([.I10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6]+1" office:value-type="float" office:value="103" calcext:value-type="float">
            <text:p>1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sirek</text:p>
          </table:table-cell>
          <table:table-cell table:number-columns-repeated="2"/>
          <table:table-cell table:style-name="ce5" table:formula="of:=IF([.F106]=&quot;&quot;;&quot;&quot;;[.F106])" office:value-type="string" office:string-value="n" calcext:value-type="string">
            <text:p>n</text:p>
          </table:table-cell>
          <table:table-cell table:style-name="ce5" table:formula="of:=IF([.G106]=&quot;&quot;;&quot;&quot;;[.G106])" office:value-type="string" office:string-value="k" calcext:value-type="string">
            <text:p>k</text:p>
          </table:table-cell>
          <table:table-cell office:value-type="string" calcext:value-type="string">
            <text:p>ruzne velikosti</text:p>
          </table:table-cell>
          <table:table-cell office:value-type="string" calcext:value-type="string">
            <text:p>DSC_7482.jpg</text:p>
          </table:table-cell>
          <table:table-cell table:formula="of:=IF([.I107]&lt;&gt;&quot;&quot;;HYPERLINK(CONCATENATE(&quot;file://&quot;;[.$H$2];&quot;/&quot;;[.K107];&quot;/&quot;;LEFT([.I107];IF(               ISNUMBER(FIND(&quot; &quot;;[.I107]));FIND(&quot; &quot;;[.I107])-1;LEN([.I107])       )                ));CONCATENATE([.K107];LEFT([.I107];IF(               ISNUMBER(FIND(&quot; &quot;;[.I107]));FIND(&quot; &quot;;[.I107])-1;LEN([.I107])       )                )) );[.J106])" office:value-type="string" office:string-value="./kuchyne/vybaveni/DSC_7482.jpg" calcext:value-type="string">
            <text:p>./kuchyne/vybaveni/DSC_7482.jpg</text:p>
          </table:table-cell>
          <table:table-cell table:formula="of:=VLOOKUP(LEFT([.I107];IF(               ISNUMBER(FIND(&quot; &quot;;[.I107]));FIND(&quot; &quot;;[.I107])-1;LEN([.I10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7]+1" office:value-type="float" office:value="104" calcext:value-type="float">
            <text:p>1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ly tycovy mixer na naslehani mleka</text:p>
          </table:table-cell>
          <table:table-cell table:number-columns-repeated="2"/>
          <table:table-cell table:style-name="ce5" table:formula="of:=IF([.F107]=&quot;&quot;;&quot;&quot;;[.F107])" office:value-type="string" office:string-value="n" calcext:value-type="string">
            <text:p>n</text:p>
          </table:table-cell>
          <table:table-cell table:style-name="ce5" table:formula="of:=IF([.G107]=&quot;&quot;;&quot;&quot;;[.G107])" office:value-type="string" office:string-value="k" calcext:value-type="string">
            <text:p>k</text:p>
          </table:table-cell>
          <table:table-cell office:value-type="string" calcext:value-type="string">
            <text:p>oranzova barva, vcetne baterii</text:p>
          </table:table-cell>
          <table:table-cell office:value-type="string" calcext:value-type="string">
            <text:p>DSC_7482.jpg</text:p>
          </table:table-cell>
          <table:table-cell table:formula="of:=IF([.I108]&lt;&gt;&quot;&quot;;HYPERLINK(CONCATENATE(&quot;file://&quot;;[.$H$2];&quot;/&quot;;[.K108];&quot;/&quot;;LEFT([.I108];IF(               ISNUMBER(FIND(&quot; &quot;;[.I108]));FIND(&quot; &quot;;[.I108])-1;LEN([.I108])       )                ));CONCATENATE([.K108];LEFT([.I108];IF(               ISNUMBER(FIND(&quot; &quot;;[.I108]));FIND(&quot; &quot;;[.I108])-1;LEN([.I108])       )                )) );[.J107])" office:value-type="string" office:string-value="./kuchyne/vybaveni/DSC_7482.jpg" calcext:value-type="string">
            <text:p>./kuchyne/vybaveni/DSC_7482.jpg</text:p>
          </table:table-cell>
          <table:table-cell table:formula="of:=VLOOKUP(LEFT([.I108];IF(               ISNUMBER(FIND(&quot; &quot;;[.I108]));FIND(&quot; &quot;;[.I108])-1;LEN([.I10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8]+1" office:value-type="float" office:value="105" calcext:value-type="float">
            <text:p>1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brcka</text:p>
          </table:table-cell>
          <table:table-cell office:value-type="string" calcext:value-type="string">
            <text:p>baleni cca 50-100ks</text:p>
          </table:table-cell>
          <table:table-cell/>
          <table:table-cell table:style-name="ce5" table:formula="of:=IF([.F108]=&quot;&quot;;&quot;&quot;;[.F108])" office:value-type="string" office:string-value="n" calcext:value-type="string">
            <text:p>n</text:p>
          </table:table-cell>
          <table:table-cell table:style-name="ce5" table:formula="of:=IF([.G108]=&quot;&quot;;&quot;&quot;;[.G108])" office:value-type="string" office:string-value="k" calcext:value-type="string">
            <text:p>k</text:p>
          </table:table-cell>
          <table:table-cell/>
          <table:table-cell office:value-type="string" calcext:value-type="string">
            <text:p>DSC_7482.jpg</text:p>
          </table:table-cell>
          <table:table-cell table:formula="of:=IF([.I109]&lt;&gt;&quot;&quot;;HYPERLINK(CONCATENATE(&quot;file://&quot;;[.$H$2];&quot;/&quot;;[.K109];&quot;/&quot;;LEFT([.I109];IF(               ISNUMBER(FIND(&quot; &quot;;[.I109]));FIND(&quot; &quot;;[.I109])-1;LEN([.I109])       )                ));CONCATENATE([.K109];LEFT([.I109];IF(               ISNUMBER(FIND(&quot; &quot;;[.I109]));FIND(&quot; &quot;;[.I109])-1;LEN([.I109])       )                )) );[.J108])" office:value-type="string" office:string-value="./kuchyne/vybaveni/DSC_7482.jpg" calcext:value-type="string">
            <text:p>./kuchyne/vybaveni/DSC_7482.jpg</text:p>
          </table:table-cell>
          <table:table-cell table:formula="of:=VLOOKUP(LEFT([.I109];IF(               ISNUMBER(FIND(&quot; &quot;;[.I109]));FIND(&quot; &quot;;[.I109])-1;LEN([.I10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09]+1" office:value-type="float" office:value="106" calcext:value-type="float">
            <text:p>1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pesni nuz, otviraci</text:p>
          </table:table-cell>
          <table:table-cell office:value-type="string" calcext:value-type="string">
            <text:p>Mikov</text:p>
          </table:table-cell>
          <table:table-cell/>
          <table:table-cell table:style-name="ce5" table:formula="of:=IF([.F109]=&quot;&quot;;&quot;&quot;;[.F109])" office:value-type="string" office:string-value="n" calcext:value-type="string">
            <text:p>n</text:p>
          </table:table-cell>
          <table:table-cell table:style-name="ce5" table:formula="of:=IF([.G109]=&quot;&quot;;&quot;&quot;;[.G109])" office:value-type="string" office:string-value="k" calcext:value-type="string">
            <text:p>k</text:p>
          </table:table-cell>
          <table:table-cell office:value-type="string" calcext:value-type="string">
            <text:p>strenka z kosti, nasakle kourem</text:p>
          </table:table-cell>
          <table:table-cell table:style-name="ce15" table:formula="of:=IF([.I109]=&quot;&quot;;&quot;&quot;;[.I109])" office:value-type="string" office:string-value="DSC_7482.jpg" calcext:value-type="string">
            <text:p>DSC_7482.jpg</text:p>
          </table:table-cell>
          <table:table-cell table:formula="of:=IF([.I110]&lt;&gt;&quot;&quot;;HYPERLINK(CONCATENATE(&quot;file://&quot;;[.$H$2];&quot;/&quot;;[.K110];&quot;/&quot;;LEFT([.I110];IF(               ISNUMBER(FIND(&quot; &quot;;[.I110]));FIND(&quot; &quot;;[.I110])-1;LEN([.I110])       )                ));CONCATENATE([.K110];LEFT([.I110];IF(               ISNUMBER(FIND(&quot; &quot;;[.I110]));FIND(&quot; &quot;;[.I110])-1;LEN([.I110])       )                )) );[.J109])" office:value-type="string" office:string-value="./kuchyne/vybaveni/DSC_7482.jpg" calcext:value-type="string">
            <text:p>./kuchyne/vybaveni/DSC_7482.jpg</text:p>
          </table:table-cell>
          <table:table-cell table:formula="of:=VLOOKUP(LEFT([.I110];IF(               ISNUMBER(FIND(&quot; &quot;;[.I110]));FIND(&quot; &quot;;[.I110])-1;LEN([.I11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0]+1" office:value-type="float" office:value="107" calcext:value-type="float">
            <text:p>1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10]=&quot;&quot;;&quot;&quot;;[.F110])" office:value-type="string" office:string-value="n" calcext:value-type="string">
            <text:p>n</text:p>
          </table:table-cell>
          <table:table-cell table:style-name="ce5" table:formula="of:=IF([.G110]=&quot;&quot;;&quot;&quot;;[.G110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 table:style-name="ce15" table:formula="of:=IF([.I110]=&quot;&quot;;&quot;&quot;;[.I110])" office:value-type="string" office:string-value="DSC_7482.jpg" calcext:value-type="string">
            <text:p>DSC_7482.jpg</text:p>
          </table:table-cell>
          <table:table-cell table:formula="of:=IF([.I111]&lt;&gt;&quot;&quot;;HYPERLINK(CONCATENATE(&quot;file://&quot;;[.$H$2];&quot;/&quot;;[.K111];&quot;/&quot;;LEFT([.I111];IF(               ISNUMBER(FIND(&quot; &quot;;[.I111]));FIND(&quot; &quot;;[.I111])-1;LEN([.I111])       )                ));CONCATENATE([.K111];LEFT([.I111];IF(               ISNUMBER(FIND(&quot; &quot;;[.I111]));FIND(&quot; &quot;;[.I111])-1;LEN([.I111])       )                )) );[.J110])" office:value-type="string" office:string-value="./kuchyne/vybaveni/DSC_7482.jpg" calcext:value-type="string">
            <text:p>./kuchyne/vybaveni/DSC_7482.jpg</text:p>
          </table:table-cell>
          <table:table-cell table:formula="of:=VLOOKUP(LEFT([.I111];IF(               ISNUMBER(FIND(&quot; &quot;;[.I111]));FIND(&quot; &quot;;[.I111])-1;LEN([.I11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1]+1" office:value-type="float" office:value="108" calcext:value-type="float">
            <text:p>1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beracky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11]=&quot;&quot;;&quot;&quot;;[.F111])" office:value-type="string" office:string-value="n" calcext:value-type="string">
            <text:p>n</text:p>
          </table:table-cell>
          <table:table-cell table:style-name="ce5" table:formula="of:=IF([.G111]=&quot;&quot;;&quot;&quot;;[.G111])" office:value-type="string" office:string-value="k" calcext:value-type="string">
            <text:p>k</text:p>
          </table:table-cell>
          <table:table-cell office:value-type="string" calcext:value-type="string">
            <text:p>plastova madla</text:p>
          </table:table-cell>
          <table:table-cell table:style-name="ce15" table:formula="of:=IF([.I111]=&quot;&quot;;&quot;&quot;;[.I111])" office:value-type="string" office:string-value="DSC_7482.jpg" calcext:value-type="string">
            <text:p>DSC_7482.jpg</text:p>
          </table:table-cell>
          <table:table-cell table:formula="of:=IF([.I112]&lt;&gt;&quot;&quot;;HYPERLINK(CONCATENATE(&quot;file://&quot;;[.$H$2];&quot;/&quot;;[.K112];&quot;/&quot;;LEFT([.I112];IF(               ISNUMBER(FIND(&quot; &quot;;[.I112]));FIND(&quot; &quot;;[.I112])-1;LEN([.I112])       )                ));CONCATENATE([.K112];LEFT([.I112];IF(               ISNUMBER(FIND(&quot; &quot;;[.I112]));FIND(&quot; &quot;;[.I112])-1;LEN([.I112])       )                )) );[.J111])" office:value-type="string" office:string-value="./kuchyne/vybaveni/DSC_7482.jpg" calcext:value-type="string">
            <text:p>./kuchyne/vybaveni/DSC_7482.jpg</text:p>
          </table:table-cell>
          <table:table-cell table:formula="of:=VLOOKUP(LEFT([.I112];IF(               ISNUMBER(FIND(&quot; &quot;;[.I112]));FIND(&quot; &quot;;[.I112])-1;LEN([.I11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2]+1" office:value-type="float" office:value="109" calcext:value-type="float">
            <text:p>10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pejle</text:p>
          </table:table-cell>
          <table:table-cell table:number-columns-repeated="2"/>
          <table:table-cell table:style-name="ce5" table:formula="of:=IF([.F112]=&quot;&quot;;&quot;&quot;;[.F112])" office:value-type="string" office:string-value="n" calcext:value-type="string">
            <text:p>n</text:p>
          </table:table-cell>
          <table:table-cell table:style-name="ce5" table:formula="of:=IF([.G112]=&quot;&quot;;&quot;&quot;;[.G112])" office:value-type="string" office:string-value="k" calcext:value-type="string">
            <text:p>k</text:p>
          </table:table-cell>
          <table:table-cell/>
          <table:table-cell table:style-name="ce15" table:formula="of:=IF([.I112]=&quot;&quot;;&quot;&quot;;[.I112])" office:value-type="string" office:string-value="DSC_7482.jpg" calcext:value-type="string">
            <text:p>DSC_7482.jpg</text:p>
          </table:table-cell>
          <table:table-cell table:formula="of:=IF([.I113]&lt;&gt;&quot;&quot;;HYPERLINK(CONCATENATE(&quot;file://&quot;;[.$H$2];&quot;/&quot;;[.K113];&quot;/&quot;;LEFT([.I113];IF(               ISNUMBER(FIND(&quot; &quot;;[.I113]));FIND(&quot; &quot;;[.I113])-1;LEN([.I113])       )                ));CONCATENATE([.K113];LEFT([.I113];IF(               ISNUMBER(FIND(&quot; &quot;;[.I113]));FIND(&quot; &quot;;[.I113])-1;LEN([.I113])       )                )) );[.J112])" office:value-type="string" office:string-value="./kuchyne/vybaveni/DSC_7482.jpg" calcext:value-type="string">
            <text:p>./kuchyne/vybaveni/DSC_7482.jpg</text:p>
          </table:table-cell>
          <table:table-cell table:formula="of:=VLOOKUP(LEFT([.I113];IF(               ISNUMBER(FIND(&quot; &quot;;[.I113]));FIND(&quot; &quot;;[.I113])-1;LEN([.I11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3]+1" office:value-type="float" office:value="110" calcext:value-type="float">
            <text:p>1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lec na testo</text:p>
          </table:table-cell>
          <table:table-cell table:number-columns-repeated="2"/>
          <table:table-cell table:style-name="ce5" table:formula="of:=IF([.F113]=&quot;&quot;;&quot;&quot;;[.F113])" office:value-type="string" office:string-value="n" calcext:value-type="string">
            <text:p>n</text:p>
          </table:table-cell>
          <table:table-cell table:style-name="ce5" table:formula="of:=IF([.G113]=&quot;&quot;;&quot;&quot;;[.G113])" office:value-type="string" office:string-value="k" calcext:value-type="string">
            <text:p>k</text:p>
          </table:table-cell>
          <table:table-cell/>
          <table:table-cell table:style-name="ce15" table:formula="of:=IF([.I113]=&quot;&quot;;&quot;&quot;;[.I113])" office:value-type="string" office:string-value="DSC_7482.jpg" calcext:value-type="string">
            <text:p>DSC_7482.jpg</text:p>
          </table:table-cell>
          <table:table-cell table:formula="of:=IF([.I114]&lt;&gt;&quot;&quot;;HYPERLINK(CONCATENATE(&quot;file://&quot;;[.$H$2];&quot;/&quot;;[.K114];&quot;/&quot;;LEFT([.I114];IF(               ISNUMBER(FIND(&quot; &quot;;[.I114]));FIND(&quot; &quot;;[.I114])-1;LEN([.I114])       )                ));CONCATENATE([.K114];LEFT([.I114];IF(               ISNUMBER(FIND(&quot; &quot;;[.I114]));FIND(&quot; &quot;;[.I114])-1;LEN([.I114])       )                )) );[.J113])" office:value-type="string" office:string-value="./kuchyne/vybaveni/DSC_7482.jpg" calcext:value-type="string">
            <text:p>./kuchyne/vybaveni/DSC_7482.jpg</text:p>
          </table:table-cell>
          <table:table-cell table:formula="of:=VLOOKUP(LEFT([.I114];IF(               ISNUMBER(FIND(&quot; &quot;;[.I114]));FIND(&quot; &quot;;[.I114])-1;LEN([.I11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4]+1" office:value-type="float" office:value="111" calcext:value-type="float">
            <text:p>1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tvoritka na pirohy</text:p>
          </table:table-cell>
          <table:table-cell table:number-columns-repeated="2"/>
          <table:table-cell table:style-name="ce5" table:formula="of:=IF([.F114]=&quot;&quot;;&quot;&quot;;[.F114])" office:value-type="string" office:string-value="n" calcext:value-type="string">
            <text:p>n</text:p>
          </table:table-cell>
          <table:table-cell table:style-name="ce5" table:formula="of:=IF([.G114]=&quot;&quot;;&quot;&quot;;[.G11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490.jpg</text:p>
          </table:table-cell>
          <table:table-cell table:formula="of:=IF([.I115]&lt;&gt;&quot;&quot;;HYPERLINK(CONCATENATE(&quot;file://&quot;;[.$H$2];&quot;/&quot;;[.K115];&quot;/&quot;;LEFT([.I115];IF(               ISNUMBER(FIND(&quot; &quot;;[.I115]));FIND(&quot; &quot;;[.I115])-1;LEN([.I115])       )                ));CONCATENATE([.K115];LEFT([.I115];IF(               ISNUMBER(FIND(&quot; &quot;;[.I115]));FIND(&quot; &quot;;[.I115])-1;LEN([.I115])       )                )) );[.J114])" office:value-type="string" office:string-value="./kuchyne/vybaveni/DSC_7490.jpg" calcext:value-type="string">
            <text:p>./kuchyne/vybaveni/DSC_7490.jpg</text:p>
          </table:table-cell>
          <table:table-cell table:formula="of:=VLOOKUP(LEFT([.I115];IF(               ISNUMBER(FIND(&quot; &quot;;[.I115]));FIND(&quot; &quot;;[.I115])-1;LEN([.I11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5]+1" office:value-type="float" office:value="112" calcext:value-type="float">
            <text:p>1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luskovac obyc</text:p>
          </table:table-cell>
          <table:table-cell table:number-columns-repeated="2"/>
          <table:table-cell table:style-name="ce5" table:formula="of:=IF([.F115]=&quot;&quot;;&quot;&quot;;[.F115])" office:value-type="string" office:string-value="n" calcext:value-type="string">
            <text:p>n</text:p>
          </table:table-cell>
          <table:table-cell table:style-name="ce5" table:formula="of:=IF([.G115]=&quot;&quot;;&quot;&quot;;[.G115])" office:value-type="string" office:string-value="k" calcext:value-type="string">
            <text:p>k</text:p>
          </table:table-cell>
          <table:table-cell/>
          <table:table-cell table:style-name="ce15" table:formula="of:=IF([.I115]=&quot;&quot;;&quot;&quot;;[.I115])" office:value-type="string" office:string-value="DSC_7490.jpg" calcext:value-type="string">
            <text:p>DSC_7490.jpg</text:p>
          </table:table-cell>
          <table:table-cell table:formula="of:=IF([.I116]&lt;&gt;&quot;&quot;;HYPERLINK(CONCATENATE(&quot;file://&quot;;[.$H$2];&quot;/&quot;;[.K116];&quot;/&quot;;LEFT([.I116];IF(               ISNUMBER(FIND(&quot; &quot;;[.I116]));FIND(&quot; &quot;;[.I116])-1;LEN([.I116])       )                ));CONCATENATE([.K116];LEFT([.I116];IF(               ISNUMBER(FIND(&quot; &quot;;[.I116]));FIND(&quot; &quot;;[.I116])-1;LEN([.I116])       )                )) );[.J115])" office:value-type="string" office:string-value="./kuchyne/vybaveni/DSC_7490.jpg" calcext:value-type="string">
            <text:p>./kuchyne/vybaveni/DSC_7490.jpg</text:p>
          </table:table-cell>
          <table:table-cell table:formula="of:=VLOOKUP(LEFT([.I116];IF(               ISNUMBER(FIND(&quot; &quot;;[.I116]));FIND(&quot; &quot;;[.I116])-1;LEN([.I11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6]+1" office:value-type="float" office:value="113" calcext:value-type="float">
            <text:p>1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a odmerka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16]=&quot;&quot;;&quot;&quot;;[.F116])" office:value-type="string" office:string-value="n" calcext:value-type="string">
            <text:p>n</text:p>
          </table:table-cell>
          <table:table-cell table:style-name="ce5" table:formula="of:=IF([.G116]=&quot;&quot;;&quot;&quot;;[.G116])" office:value-type="string" office:string-value="k" calcext:value-type="string">
            <text:p>k</text:p>
          </table:table-cell>
          <table:table-cell/>
          <table:table-cell table:style-name="ce15" table:formula="of:=IF([.I116]=&quot;&quot;;&quot;&quot;;[.I116])" office:value-type="string" office:string-value="DSC_7490.jpg" calcext:value-type="string">
            <text:p>DSC_7490.jpg</text:p>
          </table:table-cell>
          <table:table-cell table:formula="of:=IF([.I117]&lt;&gt;&quot;&quot;;HYPERLINK(CONCATENATE(&quot;file://&quot;;[.$H$2];&quot;/&quot;;[.K117];&quot;/&quot;;LEFT([.I117];IF(               ISNUMBER(FIND(&quot; &quot;;[.I117]));FIND(&quot; &quot;;[.I117])-1;LEN([.I117])       )                ));CONCATENATE([.K117];LEFT([.I117];IF(               ISNUMBER(FIND(&quot; &quot;;[.I117]));FIND(&quot; &quot;;[.I117])-1;LEN([.I117])       )                )) );[.J116])" office:value-type="string" office:string-value="./kuchyne/vybaveni/DSC_7490.jpg" calcext:value-type="string">
            <text:p>./kuchyne/vybaveni/DSC_7490.jpg</text:p>
          </table:table-cell>
          <table:table-cell table:formula="of:=VLOOKUP(LEFT([.I117];IF(               ISNUMBER(FIND(&quot; &quot;;[.I117]));FIND(&quot; &quot;;[.I117])-1;LEN([.I11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7]+1" office:value-type="float" office:value="114" calcext:value-type="float">
            <text:p>1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hozka na susi</text:p>
          </table:table-cell>
          <table:table-cell table:number-columns-repeated="2"/>
          <table:table-cell table:style-name="ce5" table:formula="of:=IF([.F117]=&quot;&quot;;&quot;&quot;;[.F117])" office:value-type="string" office:string-value="n" calcext:value-type="string">
            <text:p>n</text:p>
          </table:table-cell>
          <table:table-cell table:style-name="ce5" table:formula="of:=IF([.G117]=&quot;&quot;;&quot;&quot;;[.G117])" office:value-type="string" office:string-value="k" calcext:value-type="string">
            <text:p>k</text:p>
          </table:table-cell>
          <table:table-cell/>
          <table:table-cell table:style-name="ce15" table:formula="of:=IF([.I117]=&quot;&quot;;&quot;&quot;;[.I117])" office:value-type="string" office:string-value="DSC_7490.jpg" calcext:value-type="string">
            <text:p>DSC_7490.jpg</text:p>
          </table:table-cell>
          <table:table-cell table:formula="of:=IF([.I118]&lt;&gt;&quot;&quot;;HYPERLINK(CONCATENATE(&quot;file://&quot;;[.$H$2];&quot;/&quot;;[.K118];&quot;/&quot;;LEFT([.I118];IF(               ISNUMBER(FIND(&quot; &quot;;[.I118]));FIND(&quot; &quot;;[.I118])-1;LEN([.I118])       )                ));CONCATENATE([.K118];LEFT([.I118];IF(               ISNUMBER(FIND(&quot; &quot;;[.I118]));FIND(&quot; &quot;;[.I118])-1;LEN([.I118])       )                )) );[.J117])" office:value-type="string" office:string-value="./kuchyne/vybaveni/DSC_7490.jpg" calcext:value-type="string">
            <text:p>./kuchyne/vybaveni/DSC_7490.jpg</text:p>
          </table:table-cell>
          <table:table-cell table:formula="of:=VLOOKUP(LEFT([.I118];IF(               ISNUMBER(FIND(&quot; &quot;;[.I118]));FIND(&quot; &quot;;[.I118])-1;LEN([.I11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18]+1" office:value-type="float" office:value="115" calcext:value-type="float">
            <text:p>1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rty papirove kelimky</text:p>
          </table:table-cell>
          <table:table-cell table:number-columns-repeated="2"/>
          <table:table-cell table:style-name="ce5" table:formula="of:=IF([.F118]=&quot;&quot;;&quot;&quot;;[.F118])" office:value-type="string" office:string-value="n" calcext:value-type="string">
            <text:p>n</text:p>
          </table:table-cell>
          <table:table-cell table:style-name="ce5" table:formula="of:=IF([.G118]=&quot;&quot;;&quot;&quot;;[.G118])" office:value-type="string" office:string-value="k" calcext:value-type="string">
            <text:p>k</text:p>
          </table:table-cell>
          <table:table-cell office:value-type="string" calcext:value-type="string">
            <text:p>cca 20ks</text:p>
          </table:table-cell>
          <table:table-cell table:style-name="ce15" office:value-type="string" calcext:value-type="string">
            <text:p>DSC_7491.jpg</text:p>
          </table:table-cell>
          <table:table-cell table:formula="of:=IF([.I119]&lt;&gt;&quot;&quot;;HYPERLINK(CONCATENATE(&quot;file://&quot;;[.$H$2];&quot;/&quot;;[.K119];&quot;/&quot;;LEFT([.I119];IF(               ISNUMBER(FIND(&quot; &quot;;[.I119]));FIND(&quot; &quot;;[.I119])-1;LEN([.I119])       )                ));CONCATENATE([.K119];LEFT([.I119];IF(               ISNUMBER(FIND(&quot; &quot;;[.I119]));FIND(&quot; &quot;;[.I119])-1;LEN([.I119])       )                )) );[.J118])" office:value-type="string" office:string-value="./kuchyne/vybaveni/DSC_7491.jpg" calcext:value-type="string">
            <text:p>./kuchyne/vybaveni/DSC_7491.jpg</text:p>
          </table:table-cell>
          <table:table-cell table:formula="of:=VLOOKUP(LEFT([.I119];IF(               ISNUMBER(FIND(&quot; &quot;;[.I119]));FIND(&quot; &quot;;[.I119])-1;LEN([.I11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19]+1" office:value-type="float" office:value="116" calcext:value-type="float">
            <text:p>1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bovkova forma</text:p>
          </table:table-cell>
          <table:table-cell table:number-columns-repeated="2"/>
          <table:table-cell table:style-name="ce5" table:formula="of:=IF([.F119]=&quot;&quot;;&quot;&quot;;[.F119])" office:value-type="string" office:string-value="n" calcext:value-type="string">
            <text:p>n</text:p>
          </table:table-cell>
          <table:table-cell table:style-name="ce5" table:formula="of:=IF([.G119]=&quot;&quot;;&quot;&quot;;[.G119])" office:value-type="string" office:string-value="k" calcext:value-type="string">
            <text:p>k</text:p>
          </table:table-cell>
          <table:table-cell office:value-type="string" calcext:value-type="string">
            <text:p>teflon, karcinogeni castice v mastnote a skvirach</text:p>
          </table:table-cell>
          <table:table-cell table:style-name="ce15" table:formula="of:=IF([.I119]=&quot;&quot;;&quot;&quot;;[.I119])" office:value-type="string" office:string-value="DSC_7491.jpg" calcext:value-type="string">
            <text:p>DSC_7491.jpg</text:p>
          </table:table-cell>
          <table:table-cell table:formula="of:=IF([.I120]&lt;&gt;&quot;&quot;;HYPERLINK(CONCATENATE(&quot;file://&quot;;[.$H$2];&quot;/&quot;;[.K120];&quot;/&quot;;LEFT([.I120];IF(               ISNUMBER(FIND(&quot; &quot;;[.I120]));FIND(&quot; &quot;;[.I120])-1;LEN([.I120])       )                ));CONCATENATE([.K120];LEFT([.I120];IF(               ISNUMBER(FIND(&quot; &quot;;[.I120]));FIND(&quot; &quot;;[.I120])-1;LEN([.I120])       )                )) );[.J119])" office:value-type="string" office:string-value="./kuchyne/vybaveni/DSC_7491.jpg" calcext:value-type="string">
            <text:p>./kuchyne/vybaveni/DSC_7491.jpg</text:p>
          </table:table-cell>
          <table:table-cell table:formula="of:=VLOOKUP(LEFT([.I120];IF(               ISNUMBER(FIND(&quot; &quot;;[.I120]));FIND(&quot; &quot;;[.I120])-1;LEN([.I12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0]+1" office:value-type="float" office:value="117" calcext:value-type="float">
            <text:p>1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2x ks.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20]=&quot;&quot;;&quot;&quot;;[.F120])" office:value-type="string" office:string-value="n" calcext:value-type="string">
            <text:p>n</text:p>
          </table:table-cell>
          <table:table-cell table:style-name="ce5" table:formula="of:=IF([.G120]=&quot;&quot;;&quot;&quot;;[.G120])" office:value-type="string" office:string-value="k" calcext:value-type="string">
            <text:p>k</text:p>
          </table:table-cell>
          <table:table-cell office:value-type="string" calcext:value-type="string">
            <text:p>latkove, zlute</text:p>
          </table:table-cell>
          <table:table-cell table:style-name="ce15" table:formula="of:=IF([.I120]=&quot;&quot;;&quot;&quot;;[.I120])" office:value-type="string" office:string-value="DSC_7491.jpg" calcext:value-type="string">
            <text:p>DSC_7491.jpg</text:p>
          </table:table-cell>
          <table:table-cell table:formula="of:=IF([.I121]&lt;&gt;&quot;&quot;;HYPERLINK(CONCATENATE(&quot;file://&quot;;[.$H$2];&quot;/&quot;;[.K121];&quot;/&quot;;LEFT([.I121];IF(               ISNUMBER(FIND(&quot; &quot;;[.I121]));FIND(&quot; &quot;;[.I121])-1;LEN([.I121])       )                ));CONCATENATE([.K121];LEFT([.I121];IF(               ISNUMBER(FIND(&quot; &quot;;[.I121]));FIND(&quot; &quot;;[.I121])-1;LEN([.I121])       )                )) );[.J120])" office:value-type="string" office:string-value="./kuchyne/vybaveni/DSC_7491.jpg" calcext:value-type="string">
            <text:p>./kuchyne/vybaveni/DSC_7491.jpg</text:p>
          </table:table-cell>
          <table:table-cell table:formula="of:=VLOOKUP(LEFT([.I121];IF(               ISNUMBER(FIND(&quot; &quot;;[.I121]));FIND(&quot; &quot;;[.I121])-1;LEN([.I12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1]+1" office:value-type="float" office:value="118" calcext:value-type="float">
            <text:p>1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e prostirani 4x ks.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21]=&quot;&quot;;&quot;&quot;;[.F121])" office:value-type="string" office:string-value="n" calcext:value-type="string">
            <text:p>n</text:p>
          </table:table-cell>
          <table:table-cell table:style-name="ce5" table:formula="of:=IF([.G121]=&quot;&quot;;&quot;&quot;;[.G121])" office:value-type="string" office:string-value="k" calcext:value-type="string">
            <text:p>k</text:p>
          </table:table-cell>
          <table:table-cell office:value-type="string" calcext:value-type="string">
            <text:p>plastove</text:p>
          </table:table-cell>
          <table:table-cell table:style-name="ce15" table:formula="of:=IF([.I121]=&quot;&quot;;&quot;&quot;;[.I121])" office:value-type="string" office:string-value="DSC_7491.jpg" calcext:value-type="string">
            <text:p>DSC_7491.jpg</text:p>
          </table:table-cell>
          <table:table-cell table:formula="of:=IF([.I122]&lt;&gt;&quot;&quot;;HYPERLINK(CONCATENATE(&quot;file://&quot;;[.$H$2];&quot;/&quot;;[.K122];&quot;/&quot;;LEFT([.I122];IF(               ISNUMBER(FIND(&quot; &quot;;[.I122]));FIND(&quot; &quot;;[.I122])-1;LEN([.I122])       )                ));CONCATENATE([.K122];LEFT([.I122];IF(               ISNUMBER(FIND(&quot; &quot;;[.I122]));FIND(&quot; &quot;;[.I122])-1;LEN([.I122])       )                )) );[.J121])" office:value-type="string" office:string-value="./kuchyne/vybaveni/DSC_7491.jpg" calcext:value-type="string">
            <text:p>./kuchyne/vybaveni/DSC_7491.jpg</text:p>
          </table:table-cell>
          <table:table-cell table:formula="of:=VLOOKUP(LEFT([.I122];IF(               ISNUMBER(FIND(&quot; &quot;;[.I122]));FIND(&quot; &quot;;[.I122])-1;LEN([.I12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2]+1" office:value-type="float" office:value="119" calcext:value-type="float">
            <text:p>1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 na jablka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22]=&quot;&quot;;&quot;&quot;;[.F122])" office:value-type="string" office:string-value="n" calcext:value-type="string">
            <text:p>n</text:p>
          </table:table-cell>
          <table:table-cell table:style-name="ce5" table:formula="of:=IF([.G122]=&quot;&quot;;&quot;&quot;;[.G122])" office:value-type="string" office:string-value="k" calcext:value-type="string">
            <text:p>k</text:p>
          </table:table-cell>
          <table:table-cell/>
          <table:table-cell table:style-name="ce15" table:formula="of:=IF([.I122]=&quot;&quot;;&quot;&quot;;[.I122])" office:value-type="string" office:string-value="DSC_7491.jpg" calcext:value-type="string">
            <text:p>DSC_7491.jpg</text:p>
          </table:table-cell>
          <table:table-cell table:formula="of:=IF([.I123]&lt;&gt;&quot;&quot;;HYPERLINK(CONCATENATE(&quot;file://&quot;;[.$H$2];&quot;/&quot;;[.K123];&quot;/&quot;;LEFT([.I123];IF(               ISNUMBER(FIND(&quot; &quot;;[.I123]));FIND(&quot; &quot;;[.I123])-1;LEN([.I123])       )                ));CONCATENATE([.K123];LEFT([.I123];IF(               ISNUMBER(FIND(&quot; &quot;;[.I123]));FIND(&quot; &quot;;[.I123])-1;LEN([.I123])       )                )) );[.J122])" office:value-type="string" office:string-value="./kuchyne/vybaveni/DSC_7491.jpg" calcext:value-type="string">
            <text:p>./kuchyne/vybaveni/DSC_7491.jpg</text:p>
          </table:table-cell>
          <table:table-cell table:formula="of:=VLOOKUP(LEFT([.I123];IF(               ISNUMBER(FIND(&quot; &quot;;[.I123]));FIND(&quot; &quot;;[.I123])-1;LEN([.I12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3]+1" office:value-type="float" office:value="120" calcext:value-type="float">
            <text:p>1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kacek kuchynsky</text:p>
          </table:table-cell>
          <table:table-cell table:number-columns-repeated="2"/>
          <table:table-cell table:style-name="ce5" table:formula="of:=IF([.F123]=&quot;&quot;;&quot;&quot;;[.F123])" office:value-type="string" office:string-value="n" calcext:value-type="string">
            <text:p>n</text:p>
          </table:table-cell>
          <table:table-cell table:style-name="ce5" table:formula="of:=IF([.G123]=&quot;&quot;;&quot;&quot;;[.G123])" office:value-type="string" office:string-value="k" calcext:value-type="string">
            <text:p>k</text:p>
          </table:table-cell>
          <table:table-cell/>
          <table:table-cell table:style-name="ce15" table:formula="of:=IF([.I123]=&quot;&quot;;&quot;&quot;;[.I123])" office:value-type="string" office:string-value="DSC_7491.jpg" calcext:value-type="string">
            <text:p>DSC_7491.jpg</text:p>
          </table:table-cell>
          <table:table-cell table:formula="of:=IF([.I124]&lt;&gt;&quot;&quot;;HYPERLINK(CONCATENATE(&quot;file://&quot;;[.$H$2];&quot;/&quot;;[.K124];&quot;/&quot;;LEFT([.I124];IF(               ISNUMBER(FIND(&quot; &quot;;[.I124]));FIND(&quot; &quot;;[.I124])-1;LEN([.I124])       )                ));CONCATENATE([.K124];LEFT([.I124];IF(               ISNUMBER(FIND(&quot; &quot;;[.I124]));FIND(&quot; &quot;;[.I124])-1;LEN([.I124])       )                )) );[.J123])" office:value-type="string" office:string-value="./kuchyne/vybaveni/DSC_7491.jpg" calcext:value-type="string">
            <text:p>./kuchyne/vybaveni/DSC_7491.jpg</text:p>
          </table:table-cell>
          <table:table-cell table:formula="of:=VLOOKUP(LEFT([.I124];IF(               ISNUMBER(FIND(&quot; &quot;;[.I124]));FIND(&quot; &quot;;[.I124])-1;LEN([.I12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4]+1" office:value-type="float" office:value="121" calcext:value-type="float">
            <text:p>1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ada nozu</text:p>
          </table:table-cell>
          <table:table-cell office:value-type="string" calcext:value-type="string">
            <text:p>ceres?</text:p>
          </table:table-cell>
          <table:table-cell/>
          <table:table-cell table:style-name="ce5" table:formula="of:=IF([.F124]=&quot;&quot;;&quot;&quot;;[.F124])" office:value-type="string" office:string-value="n" calcext:value-type="string">
            <text:p>n</text:p>
          </table:table-cell>
          <table:table-cell table:style-name="ce5" table:formula="of:=IF([.G124]=&quot;&quot;;&quot;&quot;;[.G124])" office:value-type="string" office:string-value="k" calcext:value-type="string">
            <text:p>k</text:p>
          </table:table-cell>
          <table:table-cell office:value-type="string" calcext:value-type="string">
            <text:p>plastova madla nacichnuta</text:p>
          </table:table-cell>
          <table:table-cell table:style-name="ce15" office:value-type="string" calcext:value-type="string">
            <text:p>DSC_7492.jpg</text:p>
          </table:table-cell>
          <table:table-cell table:formula="of:=IF([.I125]&lt;&gt;&quot;&quot;;HYPERLINK(CONCATENATE(&quot;file://&quot;;[.$H$2];&quot;/&quot;;[.K125];&quot;/&quot;;LEFT([.I125];IF(               ISNUMBER(FIND(&quot; &quot;;[.I125]));FIND(&quot; &quot;;[.I125])-1;LEN([.I125])       )                ));CONCATENATE([.K125];LEFT([.I125];IF(               ISNUMBER(FIND(&quot; &quot;;[.I125]));FIND(&quot; &quot;;[.I125])-1;LEN([.I125])       )                )) );[.J124])" office:value-type="string" office:string-value="./kuchyne/vybaveni/DSC_7492.jpg" calcext:value-type="string">
            <text:p>./kuchyne/vybaveni/DSC_7492.jpg</text:p>
          </table:table-cell>
          <table:table-cell table:formula="of:=VLOOKUP(LEFT([.I125];IF(               ISNUMBER(FIND(&quot; &quot;;[.I125]));FIND(&quot; &quot;;[.I125])-1;LEN([.I12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5]+1" office:value-type="float" office:value="122" calcext:value-type="float">
            <text:p>1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y pribor 1r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25]=&quot;&quot;;&quot;&quot;;[.F125])" office:value-type="string" office:string-value="n" calcext:value-type="string">
            <text:p>n</text:p>
          </table:table-cell>
          <table:table-cell table:style-name="ce5" table:formula="of:=IF([.G125]=&quot;&quot;;&quot;&quot;;[.G125])" office:value-type="string" office:string-value="k" calcext:value-type="string">
            <text:p>k</text:p>
          </table:table-cell>
          <table:table-cell office:value-type="string" calcext:value-type="string">
            <text:p>vidlicka,lzice, nus – plastove zlude madlo</text:p>
          </table:table-cell>
          <table:table-cell table:style-name="ce15" table:formula="of:=IF([.I125]=&quot;&quot;;&quot;&quot;;[.I125])" office:value-type="string" office:string-value="DSC_7492.jpg" calcext:value-type="string">
            <text:p>DSC_7492.jpg</text:p>
          </table:table-cell>
          <table:table-cell table:formula="of:=IF([.I126]&lt;&gt;&quot;&quot;;HYPERLINK(CONCATENATE(&quot;file://&quot;;[.$H$2];&quot;/&quot;;[.K126];&quot;/&quot;;LEFT([.I126];IF(               ISNUMBER(FIND(&quot; &quot;;[.I126]));FIND(&quot; &quot;;[.I126])-1;LEN([.I126])       )                ));CONCATENATE([.K126];LEFT([.I126];IF(               ISNUMBER(FIND(&quot; &quot;;[.I126]));FIND(&quot; &quot;;[.I126])-1;LEN([.I126])       )                )) );[.J125])" office:value-type="string" office:string-value="./kuchyne/vybaveni/DSC_7492.jpg" calcext:value-type="string">
            <text:p>./kuchyne/vybaveni/DSC_7492.jpg</text:p>
          </table:table-cell>
          <table:table-cell table:formula="of:=VLOOKUP(LEFT([.I126];IF(               ISNUMBER(FIND(&quot; &quot;;[.I126]));FIND(&quot; &quot;;[.I126])-1;LEN([.I12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6]+1" office:value-type="float" office:value="123" calcext:value-type="float">
            <text:p>1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lzicky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26]=&quot;&quot;;&quot;&quot;;[.F126])" office:value-type="string" office:string-value="n" calcext:value-type="string">
            <text:p>n</text:p>
          </table:table-cell>
          <table:table-cell table:style-name="ce5" table:formula="of:=IF([.G126]=&quot;&quot;;&quot;&quot;;[.G126])" office:value-type="string" office:string-value="k" calcext:value-type="string">
            <text:p>k</text:p>
          </table:table-cell>
          <table:table-cell office:value-type="string" calcext:value-type="string">
            <text:p>cca 3ks (vetsi a mensi)</text:p>
          </table:table-cell>
          <table:table-cell table:style-name="ce15" table:formula="of:=IF([.I126]=&quot;&quot;;&quot;&quot;;[.I126])" office:value-type="string" office:string-value="DSC_7492.jpg" calcext:value-type="string">
            <text:p>DSC_7492.jpg</text:p>
          </table:table-cell>
          <table:table-cell table:formula="of:=IF([.I127]&lt;&gt;&quot;&quot;;HYPERLINK(CONCATENATE(&quot;file://&quot;;[.$H$2];&quot;/&quot;;[.K127];&quot;/&quot;;LEFT([.I127];IF(               ISNUMBER(FIND(&quot; &quot;;[.I127]));FIND(&quot; &quot;;[.I127])-1;LEN([.I127])       )                ));CONCATENATE([.K127];LEFT([.I127];IF(               ISNUMBER(FIND(&quot; &quot;;[.I127]));FIND(&quot; &quot;;[.I127])-1;LEN([.I127])       )                )) );[.J126])" office:value-type="string" office:string-value="./kuchyne/vybaveni/DSC_7492.jpg" calcext:value-type="string">
            <text:p>./kuchyne/vybaveni/DSC_7492.jpg</text:p>
          </table:table-cell>
          <table:table-cell table:formula="of:=VLOOKUP(LEFT([.I127];IF(               ISNUMBER(FIND(&quot; &quot;;[.I127]));FIND(&quot; &quot;;[.I127])-1;LEN([.I12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7]+1" office:value-type="float" office:value="124" calcext:value-type="float">
            <text:p>1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ramicka skrabka</text:p>
          </table:table-cell>
          <table:table-cell table:number-columns-repeated="2"/>
          <table:table-cell table:style-name="ce5" table:formula="of:=IF([.F127]=&quot;&quot;;&quot;&quot;;[.F127])" office:value-type="string" office:string-value="n" calcext:value-type="string">
            <text:p>n</text:p>
          </table:table-cell>
          <table:table-cell table:style-name="ce5" table:formula="of:=IF([.G127]=&quot;&quot;;&quot;&quot;;[.G127])" office:value-type="string" office:string-value="k" calcext:value-type="string">
            <text:p>k</text:p>
          </table:table-cell>
          <table:table-cell office:value-type="string" calcext:value-type="string">
            <text:p>plastove madla nacichnuta</text:p>
          </table:table-cell>
          <table:table-cell table:style-name="ce15" table:formula="of:=IF([.I127]=&quot;&quot;;&quot;&quot;;[.I127])" office:value-type="string" office:string-value="DSC_7492.jpg" calcext:value-type="string">
            <text:p>DSC_7492.jpg</text:p>
          </table:table-cell>
          <table:table-cell table:formula="of:=IF([.I128]&lt;&gt;&quot;&quot;;HYPERLINK(CONCATENATE(&quot;file://&quot;;[.$H$2];&quot;/&quot;;[.K128];&quot;/&quot;;LEFT([.I128];IF(               ISNUMBER(FIND(&quot; &quot;;[.I128]));FIND(&quot; &quot;;[.I128])-1;LEN([.I128])       )                ));CONCATENATE([.K128];LEFT([.I128];IF(               ISNUMBER(FIND(&quot; &quot;;[.I128]));FIND(&quot; &quot;;[.I128])-1;LEN([.I128])       )                )) );[.J127])" office:value-type="string" office:string-value="./kuchyne/vybaveni/DSC_7492.jpg" calcext:value-type="string">
            <text:p>./kuchyne/vybaveni/DSC_7492.jpg</text:p>
          </table:table-cell>
          <table:table-cell table:formula="of:=VLOOKUP(LEFT([.I128];IF(               ISNUMBER(FIND(&quot; &quot;;[.I128]));FIND(&quot; &quot;;[.I128])-1;LEN([.I12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8]+1" office:value-type="float" office:value="125" calcext:value-type="float">
            <text:p>1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eveny nuz na maslo</text:p>
          </table:table-cell>
          <table:table-cell table:number-columns-repeated="2"/>
          <table:table-cell table:style-name="ce5" table:formula="of:=IF([.F128]=&quot;&quot;;&quot;&quot;;[.F128])" office:value-type="string" office:string-value="n" calcext:value-type="string">
            <text:p>n</text:p>
          </table:table-cell>
          <table:table-cell table:style-name="ce5" table:formula="of:=IF([.G128]=&quot;&quot;;&quot;&quot;;[.G128])" office:value-type="string" office:string-value="k" calcext:value-type="string">
            <text:p>k</text:p>
          </table:table-cell>
          <table:table-cell office:value-type="string" calcext:value-type="string">
            <text:p>nacichnut, jemne nelze odstranit</text:p>
          </table:table-cell>
          <table:table-cell table:style-name="ce15" table:formula="of:=IF([.I128]=&quot;&quot;;&quot;&quot;;[.I128])" office:value-type="string" office:string-value="DSC_7492.jpg" calcext:value-type="string">
            <text:p>DSC_7492.jpg</text:p>
          </table:table-cell>
          <table:table-cell table:formula="of:=IF([.I129]&lt;&gt;&quot;&quot;;HYPERLINK(CONCATENATE(&quot;file://&quot;;[.$H$2];&quot;/&quot;;[.K129];&quot;/&quot;;LEFT([.I129];IF(               ISNUMBER(FIND(&quot; &quot;;[.I129]));FIND(&quot; &quot;;[.I129])-1;LEN([.I129])       )                ));CONCATENATE([.K129];LEFT([.I129];IF(               ISNUMBER(FIND(&quot; &quot;;[.I129]));FIND(&quot; &quot;;[.I129])-1;LEN([.I129])       )                )) );[.J128])" office:value-type="string" office:string-value="./kuchyne/vybaveni/DSC_7492.jpg" calcext:value-type="string">
            <text:p>./kuchyne/vybaveni/DSC_7492.jpg</text:p>
          </table:table-cell>
          <table:table-cell table:formula="of:=VLOOKUP(LEFT([.I129];IF(               ISNUMBER(FIND(&quot; &quot;;[.I129]));FIND(&quot; &quot;;[.I129])-1;LEN([.I12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29]+1" office:value-type="float" office:value="126" calcext:value-type="float">
            <text:p>1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ozu</text:p>
          </table:table-cell>
          <table:table-cell office:value-type="string" calcext:value-type="string">
            <text:p>tescoma (prevazne)</text:p>
          </table:table-cell>
          <table:table-cell/>
          <table:table-cell table:style-name="ce5" table:formula="of:=IF([.F129]=&quot;&quot;;&quot;&quot;;[.F129])" office:value-type="string" office:string-value="n" calcext:value-type="string">
            <text:p>n</text:p>
          </table:table-cell>
          <table:table-cell table:style-name="ce5" table:formula="of:=IF([.G129]=&quot;&quot;;&quot;&quot;;[.G129])" office:value-type="string" office:string-value="k" calcext:value-type="string">
            <text:p>k</text:p>
          </table:table-cell>
          <table:table-cell office:value-type="string" calcext:value-type="string">
            <text:p>10ks, sada</text:p>
          </table:table-cell>
          <table:table-cell table:style-name="ce15" table:formula="of:=IF([.I129]=&quot;&quot;;&quot;&quot;;[.I129])" office:value-type="string" office:string-value="DSC_7492.jpg" calcext:value-type="string">
            <text:p>DSC_7492.jpg</text:p>
          </table:table-cell>
          <table:table-cell table:formula="of:=IF([.I130]&lt;&gt;&quot;&quot;;HYPERLINK(CONCATENATE(&quot;file://&quot;;[.$H$2];&quot;/&quot;;[.K130];&quot;/&quot;;LEFT([.I130];IF(               ISNUMBER(FIND(&quot; &quot;;[.I130]));FIND(&quot; &quot;;[.I130])-1;LEN([.I130])       )                ));CONCATENATE([.K130];LEFT([.I130];IF(               ISNUMBER(FIND(&quot; &quot;;[.I130]));FIND(&quot; &quot;;[.I130])-1;LEN([.I130])       )                )) );[.J129])" office:value-type="string" office:string-value="./kuchyne/vybaveni/DSC_7492.jpg" calcext:value-type="string">
            <text:p>./kuchyne/vybaveni/DSC_7492.jpg</text:p>
          </table:table-cell>
          <table:table-cell table:formula="of:=VLOOKUP(LEFT([.I130];IF(               ISNUMBER(FIND(&quot; &quot;;[.I130]));FIND(&quot; &quot;;[.I130])-1;LEN([.I13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0]+1" office:value-type="float" office:value="127" calcext:value-type="float">
            <text:p>1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na mochito</text:p>
          </table:table-cell>
          <table:table-cell office:value-type="string" calcext:value-type="string">
            <text:p>WMF</text:p>
          </table:table-cell>
          <table:table-cell/>
          <table:table-cell table:style-name="ce5" table:formula="of:=IF([.F130]=&quot;&quot;;&quot;&quot;;[.F130])" office:value-type="string" office:string-value="n" calcext:value-type="string">
            <text:p>n</text:p>
          </table:table-cell>
          <table:table-cell table:style-name="ce5" table:formula="of:=IF([.G130]=&quot;&quot;;&quot;&quot;;[.G130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490.jpg</text:p>
          </table:table-cell>
          <table:table-cell table:formula="of:=IF([.I131]&lt;&gt;&quot;&quot;;HYPERLINK(CONCATENATE(&quot;file://&quot;;[.$H$2];&quot;/&quot;;[.K131];&quot;/&quot;;LEFT([.I131];IF(               ISNUMBER(FIND(&quot; &quot;;[.I131]));FIND(&quot; &quot;;[.I131])-1;LEN([.I131])       )                ));CONCATENATE([.K131];LEFT([.I131];IF(               ISNUMBER(FIND(&quot; &quot;;[.I131]));FIND(&quot; &quot;;[.I131])-1;LEN([.I131])       )                )) );[.J130])" office:value-type="string" office:string-value="./kuchyne/vybaveni/DSC_7490.jpg" calcext:value-type="string">
            <text:p>./kuchyne/vybaveni/DSC_7490.jpg</text:p>
          </table:table-cell>
          <table:table-cell table:formula="of:=VLOOKUP(LEFT([.I131];IF(               ISNUMBER(FIND(&quot; &quot;;[.I131]));FIND(&quot; &quot;;[.I131])-1;LEN([.I13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1]+1" office:value-type="float" office:value="128" calcext:value-type="float">
            <text:p>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rcka na mochito</text:p>
          </table:table-cell>
          <table:table-cell office:value-type="string" calcext:value-type="string">
            <text:p>WMF</text:p>
          </table:table-cell>
          <table:table-cell/>
          <table:table-cell table:style-name="ce5" table:formula="of:=IF([.F131]=&quot;&quot;;&quot;&quot;;[.F131])" office:value-type="string" office:string-value="n" calcext:value-type="string">
            <text:p>n</text:p>
          </table:table-cell>
          <table:table-cell table:style-name="ce5" table:formula="of:=IF([.G131]=&quot;&quot;;&quot;&quot;;[.G131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490.jpg</text:p>
          </table:table-cell>
          <table:table-cell table:formula="of:=IF([.I132]&lt;&gt;&quot;&quot;;HYPERLINK(CONCATENATE(&quot;file://&quot;;[.$H$2];&quot;/&quot;;[.K132];&quot;/&quot;;LEFT([.I132];IF(               ISNUMBER(FIND(&quot; &quot;;[.I132]));FIND(&quot; &quot;;[.I132])-1;LEN([.I132])       )                ));CONCATENATE([.K132];LEFT([.I132];IF(               ISNUMBER(FIND(&quot; &quot;;[.I132]));FIND(&quot; &quot;;[.I132])-1;LEN([.I132])       )                )) );[.J131])" office:value-type="string" office:string-value="./kuchyne/vybaveni/DSC_7490.jpg" calcext:value-type="string">
            <text:p>./kuchyne/vybaveni/DSC_7490.jpg</text:p>
          </table:table-cell>
          <table:table-cell table:formula="of:=VLOOKUP(LEFT([.I132];IF(               ISNUMBER(FIND(&quot; &quot;;[.I132]));FIND(&quot; &quot;;[.I132])-1;LEN([.I13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2]+1" office:value-type="float" office:value="129" calcext:value-type="float">
            <text:p>1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oupac na brambory</text:p>
          </table:table-cell>
          <table:table-cell office:value-type="string" calcext:value-type="string">
            <text:p>obyc</text:p>
          </table:table-cell>
          <table:table-cell/>
          <table:table-cell table:style-name="ce5" table:formula="of:=IF([.F132]=&quot;&quot;;&quot;&quot;;[.F132])" office:value-type="string" office:string-value="n" calcext:value-type="string">
            <text:p>n</text:p>
          </table:table-cell>
          <table:table-cell table:style-name="ce5" table:formula="of:=IF([.G132]=&quot;&quot;;&quot;&quot;;[.G132])" office:value-type="string" office:string-value="k" calcext:value-type="string">
            <text:p>k</text:p>
          </table:table-cell>
          <table:table-cell office:value-type="string" calcext:value-type="string">
            <text:p>plastove madlo, zelene</text:p>
          </table:table-cell>
          <table:table-cell table:style-name="ce15" office:value-type="string" calcext:value-type="string">
            <text:p>DSC_7492.jpg</text:p>
          </table:table-cell>
          <table:table-cell table:formula="of:=IF([.I133]&lt;&gt;&quot;&quot;;HYPERLINK(CONCATENATE(&quot;file://&quot;;[.$H$2];&quot;/&quot;;[.K133];&quot;/&quot;;LEFT([.I133];IF(               ISNUMBER(FIND(&quot; &quot;;[.I133]));FIND(&quot; &quot;;[.I133])-1;LEN([.I133])       )                ));CONCATENATE([.K133];LEFT([.I133];IF(               ISNUMBER(FIND(&quot; &quot;;[.I133]));FIND(&quot; &quot;;[.I133])-1;LEN([.I133])       )                )) );[.J132])" office:value-type="string" office:string-value="./kuchyne/vybaveni/DSC_7492.jpg" calcext:value-type="string">
            <text:p>./kuchyne/vybaveni/DSC_7492.jpg</text:p>
          </table:table-cell>
          <table:table-cell table:formula="of:=VLOOKUP(LEFT([.I133];IF(               ISNUMBER(FIND(&quot; &quot;;[.I133]));FIND(&quot; &quot;;[.I133])-1;LEN([.I13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3]+1" office:value-type="float" office:value="130" calcext:value-type="float">
            <text:p>1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8x folie do supliku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33]=&quot;&quot;;&quot;&quot;;[.F133])" office:value-type="string" office:string-value="n" calcext:value-type="string">
            <text:p>n</text:p>
          </table:table-cell>
          <table:table-cell table:style-name="ce5" table:formula="of:=IF([.G133]=&quot;&quot;;&quot;&quot;;[.G133])" office:value-type="string" office:string-value="k" calcext:value-type="string">
            <text:p>k</text:p>
          </table:table-cell>
          <table:table-cell office:value-type="string" calcext:value-type="string">
            <text:p>proti posunu nadobi</text:p>
          </table:table-cell>
          <table:table-cell table:style-name="ce15" table:formula="of:=IF([.I133]=&quot;&quot;;&quot;&quot;;[.I133])" office:value-type="string" office:string-value="DSC_7492.jpg" calcext:value-type="string">
            <text:p>DSC_7492.jpg</text:p>
          </table:table-cell>
          <table:table-cell table:formula="of:=IF([.I134]&lt;&gt;&quot;&quot;;HYPERLINK(CONCATENATE(&quot;file://&quot;;[.$H$2];&quot;/&quot;;[.K134];&quot;/&quot;;LEFT([.I134];IF(               ISNUMBER(FIND(&quot; &quot;;[.I134]));FIND(&quot; &quot;;[.I134])-1;LEN([.I134])       )                ));CONCATENATE([.K134];LEFT([.I134];IF(               ISNUMBER(FIND(&quot; &quot;;[.I134]));FIND(&quot; &quot;;[.I134])-1;LEN([.I134])       )                )) );[.J133])" office:value-type="string" office:string-value="./kuchyne/vybaveni/DSC_7492.jpg" calcext:value-type="string">
            <text:p>./kuchyne/vybaveni/DSC_7492.jpg</text:p>
          </table:table-cell>
          <table:table-cell table:formula="of:=VLOOKUP(LEFT([.I134];IF(               ISNUMBER(FIND(&quot; &quot;;[.I134]));FIND(&quot; &quot;;[.I134])-1;LEN([.I13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4]+1" office:value-type="float" office:value="131" calcext:value-type="float">
            <text:p>1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idic priboru</text:p>
          </table:table-cell>
          <table:table-cell office:value-type="string" calcext:value-type="string">
            <text:p>???</text:p>
          </table:table-cell>
          <table:table-cell/>
          <table:table-cell table:style-name="ce5" table:formula="of:=IF([.F134]=&quot;&quot;;&quot;&quot;;[.F134])" office:value-type="string" office:string-value="n" calcext:value-type="string">
            <text:p>n</text:p>
          </table:table-cell>
          <table:table-cell table:style-name="ce5" table:formula="of:=IF([.G134]=&quot;&quot;;&quot;&quot;;[.G134])" office:value-type="string" office:string-value="k" calcext:value-type="string">
            <text:p>k</text:p>
          </table:table-cell>
          <table:table-cell/>
          <table:table-cell table:style-name="ce15" table:formula="of:=IF([.I134]=&quot;&quot;;&quot;&quot;;[.I134])" office:value-type="string" office:string-value="DSC_7492.jpg" calcext:value-type="string">
            <text:p>DSC_7492.jpg</text:p>
          </table:table-cell>
          <table:table-cell table:formula="of:=IF([.I135]&lt;&gt;&quot;&quot;;HYPERLINK(CONCATENATE(&quot;file://&quot;;[.$H$2];&quot;/&quot;;[.K135];&quot;/&quot;;LEFT([.I135];IF(               ISNUMBER(FIND(&quot; &quot;;[.I135]));FIND(&quot; &quot;;[.I135])-1;LEN([.I135])       )                ));CONCATENATE([.K135];LEFT([.I135];IF(               ISNUMBER(FIND(&quot; &quot;;[.I135]));FIND(&quot; &quot;;[.I135])-1;LEN([.I135])       )                )) );[.J134])" office:value-type="string" office:string-value="./kuchyne/vybaveni/DSC_7492.jpg" calcext:value-type="string">
            <text:p>./kuchyne/vybaveni/DSC_7492.jpg</text:p>
          </table:table-cell>
          <table:table-cell table:formula="of:=VLOOKUP(LEFT([.I135];IF(               ISNUMBER(FIND(&quot; &quot;;[.I135]));FIND(&quot; &quot;;[.I135])-1;LEN([.I13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5]+1" office:value-type="float" office:value="132" calcext:value-type="float">
            <text:p>1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cinkovaci panev</text:p>
          </table:table-cell>
          <table:table-cell office:value-type="string" calcext:value-type="string">
            <text:p>tefal</text:p>
          </table:table-cell>
          <table:table-cell/>
          <table:table-cell table:style-name="ce5" table:formula="of:=IF([.F135]=&quot;&quot;;&quot;&quot;;[.F135])" office:value-type="string" office:string-value="n" calcext:value-type="string">
            <text:p>n</text:p>
          </table:table-cell>
          <table:table-cell table:style-name="ce5" table:formula="of:=IF([.G135]=&quot;&quot;;&quot;&quot;;[.G135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5" table:formula="of:=IF([.I135]=&quot;&quot;;&quot;&quot;;[.I135])" office:value-type="string" office:string-value="DSC_7492.jpg" calcext:value-type="string">
            <text:p>DSC_7492.jpg</text:p>
          </table:table-cell>
          <table:table-cell table:formula="of:=IF([.I136]&lt;&gt;&quot;&quot;;HYPERLINK(CONCATENATE(&quot;file://&quot;;[.$H$2];&quot;/&quot;;[.K136];&quot;/&quot;;LEFT([.I136];IF(               ISNUMBER(FIND(&quot; &quot;;[.I136]));FIND(&quot; &quot;;[.I136])-1;LEN([.I136])       )                ));CONCATENATE([.K136];LEFT([.I136];IF(               ISNUMBER(FIND(&quot; &quot;;[.I136]));FIND(&quot; &quot;;[.I136])-1;LEN([.I136])       )                )) );[.J135])" office:value-type="string" office:string-value="./kuchyne/vybaveni/DSC_7492.jpg" calcext:value-type="string">
            <text:p>./kuchyne/vybaveni/DSC_7492.jpg</text:p>
          </table:table-cell>
          <table:table-cell table:formula="of:=VLOOKUP(LEFT([.I136];IF(               ISNUMBER(FIND(&quot; &quot;;[.I136]));FIND(&quot; &quot;;[.I136])-1;LEN([.I13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6]+1" office:value-type="float" office:value="133" calcext:value-type="float">
            <text:p>1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tci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5" table:formula="of:=IF([.F136]=&quot;&quot;;&quot;&quot;;[.F136])" office:value-type="string" office:string-value="n" calcext:value-type="string">
            <text:p>n</text:p>
          </table:table-cell>
          <table:table-cell table:style-name="ce5" table:formula="of:=IF([.G136]=&quot;&quot;;&quot;&quot;;[.G136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5" table:formula="of:=IF([.I136]=&quot;&quot;;&quot;&quot;;[.I136])" office:value-type="string" office:string-value="DSC_7492.jpg" calcext:value-type="string">
            <text:p>DSC_7492.jpg</text:p>
          </table:table-cell>
          <table:table-cell table:formula="of:=IF([.I137]&lt;&gt;&quot;&quot;;HYPERLINK(CONCATENATE(&quot;file://&quot;;[.$H$2];&quot;/&quot;;[.K137];&quot;/&quot;;LEFT([.I137];IF(               ISNUMBER(FIND(&quot; &quot;;[.I137]));FIND(&quot; &quot;;[.I137])-1;LEN([.I137])       )                ));CONCATENATE([.K137];LEFT([.I137];IF(               ISNUMBER(FIND(&quot; &quot;;[.I137]));FIND(&quot; &quot;;[.I137])-1;LEN([.I137])       )                )) );[.J136])" office:value-type="string" office:string-value="./kuchyne/vybaveni/DSC_7492.jpg" calcext:value-type="string">
            <text:p>./kuchyne/vybaveni/DSC_7492.jpg</text:p>
          </table:table-cell>
          <table:table-cell table:formula="of:=VLOOKUP(LEFT([.I137];IF(               ISNUMBER(FIND(&quot; &quot;;[.I137]));FIND(&quot; &quot;;[.I137])-1;LEN([.I13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7]+1" office:value-type="float" office:value="134" calcext:value-type="float">
            <text:p>1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enci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5" table:formula="of:=IF([.F137]=&quot;&quot;;&quot;&quot;;[.F137])" office:value-type="string" office:string-value="n" calcext:value-type="string">
            <text:p>n</text:p>
          </table:table-cell>
          <table:table-cell table:style-name="ce5" table:formula="of:=IF([.G137]=&quot;&quot;;&quot;&quot;;[.G137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5" table:formula="of:=IF([.I137]=&quot;&quot;;&quot;&quot;;[.I137])" office:value-type="string" office:string-value="DSC_7492.jpg" calcext:value-type="string">
            <text:p>DSC_7492.jpg</text:p>
          </table:table-cell>
          <table:table-cell table:formula="of:=IF([.I138]&lt;&gt;&quot;&quot;;HYPERLINK(CONCATENATE(&quot;file://&quot;;[.$H$2];&quot;/&quot;;[.K138];&quot;/&quot;;LEFT([.I138];IF(               ISNUMBER(FIND(&quot; &quot;;[.I138]));FIND(&quot; &quot;;[.I138])-1;LEN([.I138])       )                ));CONCATENATE([.K138];LEFT([.I138];IF(               ISNUMBER(FIND(&quot; &quot;;[.I138]));FIND(&quot; &quot;;[.I138])-1;LEN([.I138])       )                )) );[.J137])" office:value-type="string" office:string-value="./kuchyne/vybaveni/DSC_7492.jpg" calcext:value-type="string">
            <text:p>./kuchyne/vybaveni/DSC_7492.jpg</text:p>
          </table:table-cell>
          <table:table-cell table:formula="of:=VLOOKUP(LEFT([.I138];IF(               ISNUMBER(FIND(&quot; &quot;;[.I138]));FIND(&quot; &quot;;[.I138])-1;LEN([.I13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8]+1" office:value-type="float" office:value="135" calcext:value-type="float">
            <text:p>1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wok panev na vareni</text:p>
          </table:table-cell>
          <table:table-cell office:value-type="string" calcext:value-type="string">
            <text:p>tefal</text:p>
          </table:table-cell>
          <table:table-cell/>
          <table:table-cell table:style-name="ce5" table:formula="of:=IF([.F138]=&quot;&quot;;&quot;&quot;;[.F138])" office:value-type="string" office:string-value="n" calcext:value-type="string">
            <text:p>n</text:p>
          </table:table-cell>
          <table:table-cell table:style-name="ce5" table:formula="of:=IF([.G138]=&quot;&quot;;&quot;&quot;;[.G138])" office:value-type="string" office:string-value="k" calcext:value-type="string">
            <text:p>k</text:p>
          </table:table-cell>
          <table:table-cell office:value-type="string" calcext:value-type="string">
            <text:p>plastove madlo nacichnute</text:p>
          </table:table-cell>
          <table:table-cell table:style-name="ce15" table:formula="of:=IF([.I138]=&quot;&quot;;&quot;&quot;;[.I138])" office:value-type="string" office:string-value="DSC_7492.jpg" calcext:value-type="string">
            <text:p>DSC_7492.jpg</text:p>
          </table:table-cell>
          <table:table-cell table:formula="of:=IF([.I139]&lt;&gt;&quot;&quot;;HYPERLINK(CONCATENATE(&quot;file://&quot;;[.$H$2];&quot;/&quot;;[.K139];&quot;/&quot;;LEFT([.I139];IF(               ISNUMBER(FIND(&quot; &quot;;[.I139]));FIND(&quot; &quot;;[.I139])-1;LEN([.I139])       )                ));CONCATENATE([.K139];LEFT([.I139];IF(               ISNUMBER(FIND(&quot; &quot;;[.I139]));FIND(&quot; &quot;;[.I139])-1;LEN([.I139])       )                )) );[.J138])" office:value-type="string" office:string-value="./kuchyne/vybaveni/DSC_7492.jpg" calcext:value-type="string">
            <text:p>./kuchyne/vybaveni/DSC_7492.jpg</text:p>
          </table:table-cell>
          <table:table-cell table:formula="of:=VLOOKUP(LEFT([.I139];IF(               ISNUMBER(FIND(&quot; &quot;;[.I139]));FIND(&quot; &quot;;[.I139])-1;LEN([.I13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39]+1" office:value-type="float" office:value="136" calcext:value-type="float">
            <text:p>1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dobi 5ks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39]=&quot;&quot;;&quot;&quot;;[.F139])" office:value-type="string" office:string-value="n" calcext:value-type="string">
            <text:p>n</text:p>
          </table:table-cell>
          <table:table-cell table:style-name="ce5" table:formula="of:=IF([.G139]=&quot;&quot;;&quot;&quot;;[.G139])" office:value-type="string" office:string-value="k" calcext:value-type="string">
            <text:p>k</text:p>
          </table:table-cell>
          <table:table-cell office:value-type="string" calcext:value-type="string">
            <text:p>poskozeny plastove dily poklicek</text:p>
          </table:table-cell>
          <table:table-cell table:style-name="ce15" table:formula="of:=IF([.I139]=&quot;&quot;;&quot;&quot;;[.I139])" office:value-type="string" office:string-value="DSC_7492.jpg" calcext:value-type="string">
            <text:p>DSC_7492.jpg</text:p>
          </table:table-cell>
          <table:table-cell table:formula="of:=IF([.I140]&lt;&gt;&quot;&quot;;HYPERLINK(CONCATENATE(&quot;file://&quot;;[.$H$2];&quot;/&quot;;[.K140];&quot;/&quot;;LEFT([.I140];IF(               ISNUMBER(FIND(&quot; &quot;;[.I140]));FIND(&quot; &quot;;[.I140])-1;LEN([.I140])       )                ));CONCATENATE([.K140];LEFT([.I140];IF(               ISNUMBER(FIND(&quot; &quot;;[.I140]));FIND(&quot; &quot;;[.I140])-1;LEN([.I140])       )                )) );[.J139])" office:value-type="string" office:string-value="./kuchyne/vybaveni/DSC_7492.jpg" calcext:value-type="string">
            <text:p>./kuchyne/vybaveni/DSC_7492.jpg</text:p>
          </table:table-cell>
          <table:table-cell table:formula="of:=VLOOKUP(LEFT([.I140];IF(               ISNUMBER(FIND(&quot; &quot;;[.I140]));FIND(&quot; &quot;;[.I140])-1;LEN([.I14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0]+1" office:value-type="float" office:value="137" calcext:value-type="float">
            <text:p>13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nuv hrnec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40]=&quot;&quot;;&quot;&quot;;[.F140])" office:value-type="string" office:string-value="n" calcext:value-type="string">
            <text:p>n</text:p>
          </table:table-cell>
          <table:table-cell table:style-name="ce5" table:formula="of:=IF([.G140]=&quot;&quot;;&quot;&quot;;[.G140])" office:value-type="string" office:string-value="k" calcext:value-type="string">
            <text:p>k</text:p>
          </table:table-cell>
          <table:table-cell office:value-type="string" calcext:value-type="string">
            <text:p>poskozeny plastove dily, na fotografii je viddet viko</text:p>
          </table:table-cell>
          <table:table-cell table:style-name="ce15" office:value-type="string" calcext:value-type="string">
            <text:p>DSC_7494.jpg</text:p>
          </table:table-cell>
          <table:table-cell table:formula="of:=IF([.I141]&lt;&gt;&quot;&quot;;HYPERLINK(CONCATENATE(&quot;file://&quot;;[.$H$2];&quot;/&quot;;[.K141];&quot;/&quot;;LEFT([.I141];IF(               ISNUMBER(FIND(&quot; &quot;;[.I141]));FIND(&quot; &quot;;[.I141])-1;LEN([.I141])       )                ));CONCATENATE([.K141];LEFT([.I141];IF(               ISNUMBER(FIND(&quot; &quot;;[.I141]));FIND(&quot; &quot;;[.I141])-1;LEN([.I141])       )                )) );[.J140])" office:value-type="string" office:string-value="./kuchyne/vybaveni/DSC_7494.jpg" calcext:value-type="string">
            <text:p>./kuchyne/vybaveni/DSC_7494.jpg</text:p>
          </table:table-cell>
          <table:table-cell table:formula="of:=VLOOKUP(LEFT([.I141];IF(               ISNUMBER(FIND(&quot; &quot;;[.I141]));FIND(&quot; &quot;;[.I141])-1;LEN([.I14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1]+1" office:value-type="float" office:value="138" calcext:value-type="float">
            <text:p>13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sada plastovych mysticek na jidlo s vikem</text:p>
          </table:table-cell>
          <table:table-cell office:value-type="string" calcext:value-type="string">
            <text:p>ruzne</text:p>
          </table:table-cell>
          <table:table-cell/>
          <table:table-cell table:style-name="ce5" table:formula="of:=IF([.F141]=&quot;&quot;;&quot;&quot;;[.F141])" office:value-type="string" office:string-value="n" calcext:value-type="string">
            <text:p>n</text:p>
          </table:table-cell>
          <table:table-cell table:style-name="ce5" table:formula="of:=IF([.G141]=&quot;&quot;;&quot;&quot;;[.G141])" office:value-type="string" office:string-value="k" calcext:value-type="string">
            <text:p>k</text:p>
          </table:table-cell>
          <table:table-cell office:value-type="string" calcext:value-type="string">
            <text:p>do mikrovlnky</text:p>
          </table:table-cell>
          <table:table-cell table:style-name="ce15" office:value-type="string" calcext:value-type="string">
            <text:p>DSC_7495.jpg DSC_7498.jpg</text:p>
          </table:table-cell>
          <table:table-cell table:formula="of:=IF([.I142]&lt;&gt;&quot;&quot;;HYPERLINK(CONCATENATE(&quot;file://&quot;;[.$H$2];&quot;/&quot;;[.K142];&quot;/&quot;;LEFT([.I142];IF(               ISNUMBER(FIND(&quot; &quot;;[.I142]));FIND(&quot; &quot;;[.I142])-1;LEN([.I142])       )                ));CONCATENATE([.K142];LEFT([.I142];IF(               ISNUMBER(FIND(&quot; &quot;;[.I142]));FIND(&quot; &quot;;[.I142])-1;LEN([.I142])       )                )) );[.J141])" office:value-type="string" office:string-value="./kuchyne/vybaveni/DSC_7495.jpg" calcext:value-type="string">
            <text:p>./kuchyne/vybaveni/DSC_7495.jpg</text:p>
          </table:table-cell>
          <table:table-cell table:formula="of:=VLOOKUP(LEFT([.I142];IF(               ISNUMBER(FIND(&quot; &quot;;[.I142]));FIND(&quot; &quot;;[.I142])-1;LEN([.I14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2]+1" office:value-type="float" office:value="139" calcext:value-type="float">
            <text:p>13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0ks obyc mysky na jidlo</text:p>
          </table:table-cell>
          <table:table-cell table:number-columns-repeated="2"/>
          <table:table-cell table:style-name="ce5" table:formula="of:=IF([.F142]=&quot;&quot;;&quot;&quot;;[.F142])" office:value-type="string" office:string-value="n" calcext:value-type="string">
            <text:p>n</text:p>
          </table:table-cell>
          <table:table-cell table:style-name="ce5" table:formula="of:=IF([.G142]=&quot;&quot;;&quot;&quot;;[.G142])" office:value-type="string" office:string-value="k" calcext:value-type="string">
            <text:p>k</text:p>
          </table:table-cell>
          <table:table-cell office:value-type="string" calcext:value-type="string">
            <text:p>s vikem</text:p>
          </table:table-cell>
          <table:table-cell table:style-name="ce15" table:formula="of:=IF([.I142]=&quot;&quot;;&quot;&quot;;[.I142])" office:value-type="string" office:string-value="DSC_7495.jpg DSC_7498.jpg" calcext:value-type="string">
            <text:p>DSC_7495.jpg DSC_7498.jpg</text:p>
          </table:table-cell>
          <table:table-cell table:formula="of:=IF([.I143]&lt;&gt;&quot;&quot;;HYPERLINK(CONCATENATE(&quot;file://&quot;;[.$H$2];&quot;/&quot;;[.K143];&quot;/&quot;;LEFT([.I143];IF(               ISNUMBER(FIND(&quot; &quot;;[.I143]));FIND(&quot; &quot;;[.I143])-1;LEN([.I143])       )                ));CONCATENATE([.K143];LEFT([.I143];IF(               ISNUMBER(FIND(&quot; &quot;;[.I143]));FIND(&quot; &quot;;[.I143])-1;LEN([.I143])       )                )) );[.J142])" office:value-type="string" office:string-value="./kuchyne/vybaveni/DSC_7495.jpg" calcext:value-type="string">
            <text:p>./kuchyne/vybaveni/DSC_7495.jpg</text:p>
          </table:table-cell>
          <table:table-cell table:formula="of:=VLOOKUP(LEFT([.I143];IF(               ISNUMBER(FIND(&quot; &quot;;[.I143]));FIND(&quot; &quot;;[.I143])-1;LEN([.I14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3]+1" office:value-type="float" office:value="140" calcext:value-type="float">
            <text:p>1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ruhadlo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43]=&quot;&quot;;&quot;&quot;;[.F143])" office:value-type="string" office:string-value="n" calcext:value-type="string">
            <text:p>n</text:p>
          </table:table-cell>
          <table:table-cell table:style-name="ce5" table:formula="of:=IF([.G143]=&quot;&quot;;&quot;&quot;;[.G143])" office:value-type="string" office:string-value="k" calcext:value-type="string">
            <text:p>k</text:p>
          </table:table-cell>
          <table:table-cell/>
          <table:table-cell table:style-name="ce15" table:formula="of:=IF([.I143]=&quot;&quot;;&quot;&quot;;[.I143])" office:value-type="string" office:string-value="DSC_7495.jpg DSC_7498.jpg" calcext:value-type="string">
            <text:p>DSC_7495.jpg DSC_7498.jpg</text:p>
          </table:table-cell>
          <table:table-cell table:formula="of:=IF([.I144]&lt;&gt;&quot;&quot;;HYPERLINK(CONCATENATE(&quot;file://&quot;;[.$H$2];&quot;/&quot;;[.K144];&quot;/&quot;;LEFT([.I144];IF(               ISNUMBER(FIND(&quot; &quot;;[.I144]));FIND(&quot; &quot;;[.I144])-1;LEN([.I144])       )                ));CONCATENATE([.K144];LEFT([.I144];IF(               ISNUMBER(FIND(&quot; &quot;;[.I144]));FIND(&quot; &quot;;[.I144])-1;LEN([.I144])       )                )) );[.J143])" office:value-type="string" office:string-value="./kuchyne/vybaveni/DSC_7495.jpg" calcext:value-type="string">
            <text:p>./kuchyne/vybaveni/DSC_7495.jpg</text:p>
          </table:table-cell>
          <table:table-cell table:formula="of:=VLOOKUP(LEFT([.I144];IF(               ISNUMBER(FIND(&quot; &quot;;[.I144]));FIND(&quot; &quot;;[.I144])-1;LEN([.I14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4]+1" office:value-type="float" office:value="141" calcext:value-type="float">
            <text:p>1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ixer kuchynsky</text:p>
          </table:table-cell>
          <table:table-cell table:number-columns-repeated="2"/>
          <table:table-cell table:style-name="ce5" table:formula="of:=IF([.F144]=&quot;&quot;;&quot;&quot;;[.F144])" office:value-type="string" office:string-value="n" calcext:value-type="string">
            <text:p>n</text:p>
          </table:table-cell>
          <table:table-cell table:style-name="ce5" table:formula="of:=IF([.G144]=&quot;&quot;;&quot;&quot;;[.G144])" office:value-type="string" office:string-value="k" calcext:value-type="string">
            <text:p>k</text:p>
          </table:table-cell>
          <table:table-cell/>
          <table:table-cell table:style-name="ce15" table:formula="of:=IF([.I144]=&quot;&quot;;&quot;&quot;;[.I144])" office:value-type="string" office:string-value="DSC_7495.jpg DSC_7498.jpg" calcext:value-type="string">
            <text:p>DSC_7495.jpg DSC_7498.jpg</text:p>
          </table:table-cell>
          <table:table-cell table:formula="of:=IF([.I145]&lt;&gt;&quot;&quot;;HYPERLINK(CONCATENATE(&quot;file://&quot;;[.$H$2];&quot;/&quot;;[.K145];&quot;/&quot;;LEFT([.I145];IF(               ISNUMBER(FIND(&quot; &quot;;[.I145]));FIND(&quot; &quot;;[.I145])-1;LEN([.I145])       )                ));CONCATENATE([.K145];LEFT([.I145];IF(               ISNUMBER(FIND(&quot; &quot;;[.I145]));FIND(&quot; &quot;;[.I145])-1;LEN([.I145])       )                )) );[.J144])" office:value-type="string" office:string-value="./kuchyne/vybaveni/DSC_7495.jpg" calcext:value-type="string">
            <text:p>./kuchyne/vybaveni/DSC_7495.jpg</text:p>
          </table:table-cell>
          <table:table-cell table:formula="of:=VLOOKUP(LEFT([.I145];IF(               ISNUMBER(FIND(&quot; &quot;;[.I145]));FIND(&quot; &quot;;[.I145])-1;LEN([.I14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5]+1" office:value-type="float" office:value="142" calcext:value-type="float">
            <text:p>1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itka proti prskani oleje na panvi</text:p>
          </table:table-cell>
          <table:table-cell office:value-type="string" calcext:value-type="string">
            <text:p>lidl</text:p>
          </table:table-cell>
          <table:table-cell/>
          <table:table-cell table:style-name="ce5" table:formula="of:=IF([.F145]=&quot;&quot;;&quot;&quot;;[.F145])" office:value-type="string" office:string-value="n" calcext:value-type="string">
            <text:p>n</text:p>
          </table:table-cell>
          <table:table-cell table:style-name="ce5" table:formula="of:=IF([.G145]=&quot;&quot;;&quot;&quot;;[.G145])" office:value-type="string" office:string-value="k" calcext:value-type="string">
            <text:p>k</text:p>
          </table:table-cell>
          <table:table-cell office:value-type="string" calcext:value-type="string">
            <text:p>dratena, plastova madla nacichla, 2ks, na fotografii jeden kus</text:p>
          </table:table-cell>
          <table:table-cell table:style-name="ce15" table:formula="of:=IF([.I145]=&quot;&quot;;&quot;&quot;;[.I145])" office:value-type="string" office:string-value="DSC_7495.jpg DSC_7498.jpg" calcext:value-type="string">
            <text:p>DSC_7495.jpg DSC_7498.jpg</text:p>
          </table:table-cell>
          <table:table-cell table:formula="of:=IF([.I146]&lt;&gt;&quot;&quot;;HYPERLINK(CONCATENATE(&quot;file://&quot;;[.$H$2];&quot;/&quot;;[.K146];&quot;/&quot;;LEFT([.I146];IF(               ISNUMBER(FIND(&quot; &quot;;[.I146]));FIND(&quot; &quot;;[.I146])-1;LEN([.I146])       )                ));CONCATENATE([.K146];LEFT([.I146];IF(               ISNUMBER(FIND(&quot; &quot;;[.I146]));FIND(&quot; &quot;;[.I146])-1;LEN([.I146])       )                )) );[.J145])" office:value-type="string" office:string-value="./kuchyne/vybaveni/DSC_7495.jpg" calcext:value-type="string">
            <text:p>./kuchyne/vybaveni/DSC_7495.jpg</text:p>
          </table:table-cell>
          <table:table-cell table:formula="of:=VLOOKUP(LEFT([.I146];IF(               ISNUMBER(FIND(&quot; &quot;;[.I146]));FIND(&quot; &quot;;[.I146])-1;LEN([.I14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6]+1" office:value-type="float" office:value="143" calcext:value-type="float">
            <text:p>1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y podnos s nozickami</text:p>
          </table:table-cell>
          <table:table-cell table:number-columns-repeated="2"/>
          <table:table-cell table:style-name="ce5" table:formula="of:=IF([.F146]=&quot;&quot;;&quot;&quot;;[.F146])" office:value-type="string" office:string-value="n" calcext:value-type="string">
            <text:p>n</text:p>
          </table:table-cell>
          <table:table-cell table:style-name="ce5" table:formula="of:=IF([.G146]=&quot;&quot;;&quot;&quot;;[.G146])" office:value-type="string" office:string-value="k" calcext:value-type="string">
            <text:p>k</text:p>
          </table:table-cell>
          <table:table-cell/>
          <table:table-cell table:style-name="ce15" table:formula="of:=IF([.I146]=&quot;&quot;;&quot;&quot;;[.I146])" office:value-type="string" office:string-value="DSC_7495.jpg DSC_7498.jpg" calcext:value-type="string">
            <text:p>DSC_7495.jpg DSC_7498.jpg</text:p>
          </table:table-cell>
          <table:table-cell table:formula="of:=IF([.I147]&lt;&gt;&quot;&quot;;HYPERLINK(CONCATENATE(&quot;file://&quot;;[.$H$2];&quot;/&quot;;[.K147];&quot;/&quot;;LEFT([.I147];IF(               ISNUMBER(FIND(&quot; &quot;;[.I147]));FIND(&quot; &quot;;[.I147])-1;LEN([.I147])       )                ));CONCATENATE([.K147];LEFT([.I147];IF(               ISNUMBER(FIND(&quot; &quot;;[.I147]));FIND(&quot; &quot;;[.I147])-1;LEN([.I147])       )                )) );[.J146])" office:value-type="string" office:string-value="./kuchyne/vybaveni/DSC_7495.jpg" calcext:value-type="string">
            <text:p>./kuchyne/vybaveni/DSC_7495.jpg</text:p>
          </table:table-cell>
          <table:table-cell table:formula="of:=VLOOKUP(LEFT([.I147];IF(               ISNUMBER(FIND(&quot; &quot;;[.I147]));FIND(&quot; &quot;;[.I147])-1;LEN([.I14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7]+1" office:value-type="float" office:value="144" calcext:value-type="float">
            <text:p>1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mbusovy podnos s nozickami</text:p>
          </table:table-cell>
          <table:table-cell table:number-columns-repeated="2"/>
          <table:table-cell table:style-name="ce5" table:formula="of:=IF([.F147]=&quot;&quot;;&quot;&quot;;[.F147])" office:value-type="string" office:string-value="n" calcext:value-type="string">
            <text:p>n</text:p>
          </table:table-cell>
          <table:table-cell table:style-name="ce5" table:formula="of:=IF([.G147]=&quot;&quot;;&quot;&quot;;[.G147])" office:value-type="string" office:string-value="k" calcext:value-type="string">
            <text:p>k</text:p>
          </table:table-cell>
          <table:table-cell office:value-type="string" calcext:value-type="string">
            <text:p>pod plastovym na fotografii</text:p>
          </table:table-cell>
          <table:table-cell table:style-name="ce15" table:formula="of:=IF([.I147]=&quot;&quot;;&quot;&quot;;[.I147])" office:value-type="string" office:string-value="DSC_7495.jpg DSC_7498.jpg" calcext:value-type="string">
            <text:p>DSC_7495.jpg DSC_7498.jpg</text:p>
          </table:table-cell>
          <table:table-cell table:formula="of:=IF([.I148]&lt;&gt;&quot;&quot;;HYPERLINK(CONCATENATE(&quot;file://&quot;;[.$H$2];&quot;/&quot;;[.K148];&quot;/&quot;;LEFT([.I148];IF(               ISNUMBER(FIND(&quot; &quot;;[.I148]));FIND(&quot; &quot;;[.I148])-1;LEN([.I148])       )                ));CONCATENATE([.K148];LEFT([.I148];IF(               ISNUMBER(FIND(&quot; &quot;;[.I148]));FIND(&quot; &quot;;[.I148])-1;LEN([.I148])       )                )) );[.J147])" office:value-type="string" office:string-value="./kuchyne/vybaveni/DSC_7495.jpg" calcext:value-type="string">
            <text:p>./kuchyne/vybaveni/DSC_7495.jpg</text:p>
          </table:table-cell>
          <table:table-cell table:formula="of:=VLOOKUP(LEFT([.I148];IF(               ISNUMBER(FIND(&quot; &quot;;[.I148]));FIND(&quot; &quot;;[.I148])-1;LEN([.I14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8]+1" office:value-type="float" office:value="145" calcext:value-type="float">
            <text:p>1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jeci prkenko 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48]=&quot;&quot;;&quot;&quot;;[.F148])" office:value-type="string" office:string-value="n" calcext:value-type="string">
            <text:p>n</text:p>
          </table:table-cell>
          <table:table-cell table:style-name="ce5" table:formula="of:=IF([.G148]=&quot;&quot;;&quot;&quot;;[.G148])" office:value-type="string" office:string-value="k" calcext:value-type="string">
            <text:p>k</text:p>
          </table:table-cell>
          <table:table-cell office:value-type="string" calcext:value-type="string">
            <text:p>sklenene s plastovymi bocnicemi, nasakle kourem a mastnotou, neze odstranit</text:p>
          </table:table-cell>
          <table:table-cell table:style-name="ce15" table:formula="of:=IF([.I148]=&quot;&quot;;&quot;&quot;;[.I148])" office:value-type="string" office:string-value="DSC_7495.jpg DSC_7498.jpg" calcext:value-type="string">
            <text:p>DSC_7495.jpg DSC_7498.jpg</text:p>
          </table:table-cell>
          <table:table-cell table:formula="of:=IF([.I149]&lt;&gt;&quot;&quot;;HYPERLINK(CONCATENATE(&quot;file://&quot;;[.$H$2];&quot;/&quot;;[.K149];&quot;/&quot;;LEFT([.I149];IF(               ISNUMBER(FIND(&quot; &quot;;[.I149]));FIND(&quot; &quot;;[.I149])-1;LEN([.I149])       )                ));CONCATENATE([.K149];LEFT([.I149];IF(               ISNUMBER(FIND(&quot; &quot;;[.I149]));FIND(&quot; &quot;;[.I149])-1;LEN([.I149])       )                )) );[.J148])" office:value-type="string" office:string-value="./kuchyne/vybaveni/DSC_7495.jpg" calcext:value-type="string">
            <text:p>./kuchyne/vybaveni/DSC_7495.jpg</text:p>
          </table:table-cell>
          <table:table-cell table:formula="of:=VLOOKUP(LEFT([.I149];IF(               ISNUMBER(FIND(&quot; &quot;;[.I149]));FIND(&quot; &quot;;[.I149])-1;LEN([.I14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49]+1" office:value-type="float" office:value="146" calcext:value-type="float">
            <text:p>1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rvirovaci prkenko</text:p>
          </table:table-cell>
          <table:table-cell table:number-columns-repeated="2"/>
          <table:table-cell table:style-name="ce5" table:formula="of:=IF([.F149]=&quot;&quot;;&quot;&quot;;[.F149])" office:value-type="string" office:string-value="n" calcext:value-type="string">
            <text:p>n</text:p>
          </table:table-cell>
          <table:table-cell table:style-name="ce5" table:formula="of:=IF([.G149]=&quot;&quot;;&quot;&quot;;[.G149])" office:value-type="string" office:string-value="k" calcext:value-type="string">
            <text:p>k</text:p>
          </table:table-cell>
          <table:table-cell office:value-type="string" calcext:value-type="string">
            <text:p>kulate, velke</text:p>
          </table:table-cell>
          <table:table-cell table:style-name="ce15" table:formula="of:=IF([.I149]=&quot;&quot;;&quot;&quot;;[.I149])" office:value-type="string" office:string-value="DSC_7495.jpg DSC_7498.jpg" calcext:value-type="string">
            <text:p>DSC_7495.jpg DSC_7498.jpg</text:p>
          </table:table-cell>
          <table:table-cell table:formula="of:=IF([.I150]&lt;&gt;&quot;&quot;;HYPERLINK(CONCATENATE(&quot;file://&quot;;[.$H$2];&quot;/&quot;;[.K150];&quot;/&quot;;LEFT([.I150];IF(               ISNUMBER(FIND(&quot; &quot;;[.I150]));FIND(&quot; &quot;;[.I150])-1;LEN([.I150])       )                ));CONCATENATE([.K150];LEFT([.I150];IF(               ISNUMBER(FIND(&quot; &quot;;[.I150]));FIND(&quot; &quot;;[.I150])-1;LEN([.I150])       )                )) );[.J149])" office:value-type="string" office:string-value="./kuchyne/vybaveni/DSC_7495.jpg" calcext:value-type="string">
            <text:p>./kuchyne/vybaveni/DSC_7495.jpg</text:p>
          </table:table-cell>
          <table:table-cell table:formula="of:=VLOOKUP(LEFT([.I150];IF(               ISNUMBER(FIND(&quot; &quot;;[.I150]));FIND(&quot; &quot;;[.I150])-1;LEN([.I15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50]+1" office:value-type="float" office:value="147" calcext:value-type="float">
            <text:p>1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ada pulkulatych misek</text:p>
          </table:table-cell>
          <table:table-cell table:number-columns-repeated="2"/>
          <table:table-cell table:style-name="ce5" table:formula="of:=IF([.F150]=&quot;&quot;;&quot;&quot;;[.F150])" office:value-type="string" office:string-value="n" calcext:value-type="string">
            <text:p>n</text:p>
          </table:table-cell>
          <table:table-cell table:style-name="ce5" table:formula="of:=IF([.G150]=&quot;&quot;;&quot;&quot;;[.G150])" office:value-type="string" office:string-value="k" calcext:value-type="string">
            <text:p>k</text:p>
          </table:table-cell>
          <table:table-cell office:value-type="string" calcext:value-type="string">
            <text:p>cervene, s vikem</text:p>
          </table:table-cell>
          <table:table-cell table:style-name="ce15" table:formula="of:=IF([.I150]=&quot;&quot;;&quot;&quot;;[.I150])" office:value-type="string" office:string-value="DSC_7495.jpg DSC_7498.jpg" calcext:value-type="string">
            <text:p>DSC_7495.jpg DSC_7498.jpg</text:p>
          </table:table-cell>
          <table:table-cell table:formula="of:=IF([.I151]&lt;&gt;&quot;&quot;;HYPERLINK(CONCATENATE(&quot;file://&quot;;[.$H$2];&quot;/&quot;;[.K151];&quot;/&quot;;LEFT([.I151];IF(               ISNUMBER(FIND(&quot; &quot;;[.I151]));FIND(&quot; &quot;;[.I151])-1;LEN([.I151])       )                ));CONCATENATE([.K151];LEFT([.I151];IF(               ISNUMBER(FIND(&quot; &quot;;[.I151]));FIND(&quot; &quot;;[.I151])-1;LEN([.I151])       )                )) );[.J150])" office:value-type="string" office:string-value="./kuchyne/vybaveni/DSC_7495.jpg" calcext:value-type="string">
            <text:p>./kuchyne/vybaveni/DSC_7495.jpg</text:p>
          </table:table-cell>
          <table:table-cell table:formula="of:=VLOOKUP(LEFT([.I151];IF(               ISNUMBER(FIND(&quot; &quot;;[.I151]));FIND(&quot; &quot;;[.I151])-1;LEN([.I15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1]+1" office:value-type="float" office:value="148" calcext:value-type="float">
            <text:p>1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balsamico na salat</text:p>
          </table:table-cell>
          <table:table-cell table:number-columns-repeated="2"/>
          <table:table-cell table:style-name="ce5" table:formula="of:=IF([.F151]=&quot;&quot;;&quot;&quot;;[.F151])" office:value-type="string" office:string-value="n" calcext:value-type="string">
            <text:p>n</text:p>
          </table:table-cell>
          <table:table-cell table:style-name="ce5" table:formula="of:=IF([.G151]=&quot;&quot;;&quot;&quot;;[.G151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499.jpg</text:p>
          </table:table-cell>
          <table:table-cell table:formula="of:=IF([.I152]&lt;&gt;&quot;&quot;;HYPERLINK(CONCATENATE(&quot;file://&quot;;[.$H$2];&quot;/&quot;;[.K152];&quot;/&quot;;LEFT([.I152];IF(               ISNUMBER(FIND(&quot; &quot;;[.I152]));FIND(&quot; &quot;;[.I152])-1;LEN([.I152])       )                ));CONCATENATE([.K152];LEFT([.I152];IF(               ISNUMBER(FIND(&quot; &quot;;[.I152]));FIND(&quot; &quot;;[.I152])-1;LEN([.I152])       )                )) );[.J151])" office:value-type="string" office:string-value="./kuchyne/vybaveni/DSC_7499.jpg" calcext:value-type="string">
            <text:p>./kuchyne/vybaveni/DSC_7499.jpg</text:p>
          </table:table-cell>
          <table:table-cell table:formula="of:=VLOOKUP(LEFT([.I152];IF(               ISNUMBER(FIND(&quot; &quot;;[.I152]));FIND(&quot; &quot;;[.I152])-1;LEN([.I15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2]+1" office:value-type="float" office:value="149" calcext:value-type="float">
            <text:p>1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ynsky olej veg.</text:p>
          </table:table-cell>
          <table:table-cell table:number-columns-repeated="2"/>
          <table:table-cell table:style-name="ce5" table:formula="of:=IF([.F152]=&quot;&quot;;&quot;&quot;;[.F152])" office:value-type="string" office:string-value="n" calcext:value-type="string">
            <text:p>n</text:p>
          </table:table-cell>
          <table:table-cell table:style-name="ce5" table:formula="of:=IF([.G152]=&quot;&quot;;&quot;&quot;;[.G152])" office:value-type="string" office:string-value="k" calcext:value-type="string">
            <text:p>k</text:p>
          </table:table-cell>
          <table:table-cell/>
          <table:table-cell table:style-name="ce15" table:formula="of:=IF([.I152]=&quot;&quot;;&quot;&quot;;[.I152])" office:value-type="string" office:string-value="DSC_7499.jpg" calcext:value-type="string">
            <text:p>DSC_7499.jpg</text:p>
          </table:table-cell>
          <table:table-cell table:formula="of:=IF([.I153]&lt;&gt;&quot;&quot;;HYPERLINK(CONCATENATE(&quot;file://&quot;;[.$H$2];&quot;/&quot;;[.K153];&quot;/&quot;;LEFT([.I153];IF(               ISNUMBER(FIND(&quot; &quot;;[.I153]));FIND(&quot; &quot;;[.I153])-1;LEN([.I153])       )                ));CONCATENATE([.K153];LEFT([.I153];IF(               ISNUMBER(FIND(&quot; &quot;;[.I153]));FIND(&quot; &quot;;[.I153])-1;LEN([.I153])       )                )) );[.J152])" office:value-type="string" office:string-value="./kuchyne/vybaveni/DSC_7499.jpg" calcext:value-type="string">
            <text:p>./kuchyne/vybaveni/DSC_7499.jpg</text:p>
          </table:table-cell>
          <table:table-cell table:formula="of:=VLOOKUP(LEFT([.I153];IF(               ISNUMBER(FIND(&quot; &quot;;[.I153]));FIND(&quot; &quot;;[.I153])-1;LEN([.I15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3]+1" office:value-type="float" office:value="150" calcext:value-type="float">
            <text:p>1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ava</text:p>
          </table:table-cell>
          <table:table-cell table:number-columns-repeated="2"/>
          <table:table-cell table:style-name="ce5" table:formula="of:=IF([.F153]=&quot;&quot;;&quot;&quot;;[.F153])" office:value-type="string" office:string-value="n" calcext:value-type="string">
            <text:p>n</text:p>
          </table:table-cell>
          <table:table-cell table:style-name="ce5" table:formula="of:=IF([.G153]=&quot;&quot;;&quot;&quot;;[.G153])" office:value-type="string" office:string-value="k" calcext:value-type="string">
            <text:p>k</text:p>
          </table:table-cell>
          <table:table-cell/>
          <table:table-cell table:style-name="ce15" table:formula="of:=IF([.I153]=&quot;&quot;;&quot;&quot;;[.I153])" office:value-type="string" office:string-value="DSC_7499.jpg" calcext:value-type="string">
            <text:p>DSC_7499.jpg</text:p>
          </table:table-cell>
          <table:table-cell table:formula="of:=IF([.I154]&lt;&gt;&quot;&quot;;HYPERLINK(CONCATENATE(&quot;file://&quot;;[.$H$2];&quot;/&quot;;[.K154];&quot;/&quot;;LEFT([.I154];IF(               ISNUMBER(FIND(&quot; &quot;;[.I154]));FIND(&quot; &quot;;[.I154])-1;LEN([.I154])       )                ));CONCATENATE([.K154];LEFT([.I154];IF(               ISNUMBER(FIND(&quot; &quot;;[.I154]));FIND(&quot; &quot;;[.I154])-1;LEN([.I154])       )                )) );[.J153])" office:value-type="string" office:string-value="./kuchyne/vybaveni/DSC_7499.jpg" calcext:value-type="string">
            <text:p>./kuchyne/vybaveni/DSC_7499.jpg</text:p>
          </table:table-cell>
          <table:table-cell table:formula="of:=VLOOKUP(LEFT([.I154];IF(               ISNUMBER(FIND(&quot; &quot;;[.I154]));FIND(&quot; &quot;;[.I154])-1;LEN([.I15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4]+1" office:value-type="float" office:value="151" calcext:value-type="float">
            <text:p>1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terky 2x</text:p>
          </table:table-cell>
          <table:table-cell table:number-columns-repeated="2"/>
          <table:table-cell table:style-name="ce5" table:formula="of:=IF([.F154]=&quot;&quot;;&quot;&quot;;[.F154])" office:value-type="string" office:string-value="n" calcext:value-type="string">
            <text:p>n</text:p>
          </table:table-cell>
          <table:table-cell table:style-name="ce5" table:formula="of:=IF([.G154]=&quot;&quot;;&quot;&quot;;[.G15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504.jpg</text:p>
          </table:table-cell>
          <table:table-cell table:formula="of:=IF([.I155]&lt;&gt;&quot;&quot;;HYPERLINK(CONCATENATE(&quot;file://&quot;;[.$H$2];&quot;/&quot;;[.K155];&quot;/&quot;;LEFT([.I155];IF(               ISNUMBER(FIND(&quot; &quot;;[.I155]));FIND(&quot; &quot;;[.I155])-1;LEN([.I155])       )                ));CONCATENATE([.K155];LEFT([.I155];IF(               ISNUMBER(FIND(&quot; &quot;;[.I155]));FIND(&quot; &quot;;[.I155])-1;LEN([.I155])       )                )) );[.J154])" office:value-type="string" office:string-value="./kuchyne/vybaveni/DSC_7504.jpg" calcext:value-type="string">
            <text:p>./kuchyne/vybaveni/DSC_7504.jpg</text:p>
          </table:table-cell>
          <table:table-cell table:formula="of:=VLOOKUP(LEFT([.I155];IF(               ISNUMBER(FIND(&quot; &quot;;[.I155]));FIND(&quot; &quot;;[.I155])-1;LEN([.I15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55]+1" office:value-type="float" office:value="152" calcext:value-type="float">
            <text:p>1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za na kytice</text:p>
          </table:table-cell>
          <table:table-cell table:number-columns-repeated="2"/>
          <table:table-cell table:style-name="ce5" table:formula="of:=IF([.F155]=&quot;&quot;;&quot;&quot;;[.F155])" office:value-type="string" office:string-value="n" calcext:value-type="string">
            <text:p>n</text:p>
          </table:table-cell>
          <table:table-cell table:style-name="ce5" office:value-type="string" calcext:value-type="string">
            <text:p>r</text:p>
          </table:table-cell>
          <table:table-cell office:value-type="string" calcext:value-type="string">
            <text:p>ve drezu, poskozene pri zasahu proti pozaru</text:p>
          </table:table-cell>
          <table:table-cell table:style-name="ce15" office:value-type="string" calcext:value-type="string">
            <text:p>DSC_7505.jpg</text:p>
          </table:table-cell>
          <table:table-cell table:formula="of:=IF([.I156]&lt;&gt;&quot;&quot;;HYPERLINK(CONCATENATE(&quot;file://&quot;;[.$H$2];&quot;/&quot;;[.K156];&quot;/&quot;;LEFT([.I156];IF(               ISNUMBER(FIND(&quot; &quot;;[.I156]));FIND(&quot; &quot;;[.I156])-1;LEN([.I156])       )                ));CONCATENATE([.K156];LEFT([.I156];IF(               ISNUMBER(FIND(&quot; &quot;;[.I156]));FIND(&quot; &quot;;[.I156])-1;LEN([.I156])       )                )) );[.J155])" office:value-type="string" office:string-value="./kuchyne/vybaveni/DSC_7505.jpg" calcext:value-type="string">
            <text:p>./kuchyne/vybaveni/DSC_7505.jpg</text:p>
          </table:table-cell>
          <table:table-cell table:formula="of:=VLOOKUP(LEFT([.I156];IF(               ISNUMBER(FIND(&quot; &quot;;[.I156]));FIND(&quot; &quot;;[.I156])-1;LEN([.I15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6]+1" office:value-type="float" office:value="153" calcext:value-type="float">
            <text:p>1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tic cesneku</text:p>
          </table:table-cell>
          <table:table-cell office:value-type="string" calcext:value-type="string">
            <text:p>tescoma</text:p>
          </table:table-cell>
          <table:table-cell/>
          <table:table-cell table:style-name="ce5" table:formula="of:=IF([.F156]=&quot;&quot;;&quot;&quot;;[.F156])" office:value-type="string" office:string-value="n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office:value-type="string" calcext:value-type="string">
            <text:p>ve drezu</text:p>
          </table:table-cell>
          <table:table-cell table:style-name="ce15" table:formula="of:=IF([.I156]=&quot;&quot;;&quot;&quot;;[.I156])" office:value-type="string" office:string-value="DSC_7505.jpg" calcext:value-type="string">
            <text:p>DSC_7505.jpg</text:p>
          </table:table-cell>
          <table:table-cell table:formula="of:=IF([.I157]&lt;&gt;&quot;&quot;;HYPERLINK(CONCATENATE(&quot;file://&quot;;[.$H$2];&quot;/&quot;;[.K157];&quot;/&quot;;LEFT([.I157];IF(               ISNUMBER(FIND(&quot; &quot;;[.I157]));FIND(&quot; &quot;;[.I157])-1;LEN([.I157])       )                ));CONCATENATE([.K157];LEFT([.I157];IF(               ISNUMBER(FIND(&quot; &quot;;[.I157]));FIND(&quot; &quot;;[.I157])-1;LEN([.I157])       )                )) );[.J156])" office:value-type="string" office:string-value="./kuchyne/vybaveni/DSC_7505.jpg" calcext:value-type="string">
            <text:p>./kuchyne/vybaveni/DSC_7505.jpg</text:p>
          </table:table-cell>
          <table:table-cell table:formula="of:=VLOOKUP(LEFT([.I157];IF(               ISNUMBER(FIND(&quot; &quot;;[.I157]));FIND(&quot; &quot;;[.I157])-1;LEN([.I15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7]+1" office:value-type="float" office:value="154" calcext:value-type="float">
            <text:p>1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uklizeni</text:p>
          </table:table-cell>
          <table:table-cell office:value-type="string" calcext:value-type="string">
            <text:p>vileda</text:p>
          </table:table-cell>
          <table:table-cell/>
          <table:table-cell table:style-name="ce5" table:formula="of:=IF([.F157]=&quot;&quot;;&quot;&quot;;[.F157])" office:value-type="string" office:string-value="n" calcext:value-type="string">
            <text:p>n</text:p>
          </table:table-cell>
          <table:table-cell table:style-name="ce5" table:formula="of:=IF([.G157]=&quot;&quot;;&quot;&quot;;[.G157])" office:value-type="string" office:string-value="k" calcext:value-type="string">
            <text:p>k</text:p>
          </table:table-cell>
          <table:table-cell office:value-type="string" calcext:value-type="string">
            <text:p>zluta, cca 20cm prumer</text:p>
          </table:table-cell>
          <table:table-cell table:style-name="ce15" office:value-type="string" calcext:value-type="string">
            <text:p>DSC_7508.jpg</text:p>
          </table:table-cell>
          <table:table-cell table:formula="of:=IF([.I158]&lt;&gt;&quot;&quot;;HYPERLINK(CONCATENATE(&quot;file://&quot;;[.$H$2];&quot;/&quot;;[.K158];&quot;/&quot;;LEFT([.I158];IF(               ISNUMBER(FIND(&quot; &quot;;[.I158]));FIND(&quot; &quot;;[.I158])-1;LEN([.I158])       )                ));CONCATENATE([.K158];LEFT([.I158];IF(               ISNUMBER(FIND(&quot; &quot;;[.I158]));FIND(&quot; &quot;;[.I158])-1;LEN([.I158])       )                )) );[.J157])" office:value-type="string" office:string-value="./kuchyne/vybaveni/DSC_7508.jpg" calcext:value-type="string">
            <text:p>./kuchyne/vybaveni/DSC_7508.jpg</text:p>
          </table:table-cell>
          <table:table-cell table:formula="of:=VLOOKUP(LEFT([.I158];IF(               ISNUMBER(FIND(&quot; &quot;;[.I158]));FIND(&quot; &quot;;[.I158])-1;LEN([.I15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8]+1" office:value-type="float" office:value="155" calcext:value-type="float">
            <text:p>1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ci prasek</text:p>
          </table:table-cell>
          <table:table-cell office:value-type="string" calcext:value-type="string">
            <text:p>persil</text:p>
          </table:table-cell>
          <table:table-cell/>
          <table:table-cell table:style-name="ce5" table:formula="of:=IF([.F158]=&quot;&quot;;&quot;&quot;;[.F158])" office:value-type="string" office:string-value="n" calcext:value-type="string">
            <text:p>n</text:p>
          </table:table-cell>
          <table:table-cell table:style-name="ce5" table:formula="of:=IF([.G158]=&quot;&quot;;&quot;&quot;;[.G158])" office:value-type="string" office:string-value="k" calcext:value-type="string">
            <text:p>k</text:p>
          </table:table-cell>
          <table:table-cell/>
          <table:table-cell table:style-name="ce15" table:formula="of:=IF([.I158]=&quot;&quot;;&quot;&quot;;[.I158])" office:value-type="string" office:string-value="DSC_7508.jpg" calcext:value-type="string">
            <text:p>DSC_7508.jpg</text:p>
          </table:table-cell>
          <table:table-cell table:formula="of:=IF([.I159]&lt;&gt;&quot;&quot;;HYPERLINK(CONCATENATE(&quot;file://&quot;;[.$H$2];&quot;/&quot;;[.K159];&quot;/&quot;;LEFT([.I159];IF(               ISNUMBER(FIND(&quot; &quot;;[.I159]));FIND(&quot; &quot;;[.I159])-1;LEN([.I159])       )                ));CONCATENATE([.K159];LEFT([.I159];IF(               ISNUMBER(FIND(&quot; &quot;;[.I159]));FIND(&quot; &quot;;[.I159])-1;LEN([.I159])       )                )) );[.J158])" office:value-type="string" office:string-value="./kuchyne/vybaveni/DSC_7508.jpg" calcext:value-type="string">
            <text:p>./kuchyne/vybaveni/DSC_7508.jpg</text:p>
          </table:table-cell>
          <table:table-cell table:formula="of:=VLOOKUP(LEFT([.I159];IF(               ISNUMBER(FIND(&quot; &quot;;[.I159]));FIND(&quot; &quot;;[.I159])-1;LEN([.I15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59]+1" office:value-type="float" office:value="156" calcext:value-type="float">
            <text:p>1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ish na cisteni</text:p>
          </table:table-cell>
          <table:table-cell office:value-type="string" calcext:value-type="string">
            <text:p>vanish</text:p>
          </table:table-cell>
          <table:table-cell/>
          <table:table-cell table:style-name="ce5" table:formula="of:=IF([.F159]=&quot;&quot;;&quot;&quot;;[.F159])" office:value-type="string" office:string-value="n" calcext:value-type="string">
            <text:p>n</text:p>
          </table:table-cell>
          <table:table-cell table:style-name="ce5" table:formula="of:=IF([.G159]=&quot;&quot;;&quot;&quot;;[.G159])" office:value-type="string" office:string-value="k" calcext:value-type="string">
            <text:p>k</text:p>
          </table:table-cell>
          <table:table-cell/>
          <table:table-cell table:style-name="ce15" table:formula="of:=IF([.I159]=&quot;&quot;;&quot;&quot;;[.I159])" office:value-type="string" office:string-value="DSC_7508.jpg" calcext:value-type="string">
            <text:p>DSC_7508.jpg</text:p>
          </table:table-cell>
          <table:table-cell table:formula="of:=IF([.I160]&lt;&gt;&quot;&quot;;HYPERLINK(CONCATENATE(&quot;file://&quot;;[.$H$2];&quot;/&quot;;[.K160];&quot;/&quot;;LEFT([.I160];IF(               ISNUMBER(FIND(&quot; &quot;;[.I160]));FIND(&quot; &quot;;[.I160])-1;LEN([.I160])       )                ));CONCATENATE([.K160];LEFT([.I160];IF(               ISNUMBER(FIND(&quot; &quot;;[.I160]));FIND(&quot; &quot;;[.I160])-1;LEN([.I160])       )                )) );[.J159])" office:value-type="string" office:string-value="./kuchyne/vybaveni/DSC_7508.jpg" calcext:value-type="string">
            <text:p>./kuchyne/vybaveni/DSC_7508.jpg</text:p>
          </table:table-cell>
          <table:table-cell table:formula="of:=VLOOKUP(LEFT([.I160];IF(               ISNUMBER(FIND(&quot; &quot;;[.I160]));FIND(&quot; &quot;;[.I160])-1;LEN([.I16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0]+1" office:value-type="float" office:value="157" calcext:value-type="float">
            <text:p>1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na sklokeramicke desky</text:p>
          </table:table-cell>
          <table:table-cell table:number-columns-repeated="2"/>
          <table:table-cell table:style-name="ce5" table:formula="of:=IF([.F160]=&quot;&quot;;&quot;&quot;;[.F160])" office:value-type="string" office:string-value="n" calcext:value-type="string">
            <text:p>n</text:p>
          </table:table-cell>
          <table:table-cell table:style-name="ce5" table:formula="of:=IF([.G160]=&quot;&quot;;&quot;&quot;;[.G160])" office:value-type="string" office:string-value="k" calcext:value-type="string">
            <text:p>k</text:p>
          </table:table-cell>
          <table:table-cell/>
          <table:table-cell table:style-name="ce15" table:formula="of:=IF([.I160]=&quot;&quot;;&quot;&quot;;[.I160])" office:value-type="string" office:string-value="DSC_7508.jpg" calcext:value-type="string">
            <text:p>DSC_7508.jpg</text:p>
          </table:table-cell>
          <table:table-cell table:formula="of:=IF([.I161]&lt;&gt;&quot;&quot;;HYPERLINK(CONCATENATE(&quot;file://&quot;;[.$H$2];&quot;/&quot;;[.K161];&quot;/&quot;;LEFT([.I161];IF(               ISNUMBER(FIND(&quot; &quot;;[.I161]));FIND(&quot; &quot;;[.I161])-1;LEN([.I161])       )                ));CONCATENATE([.K161];LEFT([.I161];IF(               ISNUMBER(FIND(&quot; &quot;;[.I161]));FIND(&quot; &quot;;[.I161])-1;LEN([.I161])       )                )) );[.J160])" office:value-type="string" office:string-value="./kuchyne/vybaveni/DSC_7508.jpg" calcext:value-type="string">
            <text:p>./kuchyne/vybaveni/DSC_7508.jpg</text:p>
          </table:table-cell>
          <table:table-cell table:formula="of:=VLOOKUP(LEFT([.I161];IF(               ISNUMBER(FIND(&quot; &quot;;[.I161]));FIND(&quot; &quot;;[.I161])-1;LEN([.I16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1]+1" office:value-type="float" office:value="158" calcext:value-type="float">
            <text:p>1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stenka do mycky</text:p>
          </table:table-cell>
          <table:table-cell table:number-columns-repeated="2"/>
          <table:table-cell table:style-name="ce5" table:formula="of:=IF([.F161]=&quot;&quot;;&quot;&quot;;[.F161])" office:value-type="string" office:string-value="n" calcext:value-type="string">
            <text:p>n</text:p>
          </table:table-cell>
          <table:table-cell table:style-name="ce5" table:formula="of:=IF([.G161]=&quot;&quot;;&quot;&quot;;[.G161])" office:value-type="string" office:string-value="k" calcext:value-type="string">
            <text:p>k</text:p>
          </table:table-cell>
          <table:table-cell/>
          <table:table-cell table:style-name="ce15" table:formula="of:=IF([.I161]=&quot;&quot;;&quot;&quot;;[.I161])" office:value-type="string" office:string-value="DSC_7508.jpg" calcext:value-type="string">
            <text:p>DSC_7508.jpg</text:p>
          </table:table-cell>
          <table:table-cell table:formula="of:=IF([.I162]&lt;&gt;&quot;&quot;;HYPERLINK(CONCATENATE(&quot;file://&quot;;[.$H$2];&quot;/&quot;;[.K162];&quot;/&quot;;LEFT([.I162];IF(               ISNUMBER(FIND(&quot; &quot;;[.I162]));FIND(&quot; &quot;;[.I162])-1;LEN([.I162])       )                ));CONCATENATE([.K162];LEFT([.I162];IF(               ISNUMBER(FIND(&quot; &quot;;[.I162]));FIND(&quot; &quot;;[.I162])-1;LEN([.I162])       )                )) );[.J161])" office:value-type="string" office:string-value="./kuchyne/vybaveni/DSC_7508.jpg" calcext:value-type="string">
            <text:p>./kuchyne/vybaveni/DSC_7508.jpg</text:p>
          </table:table-cell>
          <table:table-cell table:formula="of:=VLOOKUP(LEFT([.I162];IF(               ISNUMBER(FIND(&quot; &quot;;[.I162]));FIND(&quot; &quot;;[.I162])-1;LEN([.I16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2]+1" office:value-type="float" office:value="159" calcext:value-type="float">
            <text:p>1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asek do mycky</text:p>
          </table:table-cell>
          <table:table-cell table:number-columns-repeated="2"/>
          <table:table-cell table:style-name="ce5" table:formula="of:=IF([.F162]=&quot;&quot;;&quot;&quot;;[.F162])" office:value-type="string" office:string-value="n" calcext:value-type="string">
            <text:p>n</text:p>
          </table:table-cell>
          <table:table-cell table:style-name="ce5" table:formula="of:=IF([.G162]=&quot;&quot;;&quot;&quot;;[.G162])" office:value-type="string" office:string-value="k" calcext:value-type="string">
            <text:p>k</text:p>
          </table:table-cell>
          <table:table-cell/>
          <table:table-cell table:style-name="ce15" table:formula="of:=IF([.I162]=&quot;&quot;;&quot;&quot;;[.I162])" office:value-type="string" office:string-value="DSC_7508.jpg" calcext:value-type="string">
            <text:p>DSC_7508.jpg</text:p>
          </table:table-cell>
          <table:table-cell table:formula="of:=IF([.I163]&lt;&gt;&quot;&quot;;HYPERLINK(CONCATENATE(&quot;file://&quot;;[.$H$2];&quot;/&quot;;[.K163];&quot;/&quot;;LEFT([.I163];IF(               ISNUMBER(FIND(&quot; &quot;;[.I163]));FIND(&quot; &quot;;[.I163])-1;LEN([.I163])       )                ));CONCATENATE([.K163];LEFT([.I163];IF(               ISNUMBER(FIND(&quot; &quot;;[.I163]));FIND(&quot; &quot;;[.I163])-1;LEN([.I163])       )                )) );[.J162])" office:value-type="string" office:string-value="./kuchyne/vybaveni/DSC_7508.jpg" calcext:value-type="string">
            <text:p>./kuchyne/vybaveni/DSC_7508.jpg</text:p>
          </table:table-cell>
          <table:table-cell table:formula="of:=VLOOKUP(LEFT([.I163];IF(               ISNUMBER(FIND(&quot; &quot;;[.I163]));FIND(&quot; &quot;;[.I163])-1;LEN([.I16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3]+1" office:value-type="float" office:value="160" calcext:value-type="float">
            <text:p>1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velka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63]=&quot;&quot;;&quot;&quot;;[.F163])" office:value-type="string" office:string-value="n" calcext:value-type="string">
            <text:p>n</text:p>
          </table:table-cell>
          <table:table-cell table:style-name="ce5" table:formula="of:=IF([.G163]=&quot;&quot;;&quot;&quot;;[.G163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15" office:value-type="string" calcext:value-type="string">
            <text:p>DSC_7510.jpg</text:p>
          </table:table-cell>
          <table:table-cell table:formula="of:=IF([.I164]&lt;&gt;&quot;&quot;;HYPERLINK(CONCATENATE(&quot;file://&quot;;[.$H$2];&quot;/&quot;;[.K164];&quot;/&quot;;LEFT([.I164];IF(               ISNUMBER(FIND(&quot; &quot;;[.I164]));FIND(&quot; &quot;;[.I164])-1;LEN([.I164])       )                ));CONCATENATE([.K164];LEFT([.I164];IF(               ISNUMBER(FIND(&quot; &quot;;[.I164]));FIND(&quot; &quot;;[.I164])-1;LEN([.I164])       )                )) );[.J163])" office:value-type="string" office:string-value="./kuchyne/vybaveni/DSC_7510.jpg" calcext:value-type="string">
            <text:p>./kuchyne/vybaveni/DSC_7510.jpg</text:p>
          </table:table-cell>
          <table:table-cell table:formula="of:=VLOOKUP(LEFT([.I164];IF(               ISNUMBER(FIND(&quot; &quot;;[.I164]));FIND(&quot; &quot;;[.I164])-1;LEN([.I16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4]+1" office:value-type="float" office:value="161" calcext:value-type="float">
            <text:p>1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4x stredni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64]=&quot;&quot;;&quot;&quot;;[.F164])" office:value-type="string" office:string-value="n" calcext:value-type="string">
            <text:p>n</text:p>
          </table:table-cell>
          <table:table-cell table:style-name="ce5" table:formula="of:=IF([.G164]=&quot;&quot;;&quot;&quot;;[.G164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15" table:formula="of:=IF([.I164]=&quot;&quot;;&quot;&quot;;[.I164])" office:value-type="string" office:string-value="DSC_7510.jpg" calcext:value-type="string">
            <text:p>DSC_7510.jpg</text:p>
          </table:table-cell>
          <table:table-cell table:formula="of:=IF([.I165]&lt;&gt;&quot;&quot;;HYPERLINK(CONCATENATE(&quot;file://&quot;;[.$H$2];&quot;/&quot;;[.K165];&quot;/&quot;;LEFT([.I165];IF(               ISNUMBER(FIND(&quot; &quot;;[.I165]));FIND(&quot; &quot;;[.I165])-1;LEN([.I165])       )                ));CONCATENATE([.K165];LEFT([.I165];IF(               ISNUMBER(FIND(&quot; &quot;;[.I165]));FIND(&quot; &quot;;[.I165])-1;LEN([.I165])       )                )) );[.J164])" office:value-type="string" office:string-value="./kuchyne/vybaveni/DSC_7510.jpg" calcext:value-type="string">
            <text:p>./kuchyne/vybaveni/DSC_7510.jpg</text:p>
          </table:table-cell>
          <table:table-cell table:formula="of:=VLOOKUP(LEFT([.I165];IF(               ISNUMBER(FIND(&quot; &quot;;[.I165]));FIND(&quot; &quot;;[.I165])-1;LEN([.I16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5]+1" office:value-type="float" office:value="162" calcext:value-type="float">
            <text:p>1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165]=&quot;&quot;;&quot;&quot;;[.F165])" office:value-type="string" office:string-value="n" calcext:value-type="string">
            <text:p>n</text:p>
          </table:table-cell>
          <table:table-cell table:style-name="ce5" table:formula="of:=IF([.G165]=&quot;&quot;;&quot;&quot;;[.G165])" office:value-type="string" office:string-value="k" calcext:value-type="string">
            <text:p>k</text:p>
          </table:table-cell>
          <table:table-cell office:value-type="string" calcext:value-type="string">
            <text:p>bila</text:p>
          </table:table-cell>
          <table:table-cell table:style-name="ce15" table:formula="of:=IF([.I165]=&quot;&quot;;&quot;&quot;;[.I165])" office:value-type="string" office:string-value="DSC_7510.jpg" calcext:value-type="string">
            <text:p>DSC_7510.jpg</text:p>
          </table:table-cell>
          <table:table-cell table:formula="of:=IF([.I166]&lt;&gt;&quot;&quot;;HYPERLINK(CONCATENATE(&quot;file://&quot;;[.$H$2];&quot;/&quot;;[.K166];&quot;/&quot;;LEFT([.I166];IF(               ISNUMBER(FIND(&quot; &quot;;[.I166]));FIND(&quot; &quot;;[.I166])-1;LEN([.I166])       )                ));CONCATENATE([.K166];LEFT([.I166];IF(               ISNUMBER(FIND(&quot; &quot;;[.I166]));FIND(&quot; &quot;;[.I166])-1;LEN([.I166])       )                )) );[.J165])" office:value-type="string" office:string-value="./kuchyne/vybaveni/DSC_7510.jpg" calcext:value-type="string">
            <text:p>./kuchyne/vybaveni/DSC_7510.jpg</text:p>
          </table:table-cell>
          <table:table-cell table:formula="of:=VLOOKUP(LEFT([.I166];IF(               ISNUMBER(FIND(&quot; &quot;;[.I166]));FIND(&quot; &quot;;[.I166])-1;LEN([.I16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66]+1" office:value-type="float" office:value="163" calcext:value-type="float">
            <text:p>1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mala doza na potraviny, sypaci</text:p>
          </table:table-cell>
          <table:table-cell table:number-columns-repeated="2"/>
          <table:table-cell table:style-name="ce5" table:formula="of:=IF([.F166]=&quot;&quot;;&quot;&quot;;[.F166])" office:value-type="string" office:string-value="n" calcext:value-type="string">
            <text:p>n</text:p>
          </table:table-cell>
          <table:table-cell table:style-name="ce5" table:formula="of:=IF([.G166]=&quot;&quot;;&quot;&quot;;[.G166])" office:value-type="string" office:string-value="k" calcext:value-type="string">
            <text:p>k</text:p>
          </table:table-cell>
          <table:table-cell office:value-type="string" calcext:value-type="string">
            <text:p>zelene viko</text:p>
          </table:table-cell>
          <table:table-cell table:style-name="ce15" table:formula="of:=IF([.I166]=&quot;&quot;;&quot;&quot;;[.I166])" office:value-type="string" office:string-value="DSC_7510.jpg" calcext:value-type="string">
            <text:p>DSC_7510.jpg</text:p>
          </table:table-cell>
          <table:table-cell table:formula="of:=IF([.I167]&lt;&gt;&quot;&quot;;HYPERLINK(CONCATENATE(&quot;file://&quot;;[.$H$2];&quot;/&quot;;[.K167];&quot;/&quot;;LEFT([.I167];IF(               ISNUMBER(FIND(&quot; &quot;;[.I167]));FIND(&quot; &quot;;[.I167])-1;LEN([.I167])       )                ));CONCATENATE([.K167];LEFT([.I167];IF(               ISNUMBER(FIND(&quot; &quot;;[.I167]));FIND(&quot; &quot;;[.I167])-1;LEN([.I167])       )                )) );[.J166])" office:value-type="string" office:string-value="./kuchyne/vybaveni/DSC_7510.jpg" calcext:value-type="string">
            <text:p>./kuchyne/vybaveni/DSC_7510.jpg</text:p>
          </table:table-cell>
          <table:table-cell table:formula="of:=VLOOKUP(LEFT([.I167];IF(               ISNUMBER(FIND(&quot; &quot;;[.I167]));FIND(&quot; &quot;;[.I167])-1;LEN([.I167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5">
          <table:table-cell table:formula="of:=[.A167]+1" office:value-type="float" office:value="164" calcext:value-type="float">
            <text:p>1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horni spizirena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5" table:formula="of:=IF([.F167]=&quot;&quot;;&quot;&quot;;[.F167])" office:value-type="string" office:string-value="n" calcext:value-type="string">
            <text:p>n</text:p>
          </table:table-cell>
          <table:table-cell table:style-name="ce5" office:value-type="string" calcext:value-type="string">
            <text:p>z,k</text:p>
          </table:table-cell>
          <table:table-cell office:value-type="string" calcext:value-type="string">
            <text:p>vcetne baleni a doz, susena rajcata, testoviny, fazole, kakao, kuskus, burgulr, pohanka, jahly, cizrna, nudle, susenky, cukr, orechy</text:p>
          </table:table-cell>
          <table:table-cell table:style-name="ce15" table:formula="of:=IF([.I167]=&quot;&quot;;&quot;&quot;;[.I167])" office:value-type="string" office:string-value="DSC_7510.jpg" calcext:value-type="string">
            <text:p>DSC_7510.jpg</text:p>
          </table:table-cell>
          <table:table-cell table:formula="of:=IF([.I168]&lt;&gt;&quot;&quot;;HYPERLINK(CONCATENATE(&quot;file://&quot;;[.$H$2];&quot;/&quot;;[.K168];&quot;/&quot;;LEFT([.I168];IF(               ISNUMBER(FIND(&quot; &quot;;[.I168]));FIND(&quot; &quot;;[.I168])-1;LEN([.I168])       )                ));CONCATENATE([.K168];LEFT([.I168];IF(               ISNUMBER(FIND(&quot; &quot;;[.I168]));FIND(&quot; &quot;;[.I168])-1;LEN([.I168])       )                )) );[.J167])" office:value-type="string" office:string-value="./kuchyne/vybaveni/DSC_7510.jpg" calcext:value-type="string">
            <text:p>./kuchyne/vybaveni/DSC_7510.jpg</text:p>
          </table:table-cell>
          <table:table-cell table:formula="of:=VLOOKUP(LEFT([.I168];IF(               ISNUMBER(FIND(&quot; &quot;;[.I168]));FIND(&quot; &quot;;[.I168])-1;LEN([.I168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68]+1" office:value-type="float" office:value="165" calcext:value-type="float">
            <text:p>1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dolni spizirena</text:p>
          </table:table-cell>
          <table:table-cell/>
          <table:table-cell office:value-type="float" office:value="600" calcext:value-type="float">
            <text:p>600</text:p>
          </table:table-cell>
          <table:table-cell table:style-name="ce5" table:formula="of:=IF([.F168]=&quot;&quot;;&quot;&quot;;[.F168])" office:value-type="string" office:string-value="n" calcext:value-type="string">
            <text:p>n</text:p>
          </table:table-cell>
          <table:table-cell table:style-name="ce5" table:formula="of:=IF([.G168]=&quot;&quot;;&quot;&quot;;[.G168])" office:value-type="string" office:string-value="z,k" calcext:value-type="string">
            <text:p>z,k</text:p>
          </table:table-cell>
          <table:table-cell office:value-type="string" calcext:value-type="string">
            <text:p>soya, fazole, cizrna, celozrna mouka, kakao, susene ploady, hrach, </text:p>
          </table:table-cell>
          <table:table-cell table:style-name="ce15" office:value-type="string" calcext:value-type="string">
            <text:p>DSC_7511.jpg</text:p>
          </table:table-cell>
          <table:table-cell table:formula="of:=IF([.I169]&lt;&gt;&quot;&quot;;HYPERLINK(CONCATENATE(&quot;file://&quot;;[.$H$2];&quot;/&quot;;[.K169];&quot;/&quot;;LEFT([.I169];IF(               ISNUMBER(FIND(&quot; &quot;;[.I169]));FIND(&quot; &quot;;[.I169])-1;LEN([.I169])       )                ));CONCATENATE([.K169];LEFT([.I169];IF(               ISNUMBER(FIND(&quot; &quot;;[.I169]));FIND(&quot; &quot;;[.I169])-1;LEN([.I169])       )                )) );[.J168])" office:value-type="string" office:string-value="./kuchyne/vybaveni/DSC_7511.jpg" calcext:value-type="string">
            <text:p>./kuchyne/vybaveni/DSC_7511.jpg</text:p>
          </table:table-cell>
          <table:table-cell table:formula="of:=VLOOKUP(LEFT([.I169];IF(               ISNUMBER(FIND(&quot; &quot;;[.I169]));FIND(&quot; &quot;;[.I169])-1;LEN([.I169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3">
          <table:table-cell table:formula="of:=[.A169]+1" office:value-type="float" office:value="166" calcext:value-type="float">
            <text:p>1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pod troubou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5" table:formula="of:=IF([.F169]=&quot;&quot;;&quot;&quot;;[.F169])" office:value-type="string" office:string-value="n" calcext:value-type="string">
            <text:p>n</text:p>
          </table:table-cell>
          <table:table-cell table:style-name="ce5" table:formula="of:=IF([.G169]=&quot;&quot;;&quot;&quot;;[.G169])" office:value-type="string" office:string-value="z,k" calcext:value-type="string">
            <text:p>z,k</text:p>
          </table:table-cell>
          <table:table-cell office:value-type="string" calcext:value-type="string">
            <text:p>susene houby, cast suseneho mleka, lasagne (italske), ryze, 2x mleko, </text:p>
          </table:table-cell>
          <table:table-cell table:style-name="ce15" office:value-type="string" calcext:value-type="string">
            <text:p>DSC_7512.jpg</text:p>
          </table:table-cell>
          <table:table-cell table:formula="of:=IF([.I170]&lt;&gt;&quot;&quot;;HYPERLINK(CONCATENATE(&quot;file://&quot;;[.$H$2];&quot;/&quot;;[.K170];&quot;/&quot;;LEFT([.I170];IF(               ISNUMBER(FIND(&quot; &quot;;[.I170]));FIND(&quot; &quot;;[.I170])-1;LEN([.I170])       )                ));CONCATENATE([.K170];LEFT([.I170];IF(               ISNUMBER(FIND(&quot; &quot;;[.I170]));FIND(&quot; &quot;;[.I170])-1;LEN([.I170])       )                )) );[.J169])" office:value-type="string" office:string-value="./kuchyne/vybaveni/DSC_7512.jpg" calcext:value-type="string">
            <text:p>./kuchyne/vybaveni/DSC_7512.jpg</text:p>
          </table:table-cell>
          <table:table-cell table:formula="of:=VLOOKUP(LEFT([.I170];IF(               ISNUMBER(FIND(&quot; &quot;;[.I170]));FIND(&quot; &quot;;[.I170])-1;LEN([.I170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0]+1" office:value-type="float" office:value="167" calcext:value-type="float">
            <text:p>1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ucharka 2x</text:p>
          </table:table-cell>
          <table:table-cell/>
          <table:table-cell office:value-type="float" office:value="800" calcext:value-type="float">
            <text:p>800</text:p>
          </table:table-cell>
          <table:table-cell table:style-name="ce5" table:formula="of:=IF([.F170]=&quot;&quot;;&quot;&quot;;[.F170])" office:value-type="string" office:string-value="n" calcext:value-type="string">
            <text:p>n</text:p>
          </table:table-cell>
          <table:table-cell table:style-name="ce5" table:formula="of:=IF([.G170]=&quot;&quot;;&quot;&quot;;[.G170])" office:value-type="string" office:string-value="z,k" calcext:value-type="string">
            <text:p>z,k</text:p>
          </table:table-cell>
          <table:table-cell/>
          <table:table-cell table:style-name="ce15" table:formula="of:=IF([.I170]=&quot;&quot;;&quot;&quot;;[.I170])" office:value-type="string" office:string-value="DSC_7512.jpg" calcext:value-type="string">
            <text:p>DSC_7512.jpg</text:p>
          </table:table-cell>
          <table:table-cell table:formula="of:=IF([.I171]&lt;&gt;&quot;&quot;;HYPERLINK(CONCATENATE(&quot;file://&quot;;[.$H$2];&quot;/&quot;;[.K171];&quot;/&quot;;LEFT([.I171];IF(               ISNUMBER(FIND(&quot; &quot;;[.I171]));FIND(&quot; &quot;;[.I171])-1;LEN([.I171])       )                ));CONCATENATE([.K171];LEFT([.I171];IF(               ISNUMBER(FIND(&quot; &quot;;[.I171]));FIND(&quot; &quot;;[.I171])-1;LEN([.I171])       )                )) );[.J170])" office:value-type="string" office:string-value="./kuchyne/vybaveni/DSC_7512.jpg" calcext:value-type="string">
            <text:p>./kuchyne/vybaveni/DSC_7512.jpg</text:p>
          </table:table-cell>
          <table:table-cell table:formula="of:=VLOOKUP(LEFT([.I171];IF(               ISNUMBER(FIND(&quot; &quot;;[.I171]));FIND(&quot; &quot;;[.I171])-1;LEN([.I171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6">
          <table:table-cell table:formula="of:=[.A171]+1" office:value-type="float" office:value="168" calcext:value-type="float">
            <text:p>1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raviny – nad troubou</text:p>
          </table:table-cell>
          <table:table-cell/>
          <table:table-cell office:value-type="float" office:value="2000" calcext:value-type="float">
            <text:p>2000</text:p>
          </table:table-cell>
          <table:table-cell table:style-name="ce5" table:formula="of:=IF([.F171]=&quot;&quot;;&quot;&quot;;[.F171])" office:value-type="string" office:string-value="n" calcext:value-type="string">
            <text:p>n</text:p>
          </table:table-cell>
          <table:table-cell table:style-name="ce5" table:formula="of:=IF([.G171]=&quot;&quot;;&quot;&quot;;[.G171])" office:value-type="string" office:string-value="z,k" calcext:value-type="string">
            <text:p>z,k</text:p>
          </table:table-cell>
          <table:table-cell office:value-type="string" calcext:value-type="string">
            <text:p>susena syrovatka, granko, kakao, bonavita, <text:s/>topping na dorty, vyrobky ze zdrave vyzivy (kulicky, tycinky, semena) – baleni jsou otevrena, detske susenky, leky magnesium, pruduskovy caj, sunupret, multivytamin, melta, ruzne druhy koreni atp..)</text:p>
          </table:table-cell>
          <table:table-cell table:style-name="ce15" office:value-type="string" calcext:value-type="string">
            <text:p>DSC_7514.jpg</text:p>
          </table:table-cell>
          <table:table-cell table:formula="of:=IF([.I172]&lt;&gt;&quot;&quot;;HYPERLINK(CONCATENATE(&quot;file://&quot;;[.$H$2];&quot;/&quot;;[.K172];&quot;/&quot;;LEFT([.I172];IF(               ISNUMBER(FIND(&quot; &quot;;[.I172]));FIND(&quot; &quot;;[.I172])-1;LEN([.I172])       )                ));CONCATENATE([.K172];LEFT([.I172];IF(               ISNUMBER(FIND(&quot; &quot;;[.I172]));FIND(&quot; &quot;;[.I172])-1;LEN([.I172])       )                )) );[.J171])" office:value-type="string" office:string-value="./kuchyne/vybaveni/DSC_7514.jpg" calcext:value-type="string">
            <text:p>./kuchyne/vybaveni/DSC_7514.jpg</text:p>
          </table:table-cell>
          <table:table-cell table:formula="of:=VLOOKUP(LEFT([.I172];IF(               ISNUMBER(FIND(&quot; &quot;;[.I172]));FIND(&quot; &quot;;[.I172])-1;LEN([.I172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2]+1" office:value-type="float" office:value="169" calcext:value-type="float">
            <text:p>1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 vyrobu syra</text:p>
          </table:table-cell>
          <table:table-cell/>
          <table:table-cell office:value-type="float" office:value="1500" calcext:value-type="float">
            <text:p>1500</text:p>
          </table:table-cell>
          <table:table-cell table:style-name="ce5" table:formula="of:=IF([.F172]=&quot;&quot;;&quot;&quot;;[.F172])" office:value-type="string" office:string-value="n" calcext:value-type="string">
            <text:p>n</text:p>
          </table:table-cell>
          <table:table-cell table:style-name="ce5" table:formula="of:=IF([.G172]=&quot;&quot;;&quot;&quot;;[.G172])" office:value-type="string" office:string-value="z,k" calcext:value-type="string">
            <text:p>z,k</text:p>
          </table:table-cell>
          <table:table-cell office:value-type="string" calcext:value-type="string">
            <text:p>velka forma, cca 5x mala forma</text:p>
          </table:table-cell>
          <table:table-cell table:style-name="ce15" table:formula="of:=IF([.I172]=&quot;&quot;;&quot;&quot;;[.I172])" office:value-type="string" office:string-value="DSC_7514.jpg" calcext:value-type="string">
            <text:p>DSC_7514.jpg</text:p>
          </table:table-cell>
          <table:table-cell table:formula="of:=IF([.I173]&lt;&gt;&quot;&quot;;HYPERLINK(CONCATENATE(&quot;file://&quot;;[.$H$2];&quot;/&quot;;[.K173];&quot;/&quot;;LEFT([.I173];IF(               ISNUMBER(FIND(&quot; &quot;;[.I173]));FIND(&quot; &quot;;[.I173])-1;LEN([.I173])       )                ));CONCATENATE([.K173];LEFT([.I173];IF(               ISNUMBER(FIND(&quot; &quot;;[.I173]));FIND(&quot; &quot;;[.I173])-1;LEN([.I173])       )                )) );[.J172])" office:value-type="string" office:string-value="./kuchyne/vybaveni/DSC_7514.jpg" calcext:value-type="string">
            <text:p>./kuchyne/vybaveni/DSC_7514.jpg</text:p>
          </table:table-cell>
          <table:table-cell table:formula="of:=VLOOKUP(LEFT([.I173];IF(               ISNUMBER(FIND(&quot; &quot;;[.I173]));FIND(&quot; &quot;;[.I173])-1;LEN([.I173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3]+1" office:value-type="float" office:value="170" calcext:value-type="float">
            <text:p>1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routeny kosik </text:p>
          </table:table-cell>
          <table:table-cell table:number-columns-repeated="2"/>
          <table:table-cell table:style-name="ce5" table:formula="of:=IF([.F173]=&quot;&quot;;&quot;&quot;;[.F173])" office:value-type="string" office:string-value="n" calcext:value-type="string">
            <text:p>n</text:p>
          </table:table-cell>
          <table:table-cell table:style-name="ce5" table:formula="of:=IF([.G173]=&quot;&quot;;&quot;&quot;;[.G173])" office:value-type="string" office:string-value="z,k" calcext:value-type="string">
            <text:p>z,k</text:p>
          </table:table-cell>
          <table:table-cell/>
          <table:table-cell table:style-name="ce15" table:formula="of:=IF([.I173]=&quot;&quot;;&quot;&quot;;[.I173])" office:value-type="string" office:string-value="DSC_7514.jpg" calcext:value-type="string">
            <text:p>DSC_7514.jpg</text:p>
          </table:table-cell>
          <table:table-cell table:formula="of:=IF([.I174]&lt;&gt;&quot;&quot;;HYPERLINK(CONCATENATE(&quot;file://&quot;;[.$H$2];&quot;/&quot;;[.K174];&quot;/&quot;;LEFT([.I174];IF(               ISNUMBER(FIND(&quot; &quot;;[.I174]));FIND(&quot; &quot;;[.I174])-1;LEN([.I174])       )                ));CONCATENATE([.K174];LEFT([.I174];IF(               ISNUMBER(FIND(&quot; &quot;;[.I174]));FIND(&quot; &quot;;[.I174])-1;LEN([.I174])       )                )) );[.J173])" office:value-type="string" office:string-value="./kuchyne/vybaveni/DSC_7514.jpg" calcext:value-type="string">
            <text:p>./kuchyne/vybaveni/DSC_7514.jpg</text:p>
          </table:table-cell>
          <table:table-cell table:formula="of:=VLOOKUP(LEFT([.I174];IF(               ISNUMBER(FIND(&quot; &quot;;[.I174]));FIND(&quot; &quot;;[.I174])-1;LEN([.I174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4]+1" office:value-type="float" office:value="171" calcext:value-type="float">
            <text:p>1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lenicky na vino, brousene</text:p>
          </table:table-cell>
          <table:table-cell/>
          <table:table-cell office:value-type="string" calcext:value-type="string">
            <text:p>POKUD</text:p>
          </table:table-cell>
          <table:table-cell table:style-name="ce5" table:formula="of:=IF([.F174]=&quot;&quot;;&quot;&quot;;[.F174])" office:value-type="string" office:string-value="n" calcext:value-type="string">
            <text:p>n</text:p>
          </table:table-cell>
          <table:table-cell table:style-name="ce5" office:value-type="string" calcext:value-type="string">
            <text:p>z</text:p>
          </table:table-cell>
          <table:table-cell office:value-type="string" calcext:value-type="string">
            <text:p>sklo, rucni brus</text:p>
          </table:table-cell>
          <table:table-cell table:style-name="ce15" table:formula="of:=IF([.I174]=&quot;&quot;;&quot;&quot;;[.I174])" office:value-type="string" office:string-value="DSC_7514.jpg" calcext:value-type="string">
            <text:p>DSC_7514.jpg</text:p>
          </table:table-cell>
          <table:table-cell table:formula="of:=IF([.I175]&lt;&gt;&quot;&quot;;HYPERLINK(CONCATENATE(&quot;file://&quot;;[.$H$2];&quot;/&quot;;[.K175];&quot;/&quot;;LEFT([.I175];IF(               ISNUMBER(FIND(&quot; &quot;;[.I175]));FIND(&quot; &quot;;[.I175])-1;LEN([.I175])       )                ));CONCATENATE([.K175];LEFT([.I175];IF(               ISNUMBER(FIND(&quot; &quot;;[.I175]));FIND(&quot; &quot;;[.I175])-1;LEN([.I175])       )                )) );[.J174])" office:value-type="string" office:string-value="./kuchyne/vybaveni/DSC_7514.jpg" calcext:value-type="string">
            <text:p>./kuchyne/vybaveni/DSC_7514.jpg</text:p>
          </table:table-cell>
          <table:table-cell table:formula="of:=VLOOKUP(LEFT([.I175];IF(               ISNUMBER(FIND(&quot; &quot;;[.I175]));FIND(&quot; &quot;;[.I175])-1;LEN([.I175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5]+1" office:value-type="float" office:value="172" calcext:value-type="float">
            <text:p>1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 na peceni</text:p>
          </table:table-cell>
          <table:table-cell table:number-columns-repeated="2"/>
          <table:table-cell table:style-name="ce5" table:formula="of:=IF([.F175]=&quot;&quot;;&quot;&quot;;[.F175])" office:value-type="string" office:string-value="n" calcext:value-type="string">
            <text:p>n</text:p>
          </table:table-cell>
          <table:table-cell table:style-name="ce5" table:formula="of:=IF([.G175]=&quot;&quot;;&quot;&quot;;[.G175])" office:value-type="string" office:string-value="z" calcext:value-type="string">
            <text:p>z</text:p>
          </table:table-cell>
          <table:table-cell/>
          <table:table-cell table:style-name="ce15" office:value-type="string" calcext:value-type="string">
            <text:p>DSC_7514.jpg</text:p>
          </table:table-cell>
          <table:table-cell table:formula="of:=IF([.I176]&lt;&gt;&quot;&quot;;HYPERLINK(CONCATENATE(&quot;file://&quot;;[.$H$2];&quot;/&quot;;[.K176];&quot;/&quot;;LEFT([.I176];IF(               ISNUMBER(FIND(&quot; &quot;;[.I176]));FIND(&quot; &quot;;[.I176])-1;LEN([.I176])       )                ));CONCATENATE([.K176];LEFT([.I176];IF(               ISNUMBER(FIND(&quot; &quot;;[.I176]));FIND(&quot; &quot;;[.I176])-1;LEN([.I176])       )                )) );[.J175])" office:value-type="string" office:string-value="./kuchyne/vybaveni/DSC_7514.jpg" calcext:value-type="string">
            <text:p>./kuchyne/vybaveni/DSC_7514.jpg</text:p>
          </table:table-cell>
          <table:table-cell table:formula="of:=VLOOKUP(LEFT([.I176];IF(               ISNUMBER(FIND(&quot; &quot;;[.I176]));FIND(&quot; &quot;;[.I176])-1;LEN([.I176])       )                );[Fotografie.$B$1:.$D$405];3;0)" office:value-type="string" office:string-value="./kuchyne/vybaveni/" calcext:value-type="string">
            <text:p>./kuchyne/vybaveni/</text:p>
          </table:table-cell>
          <table:table-cell table:number-columns-repeated="1013"/>
        </table:table-row>
        <table:table-row table:style-name="ro1">
          <table:table-cell table:formula="of:=[.A176]+1" office:value-type="float" office:value="173" calcext:value-type="float">
            <text:p>1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sinka Brio</text:p>
          </table:table-cell>
          <table:table-cell office:value-type="string" calcext:value-type="string">
            <text:p>Brio, se sirenou</text:p>
          </table:table-cell>
          <table:table-cell/>
          <table:table-cell table:style-name="ce5" table:formula="of:=IF([.F176]=&quot;&quot;;&quot;&quot;;[.F176])" office:value-type="string" office:string-value="n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/>
          <table:table-cell table:style-name="ce15" office:value-type="string" calcext:value-type="string">
            <text:p>_APE0757.jpg</text:p>
          </table:table-cell>
          <table:table-cell/>
          <table:table-cell table:formula="of:=VLOOKUP(LEFT([.I177];IF(               ISNUMBER(FIND(&quot; &quot;;[.I177]));FIND(&quot; &quot;;[.I177])-1;LEN([.I1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177]+1" office:value-type="float" office:value="174" calcext:value-type="float">
            <text:p>174</text:p>
          </table:table-cell>
          <table:table-cell table:number-columns-repeated="4"/>
          <table:table-cell table:style-name="ce5" table:formula="of:=IF([.F177]=&quot;&quot;;&quot;&quot;;[.F177])" office:value-type="string" office:string-value="n" calcext:value-type="string">
            <text:p>n</text:p>
          </table:table-cell>
          <table:table-cell table:style-name="ce5" table:formula="of:=IF([.G177]=&quot;&quot;;&quot;&quot;;[.G177])" office:value-type="string" office:string-value="k" calcext:value-type="string">
            <text:p>k</text:p>
          </table:table-cell>
          <table:table-cell/>
          <table:table-cell table:style-name="ce15"/>
          <table:table-cell table:formula="of:=IF([.I178]&lt;&gt;&quot;&quot;;HYPERLINK(CONCATENATE(&quot;file://&quot;;[.$H$2];&quot;/&quot;;[.K178];&quot;/&quot;;LEFT([.I178];IF(               ISNUMBER(FIND(&quot; &quot;;[.I178]));FIND(&quot; &quot;;[.I178])-1;LEN([.I178])       )                ));CONCATENATE([.K178];LEFT([.I178];IF(               ISNUMBER(FIND(&quot; &quot;;[.I178]));FIND(&quot; &quot;;[.I178])-1;LEN([.I178])       )                )) );[.J177])" office:value-type="float" office:value="0" calcext:value-type="float">
            <text:p>0</text:p>
          </table:table-cell>
          <table:table-cell table:formula="of:=VLOOKUP(LEFT([.I178];IF(               ISNUMBER(FIND(&quot; &quot;;[.I178]));FIND(&quot; &quot;;[.I178])-1;LEN([.I17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8]+1" office:value-type="float" office:value="175" calcext:value-type="float">
            <text:p>175</text:p>
          </table:table-cell>
          <table:table-cell table:number-columns-repeated="4"/>
          <table:table-cell table:style-name="ce5" table:formula="of:=IF([.F178]=&quot;&quot;;&quot;&quot;;[.F178])" office:value-type="string" office:string-value="n" calcext:value-type="string">
            <text:p>n</text:p>
          </table:table-cell>
          <table:table-cell table:style-name="ce5" table:formula="of:=IF([.G178]=&quot;&quot;;&quot;&quot;;[.G178])" office:value-type="string" office:string-value="k" calcext:value-type="string">
            <text:p>k</text:p>
          </table:table-cell>
          <table:table-cell/>
          <table:table-cell table:style-name="ce15" table:formula="of:=IF([.I178]=&quot;&quot;;&quot;&quot;;[.I178])">
            <text:p/>
          </table:table-cell>
          <table:table-cell table:formula="of:=IF([.I179]&lt;&gt;&quot;&quot;;HYPERLINK(CONCATENATE(&quot;file://&quot;;[.$H$2];&quot;/&quot;;[.K179];&quot;/&quot;;LEFT([.I179];IF(               ISNUMBER(FIND(&quot; &quot;;[.I179]));FIND(&quot; &quot;;[.I179])-1;LEN([.I179])       )                ));CONCATENATE([.K179];LEFT([.I179];IF(               ISNUMBER(FIND(&quot; &quot;;[.I179]));FIND(&quot; &quot;;[.I179])-1;LEN([.I179])       )                )) );[.J178])" office:value-type="float" office:value="0" calcext:value-type="float">
            <text:p>0</text:p>
          </table:table-cell>
          <table:table-cell table:formula="of:=VLOOKUP(LEFT([.I179];IF(               ISNUMBER(FIND(&quot; &quot;;[.I179]));FIND(&quot; &quot;;[.I179])-1;LEN([.I17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79]+1" office:value-type="float" office:value="176" calcext:value-type="float">
            <text:p>176</text:p>
          </table:table-cell>
          <table:table-cell table:number-columns-repeated="4"/>
          <table:table-cell table:style-name="ce5" table:formula="of:=IF([.F179]=&quot;&quot;;&quot;&quot;;[.F179])" office:value-type="string" office:string-value="n" calcext:value-type="string">
            <text:p>n</text:p>
          </table:table-cell>
          <table:table-cell table:style-name="ce5" table:formula="of:=IF([.G179]=&quot;&quot;;&quot;&quot;;[.G179])" office:value-type="string" office:string-value="k" calcext:value-type="string">
            <text:p>k</text:p>
          </table:table-cell>
          <table:table-cell/>
          <table:table-cell table:style-name="ce15" table:formula="of:=IF([.I179]=&quot;&quot;;&quot;&quot;;[.I179])">
            <text:p/>
          </table:table-cell>
          <table:table-cell table:formula="of:=IF([.I180]&lt;&gt;&quot;&quot;;HYPERLINK(CONCATENATE(&quot;file://&quot;;[.$H$2];&quot;/&quot;;[.K180];&quot;/&quot;;LEFT([.I180];IF(               ISNUMBER(FIND(&quot; &quot;;[.I180]));FIND(&quot; &quot;;[.I180])-1;LEN([.I180])       )                ));CONCATENATE([.K180];LEFT([.I180];IF(               ISNUMBER(FIND(&quot; &quot;;[.I180]));FIND(&quot; &quot;;[.I180])-1;LEN([.I180])       )                )) );[.J179])" office:value-type="float" office:value="0" calcext:value-type="float">
            <text:p>0</text:p>
          </table:table-cell>
          <table:table-cell table:formula="of:=VLOOKUP(LEFT([.I180];IF(               ISNUMBER(FIND(&quot; &quot;;[.I180]));FIND(&quot; &quot;;[.I180])-1;LEN([.I1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0]+1" office:value-type="float" office:value="177" calcext:value-type="float">
            <text:p>177</text:p>
          </table:table-cell>
          <table:table-cell table:number-columns-repeated="4"/>
          <table:table-cell table:style-name="ce5" table:formula="of:=IF([.F180]=&quot;&quot;;&quot;&quot;;[.F180])" office:value-type="string" office:string-value="n" calcext:value-type="string">
            <text:p>n</text:p>
          </table:table-cell>
          <table:table-cell table:style-name="ce5" table:formula="of:=IF([.G180]=&quot;&quot;;&quot;&quot;;[.G180])" office:value-type="string" office:string-value="k" calcext:value-type="string">
            <text:p>k</text:p>
          </table:table-cell>
          <table:table-cell/>
          <table:table-cell table:style-name="ce15" table:formula="of:=IF([.I180]=&quot;&quot;;&quot;&quot;;[.I180])">
            <text:p/>
          </table:table-cell>
          <table:table-cell table:formula="of:=IF([.I181]&lt;&gt;&quot;&quot;;HYPERLINK(CONCATENATE(&quot;file://&quot;;[.$H$2];&quot;/&quot;;[.K181];&quot;/&quot;;LEFT([.I181];IF(               ISNUMBER(FIND(&quot; &quot;;[.I181]));FIND(&quot; &quot;;[.I181])-1;LEN([.I181])       )                ));CONCATENATE([.K181];LEFT([.I181];IF(               ISNUMBER(FIND(&quot; &quot;;[.I181]));FIND(&quot; &quot;;[.I181])-1;LEN([.I181])       )                )) );[.J180])" office:value-type="float" office:value="0" calcext:value-type="float">
            <text:p>0</text:p>
          </table:table-cell>
          <table:table-cell table:formula="of:=VLOOKUP(LEFT([.I181];IF(               ISNUMBER(FIND(&quot; &quot;;[.I181]));FIND(&quot; &quot;;[.I181])-1;LEN([.I18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1]+1" office:value-type="float" office:value="178" calcext:value-type="float">
            <text:p>178</text:p>
          </table:table-cell>
          <table:table-cell table:number-columns-repeated="4"/>
          <table:table-cell table:style-name="ce5" table:formula="of:=IF([.F181]=&quot;&quot;;&quot;&quot;;[.F181])" office:value-type="string" office:string-value="n" calcext:value-type="string">
            <text:p>n</text:p>
          </table:table-cell>
          <table:table-cell table:style-name="ce5" table:formula="of:=IF([.G181]=&quot;&quot;;&quot;&quot;;[.G181])" office:value-type="string" office:string-value="k" calcext:value-type="string">
            <text:p>k</text:p>
          </table:table-cell>
          <table:table-cell/>
          <table:table-cell table:style-name="ce15" table:formula="of:=IF([.I181]=&quot;&quot;;&quot;&quot;;[.I181])">
            <text:p/>
          </table:table-cell>
          <table:table-cell table:formula="of:=IF([.I182]&lt;&gt;&quot;&quot;;HYPERLINK(CONCATENATE(&quot;file://&quot;;[.$H$2];&quot;/&quot;;[.K182];&quot;/&quot;;LEFT([.I182];IF(               ISNUMBER(FIND(&quot; &quot;;[.I182]));FIND(&quot; &quot;;[.I182])-1;LEN([.I182])       )                ));CONCATENATE([.K182];LEFT([.I182];IF(               ISNUMBER(FIND(&quot; &quot;;[.I182]));FIND(&quot; &quot;;[.I182])-1;LEN([.I182])       )                )) );[.J181])" office:value-type="float" office:value="0" calcext:value-type="float">
            <text:p>0</text:p>
          </table:table-cell>
          <table:table-cell table:formula="of:=VLOOKUP(LEFT([.I182];IF(               ISNUMBER(FIND(&quot; &quot;;[.I182]));FIND(&quot; &quot;;[.I182])-1;LEN([.I18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2]+1" office:value-type="float" office:value="179" calcext:value-type="float">
            <text:p>179</text:p>
          </table:table-cell>
          <table:table-cell table:number-columns-repeated="4"/>
          <table:table-cell table:style-name="ce5" table:formula="of:=IF([.F182]=&quot;&quot;;&quot;&quot;;[.F182])" office:value-type="string" office:string-value="n" calcext:value-type="string">
            <text:p>n</text:p>
          </table:table-cell>
          <table:table-cell table:style-name="ce5" table:formula="of:=IF([.G182]=&quot;&quot;;&quot;&quot;;[.G182])" office:value-type="string" office:string-value="k" calcext:value-type="string">
            <text:p>k</text:p>
          </table:table-cell>
          <table:table-cell/>
          <table:table-cell table:style-name="ce15" table:formula="of:=IF([.I182]=&quot;&quot;;&quot;&quot;;[.I182])">
            <text:p/>
          </table:table-cell>
          <table:table-cell table:formula="of:=IF([.I183]&lt;&gt;&quot;&quot;;HYPERLINK(CONCATENATE(&quot;file://&quot;;[.$H$2];&quot;/&quot;;[.K183];&quot;/&quot;;LEFT([.I183];IF(               ISNUMBER(FIND(&quot; &quot;;[.I183]));FIND(&quot; &quot;;[.I183])-1;LEN([.I183])       )                ));CONCATENATE([.K183];LEFT([.I183];IF(               ISNUMBER(FIND(&quot; &quot;;[.I183]));FIND(&quot; &quot;;[.I183])-1;LEN([.I183])       )                )) );[.J182])" office:value-type="float" office:value="0" calcext:value-type="float">
            <text:p>0</text:p>
          </table:table-cell>
          <table:table-cell table:formula="of:=VLOOKUP(LEFT([.I183];IF(               ISNUMBER(FIND(&quot; &quot;;[.I183]));FIND(&quot; &quot;;[.I183])-1;LEN([.I18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3]+1" office:value-type="float" office:value="180" calcext:value-type="float">
            <text:p>180</text:p>
          </table:table-cell>
          <table:table-cell table:number-columns-repeated="4"/>
          <table:table-cell table:style-name="ce5" table:formula="of:=IF([.F183]=&quot;&quot;;&quot;&quot;;[.F183])" office:value-type="string" office:string-value="n" calcext:value-type="string">
            <text:p>n</text:p>
          </table:table-cell>
          <table:table-cell table:style-name="ce5" table:formula="of:=IF([.G183]=&quot;&quot;;&quot;&quot;;[.G183])" office:value-type="string" office:string-value="k" calcext:value-type="string">
            <text:p>k</text:p>
          </table:table-cell>
          <table:table-cell/>
          <table:table-cell table:style-name="ce15" table:formula="of:=IF([.I183]=&quot;&quot;;&quot;&quot;;[.I183])">
            <text:p/>
          </table:table-cell>
          <table:table-cell table:formula="of:=IF([.I184]&lt;&gt;&quot;&quot;;HYPERLINK(CONCATENATE(&quot;file://&quot;;[.$H$2];&quot;/&quot;;[.K184];&quot;/&quot;;LEFT([.I184];IF(               ISNUMBER(FIND(&quot; &quot;;[.I184]));FIND(&quot; &quot;;[.I184])-1;LEN([.I184])       )                ));CONCATENATE([.K184];LEFT([.I184];IF(               ISNUMBER(FIND(&quot; &quot;;[.I184]));FIND(&quot; &quot;;[.I184])-1;LEN([.I184])       )                )) );[.J183])" office:value-type="float" office:value="0" calcext:value-type="float">
            <text:p>0</text:p>
          </table:table-cell>
          <table:table-cell table:formula="of:=VLOOKUP(LEFT([.I184];IF(               ISNUMBER(FIND(&quot; &quot;;[.I184]));FIND(&quot; &quot;;[.I184])-1;LEN([.I18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4]+1" office:value-type="float" office:value="181" calcext:value-type="float">
            <text:p>181</text:p>
          </table:table-cell>
          <table:table-cell table:number-columns-repeated="4"/>
          <table:table-cell table:style-name="ce5" table:formula="of:=IF([.F184]=&quot;&quot;;&quot;&quot;;[.F184])" office:value-type="string" office:string-value="n" calcext:value-type="string">
            <text:p>n</text:p>
          </table:table-cell>
          <table:table-cell table:style-name="ce5" table:formula="of:=IF([.G184]=&quot;&quot;;&quot;&quot;;[.G184])" office:value-type="string" office:string-value="k" calcext:value-type="string">
            <text:p>k</text:p>
          </table:table-cell>
          <table:table-cell/>
          <table:table-cell table:style-name="ce15" table:formula="of:=IF([.I184]=&quot;&quot;;&quot;&quot;;[.I184])">
            <text:p/>
          </table:table-cell>
          <table:table-cell table:formula="of:=IF([.I185]&lt;&gt;&quot;&quot;;HYPERLINK(CONCATENATE(&quot;file://&quot;;[.$H$2];&quot;/&quot;;[.K185];&quot;/&quot;;LEFT([.I185];IF(               ISNUMBER(FIND(&quot; &quot;;[.I185]));FIND(&quot; &quot;;[.I185])-1;LEN([.I185])       )                ));CONCATENATE([.K185];LEFT([.I185];IF(               ISNUMBER(FIND(&quot; &quot;;[.I185]));FIND(&quot; &quot;;[.I185])-1;LEN([.I185])       )                )) );[.J184])" office:value-type="float" office:value="0" calcext:value-type="float">
            <text:p>0</text:p>
          </table:table-cell>
          <table:table-cell table:formula="of:=VLOOKUP(LEFT([.I185];IF(               ISNUMBER(FIND(&quot; &quot;;[.I185]));FIND(&quot; &quot;;[.I185])-1;LEN([.I18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5]+1" office:value-type="float" office:value="182" calcext:value-type="float">
            <text:p>182</text:p>
          </table:table-cell>
          <table:table-cell table:number-columns-repeated="4"/>
          <table:table-cell table:style-name="ce5" table:formula="of:=IF([.F185]=&quot;&quot;;&quot;&quot;;[.F185])" office:value-type="string" office:string-value="n" calcext:value-type="string">
            <text:p>n</text:p>
          </table:table-cell>
          <table:table-cell table:style-name="ce5" table:formula="of:=IF([.G185]=&quot;&quot;;&quot;&quot;;[.G185])" office:value-type="string" office:string-value="k" calcext:value-type="string">
            <text:p>k</text:p>
          </table:table-cell>
          <table:table-cell/>
          <table:table-cell table:style-name="ce15" table:formula="of:=IF([.I185]=&quot;&quot;;&quot;&quot;;[.I185])">
            <text:p/>
          </table:table-cell>
          <table:table-cell table:formula="of:=IF([.I186]&lt;&gt;&quot;&quot;;HYPERLINK(CONCATENATE(&quot;file://&quot;;[.$H$2];&quot;/&quot;;[.K186];&quot;/&quot;;LEFT([.I186];IF(               ISNUMBER(FIND(&quot; &quot;;[.I186]));FIND(&quot; &quot;;[.I186])-1;LEN([.I186])       )                ));CONCATENATE([.K186];LEFT([.I186];IF(               ISNUMBER(FIND(&quot; &quot;;[.I186]));FIND(&quot; &quot;;[.I186])-1;LEN([.I186])       )                )) );[.J185])" office:value-type="float" office:value="0" calcext:value-type="float">
            <text:p>0</text:p>
          </table:table-cell>
          <table:table-cell table:formula="of:=VLOOKUP(LEFT([.I186];IF(               ISNUMBER(FIND(&quot; &quot;;[.I186]));FIND(&quot; &quot;;[.I186])-1;LEN([.I18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6]+1" office:value-type="float" office:value="183" calcext:value-type="float">
            <text:p>183</text:p>
          </table:table-cell>
          <table:table-cell table:number-columns-repeated="4"/>
          <table:table-cell table:style-name="ce5" table:formula="of:=IF([.F186]=&quot;&quot;;&quot;&quot;;[.F186])" office:value-type="string" office:string-value="n" calcext:value-type="string">
            <text:p>n</text:p>
          </table:table-cell>
          <table:table-cell table:style-name="ce5" table:formula="of:=IF([.G186]=&quot;&quot;;&quot;&quot;;[.G186])" office:value-type="string" office:string-value="k" calcext:value-type="string">
            <text:p>k</text:p>
          </table:table-cell>
          <table:table-cell/>
          <table:table-cell table:style-name="ce15" table:formula="of:=IF([.I186]=&quot;&quot;;&quot;&quot;;[.I186])">
            <text:p/>
          </table:table-cell>
          <table:table-cell table:formula="of:=IF([.I187]&lt;&gt;&quot;&quot;;HYPERLINK(CONCATENATE(&quot;file://&quot;;[.$H$2];&quot;/&quot;;[.K187];&quot;/&quot;;LEFT([.I187];IF(               ISNUMBER(FIND(&quot; &quot;;[.I187]));FIND(&quot; &quot;;[.I187])-1;LEN([.I187])       )                ));CONCATENATE([.K187];LEFT([.I187];IF(               ISNUMBER(FIND(&quot; &quot;;[.I187]));FIND(&quot; &quot;;[.I187])-1;LEN([.I187])       )                )) );[.J186])" office:value-type="float" office:value="0" calcext:value-type="float">
            <text:p>0</text:p>
          </table:table-cell>
          <table:table-cell table:formula="of:=VLOOKUP(LEFT([.I187];IF(               ISNUMBER(FIND(&quot; &quot;;[.I187]));FIND(&quot; &quot;;[.I187])-1;LEN([.I18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7]+1" office:value-type="float" office:value="184" calcext:value-type="float">
            <text:p>184</text:p>
          </table:table-cell>
          <table:table-cell table:number-columns-repeated="4"/>
          <table:table-cell table:style-name="ce5" table:formula="of:=IF([.F187]=&quot;&quot;;&quot;&quot;;[.F187])" office:value-type="string" office:string-value="n" calcext:value-type="string">
            <text:p>n</text:p>
          </table:table-cell>
          <table:table-cell table:style-name="ce5" table:formula="of:=IF([.G187]=&quot;&quot;;&quot;&quot;;[.G187])" office:value-type="string" office:string-value="k" calcext:value-type="string">
            <text:p>k</text:p>
          </table:table-cell>
          <table:table-cell/>
          <table:table-cell table:style-name="ce15" table:formula="of:=IF([.I187]=&quot;&quot;;&quot;&quot;;[.I187])">
            <text:p/>
          </table:table-cell>
          <table:table-cell table:formula="of:=IF([.I188]&lt;&gt;&quot;&quot;;HYPERLINK(CONCATENATE(&quot;file://&quot;;[.$H$2];&quot;/&quot;;[.K188];&quot;/&quot;;LEFT([.I188];IF(               ISNUMBER(FIND(&quot; &quot;;[.I188]));FIND(&quot; &quot;;[.I188])-1;LEN([.I188])       )                ));CONCATENATE([.K188];LEFT([.I188];IF(               ISNUMBER(FIND(&quot; &quot;;[.I188]));FIND(&quot; &quot;;[.I188])-1;LEN([.I188])       )                )) );[.J187])" office:value-type="float" office:value="0" calcext:value-type="float">
            <text:p>0</text:p>
          </table:table-cell>
          <table:table-cell table:formula="of:=VLOOKUP(LEFT([.I188];IF(               ISNUMBER(FIND(&quot; &quot;;[.I188]));FIND(&quot; &quot;;[.I188])-1;LEN([.I18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8]+1" office:value-type="float" office:value="185" calcext:value-type="float">
            <text:p>185</text:p>
          </table:table-cell>
          <table:table-cell table:number-columns-repeated="4"/>
          <table:table-cell table:style-name="ce5" table:formula="of:=IF([.F188]=&quot;&quot;;&quot;&quot;;[.F188])" office:value-type="string" office:string-value="n" calcext:value-type="string">
            <text:p>n</text:p>
          </table:table-cell>
          <table:table-cell table:style-name="ce5" table:formula="of:=IF([.G188]=&quot;&quot;;&quot;&quot;;[.G188])" office:value-type="string" office:string-value="k" calcext:value-type="string">
            <text:p>k</text:p>
          </table:table-cell>
          <table:table-cell/>
          <table:table-cell table:style-name="ce15" table:formula="of:=IF([.I188]=&quot;&quot;;&quot;&quot;;[.I188])">
            <text:p/>
          </table:table-cell>
          <table:table-cell table:formula="of:=IF([.I189]&lt;&gt;&quot;&quot;;HYPERLINK(CONCATENATE(&quot;file://&quot;;[.$H$2];&quot;/&quot;;[.K189];&quot;/&quot;;LEFT([.I189];IF(               ISNUMBER(FIND(&quot; &quot;;[.I189]));FIND(&quot; &quot;;[.I189])-1;LEN([.I189])       )                ));CONCATENATE([.K189];LEFT([.I189];IF(               ISNUMBER(FIND(&quot; &quot;;[.I189]));FIND(&quot; &quot;;[.I189])-1;LEN([.I189])       )                )) );[.J188])" office:value-type="float" office:value="0" calcext:value-type="float">
            <text:p>0</text:p>
          </table:table-cell>
          <table:table-cell table:formula="of:=VLOOKUP(LEFT([.I189];IF(               ISNUMBER(FIND(&quot; &quot;;[.I189]));FIND(&quot; &quot;;[.I189])-1;LEN([.I18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89]+1" office:value-type="float" office:value="186" calcext:value-type="float">
            <text:p>186</text:p>
          </table:table-cell>
          <table:table-cell table:number-columns-repeated="4"/>
          <table:table-cell table:style-name="ce5" table:formula="of:=IF([.F189]=&quot;&quot;;&quot;&quot;;[.F189])" office:value-type="string" office:string-value="n" calcext:value-type="string">
            <text:p>n</text:p>
          </table:table-cell>
          <table:table-cell table:style-name="ce5" table:formula="of:=IF([.G189]=&quot;&quot;;&quot;&quot;;[.G189])" office:value-type="string" office:string-value="k" calcext:value-type="string">
            <text:p>k</text:p>
          </table:table-cell>
          <table:table-cell/>
          <table:table-cell table:style-name="ce15" table:formula="of:=IF([.I189]=&quot;&quot;;&quot;&quot;;[.I189])">
            <text:p/>
          </table:table-cell>
          <table:table-cell table:formula="of:=IF([.I190]&lt;&gt;&quot;&quot;;HYPERLINK(CONCATENATE(&quot;file://&quot;;[.$H$2];&quot;/&quot;;[.K190];&quot;/&quot;;LEFT([.I190];IF(               ISNUMBER(FIND(&quot; &quot;;[.I190]));FIND(&quot; &quot;;[.I190])-1;LEN([.I190])       )                ));CONCATENATE([.K190];LEFT([.I190];IF(               ISNUMBER(FIND(&quot; &quot;;[.I190]));FIND(&quot; &quot;;[.I190])-1;LEN([.I190])       )                )) );[.J189])" office:value-type="float" office:value="0" calcext:value-type="float">
            <text:p>0</text:p>
          </table:table-cell>
          <table:table-cell table:formula="of:=VLOOKUP(LEFT([.I190];IF(               ISNUMBER(FIND(&quot; &quot;;[.I190]));FIND(&quot; &quot;;[.I190])-1;LEN([.I19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0]+1" office:value-type="float" office:value="187" calcext:value-type="float">
            <text:p>187</text:p>
          </table:table-cell>
          <table:table-cell table:number-columns-repeated="4"/>
          <table:table-cell table:style-name="ce5" table:formula="of:=IF([.F190]=&quot;&quot;;&quot;&quot;;[.F190])" office:value-type="string" office:string-value="n" calcext:value-type="string">
            <text:p>n</text:p>
          </table:table-cell>
          <table:table-cell table:style-name="ce5" table:formula="of:=IF([.G190]=&quot;&quot;;&quot;&quot;;[.G190])" office:value-type="string" office:string-value="k" calcext:value-type="string">
            <text:p>k</text:p>
          </table:table-cell>
          <table:table-cell/>
          <table:table-cell table:style-name="ce15" table:formula="of:=IF([.I190]=&quot;&quot;;&quot;&quot;;[.I190])">
            <text:p/>
          </table:table-cell>
          <table:table-cell table:formula="of:=IF([.I191]&lt;&gt;&quot;&quot;;HYPERLINK(CONCATENATE(&quot;file://&quot;;[.$H$2];&quot;/&quot;;[.K191];&quot;/&quot;;LEFT([.I191];IF(               ISNUMBER(FIND(&quot; &quot;;[.I191]));FIND(&quot; &quot;;[.I191])-1;LEN([.I191])       )                ));CONCATENATE([.K191];LEFT([.I191];IF(               ISNUMBER(FIND(&quot; &quot;;[.I191]));FIND(&quot; &quot;;[.I191])-1;LEN([.I191])       )                )) );[.J190])" office:value-type="float" office:value="0" calcext:value-type="float">
            <text:p>0</text:p>
          </table:table-cell>
          <table:table-cell table:formula="of:=VLOOKUP(LEFT([.I191];IF(               ISNUMBER(FIND(&quot; &quot;;[.I191]));FIND(&quot; &quot;;[.I191])-1;LEN([.I19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1]+1" office:value-type="float" office:value="188" calcext:value-type="float">
            <text:p>188</text:p>
          </table:table-cell>
          <table:table-cell table:number-columns-repeated="4"/>
          <table:table-cell table:style-name="ce5" table:formula="of:=IF([.F191]=&quot;&quot;;&quot;&quot;;[.F191])" office:value-type="string" office:string-value="n" calcext:value-type="string">
            <text:p>n</text:p>
          </table:table-cell>
          <table:table-cell table:style-name="ce5" table:formula="of:=IF([.G191]=&quot;&quot;;&quot;&quot;;[.G191])" office:value-type="string" office:string-value="k" calcext:value-type="string">
            <text:p>k</text:p>
          </table:table-cell>
          <table:table-cell/>
          <table:table-cell table:style-name="ce15" table:formula="of:=IF([.I191]=&quot;&quot;;&quot;&quot;;[.I191])">
            <text:p/>
          </table:table-cell>
          <table:table-cell table:formula="of:=IF([.I192]&lt;&gt;&quot;&quot;;HYPERLINK(CONCATENATE(&quot;file://&quot;;[.$H$2];&quot;/&quot;;[.K192];&quot;/&quot;;LEFT([.I192];IF(               ISNUMBER(FIND(&quot; &quot;;[.I192]));FIND(&quot; &quot;;[.I192])-1;LEN([.I192])       )                ));CONCATENATE([.K192];LEFT([.I192];IF(               ISNUMBER(FIND(&quot; &quot;;[.I192]));FIND(&quot; &quot;;[.I192])-1;LEN([.I192])       )                )) );[.J191])" office:value-type="float" office:value="0" calcext:value-type="float">
            <text:p>0</text:p>
          </table:table-cell>
          <table:table-cell table:formula="of:=VLOOKUP(LEFT([.I192];IF(               ISNUMBER(FIND(&quot; &quot;;[.I192]));FIND(&quot; &quot;;[.I192])-1;LEN([.I19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2]+1" office:value-type="float" office:value="189" calcext:value-type="float">
            <text:p>189</text:p>
          </table:table-cell>
          <table:table-cell table:number-columns-repeated="4"/>
          <table:table-cell table:style-name="ce5" table:formula="of:=IF([.F192]=&quot;&quot;;&quot;&quot;;[.F192])" office:value-type="string" office:string-value="n" calcext:value-type="string">
            <text:p>n</text:p>
          </table:table-cell>
          <table:table-cell table:style-name="ce5" table:formula="of:=IF([.G192]=&quot;&quot;;&quot;&quot;;[.G192])" office:value-type="string" office:string-value="k" calcext:value-type="string">
            <text:p>k</text:p>
          </table:table-cell>
          <table:table-cell/>
          <table:table-cell table:style-name="ce15" table:formula="of:=IF([.I192]=&quot;&quot;;&quot;&quot;;[.I192])">
            <text:p/>
          </table:table-cell>
          <table:table-cell table:formula="of:=IF([.I193]&lt;&gt;&quot;&quot;;HYPERLINK(CONCATENATE(&quot;file://&quot;;[.$H$2];&quot;/&quot;;[.K193];&quot;/&quot;;LEFT([.I193];IF(               ISNUMBER(FIND(&quot; &quot;;[.I193]));FIND(&quot; &quot;;[.I193])-1;LEN([.I193])       )                ));CONCATENATE([.K193];LEFT([.I193];IF(               ISNUMBER(FIND(&quot; &quot;;[.I193]));FIND(&quot; &quot;;[.I193])-1;LEN([.I193])       )                )) );[.J192])" office:value-type="float" office:value="0" calcext:value-type="float">
            <text:p>0</text:p>
          </table:table-cell>
          <table:table-cell table:formula="of:=VLOOKUP(LEFT([.I193];IF(               ISNUMBER(FIND(&quot; &quot;;[.I193]));FIND(&quot; &quot;;[.I193])-1;LEN([.I19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3]+1" office:value-type="float" office:value="190" calcext:value-type="float">
            <text:p>190</text:p>
          </table:table-cell>
          <table:table-cell table:number-columns-repeated="4"/>
          <table:table-cell table:style-name="ce5" table:formula="of:=IF([.F193]=&quot;&quot;;&quot;&quot;;[.F193])" office:value-type="string" office:string-value="n" calcext:value-type="string">
            <text:p>n</text:p>
          </table:table-cell>
          <table:table-cell table:style-name="ce5" table:formula="of:=IF([.G193]=&quot;&quot;;&quot;&quot;;[.G193])" office:value-type="string" office:string-value="k" calcext:value-type="string">
            <text:p>k</text:p>
          </table:table-cell>
          <table:table-cell/>
          <table:table-cell table:style-name="ce15" table:formula="of:=IF([.I193]=&quot;&quot;;&quot;&quot;;[.I193])">
            <text:p/>
          </table:table-cell>
          <table:table-cell table:formula="of:=IF([.I194]&lt;&gt;&quot;&quot;;HYPERLINK(CONCATENATE(&quot;file://&quot;;[.$H$2];&quot;/&quot;;[.K194];&quot;/&quot;;LEFT([.I194];IF(               ISNUMBER(FIND(&quot; &quot;;[.I194]));FIND(&quot; &quot;;[.I194])-1;LEN([.I194])       )                ));CONCATENATE([.K194];LEFT([.I194];IF(               ISNUMBER(FIND(&quot; &quot;;[.I194]));FIND(&quot; &quot;;[.I194])-1;LEN([.I194])       )                )) );[.J193])" office:value-type="float" office:value="0" calcext:value-type="float">
            <text:p>0</text:p>
          </table:table-cell>
          <table:table-cell table:formula="of:=VLOOKUP(LEFT([.I194];IF(               ISNUMBER(FIND(&quot; &quot;;[.I194]));FIND(&quot; &quot;;[.I194])-1;LEN([.I19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4]+1" office:value-type="float" office:value="191" calcext:value-type="float">
            <text:p>191</text:p>
          </table:table-cell>
          <table:table-cell table:number-columns-repeated="4"/>
          <table:table-cell table:style-name="ce5" table:formula="of:=IF([.F194]=&quot;&quot;;&quot;&quot;;[.F194])" office:value-type="string" office:string-value="n" calcext:value-type="string">
            <text:p>n</text:p>
          </table:table-cell>
          <table:table-cell table:style-name="ce5" table:formula="of:=IF([.G194]=&quot;&quot;;&quot;&quot;;[.G194])" office:value-type="string" office:string-value="k" calcext:value-type="string">
            <text:p>k</text:p>
          </table:table-cell>
          <table:table-cell/>
          <table:table-cell table:style-name="ce15" table:formula="of:=IF([.I194]=&quot;&quot;;&quot;&quot;;[.I194])">
            <text:p/>
          </table:table-cell>
          <table:table-cell table:formula="of:=IF([.I195]&lt;&gt;&quot;&quot;;HYPERLINK(CONCATENATE(&quot;file://&quot;;[.$H$2];&quot;/&quot;;[.K195];&quot;/&quot;;LEFT([.I195];IF(               ISNUMBER(FIND(&quot; &quot;;[.I195]));FIND(&quot; &quot;;[.I195])-1;LEN([.I195])       )                ));CONCATENATE([.K195];LEFT([.I195];IF(               ISNUMBER(FIND(&quot; &quot;;[.I195]));FIND(&quot; &quot;;[.I195])-1;LEN([.I195])       )                )) );[.J194])" office:value-type="float" office:value="0" calcext:value-type="float">
            <text:p>0</text:p>
          </table:table-cell>
          <table:table-cell table:formula="of:=VLOOKUP(LEFT([.I195];IF(               ISNUMBER(FIND(&quot; &quot;;[.I195]));FIND(&quot; &quot;;[.I195])-1;LEN([.I19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5]+1" office:value-type="float" office:value="192" calcext:value-type="float">
            <text:p>192</text:p>
          </table:table-cell>
          <table:table-cell table:number-columns-repeated="4"/>
          <table:table-cell table:style-name="ce5" table:formula="of:=IF([.F195]=&quot;&quot;;&quot;&quot;;[.F195])" office:value-type="string" office:string-value="n" calcext:value-type="string">
            <text:p>n</text:p>
          </table:table-cell>
          <table:table-cell table:style-name="ce5" table:formula="of:=IF([.G195]=&quot;&quot;;&quot;&quot;;[.G195])" office:value-type="string" office:string-value="k" calcext:value-type="string">
            <text:p>k</text:p>
          </table:table-cell>
          <table:table-cell/>
          <table:table-cell table:style-name="ce15" table:formula="of:=IF([.I195]=&quot;&quot;;&quot;&quot;;[.I195])">
            <text:p/>
          </table:table-cell>
          <table:table-cell table:formula="of:=IF([.I196]&lt;&gt;&quot;&quot;;HYPERLINK(CONCATENATE(&quot;file://&quot;;[.$H$2];&quot;/&quot;;[.K196];&quot;/&quot;;LEFT([.I196];IF(               ISNUMBER(FIND(&quot; &quot;;[.I196]));FIND(&quot; &quot;;[.I196])-1;LEN([.I196])       )                ));CONCATENATE([.K196];LEFT([.I196];IF(               ISNUMBER(FIND(&quot; &quot;;[.I196]));FIND(&quot; &quot;;[.I196])-1;LEN([.I196])       )                )) );[.J195])" office:value-type="float" office:value="0" calcext:value-type="float">
            <text:p>0</text:p>
          </table:table-cell>
          <table:table-cell table:formula="of:=VLOOKUP(LEFT([.I196];IF(               ISNUMBER(FIND(&quot; &quot;;[.I196]));FIND(&quot; &quot;;[.I196])-1;LEN([.I19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6]+1" office:value-type="float" office:value="193" calcext:value-type="float">
            <text:p>193</text:p>
          </table:table-cell>
          <table:table-cell table:number-columns-repeated="4"/>
          <table:table-cell table:style-name="ce5" table:formula="of:=IF([.F196]=&quot;&quot;;&quot;&quot;;[.F196])" office:value-type="string" office:string-value="n" calcext:value-type="string">
            <text:p>n</text:p>
          </table:table-cell>
          <table:table-cell table:style-name="ce5" table:formula="of:=IF([.G196]=&quot;&quot;;&quot;&quot;;[.G196])" office:value-type="string" office:string-value="k" calcext:value-type="string">
            <text:p>k</text:p>
          </table:table-cell>
          <table:table-cell/>
          <table:table-cell table:style-name="ce15" table:formula="of:=IF([.I196]=&quot;&quot;;&quot;&quot;;[.I196])">
            <text:p/>
          </table:table-cell>
          <table:table-cell table:formula="of:=IF([.I197]&lt;&gt;&quot;&quot;;HYPERLINK(CONCATENATE(&quot;file://&quot;;[.$H$2];&quot;/&quot;;[.K197];&quot;/&quot;;LEFT([.I197];IF(               ISNUMBER(FIND(&quot; &quot;;[.I197]));FIND(&quot; &quot;;[.I197])-1;LEN([.I197])       )                ));CONCATENATE([.K197];LEFT([.I197];IF(               ISNUMBER(FIND(&quot; &quot;;[.I197]));FIND(&quot; &quot;;[.I197])-1;LEN([.I197])       )                )) );[.J196])" office:value-type="float" office:value="0" calcext:value-type="float">
            <text:p>0</text:p>
          </table:table-cell>
          <table:table-cell table:formula="of:=VLOOKUP(LEFT([.I197];IF(               ISNUMBER(FIND(&quot; &quot;;[.I197]));FIND(&quot; &quot;;[.I197])-1;LEN([.I19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7]+1" office:value-type="float" office:value="194" calcext:value-type="float">
            <text:p>194</text:p>
          </table:table-cell>
          <table:table-cell table:number-columns-repeated="4"/>
          <table:table-cell table:style-name="ce5" table:formula="of:=IF([.F197]=&quot;&quot;;&quot;&quot;;[.F197])" office:value-type="string" office:string-value="n" calcext:value-type="string">
            <text:p>n</text:p>
          </table:table-cell>
          <table:table-cell table:style-name="ce5" table:formula="of:=IF([.G197]=&quot;&quot;;&quot;&quot;;[.G197])" office:value-type="string" office:string-value="k" calcext:value-type="string">
            <text:p>k</text:p>
          </table:table-cell>
          <table:table-cell/>
          <table:table-cell table:style-name="ce15" table:formula="of:=IF([.I197]=&quot;&quot;;&quot;&quot;;[.I197])">
            <text:p/>
          </table:table-cell>
          <table:table-cell table:formula="of:=IF([.I198]&lt;&gt;&quot;&quot;;HYPERLINK(CONCATENATE(&quot;file://&quot;;[.$H$2];&quot;/&quot;;[.K198];&quot;/&quot;;LEFT([.I198];IF(               ISNUMBER(FIND(&quot; &quot;;[.I198]));FIND(&quot; &quot;;[.I198])-1;LEN([.I198])       )                ));CONCATENATE([.K198];LEFT([.I198];IF(               ISNUMBER(FIND(&quot; &quot;;[.I198]));FIND(&quot; &quot;;[.I198])-1;LEN([.I198])       )                )) );[.J197])" office:value-type="float" office:value="0" calcext:value-type="float">
            <text:p>0</text:p>
          </table:table-cell>
          <table:table-cell table:formula="of:=VLOOKUP(LEFT([.I198];IF(               ISNUMBER(FIND(&quot; &quot;;[.I198]));FIND(&quot; &quot;;[.I198])-1;LEN([.I19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8]+1" office:value-type="float" office:value="195" calcext:value-type="float">
            <text:p>195</text:p>
          </table:table-cell>
          <table:table-cell table:number-columns-repeated="4"/>
          <table:table-cell table:style-name="ce5" table:formula="of:=IF([.F198]=&quot;&quot;;&quot;&quot;;[.F198])" office:value-type="string" office:string-value="n" calcext:value-type="string">
            <text:p>n</text:p>
          </table:table-cell>
          <table:table-cell table:style-name="ce5" table:formula="of:=IF([.G198]=&quot;&quot;;&quot;&quot;;[.G198])" office:value-type="string" office:string-value="k" calcext:value-type="string">
            <text:p>k</text:p>
          </table:table-cell>
          <table:table-cell/>
          <table:table-cell table:style-name="ce15" table:formula="of:=IF([.I198]=&quot;&quot;;&quot;&quot;;[.I198])">
            <text:p/>
          </table:table-cell>
          <table:table-cell table:formula="of:=IF([.I199]&lt;&gt;&quot;&quot;;HYPERLINK(CONCATENATE(&quot;file://&quot;;[.$H$2];&quot;/&quot;;[.K199];&quot;/&quot;;LEFT([.I199];IF(               ISNUMBER(FIND(&quot; &quot;;[.I199]));FIND(&quot; &quot;;[.I199])-1;LEN([.I199])       )                ));CONCATENATE([.K199];LEFT([.I199];IF(               ISNUMBER(FIND(&quot; &quot;;[.I199]));FIND(&quot; &quot;;[.I199])-1;LEN([.I199])       )                )) );[.J198])" office:value-type="float" office:value="0" calcext:value-type="float">
            <text:p>0</text:p>
          </table:table-cell>
          <table:table-cell table:formula="of:=VLOOKUP(LEFT([.I199];IF(               ISNUMBER(FIND(&quot; &quot;;[.I199]));FIND(&quot; &quot;;[.I199])-1;LEN([.I19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199]+1" office:value-type="float" office:value="196" calcext:value-type="float">
            <text:p>196</text:p>
          </table:table-cell>
          <table:table-cell table:number-columns-repeated="4"/>
          <table:table-cell table:style-name="ce5" table:formula="of:=IF([.F199]=&quot;&quot;;&quot;&quot;;[.F199])" office:value-type="string" office:string-value="n" calcext:value-type="string">
            <text:p>n</text:p>
          </table:table-cell>
          <table:table-cell table:style-name="ce5" table:formula="of:=IF([.G199]=&quot;&quot;;&quot;&quot;;[.G199])" office:value-type="string" office:string-value="k" calcext:value-type="string">
            <text:p>k</text:p>
          </table:table-cell>
          <table:table-cell/>
          <table:table-cell table:style-name="ce15" table:formula="of:=IF([.I199]=&quot;&quot;;&quot;&quot;;[.I199])">
            <text:p/>
          </table:table-cell>
          <table:table-cell table:formula="of:=IF([.I200]&lt;&gt;&quot;&quot;;HYPERLINK(CONCATENATE(&quot;file://&quot;;[.$H$2];&quot;/&quot;;[.K200];&quot;/&quot;;LEFT([.I200];IF(               ISNUMBER(FIND(&quot; &quot;;[.I200]));FIND(&quot; &quot;;[.I200])-1;LEN([.I200])       )                ));CONCATENATE([.K200];LEFT([.I200];IF(               ISNUMBER(FIND(&quot; &quot;;[.I200]));FIND(&quot; &quot;;[.I200])-1;LEN([.I200])       )                )) );[.J199])" office:value-type="float" office:value="0" calcext:value-type="float">
            <text:p>0</text:p>
          </table:table-cell>
          <table:table-cell table:formula="of:=VLOOKUP(LEFT([.I200];IF(               ISNUMBER(FIND(&quot; &quot;;[.I200]));FIND(&quot; &quot;;[.I200])-1;LEN([.I20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0]+1" office:value-type="float" office:value="197" calcext:value-type="float">
            <text:p>197</text:p>
          </table:table-cell>
          <table:table-cell table:number-columns-repeated="4"/>
          <table:table-cell table:style-name="ce5" table:formula="of:=IF([.F200]=&quot;&quot;;&quot;&quot;;[.F200])" office:value-type="string" office:string-value="n" calcext:value-type="string">
            <text:p>n</text:p>
          </table:table-cell>
          <table:table-cell table:style-name="ce5" table:formula="of:=IF([.G200]=&quot;&quot;;&quot;&quot;;[.G200])" office:value-type="string" office:string-value="k" calcext:value-type="string">
            <text:p>k</text:p>
          </table:table-cell>
          <table:table-cell/>
          <table:table-cell table:style-name="ce15" table:formula="of:=IF([.I200]=&quot;&quot;;&quot;&quot;;[.I200])">
            <text:p/>
          </table:table-cell>
          <table:table-cell table:formula="of:=IF([.I201]&lt;&gt;&quot;&quot;;HYPERLINK(CONCATENATE(&quot;file://&quot;;[.$H$2];&quot;/&quot;;[.K201];&quot;/&quot;;LEFT([.I201];IF(               ISNUMBER(FIND(&quot; &quot;;[.I201]));FIND(&quot; &quot;;[.I201])-1;LEN([.I201])       )                ));CONCATENATE([.K201];LEFT([.I201];IF(               ISNUMBER(FIND(&quot; &quot;;[.I201]));FIND(&quot; &quot;;[.I201])-1;LEN([.I201])       )                )) );[.J200])" office:value-type="float" office:value="0" calcext:value-type="float">
            <text:p>0</text:p>
          </table:table-cell>
          <table:table-cell table:formula="of:=VLOOKUP(LEFT([.I201];IF(               ISNUMBER(FIND(&quot; &quot;;[.I201]));FIND(&quot; &quot;;[.I201])-1;LEN([.I20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1]+1" office:value-type="float" office:value="198" calcext:value-type="float">
            <text:p>198</text:p>
          </table:table-cell>
          <table:table-cell table:number-columns-repeated="4"/>
          <table:table-cell table:style-name="ce5" table:formula="of:=IF([.F201]=&quot;&quot;;&quot;&quot;;[.F201])" office:value-type="string" office:string-value="n" calcext:value-type="string">
            <text:p>n</text:p>
          </table:table-cell>
          <table:table-cell table:style-name="ce5" table:formula="of:=IF([.G201]=&quot;&quot;;&quot;&quot;;[.G201])" office:value-type="string" office:string-value="k" calcext:value-type="string">
            <text:p>k</text:p>
          </table:table-cell>
          <table:table-cell/>
          <table:table-cell table:style-name="ce15" table:formula="of:=IF([.I201]=&quot;&quot;;&quot;&quot;;[.I201])">
            <text:p/>
          </table:table-cell>
          <table:table-cell table:formula="of:=IF([.I202]&lt;&gt;&quot;&quot;;HYPERLINK(CONCATENATE(&quot;file://&quot;;[.$H$2];&quot;/&quot;;[.K202];&quot;/&quot;;LEFT([.I202];IF(               ISNUMBER(FIND(&quot; &quot;;[.I202]));FIND(&quot; &quot;;[.I202])-1;LEN([.I202])       )                ));CONCATENATE([.K202];LEFT([.I202];IF(               ISNUMBER(FIND(&quot; &quot;;[.I202]));FIND(&quot; &quot;;[.I202])-1;LEN([.I202])       )                )) );[.J201])" office:value-type="float" office:value="0" calcext:value-type="float">
            <text:p>0</text:p>
          </table:table-cell>
          <table:table-cell table:formula="of:=VLOOKUP(LEFT([.I202];IF(               ISNUMBER(FIND(&quot; &quot;;[.I202]));FIND(&quot; &quot;;[.I202])-1;LEN([.I20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2]+1" office:value-type="float" office:value="199" calcext:value-type="float">
            <text:p>199</text:p>
          </table:table-cell>
          <table:table-cell table:number-columns-repeated="4"/>
          <table:table-cell table:style-name="ce5" table:formula="of:=IF([.F202]=&quot;&quot;;&quot;&quot;;[.F202])" office:value-type="string" office:string-value="n" calcext:value-type="string">
            <text:p>n</text:p>
          </table:table-cell>
          <table:table-cell table:style-name="ce5" table:formula="of:=IF([.G202]=&quot;&quot;;&quot;&quot;;[.G202])" office:value-type="string" office:string-value="k" calcext:value-type="string">
            <text:p>k</text:p>
          </table:table-cell>
          <table:table-cell/>
          <table:table-cell table:style-name="ce15" table:formula="of:=IF([.I202]=&quot;&quot;;&quot;&quot;;[.I202])">
            <text:p/>
          </table:table-cell>
          <table:table-cell table:formula="of:=IF([.I203]&lt;&gt;&quot;&quot;;HYPERLINK(CONCATENATE(&quot;file://&quot;;[.$H$2];&quot;/&quot;;[.K203];&quot;/&quot;;LEFT([.I203];IF(               ISNUMBER(FIND(&quot; &quot;;[.I203]));FIND(&quot; &quot;;[.I203])-1;LEN([.I203])       )                ));CONCATENATE([.K203];LEFT([.I203];IF(               ISNUMBER(FIND(&quot; &quot;;[.I203]));FIND(&quot; &quot;;[.I203])-1;LEN([.I203])       )                )) );[.J202])" office:value-type="float" office:value="0" calcext:value-type="float">
            <text:p>0</text:p>
          </table:table-cell>
          <table:table-cell table:formula="of:=VLOOKUP(LEFT([.I203];IF(               ISNUMBER(FIND(&quot; &quot;;[.I203]));FIND(&quot; &quot;;[.I203])-1;LEN([.I20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03]+1" office:value-type="float" office:value="200" calcext:value-type="float">
            <text:p>2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pod sluchatka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03]=&quot;&quot;;&quot;&quot;;[.F203])" office:value-type="string" office:string-value="n" calcext:value-type="string">
            <text:p>n</text:p>
          </table:table-cell>
          <table:table-cell table:style-name="ce5" table:formula="of:=IF([.G203]=&quot;&quot;;&quot;&quot;;[.G203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 table:style-name="ce15" office:value-type="string" calcext:value-type="string">
            <text:p>_APE0790.jpg</text:p>
          </table:table-cell>
          <table:table-cell table:formula="of:=IF([.I204]&lt;&gt;&quot;&quot;;HYPERLINK(CONCATENATE(&quot;file://&quot;;[.$H$2];&quot;/&quot;;[.K204];&quot;/&quot;;LEFT([.I204];IF(               ISNUMBER(FIND(&quot; &quot;;[.I204]));FIND(&quot; &quot;;[.I204])-1;LEN([.I204])       )                ));CONCATENATE([.K204];LEFT([.I204];IF(               ISNUMBER(FIND(&quot; &quot;;[.I204]));FIND(&quot; &quot;;[.I204])-1;LEN([.I204])       )                )) );[.J203])" office:value-type="string" office:string-value="./kuchyne/_APE0790.jpg" calcext:value-type="string">
            <text:p>./kuchyne/_APE0790.jpg</text:p>
          </table:table-cell>
          <table:table-cell table:formula="of:=VLOOKUP(LEFT([.I204];IF(               ISNUMBER(FIND(&quot; &quot;;[.I204]));FIND(&quot; &quot;;[.I204])-1;LEN([.I204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204]+1" office:value-type="float" office:value="201" calcext:value-type="float">
            <text:p>20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niverzalni tape lepici paska</text:p>
          </table:table-cell>
          <table:table-cell office:value-type="string" calcext:value-type="string">
            <text:p>hornbach</text:p>
          </table:table-cell>
          <table:table-cell/>
          <table:table-cell table:style-name="ce5" table:formula="of:=IF([.F204]=&quot;&quot;;&quot;&quot;;[.F204])" office:value-type="string" office:string-value="n" calcext:value-type="string">
            <text:p>n</text:p>
          </table:table-cell>
          <table:table-cell table:style-name="ce5" table:formula="of:=IF([.G204]=&quot;&quot;;&quot;&quot;;[.G204])" office:value-type="string" office:string-value="k" calcext:value-type="string">
            <text:p>k</text:p>
          </table:table-cell>
          <table:table-cell office:value-type="string" calcext:value-type="string">
            <text:p>na baru v prave casti</text:p>
          </table:table-cell>
          <table:table-cell table:style-name="ce15" table:formula="of:=IF([.I204]=&quot;&quot;;&quot;&quot;;[.I204])" office:value-type="string" office:string-value="_APE0790.jpg" calcext:value-type="string">
            <text:p>_APE0790.jpg</text:p>
          </table:table-cell>
          <table:table-cell table:formula="of:=IF([.I205]&lt;&gt;&quot;&quot;;HYPERLINK(CONCATENATE(&quot;file://&quot;;[.$H$2];&quot;/&quot;;[.K205];&quot;/&quot;;LEFT([.I205];IF(               ISNUMBER(FIND(&quot; &quot;;[.I205]));FIND(&quot; &quot;;[.I205])-1;LEN([.I205])       )                ));CONCATENATE([.K205];LEFT([.I205];IF(               ISNUMBER(FIND(&quot; &quot;;[.I205]));FIND(&quot; &quot;;[.I205])-1;LEN([.I205])       )                )) );[.J204])" office:value-type="string" office:string-value="./kuchyne/_APE0790.jpg" calcext:value-type="string">
            <text:p>./kuchyne/_APE0790.jpg</text:p>
          </table:table-cell>
          <table:table-cell table:formula="of:=VLOOKUP(LEFT([.I205];IF(               ISNUMBER(FIND(&quot; &quot;;[.I205]));FIND(&quot; &quot;;[.I205])-1;LEN([.I205])       )                );[Fotografie.$B$1:.$D$405];3;0)" office:value-type="string" office:string-value="./kuchyne/" calcext:value-type="string">
            <text:p>./kuchyne/</text:p>
          </table:table-cell>
          <table:table-cell table:number-columns-repeated="1013"/>
        </table:table-row>
        <table:table-row table:style-name="ro1">
          <table:table-cell table:formula="of:=[.A205]+1" office:value-type="float" office:value="202" calcext:value-type="float">
            <text:p>20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gracek pumpar</text:p>
          </table:table-cell>
          <table:table-cell table:number-columns-repeated="2"/>
          <table:table-cell table:style-name="ce5" table:formula="of:=IF([.F205]=&quot;&quot;;&quot;&quot;;[.F205])" office:value-type="string" office:string-value="n" calcext:value-type="string">
            <text:p>n</text:p>
          </table:table-cell>
          <table:table-cell table:style-name="ce5" table:formula="of:=IF([.G205]=&quot;&quot;;&quot;&quot;;[.G205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540.jpg</text:p>
          </table:table-cell>
          <table:table-cell table:formula="of:=IF([.I206]&lt;&gt;&quot;&quot;;HYPERLINK(CONCATENATE(&quot;file://&quot;;[.$H$2];&quot;/&quot;;[.K206];&quot;/&quot;;LEFT([.I206];IF(               ISNUMBER(FIND(&quot; &quot;;[.I206]));FIND(&quot; &quot;;[.I206])-1;LEN([.I206])       )                ));CONCATENATE([.K206];LEFT([.I206];IF(               ISNUMBER(FIND(&quot; &quot;;[.I206]));FIND(&quot; &quot;;[.I206])-1;LEN([.I206])       )                )) );[.J205])" office:value-type="string" office:string-value="./obyvak/DSC_7540.jpg" calcext:value-type="string">
            <text:p>./obyvak/DSC_7540.jpg</text:p>
          </table:table-cell>
          <table:table-cell table:formula="of:=VLOOKUP(LEFT([.I206];IF(               ISNUMBER(FIND(&quot; &quot;;[.I206]));FIND(&quot; &quot;;[.I206])-1;LEN([.I20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06]+1" office:value-type="float" office:value="203" calcext:value-type="float">
            <text:p>20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pirove kapesniky</text:p>
          </table:table-cell>
          <table:table-cell table:number-columns-repeated="2"/>
          <table:table-cell table:style-name="ce5" table:formula="of:=IF([.F206]=&quot;&quot;;&quot;&quot;;[.F206])" office:value-type="string" office:string-value="n" calcext:value-type="string">
            <text:p>n</text:p>
          </table:table-cell>
          <table:table-cell table:style-name="ce5" table:formula="of:=IF([.G206]=&quot;&quot;;&quot;&quot;;[.G206])" office:value-type="string" office:string-value="k" calcext:value-type="string">
            <text:p>k</text:p>
          </table:table-cell>
          <table:table-cell office:value-type="string" calcext:value-type="string">
            <text:p>_APE0820.jpg</text:p>
          </table:table-cell>
          <table:table-cell table:style-name="ce15" office:value-type="string" calcext:value-type="string">
            <text:p>_APE0820.jpg DSC_7540.jpg</text:p>
          </table:table-cell>
          <table:table-cell table:formula="of:=IF([.I207]&lt;&gt;&quot;&quot;;HYPERLINK(CONCATENATE(&quot;file://&quot;;[.$H$2];&quot;/&quot;;[.K207];&quot;/&quot;;LEFT([.I207];IF(               ISNUMBER(FIND(&quot; &quot;;[.I207]));FIND(&quot; &quot;;[.I207])-1;LEN([.I207])       )                ));CONCATENATE([.K207];LEFT([.I207];IF(               ISNUMBER(FIND(&quot; &quot;;[.I207]));FIND(&quot; &quot;;[.I207])-1;LEN([.I207])       )                )) );[.J206])" office:value-type="string" office:string-value="./obyvak/elektronika/_APE0820.jpg" calcext:value-type="string">
            <text:p>./obyvak/elektronika/_APE0820.jpg</text:p>
          </table:table-cell>
          <table:table-cell table:formula="of:=VLOOKUP(LEFT([.I207];IF(               ISNUMBER(FIND(&quot; &quot;;[.I207]));FIND(&quot; &quot;;[.I207])-1;LEN([.I2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07]+1" office:value-type="float" office:value="204" calcext:value-type="float">
            <text:p>20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sedak na barove zidle</text:p>
          </table:table-cell>
          <table:table-cell table:number-columns-repeated="2"/>
          <table:table-cell table:style-name="ce5" table:formula="of:=IF([.F207]=&quot;&quot;;&quot;&quot;;[.F207])" office:value-type="string" office:string-value="n" calcext:value-type="string">
            <text:p>n</text:p>
          </table:table-cell>
          <table:table-cell table:style-name="ce5" table:formula="of:=IF([.G207]=&quot;&quot;;&quot;&quot;;[.G207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540.jpg</text:p>
          </table:table-cell>
          <table:table-cell table:formula="of:=IF([.I208]&lt;&gt;&quot;&quot;;HYPERLINK(CONCATENATE(&quot;file://&quot;;[.$H$2];&quot;/&quot;;[.K208];&quot;/&quot;;LEFT([.I208];IF(               ISNUMBER(FIND(&quot; &quot;;[.I208]));FIND(&quot; &quot;;[.I208])-1;LEN([.I208])       )                ));CONCATENATE([.K208];LEFT([.I208];IF(               ISNUMBER(FIND(&quot; &quot;;[.I208]));FIND(&quot; &quot;;[.I208])-1;LEN([.I208])       )                )) );[.J207])" office:value-type="string" office:string-value="./obyvak/DSC_7540.jpg" calcext:value-type="string">
            <text:p>./obyvak/DSC_7540.jpg</text:p>
          </table:table-cell>
          <table:table-cell table:formula="of:=VLOOKUP(LEFT([.I208];IF(               ISNUMBER(FIND(&quot; &quot;;[.I208]));FIND(&quot; &quot;;[.I208])-1;LEN([.I20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08]+1" office:value-type="float" office:value="205" calcext:value-type="float">
            <text:p>20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barova zidle</text:p>
          </table:table-cell>
          <table:table-cell office:value-type="string" calcext:value-type="string">
            <text:p>ton</text:p>
          </table:table-cell>
          <table:table-cell/>
          <table:table-cell table:style-name="ce5" table:formula="of:=IF([.F208]=&quot;&quot;;&quot;&quot;;[.F208])" office:value-type="string" office:string-value="n" calcext:value-type="string">
            <text:p>n</text:p>
          </table:table-cell>
          <table:table-cell table:style-name="ce5" table:formula="of:=IF([.G208]=&quot;&quot;;&quot;&quot;;[.G208])" office:value-type="string" office:string-value="k" calcext:value-type="string">
            <text:p>k</text:p>
          </table:table-cell>
          <table:table-cell office:value-type="string" calcext:value-type="string">
            <text:p>massiv</text:p>
          </table:table-cell>
          <table:table-cell table:style-name="ce15" table:formula="of:=IF([.I208]=&quot;&quot;;&quot;&quot;;[.I208])" office:value-type="string" office:string-value="DSC_7540.jpg" calcext:value-type="string">
            <text:p>DSC_7540.jpg</text:p>
          </table:table-cell>
          <table:table-cell table:formula="of:=IF([.I209]&lt;&gt;&quot;&quot;;HYPERLINK(CONCATENATE(&quot;file://&quot;;[.$H$2];&quot;/&quot;;[.K209];&quot;/&quot;;LEFT([.I209];IF(               ISNUMBER(FIND(&quot; &quot;;[.I209]));FIND(&quot; &quot;;[.I209])-1;LEN([.I209])       )                ));CONCATENATE([.K209];LEFT([.I209];IF(               ISNUMBER(FIND(&quot; &quot;;[.I209]));FIND(&quot; &quot;;[.I209])-1;LEN([.I209])       )                )) );[.J208])" office:value-type="string" office:string-value="./obyvak/DSC_7540.jpg" calcext:value-type="string">
            <text:p>./obyvak/DSC_7540.jpg</text:p>
          </table:table-cell>
          <table:table-cell table:formula="of:=VLOOKUP(LEFT([.I209];IF(               ISNUMBER(FIND(&quot; &quot;;[.I209]));FIND(&quot; &quot;;[.I209])-1;LEN([.I20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09]+1" office:value-type="float" office:value="206" calcext:value-type="float">
            <text:p>20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alhoty manzestr</text:p>
          </table:table-cell>
          <table:table-cell table:number-columns-repeated="2"/>
          <table:table-cell table:style-name="ce5" table:formula="of:=IF([.F209]=&quot;&quot;;&quot;&quot;;[.F209])" office:value-type="string" office:string-value="n" calcext:value-type="string">
            <text:p>n</text:p>
          </table:table-cell>
          <table:table-cell table:style-name="ce5" table:formula="of:=IF([.G209]=&quot;&quot;;&quot;&quot;;[.G209])" office:value-type="string" office:string-value="k" calcext:value-type="string">
            <text:p>k</text:p>
          </table:table-cell>
          <table:table-cell/>
          <table:table-cell table:style-name="ce15" table:formula="of:=IF([.I209]=&quot;&quot;;&quot;&quot;;[.I209])" office:value-type="string" office:string-value="DSC_7540.jpg" calcext:value-type="string">
            <text:p>DSC_7540.jpg</text:p>
          </table:table-cell>
          <table:table-cell table:formula="of:=IF([.I210]&lt;&gt;&quot;&quot;;HYPERLINK(CONCATENATE(&quot;file://&quot;;[.$H$2];&quot;/&quot;;[.K210];&quot;/&quot;;LEFT([.I210];IF(               ISNUMBER(FIND(&quot; &quot;;[.I210]));FIND(&quot; &quot;;[.I210])-1;LEN([.I210])       )                ));CONCATENATE([.K210];LEFT([.I210];IF(               ISNUMBER(FIND(&quot; &quot;;[.I210]));FIND(&quot; &quot;;[.I210])-1;LEN([.I210])       )                )) );[.J209])" office:value-type="string" office:string-value="./obyvak/DSC_7540.jpg" calcext:value-type="string">
            <text:p>./obyvak/DSC_7540.jpg</text:p>
          </table:table-cell>
          <table:table-cell table:formula="of:=VLOOKUP(LEFT([.I210];IF(               ISNUMBER(FIND(&quot; &quot;;[.I210]));FIND(&quot; &quot;;[.I210])-1;LEN([.I21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0]+1" office:value-type="float" office:value="207" calcext:value-type="float">
            <text:p>20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alepka na zed</text:p>
          </table:table-cell>
          <table:table-cell table:number-columns-repeated="2"/>
          <table:table-cell table:style-name="ce5" table:formula="of:=IF([.F210]=&quot;&quot;;&quot;&quot;;[.F210])" office:value-type="string" office:string-value="n" calcext:value-type="string">
            <text:p>n</text:p>
          </table:table-cell>
          <table:table-cell table:style-name="ce5" table:formula="of:=IF([.G210]=&quot;&quot;;&quot;&quot;;[.G210])" office:value-type="string" office:string-value="k" calcext:value-type="string">
            <text:p>k</text:p>
          </table:table-cell>
          <table:table-cell office:value-type="string" calcext:value-type="string">
            <text:p>nalepeno na baru</text:p>
          </table:table-cell>
          <table:table-cell table:style-name="ce15" table:formula="of:=IF([.I210]=&quot;&quot;;&quot;&quot;;[.I210])" office:value-type="string" office:string-value="DSC_7540.jpg" calcext:value-type="string">
            <text:p>DSC_7540.jpg</text:p>
          </table:table-cell>
          <table:table-cell table:formula="of:=IF([.I211]&lt;&gt;&quot;&quot;;HYPERLINK(CONCATENATE(&quot;file://&quot;;[.$H$2];&quot;/&quot;;[.K211];&quot;/&quot;;LEFT([.I211];IF(               ISNUMBER(FIND(&quot; &quot;;[.I211]));FIND(&quot; &quot;;[.I211])-1;LEN([.I211])       )                ));CONCATENATE([.K211];LEFT([.I211];IF(               ISNUMBER(FIND(&quot; &quot;;[.I211]));FIND(&quot; &quot;;[.I211])-1;LEN([.I211])       )                )) );[.J210])" office:value-type="string" office:string-value="./obyvak/DSC_7540.jpg" calcext:value-type="string">
            <text:p>./obyvak/DSC_7540.jpg</text:p>
          </table:table-cell>
          <table:table-cell table:formula="of:=VLOOKUP(LEFT([.I211];IF(               ISNUMBER(FIND(&quot; &quot;;[.I211]));FIND(&quot; &quot;;[.I211])-1;LEN([.I21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1]+1" office:value-type="float" office:value="208" calcext:value-type="float">
            <text:p>20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ytka s kvetinacem a plast miskou u baru</text:p>
          </table:table-cell>
          <table:table-cell table:number-columns-repeated="2"/>
          <table:table-cell table:style-name="ce5" table:formula="of:=IF([.F211]=&quot;&quot;;&quot;&quot;;[.F211])" office:value-type="string" office:string-value="n" calcext:value-type="string">
            <text:p>n</text:p>
          </table:table-cell>
          <table:table-cell table:style-name="ce5" table:formula="of:=IF([.G211]=&quot;&quot;;&quot;&quot;;[.G211])" office:value-type="string" office:string-value="k" calcext:value-type="string">
            <text:p>k</text:p>
          </table:table-cell>
          <table:table-cell/>
          <table:table-cell table:style-name="ce15" table:formula="of:=IF([.I211]=&quot;&quot;;&quot;&quot;;[.I211])" office:value-type="string" office:string-value="DSC_7540.jpg" calcext:value-type="string">
            <text:p>DSC_7540.jpg</text:p>
          </table:table-cell>
          <table:table-cell table:formula="of:=IF([.I212]&lt;&gt;&quot;&quot;;HYPERLINK(CONCATENATE(&quot;file://&quot;;[.$H$2];&quot;/&quot;;[.K212];&quot;/&quot;;LEFT([.I212];IF(               ISNUMBER(FIND(&quot; &quot;;[.I212]));FIND(&quot; &quot;;[.I212])-1;LEN([.I212])       )                ));CONCATENATE([.K212];LEFT([.I212];IF(               ISNUMBER(FIND(&quot; &quot;;[.I212]));FIND(&quot; &quot;;[.I212])-1;LEN([.I212])       )                )) );[.J211])" office:value-type="string" office:string-value="./obyvak/DSC_7540.jpg" calcext:value-type="string">
            <text:p>./obyvak/DSC_7540.jpg</text:p>
          </table:table-cell>
          <table:table-cell table:formula="of:=VLOOKUP(LEFT([.I212];IF(               ISNUMBER(FIND(&quot; &quot;;[.I212]));FIND(&quot; &quot;;[.I212])-1;LEN([.I21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2]+1" office:value-type="float" office:value="209" calcext:value-type="float">
            <text:p>20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5" table:formula="of:=IF([.F212]=&quot;&quot;;&quot;&quot;;[.F212])" office:value-type="string" office:string-value="n" calcext:value-type="string">
            <text:p>n</text:p>
          </table:table-cell>
          <table:table-cell table:style-name="ce5" table:formula="of:=IF([.G212]=&quot;&quot;;&quot;&quot;;[.G212])" office:value-type="string" office:string-value="k" calcext:value-type="string">
            <text:p>k</text:p>
          </table:table-cell>
          <table:table-cell/>
          <table:table-cell table:style-name="ce15" table:formula="of:=IF([.I212]=&quot;&quot;;&quot;&quot;;[.I212])" office:value-type="string" office:string-value="DSC_7540.jpg" calcext:value-type="string">
            <text:p>DSC_7540.jpg</text:p>
          </table:table-cell>
          <table:table-cell table:formula="of:=IF([.I213]&lt;&gt;&quot;&quot;;HYPERLINK(CONCATENATE(&quot;file://&quot;;[.$H$2];&quot;/&quot;;[.K213];&quot;/&quot;;LEFT([.I213];IF(               ISNUMBER(FIND(&quot; &quot;;[.I213]));FIND(&quot; &quot;;[.I213])-1;LEN([.I213])       )                ));CONCATENATE([.K213];LEFT([.I213];IF(               ISNUMBER(FIND(&quot; &quot;;[.I213]));FIND(&quot; &quot;;[.I213])-1;LEN([.I213])       )                )) );[.J212])" office:value-type="string" office:string-value="./obyvak/DSC_7540.jpg" calcext:value-type="string">
            <text:p>./obyvak/DSC_7540.jpg</text:p>
          </table:table-cell>
          <table:table-cell table:formula="of:=VLOOKUP(LEFT([.I213];IF(               ISNUMBER(FIND(&quot; &quot;;[.I213]));FIND(&quot; &quot;;[.I213])-1;LEN([.I21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3]+1" office:value-type="float" office:value="210" calcext:value-type="float">
            <text:p>210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5" table:formula="of:=IF([.F213]=&quot;&quot;;&quot;&quot;;[.F213])" office:value-type="string" office:string-value="n" calcext:value-type="string">
            <text:p>n</text:p>
          </table:table-cell>
          <table:table-cell table:style-name="ce5" table:formula="of:=IF([.G213]=&quot;&quot;;&quot;&quot;;[.G213])" office:value-type="string" office:string-value="k" calcext:value-type="string">
            <text:p>k</text:p>
          </table:table-cell>
          <table:table-cell/>
          <table:table-cell table:style-name="ce15" table:formula="of:=IF([.I213]=&quot;&quot;;&quot;&quot;;[.I213])" office:value-type="string" office:string-value="DSC_7540.jpg" calcext:value-type="string">
            <text:p>DSC_7540.jpg</text:p>
          </table:table-cell>
          <table:table-cell table:formula="of:=IF([.I214]&lt;&gt;&quot;&quot;;HYPERLINK(CONCATENATE(&quot;file://&quot;;[.$H$2];&quot;/&quot;;[.K214];&quot;/&quot;;LEFT([.I214];IF(               ISNUMBER(FIND(&quot; &quot;;[.I214]));FIND(&quot; &quot;;[.I214])-1;LEN([.I214])       )                ));CONCATENATE([.K214];LEFT([.I214];IF(               ISNUMBER(FIND(&quot; &quot;;[.I214]));FIND(&quot; &quot;;[.I214])-1;LEN([.I214])       )                )) );[.J213])" office:value-type="string" office:string-value="./obyvak/DSC_7540.jpg" calcext:value-type="string">
            <text:p>./obyvak/DSC_7540.jpg</text:p>
          </table:table-cell>
          <table:table-cell table:formula="of:=VLOOKUP(LEFT([.I214];IF(               ISNUMBER(FIND(&quot; &quot;;[.I214]));FIND(&quot; &quot;;[.I214])-1;LEN([.I21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4]+1" office:value-type="float" office:value="211" calcext:value-type="float">
            <text:p>2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zidlicka</text:p>
          </table:table-cell>
          <table:table-cell table:number-columns-repeated="2"/>
          <table:table-cell table:style-name="ce5" table:formula="of:=IF([.F214]=&quot;&quot;;&quot;&quot;;[.F214])" office:value-type="string" office:string-value="n" calcext:value-type="string">
            <text:p>n</text:p>
          </table:table-cell>
          <table:table-cell table:style-name="ce5" table:formula="of:=IF([.G214]=&quot;&quot;;&quot;&quot;;[.G214])" office:value-type="string" office:string-value="k" calcext:value-type="string">
            <text:p>k</text:p>
          </table:table-cell>
          <table:table-cell office:value-type="string" calcext:value-type="string">
            <text:p>masiv a plastove dily</text:p>
          </table:table-cell>
          <table:table-cell table:style-name="ce15" office:value-type="string" calcext:value-type="string">
            <text:p>_APE0757.jpg</text:p>
          </table:table-cell>
          <table:table-cell table:formula="of:=IF([.I215]&lt;&gt;&quot;&quot;;HYPERLINK(CONCATENATE(&quot;file://&quot;;[.$H$2];&quot;/&quot;;[.K215];&quot;/&quot;;LEFT([.I215];IF(               ISNUMBER(FIND(&quot; &quot;;[.I215]));FIND(&quot; &quot;;[.I215])-1;LEN([.I215])       )                ));CONCATENATE([.K215];LEFT([.I215];IF(               ISNUMBER(FIND(&quot; &quot;;[.I215]));FIND(&quot; &quot;;[.I215])-1;LEN([.I215])       )                )) );[.J214])" office:value-type="string" office:string-value="./obyvak/_APE0757.jpg" calcext:value-type="string">
            <text:p>./obyvak/_APE0757.jpg</text:p>
          </table:table-cell>
          <table:table-cell table:formula="of:=VLOOKUP(LEFT([.I215];IF(               ISNUMBER(FIND(&quot; &quot;;[.I215]));FIND(&quot; &quot;;[.I215])-1;LEN([.I21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5]+1" office:value-type="float" office:value="212" calcext:value-type="float">
            <text:p>21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cistici ubrousky</text:p>
          </table:table-cell>
          <table:table-cell table:number-columns-repeated="2"/>
          <table:table-cell table:style-name="ce5" table:formula="of:=IF([.F215]=&quot;&quot;;&quot;&quot;;[.F215])" office:value-type="string" office:string-value="n" calcext:value-type="string">
            <text:p>n</text:p>
          </table:table-cell>
          <table:table-cell table:style-name="ce5" table:formula="of:=IF([.G215]=&quot;&quot;;&quot;&quot;;[.G215])" office:value-type="string" office:string-value="k" calcext:value-type="string">
            <text:p>k</text:p>
          </table:table-cell>
          <table:table-cell office:value-type="string" calcext:value-type="string">
            <text:p>na nabytek</text:p>
          </table:table-cell>
          <table:table-cell table:style-name="ce15" table:formula="of:=IF([.I215]=&quot;&quot;;&quot;&quot;;[.I215])" office:value-type="string" office:string-value="_APE0757.jpg" calcext:value-type="string">
            <text:p>_APE0757.jpg</text:p>
          </table:table-cell>
          <table:table-cell table:formula="of:=IF([.I216]&lt;&gt;&quot;&quot;;HYPERLINK(CONCATENATE(&quot;file://&quot;;[.$H$2];&quot;/&quot;;[.K216];&quot;/&quot;;LEFT([.I216];IF(               ISNUMBER(FIND(&quot; &quot;;[.I216]));FIND(&quot; &quot;;[.I216])-1;LEN([.I216])       )                ));CONCATENATE([.K216];LEFT([.I216];IF(               ISNUMBER(FIND(&quot; &quot;;[.I216]));FIND(&quot; &quot;;[.I216])-1;LEN([.I216])       )                )) );[.J215])" office:value-type="string" office:string-value="./obyvak/_APE0757.jpg" calcext:value-type="string">
            <text:p>./obyvak/_APE0757.jpg</text:p>
          </table:table-cell>
          <table:table-cell table:formula="of:=VLOOKUP(LEFT([.I216];IF(               ISNUMBER(FIND(&quot; &quot;;[.I216]));FIND(&quot; &quot;;[.I216])-1;LEN([.I21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6]+1" office:value-type="float" office:value="213" calcext:value-type="float">
            <text:p>2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jidelni stul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16]=&quot;&quot;;&quot;&quot;;[.F216])" office:value-type="string" office:string-value="n" calcext:value-type="string">
            <text:p>n</text:p>
          </table:table-cell>
          <table:table-cell table:style-name="ce5" table:formula="of:=IF([.G216]=&quot;&quot;;&quot;&quot;;[.G216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56.jpg</text:p>
          </table:table-cell>
          <table:table-cell table:formula="of:=IF([.I217]&lt;&gt;&quot;&quot;;HYPERLINK(CONCATENATE(&quot;file://&quot;;[.$H$2];&quot;/&quot;;[.K217];&quot;/&quot;;LEFT([.I217];IF(               ISNUMBER(FIND(&quot; &quot;;[.I217]));FIND(&quot; &quot;;[.I217])-1;LEN([.I217])       )                ));CONCATENATE([.K217];LEFT([.I217];IF(               ISNUMBER(FIND(&quot; &quot;;[.I217]));FIND(&quot; &quot;;[.I217])-1;LEN([.I217])       )                )) );[.J216])" office:value-type="string" office:string-value="./obyvak/_APE0756.jpg" calcext:value-type="string">
            <text:p>./obyvak/_APE0756.jpg</text:p>
          </table:table-cell>
          <table:table-cell table:formula="of:=VLOOKUP(LEFT([.I217];IF(               ISNUMBER(FIND(&quot; &quot;;[.I217]));FIND(&quot; &quot;;[.I217])-1;LEN([.I21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17]+1" office:value-type="float" office:value="214" calcext:value-type="float">
            <text:p>2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idle ke stolu 3x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17]=&quot;&quot;;&quot;&quot;;[.F217])" office:value-type="string" office:string-value="n" calcext:value-type="string">
            <text:p>n</text:p>
          </table:table-cell>
          <table:table-cell table:style-name="ce5" table:formula="of:=IF([.G217]=&quot;&quot;;&quot;&quot;;[.G217])" office:value-type="string" office:string-value="k" calcext:value-type="string">
            <text:p>k</text:p>
          </table:table-cell>
          <table:table-cell office:value-type="string" calcext:value-type="string">
            <text:p>celkem 3x (tretije u PC na druhe strane mistnosti)</text:p>
          </table:table-cell>
          <table:table-cell table:style-name="ce15" table:formula="of:=IF([.I217]=&quot;&quot;;&quot;&quot;;[.I217])" office:value-type="string" office:string-value="_APE0756.jpg" calcext:value-type="string">
            <text:p>_APE0756.jpg</text:p>
          </table:table-cell>
          <table:table-cell table:formula="of:=IF([.I218]&lt;&gt;&quot;&quot;;HYPERLINK(CONCATENATE(&quot;file://&quot;;[.$H$2];&quot;/&quot;;[.K218];&quot;/&quot;;LEFT([.I218];IF(               ISNUMBER(FIND(&quot; &quot;;[.I218]));FIND(&quot; &quot;;[.I218])-1;LEN([.I218])       )                ));CONCATENATE([.K218];LEFT([.I218];IF(               ISNUMBER(FIND(&quot; &quot;;[.I218]));FIND(&quot; &quot;;[.I218])-1;LEN([.I218])       )                )) );[.J217])" office:value-type="string" office:string-value="./obyvak/_APE0756.jpg" calcext:value-type="string">
            <text:p>./obyvak/_APE0756.jpg</text:p>
          </table:table-cell>
          <table:table-cell table:formula="of:=VLOOKUP(LEFT([.I218];IF(               ISNUMBER(FIND(&quot; &quot;;[.I218]));FIND(&quot; &quot;;[.I218])-1;LEN([.I21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8]+1" office:value-type="float" office:value="215" calcext:value-type="float">
            <text:p>2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epidlo herkules</text:p>
          </table:table-cell>
          <table:table-cell table:number-columns-repeated="2"/>
          <table:table-cell table:style-name="ce5" table:formula="of:=IF([.F218]=&quot;&quot;;&quot;&quot;;[.F218])" office:value-type="string" office:string-value="n" calcext:value-type="string">
            <text:p>n</text:p>
          </table:table-cell>
          <table:table-cell table:style-name="ce5" table:formula="of:=IF([.G218]=&quot;&quot;;&quot;&quot;;[.G218])" office:value-type="string" office:string-value="k" calcext:value-type="string">
            <text:p>k</text:p>
          </table:table-cell>
          <table:table-cell/>
          <table:table-cell table:style-name="ce15" table:formula="of:=IF([.I218]=&quot;&quot;;&quot;&quot;;[.I218])" office:value-type="string" office:string-value="_APE0756.jpg" calcext:value-type="string">
            <text:p>_APE0756.jpg</text:p>
          </table:table-cell>
          <table:table-cell table:formula="of:=IF([.I219]&lt;&gt;&quot;&quot;;HYPERLINK(CONCATENATE(&quot;file://&quot;;[.$H$2];&quot;/&quot;;[.K219];&quot;/&quot;;LEFT([.I219];IF(               ISNUMBER(FIND(&quot; &quot;;[.I219]));FIND(&quot; &quot;;[.I219])-1;LEN([.I219])       )                ));CONCATENATE([.K219];LEFT([.I219];IF(               ISNUMBER(FIND(&quot; &quot;;[.I219]));FIND(&quot; &quot;;[.I219])-1;LEN([.I219])       )                )) );[.J218])" office:value-type="string" office:string-value="./obyvak/_APE0756.jpg" calcext:value-type="string">
            <text:p>./obyvak/_APE0756.jpg</text:p>
          </table:table-cell>
          <table:table-cell table:formula="of:=VLOOKUP(LEFT([.I219];IF(               ISNUMBER(FIND(&quot; &quot;;[.I219]));FIND(&quot; &quot;;[.I219])-1;LEN([.I21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19]+1" office:value-type="float" office:value="216" calcext:value-type="float">
            <text:p>2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kytka (orchydej a kytka ve vazach)</text:p>
          </table:table-cell>
          <table:table-cell table:number-columns-repeated="2"/>
          <table:table-cell table:style-name="ce5" table:formula="of:=IF([.F219]=&quot;&quot;;&quot;&quot;;[.F219])" office:value-type="string" office:string-value="n" calcext:value-type="string">
            <text:p>n</text:p>
          </table:table-cell>
          <table:table-cell table:style-name="ce5" table:formula="of:=IF([.G219]=&quot;&quot;;&quot;&quot;;[.G219])" office:value-type="string" office:string-value="k" calcext:value-type="string">
            <text:p>k</text:p>
          </table:table-cell>
          <table:table-cell/>
          <table:table-cell table:style-name="ce15" table:formula="of:=IF([.I219]=&quot;&quot;;&quot;&quot;;[.I219])" office:value-type="string" office:string-value="_APE0756.jpg" calcext:value-type="string">
            <text:p>_APE0756.jpg</text:p>
          </table:table-cell>
          <table:table-cell table:formula="of:=IF([.I220]&lt;&gt;&quot;&quot;;HYPERLINK(CONCATENATE(&quot;file://&quot;;[.$H$2];&quot;/&quot;;[.K220];&quot;/&quot;;LEFT([.I220];IF(               ISNUMBER(FIND(&quot; &quot;;[.I220]));FIND(&quot; &quot;;[.I220])-1;LEN([.I220])       )                ));CONCATENATE([.K220];LEFT([.I220];IF(               ISNUMBER(FIND(&quot; &quot;;[.I220]));FIND(&quot; &quot;;[.I220])-1;LEN([.I220])       )                )) );[.J219])" office:value-type="string" office:string-value="./obyvak/_APE0756.jpg" calcext:value-type="string">
            <text:p>./obyvak/_APE0756.jpg</text:p>
          </table:table-cell>
          <table:table-cell table:formula="of:=VLOOKUP(LEFT([.I220];IF(               ISNUMBER(FIND(&quot; &quot;;[.I220]));FIND(&quot; &quot;;[.I220])-1;LEN([.I22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0]+1" office:value-type="float" office:value="217" calcext:value-type="float">
            <text:p>2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brousky, prostirani</text:p>
          </table:table-cell>
          <table:table-cell office:value-type="string" calcext:value-type="string">
            <text:p>papirove</text:p>
          </table:table-cell>
          <table:table-cell/>
          <table:table-cell table:style-name="ce5" table:formula="of:=IF([.F220]=&quot;&quot;;&quot;&quot;;[.F220])" office:value-type="string" office:string-value="n" calcext:value-type="string">
            <text:p>n</text:p>
          </table:table-cell>
          <table:table-cell table:style-name="ce5" table:formula="of:=IF([.G220]=&quot;&quot;;&quot;&quot;;[.G220])" office:value-type="string" office:string-value="k" calcext:value-type="string">
            <text:p>k</text:p>
          </table:table-cell>
          <table:table-cell/>
          <table:table-cell table:style-name="ce15" table:formula="of:=IF([.I220]=&quot;&quot;;&quot;&quot;;[.I220])" office:value-type="string" office:string-value="_APE0756.jpg" calcext:value-type="string">
            <text:p>_APE0756.jpg</text:p>
          </table:table-cell>
          <table:table-cell table:formula="of:=IF([.I221]&lt;&gt;&quot;&quot;;HYPERLINK(CONCATENATE(&quot;file://&quot;;[.$H$2];&quot;/&quot;;[.K221];&quot;/&quot;;LEFT([.I221];IF(               ISNUMBER(FIND(&quot; &quot;;[.I221]));FIND(&quot; &quot;;[.I221])-1;LEN([.I221])       )                ));CONCATENATE([.K221];LEFT([.I221];IF(               ISNUMBER(FIND(&quot; &quot;;[.I221]));FIND(&quot; &quot;;[.I221])-1;LEN([.I221])       )                )) );[.J220])" office:value-type="string" office:string-value="./obyvak/_APE0756.jpg" calcext:value-type="string">
            <text:p>./obyvak/_APE0756.jpg</text:p>
          </table:table-cell>
          <table:table-cell table:formula="of:=VLOOKUP(LEFT([.I221];IF(               ISNUMBER(FIND(&quot; &quot;;[.I221]));FIND(&quot; &quot;;[.I221])-1;LEN([.I22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1]+1" office:value-type="float" office:value="218" calcext:value-type="float">
            <text:p>2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y proutene 2x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21]=&quot;&quot;;&quot;&quot;;[.F221])" office:value-type="string" office:string-value="n" calcext:value-type="string">
            <text:p>n</text:p>
          </table:table-cell>
          <table:table-cell table:style-name="ce5" table:formula="of:=IF([.G221]=&quot;&quot;;&quot;&quot;;[.G221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63.jpg</text:p>
          </table:table-cell>
          <table:table-cell table:formula="of:=IF([.I222]&lt;&gt;&quot;&quot;;HYPERLINK(CONCATENATE(&quot;file://&quot;;[.$H$2];&quot;/&quot;;[.K222];&quot;/&quot;;LEFT([.I222];IF(               ISNUMBER(FIND(&quot; &quot;;[.I222]));FIND(&quot; &quot;;[.I222])-1;LEN([.I222])       )                ));CONCATENATE([.K222];LEFT([.I222];IF(               ISNUMBER(FIND(&quot; &quot;;[.I222]));FIND(&quot; &quot;;[.I222])-1;LEN([.I222])       )                )) );[.J221])" office:value-type="string" office:string-value="./obyvak/_APE0763.jpg" calcext:value-type="string">
            <text:p>./obyvak/_APE0763.jpg</text:p>
          </table:table-cell>
          <table:table-cell table:formula="of:=VLOOKUP(LEFT([.I222];IF(               ISNUMBER(FIND(&quot; &quot;;[.I222]));FIND(&quot; &quot;;[.I222])-1;LEN([.I22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22]+1" office:value-type="float" office:value="219" calcext:value-type="float">
            <text:p>2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blet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22]=&quot;&quot;;&quot;&quot;;[.F222])" office:value-type="string" office:string-value="n" calcext:value-type="string">
            <text:p>n</text:p>
          </table:table-cell>
          <table:table-cell table:style-name="ce5" table:formula="of:=IF([.G222]=&quot;&quot;;&quot;&quot;;[.G222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58.jpg _APE0756.jpg</text:p>
          </table:table-cell>
          <table:table-cell table:formula="of:=IF([.I223]&lt;&gt;&quot;&quot;;HYPERLINK(CONCATENATE(&quot;file://&quot;;[.$H$2];&quot;/&quot;;[.K223];&quot;/&quot;;LEFT([.I223];IF(               ISNUMBER(FIND(&quot; &quot;;[.I223]));FIND(&quot; &quot;;[.I223])-1;LEN([.I223])       )                ));CONCATENATE([.K223];LEFT([.I223];IF(               ISNUMBER(FIND(&quot; &quot;;[.I223]));FIND(&quot; &quot;;[.I223])-1;LEN([.I223])       )                )) );[.J222])" office:value-type="string" office:string-value="./obyvak/elektronika/_APE0758.jpg" calcext:value-type="string">
            <text:p>./obyvak/elektronika/_APE0758.jpg</text:p>
          </table:table-cell>
          <table:table-cell table:formula="of:=VLOOKUP(LEFT([.I223];IF(               ISNUMBER(FIND(&quot; &quot;;[.I223]));FIND(&quot; &quot;;[.I223])-1;LEN([.I22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23]+1" office:value-type="float" office:value="220" calcext:value-type="float">
            <text:p>2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al na table tapple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23]=&quot;&quot;;&quot;&quot;;[.F223])" office:value-type="string" office:string-value="n" calcext:value-type="string">
            <text:p>n</text:p>
          </table:table-cell>
          <table:table-cell table:style-name="ce5" table:formula="of:=IF([.G223]=&quot;&quot;;&quot;&quot;;[.G223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56.jpg</text:p>
          </table:table-cell>
          <table:table-cell table:formula="of:=IF([.I224]&lt;&gt;&quot;&quot;;HYPERLINK(CONCATENATE(&quot;file://&quot;;[.$H$2];&quot;/&quot;;[.K224];&quot;/&quot;;LEFT([.I224];IF(               ISNUMBER(FIND(&quot; &quot;;[.I224]));FIND(&quot; &quot;;[.I224])-1;LEN([.I224])       )                ));CONCATENATE([.K224];LEFT([.I224];IF(               ISNUMBER(FIND(&quot; &quot;;[.I224]));FIND(&quot; &quot;;[.I224])-1;LEN([.I224])       )                )) );[.J223])" office:value-type="string" office:string-value="./obyvak/_APE0756.jpg" calcext:value-type="string">
            <text:p>./obyvak/_APE0756.jpg</text:p>
          </table:table-cell>
          <table:table-cell table:formula="of:=VLOOKUP(LEFT([.I224];IF(               ISNUMBER(FIND(&quot; &quot;;[.I224]));FIND(&quot; &quot;;[.I224])-1;LEN([.I22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4]+1" office:value-type="float" office:value="221" calcext:value-type="float">
            <text:p>2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dtacky drevene</text:p>
          </table:table-cell>
          <table:table-cell table:number-columns-repeated="2"/>
          <table:table-cell table:style-name="ce5" table:formula="of:=IF([.F224]=&quot;&quot;;&quot;&quot;;[.F224])" office:value-type="string" office:string-value="n" calcext:value-type="string">
            <text:p>n</text:p>
          </table:table-cell>
          <table:table-cell table:style-name="ce5" table:formula="of:=IF([.G224]=&quot;&quot;;&quot;&quot;;[.G22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59.jpg</text:p>
          </table:table-cell>
          <table:table-cell table:formula="of:=IF([.I225]&lt;&gt;&quot;&quot;;HYPERLINK(CONCATENATE(&quot;file://&quot;;[.$H$2];&quot;/&quot;;[.K225];&quot;/&quot;;LEFT([.I225];IF(               ISNUMBER(FIND(&quot; &quot;;[.I225]));FIND(&quot; &quot;;[.I225])-1;LEN([.I225])       )                ));CONCATENATE([.K225];LEFT([.I225];IF(               ISNUMBER(FIND(&quot; &quot;;[.I225]));FIND(&quot; &quot;;[.I225])-1;LEN([.I225])       )                )) );[.J224])" office:value-type="string" office:string-value="./obyvak/_APE0759.jpg" calcext:value-type="string">
            <text:p>./obyvak/_APE0759.jpg</text:p>
          </table:table-cell>
          <table:table-cell table:formula="of:=VLOOKUP(LEFT([.I225];IF(               ISNUMBER(FIND(&quot; &quot;;[.I225]));FIND(&quot; &quot;;[.I225])-1;LEN([.I22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5]+1" office:value-type="float" office:value="222" calcext:value-type="float">
            <text:p>2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zaclona</text:p>
          </table:table-cell>
          <table:table-cell table:number-columns-repeated="2"/>
          <table:table-cell table:style-name="ce5" table:formula="of:=IF([.F225]=&quot;&quot;;&quot;&quot;;[.F225])" office:value-type="string" office:string-value="n" calcext:value-type="string">
            <text:p>n</text:p>
          </table:table-cell>
          <table:table-cell table:style-name="ce5" table:formula="of:=IF([.G225]=&quot;&quot;;&quot;&quot;;[.G225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60.jpg</text:p>
          </table:table-cell>
          <table:table-cell table:formula="of:=IF([.I226]&lt;&gt;&quot;&quot;;HYPERLINK(CONCATENATE(&quot;file://&quot;;[.$H$2];&quot;/&quot;;[.K226];&quot;/&quot;;LEFT([.I226];IF(               ISNUMBER(FIND(&quot; &quot;;[.I226]));FIND(&quot; &quot;;[.I226])-1;LEN([.I226])       )                ));CONCATENATE([.K226];LEFT([.I226];IF(               ISNUMBER(FIND(&quot; &quot;;[.I226]));FIND(&quot; &quot;;[.I226])-1;LEN([.I226])       )                )) );[.J225])" office:value-type="string" office:string-value="./obyvak/_APE0760.jpg" calcext:value-type="string">
            <text:p>./obyvak/_APE0760.jpg</text:p>
          </table:table-cell>
          <table:table-cell table:formula="of:=VLOOKUP(LEFT([.I226];IF(               ISNUMBER(FIND(&quot; &quot;;[.I226]));FIND(&quot; &quot;;[.I226])-1;LEN([.I22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6]+1" office:value-type="float" office:value="223" calcext:value-type="float">
            <text:p>2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acky na zaclonu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26]=&quot;&quot;;&quot;&quot;;[.F226])" office:value-type="string" office:string-value="n" calcext:value-type="string">
            <text:p>n</text:p>
          </table:table-cell>
          <table:table-cell table:style-name="ce5" table:formula="of:=IF([.G226]=&quot;&quot;;&quot;&quot;;[.G226])" office:value-type="string" office:string-value="k" calcext:value-type="string">
            <text:p>k</text:p>
          </table:table-cell>
          <table:table-cell/>
          <table:table-cell table:style-name="ce15" table:formula="of:=IF([.I226]=&quot;&quot;;&quot;&quot;;[.I226])" office:value-type="string" office:string-value="_APE0760.jpg" calcext:value-type="string">
            <text:p>_APE0760.jpg</text:p>
          </table:table-cell>
          <table:table-cell table:formula="of:=IF([.I227]&lt;&gt;&quot;&quot;;HYPERLINK(CONCATENATE(&quot;file://&quot;;[.$H$2];&quot;/&quot;;[.K227];&quot;/&quot;;LEFT([.I227];IF(               ISNUMBER(FIND(&quot; &quot;;[.I227]));FIND(&quot; &quot;;[.I227])-1;LEN([.I227])       )                ));CONCATENATE([.K227];LEFT([.I227];IF(               ISNUMBER(FIND(&quot; &quot;;[.I227]));FIND(&quot; &quot;;[.I227])-1;LEN([.I227])       )                )) );[.J226])" office:value-type="string" office:string-value="./obyvak/_APE0760.jpg" calcext:value-type="string">
            <text:p>./obyvak/_APE0760.jpg</text:p>
          </table:table-cell>
          <table:table-cell table:formula="of:=VLOOKUP(LEFT([.I227];IF(               ISNUMBER(FIND(&quot; &quot;;[.I227]));FIND(&quot; &quot;;[.I227])-1;LEN([.I22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7]+1" office:value-type="float" office:value="224" calcext:value-type="float">
            <text:p>2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nzole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27]=&quot;&quot;;&quot;&quot;;[.F227])" office:value-type="string" office:string-value="n" calcext:value-type="string">
            <text:p>n</text:p>
          </table:table-cell>
          <table:table-cell table:style-name="ce5" table:formula="of:=IF([.G227]=&quot;&quot;;&quot;&quot;;[.G227])" office:value-type="string" office:string-value="k" calcext:value-type="string">
            <text:p>k</text:p>
          </table:table-cell>
          <table:table-cell/>
          <table:table-cell table:style-name="ce15" table:formula="of:=IF([.I227]=&quot;&quot;;&quot;&quot;;[.I227])" office:value-type="string" office:string-value="_APE0760.jpg" calcext:value-type="string">
            <text:p>_APE0760.jpg</text:p>
          </table:table-cell>
          <table:table-cell table:formula="of:=IF([.I228]&lt;&gt;&quot;&quot;;HYPERLINK(CONCATENATE(&quot;file://&quot;;[.$H$2];&quot;/&quot;;[.K228];&quot;/&quot;;LEFT([.I228];IF(               ISNUMBER(FIND(&quot; &quot;;[.I228]));FIND(&quot; &quot;;[.I228])-1;LEN([.I228])       )                ));CONCATENATE([.K228];LEFT([.I228];IF(               ISNUMBER(FIND(&quot; &quot;;[.I228]));FIND(&quot; &quot;;[.I228])-1;LEN([.I228])       )                )) );[.J227])" office:value-type="string" office:string-value="./obyvak/_APE0760.jpg" calcext:value-type="string">
            <text:p>./obyvak/_APE0760.jpg</text:p>
          </table:table-cell>
          <table:table-cell table:formula="of:=VLOOKUP(LEFT([.I228];IF(               ISNUMBER(FIND(&quot; &quot;;[.I228]));FIND(&quot; &quot;;[.I228])-1;LEN([.I22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8]+1" office:value-type="float" office:value="225" calcext:value-type="float">
            <text:p>2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vetla s trafo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28]=&quot;&quot;;&quot;&quot;;[.F228])" office:value-type="string" office:string-value="n" calcext:value-type="string">
            <text:p>n</text:p>
          </table:table-cell>
          <table:table-cell table:style-name="ce5" table:formula="of:=IF([.G228]=&quot;&quot;;&quot;&quot;;[.G228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61.jpg</text:p>
          </table:table-cell>
          <table:table-cell table:formula="of:=IF([.I229]&lt;&gt;&quot;&quot;;HYPERLINK(CONCATENATE(&quot;file://&quot;;[.$H$2];&quot;/&quot;;[.K229];&quot;/&quot;;LEFT([.I229];IF(               ISNUMBER(FIND(&quot; &quot;;[.I229]));FIND(&quot; &quot;;[.I229])-1;LEN([.I229])       )                ));CONCATENATE([.K229];LEFT([.I229];IF(               ISNUMBER(FIND(&quot; &quot;;[.I229]));FIND(&quot; &quot;;[.I229])-1;LEN([.I229])       )                )) );[.J228])" office:value-type="string" office:string-value="./obyvak/_APE0761.jpg" calcext:value-type="string">
            <text:p>./obyvak/_APE0761.jpg</text:p>
          </table:table-cell>
          <table:table-cell table:formula="of:=VLOOKUP(LEFT([.I229];IF(               ISNUMBER(FIND(&quot; &quot;;[.I229]));FIND(&quot; &quot;;[.I229])-1;LEN([.I22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29]+1" office:value-type="float" office:value="226" calcext:value-type="float">
            <text:p>2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starek s potahem</text:p>
          </table:table-cell>
          <table:table-cell table:number-columns-repeated="2"/>
          <table:table-cell table:style-name="ce5" table:formula="of:=IF([.F229]=&quot;&quot;;&quot;&quot;;[.F229])" office:value-type="string" office:string-value="n" calcext:value-type="string">
            <text:p>n</text:p>
          </table:table-cell>
          <table:table-cell table:style-name="ce5" table:formula="of:=IF([.G229]=&quot;&quot;;&quot;&quot;;[.G229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63.jpg</text:p>
          </table:table-cell>
          <table:table-cell table:formula="of:=IF([.I230]&lt;&gt;&quot;&quot;;HYPERLINK(CONCATENATE(&quot;file://&quot;;[.$H$2];&quot;/&quot;;[.K230];&quot;/&quot;;LEFT([.I230];IF(               ISNUMBER(FIND(&quot; &quot;;[.I230]));FIND(&quot; &quot;;[.I230])-1;LEN([.I230])       )                ));CONCATENATE([.K230];LEFT([.I230];IF(               ISNUMBER(FIND(&quot; &quot;;[.I230]));FIND(&quot; &quot;;[.I230])-1;LEN([.I230])       )                )) );[.J229])" office:value-type="string" office:string-value="./obyvak/_APE0763.jpg" calcext:value-type="string">
            <text:p>./obyvak/_APE0763.jpg</text:p>
          </table:table-cell>
          <table:table-cell table:formula="of:=VLOOKUP(LEFT([.I230];IF(               ISNUMBER(FIND(&quot; &quot;;[.I230]));FIND(&quot; &quot;;[.I230])-1;LEN([.I23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0]+1" office:value-type="float" office:value="227" calcext:value-type="float">
            <text:p>2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edak na zidli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30]=&quot;&quot;;&quot;&quot;;[.F230])" office:value-type="string" office:string-value="n" calcext:value-type="string">
            <text:p>n</text:p>
          </table:table-cell>
          <table:table-cell table:style-name="ce5" table:formula="of:=IF([.G230]=&quot;&quot;;&quot;&quot;;[.G230])" office:value-type="string" office:string-value="k" calcext:value-type="string">
            <text:p>k</text:p>
          </table:table-cell>
          <table:table-cell/>
          <table:table-cell table:style-name="ce15" table:formula="of:=IF([.I230]=&quot;&quot;;&quot;&quot;;[.I230])" office:value-type="string" office:string-value="_APE0763.jpg" calcext:value-type="string">
            <text:p>_APE0763.jpg</text:p>
          </table:table-cell>
          <table:table-cell table:formula="of:=IF([.I231]&lt;&gt;&quot;&quot;;HYPERLINK(CONCATENATE(&quot;file://&quot;;[.$H$2];&quot;/&quot;;[.K231];&quot;/&quot;;LEFT([.I231];IF(               ISNUMBER(FIND(&quot; &quot;;[.I231]));FIND(&quot; &quot;;[.I231])-1;LEN([.I231])       )                ));CONCATENATE([.K231];LEFT([.I231];IF(               ISNUMBER(FIND(&quot; &quot;;[.I231]));FIND(&quot; &quot;;[.I231])-1;LEN([.I231])       )                )) );[.J230])" office:value-type="string" office:string-value="./obyvak/_APE0763.jpg" calcext:value-type="string">
            <text:p>./obyvak/_APE0763.jpg</text:p>
          </table:table-cell>
          <table:table-cell table:formula="of:=VLOOKUP(LEFT([.I231];IF(               ISNUMBER(FIND(&quot; &quot;;[.I231]));FIND(&quot; &quot;;[.I231])-1;LEN([.I23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1]+1" office:value-type="float" office:value="228" calcext:value-type="float">
            <text:p>2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obraz ve drevenem ramu</text:p>
          </table:table-cell>
          <table:table-cell office:value-type="string" calcext:value-type="string">
            <text:p>svatebni dar</text:p>
          </table:table-cell>
          <table:table-cell/>
          <table:table-cell table:style-name="ce5" table:formula="of:=IF([.F231]=&quot;&quot;;&quot;&quot;;[.F231])" office:value-type="string" office:string-value="n" calcext:value-type="string">
            <text:p>n</text:p>
          </table:table-cell>
          <table:table-cell table:style-name="ce5" table:formula="of:=IF([.G231]=&quot;&quot;;&quot;&quot;;[.G231])" office:value-type="string" office:string-value="k" calcext:value-type="string">
            <text:p>k</text:p>
          </table:table-cell>
          <table:table-cell office:value-type="string" calcext:value-type="string">
            <text:p>luxusni provedeni ramecku, kvalitni tisk</text:p>
          </table:table-cell>
          <table:table-cell table:style-name="ce15" office:value-type="string" calcext:value-type="string">
            <text:p>_APE0764.jpg</text:p>
          </table:table-cell>
          <table:table-cell table:formula="of:=IF([.I232]&lt;&gt;&quot;&quot;;HYPERLINK(CONCATENATE(&quot;file://&quot;;[.$H$2];&quot;/&quot;;[.K232];&quot;/&quot;;LEFT([.I232];IF(               ISNUMBER(FIND(&quot; &quot;;[.I232]));FIND(&quot; &quot;;[.I232])-1;LEN([.I232])       )                ));CONCATENATE([.K232];LEFT([.I232];IF(               ISNUMBER(FIND(&quot; &quot;;[.I232]));FIND(&quot; &quot;;[.I232])-1;LEN([.I232])       )                )) );[.J231])" office:value-type="string" office:string-value="./obyvak/_APE0764.jpg" calcext:value-type="string">
            <text:p>./obyvak/_APE0764.jpg</text:p>
          </table:table-cell>
          <table:table-cell table:formula="of:=VLOOKUP(LEFT([.I232];IF(               ISNUMBER(FIND(&quot; &quot;;[.I232]));FIND(&quot; &quot;;[.I232])-1;LEN([.I23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2]+1" office:value-type="float" office:value="229" calcext:value-type="float">
            <text:p>2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p na nasazovaci uterak</text:p>
          </table:table-cell>
          <table:table-cell table:number-columns-repeated="2"/>
          <table:table-cell table:style-name="ce5" table:formula="of:=IF([.F232]=&quot;&quot;;&quot;&quot;;[.F232])" office:value-type="string" office:string-value="n" calcext:value-type="string">
            <text:p>n</text:p>
          </table:table-cell>
          <table:table-cell table:style-name="ce5" table:formula="of:=IF([.G232]=&quot;&quot;;&quot;&quot;;[.G232])" office:value-type="string" office:string-value="k" calcext:value-type="string">
            <text:p>k</text:p>
          </table:table-cell>
          <table:table-cell/>
          <table:table-cell table:style-name="ce15" table:formula="of:=IF([.I232]=&quot;&quot;;&quot;&quot;;[.I232])" office:value-type="string" office:string-value="_APE0764.jpg" calcext:value-type="string">
            <text:p>_APE0764.jpg</text:p>
          </table:table-cell>
          <table:table-cell table:formula="of:=IF([.I233]&lt;&gt;&quot;&quot;;HYPERLINK(CONCATENATE(&quot;file://&quot;;[.$H$2];&quot;/&quot;;[.K233];&quot;/&quot;;LEFT([.I233];IF(               ISNUMBER(FIND(&quot; &quot;;[.I233]));FIND(&quot; &quot;;[.I233])-1;LEN([.I233])       )                ));CONCATENATE([.K233];LEFT([.I233];IF(               ISNUMBER(FIND(&quot; &quot;;[.I233]));FIND(&quot; &quot;;[.I233])-1;LEN([.I233])       )                )) );[.J232])" office:value-type="string" office:string-value="./obyvak/_APE0764.jpg" calcext:value-type="string">
            <text:p>./obyvak/_APE0764.jpg</text:p>
          </table:table-cell>
          <table:table-cell table:formula="of:=VLOOKUP(LEFT([.I233];IF(               ISNUMBER(FIND(&quot; &quot;;[.I233]));FIND(&quot; &quot;;[.I233])-1;LEN([.I23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3]+1" office:value-type="float" office:value="230" calcext:value-type="float">
            <text:p>2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kakaci konik</text:p>
          </table:table-cell>
          <table:table-cell office:value-type="string" calcext:value-type="string">
            <text:p>lidl</text:p>
          </table:table-cell>
          <table:table-cell office:value-type="float" office:value="350" calcext:value-type="float">
            <text:p>350</text:p>
          </table:table-cell>
          <table:table-cell table:style-name="ce5" table:formula="of:=IF([.F233]=&quot;&quot;;&quot;&quot;;[.F233])" office:value-type="string" office:string-value="n" calcext:value-type="string">
            <text:p>n</text:p>
          </table:table-cell>
          <table:table-cell table:style-name="ce5" table:formula="of:=IF([.G233]=&quot;&quot;;&quot;&quot;;[.G233])" office:value-type="string" office:string-value="k" calcext:value-type="string">
            <text:p>k</text:p>
          </table:table-cell>
          <table:table-cell/>
          <table:table-cell table:style-name="ce15" table:formula="of:=IF([.I233]=&quot;&quot;;&quot;&quot;;[.I233])" office:value-type="string" office:string-value="_APE0764.jpg" calcext:value-type="string">
            <text:p>_APE0764.jpg</text:p>
          </table:table-cell>
          <table:table-cell table:formula="of:=IF([.I234]&lt;&gt;&quot;&quot;;HYPERLINK(CONCATENATE(&quot;file://&quot;;[.$H$2];&quot;/&quot;;[.K234];&quot;/&quot;;LEFT([.I234];IF(               ISNUMBER(FIND(&quot; &quot;;[.I234]));FIND(&quot; &quot;;[.I234])-1;LEN([.I234])       )                ));CONCATENATE([.K234];LEFT([.I234];IF(               ISNUMBER(FIND(&quot; &quot;;[.I234]));FIND(&quot; &quot;;[.I234])-1;LEN([.I234])       )                )) );[.J233])" office:value-type="string" office:string-value="./obyvak/_APE0764.jpg" calcext:value-type="string">
            <text:p>./obyvak/_APE0764.jpg</text:p>
          </table:table-cell>
          <table:table-cell table:formula="of:=VLOOKUP(LEFT([.I234];IF(               ISNUMBER(FIND(&quot; &quot;;[.I234]));FIND(&quot; &quot;;[.I234])-1;LEN([.I23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4]+1" office:value-type="float" office:value="231" calcext:value-type="float">
            <text:p>2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ucmeloun – mluvici plysak</text:p>
          </table:table-cell>
          <table:table-cell table:number-columns-repeated="2"/>
          <table:table-cell table:style-name="ce5" table:formula="of:=IF([.F234]=&quot;&quot;;&quot;&quot;;[.F234])" office:value-type="string" office:string-value="n" calcext:value-type="string">
            <text:p>n</text:p>
          </table:table-cell>
          <table:table-cell table:style-name="ce5" table:formula="of:=IF([.G234]=&quot;&quot;;&quot;&quot;;[.G234])" office:value-type="string" office:string-value="k" calcext:value-type="string">
            <text:p>k</text:p>
          </table:table-cell>
          <table:table-cell/>
          <table:table-cell table:style-name="ce15" table:formula="of:=IF([.I234]=&quot;&quot;;&quot;&quot;;[.I234])" office:value-type="string" office:string-value="_APE0764.jpg" calcext:value-type="string">
            <text:p>_APE0764.jpg</text:p>
          </table:table-cell>
          <table:table-cell table:formula="of:=IF([.I235]&lt;&gt;&quot;&quot;;HYPERLINK(CONCATENATE(&quot;file://&quot;;[.$H$2];&quot;/&quot;;[.K235];&quot;/&quot;;LEFT([.I235];IF(               ISNUMBER(FIND(&quot; &quot;;[.I235]));FIND(&quot; &quot;;[.I235])-1;LEN([.I235])       )                ));CONCATENATE([.K235];LEFT([.I235];IF(               ISNUMBER(FIND(&quot; &quot;;[.I235]));FIND(&quot; &quot;;[.I235])-1;LEN([.I235])       )                )) );[.J234])" office:value-type="string" office:string-value="./obyvak/_APE0764.jpg" calcext:value-type="string">
            <text:p>./obyvak/_APE0764.jpg</text:p>
          </table:table-cell>
          <table:table-cell table:formula="of:=VLOOKUP(LEFT([.I235];IF(               ISNUMBER(FIND(&quot; &quot;;[.I235]));FIND(&quot; &quot;;[.I235])-1;LEN([.I23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5]+1" office:value-type="float" office:value="232" calcext:value-type="float">
            <text:p>2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hraci deka pro miminka</text:p>
          </table:table-cell>
          <table:table-cell/>
          <table:table-cell office:value-type="float" office:value="2500" calcext:value-type="float">
            <text:p>2500</text:p>
          </table:table-cell>
          <table:table-cell table:style-name="ce5" table:formula="of:=IF([.F235]=&quot;&quot;;&quot;&quot;;[.F235])" office:value-type="string" office:string-value="n" calcext:value-type="string">
            <text:p>n</text:p>
          </table:table-cell>
          <table:table-cell table:style-name="ce5" table:formula="of:=IF([.G235]=&quot;&quot;;&quot;&quot;;[.G235])" office:value-type="string" office:string-value="k" calcext:value-type="string">
            <text:p>k</text:p>
          </table:table-cell>
          <table:table-cell office:value-type="string" calcext:value-type="string">
            <text:p>hraci, s obrazky, hrouh, zrcatkem, poutky</text:p>
          </table:table-cell>
          <table:table-cell table:style-name="ce15" table:formula="of:=IF([.I235]=&quot;&quot;;&quot;&quot;;[.I235])" office:value-type="string" office:string-value="_APE0764.jpg" calcext:value-type="string">
            <text:p>_APE0764.jpg</text:p>
          </table:table-cell>
          <table:table-cell table:formula="of:=IF([.I236]&lt;&gt;&quot;&quot;;HYPERLINK(CONCATENATE(&quot;file://&quot;;[.$H$2];&quot;/&quot;;[.K236];&quot;/&quot;;LEFT([.I236];IF(               ISNUMBER(FIND(&quot; &quot;;[.I236]));FIND(&quot; &quot;;[.I236])-1;LEN([.I236])       )                ));CONCATENATE([.K236];LEFT([.I236];IF(               ISNUMBER(FIND(&quot; &quot;;[.I236]));FIND(&quot; &quot;;[.I236])-1;LEN([.I236])       )                )) );[.J235])" office:value-type="string" office:string-value="./obyvak/_APE0764.jpg" calcext:value-type="string">
            <text:p>./obyvak/_APE0764.jpg</text:p>
          </table:table-cell>
          <table:table-cell table:formula="of:=VLOOKUP(LEFT([.I236];IF(               ISNUMBER(FIND(&quot; &quot;;[.I236]));FIND(&quot; &quot;;[.I236])-1;LEN([.I23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6]+1" office:value-type="float" office:value="233" calcext:value-type="float">
            <text:p>2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tabule na kridu a fix</text:p>
          </table:table-cell>
          <table:table-cell office:value-type="string" calcext:value-type="string">
            <text:p>Woody</text:p>
          </table:table-cell>
          <table:table-cell office:value-type="float" office:value="500" calcext:value-type="float">
            <text:p>500</text:p>
          </table:table-cell>
          <table:table-cell table:style-name="ce5" table:formula="of:=IF([.F236]=&quot;&quot;;&quot;&quot;;[.F236])" office:value-type="string" office:string-value="n" calcext:value-type="string">
            <text:p>n</text:p>
          </table:table-cell>
          <table:table-cell table:style-name="ce5" table:formula="of:=IF([.G236]=&quot;&quot;;&quot;&quot;;[.G236])" office:value-type="string" office:string-value="k" calcext:value-type="string">
            <text:p>k</text:p>
          </table:table-cell>
          <table:table-cell office:value-type="string" calcext:value-type="string">
            <text:p>drevena/plast, oboustrana</text:p>
          </table:table-cell>
          <table:table-cell table:style-name="ce15" office:value-type="string" calcext:value-type="string">
            <text:p>_APE0765.jpg</text:p>
          </table:table-cell>
          <table:table-cell table:formula="of:=IF([.I237]&lt;&gt;&quot;&quot;;HYPERLINK(CONCATENATE(&quot;file://&quot;;[.$H$2];&quot;/&quot;;[.K237];&quot;/&quot;;LEFT([.I237];IF(               ISNUMBER(FIND(&quot; &quot;;[.I237]));FIND(&quot; &quot;;[.I237])-1;LEN([.I237])       )                ));CONCATENATE([.K237];LEFT([.I237];IF(               ISNUMBER(FIND(&quot; &quot;;[.I237]));FIND(&quot; &quot;;[.I237])-1;LEN([.I237])       )                )) );[.J236])" office:value-type="string" office:string-value="./obyvak/_APE0765.jpg" calcext:value-type="string">
            <text:p>./obyvak/_APE0765.jpg</text:p>
          </table:table-cell>
          <table:table-cell table:formula="of:=VLOOKUP(LEFT([.I237];IF(               ISNUMBER(FIND(&quot; &quot;;[.I237]));FIND(&quot; &quot;;[.I237])-1;LEN([.I23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7]+1" office:value-type="float" office:value="234" calcext:value-type="float">
            <text:p>2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ysavac</text:p>
          </table:table-cell>
          <table:table-cell office:value-type="string" calcext:value-type="string">
            <text:p>AEG</text:p>
          </table:table-cell>
          <table:table-cell/>
          <table:table-cell table:style-name="ce5" table:formula="of:=IF([.F237]=&quot;&quot;;&quot;&quot;;[.F237])" office:value-type="string" office:string-value="n" calcext:value-type="string">
            <text:p>n</text:p>
          </table:table-cell>
          <table:table-cell table:style-name="ce5" table:formula="of:=IF([.G237]=&quot;&quot;;&quot;&quot;;[.G237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66.jpg</text:p>
          </table:table-cell>
          <table:table-cell table:formula="of:=IF([.I238]&lt;&gt;&quot;&quot;;HYPERLINK(CONCATENATE(&quot;file://&quot;;[.$H$2];&quot;/&quot;;[.K238];&quot;/&quot;;LEFT([.I238];IF(               ISNUMBER(FIND(&quot; &quot;;[.I238]));FIND(&quot; &quot;;[.I238])-1;LEN([.I238])       )                ));CONCATENATE([.K238];LEFT([.I238];IF(               ISNUMBER(FIND(&quot; &quot;;[.I238]));FIND(&quot; &quot;;[.I238])-1;LEN([.I238])       )                )) );[.J237])" office:value-type="string" office:string-value="./obyvak/_APE0766.jpg" calcext:value-type="string">
            <text:p>./obyvak/_APE0766.jpg</text:p>
          </table:table-cell>
          <table:table-cell table:formula="of:=VLOOKUP(LEFT([.I238];IF(               ISNUMBER(FIND(&quot; &quot;;[.I238]));FIND(&quot; &quot;;[.I238])-1;LEN([.I23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8]+1" office:value-type="float" office:value="235" calcext:value-type="float">
            <text:p>2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oleyball ballon z tesco</text:p>
          </table:table-cell>
          <table:table-cell office:value-type="string" calcext:value-type="string">
            <text:p>tesco</text:p>
          </table:table-cell>
          <table:table-cell/>
          <table:table-cell table:style-name="ce5" table:formula="of:=IF([.F238]=&quot;&quot;;&quot;&quot;;[.F238])" office:value-type="string" office:string-value="n" calcext:value-type="string">
            <text:p>n</text:p>
          </table:table-cell>
          <table:table-cell table:style-name="ce5" table:formula="of:=IF([.G238]=&quot;&quot;;&quot;&quot;;[.G238])" office:value-type="string" office:string-value="k" calcext:value-type="string">
            <text:p>k</text:p>
          </table:table-cell>
          <table:table-cell office:value-type="string" calcext:value-type="string">
            <text:p>novy</text:p>
          </table:table-cell>
          <table:table-cell table:style-name="ce15" table:formula="of:=IF([.I238]=&quot;&quot;;&quot;&quot;;[.I238])" office:value-type="string" office:string-value="_APE0766.jpg" calcext:value-type="string">
            <text:p>_APE0766.jpg</text:p>
          </table:table-cell>
          <table:table-cell table:formula="of:=IF([.I239]&lt;&gt;&quot;&quot;;HYPERLINK(CONCATENATE(&quot;file://&quot;;[.$H$2];&quot;/&quot;;[.K239];&quot;/&quot;;LEFT([.I239];IF(               ISNUMBER(FIND(&quot; &quot;;[.I239]));FIND(&quot; &quot;;[.I239])-1;LEN([.I239])       )                ));CONCATENATE([.K239];LEFT([.I239];IF(               ISNUMBER(FIND(&quot; &quot;;[.I239]));FIND(&quot; &quot;;[.I239])-1;LEN([.I239])       )                )) );[.J238])" office:value-type="string" office:string-value="./obyvak/_APE0766.jpg" calcext:value-type="string">
            <text:p>./obyvak/_APE0766.jpg</text:p>
          </table:table-cell>
          <table:table-cell table:formula="of:=VLOOKUP(LEFT([.I239];IF(               ISNUMBER(FIND(&quot; &quot;;[.I239]));FIND(&quot; &quot;;[.I239])-1;LEN([.I23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39]+1" office:value-type="float" office:value="236" calcext:value-type="float">
            <text:p>236</text:p>
          </table:table-cell>
          <table:table-cell/>
          <table:table-cell office:value-type="string" calcext:value-type="string">
            <text:p>Detske, sada plast. Kosticek na skladani</text:p>
          </table:table-cell>
          <table:table-cell office:value-type="string" calcext:value-type="string">
            <text:p>neznamy</text:p>
          </table:table-cell>
          <table:table-cell/>
          <table:table-cell table:style-name="ce5" table:formula="of:=IF([.F239]=&quot;&quot;;&quot;&quot;;[.F239])" office:value-type="string" office:string-value="n" calcext:value-type="string">
            <text:p>n</text:p>
          </table:table-cell>
          <table:table-cell table:style-name="ce5" table:formula="of:=IF([.G239]=&quot;&quot;;&quot;&quot;;[.G239])" office:value-type="string" office:string-value="k" calcext:value-type="string">
            <text:p>k</text:p>
          </table:table-cell>
          <table:table-cell office:value-type="string" calcext:value-type="string">
            <text:p>cca 300ks</text:p>
          </table:table-cell>
          <table:table-cell table:style-name="ce15" table:formula="of:=IF([.I239]=&quot;&quot;;&quot;&quot;;[.I239])" office:value-type="string" office:string-value="_APE0766.jpg" calcext:value-type="string">
            <text:p>_APE0766.jpg</text:p>
          </table:table-cell>
          <table:table-cell table:formula="of:=IF([.I240]&lt;&gt;&quot;&quot;;HYPERLINK(CONCATENATE(&quot;file://&quot;;[.$H$2];&quot;/&quot;;[.K240];&quot;/&quot;;LEFT([.I240];IF(               ISNUMBER(FIND(&quot; &quot;;[.I240]));FIND(&quot; &quot;;[.I240])-1;LEN([.I240])       )                ));CONCATENATE([.K240];LEFT([.I240];IF(               ISNUMBER(FIND(&quot; &quot;;[.I240]));FIND(&quot; &quot;;[.I240])-1;LEN([.I240])       )                )) );[.J239])" office:value-type="string" office:string-value="./obyvak/_APE0766.jpg" calcext:value-type="string">
            <text:p>./obyvak/_APE0766.jpg</text:p>
          </table:table-cell>
          <table:table-cell table:formula="of:=VLOOKUP(LEFT([.I240];IF(               ISNUMBER(FIND(&quot; &quot;;[.I240]));FIND(&quot; &quot;;[.I240])-1;LEN([.I24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0]+1" office:value-type="float" office:value="237" calcext:value-type="float">
            <text:p>237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/>
          <table:table-cell table:style-name="ce5" table:formula="of:=IF([.F240]=&quot;&quot;;&quot;&quot;;[.F240])" office:value-type="string" office:string-value="n" calcext:value-type="string">
            <text:p>n</text:p>
          </table:table-cell>
          <table:table-cell table:style-name="ce5" table:formula="of:=IF([.G240]=&quot;&quot;;&quot;&quot;;[.G240])" office:value-type="string" office:string-value="k" calcext:value-type="string">
            <text:p>k</text:p>
          </table:table-cell>
          <table:table-cell/>
          <table:table-cell table:style-name="ce15" table:formula="of:=IF([.I240]=&quot;&quot;;&quot;&quot;;[.I240])" office:value-type="string" office:string-value="_APE0766.jpg" calcext:value-type="string">
            <text:p>_APE0766.jpg</text:p>
          </table:table-cell>
          <table:table-cell table:formula="of:=IF([.I241]&lt;&gt;&quot;&quot;;HYPERLINK(CONCATENATE(&quot;file://&quot;;[.$H$2];&quot;/&quot;;[.K241];&quot;/&quot;;LEFT([.I241];IF(               ISNUMBER(FIND(&quot; &quot;;[.I241]));FIND(&quot; &quot;;[.I241])-1;LEN([.I241])       )                ));CONCATENATE([.K241];LEFT([.I241];IF(               ISNUMBER(FIND(&quot; &quot;;[.I241]));FIND(&quot; &quot;;[.I241])-1;LEN([.I241])       )                )) );[.J240])" office:value-type="string" office:string-value="./obyvak/_APE0766.jpg" calcext:value-type="string">
            <text:p>./obyvak/_APE0766.jpg</text:p>
          </table:table-cell>
          <table:table-cell table:formula="of:=VLOOKUP(LEFT([.I241];IF(               ISNUMBER(FIND(&quot; &quot;;[.I241]));FIND(&quot; &quot;;[.I241])-1;LEN([.I24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1]+1" office:value-type="float" office:value="238" calcext:value-type="float">
            <text:p>238</text:p>
          </table:table-cell>
          <table:table-cell/>
          <table:table-cell office:value-type="string" calcext:value-type="string">
            <text:p>Detske, tunel na lezeni pro deti, skladaci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41]=&quot;&quot;;&quot;&quot;;[.F241])" office:value-type="string" office:string-value="n" calcext:value-type="string">
            <text:p>n</text:p>
          </table:table-cell>
          <table:table-cell table:style-name="ce5" table:formula="of:=IF([.G241]=&quot;&quot;;&quot;&quot;;[.G241])" office:value-type="string" office:string-value="k" calcext:value-type="string">
            <text:p>k</text:p>
          </table:table-cell>
          <table:table-cell/>
          <table:table-cell table:style-name="ce15" table:formula="of:=IF([.I241]=&quot;&quot;;&quot;&quot;;[.I241])" office:value-type="string" office:string-value="_APE0766.jpg" calcext:value-type="string">
            <text:p>_APE0766.jpg</text:p>
          </table:table-cell>
          <table:table-cell table:formula="of:=IF([.I242]&lt;&gt;&quot;&quot;;HYPERLINK(CONCATENATE(&quot;file://&quot;;[.$H$2];&quot;/&quot;;[.K242];&quot;/&quot;;LEFT([.I242];IF(               ISNUMBER(FIND(&quot; &quot;;[.I242]));FIND(&quot; &quot;;[.I242])-1;LEN([.I242])       )                ));CONCATENATE([.K242];LEFT([.I242];IF(               ISNUMBER(FIND(&quot; &quot;;[.I242]));FIND(&quot; &quot;;[.I242])-1;LEN([.I242])       )                )) );[.J241])" office:value-type="string" office:string-value="./obyvak/_APE0766.jpg" calcext:value-type="string">
            <text:p>./obyvak/_APE0766.jpg</text:p>
          </table:table-cell>
          <table:table-cell table:formula="of:=VLOOKUP(LEFT([.I242];IF(               ISNUMBER(FIND(&quot; &quot;;[.I242]));FIND(&quot; &quot;;[.I242])-1;LEN([.I24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2]+1" office:value-type="float" office:value="239" calcext:value-type="float">
            <text:p>239</text:p>
          </table:table-cell>
          <table:table-cell/>
          <table:table-cell office:value-type="string" calcext:value-type="string">
            <text:p>Detske, zatloukaci hrebiky</text:p>
          </table:table-cell>
          <table:table-cell office:value-type="string" calcext:value-type="string">
            <text:p>woody</text:p>
          </table:table-cell>
          <table:table-cell/>
          <table:table-cell table:style-name="ce5" table:formula="of:=IF([.F242]=&quot;&quot;;&quot;&quot;;[.F242])" office:value-type="string" office:string-value="n" calcext:value-type="string">
            <text:p>n</text:p>
          </table:table-cell>
          <table:table-cell table:style-name="ce5" table:formula="of:=IF([.G242]=&quot;&quot;;&quot;&quot;;[.G242])" office:value-type="string" office:string-value="k" calcext:value-type="string">
            <text:p>k</text:p>
          </table:table-cell>
          <table:table-cell/>
          <table:table-cell table:style-name="ce15" table:formula="of:=IF([.I242]=&quot;&quot;;&quot;&quot;;[.I242])" office:value-type="string" office:string-value="_APE0766.jpg" calcext:value-type="string">
            <text:p>_APE0766.jpg</text:p>
          </table:table-cell>
          <table:table-cell table:formula="of:=IF([.I243]&lt;&gt;&quot;&quot;;HYPERLINK(CONCATENATE(&quot;file://&quot;;[.$H$2];&quot;/&quot;;[.K243];&quot;/&quot;;LEFT([.I243];IF(               ISNUMBER(FIND(&quot; &quot;;[.I243]));FIND(&quot; &quot;;[.I243])-1;LEN([.I243])       )                ));CONCATENATE([.K243];LEFT([.I243];IF(               ISNUMBER(FIND(&quot; &quot;;[.I243]));FIND(&quot; &quot;;[.I243])-1;LEN([.I243])       )                )) );[.J242])" office:value-type="string" office:string-value="./obyvak/_APE0766.jpg" calcext:value-type="string">
            <text:p>./obyvak/_APE0766.jpg</text:p>
          </table:table-cell>
          <table:table-cell table:formula="of:=VLOOKUP(LEFT([.I243];IF(               ISNUMBER(FIND(&quot; &quot;;[.I243]));FIND(&quot; &quot;;[.I243])-1;LEN([.I24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3]+1" office:value-type="float" office:value="240" calcext:value-type="float">
            <text:p>240</text:p>
          </table:table-cell>
          <table:table-cell table:number-columns-repeated="4"/>
          <table:table-cell table:style-name="ce5" table:formula="of:=IF([.F243]=&quot;&quot;;&quot;&quot;;[.F243])" office:value-type="string" office:string-value="n" calcext:value-type="string">
            <text:p>n</text:p>
          </table:table-cell>
          <table:table-cell table:style-name="ce5" table:formula="of:=IF([.G243]=&quot;&quot;;&quot;&quot;;[.G243])" office:value-type="string" office:string-value="k" calcext:value-type="string">
            <text:p>k</text:p>
          </table:table-cell>
          <table:table-cell/>
          <table:table-cell table:style-name="ce15" table:formula="of:=IF([.I243]=&quot;&quot;;&quot;&quot;;[.I243])" office:value-type="string" office:string-value="_APE0766.jpg" calcext:value-type="string">
            <text:p>_APE0766.jpg</text:p>
          </table:table-cell>
          <table:table-cell table:formula="of:=IF([.I244]&lt;&gt;&quot;&quot;;HYPERLINK(CONCATENATE(&quot;file://&quot;;[.$H$2];&quot;/&quot;;[.K244];&quot;/&quot;;LEFT([.I244];IF(               ISNUMBER(FIND(&quot; &quot;;[.I244]));FIND(&quot; &quot;;[.I244])-1;LEN([.I244])       )                ));CONCATENATE([.K244];LEFT([.I244];IF(               ISNUMBER(FIND(&quot; &quot;;[.I244]));FIND(&quot; &quot;;[.I244])-1;LEN([.I244])       )                )) );[.J243])" office:value-type="string" office:string-value="./obyvak/_APE0766.jpg" calcext:value-type="string">
            <text:p>./obyvak/_APE0766.jpg</text:p>
          </table:table-cell>
          <table:table-cell table:formula="of:=VLOOKUP(LEFT([.I244];IF(               ISNUMBER(FIND(&quot; &quot;;[.I244]));FIND(&quot; &quot;;[.I244])-1;LEN([.I24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4]+1" office:value-type="float" office:value="241" calcext:value-type="float">
            <text:p>241</text:p>
          </table:table-cell>
          <table:table-cell table:number-columns-repeated="4"/>
          <table:table-cell table:style-name="ce5" table:formula="of:=IF([.F244]=&quot;&quot;;&quot;&quot;;[.F244])" office:value-type="string" office:string-value="n" calcext:value-type="string">
            <text:p>n</text:p>
          </table:table-cell>
          <table:table-cell table:style-name="ce5" table:formula="of:=IF([.G244]=&quot;&quot;;&quot;&quot;;[.G244])" office:value-type="string" office:string-value="k" calcext:value-type="string">
            <text:p>k</text:p>
          </table:table-cell>
          <table:table-cell/>
          <table:table-cell table:style-name="ce15" table:formula="of:=IF([.I244]=&quot;&quot;;&quot;&quot;;[.I244])" office:value-type="string" office:string-value="_APE0766.jpg" calcext:value-type="string">
            <text:p>_APE0766.jpg</text:p>
          </table:table-cell>
          <table:table-cell table:formula="of:=IF([.I245]&lt;&gt;&quot;&quot;;HYPERLINK(CONCATENATE(&quot;file://&quot;;[.$H$2];&quot;/&quot;;[.K245];&quot;/&quot;;LEFT([.I245];IF(               ISNUMBER(FIND(&quot; &quot;;[.I245]));FIND(&quot; &quot;;[.I245])-1;LEN([.I245])       )                ));CONCATENATE([.K245];LEFT([.I245];IF(               ISNUMBER(FIND(&quot; &quot;;[.I245]));FIND(&quot; &quot;;[.I245])-1;LEN([.I245])       )                )) );[.J244])" office:value-type="string" office:string-value="./obyvak/_APE0766.jpg" calcext:value-type="string">
            <text:p>./obyvak/_APE0766.jpg</text:p>
          </table:table-cell>
          <table:table-cell table:formula="of:=VLOOKUP(LEFT([.I245];IF(               ISNUMBER(FIND(&quot; &quot;;[.I245]));FIND(&quot; &quot;;[.I245])-1;LEN([.I24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5]+1" office:value-type="float" office:value="242" calcext:value-type="float">
            <text:p>242</text:p>
          </table:table-cell>
          <table:table-cell table:number-columns-repeated="4"/>
          <table:table-cell table:style-name="ce5" table:formula="of:=IF([.F245]=&quot;&quot;;&quot;&quot;;[.F245])" office:value-type="string" office:string-value="n" calcext:value-type="string">
            <text:p>n</text:p>
          </table:table-cell>
          <table:table-cell table:style-name="ce5" table:formula="of:=IF([.G245]=&quot;&quot;;&quot;&quot;;[.G245])" office:value-type="string" office:string-value="k" calcext:value-type="string">
            <text:p>k</text:p>
          </table:table-cell>
          <table:table-cell/>
          <table:table-cell table:style-name="ce15" table:formula="of:=IF([.I245]=&quot;&quot;;&quot;&quot;;[.I245])" office:value-type="string" office:string-value="_APE0766.jpg" calcext:value-type="string">
            <text:p>_APE0766.jpg</text:p>
          </table:table-cell>
          <table:table-cell table:formula="of:=IF([.I246]&lt;&gt;&quot;&quot;;HYPERLINK(CONCATENATE(&quot;file://&quot;;[.$H$2];&quot;/&quot;;[.K246];&quot;/&quot;;LEFT([.I246];IF(               ISNUMBER(FIND(&quot; &quot;;[.I246]));FIND(&quot; &quot;;[.I246])-1;LEN([.I246])       )                ));CONCATENATE([.K246];LEFT([.I246];IF(               ISNUMBER(FIND(&quot; &quot;;[.I246]));FIND(&quot; &quot;;[.I246])-1;LEN([.I246])       )                )) );[.J245])" office:value-type="string" office:string-value="./obyvak/_APE0766.jpg" calcext:value-type="string">
            <text:p>./obyvak/_APE0766.jpg</text:p>
          </table:table-cell>
          <table:table-cell table:formula="of:=VLOOKUP(LEFT([.I246];IF(               ISNUMBER(FIND(&quot; &quot;;[.I246]));FIND(&quot; &quot;;[.I246])-1;LEN([.I24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6]+1" office:value-type="float" office:value="243" calcext:value-type="float">
            <text:p>243</text:p>
          </table:table-cell>
          <table:table-cell table:number-columns-repeated="4"/>
          <table:table-cell table:style-name="ce5" table:formula="of:=IF([.F246]=&quot;&quot;;&quot;&quot;;[.F246])" office:value-type="string" office:string-value="n" calcext:value-type="string">
            <text:p>n</text:p>
          </table:table-cell>
          <table:table-cell table:style-name="ce5" table:formula="of:=IF([.G246]=&quot;&quot;;&quot;&quot;;[.G246])" office:value-type="string" office:string-value="k" calcext:value-type="string">
            <text:p>k</text:p>
          </table:table-cell>
          <table:table-cell/>
          <table:table-cell table:style-name="ce15" table:formula="of:=IF([.I246]=&quot;&quot;;&quot;&quot;;[.I246])" office:value-type="string" office:string-value="_APE0766.jpg" calcext:value-type="string">
            <text:p>_APE0766.jpg</text:p>
          </table:table-cell>
          <table:table-cell table:formula="of:=IF([.I247]&lt;&gt;&quot;&quot;;HYPERLINK(CONCATENATE(&quot;file://&quot;;[.$H$2];&quot;/&quot;;[.K247];&quot;/&quot;;LEFT([.I247];IF(               ISNUMBER(FIND(&quot; &quot;;[.I247]));FIND(&quot; &quot;;[.I247])-1;LEN([.I247])       )                ));CONCATENATE([.K247];LEFT([.I247];IF(               ISNUMBER(FIND(&quot; &quot;;[.I247]));FIND(&quot; &quot;;[.I247])-1;LEN([.I247])       )                )) );[.J246])" office:value-type="string" office:string-value="./obyvak/_APE0766.jpg" calcext:value-type="string">
            <text:p>./obyvak/_APE0766.jpg</text:p>
          </table:table-cell>
          <table:table-cell table:formula="of:=VLOOKUP(LEFT([.I247];IF(               ISNUMBER(FIND(&quot; &quot;;[.I247]));FIND(&quot; &quot;;[.I247])-1;LEN([.I24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7]+1" office:value-type="float" office:value="244" calcext:value-type="float">
            <text:p>244</text:p>
          </table:table-cell>
          <table:table-cell table:number-columns-repeated="4"/>
          <table:table-cell table:style-name="ce5" table:formula="of:=IF([.F247]=&quot;&quot;;&quot;&quot;;[.F247])" office:value-type="string" office:string-value="n" calcext:value-type="string">
            <text:p>n</text:p>
          </table:table-cell>
          <table:table-cell table:style-name="ce5" table:formula="of:=IF([.G247]=&quot;&quot;;&quot;&quot;;[.G247])" office:value-type="string" office:string-value="k" calcext:value-type="string">
            <text:p>k</text:p>
          </table:table-cell>
          <table:table-cell/>
          <table:table-cell table:style-name="ce15" table:formula="of:=IF([.I247]=&quot;&quot;;&quot;&quot;;[.I247])" office:value-type="string" office:string-value="_APE0766.jpg" calcext:value-type="string">
            <text:p>_APE0766.jpg</text:p>
          </table:table-cell>
          <table:table-cell table:formula="of:=IF([.I248]&lt;&gt;&quot;&quot;;HYPERLINK(CONCATENATE(&quot;file://&quot;;[.$H$2];&quot;/&quot;;[.K248];&quot;/&quot;;LEFT([.I248];IF(               ISNUMBER(FIND(&quot; &quot;;[.I248]));FIND(&quot; &quot;;[.I248])-1;LEN([.I248])       )                ));CONCATENATE([.K248];LEFT([.I248];IF(               ISNUMBER(FIND(&quot; &quot;;[.I248]));FIND(&quot; &quot;;[.I248])-1;LEN([.I248])       )                )) );[.J247])" office:value-type="string" office:string-value="./obyvak/_APE0766.jpg" calcext:value-type="string">
            <text:p>./obyvak/_APE0766.jpg</text:p>
          </table:table-cell>
          <table:table-cell table:formula="of:=VLOOKUP(LEFT([.I248];IF(               ISNUMBER(FIND(&quot; &quot;;[.I248]));FIND(&quot; &quot;;[.I248])-1;LEN([.I24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8]+1" office:value-type="float" office:value="245" calcext:value-type="float">
            <text:p>245</text:p>
          </table:table-cell>
          <table:table-cell table:number-columns-repeated="4"/>
          <table:table-cell table:style-name="ce5" table:formula="of:=IF([.F248]=&quot;&quot;;&quot;&quot;;[.F248])" office:value-type="string" office:string-value="n" calcext:value-type="string">
            <text:p>n</text:p>
          </table:table-cell>
          <table:table-cell table:style-name="ce5" table:formula="of:=IF([.G248]=&quot;&quot;;&quot;&quot;;[.G248])" office:value-type="string" office:string-value="k" calcext:value-type="string">
            <text:p>k</text:p>
          </table:table-cell>
          <table:table-cell/>
          <table:table-cell table:style-name="ce15" table:formula="of:=IF([.I248]=&quot;&quot;;&quot;&quot;;[.I248])" office:value-type="string" office:string-value="_APE0766.jpg" calcext:value-type="string">
            <text:p>_APE0766.jpg</text:p>
          </table:table-cell>
          <table:table-cell table:formula="of:=IF([.I249]&lt;&gt;&quot;&quot;;HYPERLINK(CONCATENATE(&quot;file://&quot;;[.$H$2];&quot;/&quot;;[.K249];&quot;/&quot;;LEFT([.I249];IF(               ISNUMBER(FIND(&quot; &quot;;[.I249]));FIND(&quot; &quot;;[.I249])-1;LEN([.I249])       )                ));CONCATENATE([.K249];LEFT([.I249];IF(               ISNUMBER(FIND(&quot; &quot;;[.I249]));FIND(&quot; &quot;;[.I249])-1;LEN([.I249])       )                )) );[.J248])" office:value-type="string" office:string-value="./obyvak/_APE0766.jpg" calcext:value-type="string">
            <text:p>./obyvak/_APE0766.jpg</text:p>
          </table:table-cell>
          <table:table-cell table:formula="of:=VLOOKUP(LEFT([.I249];IF(               ISNUMBER(FIND(&quot; &quot;;[.I249]));FIND(&quot; &quot;;[.I249])-1;LEN([.I24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49]+1" office:value-type="float" office:value="246" calcext:value-type="float">
            <text:p>246</text:p>
          </table:table-cell>
          <table:table-cell table:number-columns-repeated="4"/>
          <table:table-cell table:style-name="ce5" table:formula="of:=IF([.F249]=&quot;&quot;;&quot;&quot;;[.F249])" office:value-type="string" office:string-value="n" calcext:value-type="string">
            <text:p>n</text:p>
          </table:table-cell>
          <table:table-cell table:style-name="ce5" table:formula="of:=IF([.G249]=&quot;&quot;;&quot;&quot;;[.G249])" office:value-type="string" office:string-value="k" calcext:value-type="string">
            <text:p>k</text:p>
          </table:table-cell>
          <table:table-cell/>
          <table:table-cell table:style-name="ce15" table:formula="of:=IF([.I249]=&quot;&quot;;&quot;&quot;;[.I249])" office:value-type="string" office:string-value="_APE0766.jpg" calcext:value-type="string">
            <text:p>_APE0766.jpg</text:p>
          </table:table-cell>
          <table:table-cell table:formula="of:=IF([.I250]&lt;&gt;&quot;&quot;;HYPERLINK(CONCATENATE(&quot;file://&quot;;[.$H$2];&quot;/&quot;;[.K250];&quot;/&quot;;LEFT([.I250];IF(               ISNUMBER(FIND(&quot; &quot;;[.I250]));FIND(&quot; &quot;;[.I250])-1;LEN([.I250])       )                ));CONCATENATE([.K250];LEFT([.I250];IF(               ISNUMBER(FIND(&quot; &quot;;[.I250]));FIND(&quot; &quot;;[.I250])-1;LEN([.I250])       )                )) );[.J249])" office:value-type="string" office:string-value="./obyvak/_APE0766.jpg" calcext:value-type="string">
            <text:p>./obyvak/_APE0766.jpg</text:p>
          </table:table-cell>
          <table:table-cell table:formula="of:=VLOOKUP(LEFT([.I250];IF(               ISNUMBER(FIND(&quot; &quot;;[.I250]));FIND(&quot; &quot;;[.I250])-1;LEN([.I25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0]+1" office:value-type="float" office:value="247" calcext:value-type="float">
            <text:p>247</text:p>
          </table:table-cell>
          <table:table-cell table:number-columns-repeated="4"/>
          <table:table-cell table:style-name="ce5" table:formula="of:=IF([.F250]=&quot;&quot;;&quot;&quot;;[.F250])" office:value-type="string" office:string-value="n" calcext:value-type="string">
            <text:p>n</text:p>
          </table:table-cell>
          <table:table-cell table:style-name="ce5" table:formula="of:=IF([.G250]=&quot;&quot;;&quot;&quot;;[.G250])" office:value-type="string" office:string-value="k" calcext:value-type="string">
            <text:p>k</text:p>
          </table:table-cell>
          <table:table-cell/>
          <table:table-cell table:style-name="ce15" table:formula="of:=IF([.I250]=&quot;&quot;;&quot;&quot;;[.I250])" office:value-type="string" office:string-value="_APE0766.jpg" calcext:value-type="string">
            <text:p>_APE0766.jpg</text:p>
          </table:table-cell>
          <table:table-cell table:formula="of:=IF([.I251]&lt;&gt;&quot;&quot;;HYPERLINK(CONCATENATE(&quot;file://&quot;;[.$H$2];&quot;/&quot;;[.K251];&quot;/&quot;;LEFT([.I251];IF(               ISNUMBER(FIND(&quot; &quot;;[.I251]));FIND(&quot; &quot;;[.I251])-1;LEN([.I251])       )                ));CONCATENATE([.K251];LEFT([.I251];IF(               ISNUMBER(FIND(&quot; &quot;;[.I251]));FIND(&quot; &quot;;[.I251])-1;LEN([.I251])       )                )) );[.J250])" office:value-type="string" office:string-value="./obyvak/_APE0766.jpg" calcext:value-type="string">
            <text:p>./obyvak/_APE0766.jpg</text:p>
          </table:table-cell>
          <table:table-cell table:formula="of:=VLOOKUP(LEFT([.I251];IF(               ISNUMBER(FIND(&quot; &quot;;[.I251]));FIND(&quot; &quot;;[.I251])-1;LEN([.I25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1]+1" office:value-type="float" office:value="248" calcext:value-type="float">
            <text:p>248</text:p>
          </table:table-cell>
          <table:table-cell table:number-columns-repeated="4"/>
          <table:table-cell table:style-name="ce5" table:formula="of:=IF([.F251]=&quot;&quot;;&quot;&quot;;[.F251])" office:value-type="string" office:string-value="n" calcext:value-type="string">
            <text:p>n</text:p>
          </table:table-cell>
          <table:table-cell table:style-name="ce5" table:formula="of:=IF([.G251]=&quot;&quot;;&quot;&quot;;[.G251])" office:value-type="string" office:string-value="k" calcext:value-type="string">
            <text:p>k</text:p>
          </table:table-cell>
          <table:table-cell/>
          <table:table-cell table:style-name="ce15" table:formula="of:=IF([.I251]=&quot;&quot;;&quot;&quot;;[.I251])" office:value-type="string" office:string-value="_APE0766.jpg" calcext:value-type="string">
            <text:p>_APE0766.jpg</text:p>
          </table:table-cell>
          <table:table-cell table:formula="of:=IF([.I252]&lt;&gt;&quot;&quot;;HYPERLINK(CONCATENATE(&quot;file://&quot;;[.$H$2];&quot;/&quot;;[.K252];&quot;/&quot;;LEFT([.I252];IF(               ISNUMBER(FIND(&quot; &quot;;[.I252]));FIND(&quot; &quot;;[.I252])-1;LEN([.I252])       )                ));CONCATENATE([.K252];LEFT([.I252];IF(               ISNUMBER(FIND(&quot; &quot;;[.I252]));FIND(&quot; &quot;;[.I252])-1;LEN([.I252])       )                )) );[.J251])" office:value-type="string" office:string-value="./obyvak/_APE0766.jpg" calcext:value-type="string">
            <text:p>./obyvak/_APE0766.jpg</text:p>
          </table:table-cell>
          <table:table-cell table:formula="of:=VLOOKUP(LEFT([.I252];IF(               ISNUMBER(FIND(&quot; &quot;;[.I252]));FIND(&quot; &quot;;[.I252])-1;LEN([.I25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2]+1" office:value-type="float" office:value="249" calcext:value-type="float">
            <text:p>249</text:p>
          </table:table-cell>
          <table:table-cell table:number-columns-repeated="4"/>
          <table:table-cell table:style-name="ce5" table:formula="of:=IF([.F252]=&quot;&quot;;&quot;&quot;;[.F252])" office:value-type="string" office:string-value="n" calcext:value-type="string">
            <text:p>n</text:p>
          </table:table-cell>
          <table:table-cell table:style-name="ce5" table:formula="of:=IF([.G252]=&quot;&quot;;&quot;&quot;;[.G252])" office:value-type="string" office:string-value="k" calcext:value-type="string">
            <text:p>k</text:p>
          </table:table-cell>
          <table:table-cell/>
          <table:table-cell table:style-name="ce15" table:formula="of:=IF([.I252]=&quot;&quot;;&quot;&quot;;[.I252])" office:value-type="string" office:string-value="_APE0766.jpg" calcext:value-type="string">
            <text:p>_APE0766.jpg</text:p>
          </table:table-cell>
          <table:table-cell table:formula="of:=IF([.I253]&lt;&gt;&quot;&quot;;HYPERLINK(CONCATENATE(&quot;file://&quot;;[.$H$2];&quot;/&quot;;[.K253];&quot;/&quot;;LEFT([.I253];IF(               ISNUMBER(FIND(&quot; &quot;;[.I253]));FIND(&quot; &quot;;[.I253])-1;LEN([.I253])       )                ));CONCATENATE([.K253];LEFT([.I253];IF(               ISNUMBER(FIND(&quot; &quot;;[.I253]));FIND(&quot; &quot;;[.I253])-1;LEN([.I253])       )                )) );[.J252])" office:value-type="string" office:string-value="./obyvak/_APE0766.jpg" calcext:value-type="string">
            <text:p>./obyvak/_APE0766.jpg</text:p>
          </table:table-cell>
          <table:table-cell table:formula="of:=VLOOKUP(LEFT([.I253];IF(               ISNUMBER(FIND(&quot; &quot;;[.I253]));FIND(&quot; &quot;;[.I253])-1;LEN([.I25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53]+1" office:value-type="float" office:value="250" calcext:value-type="float">
            <text:p>25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raz</text:p>
          </table:table-cell>
          <table:table-cell office:value-type="string" calcext:value-type="string">
            <text:p>umelecke dilo</text:p>
          </table:table-cell>
          <table:table-cell office:value-type="float" office:value="35000" calcext:value-type="float">
            <text:p>35000</text:p>
          </table:table-cell>
          <table:table-cell table:style-name="ce5" table:formula="of:=IF([.F253]=&quot;&quot;;&quot;&quot;;[.F253])" office:value-type="string" office:string-value="n" calcext:value-type="string">
            <text:p>n</text:p>
          </table:table-cell>
          <table:table-cell table:style-name="ce5" table:formula="of:=IF([.G253]=&quot;&quot;;&quot;&quot;;[.G253])" office:value-type="string" office:string-value="k" calcext:value-type="string">
            <text:p>k</text:p>
          </table:table-cell>
          <table:table-cell office:value-type="string" calcext:value-type="string">
            <text:p>Salanda</text:p>
          </table:table-cell>
          <table:table-cell table:style-name="ce15" office:value-type="string" calcext:value-type="string">
            <text:p>_APE0767.jpg _APE0769.jpg</text:p>
          </table:table-cell>
          <table:table-cell table:formula="of:=IF([.I254]&lt;&gt;&quot;&quot;;HYPERLINK(CONCATENATE(&quot;file://&quot;;[.$H$2];&quot;/&quot;;[.K254];&quot;/&quot;;LEFT([.I254];IF(               ISNUMBER(FIND(&quot; &quot;;[.I254]));FIND(&quot; &quot;;[.I254])-1;LEN([.I254])       )                ));CONCATENATE([.K254];LEFT([.I254];IF(               ISNUMBER(FIND(&quot; &quot;;[.I254]));FIND(&quot; &quot;;[.I254])-1;LEN([.I254])       )                )) );[.J253])" office:value-type="string" office:string-value="./obyvak/_APE0767.jpg" calcext:value-type="string">
            <text:p>./obyvak/_APE0767.jpg</text:p>
          </table:table-cell>
          <table:table-cell table:formula="of:=VLOOKUP(LEFT([.I254];IF(               ISNUMBER(FIND(&quot; &quot;;[.I254]));FIND(&quot; &quot;;[.I254])-1;LEN([.I25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4]+1" office:value-type="float" office:value="251" calcext:value-type="float">
            <text:p>251</text:p>
          </table:table-cell>
          <table:table-cell/>
          <table:table-cell office:value-type="string" calcext:value-type="string">
            <text:p>nabijecka k tabletu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54]=&quot;&quot;;&quot;&quot;;[.F254])" office:value-type="string" office:string-value="n" calcext:value-type="string">
            <text:p>n</text:p>
          </table:table-cell>
          <table:table-cell table:style-name="ce5" table:formula="of:=IF([.G254]=&quot;&quot;;&quot;&quot;;[.G25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70.jpg</text:p>
          </table:table-cell>
          <table:table-cell table:formula="of:=IF([.I255]&lt;&gt;&quot;&quot;;HYPERLINK(CONCATENATE(&quot;file://&quot;;[.$H$2];&quot;/&quot;;[.K255];&quot;/&quot;;LEFT([.I255];IF(               ISNUMBER(FIND(&quot; &quot;;[.I255]));FIND(&quot; &quot;;[.I255])-1;LEN([.I255])       )                ));CONCATENATE([.K255];LEFT([.I255];IF(               ISNUMBER(FIND(&quot; &quot;;[.I255]));FIND(&quot; &quot;;[.I255])-1;LEN([.I255])       )                )) );[.J254])" office:value-type="string" office:string-value="./obyvak/_APE0770.jpg" calcext:value-type="string">
            <text:p>./obyvak/_APE0770.jpg</text:p>
          </table:table-cell>
          <table:table-cell table:formula="of:=VLOOKUP(LEFT([.I255];IF(               ISNUMBER(FIND(&quot; &quot;;[.I255]));FIND(&quot; &quot;;[.I255])-1;LEN([.I25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5]+1" office:value-type="float" office:value="252" calcext:value-type="float">
            <text:p>252</text:p>
          </table:table-cell>
          <table:table-cell/>
          <table:table-cell office:value-type="string" calcext:value-type="string">
            <text:p>usb prodluzovaci kabel</text:p>
          </table:table-cell>
          <table:table-cell office:value-type="string" calcext:value-type="string">
            <text:p>noname</text:p>
          </table:table-cell>
          <table:table-cell/>
          <table:table-cell table:style-name="ce5" table:formula="of:=IF([.F255]=&quot;&quot;;&quot;&quot;;[.F255])" office:value-type="string" office:string-value="n" calcext:value-type="string">
            <text:p>n</text:p>
          </table:table-cell>
          <table:table-cell table:style-name="ce5" table:formula="of:=IF([.G255]=&quot;&quot;;&quot;&quot;;[.G255])" office:value-type="string" office:string-value="k" calcext:value-type="string">
            <text:p>k</text:p>
          </table:table-cell>
          <table:table-cell/>
          <table:table-cell table:style-name="ce15" table:formula="of:=IF([.I255]=&quot;&quot;;&quot;&quot;;[.I255])" office:value-type="string" office:string-value="_APE0770.jpg" calcext:value-type="string">
            <text:p>_APE0770.jpg</text:p>
          </table:table-cell>
          <table:table-cell table:formula="of:=IF([.I256]&lt;&gt;&quot;&quot;;HYPERLINK(CONCATENATE(&quot;file://&quot;;[.$H$2];&quot;/&quot;;[.K256];&quot;/&quot;;LEFT([.I256];IF(               ISNUMBER(FIND(&quot; &quot;;[.I256]));FIND(&quot; &quot;;[.I256])-1;LEN([.I256])       )                ));CONCATENATE([.K256];LEFT([.I256];IF(               ISNUMBER(FIND(&quot; &quot;;[.I256]));FIND(&quot; &quot;;[.I256])-1;LEN([.I256])       )                )) );[.J255])" office:value-type="string" office:string-value="./obyvak/_APE0770.jpg" calcext:value-type="string">
            <text:p>./obyvak/_APE0770.jpg</text:p>
          </table:table-cell>
          <table:table-cell table:formula="of:=VLOOKUP(LEFT([.I256];IF(               ISNUMBER(FIND(&quot; &quot;;[.I256]));FIND(&quot; &quot;;[.I256])-1;LEN([.I25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6]+1" office:value-type="float" office:value="253" calcext:value-type="float">
            <text:p>253</text:p>
          </table:table-cell>
          <table:table-cell/>
          <table:table-cell office:value-type="string" calcext:value-type="string">
            <text:p>usb propojovaci kabel pro tablet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56]=&quot;&quot;;&quot;&quot;;[.F256])" office:value-type="string" office:string-value="n" calcext:value-type="string">
            <text:p>n</text:p>
          </table:table-cell>
          <table:table-cell table:style-name="ce5" table:formula="of:=IF([.G256]=&quot;&quot;;&quot;&quot;;[.G256])" office:value-type="string" office:string-value="k" calcext:value-type="string">
            <text:p>k</text:p>
          </table:table-cell>
          <table:table-cell office:value-type="string" calcext:value-type="string">
            <text:p>plochy konektor</text:p>
          </table:table-cell>
          <table:table-cell table:style-name="ce15" table:formula="of:=IF([.I256]=&quot;&quot;;&quot;&quot;;[.I256])" office:value-type="string" office:string-value="_APE0770.jpg" calcext:value-type="string">
            <text:p>_APE0770.jpg</text:p>
          </table:table-cell>
          <table:table-cell table:formula="of:=IF([.I257]&lt;&gt;&quot;&quot;;HYPERLINK(CONCATENATE(&quot;file://&quot;;[.$H$2];&quot;/&quot;;[.K257];&quot;/&quot;;LEFT([.I257];IF(               ISNUMBER(FIND(&quot; &quot;;[.I257]));FIND(&quot; &quot;;[.I257])-1;LEN([.I257])       )                ));CONCATENATE([.K257];LEFT([.I257];IF(               ISNUMBER(FIND(&quot; &quot;;[.I257]));FIND(&quot; &quot;;[.I257])-1;LEN([.I257])       )                )) );[.J256])" office:value-type="string" office:string-value="./obyvak/_APE0770.jpg" calcext:value-type="string">
            <text:p>./obyvak/_APE0770.jpg</text:p>
          </table:table-cell>
          <table:table-cell table:formula="of:=VLOOKUP(LEFT([.I257];IF(               ISNUMBER(FIND(&quot; &quot;;[.I257]));FIND(&quot; &quot;;[.I257])-1;LEN([.I25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7]+1" office:value-type="float" office:value="254" calcext:value-type="float">
            <text:p>254</text:p>
          </table:table-cell>
          <table:table-cell/>
          <table:table-cell office:value-type="string" calcext:value-type="string">
            <text:p>Detske, houpaci konik</text:p>
          </table:table-cell>
          <table:table-cell office:value-type="string" calcext:value-type="string">
            <text:p>neznackovy</text:p>
          </table:table-cell>
          <table:table-cell/>
          <table:table-cell table:style-name="ce5" table:formula="of:=IF([.F257]=&quot;&quot;;&quot;&quot;;[.F257])" office:value-type="string" office:string-value="n" calcext:value-type="string">
            <text:p>n</text:p>
          </table:table-cell>
          <table:table-cell table:style-name="ce5" table:formula="of:=IF([.G257]=&quot;&quot;;&quot;&quot;;[.G257])" office:value-type="string" office:string-value="k" calcext:value-type="string">
            <text:p>k</text:p>
          </table:table-cell>
          <table:table-cell office:value-type="string" calcext:value-type="string">
            <text:p>rozebran, neposkozen, starsi</text:p>
          </table:table-cell>
          <table:table-cell table:style-name="ce15" table:formula="of:=IF([.I257]=&quot;&quot;;&quot;&quot;;[.I257])" office:value-type="string" office:string-value="_APE0770.jpg" calcext:value-type="string">
            <text:p>_APE0770.jpg</text:p>
          </table:table-cell>
          <table:table-cell table:formula="of:=IF([.I258]&lt;&gt;&quot;&quot;;HYPERLINK(CONCATENATE(&quot;file://&quot;;[.$H$2];&quot;/&quot;;[.K258];&quot;/&quot;;LEFT([.I258];IF(               ISNUMBER(FIND(&quot; &quot;;[.I258]));FIND(&quot; &quot;;[.I258])-1;LEN([.I258])       )                ));CONCATENATE([.K258];LEFT([.I258];IF(               ISNUMBER(FIND(&quot; &quot;;[.I258]));FIND(&quot; &quot;;[.I258])-1;LEN([.I258])       )                )) );[.J257])" office:value-type="string" office:string-value="./obyvak/_APE0770.jpg" calcext:value-type="string">
            <text:p>./obyvak/_APE0770.jpg</text:p>
          </table:table-cell>
          <table:table-cell table:formula="of:=VLOOKUP(LEFT([.I258];IF(               ISNUMBER(FIND(&quot; &quot;;[.I258]));FIND(&quot; &quot;;[.I258])-1;LEN([.I25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8]+1" office:value-type="float" office:value="255" calcext:value-type="float">
            <text:p>255</text:p>
          </table:table-cell>
          <table:table-cell/>
          <table:table-cell office:value-type="string" calcext:value-type="string">
            <text:p>Detske, slon, plysak</text:p>
          </table:table-cell>
          <table:table-cell table:number-columns-repeated="2"/>
          <table:table-cell table:style-name="ce5" table:formula="of:=IF([.F258]=&quot;&quot;;&quot;&quot;;[.F258])" office:value-type="string" office:string-value="n" calcext:value-type="string">
            <text:p>n</text:p>
          </table:table-cell>
          <table:table-cell table:style-name="ce5" table:formula="of:=IF([.G258]=&quot;&quot;;&quot;&quot;;[.G258])" office:value-type="string" office:string-value="k" calcext:value-type="string">
            <text:p>k</text:p>
          </table:table-cell>
          <table:table-cell office:value-type="string" calcext:value-type="string">
            <text:p>vedle konika</text:p>
          </table:table-cell>
          <table:table-cell table:style-name="ce15" office:value-type="string" calcext:value-type="string">
            <text:p>_APE0771.jpg</text:p>
          </table:table-cell>
          <table:table-cell table:formula="of:=IF([.I259]&lt;&gt;&quot;&quot;;HYPERLINK(CONCATENATE(&quot;file://&quot;;[.$H$2];&quot;/&quot;;[.K259];&quot;/&quot;;LEFT([.I259];IF(               ISNUMBER(FIND(&quot; &quot;;[.I259]));FIND(&quot; &quot;;[.I259])-1;LEN([.I259])       )                ));CONCATENATE([.K259];LEFT([.I259];IF(               ISNUMBER(FIND(&quot; &quot;;[.I259]));FIND(&quot; &quot;;[.I259])-1;LEN([.I259])       )                )) );[.J258])" office:value-type="string" office:string-value="./obyvak/_APE0771.jpg" calcext:value-type="string">
            <text:p>./obyvak/_APE0771.jpg</text:p>
          </table:table-cell>
          <table:table-cell table:formula="of:=VLOOKUP(LEFT([.I259];IF(               ISNUMBER(FIND(&quot; &quot;;[.I259]));FIND(&quot; &quot;;[.I259])-1;LEN([.I25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59]+1" office:value-type="float" office:value="256" calcext:value-type="float">
            <text:p>256</text:p>
          </table:table-cell>
          <table:table-cell/>
          <table:table-cell office:value-type="string" calcext:value-type="string">
            <text:p>police z ikea, podelna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59]=&quot;&quot;;&quot;&quot;;[.F259])" office:value-type="string" office:string-value="n" calcext:value-type="string">
            <text:p>n</text:p>
          </table:table-cell>
          <table:table-cell table:style-name="ce5" table:formula="of:=IF([.G259]=&quot;&quot;;&quot;&quot;;[.G259])" office:value-type="string" office:string-value="k" calcext:value-type="string">
            <text:p>k</text:p>
          </table:table-cell>
          <table:table-cell/>
          <table:table-cell table:style-name="ce15" table:formula="of:=IF([.I259]=&quot;&quot;;&quot;&quot;;[.I259])" office:value-type="string" office:string-value="_APE0771.jpg" calcext:value-type="string">
            <text:p>_APE0771.jpg</text:p>
          </table:table-cell>
          <table:table-cell table:formula="of:=IF([.I260]&lt;&gt;&quot;&quot;;HYPERLINK(CONCATENATE(&quot;file://&quot;;[.$H$2];&quot;/&quot;;[.K260];&quot;/&quot;;LEFT([.I260];IF(               ISNUMBER(FIND(&quot; &quot;;[.I260]));FIND(&quot; &quot;;[.I260])-1;LEN([.I260])       )                ));CONCATENATE([.K260];LEFT([.I260];IF(               ISNUMBER(FIND(&quot; &quot;;[.I260]));FIND(&quot; &quot;;[.I260])-1;LEN([.I260])       )                )) );[.J259])" office:value-type="string" office:string-value="./obyvak/_APE0771.jpg" calcext:value-type="string">
            <text:p>./obyvak/_APE0771.jpg</text:p>
          </table:table-cell>
          <table:table-cell table:formula="of:=VLOOKUP(LEFT([.I260];IF(               ISNUMBER(FIND(&quot; &quot;;[.I260]));FIND(&quot; &quot;;[.I260])-1;LEN([.I26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0]+1" office:value-type="float" office:value="257" calcext:value-type="float">
            <text:p>257</text:p>
          </table:table-cell>
          <table:table-cell/>
          <table:table-cell office:value-type="string" calcext:value-type="string">
            <text:p>destke, plysova hracka drak</text:p>
          </table:table-cell>
          <table:table-cell table:number-columns-repeated="2"/>
          <table:table-cell table:style-name="ce5" table:formula="of:=IF([.F260]=&quot;&quot;;&quot;&quot;;[.F260])" office:value-type="string" office:string-value="n" calcext:value-type="string">
            <text:p>n</text:p>
          </table:table-cell>
          <table:table-cell table:style-name="ce5" table:formula="of:=IF([.G260]=&quot;&quot;;&quot;&quot;;[.G260])" office:value-type="string" office:string-value="k" calcext:value-type="string">
            <text:p>k</text:p>
          </table:table-cell>
          <table:table-cell office:value-type="string" calcext:value-type="string">
            <text:p>Cca 1,5m dlouhy</text:p>
          </table:table-cell>
          <table:table-cell table:style-name="ce15" office:value-type="string" calcext:value-type="string">
            <text:p>_APE0771.jpg</text:p>
          </table:table-cell>
          <table:table-cell table:formula="of:=IF([.I261]&lt;&gt;&quot;&quot;;HYPERLINK(CONCATENATE(&quot;file://&quot;;[.$H$2];&quot;/&quot;;[.K261];&quot;/&quot;;LEFT([.I261];IF(               ISNUMBER(FIND(&quot; &quot;;[.I261]));FIND(&quot; &quot;;[.I261])-1;LEN([.I261])       )                ));CONCATENATE([.K261];LEFT([.I261];IF(               ISNUMBER(FIND(&quot; &quot;;[.I261]));FIND(&quot; &quot;;[.I261])-1;LEN([.I261])       )                )) );[.J260])" office:value-type="string" office:string-value="./obyvak/_APE0771.jpg" calcext:value-type="string">
            <text:p>./obyvak/_APE0771.jpg</text:p>
          </table:table-cell>
          <table:table-cell table:formula="of:=VLOOKUP(LEFT([.I261];IF(               ISNUMBER(FIND(&quot; &quot;;[.I261]));FIND(&quot; &quot;;[.I261])-1;LEN([.I26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1]+1" office:value-type="float" office:value="258" calcext:value-type="float">
            <text:p>258</text:p>
          </table:table-cell>
          <table:table-cell/>
          <table:table-cell office:value-type="string" calcext:value-type="string">
            <text:p>plastovy kos na pradlo</text:p>
          </table:table-cell>
          <table:table-cell office:value-type="string" calcext:value-type="string">
            <text:p>lidl</text:p>
          </table:table-cell>
          <table:table-cell/>
          <table:table-cell table:style-name="ce5" table:formula="of:=IF([.F261]=&quot;&quot;;&quot;&quot;;[.F261])" office:value-type="string" office:string-value="n" calcext:value-type="string">
            <text:p>n</text:p>
          </table:table-cell>
          <table:table-cell table:style-name="ce5" table:formula="of:=IF([.G261]=&quot;&quot;;&quot;&quot;;[.G261])" office:value-type="string" office:string-value="k" calcext:value-type="string">
            <text:p>k</text:p>
          </table:table-cell>
          <table:table-cell office:value-type="string" calcext:value-type="string">
            <text:p>fialova</text:p>
          </table:table-cell>
          <table:table-cell table:style-name="ce15" table:formula="of:=IF([.I261]=&quot;&quot;;&quot;&quot;;[.I261])" office:value-type="string" office:string-value="_APE0771.jpg" calcext:value-type="string">
            <text:p>_APE0771.jpg</text:p>
          </table:table-cell>
          <table:table-cell table:formula="of:=IF([.I262]&lt;&gt;&quot;&quot;;HYPERLINK(CONCATENATE(&quot;file://&quot;;[.$H$2];&quot;/&quot;;[.K262];&quot;/&quot;;LEFT([.I262];IF(               ISNUMBER(FIND(&quot; &quot;;[.I262]));FIND(&quot; &quot;;[.I262])-1;LEN([.I262])       )                ));CONCATENATE([.K262];LEFT([.I262];IF(               ISNUMBER(FIND(&quot; &quot;;[.I262]));FIND(&quot; &quot;;[.I262])-1;LEN([.I262])       )                )) );[.J261])" office:value-type="string" office:string-value="./obyvak/_APE0771.jpg" calcext:value-type="string">
            <text:p>./obyvak/_APE0771.jpg</text:p>
          </table:table-cell>
          <table:table-cell table:formula="of:=VLOOKUP(LEFT([.I262];IF(               ISNUMBER(FIND(&quot; &quot;;[.I262]));FIND(&quot; &quot;;[.I262])-1;LEN([.I26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2]+1" office:value-type="float" office:value="259" calcext:value-type="float">
            <text:p>259</text:p>
          </table:table-cell>
          <table:table-cell/>
          <table:table-cell office:value-type="string" calcext:value-type="string">
            <text:p>kopaci balon</text:p>
          </table:table-cell>
          <table:table-cell table:number-columns-repeated="2"/>
          <table:table-cell table:style-name="ce5" table:formula="of:=IF([.F262]=&quot;&quot;;&quot;&quot;;[.F262])" office:value-type="string" office:string-value="n" calcext:value-type="string">
            <text:p>n</text:p>
          </table:table-cell>
          <table:table-cell table:style-name="ce5" table:formula="of:=IF([.G262]=&quot;&quot;;&quot;&quot;;[.G262])" office:value-type="string" office:string-value="k" calcext:value-type="string">
            <text:p>k</text:p>
          </table:table-cell>
          <table:table-cell office:value-type="string" calcext:value-type="string">
            <text:p>v kosi, oranzova</text:p>
          </table:table-cell>
          <table:table-cell table:style-name="ce15" table:formula="of:=IF([.I262]=&quot;&quot;;&quot;&quot;;[.I262])" office:value-type="string" office:string-value="_APE0771.jpg" calcext:value-type="string">
            <text:p>_APE0771.jpg</text:p>
          </table:table-cell>
          <table:table-cell table:formula="of:=IF([.I263]&lt;&gt;&quot;&quot;;HYPERLINK(CONCATENATE(&quot;file://&quot;;[.$H$2];&quot;/&quot;;[.K263];&quot;/&quot;;LEFT([.I263];IF(               ISNUMBER(FIND(&quot; &quot;;[.I263]));FIND(&quot; &quot;;[.I263])-1;LEN([.I263])       )                ));CONCATENATE([.K263];LEFT([.I263];IF(               ISNUMBER(FIND(&quot; &quot;;[.I263]));FIND(&quot; &quot;;[.I263])-1;LEN([.I263])       )                )) );[.J262])" office:value-type="string" office:string-value="./obyvak/_APE0771.jpg" calcext:value-type="string">
            <text:p>./obyvak/_APE0771.jpg</text:p>
          </table:table-cell>
          <table:table-cell table:formula="of:=VLOOKUP(LEFT([.I263];IF(               ISNUMBER(FIND(&quot; &quot;;[.I263]));FIND(&quot; &quot;;[.I263])-1;LEN([.I26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3]+1" office:value-type="float" office:value="260" calcext:value-type="float">
            <text:p>260</text:p>
          </table:table-cell>
          <table:table-cell/>
          <table:table-cell office:value-type="string" calcext:value-type="string">
            <text:p>kocka z textilie</text:p>
          </table:table-cell>
          <table:table-cell office:value-type="string" calcext:value-type="string">
            <text:p>rucni prace</text:p>
          </table:table-cell>
          <table:table-cell/>
          <table:table-cell table:style-name="ce5" table:formula="of:=IF([.F263]=&quot;&quot;;&quot;&quot;;[.F263])" office:value-type="string" office:string-value="n" calcext:value-type="string">
            <text:p>n</text:p>
          </table:table-cell>
          <table:table-cell table:style-name="ce5" table:formula="of:=IF([.G263]=&quot;&quot;;&quot;&quot;;[.G263])" office:value-type="string" office:string-value="k" calcext:value-type="string">
            <text:p>k</text:p>
          </table:table-cell>
          <table:table-cell office:value-type="string" calcext:value-type="string">
            <text:p>v kosi</text:p>
          </table:table-cell>
          <table:table-cell table:style-name="ce15" table:formula="of:=IF([.I263]=&quot;&quot;;&quot;&quot;;[.I263])" office:value-type="string" office:string-value="_APE0771.jpg" calcext:value-type="string">
            <text:p>_APE0771.jpg</text:p>
          </table:table-cell>
          <table:table-cell table:formula="of:=IF([.I264]&lt;&gt;&quot;&quot;;HYPERLINK(CONCATENATE(&quot;file://&quot;;[.$H$2];&quot;/&quot;;[.K264];&quot;/&quot;;LEFT([.I264];IF(               ISNUMBER(FIND(&quot; &quot;;[.I264]));FIND(&quot; &quot;;[.I264])-1;LEN([.I264])       )                ));CONCATENATE([.K264];LEFT([.I264];IF(               ISNUMBER(FIND(&quot; &quot;;[.I264]));FIND(&quot; &quot;;[.I264])-1;LEN([.I264])       )                )) );[.J263])" office:value-type="string" office:string-value="./obyvak/_APE0771.jpg" calcext:value-type="string">
            <text:p>./obyvak/_APE0771.jpg</text:p>
          </table:table-cell>
          <table:table-cell table:formula="of:=VLOOKUP(LEFT([.I264];IF(               ISNUMBER(FIND(&quot; &quot;;[.I264]));FIND(&quot; &quot;;[.I264])-1;LEN([.I26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4]+1" office:value-type="float" office:value="261" calcext:value-type="float">
            <text:p>261</text:p>
          </table:table-cell>
          <table:table-cell/>
          <table:table-cell office:value-type="string" calcext:value-type="string">
            <text:p>detsky nocnik</text:p>
          </table:table-cell>
          <table:table-cell table:number-columns-repeated="2"/>
          <table:table-cell table:style-name="ce5" table:formula="of:=IF([.F264]=&quot;&quot;;&quot;&quot;;[.F264])" office:value-type="string" office:string-value="n" calcext:value-type="string">
            <text:p>n</text:p>
          </table:table-cell>
          <table:table-cell table:style-name="ce5" table:formula="of:=IF([.G264]=&quot;&quot;;&quot;&quot;;[.G26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72.jpg</text:p>
          </table:table-cell>
          <table:table-cell table:formula="of:=IF([.I265]&lt;&gt;&quot;&quot;;HYPERLINK(CONCATENATE(&quot;file://&quot;;[.$H$2];&quot;/&quot;;[.K265];&quot;/&quot;;LEFT([.I265];IF(               ISNUMBER(FIND(&quot; &quot;;[.I265]));FIND(&quot; &quot;;[.I265])-1;LEN([.I265])       )                ));CONCATENATE([.K265];LEFT([.I265];IF(               ISNUMBER(FIND(&quot; &quot;;[.I265]));FIND(&quot; &quot;;[.I265])-1;LEN([.I265])       )                )) );[.J264])" office:value-type="string" office:string-value="./obyvak/_APE0772.jpg" calcext:value-type="string">
            <text:p>./obyvak/_APE0772.jpg</text:p>
          </table:table-cell>
          <table:table-cell table:formula="of:=VLOOKUP(LEFT([.I265];IF(               ISNUMBER(FIND(&quot; &quot;;[.I265]));FIND(&quot; &quot;;[.I265])-1;LEN([.I26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5]+1" office:value-type="float" office:value="262" calcext:value-type="float">
            <text:p>262</text:p>
          </table:table-cell>
          <table:table-cell/>
          <table:table-cell office:value-type="string" calcext:value-type="string">
            <text:p>sedak z pohanky</text:p>
          </table:table-cell>
          <table:table-cell table:number-columns-repeated="2"/>
          <table:table-cell table:style-name="ce5" table:formula="of:=IF([.F265]=&quot;&quot;;&quot;&quot;;[.F265])" office:value-type="string" office:string-value="n" calcext:value-type="string">
            <text:p>n</text:p>
          </table:table-cell>
          <table:table-cell table:style-name="ce5" table:formula="of:=IF([.G265]=&quot;&quot;;&quot;&quot;;[.G265])" office:value-type="string" office:string-value="k" calcext:value-type="string">
            <text:p>k</text:p>
          </table:table-cell>
          <table:table-cell/>
          <table:table-cell table:style-name="ce15" table:formula="of:=IF([.I265]=&quot;&quot;;&quot;&quot;;[.I265])" office:value-type="string" office:string-value="_APE0772.jpg" calcext:value-type="string">
            <text:p>_APE0772.jpg</text:p>
          </table:table-cell>
          <table:table-cell table:formula="of:=IF([.I266]&lt;&gt;&quot;&quot;;HYPERLINK(CONCATENATE(&quot;file://&quot;;[.$H$2];&quot;/&quot;;[.K266];&quot;/&quot;;LEFT([.I266];IF(               ISNUMBER(FIND(&quot; &quot;;[.I266]));FIND(&quot; &quot;;[.I266])-1;LEN([.I266])       )                ));CONCATENATE([.K266];LEFT([.I266];IF(               ISNUMBER(FIND(&quot; &quot;;[.I266]));FIND(&quot; &quot;;[.I266])-1;LEN([.I266])       )                )) );[.J265])" office:value-type="string" office:string-value="./obyvak/_APE0772.jpg" calcext:value-type="string">
            <text:p>./obyvak/_APE0772.jpg</text:p>
          </table:table-cell>
          <table:table-cell table:formula="of:=VLOOKUP(LEFT([.I266];IF(               ISNUMBER(FIND(&quot; &quot;;[.I266]));FIND(&quot; &quot;;[.I266])-1;LEN([.I26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6]+1" office:value-type="float" office:value="263" calcext:value-type="float">
            <text:p>263</text:p>
          </table:table-cell>
          <table:table-cell/>
          <table:table-cell office:value-type="string" calcext:value-type="string">
            <text:p>obyvakova sedaci souprava s taburetem</text:p>
          </table:table-cell>
          <table:table-cell office:value-type="string" calcext:value-type="string">
            <text:p>xxx lux</text:p>
          </table:table-cell>
          <table:table-cell/>
          <table:table-cell table:style-name="ce5" table:formula="of:=IF([.F266]=&quot;&quot;;&quot;&quot;;[.F266])" office:value-type="string" office:string-value="n" calcext:value-type="string">
            <text:p>n</text:p>
          </table:table-cell>
          <table:table-cell table:style-name="ce5" table:formula="of:=IF([.G266]=&quot;&quot;;&quot;&quot;;[.G266])" office:value-type="string" office:string-value="k" calcext:value-type="string">
            <text:p>k</text:p>
          </table:table-cell>
          <table:table-cell office:value-type="string" calcext:value-type="string">
            <text:p>kuze</text:p>
          </table:table-cell>
          <table:table-cell table:style-name="ce15" table:formula="of:=IF([.I266]=&quot;&quot;;&quot;&quot;;[.I266])" office:value-type="string" office:string-value="_APE0772.jpg" calcext:value-type="string">
            <text:p>_APE0772.jpg</text:p>
          </table:table-cell>
          <table:table-cell table:formula="of:=IF([.I267]&lt;&gt;&quot;&quot;;HYPERLINK(CONCATENATE(&quot;file://&quot;;[.$H$2];&quot;/&quot;;[.K267];&quot;/&quot;;LEFT([.I267];IF(               ISNUMBER(FIND(&quot; &quot;;[.I267]));FIND(&quot; &quot;;[.I267])-1;LEN([.I267])       )                ));CONCATENATE([.K267];LEFT([.I267];IF(               ISNUMBER(FIND(&quot; &quot;;[.I267]));FIND(&quot; &quot;;[.I267])-1;LEN([.I267])       )                )) );[.J266])" office:value-type="string" office:string-value="./obyvak/_APE0772.jpg" calcext:value-type="string">
            <text:p>./obyvak/_APE0772.jpg</text:p>
          </table:table-cell>
          <table:table-cell table:formula="of:=VLOOKUP(LEFT([.I267];IF(               ISNUMBER(FIND(&quot; &quot;;[.I267]));FIND(&quot; &quot;;[.I267])-1;LEN([.I26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7]+1" office:value-type="float" office:value="264" calcext:value-type="float">
            <text:p>264</text:p>
          </table:table-cell>
          <table:table-cell/>
          <table:table-cell office:value-type="string" calcext:value-type="string">
            <text:p>fotoplatno, cerne</text:p>
          </table:table-cell>
          <table:table-cell table:number-columns-repeated="2"/>
          <table:table-cell table:style-name="ce5" table:formula="of:=IF([.F267]=&quot;&quot;;&quot;&quot;;[.F267])" office:value-type="string" office:string-value="n" calcext:value-type="string">
            <text:p>n</text:p>
          </table:table-cell>
          <table:table-cell table:style-name="ce5" table:formula="of:=IF([.G267]=&quot;&quot;;&quot;&quot;;[.G267])" office:value-type="string" office:string-value="k" calcext:value-type="string">
            <text:p>k</text:p>
          </table:table-cell>
          <table:table-cell/>
          <table:table-cell table:style-name="ce15" table:formula="of:=IF([.I267]=&quot;&quot;;&quot;&quot;;[.I267])" office:value-type="string" office:string-value="_APE0772.jpg" calcext:value-type="string">
            <text:p>_APE0772.jpg</text:p>
          </table:table-cell>
          <table:table-cell table:formula="of:=IF([.I268]&lt;&gt;&quot;&quot;;HYPERLINK(CONCATENATE(&quot;file://&quot;;[.$H$2];&quot;/&quot;;[.K268];&quot;/&quot;;LEFT([.I268];IF(               ISNUMBER(FIND(&quot; &quot;;[.I268]));FIND(&quot; &quot;;[.I268])-1;LEN([.I268])       )                ));CONCATENATE([.K268];LEFT([.I268];IF(               ISNUMBER(FIND(&quot; &quot;;[.I268]));FIND(&quot; &quot;;[.I268])-1;LEN([.I268])       )                )) );[.J267])" office:value-type="string" office:string-value="./obyvak/_APE0772.jpg" calcext:value-type="string">
            <text:p>./obyvak/_APE0772.jpg</text:p>
          </table:table-cell>
          <table:table-cell table:formula="of:=VLOOKUP(LEFT([.I268];IF(               ISNUMBER(FIND(&quot; &quot;;[.I268]));FIND(&quot; &quot;;[.I268])-1;LEN([.I26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8]+1" office:value-type="float" office:value="265" calcext:value-type="float">
            <text:p>265</text:p>
          </table:table-cell>
          <table:table-cell/>
          <table:table-cell office:value-type="string" calcext:value-type="string">
            <text:p>3x polstar na gauc</text:p>
          </table:table-cell>
          <table:table-cell table:number-columns-repeated="2"/>
          <table:table-cell table:style-name="ce5" table:formula="of:=IF([.F268]=&quot;&quot;;&quot;&quot;;[.F268])" office:value-type="string" office:string-value="n" calcext:value-type="string">
            <text:p>n</text:p>
          </table:table-cell>
          <table:table-cell table:style-name="ce5" table:formula="of:=IF([.G268]=&quot;&quot;;&quot;&quot;;[.G268])" office:value-type="string" office:string-value="k" calcext:value-type="string">
            <text:p>k</text:p>
          </table:table-cell>
          <table:table-cell office:value-type="string" calcext:value-type="string">
            <text:p>2x syntetika, 1x plneno pohankou</text:p>
          </table:table-cell>
          <table:table-cell table:style-name="ce15" table:formula="of:=IF([.I268]=&quot;&quot;;&quot;&quot;;[.I268])" office:value-type="string" office:string-value="_APE0772.jpg" calcext:value-type="string">
            <text:p>_APE0772.jpg</text:p>
          </table:table-cell>
          <table:table-cell table:formula="of:=IF([.I269]&lt;&gt;&quot;&quot;;HYPERLINK(CONCATENATE(&quot;file://&quot;;[.$H$2];&quot;/&quot;;[.K269];&quot;/&quot;;LEFT([.I269];IF(               ISNUMBER(FIND(&quot; &quot;;[.I269]));FIND(&quot; &quot;;[.I269])-1;LEN([.I269])       )                ));CONCATENATE([.K269];LEFT([.I269];IF(               ISNUMBER(FIND(&quot; &quot;;[.I269]));FIND(&quot; &quot;;[.I269])-1;LEN([.I269])       )                )) );[.J268])" office:value-type="string" office:string-value="./obyvak/_APE0772.jpg" calcext:value-type="string">
            <text:p>./obyvak/_APE0772.jpg</text:p>
          </table:table-cell>
          <table:table-cell table:formula="of:=VLOOKUP(LEFT([.I269];IF(               ISNUMBER(FIND(&quot; &quot;;[.I269]));FIND(&quot; &quot;;[.I269])-1;LEN([.I26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69]+1" office:value-type="float" office:value="266" calcext:value-type="float">
            <text:p>266</text:p>
          </table:table-cell>
          <table:table-cell/>
          <table:table-cell office:value-type="string" calcext:value-type="string">
            <text:p>design lampa</text:p>
          </table:table-cell>
          <table:table-cell office:value-type="string" calcext:value-type="string">
            <text:p>TBD, italie</text:p>
          </table:table-cell>
          <table:table-cell/>
          <table:table-cell table:style-name="ce5" table:formula="of:=IF([.F269]=&quot;&quot;;&quot;&quot;;[.F269])" office:value-type="string" office:string-value="n" calcext:value-type="string">
            <text:p>n</text:p>
          </table:table-cell>
          <table:table-cell table:style-name="ce5" table:formula="of:=IF([.G269]=&quot;&quot;;&quot;&quot;;[.G269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74.jpg</text:p>
          </table:table-cell>
          <table:table-cell table:formula="of:=IF([.I270]&lt;&gt;&quot;&quot;;HYPERLINK(CONCATENATE(&quot;file://&quot;;[.$H$2];&quot;/&quot;;[.K270];&quot;/&quot;;LEFT([.I270];IF(               ISNUMBER(FIND(&quot; &quot;;[.I270]));FIND(&quot; &quot;;[.I270])-1;LEN([.I270])       )                ));CONCATENATE([.K270];LEFT([.I270];IF(               ISNUMBER(FIND(&quot; &quot;;[.I270]));FIND(&quot; &quot;;[.I270])-1;LEN([.I270])       )                )) );[.J269])" office:value-type="string" office:string-value="./obyvak/_APE0774.jpg" calcext:value-type="string">
            <text:p>./obyvak/_APE0774.jpg</text:p>
          </table:table-cell>
          <table:table-cell table:formula="of:=VLOOKUP(LEFT([.I270];IF(               ISNUMBER(FIND(&quot; &quot;;[.I270]));FIND(&quot; &quot;;[.I270])-1;LEN([.I270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0]+1" office:value-type="float" office:value="267" calcext:value-type="float">
            <text:p>267</text:p>
          </table:table-cell>
          <table:table-cell/>
          <table:table-cell office:value-type="string" calcext:value-type="string">
            <text:p>kytka v plastovem kvetinaci</text:p>
          </table:table-cell>
          <table:table-cell table:number-columns-repeated="2"/>
          <table:table-cell table:style-name="ce5" table:formula="of:=IF([.F270]=&quot;&quot;;&quot;&quot;;[.F270])" office:value-type="string" office:string-value="n" calcext:value-type="string">
            <text:p>n</text:p>
          </table:table-cell>
          <table:table-cell table:style-name="ce5" table:formula="of:=IF([.G270]=&quot;&quot;;&quot;&quot;;[.G270])" office:value-type="string" office:string-value="k" calcext:value-type="string">
            <text:p>k</text:p>
          </table:table-cell>
          <table:table-cell/>
          <table:table-cell table:style-name="ce15" table:formula="of:=IF([.I270]=&quot;&quot;;&quot;&quot;;[.I270])" office:value-type="string" office:string-value="_APE0774.jpg" calcext:value-type="string">
            <text:p>_APE0774.jpg</text:p>
          </table:table-cell>
          <table:table-cell table:formula="of:=IF([.I271]&lt;&gt;&quot;&quot;;HYPERLINK(CONCATENATE(&quot;file://&quot;;[.$H$2];&quot;/&quot;;[.K271];&quot;/&quot;;LEFT([.I271];IF(               ISNUMBER(FIND(&quot; &quot;;[.I271]));FIND(&quot; &quot;;[.I271])-1;LEN([.I271])       )                ));CONCATENATE([.K271];LEFT([.I271];IF(               ISNUMBER(FIND(&quot; &quot;;[.I271]));FIND(&quot; &quot;;[.I271])-1;LEN([.I271])       )                )) );[.J270])" office:value-type="string" office:string-value="./obyvak/_APE0774.jpg" calcext:value-type="string">
            <text:p>./obyvak/_APE0774.jpg</text:p>
          </table:table-cell>
          <table:table-cell table:formula="of:=VLOOKUP(LEFT([.I271];IF(               ISNUMBER(FIND(&quot; &quot;;[.I271]));FIND(&quot; &quot;;[.I271])-1;LEN([.I27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71]+1" office:value-type="float" office:value="268" calcext:value-type="float">
            <text:p>268</text:p>
          </table:table-cell>
          <table:table-cell/>
          <table:table-cell office:value-type="string" calcext:value-type="string">
            <text:p>susicka</text:p>
          </table:table-cell>
          <table:table-cell office:value-type="string" calcext:value-type="string">
            <text:p>Bosh</text:p>
          </table:table-cell>
          <table:table-cell/>
          <table:table-cell table:style-name="ce5" table:formula="of:=IF([.F271]=&quot;&quot;;&quot;&quot;;[.F271])" office:value-type="string" office:string-value="n" calcext:value-type="string">
            <text:p>n</text:p>
          </table:table-cell>
          <table:table-cell table:style-name="ce5" table:formula="of:=IF([.G271]=&quot;&quot;;&quot;&quot;;[.G271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62.jpg _APE0774.jpg</text:p>
          </table:table-cell>
          <table:table-cell table:formula="of:=IF([.I272]&lt;&gt;&quot;&quot;;HYPERLINK(CONCATENATE(&quot;file://&quot;;[.$H$2];&quot;/&quot;;[.K272];&quot;/&quot;;LEFT([.I272];IF(               ISNUMBER(FIND(&quot; &quot;;[.I272]));FIND(&quot; &quot;;[.I272])-1;LEN([.I272])       )                ));CONCATENATE([.K272];LEFT([.I272];IF(               ISNUMBER(FIND(&quot; &quot;;[.I272]));FIND(&quot; &quot;;[.I272])-1;LEN([.I272])       )                )) );[.J271])" office:value-type="string" office:string-value="./obyvak/elektronika/_APE0762.jpg" calcext:value-type="string">
            <text:p>./obyvak/elektronika/_APE0762.jpg</text:p>
          </table:table-cell>
          <table:table-cell table:formula="of:=VLOOKUP(LEFT([.I272];IF(               ISNUMBER(FIND(&quot; &quot;;[.I272]));FIND(&quot; &quot;;[.I272])-1;LEN([.I27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72]+1" office:value-type="float" office:value="269" calcext:value-type="float">
            <text:p>269</text:p>
          </table:table-cell>
          <table:table-cell/>
          <table:table-cell office:value-type="string" calcext:value-type="string">
            <text:p>velky kvetinac a vzrostly benjamin</text:p>
          </table:table-cell>
          <table:table-cell table:number-columns-repeated="2"/>
          <table:table-cell table:style-name="ce5" table:formula="of:=IF([.F272]=&quot;&quot;;&quot;&quot;;[.F272])" office:value-type="string" office:string-value="n" calcext:value-type="string">
            <text:p>n</text:p>
          </table:table-cell>
          <table:table-cell table:style-name="ce5" table:formula="of:=IF([.G272]=&quot;&quot;;&quot;&quot;;[.G272])" office:value-type="string" office:string-value="k" calcext:value-type="string">
            <text:p>k</text:p>
          </table:table-cell>
          <table:table-cell office:value-type="string" calcext:value-type="string">
            <text:p>na susicce.</text:p>
          </table:table-cell>
          <table:table-cell table:style-name="ce15" office:value-type="string" calcext:value-type="string">
            <text:p>_APE0774.jpg</text:p>
          </table:table-cell>
          <table:table-cell table:formula="of:=IF([.I273]&lt;&gt;&quot;&quot;;HYPERLINK(CONCATENATE(&quot;file://&quot;;[.$H$2];&quot;/&quot;;[.K273];&quot;/&quot;;LEFT([.I273];IF(               ISNUMBER(FIND(&quot; &quot;;[.I273]));FIND(&quot; &quot;;[.I273])-1;LEN([.I273])       )                ));CONCATENATE([.K273];LEFT([.I273];IF(               ISNUMBER(FIND(&quot; &quot;;[.I273]));FIND(&quot; &quot;;[.I273])-1;LEN([.I273])       )                )) );[.J272])" office:value-type="string" office:string-value="./obyvak/_APE0774.jpg" calcext:value-type="string">
            <text:p>./obyvak/_APE0774.jpg</text:p>
          </table:table-cell>
          <table:table-cell table:formula="of:=VLOOKUP(LEFT([.I273];IF(               ISNUMBER(FIND(&quot; &quot;;[.I273]));FIND(&quot; &quot;;[.I273])-1;LEN([.I27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3]+1" office:value-type="float" office:value="270" calcext:value-type="float">
            <text:p>270</text:p>
          </table:table-cell>
          <table:table-cell/>
          <table:table-cell office:value-type="string" calcext:value-type="string">
            <text:p>Cca 30 knih</text:p>
          </table:table-cell>
          <table:table-cell table:number-columns-repeated="2"/>
          <table:table-cell table:style-name="ce5" table:formula="of:=IF([.F273]=&quot;&quot;;&quot;&quot;;[.F273])" office:value-type="string" office:string-value="n" calcext:value-type="string">
            <text:p>n</text:p>
          </table:table-cell>
          <table:table-cell table:style-name="ce5" office:value-type="string" calcext:value-type="string">
            <text:p>k</text:p>
          </table:table-cell>
          <table:table-cell office:value-type="string" calcext:value-type="string">
            <text:p>starsi, avsak zname tituly</text:p>
          </table:table-cell>
          <table:table-cell table:style-name="ce15" office:value-type="string" calcext:value-type="string">
            <text:p>_APE0787.jpg</text:p>
          </table:table-cell>
          <table:table-cell table:formula="of:=IF([.I274]&lt;&gt;&quot;&quot;;HYPERLINK(CONCATENATE(&quot;file://&quot;;[.$H$2];&quot;/&quot;;[.K274];&quot;/&quot;;LEFT([.I274];IF(               ISNUMBER(FIND(&quot; &quot;;[.I274]));FIND(&quot; &quot;;[.I274])-1;LEN([.I274])       )                ));CONCATENATE([.K274];LEFT([.I274];IF(               ISNUMBER(FIND(&quot; &quot;;[.I274]));FIND(&quot; &quot;;[.I274])-1;LEN([.I274])       )                )) );[.J273])" office:value-type="string" office:string-value="./obyvak/_APE0787.jpg" calcext:value-type="string">
            <text:p>./obyvak/_APE0787.jpg</text:p>
          </table:table-cell>
          <table:table-cell table:formula="of:=VLOOKUP(LEFT([.I274];IF(               ISNUMBER(FIND(&quot; &quot;;[.I274]));FIND(&quot; &quot;;[.I274])-1;LEN([.I27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4]+1" office:value-type="float" office:value="271" calcext:value-type="float">
            <text:p>271</text:p>
          </table:table-cell>
          <table:table-cell/>
          <table:table-cell office:value-type="string" calcext:value-type="string">
            <text:p>police ikea 4x4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74]=&quot;&quot;;&quot;&quot;;[.F274])" office:value-type="string" office:string-value="n" calcext:value-type="string">
            <text:p>n</text:p>
          </table:table-cell>
          <table:table-cell table:style-name="ce5" table:formula="of:=IF([.G274]=&quot;&quot;;&quot;&quot;;[.G274])" office:value-type="string" office:string-value="k" calcext:value-type="string">
            <text:p>k</text:p>
          </table:table-cell>
          <table:table-cell office:value-type="string" calcext:value-type="string">
            <text:p>bez zaskleni, 2x drevena dvirka</text:p>
          </table:table-cell>
          <table:table-cell table:style-name="ce15" office:value-type="string" calcext:value-type="string">
            <text:p>DSC_7527.jpg</text:p>
          </table:table-cell>
          <table:table-cell table:formula="of:=IF([.I275]&lt;&gt;&quot;&quot;;HYPERLINK(CONCATENATE(&quot;file://&quot;;[.$H$2];&quot;/&quot;;[.K275];&quot;/&quot;;LEFT([.I275];IF(               ISNUMBER(FIND(&quot; &quot;;[.I275]));FIND(&quot; &quot;;[.I275])-1;LEN([.I275])       )                ));CONCATENATE([.K275];LEFT([.I275];IF(               ISNUMBER(FIND(&quot; &quot;;[.I275]));FIND(&quot; &quot;;[.I275])-1;LEN([.I275])       )                )) );[.J274])" office:value-type="string" office:string-value="./obyvak/DSC_7527.jpg" calcext:value-type="string">
            <text:p>./obyvak/DSC_7527.jpg</text:p>
          </table:table-cell>
          <table:table-cell table:formula="of:=VLOOKUP(LEFT([.I275];IF(               ISNUMBER(FIND(&quot; &quot;;[.I275]));FIND(&quot; &quot;;[.I275])-1;LEN([.I27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5]+1" office:value-type="float" office:value="272" calcext:value-type="float">
            <text:p>272</text:p>
          </table:table-cell>
          <table:table-cell/>
          <table:table-cell office:value-type="string" calcext:value-type="string">
            <text:p>police ikea 2x1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75]=&quot;&quot;;&quot;&quot;;[.F275])" office:value-type="string" office:string-value="n" calcext:value-type="string">
            <text:p>n</text:p>
          </table:table-cell>
          <table:table-cell table:style-name="ce5" table:formula="of:=IF([.G275]=&quot;&quot;;&quot;&quot;;[.G275])" office:value-type="string" office:string-value="k" calcext:value-type="string">
            <text:p>k</text:p>
          </table:table-cell>
          <table:table-cell office:value-type="string" calcext:value-type="string">
            <text:p>2x sklena dvirka</text:p>
          </table:table-cell>
          <table:table-cell table:style-name="ce15" office:value-type="string" calcext:value-type="string">
            <text:p>DSC_7528.jpg</text:p>
          </table:table-cell>
          <table:table-cell table:formula="of:=IF([.I276]&lt;&gt;&quot;&quot;;HYPERLINK(CONCATENATE(&quot;file://&quot;;[.$H$2];&quot;/&quot;;[.K276];&quot;/&quot;;LEFT([.I276];IF(               ISNUMBER(FIND(&quot; &quot;;[.I276]));FIND(&quot; &quot;;[.I276])-1;LEN([.I276])       )                ));CONCATENATE([.K276];LEFT([.I276];IF(               ISNUMBER(FIND(&quot; &quot;;[.I276]));FIND(&quot; &quot;;[.I276])-1;LEN([.I276])       )                )) );[.J275])" office:value-type="string" office:string-value="./obyvak/DSC_7528.jpg" calcext:value-type="string">
            <text:p>./obyvak/DSC_7528.jpg</text:p>
          </table:table-cell>
          <table:table-cell table:formula="of:=VLOOKUP(LEFT([.I276];IF(               ISNUMBER(FIND(&quot; &quot;;[.I276]));FIND(&quot; &quot;;[.I276])-1;LEN([.I27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6]+1" office:value-type="float" office:value="273" calcext:value-type="float">
            <text:p>273</text:p>
          </table:table-cell>
          <table:table-cell/>
          <table:table-cell office:value-type="string" calcext:value-type="string">
            <text:p>police ikea 1x1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276]=&quot;&quot;;&quot;&quot;;[.F276])" office:value-type="string" office:string-value="n" calcext:value-type="string">
            <text:p>n</text:p>
          </table:table-cell>
          <table:table-cell table:style-name="ce5" table:formula="of:=IF([.G276]=&quot;&quot;;&quot;&quot;;[.G276])" office:value-type="string" office:string-value="k" calcext:value-type="string">
            <text:p>k</text:p>
          </table:table-cell>
          <table:table-cell office:value-type="string" calcext:value-type="string">
            <text:p>1x sklenena dvirka</text:p>
          </table:table-cell>
          <table:table-cell table:style-name="ce15" office:value-type="string" calcext:value-type="string">
            <text:p>DSC_7528.jpg</text:p>
          </table:table-cell>
          <table:table-cell table:formula="of:=IF([.I277]&lt;&gt;&quot;&quot;;HYPERLINK(CONCATENATE(&quot;file://&quot;;[.$H$2];&quot;/&quot;;[.K277];&quot;/&quot;;LEFT([.I277];IF(               ISNUMBER(FIND(&quot; &quot;;[.I277]));FIND(&quot; &quot;;[.I277])-1;LEN([.I277])       )                ));CONCATENATE([.K277];LEFT([.I277];IF(               ISNUMBER(FIND(&quot; &quot;;[.I277]));FIND(&quot; &quot;;[.I277])-1;LEN([.I277])       )                )) );[.J276])" office:value-type="string" office:string-value="./obyvak/DSC_7528.jpg" calcext:value-type="string">
            <text:p>./obyvak/DSC_7528.jpg</text:p>
          </table:table-cell>
          <table:table-cell table:formula="of:=VLOOKUP(LEFT([.I277];IF(               ISNUMBER(FIND(&quot; &quot;;[.I277]));FIND(&quot; &quot;;[.I277])-1;LEN([.I277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77]+1" office:value-type="float" office:value="274" calcext:value-type="float">
            <text:p>274</text:p>
          </table:table-cell>
          <table:table-cell/>
          <table:table-cell office:value-type="string" calcext:value-type="string">
            <text:p>proutenny kosik</text:p>
          </table:table-cell>
          <table:table-cell table:number-columns-repeated="2"/>
          <table:table-cell table:style-name="ce5" table:formula="of:=IF([.F277]=&quot;&quot;;&quot;&quot;;[.F277])" office:value-type="string" office:string-value="n" calcext:value-type="string">
            <text:p>n</text:p>
          </table:table-cell>
          <table:table-cell table:style-name="ce5" table:formula="of:=IF([.G277]=&quot;&quot;;&quot;&quot;;[.G277])" office:value-type="string" office:string-value="k" calcext:value-type="string">
            <text:p>k</text:p>
          </table:table-cell>
          <table:table-cell/>
          <table:table-cell table:style-name="ce15" table:formula="of:=IF([.I277]=&quot;&quot;;&quot;&quot;;[.I277])" office:value-type="string" office:string-value="DSC_7528.jpg" calcext:value-type="string">
            <text:p>DSC_7528.jpg</text:p>
          </table:table-cell>
          <table:table-cell table:formula="of:=IF([.I278]&lt;&gt;&quot;&quot;;HYPERLINK(CONCATENATE(&quot;file://&quot;;[.$H$2];&quot;/&quot;;[.K278];&quot;/&quot;;LEFT([.I278];IF(               ISNUMBER(FIND(&quot; &quot;;[.I278]));FIND(&quot; &quot;;[.I278])-1;LEN([.I278])       )                ));CONCATENATE([.K278];LEFT([.I278];IF(               ISNUMBER(FIND(&quot; &quot;;[.I278]));FIND(&quot; &quot;;[.I278])-1;LEN([.I278])       )                )) );[.J277])" office:value-type="string" office:string-value="./obyvak/DSC_7528.jpg" calcext:value-type="string">
            <text:p>./obyvak/DSC_7528.jpg</text:p>
          </table:table-cell>
          <table:table-cell table:formula="of:=VLOOKUP(LEFT([.I278];IF(               ISNUMBER(FIND(&quot; &quot;;[.I278]));FIND(&quot; &quot;;[.I278])-1;LEN([.I278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78]+1" office:value-type="float" office:value="275" calcext:value-type="float">
            <text:p>275</text:p>
          </table:table-cell>
          <table:table-cell/>
          <table:table-cell office:value-type="string" calcext:value-type="string">
            <text:p>knihy v polici</text:p>
          </table:table-cell>
          <table:table-cell office:value-type="string" calcext:value-type="string">
            <text:p>ruzne</text:p>
          </table:table-cell>
          <table:table-cell/>
          <table:table-cell table:style-name="ce5" table:formula="of:=IF([.F278]=&quot;&quot;;&quot;&quot;;[.F278])" office:value-type="string" office:string-value="n" calcext:value-type="string">
            <text:p>n</text:p>
          </table:table-cell>
          <table:table-cell table:style-name="ce5" table:formula="of:=IF([.G278]=&quot;&quot;;&quot;&quot;;[.G278])" office:value-type="string" office:string-value="k" calcext:value-type="string">
            <text:p>k</text:p>
          </table:table-cell>
          <table:table-cell office:value-type="string" calcext:value-type="string">
            <text:p>cca 15ks, vetsinou odb. Publikace – fotografie, terapeuticke</text:p>
          </table:table-cell>
          <table:table-cell table:style-name="ce15" table:formula="of:=IF([.I278]=&quot;&quot;;&quot;&quot;;[.I278])" office:value-type="string" office:string-value="DSC_7528.jpg" calcext:value-type="string">
            <text:p>DSC_7528.jpg</text:p>
          </table:table-cell>
          <table:table-cell table:formula="of:=IF([.I279]&lt;&gt;&quot;&quot;;HYPERLINK(CONCATENATE(&quot;file://&quot;;[.$H$2];&quot;/&quot;;[.K279];&quot;/&quot;;LEFT([.I279];IF(               ISNUMBER(FIND(&quot; &quot;;[.I279]));FIND(&quot; &quot;;[.I279])-1;LEN([.I279])       )                ));CONCATENATE([.K279];LEFT([.I279];IF(               ISNUMBER(FIND(&quot; &quot;;[.I279]));FIND(&quot; &quot;;[.I279])-1;LEN([.I279])       )                )) );[.J278])" office:value-type="string" office:string-value="./obyvak/DSC_7528.jpg" calcext:value-type="string">
            <text:p>./obyvak/DSC_7528.jpg</text:p>
          </table:table-cell>
          <table:table-cell table:formula="of:=VLOOKUP(LEFT([.I279];IF(               ISNUMBER(FIND(&quot; &quot;;[.I279]));FIND(&quot; &quot;;[.I279])-1;LEN([.I279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3">
          <table:table-cell table:formula="of:=[.A279]+1" office:value-type="float" office:value="276" calcext:value-type="float">
            <text:p>276</text:p>
          </table:table-cell>
          <table:table-cell/>
          <table:table-cell office:value-type="string" calcext:value-type="string">
            <text:p>LCD monitor</text:p>
          </table:table-cell>
          <table:table-cell office:value-type="string" calcext:value-type="string">
            <text:p>HP, ZR2440w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279]=&quot;&quot;;&quot;&quot;;[.G279])" office:value-type="string" office:string-value="k" calcext:value-type="string">
            <text:p>k</text:p>
          </table:table-cell>
          <table:table-cell office:value-type="string" calcext:value-type="string">
            <text:p>IPS, 1920x1200</text:p>
          </table:table-cell>
          <table:table-cell table:style-name="ce15" office:value-type="string" calcext:value-type="string">
            <text:p>DSC_7529.jpg</text:p>
            <text:p>_APE0780.jpg</text:p>
          </table:table-cell>
          <table:table-cell table:formula="of:=IF([.I280]&lt;&gt;&quot;&quot;;HYPERLINK(CONCATENATE(&quot;file://&quot;;[.$H$2];&quot;/&quot;;[.K280];&quot;/&quot;;LEFT([.I280];IF(               ISNUMBER(FIND(&quot; &quot;;[.I280]));FIND(&quot; &quot;;[.I280])-1;LEN([.I280])       )                ));CONCATENATE([.K280];LEFT([.I280];IF(               ISNUMBER(FIND(&quot; &quot;;[.I280]));FIND(&quot; &quot;;[.I280])-1;LEN([.I280])       )                )) );[.J279])" office:value-type="string" office:string-value="" calcext:value-type="error">
            <text:p>#N/A</text:p>
          </table:table-cell>
          <table:table-cell table:formula="of:=VLOOKUP(LEFT([.I280];IF(               ISNUMBER(FIND(&quot; &quot;;[.I280]));FIND(&quot; &quot;;[.I280])-1;LEN([.I2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280]+1" office:value-type="float" office:value="277" calcext:value-type="float">
            <text:p>277</text:p>
          </table:table-cell>
          <table:table-cell/>
          <table:table-cell office:value-type="string" calcext:value-type="string">
            <text:p>Usb mys </text:p>
          </table:table-cell>
          <table:table-cell office:value-type="string" calcext:value-type="string">
            <text:p>lenovo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table:formula="of:=IF([.G280]=&quot;&quot;;&quot;&quot;;[.G280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DSC_7529.jpg</text:p>
          </table:table-cell>
          <table:table-cell table:formula="of:=IF([.I281]&lt;&gt;&quot;&quot;;HYPERLINK(CONCATENATE(&quot;file://&quot;;[.$H$2];&quot;/&quot;;[.K281];&quot;/&quot;;LEFT([.I281];IF(               ISNUMBER(FIND(&quot; &quot;;[.I281]));FIND(&quot; &quot;;[.I281])-1;LEN([.I281])       )                ));CONCATENATE([.K281];LEFT([.I281];IF(               ISNUMBER(FIND(&quot; &quot;;[.I281]));FIND(&quot; &quot;;[.I281])-1;LEN([.I281])       )                )) );[.J280])" office:value-type="string" office:string-value="./obyvak/DSC_7529.jpg" calcext:value-type="string">
            <text:p>./obyvak/DSC_7529.jpg</text:p>
          </table:table-cell>
          <table:table-cell table:formula="of:=VLOOKUP(LEFT([.I281];IF(               ISNUMBER(FIND(&quot; &quot;;[.I281]));FIND(&quot; &quot;;[.I281])-1;LEN([.I281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1]+1" office:value-type="float" office:value="278" calcext:value-type="float">
            <text:p>278</text:p>
          </table:table-cell>
          <table:table-cell/>
          <table:table-cell office:value-type="string" calcext:value-type="string">
            <text:p>sluchatka koss porta pro</text:p>
          </table:table-cell>
          <table:table-cell office:value-type="string" calcext:value-type="string">
            <text:p>koss</text:p>
          </table:table-cell>
          <table:table-cell/>
          <table:table-cell table:style-name="ce5" table:formula="of:=IF([.F281]=&quot;&quot;;&quot;&quot;;[.F281])" office:value-type="string" office:string-value="n" calcext:value-type="string">
            <text:p>n</text:p>
          </table:table-cell>
          <table:table-cell table:style-name="ce5" table:formula="of:=IF([.G281]=&quot;&quot;;&quot;&quot;;[.G281])" office:value-type="string" office:string-value="k" calcext:value-type="string">
            <text:p>k</text:p>
          </table:table-cell>
          <table:table-cell/>
          <table:table-cell table:style-name="ce15" table:formula="of:=IF([.I281]=&quot;&quot;;&quot;&quot;;[.I281])" office:value-type="string" office:string-value="DSC_7529.jpg" calcext:value-type="string">
            <text:p>DSC_7529.jpg</text:p>
          </table:table-cell>
          <table:table-cell table:formula="of:=IF([.I282]&lt;&gt;&quot;&quot;;HYPERLINK(CONCATENATE(&quot;file://&quot;;[.$H$2];&quot;/&quot;;[.K282];&quot;/&quot;;LEFT([.I282];IF(               ISNUMBER(FIND(&quot; &quot;;[.I282]));FIND(&quot; &quot;;[.I282])-1;LEN([.I282])       )                ));CONCATENATE([.K282];LEFT([.I282];IF(               ISNUMBER(FIND(&quot; &quot;;[.I282]));FIND(&quot; &quot;;[.I282])-1;LEN([.I282])       )                )) );[.J281])" office:value-type="string" office:string-value="./obyvak/DSC_7529.jpg" calcext:value-type="string">
            <text:p>./obyvak/DSC_7529.jpg</text:p>
          </table:table-cell>
          <table:table-cell table:formula="of:=VLOOKUP(LEFT([.I282];IF(               ISNUMBER(FIND(&quot; &quot;;[.I282]));FIND(&quot; &quot;;[.I282])-1;LEN([.I282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2]+1" office:value-type="float" office:value="279" calcext:value-type="float">
            <text:p>279</text:p>
          </table:table-cell>
          <table:table-cell/>
          <table:table-cell office:value-type="string" calcext:value-type="string">
            <text:p>2x skripec na fotoplatno</text:p>
          </table:table-cell>
          <table:table-cell table:number-columns-repeated="2"/>
          <table:table-cell table:style-name="ce5" office:value-type="string" calcext:value-type="string">
            <text:p>a</text:p>
          </table:table-cell>
          <table:table-cell table:style-name="ce5" table:formula="of:=IF([.G282]=&quot;&quot;;&quot;&quot;;[.G282])" office:value-type="string" office:string-value="k" calcext:value-type="string">
            <text:p>k</text:p>
          </table:table-cell>
          <table:table-cell/>
          <table:table-cell table:style-name="ce15" table:formula="of:=IF([.I282]=&quot;&quot;;&quot;&quot;;[.I282])" office:value-type="string" office:string-value="DSC_7529.jpg" calcext:value-type="string">
            <text:p>DSC_7529.jpg</text:p>
          </table:table-cell>
          <table:table-cell table:formula="of:=IF([.I283]&lt;&gt;&quot;&quot;;HYPERLINK(CONCATENATE(&quot;file://&quot;;[.$H$2];&quot;/&quot;;[.K283];&quot;/&quot;;LEFT([.I283];IF(               ISNUMBER(FIND(&quot; &quot;;[.I283]));FIND(&quot; &quot;;[.I283])-1;LEN([.I283])       )                ));CONCATENATE([.K283];LEFT([.I283];IF(               ISNUMBER(FIND(&quot; &quot;;[.I283]));FIND(&quot; &quot;;[.I283])-1;LEN([.I283])       )                )) );[.J282])" office:value-type="string" office:string-value="./obyvak/DSC_7529.jpg" calcext:value-type="string">
            <text:p>./obyvak/DSC_7529.jpg</text:p>
          </table:table-cell>
          <table:table-cell table:formula="of:=VLOOKUP(LEFT([.I283];IF(               ISNUMBER(FIND(&quot; &quot;;[.I283]));FIND(&quot; &quot;;[.I283])-1;LEN([.I283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3]+1" office:value-type="float" office:value="280" calcext:value-type="float">
            <text:p>280</text:p>
          </table:table-cell>
          <table:table-cell/>
          <table:table-cell office:value-type="string" calcext:value-type="string">
            <text:p>ramecek na obrazek</text:p>
          </table:table-cell>
          <table:table-cell office:value-type="string" calcext:value-type="string">
            <text:p>ikea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table:formula="of:=IF([.G283]=&quot;&quot;;&quot;&quot;;[.G283])" office:value-type="string" office:string-value="k" calcext:value-type="string">
            <text:p>k</text:p>
          </table:table-cell>
          <table:table-cell/>
          <table:table-cell table:style-name="ce15" table:formula="of:=IF([.I283]=&quot;&quot;;&quot;&quot;;[.I283])" office:value-type="string" office:string-value="DSC_7529.jpg" calcext:value-type="string">
            <text:p>DSC_7529.jpg</text:p>
          </table:table-cell>
          <table:table-cell table:formula="of:=IF([.I284]&lt;&gt;&quot;&quot;;HYPERLINK(CONCATENATE(&quot;file://&quot;;[.$H$2];&quot;/&quot;;[.K284];&quot;/&quot;;LEFT([.I284];IF(               ISNUMBER(FIND(&quot; &quot;;[.I284]));FIND(&quot; &quot;;[.I284])-1;LEN([.I284])       )                ));CONCATENATE([.K284];LEFT([.I284];IF(               ISNUMBER(FIND(&quot; &quot;;[.I284]));FIND(&quot; &quot;;[.I284])-1;LEN([.I284])       )                )) );[.J283])" office:value-type="string" office:string-value="./obyvak/DSC_7529.jpg" calcext:value-type="string">
            <text:p>./obyvak/DSC_7529.jpg</text:p>
          </table:table-cell>
          <table:table-cell table:formula="of:=VLOOKUP(LEFT([.I284];IF(               ISNUMBER(FIND(&quot; &quot;;[.I284]));FIND(&quot; &quot;;[.I284])-1;LEN([.I28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4]+1" office:value-type="float" office:value="281" calcext:value-type="float">
            <text:p>281</text:p>
          </table:table-cell>
          <table:table-cell/>
          <table:table-cell office:value-type="string" calcext:value-type="string">
            <text:p>dekorace musle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table:formula="of:=IF([.G284]=&quot;&quot;;&quot;&quot;;[.G284])" office:value-type="string" office:string-value="k" calcext:value-type="string">
            <text:p>k</text:p>
          </table:table-cell>
          <table:table-cell/>
          <table:table-cell table:style-name="ce15" table:formula="of:=IF([.I284]=&quot;&quot;;&quot;&quot;;[.I284])" office:value-type="string" office:string-value="DSC_7529.jpg" calcext:value-type="string">
            <text:p>DSC_7529.jpg</text:p>
          </table:table-cell>
          <table:table-cell table:formula="of:=IF([.I285]&lt;&gt;&quot;&quot;;HYPERLINK(CONCATENATE(&quot;file://&quot;;[.$H$2];&quot;/&quot;;[.K285];&quot;/&quot;;LEFT([.I285];IF(               ISNUMBER(FIND(&quot; &quot;;[.I285]));FIND(&quot; &quot;;[.I285])-1;LEN([.I285])       )                ));CONCATENATE([.K285];LEFT([.I285];IF(               ISNUMBER(FIND(&quot; &quot;;[.I285]));FIND(&quot; &quot;;[.I285])-1;LEN([.I285])       )                )) );[.J284])" office:value-type="string" office:string-value="./obyvak/DSC_7529.jpg" calcext:value-type="string">
            <text:p>./obyvak/DSC_7529.jpg</text:p>
          </table:table-cell>
          <table:table-cell table:formula="of:=VLOOKUP(LEFT([.I285];IF(               ISNUMBER(FIND(&quot; &quot;;[.I285]));FIND(&quot; &quot;;[.I285])-1;LEN([.I285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5]+1" office:value-type="float" office:value="282" calcext:value-type="float">
            <text:p>282</text:p>
          </table:table-cell>
          <table:table-cell/>
          <table:table-cell office:value-type="string" calcext:value-type="string">
            <text:p>detska ochrana na rohy</text:p>
          </table:table-cell>
          <table:table-cell office:value-type="string" calcext:value-type="string">
            <text:p>ikea</text:p>
          </table:table-cell>
          <table:table-cell/>
          <table:table-cell table:style-name="ce5" office:value-type="string" calcext:value-type="string">
            <text:p>n</text:p>
          </table:table-cell>
          <table:table-cell table:style-name="ce5" table:formula="of:=IF([.G285]=&quot;&quot;;&quot;&quot;;[.G285])" office:value-type="string" office:string-value="k" calcext:value-type="string">
            <text:p>k</text:p>
          </table:table-cell>
          <table:table-cell office:value-type="string" calcext:value-type="string">
            <text:p>na vicero fotografiiech cca 6ks</text:p>
          </table:table-cell>
          <table:table-cell table:style-name="ce15" table:formula="of:=IF([.I285]=&quot;&quot;;&quot;&quot;;[.I285])" office:value-type="string" office:string-value="DSC_7529.jpg" calcext:value-type="string">
            <text:p>DSC_7529.jpg</text:p>
          </table:table-cell>
          <table:table-cell table:formula="of:=IF([.I286]&lt;&gt;&quot;&quot;;HYPERLINK(CONCATENATE(&quot;file://&quot;;[.$H$2];&quot;/&quot;;[.K286];&quot;/&quot;;LEFT([.I286];IF(               ISNUMBER(FIND(&quot; &quot;;[.I286]));FIND(&quot; &quot;;[.I286])-1;LEN([.I286])       )                ));CONCATENATE([.K286];LEFT([.I286];IF(               ISNUMBER(FIND(&quot; &quot;;[.I286]));FIND(&quot; &quot;;[.I286])-1;LEN([.I286])       )                )) );[.J285])" office:value-type="string" office:string-value="./obyvak/DSC_7529.jpg" calcext:value-type="string">
            <text:p>./obyvak/DSC_7529.jpg</text:p>
          </table:table-cell>
          <table:table-cell table:formula="of:=VLOOKUP(LEFT([.I286];IF(               ISNUMBER(FIND(&quot; &quot;;[.I286]));FIND(&quot; &quot;;[.I286])-1;LEN([.I286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86]+1" office:value-type="float" office:value="283" calcext:value-type="float">
            <text:p>283</text:p>
          </table:table-cell>
          <table:table-cell/>
          <table:table-cell office:value-type="string" calcext:value-type="string">
            <text:p>zesilovac</text:p>
          </table:table-cell>
          <table:table-cell office:value-type="string" calcext:value-type="string">
            <text:p>harman kardon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286]=&quot;&quot;;&quot;&quot;;[.G286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75.jpg</text:p>
          </table:table-cell>
          <table:table-cell table:formula="of:=IF([.I287]&lt;&gt;&quot;&quot;;HYPERLINK(CONCATENATE(&quot;file://&quot;;[.$H$2];&quot;/&quot;;[.K287];&quot;/&quot;;LEFT([.I287];IF(               ISNUMBER(FIND(&quot; &quot;;[.I287]));FIND(&quot; &quot;;[.I287])-1;LEN([.I287])       )                ));CONCATENATE([.K287];LEFT([.I287];IF(               ISNUMBER(FIND(&quot; &quot;;[.I287]));FIND(&quot; &quot;;[.I287])-1;LEN([.I287])       )                )) );[.J286])" office:value-type="string" office:string-value="./obyvak/elektronika/_APE0775.jpg" calcext:value-type="string">
            <text:p>./obyvak/elektronika/_APE0775.jpg</text:p>
          </table:table-cell>
          <table:table-cell table:formula="of:=VLOOKUP(LEFT([.I287];IF(               ISNUMBER(FIND(&quot; &quot;;[.I287]));FIND(&quot; &quot;;[.I287])-1;LEN([.I28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87]+1" office:value-type="float" office:value="284" calcext:value-type="float">
            <text:p>284</text:p>
          </table:table-cell>
          <table:table-cell/>
          <table:table-cell office:value-type="string" calcext:value-type="string">
            <text:p>reproduktory zadni</text:p>
          </table:table-cell>
          <table:table-cell office:value-type="string" calcext:value-type="string">
            <text:p>wharf dale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287]=&quot;&quot;;&quot;&quot;;[.G287])" office:value-type="string" office:string-value="k" calcext:value-type="string">
            <text:p>k</text:p>
          </table:table-cell>
          <table:table-cell office:value-type="string" calcext:value-type="string">
            <text:p>Wharfdale Diamond 10.2</text:p>
          </table:table-cell>
          <table:table-cell table:style-name="ce16" office:value-type="string" calcext:value-type="string">
            <text:p>_APE0779.jpg DSC_7529.jpg</text:p>
          </table:table-cell>
          <table:table-cell table:formula="of:=IF([.I288]&lt;&gt;&quot;&quot;;HYPERLINK(CONCATENATE(&quot;file://&quot;;[.$H$2];&quot;/&quot;;[.K288];&quot;/&quot;;LEFT([.I288];IF(               ISNUMBER(FIND(&quot; &quot;;[.I288]));FIND(&quot; &quot;;[.I288])-1;LEN([.I288])       )                ));CONCATENATE([.K288];LEFT([.I288];IF(               ISNUMBER(FIND(&quot; &quot;;[.I288]));FIND(&quot; &quot;;[.I288])-1;LEN([.I288])       )                )) );[.J287])" office:value-type="string" office:string-value="./obyvak/elektronika/_APE0779.jpg" calcext:value-type="string">
            <text:p>./obyvak/elektronika/_APE0779.jpg</text:p>
          </table:table-cell>
          <table:table-cell table:formula="of:=VLOOKUP(LEFT([.I288];IF(               ISNUMBER(FIND(&quot; &quot;;[.I288]));FIND(&quot; &quot;;[.I288])-1;LEN([.I28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88]+1" office:value-type="float" office:value="285" calcext:value-type="float">
            <text:p>285</text:p>
          </table:table-cell>
          <table:table-cell/>
          <table:table-cell office:value-type="string" calcext:value-type="string">
            <text:p>iMac mini</text:p>
          </table:table-cell>
          <table:table-cell office:value-type="string" calcext:value-type="string">
            <text:p>apple</text:p>
          </table:table-cell>
          <table:table-cell/>
          <table:table-cell table:style-name="ce5" table:formula="of:=IF([.F288]=&quot;&quot;;&quot;&quot;;[.F288])" office:value-type="string" office:string-value="a" calcext:value-type="string">
            <text:p>a</text:p>
          </table:table-cell>
          <table:table-cell table:style-name="ce5" table:formula="of:=IF([.G288]=&quot;&quot;;&quot;&quot;;[.G288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81.jpg</text:p>
          </table:table-cell>
          <table:table-cell table:formula="of:=IF([.I289]&lt;&gt;&quot;&quot;;HYPERLINK(CONCATENATE(&quot;file://&quot;;[.$H$2];&quot;/&quot;;[.K289];&quot;/&quot;;LEFT([.I289];IF(               ISNUMBER(FIND(&quot; &quot;;[.I289]));FIND(&quot; &quot;;[.I289])-1;LEN([.I289])       )                ));CONCATENATE([.K289];LEFT([.I289];IF(               ISNUMBER(FIND(&quot; &quot;;[.I289]));FIND(&quot; &quot;;[.I289])-1;LEN([.I289])       )                )) );[.J288])" office:value-type="string" office:string-value="./obyvak/elektronika/_APE0781.jpg" calcext:value-type="string">
            <text:p>./obyvak/elektronika/_APE0781.jpg</text:p>
          </table:table-cell>
          <table:table-cell table:formula="of:=VLOOKUP(LEFT([.I289];IF(               ISNUMBER(FIND(&quot; &quot;;[.I289]));FIND(&quot; &quot;;[.I289])-1;LEN([.I28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89]+1" office:value-type="float" office:value="286" calcext:value-type="float">
            <text:p>286</text:p>
          </table:table-cell>
          <table:table-cell/>
          <table:table-cell office:value-type="string" calcext:value-type="string">
            <text:p>wifi router</text:p>
          </table:table-cell>
          <table:table-cell office:value-type="string" calcext:value-type="string">
            <text:p>netgear</text:p>
          </table:table-cell>
          <table:table-cell/>
          <table:table-cell table:style-name="ce5" table:formula="of:=IF([.F289]=&quot;&quot;;&quot;&quot;;[.F289])" office:value-type="string" office:string-value="a" calcext:value-type="string">
            <text:p>a</text:p>
          </table:table-cell>
          <table:table-cell table:style-name="ce5" table:formula="of:=IF([.G289]=&quot;&quot;;&quot;&quot;;[.G289])" office:value-type="string" office:string-value="k" calcext:value-type="string">
            <text:p>k</text:p>
          </table:table-cell>
          <table:table-cell office:value-type="string" calcext:value-type="string">
            <text:p>Wifi 802.11/bgn</text:p>
          </table:table-cell>
          <table:table-cell table:style-name="ce15" office:value-type="string" calcext:value-type="string">
            <text:p>DSC_7525.jpg</text:p>
          </table:table-cell>
          <table:table-cell table:formula="of:=IF([.I290]&lt;&gt;&quot;&quot;;HYPERLINK(CONCATENATE(&quot;file://&quot;;[.$H$2];&quot;/&quot;;[.K290];&quot;/&quot;;LEFT([.I290];IF(               ISNUMBER(FIND(&quot; &quot;;[.I290]));FIND(&quot; &quot;;[.I290])-1;LEN([.I290])       )                ));CONCATENATE([.K290];LEFT([.I290];IF(               ISNUMBER(FIND(&quot; &quot;;[.I290]));FIND(&quot; &quot;;[.I290])-1;LEN([.I290])       )                )) );[.J289])" office:value-type="string" office:string-value="./obyvak/elektronika/DSC_7525.jpg" calcext:value-type="string">
            <text:p>./obyvak/elektronika/DSC_7525.jpg</text:p>
          </table:table-cell>
          <table:table-cell table:formula="of:=VLOOKUP(LEFT([.I290];IF(               ISNUMBER(FIND(&quot; &quot;;[.I290]));FIND(&quot; &quot;;[.I290])-1;LEN([.I29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90]+1" office:value-type="float" office:value="287" calcext:value-type="float">
            <text:p>287</text:p>
          </table:table-cell>
          <table:table-cell/>
          <table:table-cell office:value-type="string" calcext:value-type="string">
            <text:p>Network Attached Storage</text:p>
          </table:table-cell>
          <table:table-cell office:value-type="string" calcext:value-type="string">
            <text:p>???</text:p>
          </table:table-cell>
          <table:table-cell/>
          <table:table-cell table:style-name="ce5" table:formula="of:=IF([.F290]=&quot;&quot;;&quot;&quot;;[.F290])" office:value-type="string" office:string-value="a" calcext:value-type="string">
            <text:p>a</text:p>
          </table:table-cell>
          <table:table-cell table:style-name="ce5" table:formula="of:=IF([.G290]=&quot;&quot;;&quot;&quot;;[.G290])" office:value-type="string" office:string-value="k" calcext:value-type="string">
            <text:p>k</text:p>
          </table:table-cell>
          <table:table-cell office:value-type="string" calcext:value-type="string">
            <text:p>2 disky, NFS, RAID s aktivni ventilaci, 2x disky – 1TB a 1,5TB</text:p>
          </table:table-cell>
          <table:table-cell table:style-name="ce15" table:formula="of:=IF([.I290]=&quot;&quot;;&quot;&quot;;[.I290])" office:value-type="string" office:string-value="DSC_7525.jpg" calcext:value-type="string">
            <text:p>DSC_7525.jpg</text:p>
          </table:table-cell>
          <table:table-cell table:formula="of:=IF([.I291]&lt;&gt;&quot;&quot;;HYPERLINK(CONCATENATE(&quot;file://&quot;;[.$H$2];&quot;/&quot;;[.K291];&quot;/&quot;;LEFT([.I291];IF(               ISNUMBER(FIND(&quot; &quot;;[.I291]));FIND(&quot; &quot;;[.I291])-1;LEN([.I291])       )                ));CONCATENATE([.K291];LEFT([.I291];IF(               ISNUMBER(FIND(&quot; &quot;;[.I291]));FIND(&quot; &quot;;[.I291])-1;LEN([.I291])       )                )) );[.J290])" office:value-type="string" office:string-value="./obyvak/elektronika/DSC_7525.jpg" calcext:value-type="string">
            <text:p>./obyvak/elektronika/DSC_7525.jpg</text:p>
          </table:table-cell>
          <table:table-cell table:formula="of:=VLOOKUP(LEFT([.I291];IF(               ISNUMBER(FIND(&quot; &quot;;[.I291]));FIND(&quot; &quot;;[.I291])-1;LEN([.I29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1]+1" office:value-type="float" office:value="288" calcext:value-type="float">
            <text:p>288</text:p>
          </table:table-cell>
          <table:table-cell/>
          <table:table-cell office:value-type="string" calcext:value-type="string">
            <text:p>USB/e-sata box + disk</text:p>
          </table:table-cell>
          <table:table-cell office:value-type="string" calcext:value-type="string">
            <text:p>raidsonic</text:p>
          </table:table-cell>
          <table:table-cell/>
          <table:table-cell table:style-name="ce5" table:formula="of:=IF([.F291]=&quot;&quot;;&quot;&quot;;[.F291])" office:value-type="string" office:string-value="a" calcext:value-type="string">
            <text:p>a</text:p>
          </table:table-cell>
          <table:table-cell table:style-name="ce5" table:formula="of:=IF([.G291]=&quot;&quot;;&quot;&quot;;[.G291])" office:value-type="string" office:string-value="k" calcext:value-type="string">
            <text:p>k</text:p>
          </table:table-cell>
          <table:table-cell office:value-type="string" calcext:value-type="string">
            <text:p>icybox, 1TB disk</text:p>
          </table:table-cell>
          <table:table-cell table:style-name="ce15" table:formula="of:=IF([.I291]=&quot;&quot;;&quot;&quot;;[.I291])" office:value-type="string" office:string-value="DSC_7525.jpg" calcext:value-type="string">
            <text:p>DSC_7525.jpg</text:p>
          </table:table-cell>
          <table:table-cell table:formula="of:=IF([.I292]&lt;&gt;&quot;&quot;;HYPERLINK(CONCATENATE(&quot;file://&quot;;[.$H$2];&quot;/&quot;;[.K292];&quot;/&quot;;LEFT([.I292];IF(               ISNUMBER(FIND(&quot; &quot;;[.I292]));FIND(&quot; &quot;;[.I292])-1;LEN([.I292])       )                ));CONCATENATE([.K292];LEFT([.I292];IF(               ISNUMBER(FIND(&quot; &quot;;[.I292]));FIND(&quot; &quot;;[.I292])-1;LEN([.I292])       )                )) );[.J291])" office:value-type="string" office:string-value="./obyvak/elektronika/DSC_7525.jpg" calcext:value-type="string">
            <text:p>./obyvak/elektronika/DSC_7525.jpg</text:p>
          </table:table-cell>
          <table:table-cell table:formula="of:=VLOOKUP(LEFT([.I292];IF(               ISNUMBER(FIND(&quot; &quot;;[.I292]));FIND(&quot; &quot;;[.I292])-1;LEN([.I29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92]+1" office:value-type="float" office:value="289" calcext:value-type="float">
            <text:p>289</text:p>
          </table:table-cell>
          <table:table-cell/>
          <table:table-cell office:value-type="string" calcext:value-type="string">
            <text:p>Usb DVBT klicenka</text:p>
          </table:table-cell>
          <table:table-cell table:number-columns-repeated="2"/>
          <table:table-cell table:style-name="ce5" table:formula="of:=IF([.F292]=&quot;&quot;;&quot;&quot;;[.F292])" office:value-type="string" office:string-value="a" calcext:value-type="string">
            <text:p>a</text:p>
          </table:table-cell>
          <table:table-cell table:style-name="ce5" table:formula="of:=IF([.G292]=&quot;&quot;;&quot;&quot;;[.G292])" office:value-type="string" office:string-value="k" calcext:value-type="string">
            <text:p>k</text:p>
          </table:table-cell>
          <table:table-cell office:value-type="string" calcext:value-type="string">
            <text:p>na foto v levo od iMAC mini (klicenka na kabelu)</text:p>
          </table:table-cell>
          <table:table-cell table:style-name="ce15" office:value-type="string" calcext:value-type="string">
            <text:p>_APE0781.jpg</text:p>
          </table:table-cell>
          <table:table-cell table:formula="of:=IF([.I293]&lt;&gt;&quot;&quot;;HYPERLINK(CONCATENATE(&quot;file://&quot;;[.$H$2];&quot;/&quot;;[.K293];&quot;/&quot;;LEFT([.I293];IF(               ISNUMBER(FIND(&quot; &quot;;[.I293]));FIND(&quot; &quot;;[.I293])-1;LEN([.I293])       )                ));CONCATENATE([.K293];LEFT([.I293];IF(               ISNUMBER(FIND(&quot; &quot;;[.I293]));FIND(&quot; &quot;;[.I293])-1;LEN([.I293])       )                )) );[.J292])" office:value-type="string" office:string-value="./obyvak/elektronika/_APE0781.jpg" calcext:value-type="string">
            <text:p>./obyvak/elektronika/_APE0781.jpg</text:p>
          </table:table-cell>
          <table:table-cell table:formula="of:=VLOOKUP(LEFT([.I293];IF(               ISNUMBER(FIND(&quot; &quot;;[.I293]));FIND(&quot; &quot;;[.I293])-1;LEN([.I29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3]+1" office:value-type="float" office:value="290" calcext:value-type="float">
            <text:p>290</text:p>
          </table:table-cell>
          <table:table-cell/>
          <table:table-cell office:value-type="string" calcext:value-type="string">
            <text:p>dreveny ramecek na fotografii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table:formula="of:=IF([.G293]=&quot;&quot;;&quot;&quot;;[.G293])" office:value-type="string" office:string-value="k" calcext:value-type="string">
            <text:p>k</text:p>
          </table:table-cell>
          <table:table-cell office:value-type="string" calcext:value-type="string">
            <text:p>rucni prace</text:p>
          </table:table-cell>
          <table:table-cell table:style-name="ce15" office:value-type="string" calcext:value-type="string">
            <text:p>_APE0774.jpg</text:p>
          </table:table-cell>
          <table:table-cell table:formula="of:=IF([.I294]&lt;&gt;&quot;&quot;;HYPERLINK(CONCATENATE(&quot;file://&quot;;[.$H$2];&quot;/&quot;;[.K294];&quot;/&quot;;LEFT([.I294];IF(               ISNUMBER(FIND(&quot; &quot;;[.I294]));FIND(&quot; &quot;;[.I294])-1;LEN([.I294])       )                ));CONCATENATE([.K294];LEFT([.I294];IF(               ISNUMBER(FIND(&quot; &quot;;[.I294]));FIND(&quot; &quot;;[.I294])-1;LEN([.I294])       )                )) );[.J293])" office:value-type="string" office:string-value="./obyvak/_APE0774.jpg" calcext:value-type="string">
            <text:p>./obyvak/_APE0774.jpg</text:p>
          </table:table-cell>
          <table:table-cell table:formula="of:=VLOOKUP(LEFT([.I294];IF(               ISNUMBER(FIND(&quot; &quot;;[.I294]));FIND(&quot; &quot;;[.I294])-1;LEN([.I294])       )                );[Fotografie.$B$1:.$D$405];3;0)" office:value-type="string" office:string-value="./obyvak/" calcext:value-type="string">
            <text:p>./obyvak/</text:p>
          </table:table-cell>
          <table:table-cell table:number-columns-repeated="1013"/>
        </table:table-row>
        <table:table-row table:style-name="ro1">
          <table:table-cell table:formula="of:=[.A294]+1" office:value-type="float" office:value="291" calcext:value-type="float">
            <text:p>291</text:p>
          </table:table-cell>
          <table:table-cell/>
          <table:table-cell office:value-type="string" calcext:value-type="string">
            <text:p>destka hra HEROS</text:p>
          </table:table-cell>
          <table:table-cell table:number-columns-repeated="2"/>
          <table:table-cell table:style-name="ce5" table:formula="of:=IF([.F294]=&quot;&quot;;&quot;&quot;;[.F294])" office:value-type="string" office:string-value="n" calcext:value-type="string">
            <text:p>n</text:p>
          </table:table-cell>
          <table:table-cell table:style-name="ce5" table:formula="of:=IF([.G294]=&quot;&quot;;&quot;&quot;;[.G294])" office:value-type="string" office:string-value="k" calcext:value-type="string">
            <text:p>k</text:p>
          </table:table-cell>
          <table:table-cell office:value-type="string" calcext:value-type="string">
            <text:p>skladacka s naradim</text:p>
          </table:table-cell>
          <table:table-cell table:style-name="ce15" office:value-type="string" calcext:value-type="string">
            <text:p>_APE0775.jpg</text:p>
          </table:table-cell>
          <table:table-cell table:formula="of:=IF([.I295]&lt;&gt;&quot;&quot;;HYPERLINK(CONCATENATE(&quot;file://&quot;;[.$H$2];&quot;/&quot;;[.K295];&quot;/&quot;;LEFT([.I295];IF(               ISNUMBER(FIND(&quot; &quot;;[.I295]));FIND(&quot; &quot;;[.I295])-1;LEN([.I295])       )                ));CONCATENATE([.K295];LEFT([.I295];IF(               ISNUMBER(FIND(&quot; &quot;;[.I295]));FIND(&quot; &quot;;[.I295])-1;LEN([.I295])       )                )) );[.J294])" office:value-type="string" office:string-value="./obyvak/elektronika/_APE0775.jpg" calcext:value-type="string">
            <text:p>./obyvak/elektronika/_APE0775.jpg</text:p>
          </table:table-cell>
          <table:table-cell table:formula="of:=VLOOKUP(LEFT([.I295];IF(               ISNUMBER(FIND(&quot; &quot;;[.I295]));FIND(&quot; &quot;;[.I295])-1;LEN([.I29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5]+1" office:value-type="float" office:value="292" calcext:value-type="float">
            <text:p>292</text:p>
          </table:table-cell>
          <table:table-cell/>
          <table:table-cell office:value-type="string" calcext:value-type="string">
            <text:p>detska sada zviratek</text:p>
          </table:table-cell>
          <table:table-cell office:value-type="string" calcext:value-type="string">
            <text:p>rucni prace, malovane</text:p>
          </table:table-cell>
          <table:table-cell/>
          <table:table-cell table:style-name="ce5" table:formula="of:=IF([.F295]=&quot;&quot;;&quot;&quot;;[.F295])" office:value-type="string" office:string-value="n" calcext:value-type="string">
            <text:p>n</text:p>
          </table:table-cell>
          <table:table-cell table:style-name="ce5" table:formula="of:=IF([.G295]=&quot;&quot;;&quot;&quot;;[.G295])" office:value-type="string" office:string-value="k" calcext:value-type="string">
            <text:p>k</text:p>
          </table:table-cell>
          <table:table-cell office:value-type="string" calcext:value-type="string">
            <text:p>exotika 8ks</text:p>
          </table:table-cell>
          <table:table-cell table:style-name="ce15" table:formula="of:=IF([.I295]=&quot;&quot;;&quot;&quot;;[.I295])" office:value-type="string" office:string-value="_APE0775.jpg" calcext:value-type="string">
            <text:p>_APE0775.jpg</text:p>
          </table:table-cell>
          <table:table-cell table:formula="of:=IF([.I296]&lt;&gt;&quot;&quot;;HYPERLINK(CONCATENATE(&quot;file://&quot;;[.$H$2];&quot;/&quot;;[.K296];&quot;/&quot;;LEFT([.I296];IF(               ISNUMBER(FIND(&quot; &quot;;[.I296]));FIND(&quot; &quot;;[.I296])-1;LEN([.I296])       )                ));CONCATENATE([.K296];LEFT([.I296];IF(               ISNUMBER(FIND(&quot; &quot;;[.I296]));FIND(&quot; &quot;;[.I296])-1;LEN([.I296])       )                )) );[.J295])" office:value-type="string" office:string-value="./obyvak/elektronika/_APE0775.jpg" calcext:value-type="string">
            <text:p>./obyvak/elektronika/_APE0775.jpg</text:p>
          </table:table-cell>
          <table:table-cell table:formula="of:=VLOOKUP(LEFT([.I296];IF(               ISNUMBER(FIND(&quot; &quot;;[.I296]));FIND(&quot; &quot;;[.I296])-1;LEN([.I29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3">
          <table:table-cell table:formula="of:=[.A296]+1" office:value-type="float" office:value="293" calcext:value-type="float">
            <text:p>293</text:p>
          </table:table-cell>
          <table:table-cell/>
          <table:table-cell office:value-type="string" calcext:value-type="string">
            <text:p>HDMI kabel</text:p>
          </table:table-cell>
          <table:table-cell office:value-type="string" calcext:value-type="string">
            <text:p>datart</text:p>
          </table:table-cell>
          <table:table-cell office:value-type="float" office:value="800" calcext:value-type="float">
            <text:p>800</text:p>
          </table:table-cell>
          <table:table-cell table:style-name="ce5" table:formula="of:=IF([.F296]=&quot;&quot;;&quot;&quot;;[.F296])" office:value-type="string" office:string-value="n" calcext:value-type="string">
            <text:p>n</text:p>
          </table:table-cell>
          <table:table-cell table:style-name="ce5" table:formula="of:=IF([.G296]=&quot;&quot;;&quot;&quot;;[.G296])" office:value-type="string" office:string-value="k" calcext:value-type="string">
            <text:p>k</text:p>
          </table:table-cell>
          <table:table-cell office:value-type="string" calcext:value-type="string">
            <text:p>Podporuje 1.4a a HD kvalitu ve vysoke synchronizaci</text:p>
          </table:table-cell>
          <table:table-cell table:style-name="ce15" office:value-type="string" calcext:value-type="string">
            <text:p>_APE0782.jpg</text:p>
          </table:table-cell>
          <table:table-cell table:formula="of:=IF([.I297]&lt;&gt;&quot;&quot;;HYPERLINK(CONCATENATE(&quot;file://&quot;;[.$H$2];&quot;/&quot;;[.K297];&quot;/&quot;;LEFT([.I297];IF(               ISNUMBER(FIND(&quot; &quot;;[.I297]));FIND(&quot; &quot;;[.I297])-1;LEN([.I297])       )                ));CONCATENATE([.K297];LEFT([.I297];IF(               ISNUMBER(FIND(&quot; &quot;;[.I297]));FIND(&quot; &quot;;[.I297])-1;LEN([.I297])       )                )) );[.J296])" office:value-type="string" office:string-value="./obyvak/elektronika/_APE0782.jpg" calcext:value-type="string">
            <text:p>./obyvak/elektronika/_APE0782.jpg</text:p>
          </table:table-cell>
          <table:table-cell table:formula="of:=VLOOKUP(LEFT([.I297];IF(               ISNUMBER(FIND(&quot; &quot;;[.I297]));FIND(&quot; &quot;;[.I297])-1;LEN([.I29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7]+1" office:value-type="float" office:value="294" calcext:value-type="float">
            <text:p>294</text:p>
          </table:table-cell>
          <table:table-cell/>
          <table:table-cell office:value-type="string" calcext:value-type="string">
            <text:p>TOSLINK</text:p>
          </table:table-cell>
          <table:table-cell office:value-type="string" calcext:value-type="string">
            <text:p>datart</text:p>
          </table:table-cell>
          <table:table-cell office:value-type="float" office:value="300" calcext:value-type="float">
            <text:p>300</text:p>
          </table:table-cell>
          <table:table-cell table:style-name="ce5" table:formula="of:=IF([.F297]=&quot;&quot;;&quot;&quot;;[.F297])" office:value-type="string" office:string-value="n" calcext:value-type="string">
            <text:p>n</text:p>
          </table:table-cell>
          <table:table-cell table:style-name="ce5" table:formula="of:=IF([.G297]=&quot;&quot;;&quot;&quot;;[.G297])" office:value-type="string" office:string-value="k" calcext:value-type="string">
            <text:p>k</text:p>
          </table:table-cell>
          <table:table-cell office:value-type="string" calcext:value-type="string">
            <text:p>opticky kabel, toslink 2m</text:p>
          </table:table-cell>
          <table:table-cell table:style-name="ce15" table:formula="of:=IF([.I297]=&quot;&quot;;&quot;&quot;;[.I297])" office:value-type="string" office:string-value="_APE0782.jpg" calcext:value-type="string">
            <text:p>_APE0782.jpg</text:p>
          </table:table-cell>
          <table:table-cell table:formula="of:=IF([.I298]&lt;&gt;&quot;&quot;;HYPERLINK(CONCATENATE(&quot;file://&quot;;[.$H$2];&quot;/&quot;;[.K298];&quot;/&quot;;LEFT([.I298];IF(               ISNUMBER(FIND(&quot; &quot;;[.I298]));FIND(&quot; &quot;;[.I298])-1;LEN([.I298])       )                ));CONCATENATE([.K298];LEFT([.I298];IF(               ISNUMBER(FIND(&quot; &quot;;[.I298]));FIND(&quot; &quot;;[.I298])-1;LEN([.I298])       )                )) );[.J297])" office:value-type="string" office:string-value="./obyvak/elektronika/_APE0782.jpg" calcext:value-type="string">
            <text:p>./obyvak/elektronika/_APE0782.jpg</text:p>
          </table:table-cell>
          <table:table-cell table:formula="of:=VLOOKUP(LEFT([.I298];IF(               ISNUMBER(FIND(&quot; &quot;;[.I298]));FIND(&quot; &quot;;[.I298])-1;LEN([.I29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8]+1" office:value-type="float" office:value="295" calcext:value-type="float">
            <text:p>295</text:p>
          </table:table-cell>
          <table:table-cell/>
          <table:table-cell office:value-type="string" calcext:value-type="string">
            <text:p>ipod</text:p>
          </table:table-cell>
          <table:table-cell table:number-columns-repeated="2"/>
          <table:table-cell table:style-name="ce5" table:formula="of:=IF([.F298]=&quot;&quot;;&quot;&quot;;[.F298])" office:value-type="string" office:string-value="n" calcext:value-type="string">
            <text:p>n</text:p>
          </table:table-cell>
          <table:table-cell table:style-name="ce5" table:formula="of:=IF([.G298]=&quot;&quot;;&quot;&quot;;[.G298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84.jpg</text:p>
          </table:table-cell>
          <table:table-cell table:formula="of:=IF([.I299]&lt;&gt;&quot;&quot;;HYPERLINK(CONCATENATE(&quot;file://&quot;;[.$H$2];&quot;/&quot;;[.K299];&quot;/&quot;;LEFT([.I299];IF(               ISNUMBER(FIND(&quot; &quot;;[.I299]));FIND(&quot; &quot;;[.I299])-1;LEN([.I299])       )                ));CONCATENATE([.K299];LEFT([.I299];IF(               ISNUMBER(FIND(&quot; &quot;;[.I299]));FIND(&quot; &quot;;[.I299])-1;LEN([.I299])       )                )) );[.J298])" office:value-type="string" office:string-value="./obyvak/elektronika/_APE0784.jpg" calcext:value-type="string">
            <text:p>./obyvak/elektronika/_APE0784.jpg</text:p>
          </table:table-cell>
          <table:table-cell table:formula="of:=VLOOKUP(LEFT([.I299];IF(               ISNUMBER(FIND(&quot; &quot;;[.I299]));FIND(&quot; &quot;;[.I299])-1;LEN([.I299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299]+1" office:value-type="float" office:value="296" calcext:value-type="float">
            <text:p>296</text:p>
          </table:table-cell>
          <table:table-cell/>
          <table:table-cell office:value-type="string" calcext:value-type="string">
            <text:p>propojovaci audio kabelaz 2x <text:s/>6m</text:p>
          </table:table-cell>
          <table:table-cell office:value-type="string" calcext:value-type="string">
            <text:p>silny prurez</text:p>
          </table:table-cell>
          <table:table-cell/>
          <table:table-cell table:style-name="ce5" table:formula="of:=IF([.F299]=&quot;&quot;;&quot;&quot;;[.F299])" office:value-type="string" office:string-value="n" calcext:value-type="string">
            <text:p>n</text:p>
          </table:table-cell>
          <table:table-cell table:style-name="ce5" table:formula="of:=IF([.G299]=&quot;&quot;;&quot;&quot;;[.G299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85.jpg</text:p>
          </table:table-cell>
          <table:table-cell table:formula="of:=IF([.I300]&lt;&gt;&quot;&quot;;HYPERLINK(CONCATENATE(&quot;file://&quot;;[.$H$2];&quot;/&quot;;[.K300];&quot;/&quot;;LEFT([.I300];IF(               ISNUMBER(FIND(&quot; &quot;;[.I300]));FIND(&quot; &quot;;[.I300])-1;LEN([.I300])       )                ));CONCATENATE([.K300];LEFT([.I300];IF(               ISNUMBER(FIND(&quot; &quot;;[.I300]));FIND(&quot; &quot;;[.I300])-1;LEN([.I300])       )                )) );[.J299])" office:value-type="string" office:string-value="./obyvak/elektronika/_APE0785.jpg" calcext:value-type="string">
            <text:p>./obyvak/elektronika/_APE0785.jpg</text:p>
          </table:table-cell>
          <table:table-cell table:formula="of:=VLOOKUP(LEFT([.I300];IF(               ISNUMBER(FIND(&quot; &quot;;[.I300]));FIND(&quot; &quot;;[.I300])-1;LEN([.I300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0]+1" office:value-type="float" office:value="297" calcext:value-type="float">
            <text:p>297</text:p>
          </table:table-cell>
          <table:table-cell/>
          <table:table-cell office:value-type="string" calcext:value-type="string">
            <text:p>puzzle detske 25ks</text:p>
          </table:table-cell>
          <table:table-cell table:number-columns-repeated="2"/>
          <table:table-cell table:style-name="ce5" table:formula="of:=IF([.F300]=&quot;&quot;;&quot;&quot;;[.F300])" office:value-type="string" office:string-value="n" calcext:value-type="string">
            <text:p>n</text:p>
          </table:table-cell>
          <table:table-cell table:style-name="ce5" table:formula="of:=IF([.G300]=&quot;&quot;;&quot;&quot;;[.G300])" office:value-type="string" office:string-value="k" calcext:value-type="string">
            <text:p>k</text:p>
          </table:table-cell>
          <table:table-cell/>
          <table:table-cell table:style-name="ce15" table:formula="of:=IF([.I300]=&quot;&quot;;&quot;&quot;;[.I300])" office:value-type="string" office:string-value="_APE0785.jpg" calcext:value-type="string">
            <text:p>_APE0785.jpg</text:p>
          </table:table-cell>
          <table:table-cell table:formula="of:=IF([.I301]&lt;&gt;&quot;&quot;;HYPERLINK(CONCATENATE(&quot;file://&quot;;[.$H$2];&quot;/&quot;;[.K301];&quot;/&quot;;LEFT([.I301];IF(               ISNUMBER(FIND(&quot; &quot;;[.I301]));FIND(&quot; &quot;;[.I301])-1;LEN([.I301])       )                ));CONCATENATE([.K301];LEFT([.I301];IF(               ISNUMBER(FIND(&quot; &quot;;[.I301]));FIND(&quot; &quot;;[.I301])-1;LEN([.I301])       )                )) );[.J300])" office:value-type="string" office:string-value="./obyvak/elektronika/_APE0785.jpg" calcext:value-type="string">
            <text:p>./obyvak/elektronika/_APE0785.jpg</text:p>
          </table:table-cell>
          <table:table-cell table:formula="of:=VLOOKUP(LEFT([.I301];IF(               ISNUMBER(FIND(&quot; &quot;;[.I301]));FIND(&quot; &quot;;[.I301])-1;LEN([.I301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1]+1" office:value-type="float" office:value="298" calcext:value-type="float">
            <text:p>298</text:p>
          </table:table-cell>
          <table:table-cell/>
          <table:table-cell office:value-type="string" calcext:value-type="string">
            <text:p>dreveny vagonek (tahaci)</text:p>
          </table:table-cell>
          <table:table-cell table:number-columns-repeated="2"/>
          <table:table-cell table:style-name="ce5" table:formula="of:=IF([.F301]=&quot;&quot;;&quot;&quot;;[.F301])" office:value-type="string" office:string-value="n" calcext:value-type="string">
            <text:p>n</text:p>
          </table:table-cell>
          <table:table-cell table:style-name="ce5" table:formula="of:=IF([.G301]=&quot;&quot;;&quot;&quot;;[.G301])" office:value-type="string" office:string-value="k" calcext:value-type="string">
            <text:p>k</text:p>
          </table:table-cell>
          <table:table-cell/>
          <table:table-cell table:style-name="ce15" table:formula="of:=IF([.I301]=&quot;&quot;;&quot;&quot;;[.I301])" office:value-type="string" office:string-value="_APE0785.jpg" calcext:value-type="string">
            <text:p>_APE0785.jpg</text:p>
          </table:table-cell>
          <table:table-cell table:formula="of:=IF([.I302]&lt;&gt;&quot;&quot;;HYPERLINK(CONCATENATE(&quot;file://&quot;;[.$H$2];&quot;/&quot;;[.K302];&quot;/&quot;;LEFT([.I302];IF(               ISNUMBER(FIND(&quot; &quot;;[.I302]));FIND(&quot; &quot;;[.I302])-1;LEN([.I302])       )                ));CONCATENATE([.K302];LEFT([.I302];IF(               ISNUMBER(FIND(&quot; &quot;;[.I302]));FIND(&quot; &quot;;[.I302])-1;LEN([.I302])       )                )) );[.J301])" office:value-type="string" office:string-value="./obyvak/elektronika/_APE0785.jpg" calcext:value-type="string">
            <text:p>./obyvak/elektronika/_APE0785.jpg</text:p>
          </table:table-cell>
          <table:table-cell table:formula="of:=VLOOKUP(LEFT([.I302];IF(               ISNUMBER(FIND(&quot; &quot;;[.I302]));FIND(&quot; &quot;;[.I302])-1;LEN([.I302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2]+1" office:value-type="float" office:value="299" calcext:value-type="float">
            <text:p>299</text:p>
          </table:table-cell>
          <table:table-cell/>
          <table:table-cell office:value-type="string" calcext:value-type="string">
            <text:p>obrazkova knizka pro novorozenata</text:p>
          </table:table-cell>
          <table:table-cell table:number-columns-repeated="2"/>
          <table:table-cell table:style-name="ce5" table:formula="of:=IF([.F302]=&quot;&quot;;&quot;&quot;;[.F302])" office:value-type="string" office:string-value="n" calcext:value-type="string">
            <text:p>n</text:p>
          </table:table-cell>
          <table:table-cell table:style-name="ce5" table:formula="of:=IF([.G302]=&quot;&quot;;&quot;&quot;;[.G302])" office:value-type="string" office:string-value="k" calcext:value-type="string">
            <text:p>k</text:p>
          </table:table-cell>
          <table:table-cell office:value-type="string" calcext:value-type="string">
            <text:p>na foto. Kousek od zasuvky</text:p>
          </table:table-cell>
          <table:table-cell table:style-name="ce15" table:formula="of:=IF([.I302]=&quot;&quot;;&quot;&quot;;[.I302])" office:value-type="string" office:string-value="_APE0785.jpg" calcext:value-type="string">
            <text:p>_APE0785.jpg</text:p>
          </table:table-cell>
          <table:table-cell table:formula="of:=IF([.I303]&lt;&gt;&quot;&quot;;HYPERLINK(CONCATENATE(&quot;file://&quot;;[.$H$2];&quot;/&quot;;[.K303];&quot;/&quot;;LEFT([.I303];IF(               ISNUMBER(FIND(&quot; &quot;;[.I303]));FIND(&quot; &quot;;[.I303])-1;LEN([.I303])       )                ));CONCATENATE([.K303];LEFT([.I303];IF(               ISNUMBER(FIND(&quot; &quot;;[.I303]));FIND(&quot; &quot;;[.I303])-1;LEN([.I303])       )                )) );[.J302])" office:value-type="string" office:string-value="./obyvak/elektronika/_APE0785.jpg" calcext:value-type="string">
            <text:p>./obyvak/elektronika/_APE0785.jpg</text:p>
          </table:table-cell>
          <table:table-cell table:formula="of:=VLOOKUP(LEFT([.I303];IF(               ISNUMBER(FIND(&quot; &quot;;[.I303]));FIND(&quot; &quot;;[.I303])-1;LEN([.I303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3]+1" office:value-type="float" office:value="300" calcext:value-type="float">
            <text:p>300</text:p>
          </table:table-cell>
          <table:table-cell/>
          <table:table-cell office:value-type="string" calcext:value-type="string">
            <text:p>popelarske auto</text:p>
          </table:table-cell>
          <table:table-cell table:number-columns-repeated="2"/>
          <table:table-cell table:style-name="ce5" table:formula="of:=IF([.F303]=&quot;&quot;;&quot;&quot;;[.F303])" office:value-type="string" office:string-value="n" calcext:value-type="string">
            <text:p>n</text:p>
          </table:table-cell>
          <table:table-cell table:style-name="ce5" table:formula="of:=IF([.G303]=&quot;&quot;;&quot;&quot;;[.G303])" office:value-type="string" office:string-value="k" calcext:value-type="string">
            <text:p>k</text:p>
          </table:table-cell>
          <table:table-cell office:value-type="string" calcext:value-type="string">
            <text:p>hracka</text:p>
          </table:table-cell>
          <table:table-cell table:style-name="ce15" table:formula="of:=IF([.I303]=&quot;&quot;;&quot;&quot;;[.I303])" office:value-type="string" office:string-value="_APE0785.jpg" calcext:value-type="string">
            <text:p>_APE0785.jpg</text:p>
          </table:table-cell>
          <table:table-cell table:formula="of:=IF([.I304]&lt;&gt;&quot;&quot;;HYPERLINK(CONCATENATE(&quot;file://&quot;;[.$H$2];&quot;/&quot;;[.K304];&quot;/&quot;;LEFT([.I304];IF(               ISNUMBER(FIND(&quot; &quot;;[.I304]));FIND(&quot; &quot;;[.I304])-1;LEN([.I304])       )                ));CONCATENATE([.K304];LEFT([.I304];IF(               ISNUMBER(FIND(&quot; &quot;;[.I304]));FIND(&quot; &quot;;[.I304])-1;LEN([.I304])       )                )) );[.J303])" office:value-type="string" office:string-value="./obyvak/elektronika/_APE0785.jpg" calcext:value-type="string">
            <text:p>./obyvak/elektronika/_APE0785.jpg</text:p>
          </table:table-cell>
          <table:table-cell table:formula="of:=VLOOKUP(LEFT([.I304];IF(               ISNUMBER(FIND(&quot; &quot;;[.I304]));FIND(&quot; &quot;;[.I304])-1;LEN([.I304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4]+1" office:value-type="float" office:value="301" calcext:value-type="float">
            <text:p>301</text:p>
          </table:table-cell>
          <table:table-cell/>
          <table:table-cell office:value-type="string" calcext:value-type="string">
            <text:p>Obyvak stolecek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304]=&quot;&quot;;&quot;&quot;;[.F304])" office:value-type="string" office:string-value="n" calcext:value-type="string">
            <text:p>n</text:p>
          </table:table-cell>
          <table:table-cell table:style-name="ce5" table:formula="of:=IF([.G304]=&quot;&quot;;&quot;&quot;;[.G304])" office:value-type="string" office:string-value="k" calcext:value-type="string">
            <text:p>k</text:p>
          </table:table-cell>
          <table:table-cell/>
          <table:table-cell table:style-name="ce15" table:formula="of:=IF([.I304]=&quot;&quot;;&quot;&quot;;[.I304])" office:value-type="string" office:string-value="_APE0785.jpg" calcext:value-type="string">
            <text:p>_APE0785.jpg</text:p>
          </table:table-cell>
          <table:table-cell table:formula="of:=IF([.I305]&lt;&gt;&quot;&quot;;HYPERLINK(CONCATENATE(&quot;file://&quot;;[.$H$2];&quot;/&quot;;[.K305];&quot;/&quot;;LEFT([.I305];IF(               ISNUMBER(FIND(&quot; &quot;;[.I305]));FIND(&quot; &quot;;[.I305])-1;LEN([.I305])       )                ));CONCATENATE([.K305];LEFT([.I305];IF(               ISNUMBER(FIND(&quot; &quot;;[.I305]));FIND(&quot; &quot;;[.I305])-1;LEN([.I305])       )                )) );[.J304])" office:value-type="string" office:string-value="./obyvak/elektronika/_APE0785.jpg" calcext:value-type="string">
            <text:p>./obyvak/elektronika/_APE0785.jpg</text:p>
          </table:table-cell>
          <table:table-cell table:formula="of:=VLOOKUP(LEFT([.I305];IF(               ISNUMBER(FIND(&quot; &quot;;[.I305]));FIND(&quot; &quot;;[.I305])-1;LEN([.I305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5]+1" office:value-type="float" office:value="302" calcext:value-type="float">
            <text:p>302</text:p>
          </table:table-cell>
          <table:table-cell/>
          <table:table-cell office:value-type="string" calcext:value-type="string">
            <text:p>dalkove ovladani k harman kardon</text:p>
          </table:table-cell>
          <table:table-cell office:value-type="string" calcext:value-type="string">
            <text:p>harman kardon</text:p>
          </table:table-cell>
          <table:table-cell/>
          <table:table-cell table:style-name="ce5" table:formula="of:=IF([.F305]=&quot;&quot;;&quot;&quot;;[.F305])" office:value-type="string" office:string-value="n" calcext:value-type="string">
            <text:p>n</text:p>
          </table:table-cell>
          <table:table-cell table:style-name="ce5" table:formula="of:=IF([.G305]=&quot;&quot;;&quot;&quot;;[.G305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820.jpg</text:p>
          </table:table-cell>
          <table:table-cell table:formula="of:=IF([.I306]&lt;&gt;&quot;&quot;;HYPERLINK(CONCATENATE(&quot;file://&quot;;[.$H$2];&quot;/&quot;;[.K306];&quot;/&quot;;LEFT([.I306];IF(               ISNUMBER(FIND(&quot; &quot;;[.I306]));FIND(&quot; &quot;;[.I306])-1;LEN([.I306])       )                ));CONCATENATE([.K306];LEFT([.I306];IF(               ISNUMBER(FIND(&quot; &quot;;[.I306]));FIND(&quot; &quot;;[.I306])-1;LEN([.I306])       )                )) );[.J305])" office:value-type="string" office:string-value="./obyvak/elektronika/_APE0820.jpg" calcext:value-type="string">
            <text:p>./obyvak/elektronika/_APE0820.jpg</text:p>
          </table:table-cell>
          <table:table-cell table:formula="of:=VLOOKUP(LEFT([.I306];IF(               ISNUMBER(FIND(&quot; &quot;;[.I306]));FIND(&quot; &quot;;[.I306])-1;LEN([.I306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6]+1" office:value-type="float" office:value="303" calcext:value-type="float">
            <text:p>303</text:p>
          </table:table-cell>
          <table:table-cell/>
          <table:table-cell office:value-type="string" calcext:value-type="string">
            <text:p>klavesnice k pc</text:p>
          </table:table-cell>
          <table:table-cell office:value-type="string" calcext:value-type="string">
            <text:p>lenovo</text:p>
          </table:table-cell>
          <table:table-cell/>
          <table:table-cell table:style-name="ce5" table:formula="of:=IF([.F306]=&quot;&quot;;&quot;&quot;;[.F306])" office:value-type="string" office:string-value="n" calcext:value-type="string">
            <text:p>n</text:p>
          </table:table-cell>
          <table:table-cell table:style-name="ce5" table:formula="of:=IF([.G306]=&quot;&quot;;&quot;&quot;;[.G306])" office:value-type="string" office:string-value="k" calcext:value-type="string">
            <text:p>k</text:p>
          </table:table-cell>
          <table:table-cell office:value-type="string" calcext:value-type="string">
            <text:p>usb</text:p>
          </table:table-cell>
          <table:table-cell table:style-name="ce15" office:value-type="string" calcext:value-type="string">
            <text:p>DSC_7523.jpg</text:p>
          </table:table-cell>
          <table:table-cell table:formula="of:=IF([.I307]&lt;&gt;&quot;&quot;;HYPERLINK(CONCATENATE(&quot;file://&quot;;[.$H$2];&quot;/&quot;;[.K307];&quot;/&quot;;LEFT([.I307];IF(               ISNUMBER(FIND(&quot; &quot;;[.I307]));FIND(&quot; &quot;;[.I307])-1;LEN([.I307])       )                ));CONCATENATE([.K307];LEFT([.I307];IF(               ISNUMBER(FIND(&quot; &quot;;[.I307]));FIND(&quot; &quot;;[.I307])-1;LEN([.I307])       )                )) );[.J306])" office:value-type="string" office:string-value="./obyvak/elektronika/DSC_7523.jpg" calcext:value-type="string">
            <text:p>./obyvak/elektronika/DSC_7523.jpg</text:p>
          </table:table-cell>
          <table:table-cell table:formula="of:=VLOOKUP(LEFT([.I307];IF(               ISNUMBER(FIND(&quot; &quot;;[.I307]));FIND(&quot; &quot;;[.I307])-1;LEN([.I307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7]+1" office:value-type="float" office:value="304" calcext:value-type="float">
            <text:p>304</text:p>
          </table:table-cell>
          <table:table-cell/>
          <table:table-cell office:value-type="string" calcext:value-type="string">
            <text:p>sada podtacku</text:p>
          </table:table-cell>
          <table:table-cell office:value-type="string" calcext:value-type="string">
            <text:p>z noveho zelandu</text:p>
          </table:table-cell>
          <table:table-cell/>
          <table:table-cell table:style-name="ce5" table:formula="of:=IF([.F307]=&quot;&quot;;&quot;&quot;;[.F307])" office:value-type="string" office:string-value="n" calcext:value-type="string">
            <text:p>n</text:p>
          </table:table-cell>
          <table:table-cell table:style-name="ce5" table:formula="of:=IF([.G307]=&quot;&quot;;&quot;&quot;;[.G307])" office:value-type="string" office:string-value="k" calcext:value-type="string">
            <text:p>k</text:p>
          </table:table-cell>
          <table:table-cell office:value-type="string" calcext:value-type="string">
            <text:p>tvar zabky</text:p>
          </table:table-cell>
          <table:table-cell table:style-name="ce15" office:value-type="string" calcext:value-type="string">
            <text:p>_APE0758.jpg</text:p>
          </table:table-cell>
          <table:table-cell table:formula="of:=IF([.I308]&lt;&gt;&quot;&quot;;HYPERLINK(CONCATENATE(&quot;file://&quot;;[.$H$2];&quot;/&quot;;[.K308];&quot;/&quot;;LEFT([.I308];IF(               ISNUMBER(FIND(&quot; &quot;;[.I308]));FIND(&quot; &quot;;[.I308])-1;LEN([.I308])       )                ));CONCATENATE([.K308];LEFT([.I308];IF(               ISNUMBER(FIND(&quot; &quot;;[.I308]));FIND(&quot; &quot;;[.I308])-1;LEN([.I308])       )                )) );[.J307])" office:value-type="string" office:string-value="./obyvak/elektronika/_APE0758.jpg" calcext:value-type="string">
            <text:p>./obyvak/elektronika/_APE0758.jpg</text:p>
          </table:table-cell>
          <table:table-cell table:formula="of:=VLOOKUP(LEFT([.I308];IF(               ISNUMBER(FIND(&quot; &quot;;[.I308]));FIND(&quot; &quot;;[.I308])-1;LEN([.I308])       )                );[Fotografie.$B$1:.$D$405];3;0)" office:value-type="string" office:string-value="./obyvak/elektronika/" calcext:value-type="string">
            <text:p>./obyvak/elektronika/</text:p>
          </table:table-cell>
          <table:table-cell table:number-columns-repeated="1013"/>
        </table:table-row>
        <table:table-row table:style-name="ro1">
          <table:table-cell table:formula="of:=[.A308]+1" office:value-type="float" office:value="305" calcext:value-type="float">
            <text:p>305</text:p>
          </table:table-cell>
          <table:table-cell table:number-columns-repeated="4"/>
          <table:table-cell table:style-name="ce5" table:formula="of:=IF([.F308]=&quot;&quot;;&quot;&quot;;[.F308])" office:value-type="string" office:string-value="n" calcext:value-type="string">
            <text:p>n</text:p>
          </table:table-cell>
          <table:table-cell table:style-name="ce5" table:formula="of:=IF([.G308]=&quot;&quot;;&quot;&quot;;[.G308])" office:value-type="string" office:string-value="k" calcext:value-type="string">
            <text:p>k</text:p>
          </table:table-cell>
          <table:table-cell/>
          <table:table-cell table:style-name="ce15"/>
          <table:table-cell table:formula="of:=IF([.I309]&lt;&gt;&quot;&quot;;HYPERLINK(CONCATENATE(&quot;file://&quot;;[.$H$2];&quot;/&quot;;[.K309];&quot;/&quot;;LEFT([.I309];IF(               ISNUMBER(FIND(&quot; &quot;;[.I309]));FIND(&quot; &quot;;[.I309])-1;LEN([.I309])       )                ));CONCATENATE([.K309];LEFT([.I309];IF(               ISNUMBER(FIND(&quot; &quot;;[.I309]));FIND(&quot; &quot;;[.I309])-1;LEN([.I309])       )                )) );[.J308])" office:value-type="string" office:string-value="./obyvak/elektronika/_APE0758.jpg" calcext:value-type="string">
            <text:p>./obyvak/elektronika/_APE0758.jpg</text:p>
          </table:table-cell>
          <table:table-cell table:formula="of:=VLOOKUP(LEFT([.I309];IF(               ISNUMBER(FIND(&quot; &quot;;[.I309]));FIND(&quot; &quot;;[.I309])-1;LEN([.I30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09]+1" office:value-type="float" office:value="306" calcext:value-type="float">
            <text:p>306</text:p>
          </table:table-cell>
          <table:table-cell table:number-columns-repeated="4"/>
          <table:table-cell table:style-name="ce5" table:formula="of:=IF([.F309]=&quot;&quot;;&quot;&quot;;[.F309])" office:value-type="string" office:string-value="n" calcext:value-type="string">
            <text:p>n</text:p>
          </table:table-cell>
          <table:table-cell table:style-name="ce5" table:formula="of:=IF([.G309]=&quot;&quot;;&quot;&quot;;[.G309])" office:value-type="string" office:string-value="k" calcext:value-type="string">
            <text:p>k</text:p>
          </table:table-cell>
          <table:table-cell/>
          <table:table-cell table:style-name="ce15" table:formula="of:=IF([.I309]=&quot;&quot;;&quot;&quot;;[.I309])">
            <text:p/>
          </table:table-cell>
          <table:table-cell table:formula="of:=IF([.I310]&lt;&gt;&quot;&quot;;HYPERLINK(CONCATENATE(&quot;file://&quot;;[.$H$2];&quot;/&quot;;[.K310];&quot;/&quot;;LEFT([.I310];IF(               ISNUMBER(FIND(&quot; &quot;;[.I310]));FIND(&quot; &quot;;[.I310])-1;LEN([.I310])       )                ));CONCATENATE([.K310];LEFT([.I310];IF(               ISNUMBER(FIND(&quot; &quot;;[.I310]));FIND(&quot; &quot;;[.I310])-1;LEN([.I310])       )                )) );[.J309])" office:value-type="string" office:string-value="./obyvak/elektronika/_APE0758.jpg" calcext:value-type="string">
            <text:p>./obyvak/elektronika/_APE0758.jpg</text:p>
          </table:table-cell>
          <table:table-cell table:formula="of:=VLOOKUP(LEFT([.I310];IF(               ISNUMBER(FIND(&quot; &quot;;[.I310]));FIND(&quot; &quot;;[.I310])-1;LEN([.I31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0]+1" office:value-type="float" office:value="307" calcext:value-type="float">
            <text:p>307</text:p>
          </table:table-cell>
          <table:table-cell table:number-columns-repeated="4"/>
          <table:table-cell table:style-name="ce5" table:formula="of:=IF([.F310]=&quot;&quot;;&quot;&quot;;[.F310])" office:value-type="string" office:string-value="n" calcext:value-type="string">
            <text:p>n</text:p>
          </table:table-cell>
          <table:table-cell table:style-name="ce5" table:formula="of:=IF([.G310]=&quot;&quot;;&quot;&quot;;[.G310])" office:value-type="string" office:string-value="k" calcext:value-type="string">
            <text:p>k</text:p>
          </table:table-cell>
          <table:table-cell/>
          <table:table-cell table:style-name="ce15" table:formula="of:=IF([.I310]=&quot;&quot;;&quot;&quot;;[.I310])">
            <text:p/>
          </table:table-cell>
          <table:table-cell table:formula="of:=IF([.I311]&lt;&gt;&quot;&quot;;HYPERLINK(CONCATENATE(&quot;file://&quot;;[.$H$2];&quot;/&quot;;[.K311];&quot;/&quot;;LEFT([.I311];IF(               ISNUMBER(FIND(&quot; &quot;;[.I311]));FIND(&quot; &quot;;[.I311])-1;LEN([.I311])       )                ));CONCATENATE([.K311];LEFT([.I311];IF(               ISNUMBER(FIND(&quot; &quot;;[.I311]));FIND(&quot; &quot;;[.I311])-1;LEN([.I311])       )                )) );[.J310])" office:value-type="string" office:string-value="./obyvak/elektronika/_APE0758.jpg" calcext:value-type="string">
            <text:p>./obyvak/elektronika/_APE0758.jpg</text:p>
          </table:table-cell>
          <table:table-cell table:formula="of:=VLOOKUP(LEFT([.I311];IF(               ISNUMBER(FIND(&quot; &quot;;[.I311]));FIND(&quot; &quot;;[.I311])-1;LEN([.I31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1]+1" office:value-type="float" office:value="308" calcext:value-type="float">
            <text:p>308</text:p>
          </table:table-cell>
          <table:table-cell table:number-columns-repeated="4"/>
          <table:table-cell table:style-name="ce5" table:formula="of:=IF([.F311]=&quot;&quot;;&quot;&quot;;[.F311])" office:value-type="string" office:string-value="n" calcext:value-type="string">
            <text:p>n</text:p>
          </table:table-cell>
          <table:table-cell table:style-name="ce5" table:formula="of:=IF([.G311]=&quot;&quot;;&quot;&quot;;[.G311])" office:value-type="string" office:string-value="k" calcext:value-type="string">
            <text:p>k</text:p>
          </table:table-cell>
          <table:table-cell/>
          <table:table-cell table:style-name="ce15" table:formula="of:=IF([.I311]=&quot;&quot;;&quot;&quot;;[.I311])">
            <text:p/>
          </table:table-cell>
          <table:table-cell table:formula="of:=IF([.I312]&lt;&gt;&quot;&quot;;HYPERLINK(CONCATENATE(&quot;file://&quot;;[.$H$2];&quot;/&quot;;[.K312];&quot;/&quot;;LEFT([.I312];IF(               ISNUMBER(FIND(&quot; &quot;;[.I312]));FIND(&quot; &quot;;[.I312])-1;LEN([.I312])       )                ));CONCATENATE([.K312];LEFT([.I312];IF(               ISNUMBER(FIND(&quot; &quot;;[.I312]));FIND(&quot; &quot;;[.I312])-1;LEN([.I312])       )                )) );[.J311])" office:value-type="string" office:string-value="./obyvak/elektronika/_APE0758.jpg" calcext:value-type="string">
            <text:p>./obyvak/elektronika/_APE0758.jpg</text:p>
          </table:table-cell>
          <table:table-cell table:formula="of:=VLOOKUP(LEFT([.I312];IF(               ISNUMBER(FIND(&quot; &quot;;[.I312]));FIND(&quot; &quot;;[.I312])-1;LEN([.I31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2]+1" office:value-type="float" office:value="309" calcext:value-type="float">
            <text:p>309</text:p>
          </table:table-cell>
          <table:table-cell table:number-columns-repeated="4"/>
          <table:table-cell table:style-name="ce5" table:formula="of:=IF([.F312]=&quot;&quot;;&quot;&quot;;[.F312])" office:value-type="string" office:string-value="n" calcext:value-type="string">
            <text:p>n</text:p>
          </table:table-cell>
          <table:table-cell table:style-name="ce5" table:formula="of:=IF([.G312]=&quot;&quot;;&quot;&quot;;[.G312])" office:value-type="string" office:string-value="k" calcext:value-type="string">
            <text:p>k</text:p>
          </table:table-cell>
          <table:table-cell/>
          <table:table-cell table:style-name="ce15" table:formula="of:=IF([.I312]=&quot;&quot;;&quot;&quot;;[.I312])">
            <text:p/>
          </table:table-cell>
          <table:table-cell table:formula="of:=IF([.I313]&lt;&gt;&quot;&quot;;HYPERLINK(CONCATENATE(&quot;file://&quot;;[.$H$2];&quot;/&quot;;[.K313];&quot;/&quot;;LEFT([.I313];IF(               ISNUMBER(FIND(&quot; &quot;;[.I313]));FIND(&quot; &quot;;[.I313])-1;LEN([.I313])       )                ));CONCATENATE([.K313];LEFT([.I313];IF(               ISNUMBER(FIND(&quot; &quot;;[.I313]));FIND(&quot; &quot;;[.I313])-1;LEN([.I313])       )                )) );[.J312])" office:value-type="string" office:string-value="./obyvak/elektronika/_APE0758.jpg" calcext:value-type="string">
            <text:p>./obyvak/elektronika/_APE0758.jpg</text:p>
          </table:table-cell>
          <table:table-cell table:formula="of:=VLOOKUP(LEFT([.I313];IF(               ISNUMBER(FIND(&quot; &quot;;[.I313]));FIND(&quot; &quot;;[.I313])-1;LEN([.I31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3]+1" office:value-type="float" office:value="310" calcext:value-type="float">
            <text:p>310</text:p>
          </table:table-cell>
          <table:table-cell table:number-columns-repeated="4"/>
          <table:table-cell table:style-name="ce5" table:formula="of:=IF([.F313]=&quot;&quot;;&quot;&quot;;[.F313])" office:value-type="string" office:string-value="n" calcext:value-type="string">
            <text:p>n</text:p>
          </table:table-cell>
          <table:table-cell table:style-name="ce5" table:formula="of:=IF([.G313]=&quot;&quot;;&quot;&quot;;[.G313])" office:value-type="string" office:string-value="k" calcext:value-type="string">
            <text:p>k</text:p>
          </table:table-cell>
          <table:table-cell/>
          <table:table-cell table:style-name="ce15" table:formula="of:=IF([.I313]=&quot;&quot;;&quot;&quot;;[.I313])">
            <text:p/>
          </table:table-cell>
          <table:table-cell table:formula="of:=IF([.I314]&lt;&gt;&quot;&quot;;HYPERLINK(CONCATENATE(&quot;file://&quot;;[.$H$2];&quot;/&quot;;[.K314];&quot;/&quot;;LEFT([.I314];IF(               ISNUMBER(FIND(&quot; &quot;;[.I314]));FIND(&quot; &quot;;[.I314])-1;LEN([.I314])       )                ));CONCATENATE([.K314];LEFT([.I314];IF(               ISNUMBER(FIND(&quot; &quot;;[.I314]));FIND(&quot; &quot;;[.I314])-1;LEN([.I314])       )                )) );[.J313])" office:value-type="string" office:string-value="./obyvak/elektronika/_APE0758.jpg" calcext:value-type="string">
            <text:p>./obyvak/elektronika/_APE0758.jpg</text:p>
          </table:table-cell>
          <table:table-cell table:formula="of:=VLOOKUP(LEFT([.I314];IF(               ISNUMBER(FIND(&quot; &quot;;[.I314]));FIND(&quot; &quot;;[.I314])-1;LEN([.I31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4]+1" office:value-type="float" office:value="311" calcext:value-type="float">
            <text:p>311</text:p>
          </table:table-cell>
          <table:table-cell table:number-columns-repeated="4"/>
          <table:table-cell table:style-name="ce5" table:formula="of:=IF([.F314]=&quot;&quot;;&quot;&quot;;[.F314])" office:value-type="string" office:string-value="n" calcext:value-type="string">
            <text:p>n</text:p>
          </table:table-cell>
          <table:table-cell table:style-name="ce5" table:formula="of:=IF([.G314]=&quot;&quot;;&quot;&quot;;[.G314])" office:value-type="string" office:string-value="k" calcext:value-type="string">
            <text:p>k</text:p>
          </table:table-cell>
          <table:table-cell/>
          <table:table-cell table:style-name="ce15" table:formula="of:=IF([.I314]=&quot;&quot;;&quot;&quot;;[.I314])">
            <text:p/>
          </table:table-cell>
          <table:table-cell table:formula="of:=IF([.I315]&lt;&gt;&quot;&quot;;HYPERLINK(CONCATENATE(&quot;file://&quot;;[.$H$2];&quot;/&quot;;[.K315];&quot;/&quot;;LEFT([.I315];IF(               ISNUMBER(FIND(&quot; &quot;;[.I315]));FIND(&quot; &quot;;[.I315])-1;LEN([.I315])       )                ));CONCATENATE([.K315];LEFT([.I315];IF(               ISNUMBER(FIND(&quot; &quot;;[.I315]));FIND(&quot; &quot;;[.I315])-1;LEN([.I315])       )                )) );[.J314])" office:value-type="string" office:string-value="./obyvak/elektronika/_APE0758.jpg" calcext:value-type="string">
            <text:p>./obyvak/elektronika/_APE0758.jpg</text:p>
          </table:table-cell>
          <table:table-cell table:formula="of:=VLOOKUP(LEFT([.I315];IF(               ISNUMBER(FIND(&quot; &quot;;[.I315]));FIND(&quot; &quot;;[.I315])-1;LEN([.I31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5]+1" office:value-type="float" office:value="312" calcext:value-type="float">
            <text:p>312</text:p>
          </table:table-cell>
          <table:table-cell table:number-columns-repeated="4"/>
          <table:table-cell table:style-name="ce5" table:formula="of:=IF([.F315]=&quot;&quot;;&quot;&quot;;[.F315])" office:value-type="string" office:string-value="n" calcext:value-type="string">
            <text:p>n</text:p>
          </table:table-cell>
          <table:table-cell table:style-name="ce5" table:formula="of:=IF([.G315]=&quot;&quot;;&quot;&quot;;[.G315])" office:value-type="string" office:string-value="k" calcext:value-type="string">
            <text:p>k</text:p>
          </table:table-cell>
          <table:table-cell/>
          <table:table-cell table:style-name="ce15" table:formula="of:=IF([.I315]=&quot;&quot;;&quot;&quot;;[.I315])">
            <text:p/>
          </table:table-cell>
          <table:table-cell table:formula="of:=IF([.I316]&lt;&gt;&quot;&quot;;HYPERLINK(CONCATENATE(&quot;file://&quot;;[.$H$2];&quot;/&quot;;[.K316];&quot;/&quot;;LEFT([.I316];IF(               ISNUMBER(FIND(&quot; &quot;;[.I316]));FIND(&quot; &quot;;[.I316])-1;LEN([.I316])       )                ));CONCATENATE([.K316];LEFT([.I316];IF(               ISNUMBER(FIND(&quot; &quot;;[.I316]));FIND(&quot; &quot;;[.I316])-1;LEN([.I316])       )                )) );[.J315])" office:value-type="string" office:string-value="./obyvak/elektronika/_APE0758.jpg" calcext:value-type="string">
            <text:p>./obyvak/elektronika/_APE0758.jpg</text:p>
          </table:table-cell>
          <table:table-cell table:formula="of:=VLOOKUP(LEFT([.I316];IF(               ISNUMBER(FIND(&quot; &quot;;[.I316]));FIND(&quot; &quot;;[.I316])-1;LEN([.I31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6]+1" office:value-type="float" office:value="313" calcext:value-type="float">
            <text:p>313</text:p>
          </table:table-cell>
          <table:table-cell table:number-columns-repeated="4"/>
          <table:table-cell table:style-name="ce5" table:formula="of:=IF([.F316]=&quot;&quot;;&quot;&quot;;[.F316])" office:value-type="string" office:string-value="n" calcext:value-type="string">
            <text:p>n</text:p>
          </table:table-cell>
          <table:table-cell table:style-name="ce5" table:formula="of:=IF([.G316]=&quot;&quot;;&quot;&quot;;[.G316])" office:value-type="string" office:string-value="k" calcext:value-type="string">
            <text:p>k</text:p>
          </table:table-cell>
          <table:table-cell/>
          <table:table-cell table:style-name="ce15" table:formula="of:=IF([.I316]=&quot;&quot;;&quot;&quot;;[.I316])">
            <text:p/>
          </table:table-cell>
          <table:table-cell table:formula="of:=IF([.I317]&lt;&gt;&quot;&quot;;HYPERLINK(CONCATENATE(&quot;file://&quot;;[.$H$2];&quot;/&quot;;[.K317];&quot;/&quot;;LEFT([.I317];IF(               ISNUMBER(FIND(&quot; &quot;;[.I317]));FIND(&quot; &quot;;[.I317])-1;LEN([.I317])       )                ));CONCATENATE([.K317];LEFT([.I317];IF(               ISNUMBER(FIND(&quot; &quot;;[.I317]));FIND(&quot; &quot;;[.I317])-1;LEN([.I317])       )                )) );[.J316])" office:value-type="string" office:string-value="./obyvak/elektronika/_APE0758.jpg" calcext:value-type="string">
            <text:p>./obyvak/elektronika/_APE0758.jpg</text:p>
          </table:table-cell>
          <table:table-cell table:formula="of:=VLOOKUP(LEFT([.I317];IF(               ISNUMBER(FIND(&quot; &quot;;[.I317]));FIND(&quot; &quot;;[.I317])-1;LEN([.I31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7]+1" office:value-type="float" office:value="314" calcext:value-type="float">
            <text:p>314</text:p>
          </table:table-cell>
          <table:table-cell table:number-columns-repeated="4"/>
          <table:table-cell table:style-name="ce5" table:formula="of:=IF([.F317]=&quot;&quot;;&quot;&quot;;[.F317])" office:value-type="string" office:string-value="n" calcext:value-type="string">
            <text:p>n</text:p>
          </table:table-cell>
          <table:table-cell table:style-name="ce5" table:formula="of:=IF([.G317]=&quot;&quot;;&quot;&quot;;[.G317])" office:value-type="string" office:string-value="k" calcext:value-type="string">
            <text:p>k</text:p>
          </table:table-cell>
          <table:table-cell/>
          <table:table-cell table:style-name="ce15" table:formula="of:=IF([.I317]=&quot;&quot;;&quot;&quot;;[.I317])">
            <text:p/>
          </table:table-cell>
          <table:table-cell table:formula="of:=IF([.I318]&lt;&gt;&quot;&quot;;HYPERLINK(CONCATENATE(&quot;file://&quot;;[.$H$2];&quot;/&quot;;[.K318];&quot;/&quot;;LEFT([.I318];IF(               ISNUMBER(FIND(&quot; &quot;;[.I318]));FIND(&quot; &quot;;[.I318])-1;LEN([.I318])       )                ));CONCATENATE([.K318];LEFT([.I318];IF(               ISNUMBER(FIND(&quot; &quot;;[.I318]));FIND(&quot; &quot;;[.I318])-1;LEN([.I318])       )                )) );[.J317])" office:value-type="string" office:string-value="./obyvak/elektronika/_APE0758.jpg" calcext:value-type="string">
            <text:p>./obyvak/elektronika/_APE0758.jpg</text:p>
          </table:table-cell>
          <table:table-cell table:formula="of:=VLOOKUP(LEFT([.I318];IF(               ISNUMBER(FIND(&quot; &quot;;[.I318]));FIND(&quot; &quot;;[.I318])-1;LEN([.I31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8]+1" office:value-type="float" office:value="315" calcext:value-type="float">
            <text:p>315</text:p>
          </table:table-cell>
          <table:table-cell table:number-columns-repeated="4"/>
          <table:table-cell table:style-name="ce5" table:formula="of:=IF([.F318]=&quot;&quot;;&quot;&quot;;[.F318])" office:value-type="string" office:string-value="n" calcext:value-type="string">
            <text:p>n</text:p>
          </table:table-cell>
          <table:table-cell table:style-name="ce5" table:formula="of:=IF([.G318]=&quot;&quot;;&quot;&quot;;[.G318])" office:value-type="string" office:string-value="k" calcext:value-type="string">
            <text:p>k</text:p>
          </table:table-cell>
          <table:table-cell/>
          <table:table-cell table:style-name="ce15" table:formula="of:=IF([.I318]=&quot;&quot;;&quot;&quot;;[.I318])">
            <text:p/>
          </table:table-cell>
          <table:table-cell table:formula="of:=IF([.I319]&lt;&gt;&quot;&quot;;HYPERLINK(CONCATENATE(&quot;file://&quot;;[.$H$2];&quot;/&quot;;[.K319];&quot;/&quot;;LEFT([.I319];IF(               ISNUMBER(FIND(&quot; &quot;;[.I319]));FIND(&quot; &quot;;[.I319])-1;LEN([.I319])       )                ));CONCATENATE([.K319];LEFT([.I319];IF(               ISNUMBER(FIND(&quot; &quot;;[.I319]));FIND(&quot; &quot;;[.I319])-1;LEN([.I319])       )                )) );[.J318])" office:value-type="string" office:string-value="./obyvak/elektronika/_APE0758.jpg" calcext:value-type="string">
            <text:p>./obyvak/elektronika/_APE0758.jpg</text:p>
          </table:table-cell>
          <table:table-cell table:formula="of:=VLOOKUP(LEFT([.I319];IF(               ISNUMBER(FIND(&quot; &quot;;[.I319]));FIND(&quot; &quot;;[.I319])-1;LEN([.I31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19]+1" office:value-type="float" office:value="316" calcext:value-type="float">
            <text:p>316</text:p>
          </table:table-cell>
          <table:table-cell table:number-columns-repeated="4"/>
          <table:table-cell table:style-name="ce5" table:formula="of:=IF([.F319]=&quot;&quot;;&quot;&quot;;[.F319])" office:value-type="string" office:string-value="n" calcext:value-type="string">
            <text:p>n</text:p>
          </table:table-cell>
          <table:table-cell table:style-name="ce5" table:formula="of:=IF([.G319]=&quot;&quot;;&quot;&quot;;[.G319])" office:value-type="string" office:string-value="k" calcext:value-type="string">
            <text:p>k</text:p>
          </table:table-cell>
          <table:table-cell/>
          <table:table-cell table:style-name="ce15" table:formula="of:=IF([.I319]=&quot;&quot;;&quot;&quot;;[.I319])">
            <text:p/>
          </table:table-cell>
          <table:table-cell table:formula="of:=IF([.I320]&lt;&gt;&quot;&quot;;HYPERLINK(CONCATENATE(&quot;file://&quot;;[.$H$2];&quot;/&quot;;[.K320];&quot;/&quot;;LEFT([.I320];IF(               ISNUMBER(FIND(&quot; &quot;;[.I320]));FIND(&quot; &quot;;[.I320])-1;LEN([.I320])       )                ));CONCATENATE([.K320];LEFT([.I320];IF(               ISNUMBER(FIND(&quot; &quot;;[.I320]));FIND(&quot; &quot;;[.I320])-1;LEN([.I320])       )                )) );[.J319])" office:value-type="string" office:string-value="./obyvak/elektronika/_APE0758.jpg" calcext:value-type="string">
            <text:p>./obyvak/elektronika/_APE0758.jpg</text:p>
          </table:table-cell>
          <table:table-cell table:formula="of:=VLOOKUP(LEFT([.I320];IF(               ISNUMBER(FIND(&quot; &quot;;[.I320]));FIND(&quot; &quot;;[.I320])-1;LEN([.I32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0]+1" office:value-type="float" office:value="317" calcext:value-type="float">
            <text:p>317</text:p>
          </table:table-cell>
          <table:table-cell table:number-columns-repeated="4"/>
          <table:table-cell table:style-name="ce5" table:formula="of:=IF([.F320]=&quot;&quot;;&quot;&quot;;[.F320])" office:value-type="string" office:string-value="n" calcext:value-type="string">
            <text:p>n</text:p>
          </table:table-cell>
          <table:table-cell table:style-name="ce5" table:formula="of:=IF([.G320]=&quot;&quot;;&quot;&quot;;[.G320])" office:value-type="string" office:string-value="k" calcext:value-type="string">
            <text:p>k</text:p>
          </table:table-cell>
          <table:table-cell/>
          <table:table-cell table:style-name="ce15" table:formula="of:=IF([.I320]=&quot;&quot;;&quot;&quot;;[.I320])">
            <text:p/>
          </table:table-cell>
          <table:table-cell table:formula="of:=IF([.I321]&lt;&gt;&quot;&quot;;HYPERLINK(CONCATENATE(&quot;file://&quot;;[.$H$2];&quot;/&quot;;[.K321];&quot;/&quot;;LEFT([.I321];IF(               ISNUMBER(FIND(&quot; &quot;;[.I321]));FIND(&quot; &quot;;[.I321])-1;LEN([.I321])       )                ));CONCATENATE([.K321];LEFT([.I321];IF(               ISNUMBER(FIND(&quot; &quot;;[.I321]));FIND(&quot; &quot;;[.I321])-1;LEN([.I321])       )                )) );[.J320])" office:value-type="string" office:string-value="./obyvak/elektronika/_APE0758.jpg" calcext:value-type="string">
            <text:p>./obyvak/elektronika/_APE0758.jpg</text:p>
          </table:table-cell>
          <table:table-cell table:formula="of:=VLOOKUP(LEFT([.I321];IF(               ISNUMBER(FIND(&quot; &quot;;[.I321]));FIND(&quot; &quot;;[.I321])-1;LEN([.I32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1]+1" office:value-type="float" office:value="318" calcext:value-type="float">
            <text:p>318</text:p>
          </table:table-cell>
          <table:table-cell table:number-columns-repeated="4"/>
          <table:table-cell table:style-name="ce5" table:formula="of:=IF([.F321]=&quot;&quot;;&quot;&quot;;[.F321])" office:value-type="string" office:string-value="n" calcext:value-type="string">
            <text:p>n</text:p>
          </table:table-cell>
          <table:table-cell table:style-name="ce5" table:formula="of:=IF([.G321]=&quot;&quot;;&quot;&quot;;[.G321])" office:value-type="string" office:string-value="k" calcext:value-type="string">
            <text:p>k</text:p>
          </table:table-cell>
          <table:table-cell/>
          <table:table-cell table:style-name="ce15" table:formula="of:=IF([.I321]=&quot;&quot;;&quot;&quot;;[.I321])">
            <text:p/>
          </table:table-cell>
          <table:table-cell table:formula="of:=IF([.I322]&lt;&gt;&quot;&quot;;HYPERLINK(CONCATENATE(&quot;file://&quot;;[.$H$2];&quot;/&quot;;[.K322];&quot;/&quot;;LEFT([.I322];IF(               ISNUMBER(FIND(&quot; &quot;;[.I322]));FIND(&quot; &quot;;[.I322])-1;LEN([.I322])       )                ));CONCATENATE([.K322];LEFT([.I322];IF(               ISNUMBER(FIND(&quot; &quot;;[.I322]));FIND(&quot; &quot;;[.I322])-1;LEN([.I322])       )                )) );[.J321])" office:value-type="string" office:string-value="./obyvak/elektronika/_APE0758.jpg" calcext:value-type="string">
            <text:p>./obyvak/elektronika/_APE0758.jpg</text:p>
          </table:table-cell>
          <table:table-cell table:formula="of:=VLOOKUP(LEFT([.I322];IF(               ISNUMBER(FIND(&quot; &quot;;[.I322]));FIND(&quot; &quot;;[.I322])-1;LEN([.I3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2]+1" office:value-type="float" office:value="319" calcext:value-type="float">
            <text:p>319</text:p>
          </table:table-cell>
          <table:table-cell table:number-columns-repeated="4"/>
          <table:table-cell table:style-name="ce5" table:formula="of:=IF([.F322]=&quot;&quot;;&quot;&quot;;[.F322])" office:value-type="string" office:string-value="n" calcext:value-type="string">
            <text:p>n</text:p>
          </table:table-cell>
          <table:table-cell table:style-name="ce5" table:formula="of:=IF([.G322]=&quot;&quot;;&quot;&quot;;[.G322])" office:value-type="string" office:string-value="k" calcext:value-type="string">
            <text:p>k</text:p>
          </table:table-cell>
          <table:table-cell/>
          <table:table-cell table:style-name="ce15" table:formula="of:=IF([.I322]=&quot;&quot;;&quot;&quot;;[.I322])">
            <text:p/>
          </table:table-cell>
          <table:table-cell table:formula="of:=IF([.I323]&lt;&gt;&quot;&quot;;HYPERLINK(CONCATENATE(&quot;file://&quot;;[.$H$2];&quot;/&quot;;[.K323];&quot;/&quot;;LEFT([.I323];IF(               ISNUMBER(FIND(&quot; &quot;;[.I323]));FIND(&quot; &quot;;[.I323])-1;LEN([.I323])       )                ));CONCATENATE([.K323];LEFT([.I323];IF(               ISNUMBER(FIND(&quot; &quot;;[.I323]));FIND(&quot; &quot;;[.I323])-1;LEN([.I323])       )                )) );[.J322])" office:value-type="string" office:string-value="./obyvak/elektronika/_APE0758.jpg" calcext:value-type="string">
            <text:p>./obyvak/elektronika/_APE0758.jpg</text:p>
          </table:table-cell>
          <table:table-cell table:formula="of:=VLOOKUP(LEFT([.I323];IF(               ISNUMBER(FIND(&quot; &quot;;[.I323]));FIND(&quot; &quot;;[.I323])-1;LEN([.I32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3]+1" office:value-type="float" office:value="320" calcext:value-type="float">
            <text:p>320</text:p>
          </table:table-cell>
          <table:table-cell table:number-columns-repeated="4"/>
          <table:table-cell table:style-name="ce5" table:formula="of:=IF([.F323]=&quot;&quot;;&quot;&quot;;[.F323])" office:value-type="string" office:string-value="n" calcext:value-type="string">
            <text:p>n</text:p>
          </table:table-cell>
          <table:table-cell table:style-name="ce5" table:formula="of:=IF([.G323]=&quot;&quot;;&quot;&quot;;[.G323])" office:value-type="string" office:string-value="k" calcext:value-type="string">
            <text:p>k</text:p>
          </table:table-cell>
          <table:table-cell/>
          <table:table-cell table:style-name="ce15" table:formula="of:=IF([.I323]=&quot;&quot;;&quot;&quot;;[.I323])">
            <text:p/>
          </table:table-cell>
          <table:table-cell table:formula="of:=IF([.I324]&lt;&gt;&quot;&quot;;HYPERLINK(CONCATENATE(&quot;file://&quot;;[.$H$2];&quot;/&quot;;[.K324];&quot;/&quot;;LEFT([.I324];IF(               ISNUMBER(FIND(&quot; &quot;;[.I324]));FIND(&quot; &quot;;[.I324])-1;LEN([.I324])       )                ));CONCATENATE([.K324];LEFT([.I324];IF(               ISNUMBER(FIND(&quot; &quot;;[.I324]));FIND(&quot; &quot;;[.I324])-1;LEN([.I324])       )                )) );[.J323])" office:value-type="string" office:string-value="./obyvak/elektronika/_APE0758.jpg" calcext:value-type="string">
            <text:p>./obyvak/elektronika/_APE0758.jpg</text:p>
          </table:table-cell>
          <table:table-cell table:formula="of:=VLOOKUP(LEFT([.I324];IF(               ISNUMBER(FIND(&quot; &quot;;[.I324]));FIND(&quot; &quot;;[.I324])-1;LEN([.I32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4]+1" office:value-type="float" office:value="321" calcext:value-type="float">
            <text:p>321</text:p>
          </table:table-cell>
          <table:table-cell table:number-columns-repeated="4"/>
          <table:table-cell table:style-name="ce5" table:formula="of:=IF([.F324]=&quot;&quot;;&quot;&quot;;[.F324])" office:value-type="string" office:string-value="n" calcext:value-type="string">
            <text:p>n</text:p>
          </table:table-cell>
          <table:table-cell table:style-name="ce5" table:formula="of:=IF([.G324]=&quot;&quot;;&quot;&quot;;[.G324])" office:value-type="string" office:string-value="k" calcext:value-type="string">
            <text:p>k</text:p>
          </table:table-cell>
          <table:table-cell/>
          <table:table-cell table:style-name="ce15" table:formula="of:=IF([.I324]=&quot;&quot;;&quot;&quot;;[.I324])">
            <text:p/>
          </table:table-cell>
          <table:table-cell table:formula="of:=IF([.I325]&lt;&gt;&quot;&quot;;HYPERLINK(CONCATENATE(&quot;file://&quot;;[.$H$2];&quot;/&quot;;[.K325];&quot;/&quot;;LEFT([.I325];IF(               ISNUMBER(FIND(&quot; &quot;;[.I325]));FIND(&quot; &quot;;[.I325])-1;LEN([.I325])       )                ));CONCATENATE([.K325];LEFT([.I325];IF(               ISNUMBER(FIND(&quot; &quot;;[.I325]));FIND(&quot; &quot;;[.I325])-1;LEN([.I325])       )                )) );[.J324])" office:value-type="string" office:string-value="./obyvak/elektronika/_APE0758.jpg" calcext:value-type="string">
            <text:p>./obyvak/elektronika/_APE0758.jpg</text:p>
          </table:table-cell>
          <table:table-cell table:formula="of:=VLOOKUP(LEFT([.I325];IF(               ISNUMBER(FIND(&quot; &quot;;[.I325]));FIND(&quot; &quot;;[.I325])-1;LEN([.I32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5]+1" office:value-type="float" office:value="322" calcext:value-type="float">
            <text:p>322</text:p>
          </table:table-cell>
          <table:table-cell table:number-columns-repeated="4"/>
          <table:table-cell table:style-name="ce5" table:formula="of:=IF([.F325]=&quot;&quot;;&quot;&quot;;[.F325])" office:value-type="string" office:string-value="n" calcext:value-type="string">
            <text:p>n</text:p>
          </table:table-cell>
          <table:table-cell table:style-name="ce5" table:formula="of:=IF([.G325]=&quot;&quot;;&quot;&quot;;[.G325])" office:value-type="string" office:string-value="k" calcext:value-type="string">
            <text:p>k</text:p>
          </table:table-cell>
          <table:table-cell/>
          <table:table-cell table:style-name="ce15" table:formula="of:=IF([.I325]=&quot;&quot;;&quot;&quot;;[.I325])">
            <text:p/>
          </table:table-cell>
          <table:table-cell table:formula="of:=IF([.I326]&lt;&gt;&quot;&quot;;HYPERLINK(CONCATENATE(&quot;file://&quot;;[.$H$2];&quot;/&quot;;[.K326];&quot;/&quot;;LEFT([.I326];IF(               ISNUMBER(FIND(&quot; &quot;;[.I326]));FIND(&quot; &quot;;[.I326])-1;LEN([.I326])       )                ));CONCATENATE([.K326];LEFT([.I326];IF(               ISNUMBER(FIND(&quot; &quot;;[.I326]));FIND(&quot; &quot;;[.I326])-1;LEN([.I326])       )                )) );[.J325])" office:value-type="string" office:string-value="./obyvak/elektronika/_APE0758.jpg" calcext:value-type="string">
            <text:p>./obyvak/elektronika/_APE0758.jpg</text:p>
          </table:table-cell>
          <table:table-cell table:formula="of:=VLOOKUP(LEFT([.I326];IF(               ISNUMBER(FIND(&quot; &quot;;[.I326]));FIND(&quot; &quot;;[.I326])-1;LEN([.I32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6]+1" office:value-type="float" office:value="323" calcext:value-type="float">
            <text:p>323</text:p>
          </table:table-cell>
          <table:table-cell table:number-columns-repeated="4"/>
          <table:table-cell table:style-name="ce5" table:formula="of:=IF([.F326]=&quot;&quot;;&quot;&quot;;[.F326])" office:value-type="string" office:string-value="n" calcext:value-type="string">
            <text:p>n</text:p>
          </table:table-cell>
          <table:table-cell table:style-name="ce5" table:formula="of:=IF([.G326]=&quot;&quot;;&quot;&quot;;[.G326])" office:value-type="string" office:string-value="k" calcext:value-type="string">
            <text:p>k</text:p>
          </table:table-cell>
          <table:table-cell/>
          <table:table-cell table:style-name="ce15" table:formula="of:=IF([.I326]=&quot;&quot;;&quot;&quot;;[.I326])">
            <text:p/>
          </table:table-cell>
          <table:table-cell table:formula="of:=IF([.I327]&lt;&gt;&quot;&quot;;HYPERLINK(CONCATENATE(&quot;file://&quot;;[.$H$2];&quot;/&quot;;[.K327];&quot;/&quot;;LEFT([.I327];IF(               ISNUMBER(FIND(&quot; &quot;;[.I327]));FIND(&quot; &quot;;[.I327])-1;LEN([.I327])       )                ));CONCATENATE([.K327];LEFT([.I327];IF(               ISNUMBER(FIND(&quot; &quot;;[.I327]));FIND(&quot; &quot;;[.I327])-1;LEN([.I327])       )                )) );[.J326])" office:value-type="string" office:string-value="./obyvak/elektronika/_APE0758.jpg" calcext:value-type="string">
            <text:p>./obyvak/elektronika/_APE0758.jpg</text:p>
          </table:table-cell>
          <table:table-cell table:formula="of:=VLOOKUP(LEFT([.I327];IF(               ISNUMBER(FIND(&quot; &quot;;[.I327]));FIND(&quot; &quot;;[.I327])-1;LEN([.I32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7]+1" office:value-type="float" office:value="324" calcext:value-type="float">
            <text:p>324</text:p>
          </table:table-cell>
          <table:table-cell table:number-columns-repeated="4"/>
          <table:table-cell table:style-name="ce5" table:formula="of:=IF([.F327]=&quot;&quot;;&quot;&quot;;[.F327])" office:value-type="string" office:string-value="n" calcext:value-type="string">
            <text:p>n</text:p>
          </table:table-cell>
          <table:table-cell table:style-name="ce5" table:formula="of:=IF([.G327]=&quot;&quot;;&quot;&quot;;[.G327])" office:value-type="string" office:string-value="k" calcext:value-type="string">
            <text:p>k</text:p>
          </table:table-cell>
          <table:table-cell/>
          <table:table-cell table:style-name="ce15" table:formula="of:=IF([.I327]=&quot;&quot;;&quot;&quot;;[.I327])">
            <text:p/>
          </table:table-cell>
          <table:table-cell table:formula="of:=IF([.I328]&lt;&gt;&quot;&quot;;HYPERLINK(CONCATENATE(&quot;file://&quot;;[.$H$2];&quot;/&quot;;[.K328];&quot;/&quot;;LEFT([.I328];IF(               ISNUMBER(FIND(&quot; &quot;;[.I328]));FIND(&quot; &quot;;[.I328])-1;LEN([.I328])       )                ));CONCATENATE([.K328];LEFT([.I328];IF(               ISNUMBER(FIND(&quot; &quot;;[.I328]));FIND(&quot; &quot;;[.I328])-1;LEN([.I328])       )                )) );[.J327])" office:value-type="string" office:string-value="./obyvak/elektronika/_APE0758.jpg" calcext:value-type="string">
            <text:p>./obyvak/elektronika/_APE0758.jpg</text:p>
          </table:table-cell>
          <table:table-cell table:formula="of:=VLOOKUP(LEFT([.I328];IF(               ISNUMBER(FIND(&quot; &quot;;[.I328]));FIND(&quot; &quot;;[.I328])-1;LEN([.I32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8]+1" office:value-type="float" office:value="325" calcext:value-type="float">
            <text:p>325</text:p>
          </table:table-cell>
          <table:table-cell table:number-columns-repeated="4"/>
          <table:table-cell table:style-name="ce5" table:formula="of:=IF([.F328]=&quot;&quot;;&quot;&quot;;[.F328])" office:value-type="string" office:string-value="n" calcext:value-type="string">
            <text:p>n</text:p>
          </table:table-cell>
          <table:table-cell table:style-name="ce5" table:formula="of:=IF([.G328]=&quot;&quot;;&quot;&quot;;[.G328])" office:value-type="string" office:string-value="k" calcext:value-type="string">
            <text:p>k</text:p>
          </table:table-cell>
          <table:table-cell/>
          <table:table-cell table:style-name="ce15" table:formula="of:=IF([.I328]=&quot;&quot;;&quot;&quot;;[.I328])">
            <text:p/>
          </table:table-cell>
          <table:table-cell table:formula="of:=IF([.I329]&lt;&gt;&quot;&quot;;HYPERLINK(CONCATENATE(&quot;file://&quot;;[.$H$2];&quot;/&quot;;[.K329];&quot;/&quot;;LEFT([.I329];IF(               ISNUMBER(FIND(&quot; &quot;;[.I329]));FIND(&quot; &quot;;[.I329])-1;LEN([.I329])       )                ));CONCATENATE([.K329];LEFT([.I329];IF(               ISNUMBER(FIND(&quot; &quot;;[.I329]));FIND(&quot; &quot;;[.I329])-1;LEN([.I329])       )                )) );[.J328])" office:value-type="string" office:string-value="./obyvak/elektronika/_APE0758.jpg" calcext:value-type="string">
            <text:p>./obyvak/elektronika/_APE0758.jpg</text:p>
          </table:table-cell>
          <table:table-cell table:formula="of:=VLOOKUP(LEFT([.I329];IF(               ISNUMBER(FIND(&quot; &quot;;[.I329]));FIND(&quot; &quot;;[.I329])-1;LEN([.I32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29]+1" office:value-type="float" office:value="326" calcext:value-type="float">
            <text:p>326</text:p>
          </table:table-cell>
          <table:table-cell table:number-columns-repeated="4"/>
          <table:table-cell table:style-name="ce5" table:formula="of:=IF([.F329]=&quot;&quot;;&quot;&quot;;[.F329])" office:value-type="string" office:string-value="n" calcext:value-type="string">
            <text:p>n</text:p>
          </table:table-cell>
          <table:table-cell table:style-name="ce5" table:formula="of:=IF([.G329]=&quot;&quot;;&quot;&quot;;[.G329])" office:value-type="string" office:string-value="k" calcext:value-type="string">
            <text:p>k</text:p>
          </table:table-cell>
          <table:table-cell/>
          <table:table-cell table:style-name="ce15" table:formula="of:=IF([.I329]=&quot;&quot;;&quot;&quot;;[.I329])">
            <text:p/>
          </table:table-cell>
          <table:table-cell table:formula="of:=IF([.I330]&lt;&gt;&quot;&quot;;HYPERLINK(CONCATENATE(&quot;file://&quot;;[.$H$2];&quot;/&quot;;[.K330];&quot;/&quot;;LEFT([.I330];IF(               ISNUMBER(FIND(&quot; &quot;;[.I330]));FIND(&quot; &quot;;[.I330])-1;LEN([.I330])       )                ));CONCATENATE([.K330];LEFT([.I330];IF(               ISNUMBER(FIND(&quot; &quot;;[.I330]));FIND(&quot; &quot;;[.I330])-1;LEN([.I330])       )                )) );[.J329])" office:value-type="string" office:string-value="./obyvak/elektronika/_APE0758.jpg" calcext:value-type="string">
            <text:p>./obyvak/elektronika/_APE0758.jpg</text:p>
          </table:table-cell>
          <table:table-cell table:formula="of:=VLOOKUP(LEFT([.I330];IF(               ISNUMBER(FIND(&quot; &quot;;[.I330]));FIND(&quot; &quot;;[.I330])-1;LEN([.I33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0]+1" office:value-type="float" office:value="327" calcext:value-type="float">
            <text:p>327</text:p>
          </table:table-cell>
          <table:table-cell table:number-columns-repeated="4"/>
          <table:table-cell table:style-name="ce5" table:formula="of:=IF([.F330]=&quot;&quot;;&quot;&quot;;[.F330])" office:value-type="string" office:string-value="n" calcext:value-type="string">
            <text:p>n</text:p>
          </table:table-cell>
          <table:table-cell table:style-name="ce5" table:formula="of:=IF([.G330]=&quot;&quot;;&quot;&quot;;[.G330])" office:value-type="string" office:string-value="k" calcext:value-type="string">
            <text:p>k</text:p>
          </table:table-cell>
          <table:table-cell/>
          <table:table-cell table:style-name="ce15" table:formula="of:=IF([.I330]=&quot;&quot;;&quot;&quot;;[.I330])">
            <text:p/>
          </table:table-cell>
          <table:table-cell table:formula="of:=IF([.I331]&lt;&gt;&quot;&quot;;HYPERLINK(CONCATENATE(&quot;file://&quot;;[.$H$2];&quot;/&quot;;[.K331];&quot;/&quot;;LEFT([.I331];IF(               ISNUMBER(FIND(&quot; &quot;;[.I331]));FIND(&quot; &quot;;[.I331])-1;LEN([.I331])       )                ));CONCATENATE([.K331];LEFT([.I331];IF(               ISNUMBER(FIND(&quot; &quot;;[.I331]));FIND(&quot; &quot;;[.I331])-1;LEN([.I331])       )                )) );[.J330])" office:value-type="string" office:string-value="./obyvak/elektronika/_APE0758.jpg" calcext:value-type="string">
            <text:p>./obyvak/elektronika/_APE0758.jpg</text:p>
          </table:table-cell>
          <table:table-cell table:formula="of:=VLOOKUP(LEFT([.I331];IF(               ISNUMBER(FIND(&quot; &quot;;[.I331]));FIND(&quot; &quot;;[.I331])-1;LEN([.I3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1]+1" office:value-type="float" office:value="328" calcext:value-type="float">
            <text:p>328</text:p>
          </table:table-cell>
          <table:table-cell table:number-columns-repeated="4"/>
          <table:table-cell table:style-name="ce5" table:formula="of:=IF([.F331]=&quot;&quot;;&quot;&quot;;[.F331])" office:value-type="string" office:string-value="n" calcext:value-type="string">
            <text:p>n</text:p>
          </table:table-cell>
          <table:table-cell table:style-name="ce5" table:formula="of:=IF([.G331]=&quot;&quot;;&quot;&quot;;[.G331])" office:value-type="string" office:string-value="k" calcext:value-type="string">
            <text:p>k</text:p>
          </table:table-cell>
          <table:table-cell/>
          <table:table-cell table:style-name="ce15" table:formula="of:=IF([.I331]=&quot;&quot;;&quot;&quot;;[.I331])">
            <text:p/>
          </table:table-cell>
          <table:table-cell table:formula="of:=IF([.I332]&lt;&gt;&quot;&quot;;HYPERLINK(CONCATENATE(&quot;file://&quot;;[.$H$2];&quot;/&quot;;[.K332];&quot;/&quot;;LEFT([.I332];IF(               ISNUMBER(FIND(&quot; &quot;;[.I332]));FIND(&quot; &quot;;[.I332])-1;LEN([.I332])       )                ));CONCATENATE([.K332];LEFT([.I332];IF(               ISNUMBER(FIND(&quot; &quot;;[.I332]));FIND(&quot; &quot;;[.I332])-1;LEN([.I332])       )                )) );[.J331])" office:value-type="string" office:string-value="./obyvak/elektronika/_APE0758.jpg" calcext:value-type="string">
            <text:p>./obyvak/elektronika/_APE0758.jpg</text:p>
          </table:table-cell>
          <table:table-cell table:formula="of:=VLOOKUP(LEFT([.I332];IF(               ISNUMBER(FIND(&quot; &quot;;[.I332]));FIND(&quot; &quot;;[.I332])-1;LEN([.I3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2]+1" office:value-type="float" office:value="329" calcext:value-type="float">
            <text:p>329</text:p>
          </table:table-cell>
          <table:table-cell table:number-columns-repeated="4"/>
          <table:table-cell table:style-name="ce5" table:formula="of:=IF([.F332]=&quot;&quot;;&quot;&quot;;[.F332])" office:value-type="string" office:string-value="n" calcext:value-type="string">
            <text:p>n</text:p>
          </table:table-cell>
          <table:table-cell table:style-name="ce5" table:formula="of:=IF([.G332]=&quot;&quot;;&quot;&quot;;[.G332])" office:value-type="string" office:string-value="k" calcext:value-type="string">
            <text:p>k</text:p>
          </table:table-cell>
          <table:table-cell/>
          <table:table-cell table:style-name="ce15" table:formula="of:=IF([.I332]=&quot;&quot;;&quot;&quot;;[.I332])">
            <text:p/>
          </table:table-cell>
          <table:table-cell table:formula="of:=IF([.I333]&lt;&gt;&quot;&quot;;HYPERLINK(CONCATENATE(&quot;file://&quot;;[.$H$2];&quot;/&quot;;[.K333];&quot;/&quot;;LEFT([.I333];IF(               ISNUMBER(FIND(&quot; &quot;;[.I333]));FIND(&quot; &quot;;[.I333])-1;LEN([.I333])       )                ));CONCATENATE([.K333];LEFT([.I333];IF(               ISNUMBER(FIND(&quot; &quot;;[.I333]));FIND(&quot; &quot;;[.I333])-1;LEN([.I333])       )                )) );[.J332])" office:value-type="string" office:string-value="./obyvak/elektronika/_APE0758.jpg" calcext:value-type="string">
            <text:p>./obyvak/elektronika/_APE0758.jpg</text:p>
          </table:table-cell>
          <table:table-cell table:formula="of:=VLOOKUP(LEFT([.I333];IF(               ISNUMBER(FIND(&quot; &quot;;[.I333]));FIND(&quot; &quot;;[.I333])-1;LEN([.I33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3]+1" office:value-type="float" office:value="330" calcext:value-type="float">
            <text:p>330</text:p>
          </table:table-cell>
          <table:table-cell table:number-columns-repeated="4"/>
          <table:table-cell table:style-name="ce5" table:formula="of:=IF([.F333]=&quot;&quot;;&quot;&quot;;[.F333])" office:value-type="string" office:string-value="n" calcext:value-type="string">
            <text:p>n</text:p>
          </table:table-cell>
          <table:table-cell table:style-name="ce5" table:formula="of:=IF([.G333]=&quot;&quot;;&quot;&quot;;[.G333])" office:value-type="string" office:string-value="k" calcext:value-type="string">
            <text:p>k</text:p>
          </table:table-cell>
          <table:table-cell/>
          <table:table-cell table:style-name="ce15" table:formula="of:=IF([.I333]=&quot;&quot;;&quot;&quot;;[.I333])">
            <text:p/>
          </table:table-cell>
          <table:table-cell table:formula="of:=IF([.I334]&lt;&gt;&quot;&quot;;HYPERLINK(CONCATENATE(&quot;file://&quot;;[.$H$2];&quot;/&quot;;[.K334];&quot;/&quot;;LEFT([.I334];IF(               ISNUMBER(FIND(&quot; &quot;;[.I334]));FIND(&quot; &quot;;[.I334])-1;LEN([.I334])       )                ));CONCATENATE([.K334];LEFT([.I334];IF(               ISNUMBER(FIND(&quot; &quot;;[.I334]));FIND(&quot; &quot;;[.I334])-1;LEN([.I334])       )                )) );[.J333])" office:value-type="string" office:string-value="./obyvak/elektronika/_APE0758.jpg" calcext:value-type="string">
            <text:p>./obyvak/elektronika/_APE0758.jpg</text:p>
          </table:table-cell>
          <table:table-cell table:formula="of:=VLOOKUP(LEFT([.I334];IF(               ISNUMBER(FIND(&quot; &quot;;[.I334]));FIND(&quot; &quot;;[.I334])-1;LEN([.I33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4]+1" office:value-type="float" office:value="331" calcext:value-type="float">
            <text:p>331</text:p>
          </table:table-cell>
          <table:table-cell table:number-columns-repeated="4"/>
          <table:table-cell table:style-name="ce5" table:formula="of:=IF([.F334]=&quot;&quot;;&quot;&quot;;[.F334])" office:value-type="string" office:string-value="n" calcext:value-type="string">
            <text:p>n</text:p>
          </table:table-cell>
          <table:table-cell table:style-name="ce5" table:formula="of:=IF([.G334]=&quot;&quot;;&quot;&quot;;[.G334])" office:value-type="string" office:string-value="k" calcext:value-type="string">
            <text:p>k</text:p>
          </table:table-cell>
          <table:table-cell/>
          <table:table-cell table:style-name="ce15" table:formula="of:=IF([.I334]=&quot;&quot;;&quot;&quot;;[.I334])">
            <text:p/>
          </table:table-cell>
          <table:table-cell table:formula="of:=IF([.I335]&lt;&gt;&quot;&quot;;HYPERLINK(CONCATENATE(&quot;file://&quot;;[.$H$2];&quot;/&quot;;[.K335];&quot;/&quot;;LEFT([.I335];IF(               ISNUMBER(FIND(&quot; &quot;;[.I335]));FIND(&quot; &quot;;[.I335])-1;LEN([.I335])       )                ));CONCATENATE([.K335];LEFT([.I335];IF(               ISNUMBER(FIND(&quot; &quot;;[.I335]));FIND(&quot; &quot;;[.I335])-1;LEN([.I335])       )                )) );[.J334])" office:value-type="string" office:string-value="./obyvak/elektronika/_APE0758.jpg" calcext:value-type="string">
            <text:p>./obyvak/elektronika/_APE0758.jpg</text:p>
          </table:table-cell>
          <table:table-cell table:formula="of:=VLOOKUP(LEFT([.I335];IF(               ISNUMBER(FIND(&quot; &quot;;[.I335]));FIND(&quot; &quot;;[.I335])-1;LEN([.I33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5]+1" office:value-type="float" office:value="332" calcext:value-type="float">
            <text:p>332</text:p>
          </table:table-cell>
          <table:table-cell table:number-columns-repeated="4"/>
          <table:table-cell table:style-name="ce5" table:formula="of:=IF([.F335]=&quot;&quot;;&quot;&quot;;[.F335])" office:value-type="string" office:string-value="n" calcext:value-type="string">
            <text:p>n</text:p>
          </table:table-cell>
          <table:table-cell table:style-name="ce5" table:formula="of:=IF([.G335]=&quot;&quot;;&quot;&quot;;[.G335])" office:value-type="string" office:string-value="k" calcext:value-type="string">
            <text:p>k</text:p>
          </table:table-cell>
          <table:table-cell/>
          <table:table-cell table:style-name="ce15" table:formula="of:=IF([.I335]=&quot;&quot;;&quot;&quot;;[.I335])">
            <text:p/>
          </table:table-cell>
          <table:table-cell table:formula="of:=IF([.I336]&lt;&gt;&quot;&quot;;HYPERLINK(CONCATENATE(&quot;file://&quot;;[.$H$2];&quot;/&quot;;[.K336];&quot;/&quot;;LEFT([.I336];IF(               ISNUMBER(FIND(&quot; &quot;;[.I336]));FIND(&quot; &quot;;[.I336])-1;LEN([.I336])       )                ));CONCATENATE([.K336];LEFT([.I336];IF(               ISNUMBER(FIND(&quot; &quot;;[.I336]));FIND(&quot; &quot;;[.I336])-1;LEN([.I336])       )                )) );[.J335])" office:value-type="string" office:string-value="./obyvak/elektronika/_APE0758.jpg" calcext:value-type="string">
            <text:p>./obyvak/elektronika/_APE0758.jpg</text:p>
          </table:table-cell>
          <table:table-cell table:formula="of:=VLOOKUP(LEFT([.I336];IF(               ISNUMBER(FIND(&quot; &quot;;[.I336]));FIND(&quot; &quot;;[.I336])-1;LEN([.I3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6]+1" office:value-type="float" office:value="333" calcext:value-type="float">
            <text:p>333</text:p>
          </table:table-cell>
          <table:table-cell table:number-columns-repeated="4"/>
          <table:table-cell table:style-name="ce5" table:formula="of:=IF([.F336]=&quot;&quot;;&quot;&quot;;[.F336])" office:value-type="string" office:string-value="n" calcext:value-type="string">
            <text:p>n</text:p>
          </table:table-cell>
          <table:table-cell table:style-name="ce5" table:formula="of:=IF([.G336]=&quot;&quot;;&quot;&quot;;[.G336])" office:value-type="string" office:string-value="k" calcext:value-type="string">
            <text:p>k</text:p>
          </table:table-cell>
          <table:table-cell/>
          <table:table-cell table:style-name="ce15" table:formula="of:=IF([.I336]=&quot;&quot;;&quot;&quot;;[.I336])">
            <text:p/>
          </table:table-cell>
          <table:table-cell table:formula="of:=IF([.I337]&lt;&gt;&quot;&quot;;HYPERLINK(CONCATENATE(&quot;file://&quot;;[.$H$2];&quot;/&quot;;[.K337];&quot;/&quot;;LEFT([.I337];IF(               ISNUMBER(FIND(&quot; &quot;;[.I337]));FIND(&quot; &quot;;[.I337])-1;LEN([.I337])       )                ));CONCATENATE([.K337];LEFT([.I337];IF(               ISNUMBER(FIND(&quot; &quot;;[.I337]));FIND(&quot; &quot;;[.I337])-1;LEN([.I337])       )                )) );[.J336])" office:value-type="string" office:string-value="./obyvak/elektronika/_APE0758.jpg" calcext:value-type="string">
            <text:p>./obyvak/elektronika/_APE0758.jpg</text:p>
          </table:table-cell>
          <table:table-cell table:formula="of:=VLOOKUP(LEFT([.I337];IF(               ISNUMBER(FIND(&quot; &quot;;[.I337]));FIND(&quot; &quot;;[.I337])-1;LEN([.I33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7]+1" office:value-type="float" office:value="334" calcext:value-type="float">
            <text:p>334</text:p>
          </table:table-cell>
          <table:table-cell table:number-columns-repeated="4"/>
          <table:table-cell table:style-name="ce5" table:formula="of:=IF([.F337]=&quot;&quot;;&quot;&quot;;[.F337])" office:value-type="string" office:string-value="n" calcext:value-type="string">
            <text:p>n</text:p>
          </table:table-cell>
          <table:table-cell table:style-name="ce5" table:formula="of:=IF([.G337]=&quot;&quot;;&quot;&quot;;[.G337])" office:value-type="string" office:string-value="k" calcext:value-type="string">
            <text:p>k</text:p>
          </table:table-cell>
          <table:table-cell/>
          <table:table-cell table:style-name="ce15" table:formula="of:=IF([.I337]=&quot;&quot;;&quot;&quot;;[.I337])">
            <text:p/>
          </table:table-cell>
          <table:table-cell table:formula="of:=IF([.I338]&lt;&gt;&quot;&quot;;HYPERLINK(CONCATENATE(&quot;file://&quot;;[.$H$2];&quot;/&quot;;[.K338];&quot;/&quot;;LEFT([.I338];IF(               ISNUMBER(FIND(&quot; &quot;;[.I338]));FIND(&quot; &quot;;[.I338])-1;LEN([.I338])       )                ));CONCATENATE([.K338];LEFT([.I338];IF(               ISNUMBER(FIND(&quot; &quot;;[.I338]));FIND(&quot; &quot;;[.I338])-1;LEN([.I338])       )                )) );[.J337])" office:value-type="string" office:string-value="./obyvak/elektronika/_APE0758.jpg" calcext:value-type="string">
            <text:p>./obyvak/elektronika/_APE0758.jpg</text:p>
          </table:table-cell>
          <table:table-cell table:formula="of:=VLOOKUP(LEFT([.I338];IF(               ISNUMBER(FIND(&quot; &quot;;[.I338]));FIND(&quot; &quot;;[.I338])-1;LEN([.I33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8]+1" office:value-type="float" office:value="335" calcext:value-type="float">
            <text:p>335</text:p>
          </table:table-cell>
          <table:table-cell table:number-columns-repeated="4"/>
          <table:table-cell table:style-name="ce5" table:formula="of:=IF([.F338]=&quot;&quot;;&quot;&quot;;[.F338])" office:value-type="string" office:string-value="n" calcext:value-type="string">
            <text:p>n</text:p>
          </table:table-cell>
          <table:table-cell table:style-name="ce5" table:formula="of:=IF([.G338]=&quot;&quot;;&quot;&quot;;[.G338])" office:value-type="string" office:string-value="k" calcext:value-type="string">
            <text:p>k</text:p>
          </table:table-cell>
          <table:table-cell/>
          <table:table-cell table:style-name="ce15" table:formula="of:=IF([.I338]=&quot;&quot;;&quot;&quot;;[.I338])">
            <text:p/>
          </table:table-cell>
          <table:table-cell table:formula="of:=IF([.I339]&lt;&gt;&quot;&quot;;HYPERLINK(CONCATENATE(&quot;file://&quot;;[.$H$2];&quot;/&quot;;[.K339];&quot;/&quot;;LEFT([.I339];IF(               ISNUMBER(FIND(&quot; &quot;;[.I339]));FIND(&quot; &quot;;[.I339])-1;LEN([.I339])       )                ));CONCATENATE([.K339];LEFT([.I339];IF(               ISNUMBER(FIND(&quot; &quot;;[.I339]));FIND(&quot; &quot;;[.I339])-1;LEN([.I339])       )                )) );[.J338])" office:value-type="string" office:string-value="./obyvak/elektronika/_APE0758.jpg" calcext:value-type="string">
            <text:p>./obyvak/elektronika/_APE0758.jpg</text:p>
          </table:table-cell>
          <table:table-cell table:formula="of:=VLOOKUP(LEFT([.I339];IF(               ISNUMBER(FIND(&quot; &quot;;[.I339]));FIND(&quot; &quot;;[.I339])-1;LEN([.I33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39]+1" office:value-type="float" office:value="336" calcext:value-type="float">
            <text:p>336</text:p>
          </table:table-cell>
          <table:table-cell table:number-columns-repeated="4"/>
          <table:table-cell table:style-name="ce5" table:formula="of:=IF([.F339]=&quot;&quot;;&quot;&quot;;[.F339])" office:value-type="string" office:string-value="n" calcext:value-type="string">
            <text:p>n</text:p>
          </table:table-cell>
          <table:table-cell table:style-name="ce5" table:formula="of:=IF([.G339]=&quot;&quot;;&quot;&quot;;[.G339])" office:value-type="string" office:string-value="k" calcext:value-type="string">
            <text:p>k</text:p>
          </table:table-cell>
          <table:table-cell/>
          <table:table-cell table:style-name="ce15" table:formula="of:=IF([.I339]=&quot;&quot;;&quot;&quot;;[.I339])">
            <text:p/>
          </table:table-cell>
          <table:table-cell table:formula="of:=IF([.I340]&lt;&gt;&quot;&quot;;HYPERLINK(CONCATENATE(&quot;file://&quot;;[.$H$2];&quot;/&quot;;[.K340];&quot;/&quot;;LEFT([.I340];IF(               ISNUMBER(FIND(&quot; &quot;;[.I340]));FIND(&quot; &quot;;[.I340])-1;LEN([.I340])       )                ));CONCATENATE([.K340];LEFT([.I340];IF(               ISNUMBER(FIND(&quot; &quot;;[.I340]));FIND(&quot; &quot;;[.I340])-1;LEN([.I340])       )                )) );[.J339])" office:value-type="string" office:string-value="./obyvak/elektronika/_APE0758.jpg" calcext:value-type="string">
            <text:p>./obyvak/elektronika/_APE0758.jpg</text:p>
          </table:table-cell>
          <table:table-cell table:formula="of:=VLOOKUP(LEFT([.I340];IF(               ISNUMBER(FIND(&quot; &quot;;[.I340]));FIND(&quot; &quot;;[.I340])-1;LEN([.I34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0]+1" office:value-type="float" office:value="337" calcext:value-type="float">
            <text:p>337</text:p>
          </table:table-cell>
          <table:table-cell table:number-columns-repeated="4"/>
          <table:table-cell table:style-name="ce5" table:formula="of:=IF([.F340]=&quot;&quot;;&quot;&quot;;[.F340])" office:value-type="string" office:string-value="n" calcext:value-type="string">
            <text:p>n</text:p>
          </table:table-cell>
          <table:table-cell table:style-name="ce5" table:formula="of:=IF([.G340]=&quot;&quot;;&quot;&quot;;[.G340])" office:value-type="string" office:string-value="k" calcext:value-type="string">
            <text:p>k</text:p>
          </table:table-cell>
          <table:table-cell/>
          <table:table-cell table:style-name="ce15" table:formula="of:=IF([.I340]=&quot;&quot;;&quot;&quot;;[.I340])">
            <text:p/>
          </table:table-cell>
          <table:table-cell table:formula="of:=IF([.I341]&lt;&gt;&quot;&quot;;HYPERLINK(CONCATENATE(&quot;file://&quot;;[.$H$2];&quot;/&quot;;[.K341];&quot;/&quot;;LEFT([.I341];IF(               ISNUMBER(FIND(&quot; &quot;;[.I341]));FIND(&quot; &quot;;[.I341])-1;LEN([.I341])       )                ));CONCATENATE([.K341];LEFT([.I341];IF(               ISNUMBER(FIND(&quot; &quot;;[.I341]));FIND(&quot; &quot;;[.I341])-1;LEN([.I341])       )                )) );[.J340])" office:value-type="string" office:string-value="./obyvak/elektronika/_APE0758.jpg" calcext:value-type="string">
            <text:p>./obyvak/elektronika/_APE0758.jpg</text:p>
          </table:table-cell>
          <table:table-cell table:formula="of:=VLOOKUP(LEFT([.I341];IF(               ISNUMBER(FIND(&quot; &quot;;[.I341]));FIND(&quot; &quot;;[.I341])-1;LEN([.I34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1]+1" office:value-type="float" office:value="338" calcext:value-type="float">
            <text:p>338</text:p>
          </table:table-cell>
          <table:table-cell table:number-columns-repeated="4"/>
          <table:table-cell table:style-name="ce5" table:formula="of:=IF([.F341]=&quot;&quot;;&quot;&quot;;[.F341])" office:value-type="string" office:string-value="n" calcext:value-type="string">
            <text:p>n</text:p>
          </table:table-cell>
          <table:table-cell table:style-name="ce5" table:formula="of:=IF([.G341]=&quot;&quot;;&quot;&quot;;[.G341])" office:value-type="string" office:string-value="k" calcext:value-type="string">
            <text:p>k</text:p>
          </table:table-cell>
          <table:table-cell/>
          <table:table-cell table:style-name="ce15" table:formula="of:=IF([.I341]=&quot;&quot;;&quot;&quot;;[.I341])">
            <text:p/>
          </table:table-cell>
          <table:table-cell table:formula="of:=IF([.I342]&lt;&gt;&quot;&quot;;HYPERLINK(CONCATENATE(&quot;file://&quot;;[.$H$2];&quot;/&quot;;[.K342];&quot;/&quot;;LEFT([.I342];IF(               ISNUMBER(FIND(&quot; &quot;;[.I342]));FIND(&quot; &quot;;[.I342])-1;LEN([.I342])       )                ));CONCATENATE([.K342];LEFT([.I342];IF(               ISNUMBER(FIND(&quot; &quot;;[.I342]));FIND(&quot; &quot;;[.I342])-1;LEN([.I342])       )                )) );[.J341])" office:value-type="string" office:string-value="./obyvak/elektronika/_APE0758.jpg" calcext:value-type="string">
            <text:p>./obyvak/elektronika/_APE0758.jpg</text:p>
          </table:table-cell>
          <table:table-cell table:formula="of:=VLOOKUP(LEFT([.I342];IF(               ISNUMBER(FIND(&quot; &quot;;[.I342]));FIND(&quot; &quot;;[.I342])-1;LEN([.I34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2]+1" office:value-type="float" office:value="339" calcext:value-type="float">
            <text:p>339</text:p>
          </table:table-cell>
          <table:table-cell table:number-columns-repeated="4"/>
          <table:table-cell table:style-name="ce5" table:formula="of:=IF([.F342]=&quot;&quot;;&quot;&quot;;[.F342])" office:value-type="string" office:string-value="n" calcext:value-type="string">
            <text:p>n</text:p>
          </table:table-cell>
          <table:table-cell table:style-name="ce5" table:formula="of:=IF([.G342]=&quot;&quot;;&quot;&quot;;[.G342])" office:value-type="string" office:string-value="k" calcext:value-type="string">
            <text:p>k</text:p>
          </table:table-cell>
          <table:table-cell/>
          <table:table-cell table:style-name="ce15" table:formula="of:=IF([.I342]=&quot;&quot;;&quot;&quot;;[.I342])">
            <text:p/>
          </table:table-cell>
          <table:table-cell table:formula="of:=IF([.I343]&lt;&gt;&quot;&quot;;HYPERLINK(CONCATENATE(&quot;file://&quot;;[.$H$2];&quot;/&quot;;[.K343];&quot;/&quot;;LEFT([.I343];IF(               ISNUMBER(FIND(&quot; &quot;;[.I343]));FIND(&quot; &quot;;[.I343])-1;LEN([.I343])       )                ));CONCATENATE([.K343];LEFT([.I343];IF(               ISNUMBER(FIND(&quot; &quot;;[.I343]));FIND(&quot; &quot;;[.I343])-1;LEN([.I343])       )                )) );[.J342])" office:value-type="string" office:string-value="./obyvak/elektronika/_APE0758.jpg" calcext:value-type="string">
            <text:p>./obyvak/elektronika/_APE0758.jpg</text:p>
          </table:table-cell>
          <table:table-cell table:formula="of:=VLOOKUP(LEFT([.I343];IF(               ISNUMBER(FIND(&quot; &quot;;[.I343]));FIND(&quot; &quot;;[.I343])-1;LEN([.I34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3]+1" office:value-type="float" office:value="340" calcext:value-type="float">
            <text:p>340</text:p>
          </table:table-cell>
          <table:table-cell table:number-columns-repeated="4"/>
          <table:table-cell table:style-name="ce5" table:formula="of:=IF([.F343]=&quot;&quot;;&quot;&quot;;[.F343])" office:value-type="string" office:string-value="n" calcext:value-type="string">
            <text:p>n</text:p>
          </table:table-cell>
          <table:table-cell table:style-name="ce5" table:formula="of:=IF([.G343]=&quot;&quot;;&quot;&quot;;[.G343])" office:value-type="string" office:string-value="k" calcext:value-type="string">
            <text:p>k</text:p>
          </table:table-cell>
          <table:table-cell/>
          <table:table-cell table:style-name="ce15" table:formula="of:=IF([.I343]=&quot;&quot;;&quot;&quot;;[.I343])">
            <text:p/>
          </table:table-cell>
          <table:table-cell table:formula="of:=IF([.I344]&lt;&gt;&quot;&quot;;HYPERLINK(CONCATENATE(&quot;file://&quot;;[.$H$2];&quot;/&quot;;[.K344];&quot;/&quot;;LEFT([.I344];IF(               ISNUMBER(FIND(&quot; &quot;;[.I344]));FIND(&quot; &quot;;[.I344])-1;LEN([.I344])       )                ));CONCATENATE([.K344];LEFT([.I344];IF(               ISNUMBER(FIND(&quot; &quot;;[.I344]));FIND(&quot; &quot;;[.I344])-1;LEN([.I344])       )                )) );[.J343])" office:value-type="string" office:string-value="./obyvak/elektronika/_APE0758.jpg" calcext:value-type="string">
            <text:p>./obyvak/elektronika/_APE0758.jpg</text:p>
          </table:table-cell>
          <table:table-cell table:formula="of:=VLOOKUP(LEFT([.I344];IF(               ISNUMBER(FIND(&quot; &quot;;[.I344]));FIND(&quot; &quot;;[.I344])-1;LEN([.I34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4]+1" office:value-type="float" office:value="341" calcext:value-type="float">
            <text:p>341</text:p>
          </table:table-cell>
          <table:table-cell table:number-columns-repeated="4"/>
          <table:table-cell table:style-name="ce5" table:formula="of:=IF([.F344]=&quot;&quot;;&quot;&quot;;[.F344])" office:value-type="string" office:string-value="n" calcext:value-type="string">
            <text:p>n</text:p>
          </table:table-cell>
          <table:table-cell table:style-name="ce5" table:formula="of:=IF([.G344]=&quot;&quot;;&quot;&quot;;[.G344])" office:value-type="string" office:string-value="k" calcext:value-type="string">
            <text:p>k</text:p>
          </table:table-cell>
          <table:table-cell/>
          <table:table-cell table:style-name="ce15" table:formula="of:=IF([.I344]=&quot;&quot;;&quot;&quot;;[.I344])">
            <text:p/>
          </table:table-cell>
          <table:table-cell table:formula="of:=IF([.I345]&lt;&gt;&quot;&quot;;HYPERLINK(CONCATENATE(&quot;file://&quot;;[.$H$2];&quot;/&quot;;[.K345];&quot;/&quot;;LEFT([.I345];IF(               ISNUMBER(FIND(&quot; &quot;;[.I345]));FIND(&quot; &quot;;[.I345])-1;LEN([.I345])       )                ));CONCATENATE([.K345];LEFT([.I345];IF(               ISNUMBER(FIND(&quot; &quot;;[.I345]));FIND(&quot; &quot;;[.I345])-1;LEN([.I345])       )                )) );[.J344])" office:value-type="string" office:string-value="./obyvak/elektronika/_APE0758.jpg" calcext:value-type="string">
            <text:p>./obyvak/elektronika/_APE0758.jpg</text:p>
          </table:table-cell>
          <table:table-cell table:formula="of:=VLOOKUP(LEFT([.I345];IF(               ISNUMBER(FIND(&quot; &quot;;[.I345]));FIND(&quot; &quot;;[.I345])-1;LEN([.I34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5]+1" office:value-type="float" office:value="342" calcext:value-type="float">
            <text:p>342</text:p>
          </table:table-cell>
          <table:table-cell table:number-columns-repeated="4"/>
          <table:table-cell table:style-name="ce5" table:formula="of:=IF([.F345]=&quot;&quot;;&quot;&quot;;[.F345])" office:value-type="string" office:string-value="n" calcext:value-type="string">
            <text:p>n</text:p>
          </table:table-cell>
          <table:table-cell table:style-name="ce5" table:formula="of:=IF([.G345]=&quot;&quot;;&quot;&quot;;[.G345])" office:value-type="string" office:string-value="k" calcext:value-type="string">
            <text:p>k</text:p>
          </table:table-cell>
          <table:table-cell/>
          <table:table-cell table:style-name="ce15" table:formula="of:=IF([.I345]=&quot;&quot;;&quot;&quot;;[.I345])">
            <text:p/>
          </table:table-cell>
          <table:table-cell table:formula="of:=IF([.I346]&lt;&gt;&quot;&quot;;HYPERLINK(CONCATENATE(&quot;file://&quot;;[.$H$2];&quot;/&quot;;[.K346];&quot;/&quot;;LEFT([.I346];IF(               ISNUMBER(FIND(&quot; &quot;;[.I346]));FIND(&quot; &quot;;[.I346])-1;LEN([.I346])       )                ));CONCATENATE([.K346];LEFT([.I346];IF(               ISNUMBER(FIND(&quot; &quot;;[.I346]));FIND(&quot; &quot;;[.I346])-1;LEN([.I346])       )                )) );[.J345])" office:value-type="string" office:string-value="./obyvak/elektronika/_APE0758.jpg" calcext:value-type="string">
            <text:p>./obyvak/elektronika/_APE0758.jpg</text:p>
          </table:table-cell>
          <table:table-cell table:formula="of:=VLOOKUP(LEFT([.I346];IF(               ISNUMBER(FIND(&quot; &quot;;[.I346]));FIND(&quot; &quot;;[.I346])-1;LEN([.I34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6]+1" office:value-type="float" office:value="343" calcext:value-type="float">
            <text:p>343</text:p>
          </table:table-cell>
          <table:table-cell table:number-columns-repeated="4"/>
          <table:table-cell table:style-name="ce5" table:formula="of:=IF([.F346]=&quot;&quot;;&quot;&quot;;[.F346])" office:value-type="string" office:string-value="n" calcext:value-type="string">
            <text:p>n</text:p>
          </table:table-cell>
          <table:table-cell table:style-name="ce5" table:formula="of:=IF([.G346]=&quot;&quot;;&quot;&quot;;[.G346])" office:value-type="string" office:string-value="k" calcext:value-type="string">
            <text:p>k</text:p>
          </table:table-cell>
          <table:table-cell/>
          <table:table-cell table:style-name="ce15" table:formula="of:=IF([.I346]=&quot;&quot;;&quot;&quot;;[.I346])">
            <text:p/>
          </table:table-cell>
          <table:table-cell table:formula="of:=IF([.I347]&lt;&gt;&quot;&quot;;HYPERLINK(CONCATENATE(&quot;file://&quot;;[.$H$2];&quot;/&quot;;[.K347];&quot;/&quot;;LEFT([.I347];IF(               ISNUMBER(FIND(&quot; &quot;;[.I347]));FIND(&quot; &quot;;[.I347])-1;LEN([.I347])       )                ));CONCATENATE([.K347];LEFT([.I347];IF(               ISNUMBER(FIND(&quot; &quot;;[.I347]));FIND(&quot; &quot;;[.I347])-1;LEN([.I347])       )                )) );[.J346])" office:value-type="string" office:string-value="./obyvak/elektronika/_APE0758.jpg" calcext:value-type="string">
            <text:p>./obyvak/elektronika/_APE0758.jpg</text:p>
          </table:table-cell>
          <table:table-cell table:formula="of:=VLOOKUP(LEFT([.I347];IF(               ISNUMBER(FIND(&quot; &quot;;[.I347]));FIND(&quot; &quot;;[.I347])-1;LEN([.I34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7]+1" office:value-type="float" office:value="344" calcext:value-type="float">
            <text:p>344</text:p>
          </table:table-cell>
          <table:table-cell table:number-columns-repeated="4"/>
          <table:table-cell table:style-name="ce5" table:formula="of:=IF([.F347]=&quot;&quot;;&quot;&quot;;[.F347])" office:value-type="string" office:string-value="n" calcext:value-type="string">
            <text:p>n</text:p>
          </table:table-cell>
          <table:table-cell table:style-name="ce5" table:formula="of:=IF([.G347]=&quot;&quot;;&quot;&quot;;[.G347])" office:value-type="string" office:string-value="k" calcext:value-type="string">
            <text:p>k</text:p>
          </table:table-cell>
          <table:table-cell/>
          <table:table-cell table:style-name="ce15" table:formula="of:=IF([.I347]=&quot;&quot;;&quot;&quot;;[.I347])">
            <text:p/>
          </table:table-cell>
          <table:table-cell table:formula="of:=IF([.I348]&lt;&gt;&quot;&quot;;HYPERLINK(CONCATENATE(&quot;file://&quot;;[.$H$2];&quot;/&quot;;[.K348];&quot;/&quot;;LEFT([.I348];IF(               ISNUMBER(FIND(&quot; &quot;;[.I348]));FIND(&quot; &quot;;[.I348])-1;LEN([.I348])       )                ));CONCATENATE([.K348];LEFT([.I348];IF(               ISNUMBER(FIND(&quot; &quot;;[.I348]));FIND(&quot; &quot;;[.I348])-1;LEN([.I348])       )                )) );[.J347])" office:value-type="string" office:string-value="./obyvak/elektronika/_APE0758.jpg" calcext:value-type="string">
            <text:p>./obyvak/elektronika/_APE0758.jpg</text:p>
          </table:table-cell>
          <table:table-cell table:formula="of:=VLOOKUP(LEFT([.I348];IF(               ISNUMBER(FIND(&quot; &quot;;[.I348]));FIND(&quot; &quot;;[.I348])-1;LEN([.I34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8]+1" office:value-type="float" office:value="345" calcext:value-type="float">
            <text:p>345</text:p>
          </table:table-cell>
          <table:table-cell table:number-columns-repeated="4"/>
          <table:table-cell table:style-name="ce5" table:formula="of:=IF([.F348]=&quot;&quot;;&quot;&quot;;[.F348])" office:value-type="string" office:string-value="n" calcext:value-type="string">
            <text:p>n</text:p>
          </table:table-cell>
          <table:table-cell table:style-name="ce5" table:formula="of:=IF([.G348]=&quot;&quot;;&quot;&quot;;[.G348])" office:value-type="string" office:string-value="k" calcext:value-type="string">
            <text:p>k</text:p>
          </table:table-cell>
          <table:table-cell/>
          <table:table-cell table:style-name="ce15" table:formula="of:=IF([.I348]=&quot;&quot;;&quot;&quot;;[.I348])">
            <text:p/>
          </table:table-cell>
          <table:table-cell table:formula="of:=IF([.I349]&lt;&gt;&quot;&quot;;HYPERLINK(CONCATENATE(&quot;file://&quot;;[.$H$2];&quot;/&quot;;[.K349];&quot;/&quot;;LEFT([.I349];IF(               ISNUMBER(FIND(&quot; &quot;;[.I349]));FIND(&quot; &quot;;[.I349])-1;LEN([.I349])       )                ));CONCATENATE([.K349];LEFT([.I349];IF(               ISNUMBER(FIND(&quot; &quot;;[.I349]));FIND(&quot; &quot;;[.I349])-1;LEN([.I349])       )                )) );[.J348])" office:value-type="string" office:string-value="./obyvak/elektronika/_APE0758.jpg" calcext:value-type="string">
            <text:p>./obyvak/elektronika/_APE0758.jpg</text:p>
          </table:table-cell>
          <table:table-cell table:formula="of:=VLOOKUP(LEFT([.I349];IF(               ISNUMBER(FIND(&quot; &quot;;[.I349]));FIND(&quot; &quot;;[.I349])-1;LEN([.I34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49]+1" office:value-type="float" office:value="346" calcext:value-type="float">
            <text:p>346</text:p>
          </table:table-cell>
          <table:table-cell table:number-columns-repeated="4"/>
          <table:table-cell table:style-name="ce5" table:formula="of:=IF([.F349]=&quot;&quot;;&quot;&quot;;[.F349])" office:value-type="string" office:string-value="n" calcext:value-type="string">
            <text:p>n</text:p>
          </table:table-cell>
          <table:table-cell table:style-name="ce5" table:formula="of:=IF([.G349]=&quot;&quot;;&quot;&quot;;[.G349])" office:value-type="string" office:string-value="k" calcext:value-type="string">
            <text:p>k</text:p>
          </table:table-cell>
          <table:table-cell/>
          <table:table-cell table:style-name="ce15" table:formula="of:=IF([.I349]=&quot;&quot;;&quot;&quot;;[.I349])">
            <text:p/>
          </table:table-cell>
          <table:table-cell table:formula="of:=IF([.I350]&lt;&gt;&quot;&quot;;HYPERLINK(CONCATENATE(&quot;file://&quot;;[.$H$2];&quot;/&quot;;[.K350];&quot;/&quot;;LEFT([.I350];IF(               ISNUMBER(FIND(&quot; &quot;;[.I350]));FIND(&quot; &quot;;[.I350])-1;LEN([.I350])       )                ));CONCATENATE([.K350];LEFT([.I350];IF(               ISNUMBER(FIND(&quot; &quot;;[.I350]));FIND(&quot; &quot;;[.I350])-1;LEN([.I350])       )                )) );[.J349])" office:value-type="string" office:string-value="./obyvak/elektronika/_APE0758.jpg" calcext:value-type="string">
            <text:p>./obyvak/elektronika/_APE0758.jpg</text:p>
          </table:table-cell>
          <table:table-cell table:formula="of:=VLOOKUP(LEFT([.I350];IF(               ISNUMBER(FIND(&quot; &quot;;[.I350]));FIND(&quot; &quot;;[.I350])-1;LEN([.I35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0]+1" office:value-type="float" office:value="347" calcext:value-type="float">
            <text:p>347</text:p>
          </table:table-cell>
          <table:table-cell table:number-columns-repeated="4"/>
          <table:table-cell table:style-name="ce5" table:formula="of:=IF([.F350]=&quot;&quot;;&quot;&quot;;[.F350])" office:value-type="string" office:string-value="n" calcext:value-type="string">
            <text:p>n</text:p>
          </table:table-cell>
          <table:table-cell table:style-name="ce5" table:formula="of:=IF([.G350]=&quot;&quot;;&quot;&quot;;[.G350])" office:value-type="string" office:string-value="k" calcext:value-type="string">
            <text:p>k</text:p>
          </table:table-cell>
          <table:table-cell/>
          <table:table-cell table:style-name="ce15" table:formula="of:=IF([.I350]=&quot;&quot;;&quot;&quot;;[.I350])">
            <text:p/>
          </table:table-cell>
          <table:table-cell table:formula="of:=IF([.I351]&lt;&gt;&quot;&quot;;HYPERLINK(CONCATENATE(&quot;file://&quot;;[.$H$2];&quot;/&quot;;[.K351];&quot;/&quot;;LEFT([.I351];IF(               ISNUMBER(FIND(&quot; &quot;;[.I351]));FIND(&quot; &quot;;[.I351])-1;LEN([.I351])       )                ));CONCATENATE([.K351];LEFT([.I351];IF(               ISNUMBER(FIND(&quot; &quot;;[.I351]));FIND(&quot; &quot;;[.I351])-1;LEN([.I351])       )                )) );[.J350])" office:value-type="string" office:string-value="./obyvak/elektronika/_APE0758.jpg" calcext:value-type="string">
            <text:p>./obyvak/elektronika/_APE0758.jpg</text:p>
          </table:table-cell>
          <table:table-cell table:formula="of:=VLOOKUP(LEFT([.I351];IF(               ISNUMBER(FIND(&quot; &quot;;[.I351]));FIND(&quot; &quot;;[.I351])-1;LEN([.I35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1]+1" office:value-type="float" office:value="348" calcext:value-type="float">
            <text:p>348</text:p>
          </table:table-cell>
          <table:table-cell table:number-columns-repeated="4"/>
          <table:table-cell table:style-name="ce5" table:formula="of:=IF([.F351]=&quot;&quot;;&quot;&quot;;[.F351])" office:value-type="string" office:string-value="n" calcext:value-type="string">
            <text:p>n</text:p>
          </table:table-cell>
          <table:table-cell table:style-name="ce5" table:formula="of:=IF([.G351]=&quot;&quot;;&quot;&quot;;[.G351])" office:value-type="string" office:string-value="k" calcext:value-type="string">
            <text:p>k</text:p>
          </table:table-cell>
          <table:table-cell/>
          <table:table-cell table:style-name="ce15" table:formula="of:=IF([.I351]=&quot;&quot;;&quot;&quot;;[.I351])">
            <text:p/>
          </table:table-cell>
          <table:table-cell table:formula="of:=IF([.I352]&lt;&gt;&quot;&quot;;HYPERLINK(CONCATENATE(&quot;file://&quot;;[.$H$2];&quot;/&quot;;[.K352];&quot;/&quot;;LEFT([.I352];IF(               ISNUMBER(FIND(&quot; &quot;;[.I352]));FIND(&quot; &quot;;[.I352])-1;LEN([.I352])       )                ));CONCATENATE([.K352];LEFT([.I352];IF(               ISNUMBER(FIND(&quot; &quot;;[.I352]));FIND(&quot; &quot;;[.I352])-1;LEN([.I352])       )                )) );[.J351])" office:value-type="string" office:string-value="./obyvak/elektronika/_APE0758.jpg" calcext:value-type="string">
            <text:p>./obyvak/elektronika/_APE0758.jpg</text:p>
          </table:table-cell>
          <table:table-cell table:formula="of:=VLOOKUP(LEFT([.I352];IF(               ISNUMBER(FIND(&quot; &quot;;[.I352]));FIND(&quot; &quot;;[.I352])-1;LEN([.I35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2]+1" office:value-type="float" office:value="349" calcext:value-type="float">
            <text:p>349</text:p>
          </table:table-cell>
          <table:table-cell table:number-columns-repeated="4"/>
          <table:table-cell table:style-name="ce5" table:formula="of:=IF([.F352]=&quot;&quot;;&quot;&quot;;[.F352])" office:value-type="string" office:string-value="n" calcext:value-type="string">
            <text:p>n</text:p>
          </table:table-cell>
          <table:table-cell table:style-name="ce5" table:formula="of:=IF([.G352]=&quot;&quot;;&quot;&quot;;[.G352])" office:value-type="string" office:string-value="k" calcext:value-type="string">
            <text:p>k</text:p>
          </table:table-cell>
          <table:table-cell/>
          <table:table-cell table:style-name="ce15" table:formula="of:=IF([.I352]=&quot;&quot;;&quot;&quot;;[.I352])">
            <text:p/>
          </table:table-cell>
          <table:table-cell table:formula="of:=IF([.I353]&lt;&gt;&quot;&quot;;HYPERLINK(CONCATENATE(&quot;file://&quot;;[.$H$2];&quot;/&quot;;[.K353];&quot;/&quot;;LEFT([.I353];IF(               ISNUMBER(FIND(&quot; &quot;;[.I353]));FIND(&quot; &quot;;[.I353])-1;LEN([.I353])       )                ));CONCATENATE([.K353];LEFT([.I353];IF(               ISNUMBER(FIND(&quot; &quot;;[.I353]));FIND(&quot; &quot;;[.I353])-1;LEN([.I353])       )                )) );[.J352])" office:value-type="string" office:string-value="./obyvak/elektronika/_APE0758.jpg" calcext:value-type="string">
            <text:p>./obyvak/elektronika/_APE0758.jpg</text:p>
          </table:table-cell>
          <table:table-cell table:formula="of:=VLOOKUP(LEFT([.I353];IF(               ISNUMBER(FIND(&quot; &quot;;[.I353]));FIND(&quot; &quot;;[.I353])-1;LEN([.I35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3]+1" office:value-type="float" office:value="350" calcext:value-type="float">
            <text:p>350</text:p>
          </table:table-cell>
          <table:table-cell table:number-columns-repeated="4"/>
          <table:table-cell table:style-name="ce5" table:formula="of:=IF([.F353]=&quot;&quot;;&quot;&quot;;[.F353])" office:value-type="string" office:string-value="n" calcext:value-type="string">
            <text:p>n</text:p>
          </table:table-cell>
          <table:table-cell table:style-name="ce5" table:formula="of:=IF([.G353]=&quot;&quot;;&quot;&quot;;[.G353])" office:value-type="string" office:string-value="k" calcext:value-type="string">
            <text:p>k</text:p>
          </table:table-cell>
          <table:table-cell/>
          <table:table-cell table:style-name="ce15" table:formula="of:=IF([.I353]=&quot;&quot;;&quot;&quot;;[.I353])">
            <text:p/>
          </table:table-cell>
          <table:table-cell table:formula="of:=IF([.I354]&lt;&gt;&quot;&quot;;HYPERLINK(CONCATENATE(&quot;file://&quot;;[.$H$2];&quot;/&quot;;[.K354];&quot;/&quot;;LEFT([.I354];IF(               ISNUMBER(FIND(&quot; &quot;;[.I354]));FIND(&quot; &quot;;[.I354])-1;LEN([.I354])       )                ));CONCATENATE([.K354];LEFT([.I354];IF(               ISNUMBER(FIND(&quot; &quot;;[.I354]));FIND(&quot; &quot;;[.I354])-1;LEN([.I354])       )                )) );[.J353])" office:value-type="string" office:string-value="./obyvak/elektronika/_APE0758.jpg" calcext:value-type="string">
            <text:p>./obyvak/elektronika/_APE0758.jpg</text:p>
          </table:table-cell>
          <table:table-cell table:formula="of:=VLOOKUP(LEFT([.I354];IF(               ISNUMBER(FIND(&quot; &quot;;[.I354]));FIND(&quot; &quot;;[.I354])-1;LEN([.I35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4]+1" office:value-type="float" office:value="351" calcext:value-type="float">
            <text:p>351</text:p>
          </table:table-cell>
          <table:table-cell table:number-columns-repeated="4"/>
          <table:table-cell table:style-name="ce5" table:formula="of:=IF([.F354]=&quot;&quot;;&quot;&quot;;[.F354])" office:value-type="string" office:string-value="n" calcext:value-type="string">
            <text:p>n</text:p>
          </table:table-cell>
          <table:table-cell table:style-name="ce5" table:formula="of:=IF([.G354]=&quot;&quot;;&quot;&quot;;[.G354])" office:value-type="string" office:string-value="k" calcext:value-type="string">
            <text:p>k</text:p>
          </table:table-cell>
          <table:table-cell/>
          <table:table-cell table:style-name="ce15" table:formula="of:=IF([.I354]=&quot;&quot;;&quot;&quot;;[.I354])">
            <text:p/>
          </table:table-cell>
          <table:table-cell table:formula="of:=IF([.I355]&lt;&gt;&quot;&quot;;HYPERLINK(CONCATENATE(&quot;file://&quot;;[.$H$2];&quot;/&quot;;[.K355];&quot;/&quot;;LEFT([.I355];IF(               ISNUMBER(FIND(&quot; &quot;;[.I355]));FIND(&quot; &quot;;[.I355])-1;LEN([.I355])       )                ));CONCATENATE([.K355];LEFT([.I355];IF(               ISNUMBER(FIND(&quot; &quot;;[.I355]));FIND(&quot; &quot;;[.I355])-1;LEN([.I355])       )                )) );[.J354])" office:value-type="string" office:string-value="./obyvak/elektronika/_APE0758.jpg" calcext:value-type="string">
            <text:p>./obyvak/elektronika/_APE0758.jpg</text:p>
          </table:table-cell>
          <table:table-cell table:formula="of:=VLOOKUP(LEFT([.I355];IF(               ISNUMBER(FIND(&quot; &quot;;[.I355]));FIND(&quot; &quot;;[.I355])-1;LEN([.I35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5]+1" office:value-type="float" office:value="352" calcext:value-type="float">
            <text:p>352</text:p>
          </table:table-cell>
          <table:table-cell table:number-columns-repeated="4"/>
          <table:table-cell table:style-name="ce5" table:formula="of:=IF([.F355]=&quot;&quot;;&quot;&quot;;[.F355])" office:value-type="string" office:string-value="n" calcext:value-type="string">
            <text:p>n</text:p>
          </table:table-cell>
          <table:table-cell table:style-name="ce5" table:formula="of:=IF([.G355]=&quot;&quot;;&quot;&quot;;[.G355])" office:value-type="string" office:string-value="k" calcext:value-type="string">
            <text:p>k</text:p>
          </table:table-cell>
          <table:table-cell/>
          <table:table-cell table:style-name="ce15" table:formula="of:=IF([.I355]=&quot;&quot;;&quot;&quot;;[.I355])">
            <text:p/>
          </table:table-cell>
          <table:table-cell table:formula="of:=IF([.I356]&lt;&gt;&quot;&quot;;HYPERLINK(CONCATENATE(&quot;file://&quot;;[.$H$2];&quot;/&quot;;[.K356];&quot;/&quot;;LEFT([.I356];IF(               ISNUMBER(FIND(&quot; &quot;;[.I356]));FIND(&quot; &quot;;[.I356])-1;LEN([.I356])       )                ));CONCATENATE([.K356];LEFT([.I356];IF(               ISNUMBER(FIND(&quot; &quot;;[.I356]));FIND(&quot; &quot;;[.I356])-1;LEN([.I356])       )                )) );[.J355])" office:value-type="string" office:string-value="./obyvak/elektronika/_APE0758.jpg" calcext:value-type="string">
            <text:p>./obyvak/elektronika/_APE0758.jpg</text:p>
          </table:table-cell>
          <table:table-cell table:formula="of:=VLOOKUP(LEFT([.I356];IF(               ISNUMBER(FIND(&quot; &quot;;[.I356]));FIND(&quot; &quot;;[.I356])-1;LEN([.I35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6]+1" office:value-type="float" office:value="353" calcext:value-type="float">
            <text:p>353</text:p>
          </table:table-cell>
          <table:table-cell table:number-columns-repeated="4"/>
          <table:table-cell table:style-name="ce5" table:formula="of:=IF([.F356]=&quot;&quot;;&quot;&quot;;[.F356])" office:value-type="string" office:string-value="n" calcext:value-type="string">
            <text:p>n</text:p>
          </table:table-cell>
          <table:table-cell table:style-name="ce5" table:formula="of:=IF([.G356]=&quot;&quot;;&quot;&quot;;[.G356])" office:value-type="string" office:string-value="k" calcext:value-type="string">
            <text:p>k</text:p>
          </table:table-cell>
          <table:table-cell/>
          <table:table-cell table:style-name="ce15" table:formula="of:=IF([.I356]=&quot;&quot;;&quot;&quot;;[.I356])">
            <text:p/>
          </table:table-cell>
          <table:table-cell table:formula="of:=IF([.I357]&lt;&gt;&quot;&quot;;HYPERLINK(CONCATENATE(&quot;file://&quot;;[.$H$2];&quot;/&quot;;[.K357];&quot;/&quot;;LEFT([.I357];IF(               ISNUMBER(FIND(&quot; &quot;;[.I357]));FIND(&quot; &quot;;[.I357])-1;LEN([.I357])       )                ));CONCATENATE([.K357];LEFT([.I357];IF(               ISNUMBER(FIND(&quot; &quot;;[.I357]));FIND(&quot; &quot;;[.I357])-1;LEN([.I357])       )                )) );[.J356])" office:value-type="string" office:string-value="./obyvak/elektronika/_APE0758.jpg" calcext:value-type="string">
            <text:p>./obyvak/elektronika/_APE0758.jpg</text:p>
          </table:table-cell>
          <table:table-cell table:formula="of:=VLOOKUP(LEFT([.I357];IF(               ISNUMBER(FIND(&quot; &quot;;[.I357]));FIND(&quot; &quot;;[.I357])-1;LEN([.I35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7]+1" office:value-type="float" office:value="354" calcext:value-type="float">
            <text:p>354</text:p>
          </table:table-cell>
          <table:table-cell table:number-columns-repeated="4"/>
          <table:table-cell table:style-name="ce5" table:formula="of:=IF([.F357]=&quot;&quot;;&quot;&quot;;[.F357])" office:value-type="string" office:string-value="n" calcext:value-type="string">
            <text:p>n</text:p>
          </table:table-cell>
          <table:table-cell table:style-name="ce5" table:formula="of:=IF([.G357]=&quot;&quot;;&quot;&quot;;[.G357])" office:value-type="string" office:string-value="k" calcext:value-type="string">
            <text:p>k</text:p>
          </table:table-cell>
          <table:table-cell/>
          <table:table-cell table:style-name="ce15" table:formula="of:=IF([.I357]=&quot;&quot;;&quot;&quot;;[.I357])">
            <text:p/>
          </table:table-cell>
          <table:table-cell table:formula="of:=IF([.I358]&lt;&gt;&quot;&quot;;HYPERLINK(CONCATENATE(&quot;file://&quot;;[.$H$2];&quot;/&quot;;[.K358];&quot;/&quot;;LEFT([.I358];IF(               ISNUMBER(FIND(&quot; &quot;;[.I358]));FIND(&quot; &quot;;[.I358])-1;LEN([.I358])       )                ));CONCATENATE([.K358];LEFT([.I358];IF(               ISNUMBER(FIND(&quot; &quot;;[.I358]));FIND(&quot; &quot;;[.I358])-1;LEN([.I358])       )                )) );[.J357])" office:value-type="string" office:string-value="./obyvak/elektronika/_APE0758.jpg" calcext:value-type="string">
            <text:p>./obyvak/elektronika/_APE0758.jpg</text:p>
          </table:table-cell>
          <table:table-cell table:formula="of:=VLOOKUP(LEFT([.I358];IF(               ISNUMBER(FIND(&quot; &quot;;[.I358]));FIND(&quot; &quot;;[.I358])-1;LEN([.I35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8]+1" office:value-type="float" office:value="355" calcext:value-type="float">
            <text:p>355</text:p>
          </table:table-cell>
          <table:table-cell table:number-columns-repeated="4"/>
          <table:table-cell table:style-name="ce5" table:formula="of:=IF([.F358]=&quot;&quot;;&quot;&quot;;[.F358])" office:value-type="string" office:string-value="n" calcext:value-type="string">
            <text:p>n</text:p>
          </table:table-cell>
          <table:table-cell table:style-name="ce5" table:formula="of:=IF([.G358]=&quot;&quot;;&quot;&quot;;[.G358])" office:value-type="string" office:string-value="k" calcext:value-type="string">
            <text:p>k</text:p>
          </table:table-cell>
          <table:table-cell/>
          <table:table-cell table:style-name="ce15" table:formula="of:=IF([.I358]=&quot;&quot;;&quot;&quot;;[.I358])">
            <text:p/>
          </table:table-cell>
          <table:table-cell table:formula="of:=IF([.I359]&lt;&gt;&quot;&quot;;HYPERLINK(CONCATENATE(&quot;file://&quot;;[.$H$2];&quot;/&quot;;[.K359];&quot;/&quot;;LEFT([.I359];IF(               ISNUMBER(FIND(&quot; &quot;;[.I359]));FIND(&quot; &quot;;[.I359])-1;LEN([.I359])       )                ));CONCATENATE([.K359];LEFT([.I359];IF(               ISNUMBER(FIND(&quot; &quot;;[.I359]));FIND(&quot; &quot;;[.I359])-1;LEN([.I359])       )                )) );[.J358])" office:value-type="string" office:string-value="./obyvak/elektronika/_APE0758.jpg" calcext:value-type="string">
            <text:p>./obyvak/elektronika/_APE0758.jpg</text:p>
          </table:table-cell>
          <table:table-cell table:formula="of:=VLOOKUP(LEFT([.I359];IF(               ISNUMBER(FIND(&quot; &quot;;[.I359]));FIND(&quot; &quot;;[.I359])-1;LEN([.I35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59]+1" office:value-type="float" office:value="356" calcext:value-type="float">
            <text:p>356</text:p>
          </table:table-cell>
          <table:table-cell table:number-columns-repeated="4"/>
          <table:table-cell table:style-name="ce5" table:formula="of:=IF([.F359]=&quot;&quot;;&quot;&quot;;[.F359])" office:value-type="string" office:string-value="n" calcext:value-type="string">
            <text:p>n</text:p>
          </table:table-cell>
          <table:table-cell table:style-name="ce5" table:formula="of:=IF([.G359]=&quot;&quot;;&quot;&quot;;[.G359])" office:value-type="string" office:string-value="k" calcext:value-type="string">
            <text:p>k</text:p>
          </table:table-cell>
          <table:table-cell/>
          <table:table-cell table:style-name="ce15" table:formula="of:=IF([.I359]=&quot;&quot;;&quot;&quot;;[.I359])">
            <text:p/>
          </table:table-cell>
          <table:table-cell table:formula="of:=IF([.I360]&lt;&gt;&quot;&quot;;HYPERLINK(CONCATENATE(&quot;file://&quot;;[.$H$2];&quot;/&quot;;[.K360];&quot;/&quot;;LEFT([.I360];IF(               ISNUMBER(FIND(&quot; &quot;;[.I360]));FIND(&quot; &quot;;[.I360])-1;LEN([.I360])       )                ));CONCATENATE([.K360];LEFT([.I360];IF(               ISNUMBER(FIND(&quot; &quot;;[.I360]));FIND(&quot; &quot;;[.I360])-1;LEN([.I360])       )                )) );[.J359])" office:value-type="string" office:string-value="./obyvak/elektronika/_APE0758.jpg" calcext:value-type="string">
            <text:p>./obyvak/elektronika/_APE0758.jpg</text:p>
          </table:table-cell>
          <table:table-cell table:formula="of:=VLOOKUP(LEFT([.I360];IF(               ISNUMBER(FIND(&quot; &quot;;[.I360]));FIND(&quot; &quot;;[.I360])-1;LEN([.I36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0]+1" office:value-type="float" office:value="357" calcext:value-type="float">
            <text:p>357</text:p>
          </table:table-cell>
          <table:table-cell table:number-columns-repeated="4"/>
          <table:table-cell table:style-name="ce5" table:formula="of:=IF([.F360]=&quot;&quot;;&quot;&quot;;[.F360])" office:value-type="string" office:string-value="n" calcext:value-type="string">
            <text:p>n</text:p>
          </table:table-cell>
          <table:table-cell table:style-name="ce5" table:formula="of:=IF([.G360]=&quot;&quot;;&quot;&quot;;[.G360])" office:value-type="string" office:string-value="k" calcext:value-type="string">
            <text:p>k</text:p>
          </table:table-cell>
          <table:table-cell/>
          <table:table-cell table:style-name="ce15" table:formula="of:=IF([.I360]=&quot;&quot;;&quot;&quot;;[.I360])">
            <text:p/>
          </table:table-cell>
          <table:table-cell table:formula="of:=IF([.I361]&lt;&gt;&quot;&quot;;HYPERLINK(CONCATENATE(&quot;file://&quot;;[.$H$2];&quot;/&quot;;[.K361];&quot;/&quot;;LEFT([.I361];IF(               ISNUMBER(FIND(&quot; &quot;;[.I361]));FIND(&quot; &quot;;[.I361])-1;LEN([.I361])       )                ));CONCATENATE([.K361];LEFT([.I361];IF(               ISNUMBER(FIND(&quot; &quot;;[.I361]));FIND(&quot; &quot;;[.I361])-1;LEN([.I361])       )                )) );[.J360])" office:value-type="string" office:string-value="./obyvak/elektronika/_APE0758.jpg" calcext:value-type="string">
            <text:p>./obyvak/elektronika/_APE0758.jpg</text:p>
          </table:table-cell>
          <table:table-cell table:formula="of:=VLOOKUP(LEFT([.I361];IF(               ISNUMBER(FIND(&quot; &quot;;[.I361]));FIND(&quot; &quot;;[.I361])-1;LEN([.I36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1]+1" office:value-type="float" office:value="358" calcext:value-type="float">
            <text:p>358</text:p>
          </table:table-cell>
          <table:table-cell table:number-columns-repeated="4"/>
          <table:table-cell table:style-name="ce5" table:formula="of:=IF([.F361]=&quot;&quot;;&quot;&quot;;[.F361])" office:value-type="string" office:string-value="n" calcext:value-type="string">
            <text:p>n</text:p>
          </table:table-cell>
          <table:table-cell table:style-name="ce5" table:formula="of:=IF([.G361]=&quot;&quot;;&quot;&quot;;[.G361])" office:value-type="string" office:string-value="k" calcext:value-type="string">
            <text:p>k</text:p>
          </table:table-cell>
          <table:table-cell/>
          <table:table-cell table:style-name="ce15" table:formula="of:=IF([.I361]=&quot;&quot;;&quot;&quot;;[.I361])">
            <text:p/>
          </table:table-cell>
          <table:table-cell table:formula="of:=IF([.I362]&lt;&gt;&quot;&quot;;HYPERLINK(CONCATENATE(&quot;file://&quot;;[.$H$2];&quot;/&quot;;[.K362];&quot;/&quot;;LEFT([.I362];IF(               ISNUMBER(FIND(&quot; &quot;;[.I362]));FIND(&quot; &quot;;[.I362])-1;LEN([.I362])       )                ));CONCATENATE([.K362];LEFT([.I362];IF(               ISNUMBER(FIND(&quot; &quot;;[.I362]));FIND(&quot; &quot;;[.I362])-1;LEN([.I362])       )                )) );[.J361])" office:value-type="string" office:string-value="./obyvak/elektronika/_APE0758.jpg" calcext:value-type="string">
            <text:p>./obyvak/elektronika/_APE0758.jpg</text:p>
          </table:table-cell>
          <table:table-cell table:formula="of:=VLOOKUP(LEFT([.I362];IF(               ISNUMBER(FIND(&quot; &quot;;[.I362]));FIND(&quot; &quot;;[.I362])-1;LEN([.I36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2]+1" office:value-type="float" office:value="359" calcext:value-type="float">
            <text:p>359</text:p>
          </table:table-cell>
          <table:table-cell table:number-columns-repeated="4"/>
          <table:table-cell table:style-name="ce5" table:formula="of:=IF([.F362]=&quot;&quot;;&quot;&quot;;[.F362])" office:value-type="string" office:string-value="n" calcext:value-type="string">
            <text:p>n</text:p>
          </table:table-cell>
          <table:table-cell table:style-name="ce5" table:formula="of:=IF([.G362]=&quot;&quot;;&quot;&quot;;[.G362])" office:value-type="string" office:string-value="k" calcext:value-type="string">
            <text:p>k</text:p>
          </table:table-cell>
          <table:table-cell/>
          <table:table-cell table:style-name="ce15" table:formula="of:=IF([.I362]=&quot;&quot;;&quot;&quot;;[.I362])">
            <text:p/>
          </table:table-cell>
          <table:table-cell table:formula="of:=IF([.I363]&lt;&gt;&quot;&quot;;HYPERLINK(CONCATENATE(&quot;file://&quot;;[.$H$2];&quot;/&quot;;[.K363];&quot;/&quot;;LEFT([.I363];IF(               ISNUMBER(FIND(&quot; &quot;;[.I363]));FIND(&quot; &quot;;[.I363])-1;LEN([.I363])       )                ));CONCATENATE([.K363];LEFT([.I363];IF(               ISNUMBER(FIND(&quot; &quot;;[.I363]));FIND(&quot; &quot;;[.I363])-1;LEN([.I363])       )                )) );[.J362])" office:value-type="string" office:string-value="./obyvak/elektronika/_APE0758.jpg" calcext:value-type="string">
            <text:p>./obyvak/elektronika/_APE0758.jpg</text:p>
          </table:table-cell>
          <table:table-cell table:formula="of:=VLOOKUP(LEFT([.I363];IF(               ISNUMBER(FIND(&quot; &quot;;[.I363]));FIND(&quot; &quot;;[.I363])-1;LEN([.I36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3]+1" office:value-type="float" office:value="360" calcext:value-type="float">
            <text:p>360</text:p>
          </table:table-cell>
          <table:table-cell table:number-columns-repeated="4"/>
          <table:table-cell table:style-name="ce5" table:formula="of:=IF([.F363]=&quot;&quot;;&quot;&quot;;[.F363])" office:value-type="string" office:string-value="n" calcext:value-type="string">
            <text:p>n</text:p>
          </table:table-cell>
          <table:table-cell table:style-name="ce5" table:formula="of:=IF([.G363]=&quot;&quot;;&quot;&quot;;[.G363])" office:value-type="string" office:string-value="k" calcext:value-type="string">
            <text:p>k</text:p>
          </table:table-cell>
          <table:table-cell/>
          <table:table-cell table:style-name="ce15" table:formula="of:=IF([.I363]=&quot;&quot;;&quot;&quot;;[.I363])">
            <text:p/>
          </table:table-cell>
          <table:table-cell table:formula="of:=IF([.I364]&lt;&gt;&quot;&quot;;HYPERLINK(CONCATENATE(&quot;file://&quot;;[.$H$2];&quot;/&quot;;[.K364];&quot;/&quot;;LEFT([.I364];IF(               ISNUMBER(FIND(&quot; &quot;;[.I364]));FIND(&quot; &quot;;[.I364])-1;LEN([.I364])       )                ));CONCATENATE([.K364];LEFT([.I364];IF(               ISNUMBER(FIND(&quot; &quot;;[.I364]));FIND(&quot; &quot;;[.I364])-1;LEN([.I364])       )                )) );[.J363])" office:value-type="string" office:string-value="./obyvak/elektronika/_APE0758.jpg" calcext:value-type="string">
            <text:p>./obyvak/elektronika/_APE0758.jpg</text:p>
          </table:table-cell>
          <table:table-cell table:formula="of:=VLOOKUP(LEFT([.I364];IF(               ISNUMBER(FIND(&quot; &quot;;[.I364]));FIND(&quot; &quot;;[.I364])-1;LEN([.I36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4]+1" office:value-type="float" office:value="361" calcext:value-type="float">
            <text:p>361</text:p>
          </table:table-cell>
          <table:table-cell table:number-columns-repeated="4"/>
          <table:table-cell table:style-name="ce5" table:formula="of:=IF([.F364]=&quot;&quot;;&quot;&quot;;[.F364])" office:value-type="string" office:string-value="n" calcext:value-type="string">
            <text:p>n</text:p>
          </table:table-cell>
          <table:table-cell table:style-name="ce5" table:formula="of:=IF([.G364]=&quot;&quot;;&quot;&quot;;[.G364])" office:value-type="string" office:string-value="k" calcext:value-type="string">
            <text:p>k</text:p>
          </table:table-cell>
          <table:table-cell/>
          <table:table-cell table:style-name="ce15" table:formula="of:=IF([.I364]=&quot;&quot;;&quot;&quot;;[.I364])">
            <text:p/>
          </table:table-cell>
          <table:table-cell table:formula="of:=IF([.I365]&lt;&gt;&quot;&quot;;HYPERLINK(CONCATENATE(&quot;file://&quot;;[.$H$2];&quot;/&quot;;[.K365];&quot;/&quot;;LEFT([.I365];IF(               ISNUMBER(FIND(&quot; &quot;;[.I365]));FIND(&quot; &quot;;[.I365])-1;LEN([.I365])       )                ));CONCATENATE([.K365];LEFT([.I365];IF(               ISNUMBER(FIND(&quot; &quot;;[.I365]));FIND(&quot; &quot;;[.I365])-1;LEN([.I365])       )                )) );[.J364])" office:value-type="string" office:string-value="./obyvak/elektronika/_APE0758.jpg" calcext:value-type="string">
            <text:p>./obyvak/elektronika/_APE0758.jpg</text:p>
          </table:table-cell>
          <table:table-cell table:formula="of:=VLOOKUP(LEFT([.I365];IF(               ISNUMBER(FIND(&quot; &quot;;[.I365]));FIND(&quot; &quot;;[.I365])-1;LEN([.I36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5]+1" office:value-type="float" office:value="362" calcext:value-type="float">
            <text:p>362</text:p>
          </table:table-cell>
          <table:table-cell table:number-columns-repeated="4"/>
          <table:table-cell table:style-name="ce5" table:formula="of:=IF([.F365]=&quot;&quot;;&quot;&quot;;[.F365])" office:value-type="string" office:string-value="n" calcext:value-type="string">
            <text:p>n</text:p>
          </table:table-cell>
          <table:table-cell table:style-name="ce5" table:formula="of:=IF([.G365]=&quot;&quot;;&quot;&quot;;[.G365])" office:value-type="string" office:string-value="k" calcext:value-type="string">
            <text:p>k</text:p>
          </table:table-cell>
          <table:table-cell/>
          <table:table-cell table:style-name="ce15" table:formula="of:=IF([.I365]=&quot;&quot;;&quot;&quot;;[.I365])">
            <text:p/>
          </table:table-cell>
          <table:table-cell table:formula="of:=IF([.I366]&lt;&gt;&quot;&quot;;HYPERLINK(CONCATENATE(&quot;file://&quot;;[.$H$2];&quot;/&quot;;[.K366];&quot;/&quot;;LEFT([.I366];IF(               ISNUMBER(FIND(&quot; &quot;;[.I366]));FIND(&quot; &quot;;[.I366])-1;LEN([.I366])       )                ));CONCATENATE([.K366];LEFT([.I366];IF(               ISNUMBER(FIND(&quot; &quot;;[.I366]));FIND(&quot; &quot;;[.I366])-1;LEN([.I366])       )                )) );[.J365])" office:value-type="string" office:string-value="./obyvak/elektronika/_APE0758.jpg" calcext:value-type="string">
            <text:p>./obyvak/elektronika/_APE0758.jpg</text:p>
          </table:table-cell>
          <table:table-cell table:formula="of:=VLOOKUP(LEFT([.I366];IF(               ISNUMBER(FIND(&quot; &quot;;[.I366]));FIND(&quot; &quot;;[.I366])-1;LEN([.I36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6]+1" office:value-type="float" office:value="363" calcext:value-type="float">
            <text:p>363</text:p>
          </table:table-cell>
          <table:table-cell table:number-columns-repeated="4"/>
          <table:table-cell table:style-name="ce5" table:formula="of:=IF([.F366]=&quot;&quot;;&quot;&quot;;[.F366])" office:value-type="string" office:string-value="n" calcext:value-type="string">
            <text:p>n</text:p>
          </table:table-cell>
          <table:table-cell table:style-name="ce5" table:formula="of:=IF([.G366]=&quot;&quot;;&quot;&quot;;[.G366])" office:value-type="string" office:string-value="k" calcext:value-type="string">
            <text:p>k</text:p>
          </table:table-cell>
          <table:table-cell/>
          <table:table-cell table:style-name="ce15" table:formula="of:=IF([.I366]=&quot;&quot;;&quot;&quot;;[.I366])">
            <text:p/>
          </table:table-cell>
          <table:table-cell table:formula="of:=IF([.I367]&lt;&gt;&quot;&quot;;HYPERLINK(CONCATENATE(&quot;file://&quot;;[.$H$2];&quot;/&quot;;[.K367];&quot;/&quot;;LEFT([.I367];IF(               ISNUMBER(FIND(&quot; &quot;;[.I367]));FIND(&quot; &quot;;[.I367])-1;LEN([.I367])       )                ));CONCATENATE([.K367];LEFT([.I367];IF(               ISNUMBER(FIND(&quot; &quot;;[.I367]));FIND(&quot; &quot;;[.I367])-1;LEN([.I367])       )                )) );[.J366])" office:value-type="string" office:string-value="./obyvak/elektronika/_APE0758.jpg" calcext:value-type="string">
            <text:p>./obyvak/elektronika/_APE0758.jpg</text:p>
          </table:table-cell>
          <table:table-cell table:formula="of:=VLOOKUP(LEFT([.I367];IF(               ISNUMBER(FIND(&quot; &quot;;[.I367]));FIND(&quot; &quot;;[.I367])-1;LEN([.I36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7]+1" office:value-type="float" office:value="364" calcext:value-type="float">
            <text:p>364</text:p>
          </table:table-cell>
          <table:table-cell table:number-columns-repeated="4"/>
          <table:table-cell table:style-name="ce5" table:formula="of:=IF([.F367]=&quot;&quot;;&quot;&quot;;[.F367])" office:value-type="string" office:string-value="n" calcext:value-type="string">
            <text:p>n</text:p>
          </table:table-cell>
          <table:table-cell table:style-name="ce5" table:formula="of:=IF([.G367]=&quot;&quot;;&quot;&quot;;[.G367])" office:value-type="string" office:string-value="k" calcext:value-type="string">
            <text:p>k</text:p>
          </table:table-cell>
          <table:table-cell/>
          <table:table-cell table:style-name="ce15" table:formula="of:=IF([.I367]=&quot;&quot;;&quot;&quot;;[.I367])">
            <text:p/>
          </table:table-cell>
          <table:table-cell table:formula="of:=IF([.I368]&lt;&gt;&quot;&quot;;HYPERLINK(CONCATENATE(&quot;file://&quot;;[.$H$2];&quot;/&quot;;[.K368];&quot;/&quot;;LEFT([.I368];IF(               ISNUMBER(FIND(&quot; &quot;;[.I368]));FIND(&quot; &quot;;[.I368])-1;LEN([.I368])       )                ));CONCATENATE([.K368];LEFT([.I368];IF(               ISNUMBER(FIND(&quot; &quot;;[.I368]));FIND(&quot; &quot;;[.I368])-1;LEN([.I368])       )                )) );[.J367])" office:value-type="string" office:string-value="./obyvak/elektronika/_APE0758.jpg" calcext:value-type="string">
            <text:p>./obyvak/elektronika/_APE0758.jpg</text:p>
          </table:table-cell>
          <table:table-cell table:formula="of:=VLOOKUP(LEFT([.I368];IF(               ISNUMBER(FIND(&quot; &quot;;[.I368]));FIND(&quot; &quot;;[.I368])-1;LEN([.I36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8]+1" office:value-type="float" office:value="365" calcext:value-type="float">
            <text:p>365</text:p>
          </table:table-cell>
          <table:table-cell table:number-columns-repeated="4"/>
          <table:table-cell table:style-name="ce5" table:formula="of:=IF([.F368]=&quot;&quot;;&quot;&quot;;[.F368])" office:value-type="string" office:string-value="n" calcext:value-type="string">
            <text:p>n</text:p>
          </table:table-cell>
          <table:table-cell table:style-name="ce5" table:formula="of:=IF([.G368]=&quot;&quot;;&quot;&quot;;[.G368])" office:value-type="string" office:string-value="k" calcext:value-type="string">
            <text:p>k</text:p>
          </table:table-cell>
          <table:table-cell/>
          <table:table-cell table:style-name="ce15" table:formula="of:=IF([.I368]=&quot;&quot;;&quot;&quot;;[.I368])">
            <text:p/>
          </table:table-cell>
          <table:table-cell table:formula="of:=IF([.I369]&lt;&gt;&quot;&quot;;HYPERLINK(CONCATENATE(&quot;file://&quot;;[.$H$2];&quot;/&quot;;[.K369];&quot;/&quot;;LEFT([.I369];IF(               ISNUMBER(FIND(&quot; &quot;;[.I369]));FIND(&quot; &quot;;[.I369])-1;LEN([.I369])       )                ));CONCATENATE([.K369];LEFT([.I369];IF(               ISNUMBER(FIND(&quot; &quot;;[.I369]));FIND(&quot; &quot;;[.I369])-1;LEN([.I369])       )                )) );[.J368])" office:value-type="string" office:string-value="./obyvak/elektronika/_APE0758.jpg" calcext:value-type="string">
            <text:p>./obyvak/elektronika/_APE0758.jpg</text:p>
          </table:table-cell>
          <table:table-cell table:formula="of:=VLOOKUP(LEFT([.I369];IF(               ISNUMBER(FIND(&quot; &quot;;[.I369]));FIND(&quot; &quot;;[.I369])-1;LEN([.I36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69]+1" office:value-type="float" office:value="366" calcext:value-type="float">
            <text:p>366</text:p>
          </table:table-cell>
          <table:table-cell table:number-columns-repeated="4"/>
          <table:table-cell table:style-name="ce5" table:formula="of:=IF([.F369]=&quot;&quot;;&quot;&quot;;[.F369])" office:value-type="string" office:string-value="n" calcext:value-type="string">
            <text:p>n</text:p>
          </table:table-cell>
          <table:table-cell table:style-name="ce5" table:formula="of:=IF([.G369]=&quot;&quot;;&quot;&quot;;[.G369])" office:value-type="string" office:string-value="k" calcext:value-type="string">
            <text:p>k</text:p>
          </table:table-cell>
          <table:table-cell/>
          <table:table-cell table:style-name="ce15" table:formula="of:=IF([.I369]=&quot;&quot;;&quot;&quot;;[.I369])">
            <text:p/>
          </table:table-cell>
          <table:table-cell table:formula="of:=IF([.I370]&lt;&gt;&quot;&quot;;HYPERLINK(CONCATENATE(&quot;file://&quot;;[.$H$2];&quot;/&quot;;[.K370];&quot;/&quot;;LEFT([.I370];IF(               ISNUMBER(FIND(&quot; &quot;;[.I370]));FIND(&quot; &quot;;[.I370])-1;LEN([.I370])       )                ));CONCATENATE([.K370];LEFT([.I370];IF(               ISNUMBER(FIND(&quot; &quot;;[.I370]));FIND(&quot; &quot;;[.I370])-1;LEN([.I370])       )                )) );[.J369])" office:value-type="string" office:string-value="./obyvak/elektronika/_APE0758.jpg" calcext:value-type="string">
            <text:p>./obyvak/elektronika/_APE0758.jpg</text:p>
          </table:table-cell>
          <table:table-cell table:formula="of:=VLOOKUP(LEFT([.I370];IF(               ISNUMBER(FIND(&quot; &quot;;[.I370]));FIND(&quot; &quot;;[.I370])-1;LEN([.I37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0]+1" office:value-type="float" office:value="367" calcext:value-type="float">
            <text:p>367</text:p>
          </table:table-cell>
          <table:table-cell table:number-columns-repeated="4"/>
          <table:table-cell table:style-name="ce5" table:formula="of:=IF([.F370]=&quot;&quot;;&quot;&quot;;[.F370])" office:value-type="string" office:string-value="n" calcext:value-type="string">
            <text:p>n</text:p>
          </table:table-cell>
          <table:table-cell table:style-name="ce5" table:formula="of:=IF([.G370]=&quot;&quot;;&quot;&quot;;[.G370])" office:value-type="string" office:string-value="k" calcext:value-type="string">
            <text:p>k</text:p>
          </table:table-cell>
          <table:table-cell/>
          <table:table-cell table:style-name="ce15" table:formula="of:=IF([.I370]=&quot;&quot;;&quot;&quot;;[.I370])">
            <text:p/>
          </table:table-cell>
          <table:table-cell table:formula="of:=IF([.I371]&lt;&gt;&quot;&quot;;HYPERLINK(CONCATENATE(&quot;file://&quot;;[.$H$2];&quot;/&quot;;[.K371];&quot;/&quot;;LEFT([.I371];IF(               ISNUMBER(FIND(&quot; &quot;;[.I371]));FIND(&quot; &quot;;[.I371])-1;LEN([.I371])       )                ));CONCATENATE([.K371];LEFT([.I371];IF(               ISNUMBER(FIND(&quot; &quot;;[.I371]));FIND(&quot; &quot;;[.I371])-1;LEN([.I371])       )                )) );[.J370])" office:value-type="string" office:string-value="./obyvak/elektronika/_APE0758.jpg" calcext:value-type="string">
            <text:p>./obyvak/elektronika/_APE0758.jpg</text:p>
          </table:table-cell>
          <table:table-cell table:formula="of:=VLOOKUP(LEFT([.I371];IF(               ISNUMBER(FIND(&quot; &quot;;[.I371]));FIND(&quot; &quot;;[.I371])-1;LEN([.I37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1]+1" office:value-type="float" office:value="368" calcext:value-type="float">
            <text:p>368</text:p>
          </table:table-cell>
          <table:table-cell table:number-columns-repeated="4"/>
          <table:table-cell table:style-name="ce5" table:formula="of:=IF([.F371]=&quot;&quot;;&quot;&quot;;[.F371])" office:value-type="string" office:string-value="n" calcext:value-type="string">
            <text:p>n</text:p>
          </table:table-cell>
          <table:table-cell table:style-name="ce5" table:formula="of:=IF([.G371]=&quot;&quot;;&quot;&quot;;[.G371])" office:value-type="string" office:string-value="k" calcext:value-type="string">
            <text:p>k</text:p>
          </table:table-cell>
          <table:table-cell/>
          <table:table-cell table:style-name="ce15" table:formula="of:=IF([.I371]=&quot;&quot;;&quot;&quot;;[.I371])">
            <text:p/>
          </table:table-cell>
          <table:table-cell table:formula="of:=IF([.I372]&lt;&gt;&quot;&quot;;HYPERLINK(CONCATENATE(&quot;file://&quot;;[.$H$2];&quot;/&quot;;[.K372];&quot;/&quot;;LEFT([.I372];IF(               ISNUMBER(FIND(&quot; &quot;;[.I372]));FIND(&quot; &quot;;[.I372])-1;LEN([.I372])       )                ));CONCATENATE([.K372];LEFT([.I372];IF(               ISNUMBER(FIND(&quot; &quot;;[.I372]));FIND(&quot; &quot;;[.I372])-1;LEN([.I372])       )                )) );[.J371])" office:value-type="string" office:string-value="./obyvak/elektronika/_APE0758.jpg" calcext:value-type="string">
            <text:p>./obyvak/elektronika/_APE0758.jpg</text:p>
          </table:table-cell>
          <table:table-cell table:formula="of:=VLOOKUP(LEFT([.I372];IF(               ISNUMBER(FIND(&quot; &quot;;[.I372]));FIND(&quot; &quot;;[.I372])-1;LEN([.I37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2]+1" office:value-type="float" office:value="369" calcext:value-type="float">
            <text:p>369</text:p>
          </table:table-cell>
          <table:table-cell table:number-columns-repeated="4"/>
          <table:table-cell table:style-name="ce5" table:formula="of:=IF([.F372]=&quot;&quot;;&quot;&quot;;[.F372])" office:value-type="string" office:string-value="n" calcext:value-type="string">
            <text:p>n</text:p>
          </table:table-cell>
          <table:table-cell table:style-name="ce5" table:formula="of:=IF([.G372]=&quot;&quot;;&quot;&quot;;[.G372])" office:value-type="string" office:string-value="k" calcext:value-type="string">
            <text:p>k</text:p>
          </table:table-cell>
          <table:table-cell/>
          <table:table-cell table:style-name="ce15" table:formula="of:=IF([.I372]=&quot;&quot;;&quot;&quot;;[.I372])">
            <text:p/>
          </table:table-cell>
          <table:table-cell table:formula="of:=IF([.I373]&lt;&gt;&quot;&quot;;HYPERLINK(CONCATENATE(&quot;file://&quot;;[.$H$2];&quot;/&quot;;[.K373];&quot;/&quot;;LEFT([.I373];IF(               ISNUMBER(FIND(&quot; &quot;;[.I373]));FIND(&quot; &quot;;[.I373])-1;LEN([.I373])       )                ));CONCATENATE([.K373];LEFT([.I373];IF(               ISNUMBER(FIND(&quot; &quot;;[.I373]));FIND(&quot; &quot;;[.I373])-1;LEN([.I373])       )                )) );[.J372])" office:value-type="string" office:string-value="./obyvak/elektronika/_APE0758.jpg" calcext:value-type="string">
            <text:p>./obyvak/elektronika/_APE0758.jpg</text:p>
          </table:table-cell>
          <table:table-cell table:formula="of:=VLOOKUP(LEFT([.I373];IF(               ISNUMBER(FIND(&quot; &quot;;[.I373]));FIND(&quot; &quot;;[.I373])-1;LEN([.I37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3]+1" office:value-type="float" office:value="370" calcext:value-type="float">
            <text:p>370</text:p>
          </table:table-cell>
          <table:table-cell table:number-columns-repeated="4"/>
          <table:table-cell table:style-name="ce5" table:formula="of:=IF([.F373]=&quot;&quot;;&quot;&quot;;[.F373])" office:value-type="string" office:string-value="n" calcext:value-type="string">
            <text:p>n</text:p>
          </table:table-cell>
          <table:table-cell table:style-name="ce5" table:formula="of:=IF([.G373]=&quot;&quot;;&quot;&quot;;[.G373])" office:value-type="string" office:string-value="k" calcext:value-type="string">
            <text:p>k</text:p>
          </table:table-cell>
          <table:table-cell/>
          <table:table-cell table:style-name="ce15" table:formula="of:=IF([.I373]=&quot;&quot;;&quot;&quot;;[.I373])">
            <text:p/>
          </table:table-cell>
          <table:table-cell table:formula="of:=IF([.I374]&lt;&gt;&quot;&quot;;HYPERLINK(CONCATENATE(&quot;file://&quot;;[.$H$2];&quot;/&quot;;[.K374];&quot;/&quot;;LEFT([.I374];IF(               ISNUMBER(FIND(&quot; &quot;;[.I374]));FIND(&quot; &quot;;[.I374])-1;LEN([.I374])       )                ));CONCATENATE([.K374];LEFT([.I374];IF(               ISNUMBER(FIND(&quot; &quot;;[.I374]));FIND(&quot; &quot;;[.I374])-1;LEN([.I374])       )                )) );[.J373])" office:value-type="string" office:string-value="./obyvak/elektronika/_APE0758.jpg" calcext:value-type="string">
            <text:p>./obyvak/elektronika/_APE0758.jpg</text:p>
          </table:table-cell>
          <table:table-cell table:formula="of:=VLOOKUP(LEFT([.I374];IF(               ISNUMBER(FIND(&quot; &quot;;[.I374]));FIND(&quot; &quot;;[.I374])-1;LEN([.I37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4]+1" office:value-type="float" office:value="371" calcext:value-type="float">
            <text:p>371</text:p>
          </table:table-cell>
          <table:table-cell table:number-columns-repeated="4"/>
          <table:table-cell table:style-name="ce5" table:formula="of:=IF([.F374]=&quot;&quot;;&quot;&quot;;[.F374])" office:value-type="string" office:string-value="n" calcext:value-type="string">
            <text:p>n</text:p>
          </table:table-cell>
          <table:table-cell table:style-name="ce5" table:formula="of:=IF([.G374]=&quot;&quot;;&quot;&quot;;[.G374])" office:value-type="string" office:string-value="k" calcext:value-type="string">
            <text:p>k</text:p>
          </table:table-cell>
          <table:table-cell/>
          <table:table-cell table:style-name="ce15" table:formula="of:=IF([.I374]=&quot;&quot;;&quot;&quot;;[.I374])">
            <text:p/>
          </table:table-cell>
          <table:table-cell table:formula="of:=IF([.I375]&lt;&gt;&quot;&quot;;HYPERLINK(CONCATENATE(&quot;file://&quot;;[.$H$2];&quot;/&quot;;[.K375];&quot;/&quot;;LEFT([.I375];IF(               ISNUMBER(FIND(&quot; &quot;;[.I375]));FIND(&quot; &quot;;[.I375])-1;LEN([.I375])       )                ));CONCATENATE([.K375];LEFT([.I375];IF(               ISNUMBER(FIND(&quot; &quot;;[.I375]));FIND(&quot; &quot;;[.I375])-1;LEN([.I375])       )                )) );[.J374])" office:value-type="string" office:string-value="./obyvak/elektronika/_APE0758.jpg" calcext:value-type="string">
            <text:p>./obyvak/elektronika/_APE0758.jpg</text:p>
          </table:table-cell>
          <table:table-cell table:formula="of:=VLOOKUP(LEFT([.I375];IF(               ISNUMBER(FIND(&quot; &quot;;[.I375]));FIND(&quot; &quot;;[.I375])-1;LEN([.I37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5]+1" office:value-type="float" office:value="372" calcext:value-type="float">
            <text:p>372</text:p>
          </table:table-cell>
          <table:table-cell table:number-columns-repeated="4"/>
          <table:table-cell table:style-name="ce5" table:formula="of:=IF([.F375]=&quot;&quot;;&quot;&quot;;[.F375])" office:value-type="string" office:string-value="n" calcext:value-type="string">
            <text:p>n</text:p>
          </table:table-cell>
          <table:table-cell table:style-name="ce5" table:formula="of:=IF([.G375]=&quot;&quot;;&quot;&quot;;[.G375])" office:value-type="string" office:string-value="k" calcext:value-type="string">
            <text:p>k</text:p>
          </table:table-cell>
          <table:table-cell/>
          <table:table-cell table:style-name="ce15" table:formula="of:=IF([.I375]=&quot;&quot;;&quot;&quot;;[.I375])">
            <text:p/>
          </table:table-cell>
          <table:table-cell table:formula="of:=IF([.I376]&lt;&gt;&quot;&quot;;HYPERLINK(CONCATENATE(&quot;file://&quot;;[.$H$2];&quot;/&quot;;[.K376];&quot;/&quot;;LEFT([.I376];IF(               ISNUMBER(FIND(&quot; &quot;;[.I376]));FIND(&quot; &quot;;[.I376])-1;LEN([.I376])       )                ));CONCATENATE([.K376];LEFT([.I376];IF(               ISNUMBER(FIND(&quot; &quot;;[.I376]));FIND(&quot; &quot;;[.I376])-1;LEN([.I376])       )                )) );[.J375])" office:value-type="string" office:string-value="./obyvak/elektronika/_APE0758.jpg" calcext:value-type="string">
            <text:p>./obyvak/elektronika/_APE0758.jpg</text:p>
          </table:table-cell>
          <table:table-cell table:formula="of:=VLOOKUP(LEFT([.I376];IF(               ISNUMBER(FIND(&quot; &quot;;[.I376]));FIND(&quot; &quot;;[.I376])-1;LEN([.I37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6]+1" office:value-type="float" office:value="373" calcext:value-type="float">
            <text:p>373</text:p>
          </table:table-cell>
          <table:table-cell table:number-columns-repeated="4"/>
          <table:table-cell table:style-name="ce5" table:formula="of:=IF([.F376]=&quot;&quot;;&quot;&quot;;[.F376])" office:value-type="string" office:string-value="n" calcext:value-type="string">
            <text:p>n</text:p>
          </table:table-cell>
          <table:table-cell table:style-name="ce5" table:formula="of:=IF([.G376]=&quot;&quot;;&quot;&quot;;[.G376])" office:value-type="string" office:string-value="k" calcext:value-type="string">
            <text:p>k</text:p>
          </table:table-cell>
          <table:table-cell/>
          <table:table-cell table:style-name="ce15" table:formula="of:=IF([.I376]=&quot;&quot;;&quot;&quot;;[.I376])">
            <text:p/>
          </table:table-cell>
          <table:table-cell table:formula="of:=IF([.I377]&lt;&gt;&quot;&quot;;HYPERLINK(CONCATENATE(&quot;file://&quot;;[.$H$2];&quot;/&quot;;[.K377];&quot;/&quot;;LEFT([.I377];IF(               ISNUMBER(FIND(&quot; &quot;;[.I377]));FIND(&quot; &quot;;[.I377])-1;LEN([.I377])       )                ));CONCATENATE([.K377];LEFT([.I377];IF(               ISNUMBER(FIND(&quot; &quot;;[.I377]));FIND(&quot; &quot;;[.I377])-1;LEN([.I377])       )                )) );[.J376])" office:value-type="string" office:string-value="./obyvak/elektronika/_APE0758.jpg" calcext:value-type="string">
            <text:p>./obyvak/elektronika/_APE0758.jpg</text:p>
          </table:table-cell>
          <table:table-cell table:formula="of:=VLOOKUP(LEFT([.I377];IF(               ISNUMBER(FIND(&quot; &quot;;[.I377]));FIND(&quot; &quot;;[.I377])-1;LEN([.I37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7]+1" office:value-type="float" office:value="374" calcext:value-type="float">
            <text:p>374</text:p>
          </table:table-cell>
          <table:table-cell table:number-columns-repeated="4"/>
          <table:table-cell table:style-name="ce5" table:formula="of:=IF([.F377]=&quot;&quot;;&quot;&quot;;[.F377])" office:value-type="string" office:string-value="n" calcext:value-type="string">
            <text:p>n</text:p>
          </table:table-cell>
          <table:table-cell table:style-name="ce5" table:formula="of:=IF([.G377]=&quot;&quot;;&quot;&quot;;[.G377])" office:value-type="string" office:string-value="k" calcext:value-type="string">
            <text:p>k</text:p>
          </table:table-cell>
          <table:table-cell/>
          <table:table-cell table:style-name="ce15" table:formula="of:=IF([.I377]=&quot;&quot;;&quot;&quot;;[.I377])">
            <text:p/>
          </table:table-cell>
          <table:table-cell table:formula="of:=IF([.I378]&lt;&gt;&quot;&quot;;HYPERLINK(CONCATENATE(&quot;file://&quot;;[.$H$2];&quot;/&quot;;[.K378];&quot;/&quot;;LEFT([.I378];IF(               ISNUMBER(FIND(&quot; &quot;;[.I378]));FIND(&quot; &quot;;[.I378])-1;LEN([.I378])       )                ));CONCATENATE([.K378];LEFT([.I378];IF(               ISNUMBER(FIND(&quot; &quot;;[.I378]));FIND(&quot; &quot;;[.I378])-1;LEN([.I378])       )                )) );[.J377])" office:value-type="string" office:string-value="./obyvak/elektronika/_APE0758.jpg" calcext:value-type="string">
            <text:p>./obyvak/elektronika/_APE0758.jpg</text:p>
          </table:table-cell>
          <table:table-cell table:formula="of:=VLOOKUP(LEFT([.I378];IF(               ISNUMBER(FIND(&quot; &quot;;[.I378]));FIND(&quot; &quot;;[.I378])-1;LEN([.I37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8]+1" office:value-type="float" office:value="375" calcext:value-type="float">
            <text:p>375</text:p>
          </table:table-cell>
          <table:table-cell table:number-columns-repeated="4"/>
          <table:table-cell table:style-name="ce5" table:formula="of:=IF([.F378]=&quot;&quot;;&quot;&quot;;[.F378])" office:value-type="string" office:string-value="n" calcext:value-type="string">
            <text:p>n</text:p>
          </table:table-cell>
          <table:table-cell table:style-name="ce5" table:formula="of:=IF([.G378]=&quot;&quot;;&quot;&quot;;[.G378])" office:value-type="string" office:string-value="k" calcext:value-type="string">
            <text:p>k</text:p>
          </table:table-cell>
          <table:table-cell/>
          <table:table-cell table:style-name="ce15" table:formula="of:=IF([.I378]=&quot;&quot;;&quot;&quot;;[.I378])">
            <text:p/>
          </table:table-cell>
          <table:table-cell table:formula="of:=IF([.I379]&lt;&gt;&quot;&quot;;HYPERLINK(CONCATENATE(&quot;file://&quot;;[.$H$2];&quot;/&quot;;[.K379];&quot;/&quot;;LEFT([.I379];IF(               ISNUMBER(FIND(&quot; &quot;;[.I379]));FIND(&quot; &quot;;[.I379])-1;LEN([.I379])       )                ));CONCATENATE([.K379];LEFT([.I379];IF(               ISNUMBER(FIND(&quot; &quot;;[.I379]));FIND(&quot; &quot;;[.I379])-1;LEN([.I379])       )                )) );[.J378])" office:value-type="string" office:string-value="./obyvak/elektronika/_APE0758.jpg" calcext:value-type="string">
            <text:p>./obyvak/elektronika/_APE0758.jpg</text:p>
          </table:table-cell>
          <table:table-cell table:formula="of:=VLOOKUP(LEFT([.I379];IF(               ISNUMBER(FIND(&quot; &quot;;[.I379]));FIND(&quot; &quot;;[.I379])-1;LEN([.I37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79]+1" office:value-type="float" office:value="376" calcext:value-type="float">
            <text:p>376</text:p>
          </table:table-cell>
          <table:table-cell table:number-columns-repeated="4"/>
          <table:table-cell table:style-name="ce5" table:formula="of:=IF([.F379]=&quot;&quot;;&quot;&quot;;[.F379])" office:value-type="string" office:string-value="n" calcext:value-type="string">
            <text:p>n</text:p>
          </table:table-cell>
          <table:table-cell table:style-name="ce5" table:formula="of:=IF([.G379]=&quot;&quot;;&quot;&quot;;[.G379])" office:value-type="string" office:string-value="k" calcext:value-type="string">
            <text:p>k</text:p>
          </table:table-cell>
          <table:table-cell/>
          <table:table-cell table:style-name="ce15" table:formula="of:=IF([.I379]=&quot;&quot;;&quot;&quot;;[.I379])">
            <text:p/>
          </table:table-cell>
          <table:table-cell table:formula="of:=IF([.I380]&lt;&gt;&quot;&quot;;HYPERLINK(CONCATENATE(&quot;file://&quot;;[.$H$2];&quot;/&quot;;[.K380];&quot;/&quot;;LEFT([.I380];IF(               ISNUMBER(FIND(&quot; &quot;;[.I380]));FIND(&quot; &quot;;[.I380])-1;LEN([.I380])       )                ));CONCATENATE([.K380];LEFT([.I380];IF(               ISNUMBER(FIND(&quot; &quot;;[.I380]));FIND(&quot; &quot;;[.I380])-1;LEN([.I380])       )                )) );[.J379])" office:value-type="string" office:string-value="./obyvak/elektronika/_APE0758.jpg" calcext:value-type="string">
            <text:p>./obyvak/elektronika/_APE0758.jpg</text:p>
          </table:table-cell>
          <table:table-cell table:formula="of:=VLOOKUP(LEFT([.I380];IF(               ISNUMBER(FIND(&quot; &quot;;[.I380]));FIND(&quot; &quot;;[.I380])-1;LEN([.I3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0]+1" office:value-type="float" office:value="377" calcext:value-type="float">
            <text:p>377</text:p>
          </table:table-cell>
          <table:table-cell table:number-columns-repeated="4"/>
          <table:table-cell table:style-name="ce5" table:formula="of:=IF([.F380]=&quot;&quot;;&quot;&quot;;[.F380])" office:value-type="string" office:string-value="n" calcext:value-type="string">
            <text:p>n</text:p>
          </table:table-cell>
          <table:table-cell table:style-name="ce5" table:formula="of:=IF([.G380]=&quot;&quot;;&quot;&quot;;[.G380])" office:value-type="string" office:string-value="k" calcext:value-type="string">
            <text:p>k</text:p>
          </table:table-cell>
          <table:table-cell/>
          <table:table-cell table:style-name="ce15" table:formula="of:=IF([.I380]=&quot;&quot;;&quot;&quot;;[.I380])">
            <text:p/>
          </table:table-cell>
          <table:table-cell table:formula="of:=IF([.I381]&lt;&gt;&quot;&quot;;HYPERLINK(CONCATENATE(&quot;file://&quot;;[.$H$2];&quot;/&quot;;[.K381];&quot;/&quot;;LEFT([.I381];IF(               ISNUMBER(FIND(&quot; &quot;;[.I381]));FIND(&quot; &quot;;[.I381])-1;LEN([.I381])       )                ));CONCATENATE([.K381];LEFT([.I381];IF(               ISNUMBER(FIND(&quot; &quot;;[.I381]));FIND(&quot; &quot;;[.I381])-1;LEN([.I381])       )                )) );[.J380])" office:value-type="string" office:string-value="./obyvak/elektronika/_APE0758.jpg" calcext:value-type="string">
            <text:p>./obyvak/elektronika/_APE0758.jpg</text:p>
          </table:table-cell>
          <table:table-cell table:formula="of:=VLOOKUP(LEFT([.I381];IF(               ISNUMBER(FIND(&quot; &quot;;[.I381]));FIND(&quot; &quot;;[.I381])-1;LEN([.I38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1]+1" office:value-type="float" office:value="378" calcext:value-type="float">
            <text:p>378</text:p>
          </table:table-cell>
          <table:table-cell table:number-columns-repeated="4"/>
          <table:table-cell table:style-name="ce5" table:formula="of:=IF([.F381]=&quot;&quot;;&quot;&quot;;[.F381])" office:value-type="string" office:string-value="n" calcext:value-type="string">
            <text:p>n</text:p>
          </table:table-cell>
          <table:table-cell table:style-name="ce5" table:formula="of:=IF([.G381]=&quot;&quot;;&quot;&quot;;[.G381])" office:value-type="string" office:string-value="k" calcext:value-type="string">
            <text:p>k</text:p>
          </table:table-cell>
          <table:table-cell/>
          <table:table-cell table:style-name="ce15" table:formula="of:=IF([.I381]=&quot;&quot;;&quot;&quot;;[.I381])">
            <text:p/>
          </table:table-cell>
          <table:table-cell table:formula="of:=IF([.I382]&lt;&gt;&quot;&quot;;HYPERLINK(CONCATENATE(&quot;file://&quot;;[.$H$2];&quot;/&quot;;[.K382];&quot;/&quot;;LEFT([.I382];IF(               ISNUMBER(FIND(&quot; &quot;;[.I382]));FIND(&quot; &quot;;[.I382])-1;LEN([.I382])       )                ));CONCATENATE([.K382];LEFT([.I382];IF(               ISNUMBER(FIND(&quot; &quot;;[.I382]));FIND(&quot; &quot;;[.I382])-1;LEN([.I382])       )                )) );[.J381])" office:value-type="string" office:string-value="./obyvak/elektronika/_APE0758.jpg" calcext:value-type="string">
            <text:p>./obyvak/elektronika/_APE0758.jpg</text:p>
          </table:table-cell>
          <table:table-cell table:formula="of:=VLOOKUP(LEFT([.I382];IF(               ISNUMBER(FIND(&quot; &quot;;[.I382]));FIND(&quot; &quot;;[.I382])-1;LEN([.I38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2]+1" office:value-type="float" office:value="379" calcext:value-type="float">
            <text:p>379</text:p>
          </table:table-cell>
          <table:table-cell table:number-columns-repeated="4"/>
          <table:table-cell table:style-name="ce5" table:formula="of:=IF([.F382]=&quot;&quot;;&quot;&quot;;[.F382])" office:value-type="string" office:string-value="n" calcext:value-type="string">
            <text:p>n</text:p>
          </table:table-cell>
          <table:table-cell table:style-name="ce5" table:formula="of:=IF([.G382]=&quot;&quot;;&quot;&quot;;[.G382])" office:value-type="string" office:string-value="k" calcext:value-type="string">
            <text:p>k</text:p>
          </table:table-cell>
          <table:table-cell/>
          <table:table-cell table:style-name="ce15" table:formula="of:=IF([.I382]=&quot;&quot;;&quot;&quot;;[.I382])">
            <text:p/>
          </table:table-cell>
          <table:table-cell table:formula="of:=IF([.I383]&lt;&gt;&quot;&quot;;HYPERLINK(CONCATENATE(&quot;file://&quot;;[.$H$2];&quot;/&quot;;[.K383];&quot;/&quot;;LEFT([.I383];IF(               ISNUMBER(FIND(&quot; &quot;;[.I383]));FIND(&quot; &quot;;[.I383])-1;LEN([.I383])       )                ));CONCATENATE([.K383];LEFT([.I383];IF(               ISNUMBER(FIND(&quot; &quot;;[.I383]));FIND(&quot; &quot;;[.I383])-1;LEN([.I383])       )                )) );[.J382])" office:value-type="string" office:string-value="./obyvak/elektronika/_APE0758.jpg" calcext:value-type="string">
            <text:p>./obyvak/elektronika/_APE0758.jpg</text:p>
          </table:table-cell>
          <table:table-cell table:formula="of:=VLOOKUP(LEFT([.I383];IF(               ISNUMBER(FIND(&quot; &quot;;[.I383]));FIND(&quot; &quot;;[.I383])-1;LEN([.I38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3]+1" office:value-type="float" office:value="380" calcext:value-type="float">
            <text:p>380</text:p>
          </table:table-cell>
          <table:table-cell table:number-columns-repeated="4"/>
          <table:table-cell table:style-name="ce5" table:formula="of:=IF([.F383]=&quot;&quot;;&quot;&quot;;[.F383])" office:value-type="string" office:string-value="n" calcext:value-type="string">
            <text:p>n</text:p>
          </table:table-cell>
          <table:table-cell table:style-name="ce5" table:formula="of:=IF([.G383]=&quot;&quot;;&quot;&quot;;[.G383])" office:value-type="string" office:string-value="k" calcext:value-type="string">
            <text:p>k</text:p>
          </table:table-cell>
          <table:table-cell/>
          <table:table-cell table:style-name="ce15" table:formula="of:=IF([.I383]=&quot;&quot;;&quot;&quot;;[.I383])">
            <text:p/>
          </table:table-cell>
          <table:table-cell table:formula="of:=IF([.I384]&lt;&gt;&quot;&quot;;HYPERLINK(CONCATENATE(&quot;file://&quot;;[.$H$2];&quot;/&quot;;[.K384];&quot;/&quot;;LEFT([.I384];IF(               ISNUMBER(FIND(&quot; &quot;;[.I384]));FIND(&quot; &quot;;[.I384])-1;LEN([.I384])       )                ));CONCATENATE([.K384];LEFT([.I384];IF(               ISNUMBER(FIND(&quot; &quot;;[.I384]));FIND(&quot; &quot;;[.I384])-1;LEN([.I384])       )                )) );[.J383])" office:value-type="string" office:string-value="./obyvak/elektronika/_APE0758.jpg" calcext:value-type="string">
            <text:p>./obyvak/elektronika/_APE0758.jpg</text:p>
          </table:table-cell>
          <table:table-cell table:formula="of:=VLOOKUP(LEFT([.I384];IF(               ISNUMBER(FIND(&quot; &quot;;[.I384]));FIND(&quot; &quot;;[.I384])-1;LEN([.I38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4]+1" office:value-type="float" office:value="381" calcext:value-type="float">
            <text:p>381</text:p>
          </table:table-cell>
          <table:table-cell table:number-columns-repeated="4"/>
          <table:table-cell table:style-name="ce5" table:formula="of:=IF([.F384]=&quot;&quot;;&quot;&quot;;[.F384])" office:value-type="string" office:string-value="n" calcext:value-type="string">
            <text:p>n</text:p>
          </table:table-cell>
          <table:table-cell table:style-name="ce5" table:formula="of:=IF([.G384]=&quot;&quot;;&quot;&quot;;[.G384])" office:value-type="string" office:string-value="k" calcext:value-type="string">
            <text:p>k</text:p>
          </table:table-cell>
          <table:table-cell/>
          <table:table-cell table:style-name="ce15" table:formula="of:=IF([.I384]=&quot;&quot;;&quot;&quot;;[.I384])">
            <text:p/>
          </table:table-cell>
          <table:table-cell table:formula="of:=IF([.I385]&lt;&gt;&quot;&quot;;HYPERLINK(CONCATENATE(&quot;file://&quot;;[.$H$2];&quot;/&quot;;[.K385];&quot;/&quot;;LEFT([.I385];IF(               ISNUMBER(FIND(&quot; &quot;;[.I385]));FIND(&quot; &quot;;[.I385])-1;LEN([.I385])       )                ));CONCATENATE([.K385];LEFT([.I385];IF(               ISNUMBER(FIND(&quot; &quot;;[.I385]));FIND(&quot; &quot;;[.I385])-1;LEN([.I385])       )                )) );[.J384])" office:value-type="string" office:string-value="./obyvak/elektronika/_APE0758.jpg" calcext:value-type="string">
            <text:p>./obyvak/elektronika/_APE0758.jpg</text:p>
          </table:table-cell>
          <table:table-cell table:formula="of:=VLOOKUP(LEFT([.I385];IF(               ISNUMBER(FIND(&quot; &quot;;[.I385]));FIND(&quot; &quot;;[.I385])-1;LEN([.I38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5]+1" office:value-type="float" office:value="382" calcext:value-type="float">
            <text:p>382</text:p>
          </table:table-cell>
          <table:table-cell table:number-columns-repeated="4"/>
          <table:table-cell table:style-name="ce5" table:formula="of:=IF([.F385]=&quot;&quot;;&quot;&quot;;[.F385])" office:value-type="string" office:string-value="n" calcext:value-type="string">
            <text:p>n</text:p>
          </table:table-cell>
          <table:table-cell table:style-name="ce5" table:formula="of:=IF([.G385]=&quot;&quot;;&quot;&quot;;[.G385])" office:value-type="string" office:string-value="k" calcext:value-type="string">
            <text:p>k</text:p>
          </table:table-cell>
          <table:table-cell/>
          <table:table-cell table:style-name="ce15" table:formula="of:=IF([.I385]=&quot;&quot;;&quot;&quot;;[.I385])">
            <text:p/>
          </table:table-cell>
          <table:table-cell table:formula="of:=IF([.I386]&lt;&gt;&quot;&quot;;HYPERLINK(CONCATENATE(&quot;file://&quot;;[.$H$2];&quot;/&quot;;[.K386];&quot;/&quot;;LEFT([.I386];IF(               ISNUMBER(FIND(&quot; &quot;;[.I386]));FIND(&quot; &quot;;[.I386])-1;LEN([.I386])       )                ));CONCATENATE([.K386];LEFT([.I386];IF(               ISNUMBER(FIND(&quot; &quot;;[.I386]));FIND(&quot; &quot;;[.I386])-1;LEN([.I386])       )                )) );[.J385])" office:value-type="string" office:string-value="./obyvak/elektronika/_APE0758.jpg" calcext:value-type="string">
            <text:p>./obyvak/elektronika/_APE0758.jpg</text:p>
          </table:table-cell>
          <table:table-cell table:formula="of:=VLOOKUP(LEFT([.I386];IF(               ISNUMBER(FIND(&quot; &quot;;[.I386]));FIND(&quot; &quot;;[.I386])-1;LEN([.I38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6]+1" office:value-type="float" office:value="383" calcext:value-type="float">
            <text:p>383</text:p>
          </table:table-cell>
          <table:table-cell table:number-columns-repeated="4"/>
          <table:table-cell table:style-name="ce5" table:formula="of:=IF([.F386]=&quot;&quot;;&quot;&quot;;[.F386])" office:value-type="string" office:string-value="n" calcext:value-type="string">
            <text:p>n</text:p>
          </table:table-cell>
          <table:table-cell table:style-name="ce5" table:formula="of:=IF([.G386]=&quot;&quot;;&quot;&quot;;[.G386])" office:value-type="string" office:string-value="k" calcext:value-type="string">
            <text:p>k</text:p>
          </table:table-cell>
          <table:table-cell/>
          <table:table-cell table:style-name="ce15" table:formula="of:=IF([.I386]=&quot;&quot;;&quot;&quot;;[.I386])">
            <text:p/>
          </table:table-cell>
          <table:table-cell table:formula="of:=IF([.I387]&lt;&gt;&quot;&quot;;HYPERLINK(CONCATENATE(&quot;file://&quot;;[.$H$2];&quot;/&quot;;[.K387];&quot;/&quot;;LEFT([.I387];IF(               ISNUMBER(FIND(&quot; &quot;;[.I387]));FIND(&quot; &quot;;[.I387])-1;LEN([.I387])       )                ));CONCATENATE([.K387];LEFT([.I387];IF(               ISNUMBER(FIND(&quot; &quot;;[.I387]));FIND(&quot; &quot;;[.I387])-1;LEN([.I387])       )                )) );[.J386])" office:value-type="string" office:string-value="./obyvak/elektronika/_APE0758.jpg" calcext:value-type="string">
            <text:p>./obyvak/elektronika/_APE0758.jpg</text:p>
          </table:table-cell>
          <table:table-cell table:formula="of:=VLOOKUP(LEFT([.I387];IF(               ISNUMBER(FIND(&quot; &quot;;[.I387]));FIND(&quot; &quot;;[.I387])-1;LEN([.I38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7]+1" office:value-type="float" office:value="384" calcext:value-type="float">
            <text:p>384</text:p>
          </table:table-cell>
          <table:table-cell table:number-columns-repeated="4"/>
          <table:table-cell table:style-name="ce5" table:formula="of:=IF([.F387]=&quot;&quot;;&quot;&quot;;[.F387])" office:value-type="string" office:string-value="n" calcext:value-type="string">
            <text:p>n</text:p>
          </table:table-cell>
          <table:table-cell table:style-name="ce5" table:formula="of:=IF([.G387]=&quot;&quot;;&quot;&quot;;[.G387])" office:value-type="string" office:string-value="k" calcext:value-type="string">
            <text:p>k</text:p>
          </table:table-cell>
          <table:table-cell/>
          <table:table-cell table:style-name="ce15" table:formula="of:=IF([.I387]=&quot;&quot;;&quot;&quot;;[.I387])">
            <text:p/>
          </table:table-cell>
          <table:table-cell table:formula="of:=IF([.I388]&lt;&gt;&quot;&quot;;HYPERLINK(CONCATENATE(&quot;file://&quot;;[.$H$2];&quot;/&quot;;[.K388];&quot;/&quot;;LEFT([.I388];IF(               ISNUMBER(FIND(&quot; &quot;;[.I388]));FIND(&quot; &quot;;[.I388])-1;LEN([.I388])       )                ));CONCATENATE([.K388];LEFT([.I388];IF(               ISNUMBER(FIND(&quot; &quot;;[.I388]));FIND(&quot; &quot;;[.I388])-1;LEN([.I388])       )                )) );[.J387])" office:value-type="string" office:string-value="./obyvak/elektronika/_APE0758.jpg" calcext:value-type="string">
            <text:p>./obyvak/elektronika/_APE0758.jpg</text:p>
          </table:table-cell>
          <table:table-cell table:formula="of:=VLOOKUP(LEFT([.I388];IF(               ISNUMBER(FIND(&quot; &quot;;[.I388]));FIND(&quot; &quot;;[.I388])-1;LEN([.I38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8]+1" office:value-type="float" office:value="385" calcext:value-type="float">
            <text:p>385</text:p>
          </table:table-cell>
          <table:table-cell table:number-columns-repeated="4"/>
          <table:table-cell table:style-name="ce5" table:formula="of:=IF([.F388]=&quot;&quot;;&quot;&quot;;[.F388])" office:value-type="string" office:string-value="n" calcext:value-type="string">
            <text:p>n</text:p>
          </table:table-cell>
          <table:table-cell table:style-name="ce5" table:formula="of:=IF([.G388]=&quot;&quot;;&quot;&quot;;[.G388])" office:value-type="string" office:string-value="k" calcext:value-type="string">
            <text:p>k</text:p>
          </table:table-cell>
          <table:table-cell/>
          <table:table-cell table:style-name="ce15" table:formula="of:=IF([.I388]=&quot;&quot;;&quot;&quot;;[.I388])">
            <text:p/>
          </table:table-cell>
          <table:table-cell table:formula="of:=IF([.I389]&lt;&gt;&quot;&quot;;HYPERLINK(CONCATENATE(&quot;file://&quot;;[.$H$2];&quot;/&quot;;[.K389];&quot;/&quot;;LEFT([.I389];IF(               ISNUMBER(FIND(&quot; &quot;;[.I389]));FIND(&quot; &quot;;[.I389])-1;LEN([.I389])       )                ));CONCATENATE([.K389];LEFT([.I389];IF(               ISNUMBER(FIND(&quot; &quot;;[.I389]));FIND(&quot; &quot;;[.I389])-1;LEN([.I389])       )                )) );[.J388])" office:value-type="string" office:string-value="./obyvak/elektronika/_APE0758.jpg" calcext:value-type="string">
            <text:p>./obyvak/elektronika/_APE0758.jpg</text:p>
          </table:table-cell>
          <table:table-cell table:formula="of:=VLOOKUP(LEFT([.I389];IF(               ISNUMBER(FIND(&quot; &quot;;[.I389]));FIND(&quot; &quot;;[.I389])-1;LEN([.I38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89]+1" office:value-type="float" office:value="386" calcext:value-type="float">
            <text:p>386</text:p>
          </table:table-cell>
          <table:table-cell table:number-columns-repeated="4"/>
          <table:table-cell table:style-name="ce5" table:formula="of:=IF([.F389]=&quot;&quot;;&quot;&quot;;[.F389])" office:value-type="string" office:string-value="n" calcext:value-type="string">
            <text:p>n</text:p>
          </table:table-cell>
          <table:table-cell table:style-name="ce5" table:formula="of:=IF([.G389]=&quot;&quot;;&quot;&quot;;[.G389])" office:value-type="string" office:string-value="k" calcext:value-type="string">
            <text:p>k</text:p>
          </table:table-cell>
          <table:table-cell/>
          <table:table-cell table:style-name="ce15" table:formula="of:=IF([.I389]=&quot;&quot;;&quot;&quot;;[.I389])">
            <text:p/>
          </table:table-cell>
          <table:table-cell table:formula="of:=IF([.I390]&lt;&gt;&quot;&quot;;HYPERLINK(CONCATENATE(&quot;file://&quot;;[.$H$2];&quot;/&quot;;[.K390];&quot;/&quot;;LEFT([.I390];IF(               ISNUMBER(FIND(&quot; &quot;;[.I390]));FIND(&quot; &quot;;[.I390])-1;LEN([.I390])       )                ));CONCATENATE([.K390];LEFT([.I390];IF(               ISNUMBER(FIND(&quot; &quot;;[.I390]));FIND(&quot; &quot;;[.I390])-1;LEN([.I390])       )                )) );[.J389])" office:value-type="string" office:string-value="./obyvak/elektronika/_APE0758.jpg" calcext:value-type="string">
            <text:p>./obyvak/elektronika/_APE0758.jpg</text:p>
          </table:table-cell>
          <table:table-cell table:formula="of:=VLOOKUP(LEFT([.I390];IF(               ISNUMBER(FIND(&quot; &quot;;[.I390]));FIND(&quot; &quot;;[.I390])-1;LEN([.I39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0]+1" office:value-type="float" office:value="387" calcext:value-type="float">
            <text:p>387</text:p>
          </table:table-cell>
          <table:table-cell table:number-columns-repeated="4"/>
          <table:table-cell table:style-name="ce5" table:formula="of:=IF([.F390]=&quot;&quot;;&quot;&quot;;[.F390])" office:value-type="string" office:string-value="n" calcext:value-type="string">
            <text:p>n</text:p>
          </table:table-cell>
          <table:table-cell table:style-name="ce5" table:formula="of:=IF([.G390]=&quot;&quot;;&quot;&quot;;[.G390])" office:value-type="string" office:string-value="k" calcext:value-type="string">
            <text:p>k</text:p>
          </table:table-cell>
          <table:table-cell/>
          <table:table-cell table:style-name="ce15" table:formula="of:=IF([.I390]=&quot;&quot;;&quot;&quot;;[.I390])">
            <text:p/>
          </table:table-cell>
          <table:table-cell table:formula="of:=IF([.I391]&lt;&gt;&quot;&quot;;HYPERLINK(CONCATENATE(&quot;file://&quot;;[.$H$2];&quot;/&quot;;[.K391];&quot;/&quot;;LEFT([.I391];IF(               ISNUMBER(FIND(&quot; &quot;;[.I391]));FIND(&quot; &quot;;[.I391])-1;LEN([.I391])       )                ));CONCATENATE([.K391];LEFT([.I391];IF(               ISNUMBER(FIND(&quot; &quot;;[.I391]));FIND(&quot; &quot;;[.I391])-1;LEN([.I391])       )                )) );[.J390])" office:value-type="string" office:string-value="./obyvak/elektronika/_APE0758.jpg" calcext:value-type="string">
            <text:p>./obyvak/elektronika/_APE0758.jpg</text:p>
          </table:table-cell>
          <table:table-cell table:formula="of:=VLOOKUP(LEFT([.I391];IF(               ISNUMBER(FIND(&quot; &quot;;[.I391]));FIND(&quot; &quot;;[.I391])-1;LEN([.I39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1]+1" office:value-type="float" office:value="388" calcext:value-type="float">
            <text:p>388</text:p>
          </table:table-cell>
          <table:table-cell table:number-columns-repeated="4"/>
          <table:table-cell table:style-name="ce5" table:formula="of:=IF([.F391]=&quot;&quot;;&quot;&quot;;[.F391])" office:value-type="string" office:string-value="n" calcext:value-type="string">
            <text:p>n</text:p>
          </table:table-cell>
          <table:table-cell table:style-name="ce5" table:formula="of:=IF([.G391]=&quot;&quot;;&quot;&quot;;[.G391])" office:value-type="string" office:string-value="k" calcext:value-type="string">
            <text:p>k</text:p>
          </table:table-cell>
          <table:table-cell/>
          <table:table-cell table:style-name="ce15" table:formula="of:=IF([.I391]=&quot;&quot;;&quot;&quot;;[.I391])">
            <text:p/>
          </table:table-cell>
          <table:table-cell table:formula="of:=IF([.I392]&lt;&gt;&quot;&quot;;HYPERLINK(CONCATENATE(&quot;file://&quot;;[.$H$2];&quot;/&quot;;[.K392];&quot;/&quot;;LEFT([.I392];IF(               ISNUMBER(FIND(&quot; &quot;;[.I392]));FIND(&quot; &quot;;[.I392])-1;LEN([.I392])       )                ));CONCATENATE([.K392];LEFT([.I392];IF(               ISNUMBER(FIND(&quot; &quot;;[.I392]));FIND(&quot; &quot;;[.I392])-1;LEN([.I392])       )                )) );[.J391])" office:value-type="string" office:string-value="./obyvak/elektronika/_APE0758.jpg" calcext:value-type="string">
            <text:p>./obyvak/elektronika/_APE0758.jpg</text:p>
          </table:table-cell>
          <table:table-cell table:formula="of:=VLOOKUP(LEFT([.I392];IF(               ISNUMBER(FIND(&quot; &quot;;[.I392]));FIND(&quot; &quot;;[.I392])-1;LEN([.I39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2]+1" office:value-type="float" office:value="389" calcext:value-type="float">
            <text:p>389</text:p>
          </table:table-cell>
          <table:table-cell table:number-columns-repeated="4"/>
          <table:table-cell table:style-name="ce5" table:formula="of:=IF([.F392]=&quot;&quot;;&quot;&quot;;[.F392])" office:value-type="string" office:string-value="n" calcext:value-type="string">
            <text:p>n</text:p>
          </table:table-cell>
          <table:table-cell table:style-name="ce5" table:formula="of:=IF([.G392]=&quot;&quot;;&quot;&quot;;[.G392])" office:value-type="string" office:string-value="k" calcext:value-type="string">
            <text:p>k</text:p>
          </table:table-cell>
          <table:table-cell/>
          <table:table-cell table:style-name="ce15" table:formula="of:=IF([.I392]=&quot;&quot;;&quot;&quot;;[.I392])">
            <text:p/>
          </table:table-cell>
          <table:table-cell table:formula="of:=IF([.I393]&lt;&gt;&quot;&quot;;HYPERLINK(CONCATENATE(&quot;file://&quot;;[.$H$2];&quot;/&quot;;[.K393];&quot;/&quot;;LEFT([.I393];IF(               ISNUMBER(FIND(&quot; &quot;;[.I393]));FIND(&quot; &quot;;[.I393])-1;LEN([.I393])       )                ));CONCATENATE([.K393];LEFT([.I393];IF(               ISNUMBER(FIND(&quot; &quot;;[.I393]));FIND(&quot; &quot;;[.I393])-1;LEN([.I393])       )                )) );[.J392])" office:value-type="string" office:string-value="./obyvak/elektronika/_APE0758.jpg" calcext:value-type="string">
            <text:p>./obyvak/elektronika/_APE0758.jpg</text:p>
          </table:table-cell>
          <table:table-cell table:formula="of:=VLOOKUP(LEFT([.I393];IF(               ISNUMBER(FIND(&quot; &quot;;[.I393]));FIND(&quot; &quot;;[.I393])-1;LEN([.I39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3]+1" office:value-type="float" office:value="390" calcext:value-type="float">
            <text:p>390</text:p>
          </table:table-cell>
          <table:table-cell table:number-columns-repeated="4"/>
          <table:table-cell table:style-name="ce5" table:formula="of:=IF([.F393]=&quot;&quot;;&quot;&quot;;[.F393])" office:value-type="string" office:string-value="n" calcext:value-type="string">
            <text:p>n</text:p>
          </table:table-cell>
          <table:table-cell table:style-name="ce5" table:formula="of:=IF([.G393]=&quot;&quot;;&quot;&quot;;[.G393])" office:value-type="string" office:string-value="k" calcext:value-type="string">
            <text:p>k</text:p>
          </table:table-cell>
          <table:table-cell/>
          <table:table-cell table:style-name="ce15" table:formula="of:=IF([.I393]=&quot;&quot;;&quot;&quot;;[.I393])">
            <text:p/>
          </table:table-cell>
          <table:table-cell table:formula="of:=IF([.I394]&lt;&gt;&quot;&quot;;HYPERLINK(CONCATENATE(&quot;file://&quot;;[.$H$2];&quot;/&quot;;[.K394];&quot;/&quot;;LEFT([.I394];IF(               ISNUMBER(FIND(&quot; &quot;;[.I394]));FIND(&quot; &quot;;[.I394])-1;LEN([.I394])       )                ));CONCATENATE([.K394];LEFT([.I394];IF(               ISNUMBER(FIND(&quot; &quot;;[.I394]));FIND(&quot; &quot;;[.I394])-1;LEN([.I394])       )                )) );[.J393])" office:value-type="string" office:string-value="./obyvak/elektronika/_APE0758.jpg" calcext:value-type="string">
            <text:p>./obyvak/elektronika/_APE0758.jpg</text:p>
          </table:table-cell>
          <table:table-cell table:formula="of:=VLOOKUP(LEFT([.I394];IF(               ISNUMBER(FIND(&quot; &quot;;[.I394]));FIND(&quot; &quot;;[.I394])-1;LEN([.I39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4]+1" office:value-type="float" office:value="391" calcext:value-type="float">
            <text:p>391</text:p>
          </table:table-cell>
          <table:table-cell table:number-columns-repeated="4"/>
          <table:table-cell table:style-name="ce5" table:formula="of:=IF([.F394]=&quot;&quot;;&quot;&quot;;[.F394])" office:value-type="string" office:string-value="n" calcext:value-type="string">
            <text:p>n</text:p>
          </table:table-cell>
          <table:table-cell table:style-name="ce5" table:formula="of:=IF([.G394]=&quot;&quot;;&quot;&quot;;[.G394])" office:value-type="string" office:string-value="k" calcext:value-type="string">
            <text:p>k</text:p>
          </table:table-cell>
          <table:table-cell/>
          <table:table-cell table:style-name="ce15" table:formula="of:=IF([.I394]=&quot;&quot;;&quot;&quot;;[.I394])">
            <text:p/>
          </table:table-cell>
          <table:table-cell table:formula="of:=IF([.I395]&lt;&gt;&quot;&quot;;HYPERLINK(CONCATENATE(&quot;file://&quot;;[.$H$2];&quot;/&quot;;[.K395];&quot;/&quot;;LEFT([.I395];IF(               ISNUMBER(FIND(&quot; &quot;;[.I395]));FIND(&quot; &quot;;[.I395])-1;LEN([.I395])       )                ));CONCATENATE([.K395];LEFT([.I395];IF(               ISNUMBER(FIND(&quot; &quot;;[.I395]));FIND(&quot; &quot;;[.I395])-1;LEN([.I395])       )                )) );[.J394])" office:value-type="string" office:string-value="./obyvak/elektronika/_APE0758.jpg" calcext:value-type="string">
            <text:p>./obyvak/elektronika/_APE0758.jpg</text:p>
          </table:table-cell>
          <table:table-cell table:formula="of:=VLOOKUP(LEFT([.I395];IF(               ISNUMBER(FIND(&quot; &quot;;[.I395]));FIND(&quot; &quot;;[.I395])-1;LEN([.I39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5]+1" office:value-type="float" office:value="392" calcext:value-type="float">
            <text:p>392</text:p>
          </table:table-cell>
          <table:table-cell table:number-columns-repeated="4"/>
          <table:table-cell table:style-name="ce5" table:formula="of:=IF([.F395]=&quot;&quot;;&quot;&quot;;[.F395])" office:value-type="string" office:string-value="n" calcext:value-type="string">
            <text:p>n</text:p>
          </table:table-cell>
          <table:table-cell table:style-name="ce5" table:formula="of:=IF([.G395]=&quot;&quot;;&quot;&quot;;[.G395])" office:value-type="string" office:string-value="k" calcext:value-type="string">
            <text:p>k</text:p>
          </table:table-cell>
          <table:table-cell/>
          <table:table-cell table:style-name="ce15" table:formula="of:=IF([.I395]=&quot;&quot;;&quot;&quot;;[.I395])">
            <text:p/>
          </table:table-cell>
          <table:table-cell table:formula="of:=IF([.I396]&lt;&gt;&quot;&quot;;HYPERLINK(CONCATENATE(&quot;file://&quot;;[.$H$2];&quot;/&quot;;[.K396];&quot;/&quot;;LEFT([.I396];IF(               ISNUMBER(FIND(&quot; &quot;;[.I396]));FIND(&quot; &quot;;[.I396])-1;LEN([.I396])       )                ));CONCATENATE([.K396];LEFT([.I396];IF(               ISNUMBER(FIND(&quot; &quot;;[.I396]));FIND(&quot; &quot;;[.I396])-1;LEN([.I396])       )                )) );[.J395])" office:value-type="string" office:string-value="./obyvak/elektronika/_APE0758.jpg" calcext:value-type="string">
            <text:p>./obyvak/elektronika/_APE0758.jpg</text:p>
          </table:table-cell>
          <table:table-cell table:formula="of:=VLOOKUP(LEFT([.I396];IF(               ISNUMBER(FIND(&quot; &quot;;[.I396]));FIND(&quot; &quot;;[.I396])-1;LEN([.I39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6]+1" office:value-type="float" office:value="393" calcext:value-type="float">
            <text:p>393</text:p>
          </table:table-cell>
          <table:table-cell table:number-columns-repeated="4"/>
          <table:table-cell table:style-name="ce5" table:formula="of:=IF([.F396]=&quot;&quot;;&quot;&quot;;[.F396])" office:value-type="string" office:string-value="n" calcext:value-type="string">
            <text:p>n</text:p>
          </table:table-cell>
          <table:table-cell table:style-name="ce5" table:formula="of:=IF([.G396]=&quot;&quot;;&quot;&quot;;[.G396])" office:value-type="string" office:string-value="k" calcext:value-type="string">
            <text:p>k</text:p>
          </table:table-cell>
          <table:table-cell/>
          <table:table-cell table:style-name="ce15" table:formula="of:=IF([.I396]=&quot;&quot;;&quot;&quot;;[.I396])">
            <text:p/>
          </table:table-cell>
          <table:table-cell table:formula="of:=IF([.I397]&lt;&gt;&quot;&quot;;HYPERLINK(CONCATENATE(&quot;file://&quot;;[.$H$2];&quot;/&quot;;[.K397];&quot;/&quot;;LEFT([.I397];IF(               ISNUMBER(FIND(&quot; &quot;;[.I397]));FIND(&quot; &quot;;[.I397])-1;LEN([.I397])       )                ));CONCATENATE([.K397];LEFT([.I397];IF(               ISNUMBER(FIND(&quot; &quot;;[.I397]));FIND(&quot; &quot;;[.I397])-1;LEN([.I397])       )                )) );[.J396])" office:value-type="string" office:string-value="./obyvak/elektronika/_APE0758.jpg" calcext:value-type="string">
            <text:p>./obyvak/elektronika/_APE0758.jpg</text:p>
          </table:table-cell>
          <table:table-cell table:formula="of:=VLOOKUP(LEFT([.I397];IF(               ISNUMBER(FIND(&quot; &quot;;[.I397]));FIND(&quot; &quot;;[.I397])-1;LEN([.I39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7]+1" office:value-type="float" office:value="394" calcext:value-type="float">
            <text:p>394</text:p>
          </table:table-cell>
          <table:table-cell table:number-columns-repeated="4"/>
          <table:table-cell table:style-name="ce5" table:formula="of:=IF([.F397]=&quot;&quot;;&quot;&quot;;[.F397])" office:value-type="string" office:string-value="n" calcext:value-type="string">
            <text:p>n</text:p>
          </table:table-cell>
          <table:table-cell table:style-name="ce5" table:formula="of:=IF([.G397]=&quot;&quot;;&quot;&quot;;[.G397])" office:value-type="string" office:string-value="k" calcext:value-type="string">
            <text:p>k</text:p>
          </table:table-cell>
          <table:table-cell/>
          <table:table-cell table:style-name="ce15" table:formula="of:=IF([.I397]=&quot;&quot;;&quot;&quot;;[.I397])">
            <text:p/>
          </table:table-cell>
          <table:table-cell table:formula="of:=IF([.I398]&lt;&gt;&quot;&quot;;HYPERLINK(CONCATENATE(&quot;file://&quot;;[.$H$2];&quot;/&quot;;[.K398];&quot;/&quot;;LEFT([.I398];IF(               ISNUMBER(FIND(&quot; &quot;;[.I398]));FIND(&quot; &quot;;[.I398])-1;LEN([.I398])       )                ));CONCATENATE([.K398];LEFT([.I398];IF(               ISNUMBER(FIND(&quot; &quot;;[.I398]));FIND(&quot; &quot;;[.I398])-1;LEN([.I398])       )                )) );[.J397])" office:value-type="string" office:string-value="./obyvak/elektronika/_APE0758.jpg" calcext:value-type="string">
            <text:p>./obyvak/elektronika/_APE0758.jpg</text:p>
          </table:table-cell>
          <table:table-cell table:formula="of:=VLOOKUP(LEFT([.I398];IF(               ISNUMBER(FIND(&quot; &quot;;[.I398]));FIND(&quot; &quot;;[.I398])-1;LEN([.I39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8]+1" office:value-type="float" office:value="395" calcext:value-type="float">
            <text:p>395</text:p>
          </table:table-cell>
          <table:table-cell table:number-columns-repeated="4"/>
          <table:table-cell table:style-name="ce5" table:formula="of:=IF([.F398]=&quot;&quot;;&quot;&quot;;[.F398])" office:value-type="string" office:string-value="n" calcext:value-type="string">
            <text:p>n</text:p>
          </table:table-cell>
          <table:table-cell table:style-name="ce5" table:formula="of:=IF([.G398]=&quot;&quot;;&quot;&quot;;[.G398])" office:value-type="string" office:string-value="k" calcext:value-type="string">
            <text:p>k</text:p>
          </table:table-cell>
          <table:table-cell/>
          <table:table-cell table:style-name="ce15" table:formula="of:=IF([.I398]=&quot;&quot;;&quot;&quot;;[.I398])">
            <text:p/>
          </table:table-cell>
          <table:table-cell table:formula="of:=IF([.I399]&lt;&gt;&quot;&quot;;HYPERLINK(CONCATENATE(&quot;file://&quot;;[.$H$2];&quot;/&quot;;[.K399];&quot;/&quot;;LEFT([.I399];IF(               ISNUMBER(FIND(&quot; &quot;;[.I399]));FIND(&quot; &quot;;[.I399])-1;LEN([.I399])       )                ));CONCATENATE([.K399];LEFT([.I399];IF(               ISNUMBER(FIND(&quot; &quot;;[.I399]));FIND(&quot; &quot;;[.I399])-1;LEN([.I399])       )                )) );[.J398])" office:value-type="string" office:string-value="./obyvak/elektronika/_APE0758.jpg" calcext:value-type="string">
            <text:p>./obyvak/elektronika/_APE0758.jpg</text:p>
          </table:table-cell>
          <table:table-cell table:formula="of:=VLOOKUP(LEFT([.I399];IF(               ISNUMBER(FIND(&quot; &quot;;[.I399]));FIND(&quot; &quot;;[.I399])-1;LEN([.I39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399]+1" office:value-type="float" office:value="396" calcext:value-type="float">
            <text:p>396</text:p>
          </table:table-cell>
          <table:table-cell table:number-columns-repeated="4"/>
          <table:table-cell table:style-name="ce5" table:formula="of:=IF([.F399]=&quot;&quot;;&quot;&quot;;[.F399])" office:value-type="string" office:string-value="n" calcext:value-type="string">
            <text:p>n</text:p>
          </table:table-cell>
          <table:table-cell table:style-name="ce5" table:formula="of:=IF([.G399]=&quot;&quot;;&quot;&quot;;[.G399])" office:value-type="string" office:string-value="k" calcext:value-type="string">
            <text:p>k</text:p>
          </table:table-cell>
          <table:table-cell/>
          <table:table-cell table:style-name="ce15" table:formula="of:=IF([.I399]=&quot;&quot;;&quot;&quot;;[.I399])">
            <text:p/>
          </table:table-cell>
          <table:table-cell table:formula="of:=IF([.I400]&lt;&gt;&quot;&quot;;HYPERLINK(CONCATENATE(&quot;file://&quot;;[.$H$2];&quot;/&quot;;[.K400];&quot;/&quot;;LEFT([.I400];IF(               ISNUMBER(FIND(&quot; &quot;;[.I400]));FIND(&quot; &quot;;[.I400])-1;LEN([.I400])       )                ));CONCATENATE([.K400];LEFT([.I400];IF(               ISNUMBER(FIND(&quot; &quot;;[.I400]));FIND(&quot; &quot;;[.I400])-1;LEN([.I400])       )                )) );[.J399])" office:value-type="string" office:string-value="./obyvak/elektronika/_APE0758.jpg" calcext:value-type="string">
            <text:p>./obyvak/elektronika/_APE0758.jpg</text:p>
          </table:table-cell>
          <table:table-cell table:formula="of:=VLOOKUP(LEFT([.I400];IF(               ISNUMBER(FIND(&quot; &quot;;[.I400]));FIND(&quot; &quot;;[.I400])-1;LEN([.I40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0]+1" office:value-type="float" office:value="397" calcext:value-type="float">
            <text:p>397</text:p>
          </table:table-cell>
          <table:table-cell table:number-columns-repeated="4"/>
          <table:table-cell table:style-name="ce5" table:formula="of:=IF([.F400]=&quot;&quot;;&quot;&quot;;[.F400])" office:value-type="string" office:string-value="n" calcext:value-type="string">
            <text:p>n</text:p>
          </table:table-cell>
          <table:table-cell table:style-name="ce5" table:formula="of:=IF([.G400]=&quot;&quot;;&quot;&quot;;[.G400])" office:value-type="string" office:string-value="k" calcext:value-type="string">
            <text:p>k</text:p>
          </table:table-cell>
          <table:table-cell/>
          <table:table-cell table:style-name="ce15" table:formula="of:=IF([.I400]=&quot;&quot;;&quot;&quot;;[.I400])">
            <text:p/>
          </table:table-cell>
          <table:table-cell table:formula="of:=IF([.I401]&lt;&gt;&quot;&quot;;HYPERLINK(CONCATENATE(&quot;file://&quot;;[.$H$2];&quot;/&quot;;[.K401];&quot;/&quot;;LEFT([.I401];IF(               ISNUMBER(FIND(&quot; &quot;;[.I401]));FIND(&quot; &quot;;[.I401])-1;LEN([.I401])       )                ));CONCATENATE([.K401];LEFT([.I401];IF(               ISNUMBER(FIND(&quot; &quot;;[.I401]));FIND(&quot; &quot;;[.I401])-1;LEN([.I401])       )                )) );[.J400])" office:value-type="string" office:string-value="./obyvak/elektronika/_APE0758.jpg" calcext:value-type="string">
            <text:p>./obyvak/elektronika/_APE0758.jpg</text:p>
          </table:table-cell>
          <table:table-cell table:formula="of:=VLOOKUP(LEFT([.I401];IF(               ISNUMBER(FIND(&quot; &quot;;[.I401]));FIND(&quot; &quot;;[.I401])-1;LEN([.I40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1]+1" office:value-type="float" office:value="398" calcext:value-type="float">
            <text:p>398</text:p>
          </table:table-cell>
          <table:table-cell table:number-columns-repeated="4"/>
          <table:table-cell table:style-name="ce5" table:formula="of:=IF([.F401]=&quot;&quot;;&quot;&quot;;[.F401])" office:value-type="string" office:string-value="n" calcext:value-type="string">
            <text:p>n</text:p>
          </table:table-cell>
          <table:table-cell table:style-name="ce5" table:formula="of:=IF([.G401]=&quot;&quot;;&quot;&quot;;[.G401])" office:value-type="string" office:string-value="k" calcext:value-type="string">
            <text:p>k</text:p>
          </table:table-cell>
          <table:table-cell/>
          <table:table-cell table:style-name="ce15" table:formula="of:=IF([.I401]=&quot;&quot;;&quot;&quot;;[.I401])">
            <text:p/>
          </table:table-cell>
          <table:table-cell table:formula="of:=IF([.I402]&lt;&gt;&quot;&quot;;HYPERLINK(CONCATENATE(&quot;file://&quot;;[.$H$2];&quot;/&quot;;[.K402];&quot;/&quot;;LEFT([.I402];IF(               ISNUMBER(FIND(&quot; &quot;;[.I402]));FIND(&quot; &quot;;[.I402])-1;LEN([.I402])       )                ));CONCATENATE([.K402];LEFT([.I402];IF(               ISNUMBER(FIND(&quot; &quot;;[.I402]));FIND(&quot; &quot;;[.I402])-1;LEN([.I402])       )                )) );[.J401])" office:value-type="string" office:string-value="./obyvak/elektronika/_APE0758.jpg" calcext:value-type="string">
            <text:p>./obyvak/elektronika/_APE0758.jpg</text:p>
          </table:table-cell>
          <table:table-cell table:formula="of:=VLOOKUP(LEFT([.I402];IF(               ISNUMBER(FIND(&quot; &quot;;[.I402]));FIND(&quot; &quot;;[.I402])-1;LEN([.I40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02]+1" office:value-type="float" office:value="399" calcext:value-type="float">
            <text:p>399</text:p>
          </table:table-cell>
          <table:table-cell table:number-columns-repeated="4"/>
          <table:table-cell table:style-name="ce5" table:formula="of:=IF([.F402]=&quot;&quot;;&quot;&quot;;[.F402])" office:value-type="string" office:string-value="n" calcext:value-type="string">
            <text:p>n</text:p>
          </table:table-cell>
          <table:table-cell table:style-name="ce5" table:formula="of:=IF([.G402]=&quot;&quot;;&quot;&quot;;[.G402])" office:value-type="string" office:string-value="k" calcext:value-type="string">
            <text:p>k</text:p>
          </table:table-cell>
          <table:table-cell/>
          <table:table-cell table:style-name="ce15" table:formula="of:=IF([.I402]=&quot;&quot;;&quot;&quot;;[.I402])">
            <text:p/>
          </table:table-cell>
          <table:table-cell table:formula="of:=IF([.I403]&lt;&gt;&quot;&quot;;HYPERLINK(CONCATENATE(&quot;file://&quot;;[.$H$2];&quot;/&quot;;[.K403];&quot;/&quot;;LEFT([.I403];IF(               ISNUMBER(FIND(&quot; &quot;;[.I403]));FIND(&quot; &quot;;[.I403])-1;LEN([.I403])       )                ));CONCATENATE([.K403];LEFT([.I403];IF(               ISNUMBER(FIND(&quot; &quot;;[.I403]));FIND(&quot; &quot;;[.I403])-1;LEN([.I403])       )                )) );[.J402])" office:value-type="string" office:string-value="./obyvak/elektronika/_APE0758.jpg" calcext:value-type="string">
            <text:p>./obyvak/elektronika/_APE0758.jpg</text:p>
          </table:table-cell>
          <table:table-cell table:formula="of:=VLOOKUP(LEFT([.I403];IF(               ISNUMBER(FIND(&quot; &quot;;[.I403]));FIND(&quot; &quot;;[.I403])-1;LEN([.I40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3">
          <table:table-cell table:formula="of:=[.A403]+1" office:value-type="float" office:value="400" calcext:value-type="float">
            <text:p>400</text:p>
          </table:table-cell>
          <table:table-cell/>
          <table:table-cell office:value-type="string" calcext:value-type="string">
            <text:p>hacky na obleceni</text:p>
          </table:table-cell>
          <table:table-cell office:value-type="string" calcext:value-type="string">
            <text:p>designove,naoko</text:p>
          </table:table-cell>
          <table:table-cell/>
          <table:table-cell table:style-name="ce5" table:formula="of:=IF([.F403]=&quot;&quot;;&quot;&quot;;[.F403])" office:value-type="string" office:string-value="n" calcext:value-type="string">
            <text:p>n</text:p>
          </table:table-cell>
          <table:table-cell table:style-name="ce5" table:formula="of:=IF([.G403]=&quot;&quot;;&quot;&quot;;[.G403])" office:value-type="string" office:string-value="k" calcext:value-type="string">
            <text:p>k</text:p>
          </table:table-cell>
          <table:table-cell office:value-type="string" calcext:value-type="string">
            <text:p>tvar kyticky, plastove dily poskozeny kourem</text:p>
          </table:table-cell>
          <table:table-cell table:style-name="ce15" office:value-type="string" calcext:value-type="string">
            <text:p>20140625_0013.jpg</text:p>
          </table:table-cell>
          <table:table-cell table:formula="of:=IF([.I404]&lt;&gt;&quot;&quot;;HYPERLINK(CONCATENATE(&quot;file://&quot;;[.$H$2];&quot;/&quot;;[.K404];&quot;/&quot;;LEFT([.I404];IF(               ISNUMBER(FIND(&quot; &quot;;[.I404]));FIND(&quot; &quot;;[.I404])-1;LEN([.I404])       )                ));CONCATENATE([.K404];LEFT([.I404];IF(               ISNUMBER(FIND(&quot; &quot;;[.I404]));FIND(&quot; &quot;;[.I404])-1;LEN([.I404])       )                )) );[.J403])" office:value-type="string" office:string-value="./chodba/20140625_0013.jpg" calcext:value-type="string">
            <text:p>./chodba/20140625_0013.jpg</text:p>
          </table:table-cell>
          <table:table-cell table:formula="of:=VLOOKUP(LEFT([.I404];IF(               ISNUMBER(FIND(&quot; &quot;;[.I404]));FIND(&quot; &quot;;[.I404])-1;LEN([.I40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4]+1" office:value-type="float" office:value="401" calcext:value-type="float">
            <text:p>401</text:p>
          </table:table-cell>
          <table:table-cell/>
          <table:table-cell office:value-type="string" calcext:value-type="string">
            <text:p>stuzka na klice</text:p>
          </table:table-cell>
          <table:table-cell office:value-type="string" calcext:value-type="string">
            <text:p>noname</text:p>
          </table:table-cell>
          <table:table-cell/>
          <table:table-cell table:style-name="ce5" table:formula="of:=IF([.F404]=&quot;&quot;;&quot;&quot;;[.F404])" office:value-type="string" office:string-value="n" calcext:value-type="string">
            <text:p>n</text:p>
          </table:table-cell>
          <table:table-cell table:style-name="ce5" table:formula="of:=IF([.G404]=&quot;&quot;;&quot;&quot;;[.G404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15" office:value-type="string" calcext:value-type="string">
            <text:p>20140625_0020.jpg _APE0742.jpg _APE0743.jpg</text:p>
          </table:table-cell>
          <table:table-cell table:formula="of:=IF([.I405]&lt;&gt;&quot;&quot;;HYPERLINK(CONCATENATE(&quot;file://&quot;;[.$H$2];&quot;/&quot;;[.K405];&quot;/&quot;;LEFT([.I405];IF(               ISNUMBER(FIND(&quot; &quot;;[.I405]));FIND(&quot; &quot;;[.I405])-1;LEN([.I405])       )                ));CONCATENATE([.K405];LEFT([.I405];IF(               ISNUMBER(FIND(&quot; &quot;;[.I405]));FIND(&quot; &quot;;[.I405])-1;LEN([.I405])       )                )) );[.J404])" office:value-type="string" office:string-value="./chodba/20140625_0020.jpg" calcext:value-type="string">
            <text:p>./chodba/20140625_0020.jpg</text:p>
          </table:table-cell>
          <table:table-cell table:formula="of:=VLOOKUP(LEFT([.I405];IF(               ISNUMBER(FIND(&quot; &quot;;[.I405]));FIND(&quot; &quot;;[.I405])-1;LEN([.I40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5]+1" office:value-type="float" office:value="402" calcext:value-type="float">
            <text:p>402</text:p>
          </table:table-cell>
          <table:table-cell/>
          <table:table-cell office:value-type="string" calcext:value-type="string">
            <text:p>klic od automobilu</text:p>
          </table:table-cell>
          <table:table-cell office:value-type="string" calcext:value-type="string">
            <text:p>skoda</text:p>
          </table:table-cell>
          <table:table-cell/>
          <table:table-cell table:style-name="ce5" table:formula="of:=IF([.F405]=&quot;&quot;;&quot;&quot;;[.F405])" office:value-type="string" office:string-value="n" calcext:value-type="string">
            <text:p>n</text:p>
          </table:table-cell>
          <table:table-cell table:style-name="ce5" table:formula="of:=IF([.G405]=&quot;&quot;;&quot;&quot;;[.G405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15" table:formula="of:=IF([.I405]=&quot;&quot;;&quot;&quot;;[.I405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6]&lt;&gt;&quot;&quot;;HYPERLINK(CONCATENATE(&quot;file://&quot;;[.$H$2];&quot;/&quot;;[.K406];&quot;/&quot;;LEFT([.I406];IF(               ISNUMBER(FIND(&quot; &quot;;[.I406]));FIND(&quot; &quot;;[.I406])-1;LEN([.I406])       )                ));CONCATENATE([.K406];LEFT([.I406];IF(               ISNUMBER(FIND(&quot; &quot;;[.I406]));FIND(&quot; &quot;;[.I406])-1;LEN([.I406])       )                )) );[.J405])" office:value-type="string" office:string-value="./chodba/20140625_0020.jpg" calcext:value-type="string">
            <text:p>./chodba/20140625_0020.jpg</text:p>
          </table:table-cell>
          <table:table-cell table:formula="of:=VLOOKUP(LEFT([.I406];IF(               ISNUMBER(FIND(&quot; &quot;;[.I406]));FIND(&quot; &quot;;[.I406])-1;LEN([.I40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6]+1" office:value-type="float" office:value="403" calcext:value-type="float">
            <text:p>403</text:p>
          </table:table-cell>
          <table:table-cell/>
          <table:table-cell office:value-type="string" calcext:value-type="string">
            <text:p>dalkove ovladani od garaze</text:p>
          </table:table-cell>
          <table:table-cell office:value-type="string" calcext:value-type="string">
            <text:p>nice</text:p>
          </table:table-cell>
          <table:table-cell/>
          <table:table-cell table:style-name="ce5" table:formula="of:=IF([.F406]=&quot;&quot;;&quot;&quot;;[.F406])" office:value-type="string" office:string-value="n" calcext:value-type="string">
            <text:p>n</text:p>
          </table:table-cell>
          <table:table-cell table:style-name="ce5" table:formula="of:=IF([.G406]=&quot;&quot;;&quot;&quot;;[.G406])" office:value-type="string" office:string-value="k" calcext:value-type="string">
            <text:p>k</text:p>
          </table:table-cell>
          <table:table-cell office:value-type="string" calcext:value-type="string">
            <text:p>plasty zasazeny kourem a plastem</text:p>
          </table:table-cell>
          <table:table-cell table:style-name="ce15" table:formula="of:=IF([.I406]=&quot;&quot;;&quot;&quot;;[.I406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7]&lt;&gt;&quot;&quot;;HYPERLINK(CONCATENATE(&quot;file://&quot;;[.$H$2];&quot;/&quot;;[.K407];&quot;/&quot;;LEFT([.I407];IF(               ISNUMBER(FIND(&quot; &quot;;[.I407]));FIND(&quot; &quot;;[.I407])-1;LEN([.I407])       )                ));CONCATENATE([.K407];LEFT([.I407];IF(               ISNUMBER(FIND(&quot; &quot;;[.I407]));FIND(&quot; &quot;;[.I407])-1;LEN([.I407])       )                )) );[.J406])" office:value-type="string" office:string-value="./chodba/20140625_0020.jpg" calcext:value-type="string">
            <text:p>./chodba/20140625_0020.jpg</text:p>
          </table:table-cell>
          <table:table-cell table:formula="of:=VLOOKUP(LEFT([.I407];IF(               ISNUMBER(FIND(&quot; &quot;;[.I407]));FIND(&quot; &quot;;[.I407])-1;LEN([.I40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7]+1" office:value-type="float" office:value="404" calcext:value-type="float">
            <text:p>404</text:p>
          </table:table-cell>
          <table:table-cell/>
          <table:table-cell office:value-type="string" calcext:value-type="string">
            <text:p>brusle</text:p>
          </table:table-cell>
          <table:table-cell office:value-type="string" calcext:value-type="string">
            <text:p>k2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407]=&quot;&quot;;&quot;&quot;;[.G407])" office:value-type="string" office:string-value="k" calcext:value-type="string">
            <text:p>k</text:p>
          </table:table-cell>
          <table:table-cell office:value-type="string" calcext:value-type="string">
            <text:p>panske, zanovni</text:p>
          </table:table-cell>
          <table:table-cell table:style-name="ce15" table:formula="of:=IF([.I407]=&quot;&quot;;&quot;&quot;;[.I407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08]&lt;&gt;&quot;&quot;;HYPERLINK(CONCATENATE(&quot;file://&quot;;[.$H$2];&quot;/&quot;;[.K408];&quot;/&quot;;LEFT([.I408];IF(               ISNUMBER(FIND(&quot; &quot;;[.I408]));FIND(&quot; &quot;;[.I408])-1;LEN([.I408])       )                ));CONCATENATE([.K408];LEFT([.I408];IF(               ISNUMBER(FIND(&quot; &quot;;[.I408]));FIND(&quot; &quot;;[.I408])-1;LEN([.I408])       )                )) );[.J407])" office:value-type="string" office:string-value="./chodba/20140625_0020.jpg" calcext:value-type="string">
            <text:p>./chodba/20140625_0020.jpg</text:p>
          </table:table-cell>
          <table:table-cell table:formula="of:=VLOOKUP(LEFT([.I408];IF(               ISNUMBER(FIND(&quot; &quot;;[.I408]));FIND(&quot; &quot;;[.I408])-1;LEN([.I40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string" calcext:value-type="string">
            <text:p>rohozka</text:p>
          </table:table-cell>
          <table:table-cell table:number-columns-repeated="2"/>
          <table:table-cell table:style-name="ce5" table:number-columns-repeated="2"/>
          <table:table-cell/>
          <table:table-cell table:style-name="ce15" office:value-type="string" calcext:value-type="string">
            <text:p>DSC_7547.jpg</text:p>
          </table:table-cell>
          <table:table-cell table:formula="of:=IF([.I409]&lt;&gt;&quot;&quot;;HYPERLINK(CONCATENATE(&quot;file://&quot;;[.$H$2];&quot;/&quot;;[.K409];&quot;/&quot;;LEFT([.I409];IF(               ISNUMBER(FIND(&quot; &quot;;[.I409]));FIND(&quot; &quot;;[.I409])-1;LEN([.I409])       )                ));CONCATENATE([.K409];LEFT([.I409];IF(               ISNUMBER(FIND(&quot; &quot;;[.I409]));FIND(&quot; &quot;;[.I409])-1;LEN([.I409])       )                )) );[.J408])" office:value-type="string" office:string-value="./chodba/DSC_7547.jpg" calcext:value-type="string">
            <text:p>./chodba/DSC_7547.jpg</text:p>
          </table:table-cell>
          <table:table-cell table:formula="of:=VLOOKUP(LEFT([.I409];IF(               ISNUMBER(FIND(&quot; &quot;;[.I409]));FIND(&quot; &quot;;[.I409])-1;LEN([.I40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08]+1" office:value-type="float" office:value="405" calcext:value-type="float">
            <text:p>405</text:p>
          </table:table-cell>
          <table:table-cell/>
          <table:table-cell office:value-type="string" calcext:value-type="string">
            <text:p>detske boticky (otevrene)</text:p>
          </table:table-cell>
          <table:table-cell table:number-columns-repeated="2"/>
          <table:table-cell table:style-name="ce5" table:formula="of:=IF([.F408]=&quot;&quot;;&quot;&quot;;[.F408])" office:value-type="string" office:string-value="a" calcext:value-type="string">
            <text:p>a</text:p>
          </table:table-cell>
          <table:table-cell table:style-name="ce5" table:formula="of:=IF([.G408]=&quot;&quot;;&quot;&quot;;[.G408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 table:style-name="ce15" table:formula="of:=IF([.I408]=&quot;&quot;;&quot;&quot;;[.I408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0]&lt;&gt;&quot;&quot;;HYPERLINK(CONCATENATE(&quot;file://&quot;;[.$H$2];&quot;/&quot;;[.K410];&quot;/&quot;;LEFT([.I410];IF(               ISNUMBER(FIND(&quot; &quot;;[.I410]));FIND(&quot; &quot;;[.I410])-1;LEN([.I410])       )                ));CONCATENATE([.K410];LEFT([.I410];IF(               ISNUMBER(FIND(&quot; &quot;;[.I410]));FIND(&quot; &quot;;[.I410])-1;LEN([.I410])       )                )) );[.J409])" office:value-type="string" office:string-value="./chodba/20140625_0020.jpg" calcext:value-type="string">
            <text:p>./chodba/20140625_0020.jpg</text:p>
          </table:table-cell>
          <table:table-cell table:formula="of:=VLOOKUP(LEFT([.I410];IF(               ISNUMBER(FIND(&quot; &quot;;[.I410]));FIND(&quot; &quot;;[.I410])-1;LEN([.I41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10]+1" office:value-type="float" office:value="406" calcext:value-type="float">
            <text:p>406</text:p>
          </table:table-cell>
          <table:table-cell/>
          <table:table-cell office:value-type="string" calcext:value-type="string">
            <text:p>paskove boty</text:p>
          </table:table-cell>
          <table:table-cell office:value-type="string" calcext:value-type="string">
            <text:p>lizzard</text:p>
          </table:table-cell>
          <table:table-cell/>
          <table:table-cell table:style-name="ce5" office:value-type="string" calcext:value-type="string">
            <text:p>a</text:p>
          </table:table-cell>
          <table:table-cell table:style-name="ce5" table:formula="of:=IF([.G410]=&quot;&quot;;&quot;&quot;;[.G410])" office:value-type="string" office:string-value="k" calcext:value-type="string">
            <text:p>k</text:p>
          </table:table-cell>
          <table:table-cell office:value-type="string" calcext:value-type="string">
            <text:p>nove</text:p>
          </table:table-cell>
          <table:table-cell table:style-name="ce15" table:formula="of:=IF([.I410]=&quot;&quot;;&quot;&quot;;[.I410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1]&lt;&gt;&quot;&quot;;HYPERLINK(CONCATENATE(&quot;file://&quot;;[.$H$2];&quot;/&quot;;[.K411];&quot;/&quot;;LEFT([.I411];IF(               ISNUMBER(FIND(&quot; &quot;;[.I411]));FIND(&quot; &quot;;[.I411])-1;LEN([.I411])       )                ));CONCATENATE([.K411];LEFT([.I411];IF(               ISNUMBER(FIND(&quot; &quot;;[.I411]));FIND(&quot; &quot;;[.I411])-1;LEN([.I411])       )                )) );[.J410])" office:value-type="string" office:string-value="./chodba/20140625_0020.jpg" calcext:value-type="string">
            <text:p>./chodba/20140625_0020.jpg</text:p>
          </table:table-cell>
          <table:table-cell table:formula="of:=VLOOKUP(LEFT([.I411];IF(               ISNUMBER(FIND(&quot; &quot;;[.I411]));FIND(&quot; &quot;;[.I411])-1;LEN([.I41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4">
          <table:table-cell table:formula="of:=[.A411]+1" office:value-type="float" office:value="407" calcext:value-type="float">
            <text:p>407</text:p>
          </table:table-cell>
          <table:table-cell/>
          <table:table-cell office:value-type="string" calcext:value-type="string">
            <text:p>termohlavice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style-name="ce5" table:formula="of:=IF([.G411]=&quot;&quot;;&quot;&quot;;[.G411])" office:value-type="string" office:string-value="k" calcext:value-type="string">
            <text:p>k</text:p>
          </table:table-cell>
          <table:table-cell/>
          <table:table-cell table:style-name="ce15" table:formula="of:=IF([.I411]=&quot;&quot;;&quot;&quot;;[.I411])" office:value-type="string" office:string-value="20140625_0020.jpg _APE0742.jpg _APE0743.jpg" calcext:value-type="string">
            <text:p>20140625_0020.jpg _APE0742.jpg _APE0743.jpg</text:p>
          </table:table-cell>
          <table:table-cell table:formula="of:=IF([.I412]&lt;&gt;&quot;&quot;;HYPERLINK(CONCATENATE(&quot;file://&quot;;[.$H$2];&quot;/&quot;;[.K412];&quot;/&quot;;LEFT([.I412];IF(               ISNUMBER(FIND(&quot; &quot;;[.I412]));FIND(&quot; &quot;;[.I412])-1;LEN([.I412])       )                ));CONCATENATE([.K412];LEFT([.I412];IF(               ISNUMBER(FIND(&quot; &quot;;[.I412]));FIND(&quot; &quot;;[.I412])-1;LEN([.I412])       )                )) );[.J411])" office:value-type="string" office:string-value="./chodba/20140625_0020.jpg" calcext:value-type="string">
            <text:p>./chodba/20140625_0020.jpg</text:p>
          </table:table-cell>
          <table:table-cell table:formula="of:=VLOOKUP(LEFT([.I412];IF(               ISNUMBER(FIND(&quot; &quot;;[.I412]));FIND(&quot; &quot;;[.I412])-1;LEN([.I41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3">
          <table:table-cell table:formula="of:=[.A412]+1" office:value-type="float" office:value="408" calcext:value-type="float">
            <text:p>408</text:p>
          </table:table-cell>
          <table:table-cell/>
          <table:table-cell office:value-type="string" calcext:value-type="string">
            <text:p>detske puzzle 2x</text:p>
          </table:table-cell>
          <table:table-cell table:number-columns-repeated="2"/>
          <table:table-cell table:style-name="ce5" table:formula="of:=IF([.F412]=&quot;&quot;;&quot;&quot;;[.F412])" office:value-type="string" office:string-value="n" calcext:value-type="string">
            <text:p>n</text:p>
          </table:table-cell>
          <table:table-cell table:style-name="ce5" table:formula="of:=IF([.G412]=&quot;&quot;;&quot;&quot;;[.G412])" office:value-type="string" office:string-value="k" calcext:value-type="string">
            <text:p>k</text:p>
          </table:table-cell>
          <table:table-cell office:value-type="string" calcext:value-type="string">
            <text:p>vetsi a meci sada</text:p>
          </table:table-cell>
          <table:table-cell table:style-name="ce15" office:value-type="string" calcext:value-type="string">
            <text:p>_APE0745.jpg DSC_7548.jpg</text:p>
          </table:table-cell>
          <table:table-cell table:formula="of:=IF([.I413]&lt;&gt;&quot;&quot;;HYPERLINK(CONCATENATE(&quot;file://&quot;;[.$H$2];&quot;/&quot;;[.K413];&quot;/&quot;;LEFT([.I413];IF(               ISNUMBER(FIND(&quot; &quot;;[.I413]));FIND(&quot; &quot;;[.I413])-1;LEN([.I413])       )                ));CONCATENATE([.K413];LEFT([.I413];IF(               ISNUMBER(FIND(&quot; &quot;;[.I413]));FIND(&quot; &quot;;[.I413])-1;LEN([.I413])       )                )) );[.J412])" office:value-type="string" office:string-value="./chodba/_APE0745.jpg" calcext:value-type="string">
            <text:p>./chodba/_APE0745.jpg</text:p>
          </table:table-cell>
          <table:table-cell table:formula="of:=VLOOKUP(LEFT([.I413];IF(               ISNUMBER(FIND(&quot; &quot;;[.I413]));FIND(&quot; &quot;;[.I413])-1;LEN([.I41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3">
          <table:table-cell table:formula="of:=[.A413]+1" office:value-type="float" office:value="409" calcext:value-type="float">
            <text:p>409</text:p>
          </table:table-cell>
          <table:table-cell/>
          <table:table-cell office:value-type="string" calcext:value-type="string">
            <text:p>sedaci police</text:p>
          </table:table-cell>
          <table:table-cell office:value-type="string" calcext:value-type="string">
            <text:p>lidl</text:p>
          </table:table-cell>
          <table:table-cell/>
          <table:table-cell table:style-name="ce5" table:formula="of:=IF([.F413]=&quot;&quot;;&quot;&quot;;[.F413])" office:value-type="string" office:string-value="n" calcext:value-type="string">
            <text:p>n</text:p>
          </table:table-cell>
          <table:table-cell table:style-name="ce5" table:formula="of:=IF([.G413]=&quot;&quot;;&quot;&quot;;[.G413])" office:value-type="string" office:string-value="k" calcext:value-type="string">
            <text:p>k</text:p>
          </table:table-cell>
          <table:table-cell/>
          <table:table-cell table:style-name="ce15" table:formula="of:=IF([.I413]=&quot;&quot;;&quot;&quot;;[.I413])" office:value-type="string" office:string-value="_APE0745.jpg DSC_7548.jpg" calcext:value-type="string">
            <text:p>_APE0745.jpg DSC_7548.jpg</text:p>
          </table:table-cell>
          <table:table-cell table:formula="of:=IF([.I414]&lt;&gt;&quot;&quot;;HYPERLINK(CONCATENATE(&quot;file://&quot;;[.$H$2];&quot;/&quot;;[.K414];&quot;/&quot;;LEFT([.I414];IF(               ISNUMBER(FIND(&quot; &quot;;[.I414]));FIND(&quot; &quot;;[.I414])-1;LEN([.I414])       )                ));CONCATENATE([.K414];LEFT([.I414];IF(               ISNUMBER(FIND(&quot; &quot;;[.I414]));FIND(&quot; &quot;;[.I414])-1;LEN([.I414])       )                )) );[.J413])" office:value-type="string" office:string-value="./chodba/_APE0745.jpg" calcext:value-type="string">
            <text:p>./chodba/_APE0745.jpg</text:p>
          </table:table-cell>
          <table:table-cell table:formula="of:=VLOOKUP(LEFT([.I414];IF(               ISNUMBER(FIND(&quot; &quot;;[.I414]));FIND(&quot; &quot;;[.I414])-1;LEN([.I41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14]+1" office:value-type="float" office:value="410" calcext:value-type="float">
            <text:p>410</text:p>
          </table:table-cell>
          <table:table-cell/>
          <table:table-cell office:value-type="string" calcext:value-type="string">
            <text:p>zarazka pod dvere</text:p>
          </table:table-cell>
          <table:table-cell office:value-type="string" calcext:value-type="string">
            <text:p>designova, naoko</text:p>
          </table:table-cell>
          <table:table-cell/>
          <table:table-cell table:style-name="ce5" table:formula="of:=IF([.F414]=&quot;&quot;;&quot;&quot;;[.F414])" office:value-type="string" office:string-value="n" calcext:value-type="string">
            <text:p>n</text:p>
          </table:table-cell>
          <table:table-cell table:style-name="ce5" table:formula="of:=IF([.G414]=&quot;&quot;;&quot;&quot;;[.G414])" office:value-type="string" office:string-value="k" calcext:value-type="string">
            <text:p>k</text:p>
          </table:table-cell>
          <table:table-cell office:value-type="string" calcext:value-type="string">
            <text:p>tvar syru</text:p>
          </table:table-cell>
          <table:table-cell table:style-name="ce15" office:value-type="string" calcext:value-type="string">
            <text:p>_APE0746.jpg</text:p>
          </table:table-cell>
          <table:table-cell table:formula="of:=IF([.I415]&lt;&gt;&quot;&quot;;HYPERLINK(CONCATENATE(&quot;file://&quot;;[.$H$2];&quot;/&quot;;[.K415];&quot;/&quot;;LEFT([.I415];IF(               ISNUMBER(FIND(&quot; &quot;;[.I415]));FIND(&quot; &quot;;[.I415])-1;LEN([.I415])       )                ));CONCATENATE([.K415];LEFT([.I415];IF(               ISNUMBER(FIND(&quot; &quot;;[.I415]));FIND(&quot; &quot;;[.I415])-1;LEN([.I415])       )                )) );[.J414])" office:value-type="string" office:string-value="./chodba/_APE0746.jpg" calcext:value-type="string">
            <text:p>./chodba/_APE0746.jpg</text:p>
          </table:table-cell>
          <table:table-cell table:formula="of:=VLOOKUP(LEFT([.I415];IF(               ISNUMBER(FIND(&quot; &quot;;[.I415]));FIND(&quot; &quot;;[.I415])-1;LEN([.I41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15]+1" office:value-type="float" office:value="411" calcext:value-type="float">
            <text:p>41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tofel</text:p>
          </table:table-cell>
          <table:table-cell table:number-columns-repeated="2"/>
          <table:table-cell table:style-name="ce5" table:formula="of:=IF([.F415]=&quot;&quot;;&quot;&quot;;[.F415])" office:value-type="string" office:string-value="n" calcext:value-type="string">
            <text:p>n</text:p>
          </table:table-cell>
          <table:table-cell table:style-name="ce5" table:formula="of:=IF([.G415]=&quot;&quot;;&quot;&quot;;[.G415])" office:value-type="string" office:string-value="k" calcext:value-type="string">
            <text:p>k</text:p>
          </table:table-cell>
          <table:table-cell office:value-type="string" calcext:value-type="string">
            <text:p>damsky, novy</text:p>
          </table:table-cell>
          <table:table-cell table:style-name="ce15" table:formula="of:=IF([.I415]=&quot;&quot;;&quot;&quot;;[.I415])" office:value-type="string" office:string-value="_APE0746.jpg" calcext:value-type="string">
            <text:p>_APE0746.jpg</text:p>
          </table:table-cell>
          <table:table-cell table:formula="of:=IF([.I416]&lt;&gt;&quot;&quot;;HYPERLINK(CONCATENATE(&quot;file://&quot;;[.$H$2];&quot;/&quot;;[.K416];&quot;/&quot;;LEFT([.I416];IF(               ISNUMBER(FIND(&quot; &quot;;[.I416]));FIND(&quot; &quot;;[.I416])-1;LEN([.I416])       )                ));CONCATENATE([.K416];LEFT([.I416];IF(               ISNUMBER(FIND(&quot; &quot;;[.I416]));FIND(&quot; &quot;;[.I416])-1;LEN([.I416])       )                )) );[.J415])" office:value-type="string" office:string-value="./chodba/_APE0746.jpg" calcext:value-type="string">
            <text:p>./chodba/_APE0746.jpg</text:p>
          </table:table-cell>
          <table:table-cell table:formula="of:=VLOOKUP(LEFT([.I416];IF(               ISNUMBER(FIND(&quot; &quot;;[.I416]));FIND(&quot; &quot;;[.I416])-1;LEN([.I41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16]+1" office:value-type="float" office:value="412" calcext:value-type="float">
            <text:p>412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lastove dily el. Rozvadece</text:p>
          </table:table-cell>
          <table:table-cell table:number-columns-repeated="2"/>
          <table:table-cell table:style-name="ce5" table:formula="of:=IF([.F416]=&quot;&quot;;&quot;&quot;;[.F416])" office:value-type="string" office:string-value="n" calcext:value-type="string">
            <text:p>n</text:p>
          </table:table-cell>
          <table:table-cell table:style-name="ce5" table:formula="of:=IF([.G416]=&quot;&quot;;&quot;&quot;;[.G416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823.jpg</text:p>
          </table:table-cell>
          <table:table-cell table:formula="of:=IF([.I417]&lt;&gt;&quot;&quot;;HYPERLINK(CONCATENATE(&quot;file://&quot;;[.$H$2];&quot;/&quot;;[.K417];&quot;/&quot;;LEFT([.I417];IF(               ISNUMBER(FIND(&quot; &quot;;[.I417]));FIND(&quot; &quot;;[.I417])-1;LEN([.I417])       )                ));CONCATENATE([.K417];LEFT([.I417];IF(               ISNUMBER(FIND(&quot; &quot;;[.I417]));FIND(&quot; &quot;;[.I417])-1;LEN([.I417])       )                )) );[.J416])" office:value-type="string" office:string-value="./chodba/_APE0823.jpg" calcext:value-type="string">
            <text:p>./chodba/_APE0823.jpg</text:p>
          </table:table-cell>
          <table:table-cell table:formula="of:=VLOOKUP(LEFT([.I417];IF(               ISNUMBER(FIND(&quot; &quot;;[.I417]));FIND(&quot; &quot;;[.I417])-1;LEN([.I41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17]+1" office:value-type="float" office:value="413" calcext:value-type="float">
            <text:p>41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ni skrin</text:p>
          </table:table-cell>
          <table:table-cell table:number-columns-repeated="2"/>
          <table:table-cell table:style-name="ce5" table:formula="of:=IF([.F417]=&quot;&quot;;&quot;&quot;;[.F417])" office:value-type="string" office:string-value="n" calcext:value-type="string">
            <text:p>n</text:p>
          </table:table-cell>
          <table:table-cell table:style-name="ce5" table:formula="of:=IF([.G417]=&quot;&quot;;&quot;&quot;;[.G417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45.jpg _APE0736.jpg _APE0737.jpg _APE0738.jpg _APE0739.jpg _APE0740.jpg</text:p>
          </table:table-cell>
          <table:table-cell table:formula="of:=IF([.I418]&lt;&gt;&quot;&quot;;HYPERLINK(CONCATENATE(&quot;file://&quot;;[.$H$2];&quot;/&quot;;[.K418];&quot;/&quot;;LEFT([.I418];IF(               ISNUMBER(FIND(&quot; &quot;;[.I418]));FIND(&quot; &quot;;[.I418])-1;LEN([.I418])       )                ));CONCATENATE([.K418];LEFT([.I418];IF(               ISNUMBER(FIND(&quot; &quot;;[.I418]));FIND(&quot; &quot;;[.I418])-1;LEN([.I418])       )                )) );[.J417])" office:value-type="string" office:string-value="./chodba/_APE0745.jpg" calcext:value-type="string">
            <text:p>./chodba/_APE0745.jpg</text:p>
          </table:table-cell>
          <table:table-cell table:formula="of:=VLOOKUP(LEFT([.I418];IF(               ISNUMBER(FIND(&quot; &quot;;[.I418]));FIND(&quot; &quot;;[.I418])-1;LEN([.I41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18]+1" office:value-type="float" office:value="414" calcext:value-type="float">
            <text:p>41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anocni balici papir</text:p>
          </table:table-cell>
          <table:table-cell table:number-columns-repeated="2"/>
          <table:table-cell table:style-name="ce5" table:formula="of:=IF([.F418]=&quot;&quot;;&quot;&quot;;[.F418])" office:value-type="string" office:string-value="n" calcext:value-type="string">
            <text:p>n</text:p>
          </table:table-cell>
          <table:table-cell table:style-name="ce5" table:formula="of:=IF([.G418]=&quot;&quot;;&quot;&quot;;[.G418])" office:value-type="string" office:string-value="k" calcext:value-type="string">
            <text:p>k</text:p>
          </table:table-cell>
          <table:table-cell/>
          <table:table-cell table:style-name="ce15" table:formula="of:=IF([.I418]=&quot;&quot;;&quot;&quot;;[.I41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19]&lt;&gt;&quot;&quot;;HYPERLINK(CONCATENATE(&quot;file://&quot;;[.$H$2];&quot;/&quot;;[.K419];&quot;/&quot;;LEFT([.I419];IF(               ISNUMBER(FIND(&quot; &quot;;[.I419]));FIND(&quot; &quot;;[.I419])-1;LEN([.I419])       )                ));CONCATENATE([.K419];LEFT([.I419];IF(               ISNUMBER(FIND(&quot; &quot;;[.I419]));FIND(&quot; &quot;;[.I419])-1;LEN([.I419])       )                )) );[.J418])" office:value-type="string" office:string-value="./chodba/_APE0745.jpg" calcext:value-type="string">
            <text:p>./chodba/_APE0745.jpg</text:p>
          </table:table-cell>
          <table:table-cell table:formula="of:=VLOOKUP(LEFT([.I419];IF(               ISNUMBER(FIND(&quot; &quot;;[.I419]));FIND(&quot; &quot;;[.I419])-1;LEN([.I41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19]+1" office:value-type="float" office:value="415" calcext:value-type="float">
            <text:p>41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hokejka a puk</text:p>
          </table:table-cell>
          <table:table-cell table:number-columns-repeated="2"/>
          <table:table-cell table:style-name="ce5" table:formula="of:=IF([.F419]=&quot;&quot;;&quot;&quot;;[.F419])" office:value-type="string" office:string-value="n" calcext:value-type="string">
            <text:p>n</text:p>
          </table:table-cell>
          <table:table-cell table:style-name="ce5" table:formula="of:=IF([.G419]=&quot;&quot;;&quot;&quot;;[.G419])" office:value-type="string" office:string-value="k" calcext:value-type="string">
            <text:p>k</text:p>
          </table:table-cell>
          <table:table-cell office:value-type="string" calcext:value-type="string">
            <text:p>plast, mala</text:p>
          </table:table-cell>
          <table:table-cell table:style-name="ce15" table:formula="of:=IF([.I419]=&quot;&quot;;&quot;&quot;;[.I41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0]&lt;&gt;&quot;&quot;;HYPERLINK(CONCATENATE(&quot;file://&quot;;[.$H$2];&quot;/&quot;;[.K420];&quot;/&quot;;LEFT([.I420];IF(               ISNUMBER(FIND(&quot; &quot;;[.I420]));FIND(&quot; &quot;;[.I420])-1;LEN([.I420])       )                ));CONCATENATE([.K420];LEFT([.I420];IF(               ISNUMBER(FIND(&quot; &quot;;[.I420]));FIND(&quot; &quot;;[.I420])-1;LEN([.I420])       )                )) );[.J419])" office:value-type="string" office:string-value="./chodba/_APE0745.jpg" calcext:value-type="string">
            <text:p>./chodba/_APE0745.jpg</text:p>
          </table:table-cell>
          <table:table-cell table:formula="of:=VLOOKUP(LEFT([.I420];IF(               ISNUMBER(FIND(&quot; &quot;;[.I420]));FIND(&quot; &quot;;[.I420])-1;LEN([.I42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0]+1" office:value-type="float" office:value="416" calcext:value-type="float">
            <text:p>41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citac, nettop</text:p>
          </table:table-cell>
          <table:table-cell office:value-type="string" calcext:value-type="string">
            <text:p>lenovo</text:p>
          </table:table-cell>
          <table:table-cell/>
          <table:table-cell table:style-name="ce5" table:formula="of:=IF([.F420]=&quot;&quot;;&quot;&quot;;[.F420])" office:value-type="string" office:string-value="n" calcext:value-type="string">
            <text:p>n</text:p>
          </table:table-cell>
          <table:table-cell table:style-name="ce5" table:formula="of:=IF([.G420]=&quot;&quot;;&quot;&quot;;[.G420])" office:value-type="string" office:string-value="k" calcext:value-type="string">
            <text:p>k</text:p>
          </table:table-cell>
          <table:table-cell/>
          <table:table-cell table:style-name="ce15" table:formula="of:=IF([.I420]=&quot;&quot;;&quot;&quot;;[.I42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1]&lt;&gt;&quot;&quot;;HYPERLINK(CONCATENATE(&quot;file://&quot;;[.$H$2];&quot;/&quot;;[.K421];&quot;/&quot;;LEFT([.I421];IF(               ISNUMBER(FIND(&quot; &quot;;[.I421]));FIND(&quot; &quot;;[.I421])-1;LEN([.I421])       )                ));CONCATENATE([.K421];LEFT([.I421];IF(               ISNUMBER(FIND(&quot; &quot;;[.I421]));FIND(&quot; &quot;;[.I421])-1;LEN([.I421])       )                )) );[.J420])" office:value-type="string" office:string-value="./chodba/_APE0745.jpg" calcext:value-type="string">
            <text:p>./chodba/_APE0745.jpg</text:p>
          </table:table-cell>
          <table:table-cell table:formula="of:=VLOOKUP(LEFT([.I421];IF(               ISNUMBER(FIND(&quot; &quot;;[.I421]));FIND(&quot; &quot;;[.I421])-1;LEN([.I42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1]+1" office:value-type="float" office:value="417" calcext:value-type="float">
            <text:p>41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tetka</text:p>
          </table:table-cell>
          <table:table-cell table:number-columns-repeated="2"/>
          <table:table-cell table:style-name="ce5" table:formula="of:=IF([.F421]=&quot;&quot;;&quot;&quot;;[.F421])" office:value-type="string" office:string-value="n" calcext:value-type="string">
            <text:p>n</text:p>
          </table:table-cell>
          <table:table-cell table:style-name="ce5" table:formula="of:=IF([.G421]=&quot;&quot;;&quot;&quot;;[.G421])" office:value-type="string" office:string-value="k" calcext:value-type="string">
            <text:p>k</text:p>
          </table:table-cell>
          <table:table-cell/>
          <table:table-cell table:style-name="ce15" table:formula="of:=IF([.I421]=&quot;&quot;;&quot;&quot;;[.I42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2]&lt;&gt;&quot;&quot;;HYPERLINK(CONCATENATE(&quot;file://&quot;;[.$H$2];&quot;/&quot;;[.K422];&quot;/&quot;;LEFT([.I422];IF(               ISNUMBER(FIND(&quot; &quot;;[.I422]));FIND(&quot; &quot;;[.I422])-1;LEN([.I422])       )                ));CONCATENATE([.K422];LEFT([.I422];IF(               ISNUMBER(FIND(&quot; &quot;;[.I422]));FIND(&quot; &quot;;[.I422])-1;LEN([.I422])       )                )) );[.J421])" office:value-type="string" office:string-value="./chodba/_APE0745.jpg" calcext:value-type="string">
            <text:p>./chodba/_APE0745.jpg</text:p>
          </table:table-cell>
          <table:table-cell table:formula="of:=VLOOKUP(LEFT([.I422];IF(               ISNUMBER(FIND(&quot; &quot;;[.I422]));FIND(&quot; &quot;;[.I422])-1;LEN([.I42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2]+1" office:value-type="float" office:value="418" calcext:value-type="float">
            <text:p>41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nacicni na siti a rucni prace, nite a bavlnky</text:p>
          </table:table-cell>
          <table:table-cell table:number-columns-repeated="2"/>
          <table:table-cell table:style-name="ce5" table:formula="of:=IF([.F422]=&quot;&quot;;&quot;&quot;;[.F422])" office:value-type="string" office:string-value="n" calcext:value-type="string">
            <text:p>n</text:p>
          </table:table-cell>
          <table:table-cell table:style-name="ce5" table:formula="of:=IF([.G422]=&quot;&quot;;&quot;&quot;;[.G422])" office:value-type="string" office:string-value="k" calcext:value-type="string">
            <text:p>k</text:p>
          </table:table-cell>
          <table:table-cell/>
          <table:table-cell table:style-name="ce15" table:formula="of:=IF([.I422]=&quot;&quot;;&quot;&quot;;[.I42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3]&lt;&gt;&quot;&quot;;HYPERLINK(CONCATENATE(&quot;file://&quot;;[.$H$2];&quot;/&quot;;[.K423];&quot;/&quot;;LEFT([.I423];IF(               ISNUMBER(FIND(&quot; &quot;;[.I423]));FIND(&quot; &quot;;[.I423])-1;LEN([.I423])       )                ));CONCATENATE([.K423];LEFT([.I423];IF(               ISNUMBER(FIND(&quot; &quot;;[.I423]));FIND(&quot; &quot;;[.I423])-1;LEN([.I423])       )                )) );[.J422])" office:value-type="string" office:string-value="./chodba/_APE0745.jpg" calcext:value-type="string">
            <text:p>./chodba/_APE0745.jpg</text:p>
          </table:table-cell>
          <table:table-cell table:formula="of:=VLOOKUP(LEFT([.I423];IF(               ISNUMBER(FIND(&quot; &quot;;[.I423]));FIND(&quot; &quot;;[.I423])-1;LEN([.I42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3]+1" office:value-type="float" office:value="419" calcext:value-type="float">
            <text:p>41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elaxacni balon</text:p>
          </table:table-cell>
          <table:table-cell table:number-columns-repeated="2"/>
          <table:table-cell table:style-name="ce5" table:formula="of:=IF([.F423]=&quot;&quot;;&quot;&quot;;[.F423])" office:value-type="string" office:string-value="n" calcext:value-type="string">
            <text:p>n</text:p>
          </table:table-cell>
          <table:table-cell table:style-name="ce5" table:formula="of:=IF([.G423]=&quot;&quot;;&quot;&quot;;[.G423])" office:value-type="string" office:string-value="k" calcext:value-type="string">
            <text:p>k</text:p>
          </table:table-cell>
          <table:table-cell office:value-type="string" calcext:value-type="string">
            <text:p>na foto uprostred, ruzova</text:p>
          </table:table-cell>
          <table:table-cell table:style-name="ce15" table:formula="of:=IF([.I423]=&quot;&quot;;&quot;&quot;;[.I42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4]&lt;&gt;&quot;&quot;;HYPERLINK(CONCATENATE(&quot;file://&quot;;[.$H$2];&quot;/&quot;;[.K424];&quot;/&quot;;LEFT([.I424];IF(               ISNUMBER(FIND(&quot; &quot;;[.I424]));FIND(&quot; &quot;;[.I424])-1;LEN([.I424])       )                ));CONCATENATE([.K424];LEFT([.I424];IF(               ISNUMBER(FIND(&quot; &quot;;[.I424]));FIND(&quot; &quot;;[.I424])-1;LEN([.I424])       )                )) );[.J423])" office:value-type="string" office:string-value="./chodba/_APE0745.jpg" calcext:value-type="string">
            <text:p>./chodba/_APE0745.jpg</text:p>
          </table:table-cell>
          <table:table-cell table:formula="of:=VLOOKUP(LEFT([.I424];IF(               ISNUMBER(FIND(&quot; &quot;;[.I424]));FIND(&quot; &quot;;[.I424])-1;LEN([.I42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4]+1" office:value-type="float" office:value="420" calcext:value-type="float">
            <text:p>42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usb/sata prevadec</text:p>
          </table:table-cell>
          <table:table-cell table:number-columns-repeated="2"/>
          <table:table-cell table:style-name="ce5" table:formula="of:=IF([.F424]=&quot;&quot;;&quot;&quot;;[.F424])" office:value-type="string" office:string-value="n" calcext:value-type="string">
            <text:p>n</text:p>
          </table:table-cell>
          <table:table-cell table:style-name="ce5" table:formula="of:=IF([.G424]=&quot;&quot;;&quot;&quot;;[.G424])" office:value-type="string" office:string-value="k" calcext:value-type="string">
            <text:p>k</text:p>
          </table:table-cell>
          <table:table-cell office:value-type="string" calcext:value-type="string">
            <text:p>na foto dole</text:p>
          </table:table-cell>
          <table:table-cell table:style-name="ce15" table:formula="of:=IF([.I424]=&quot;&quot;;&quot;&quot;;[.I42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5]&lt;&gt;&quot;&quot;;HYPERLINK(CONCATENATE(&quot;file://&quot;;[.$H$2];&quot;/&quot;;[.K425];&quot;/&quot;;LEFT([.I425];IF(               ISNUMBER(FIND(&quot; &quot;;[.I425]));FIND(&quot; &quot;;[.I425])-1;LEN([.I425])       )                ));CONCATENATE([.K425];LEFT([.I425];IF(               ISNUMBER(FIND(&quot; &quot;;[.I425]));FIND(&quot; &quot;;[.I425])-1;LEN([.I425])       )                )) );[.J424])" office:value-type="string" office:string-value="./chodba/_APE0745.jpg" calcext:value-type="string">
            <text:p>./chodba/_APE0745.jpg</text:p>
          </table:table-cell>
          <table:table-cell table:formula="of:=VLOOKUP(LEFT([.I425];IF(               ISNUMBER(FIND(&quot; &quot;;[.I425]));FIND(&quot; &quot;;[.I425])-1;LEN([.I42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5]+1" office:value-type="float" office:value="421" calcext:value-type="float">
            <text:p>42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kozene</text:p>
          </table:table-cell>
          <table:table-cell office:value-type="string" calcext:value-type="string">
            <text:p>???</text:p>
          </table:table-cell>
          <table:table-cell/>
          <table:table-cell table:style-name="ce5" table:formula="of:=IF([.F425]=&quot;&quot;;&quot;&quot;;[.F425])" office:value-type="string" office:string-value="n" calcext:value-type="string">
            <text:p>n</text:p>
          </table:table-cell>
          <table:table-cell table:style-name="ce5" table:formula="of:=IF([.G425]=&quot;&quot;;&quot;&quot;;[.G425])" office:value-type="string" office:string-value="k" calcext:value-type="string">
            <text:p>k</text:p>
          </table:table-cell>
          <table:table-cell office:value-type="string" calcext:value-type="string">
            <text:p>spolecenske</text:p>
          </table:table-cell>
          <table:table-cell table:style-name="ce15" table:formula="of:=IF([.I425]=&quot;&quot;;&quot;&quot;;[.I425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6]&lt;&gt;&quot;&quot;;HYPERLINK(CONCATENATE(&quot;file://&quot;;[.$H$2];&quot;/&quot;;[.K426];&quot;/&quot;;LEFT([.I426];IF(               ISNUMBER(FIND(&quot; &quot;;[.I426]));FIND(&quot; &quot;;[.I426])-1;LEN([.I426])       )                ));CONCATENATE([.K426];LEFT([.I426];IF(               ISNUMBER(FIND(&quot; &quot;;[.I426]));FIND(&quot; &quot;;[.I426])-1;LEN([.I426])       )                )) );[.J425])" office:value-type="string" office:string-value="./chodba/_APE0745.jpg" calcext:value-type="string">
            <text:p>./chodba/_APE0745.jpg</text:p>
          </table:table-cell>
          <table:table-cell table:formula="of:=VLOOKUP(LEFT([.I426];IF(               ISNUMBER(FIND(&quot; &quot;;[.I426]));FIND(&quot; &quot;;[.I426])-1;LEN([.I426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6]+1" office:value-type="float" office:value="422" calcext:value-type="float">
            <text:p>42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bezecke</text:p>
          </table:table-cell>
          <table:table-cell office:value-type="string" calcext:value-type="string">
            <text:p>oasis</text:p>
          </table:table-cell>
          <table:table-cell office:value-type="float" office:value="3500" calcext:value-type="float">
            <text:p>3500</text:p>
          </table:table-cell>
          <table:table-cell table:style-name="ce5" table:formula="of:=IF([.F426]=&quot;&quot;;&quot;&quot;;[.F426])" office:value-type="string" office:string-value="n" calcext:value-type="string">
            <text:p>n</text:p>
          </table:table-cell>
          <table:table-cell table:style-name="ce5" table:formula="of:=IF([.G426]=&quot;&quot;;&quot;&quot;;[.G426])" office:value-type="string" office:string-value="k" calcext:value-type="string">
            <text:p>k</text:p>
          </table:table-cell>
          <table:table-cell/>
          <table:table-cell table:style-name="ce15" table:formula="of:=IF([.I426]=&quot;&quot;;&quot;&quot;;[.I426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7]&lt;&gt;&quot;&quot;;HYPERLINK(CONCATENATE(&quot;file://&quot;;[.$H$2];&quot;/&quot;;[.K427];&quot;/&quot;;LEFT([.I427];IF(               ISNUMBER(FIND(&quot; &quot;;[.I427]));FIND(&quot; &quot;;[.I427])-1;LEN([.I427])       )                ));CONCATENATE([.K427];LEFT([.I427];IF(               ISNUMBER(FIND(&quot; &quot;;[.I427]));FIND(&quot; &quot;;[.I427])-1;LEN([.I427])       )                )) );[.J426])" office:value-type="string" office:string-value="./chodba/_APE0745.jpg" calcext:value-type="string">
            <text:p>./chodba/_APE0745.jpg</text:p>
          </table:table-cell>
          <table:table-cell table:formula="of:=VLOOKUP(LEFT([.I427];IF(               ISNUMBER(FIND(&quot; &quot;;[.I427]));FIND(&quot; &quot;;[.I427])-1;LEN([.I427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7]+1" office:value-type="float" office:value="423" calcext:value-type="float">
            <text:p>42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in-line brusle filla</text:p>
          </table:table-cell>
          <table:table-cell table:number-columns-repeated="2"/>
          <table:table-cell table:style-name="ce5" table:formula="of:=IF([.F427]=&quot;&quot;;&quot;&quot;;[.F427])" office:value-type="string" office:string-value="n" calcext:value-type="string">
            <text:p>n</text:p>
          </table:table-cell>
          <table:table-cell table:style-name="ce5" table:formula="of:=IF([.G427]=&quot;&quot;;&quot;&quot;;[.G427])" office:value-type="string" office:string-value="k" calcext:value-type="string">
            <text:p>k</text:p>
          </table:table-cell>
          <table:table-cell/>
          <table:table-cell table:style-name="ce15" table:formula="of:=IF([.I427]=&quot;&quot;;&quot;&quot;;[.I427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8]&lt;&gt;&quot;&quot;;HYPERLINK(CONCATENATE(&quot;file://&quot;;[.$H$2];&quot;/&quot;;[.K428];&quot;/&quot;;LEFT([.I428];IF(               ISNUMBER(FIND(&quot; &quot;;[.I428]));FIND(&quot; &quot;;[.I428])-1;LEN([.I428])       )                ));CONCATENATE([.K428];LEFT([.I428];IF(               ISNUMBER(FIND(&quot; &quot;;[.I428]));FIND(&quot; &quot;;[.I428])-1;LEN([.I428])       )                )) );[.J427])" office:value-type="string" office:string-value="./chodba/_APE0745.jpg" calcext:value-type="string">
            <text:p>./chodba/_APE0745.jpg</text:p>
          </table:table-cell>
          <table:table-cell table:formula="of:=VLOOKUP(LEFT([.I428];IF(               ISNUMBER(FIND(&quot; &quot;;[.I428]));FIND(&quot; &quot;;[.I428])-1;LEN([.I428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8]+1" office:value-type="float" office:value="424" calcext:value-type="float">
            <text:p>42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kosmeticka taska</text:p>
          </table:table-cell>
          <table:table-cell table:number-columns-repeated="2"/>
          <table:table-cell table:style-name="ce5" table:formula="of:=IF([.F428]=&quot;&quot;;&quot;&quot;;[.F428])" office:value-type="string" office:string-value="n" calcext:value-type="string">
            <text:p>n</text:p>
          </table:table-cell>
          <table:table-cell table:style-name="ce5" table:formula="of:=IF([.G428]=&quot;&quot;;&quot;&quot;;[.G428])" office:value-type="string" office:string-value="k" calcext:value-type="string">
            <text:p>k</text:p>
          </table:table-cell>
          <table:table-cell/>
          <table:table-cell table:style-name="ce15" table:formula="of:=IF([.I428]=&quot;&quot;;&quot;&quot;;[.I428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29]&lt;&gt;&quot;&quot;;HYPERLINK(CONCATENATE(&quot;file://&quot;;[.$H$2];&quot;/&quot;;[.K429];&quot;/&quot;;LEFT([.I429];IF(               ISNUMBER(FIND(&quot; &quot;;[.I429]));FIND(&quot; &quot;;[.I429])-1;LEN([.I429])       )                ));CONCATENATE([.K429];LEFT([.I429];IF(               ISNUMBER(FIND(&quot; &quot;;[.I429]));FIND(&quot; &quot;;[.I429])-1;LEN([.I429])       )                )) );[.J428])" office:value-type="string" office:string-value="./chodba/_APE0745.jpg" calcext:value-type="string">
            <text:p>./chodba/_APE0745.jpg</text:p>
          </table:table-cell>
          <table:table-cell table:formula="of:=VLOOKUP(LEFT([.I429];IF(               ISNUMBER(FIND(&quot; &quot;;[.I429]));FIND(&quot; &quot;;[.I429])-1;LEN([.I429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29]+1" office:value-type="float" office:value="425" calcext:value-type="float">
            <text:p>42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aska pro maminky, ke kocarku</text:p>
          </table:table-cell>
          <table:table-cell table:number-columns-repeated="2"/>
          <table:table-cell table:style-name="ce5" table:formula="of:=IF([.F429]=&quot;&quot;;&quot;&quot;;[.F429])" office:value-type="string" office:string-value="n" calcext:value-type="string">
            <text:p>n</text:p>
          </table:table-cell>
          <table:table-cell table:style-name="ce5" table:formula="of:=IF([.G429]=&quot;&quot;;&quot;&quot;;[.G429])" office:value-type="string" office:string-value="k" calcext:value-type="string">
            <text:p>k</text:p>
          </table:table-cell>
          <table:table-cell/>
          <table:table-cell table:style-name="ce15" table:formula="of:=IF([.I429]=&quot;&quot;;&quot;&quot;;[.I429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0]&lt;&gt;&quot;&quot;;HYPERLINK(CONCATENATE(&quot;file://&quot;;[.$H$2];&quot;/&quot;;[.K430];&quot;/&quot;;LEFT([.I430];IF(               ISNUMBER(FIND(&quot; &quot;;[.I430]));FIND(&quot; &quot;;[.I430])-1;LEN([.I430])       )                ));CONCATENATE([.K430];LEFT([.I430];IF(               ISNUMBER(FIND(&quot; &quot;;[.I430]));FIND(&quot; &quot;;[.I430])-1;LEN([.I430])       )                )) );[.J429])" office:value-type="string" office:string-value="./chodba/_APE0745.jpg" calcext:value-type="string">
            <text:p>./chodba/_APE0745.jpg</text:p>
          </table:table-cell>
          <table:table-cell table:formula="of:=VLOOKUP(LEFT([.I430];IF(               ISNUMBER(FIND(&quot; &quot;;[.I430]));FIND(&quot; &quot;;[.I430])-1;LEN([.I430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0]+1" office:value-type="float" office:value="426" calcext:value-type="float">
            <text:p>42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lastova plasteknka ke kocarku</text:p>
          </table:table-cell>
          <table:table-cell table:number-columns-repeated="2"/>
          <table:table-cell table:style-name="ce5" table:formula="of:=IF([.F430]=&quot;&quot;;&quot;&quot;;[.F430])" office:value-type="string" office:string-value="n" calcext:value-type="string">
            <text:p>n</text:p>
          </table:table-cell>
          <table:table-cell table:style-name="ce5" table:formula="of:=IF([.G430]=&quot;&quot;;&quot;&quot;;[.G430])" office:value-type="string" office:string-value="k" calcext:value-type="string">
            <text:p>k</text:p>
          </table:table-cell>
          <table:table-cell/>
          <table:table-cell table:style-name="ce15" table:formula="of:=IF([.I430]=&quot;&quot;;&quot;&quot;;[.I430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1]&lt;&gt;&quot;&quot;;HYPERLINK(CONCATENATE(&quot;file://&quot;;[.$H$2];&quot;/&quot;;[.K431];&quot;/&quot;;LEFT([.I431];IF(               ISNUMBER(FIND(&quot; &quot;;[.I431]));FIND(&quot; &quot;;[.I431])-1;LEN([.I431])       )                ));CONCATENATE([.K431];LEFT([.I431];IF(               ISNUMBER(FIND(&quot; &quot;;[.I431]));FIND(&quot; &quot;;[.I431])-1;LEN([.I431])       )                )) );[.J430])" office:value-type="string" office:string-value="./chodba/_APE0745.jpg" calcext:value-type="string">
            <text:p>./chodba/_APE0745.jpg</text:p>
          </table:table-cell>
          <table:table-cell table:formula="of:=VLOOKUP(LEFT([.I431];IF(               ISNUMBER(FIND(&quot; &quot;;[.I431]));FIND(&quot; &quot;;[.I431])-1;LEN([.I431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1]+1" office:value-type="float" office:value="427" calcext:value-type="float">
            <text:p>42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retry na kolo</text:p>
          </table:table-cell>
          <table:table-cell table:number-columns-repeated="2"/>
          <table:table-cell table:style-name="ce5" table:formula="of:=IF([.F431]=&quot;&quot;;&quot;&quot;;[.F431])" office:value-type="string" office:string-value="n" calcext:value-type="string">
            <text:p>n</text:p>
          </table:table-cell>
          <table:table-cell table:style-name="ce5" table:formula="of:=IF([.G431]=&quot;&quot;;&quot;&quot;;[.G431])" office:value-type="string" office:string-value="k" calcext:value-type="string">
            <text:p>k</text:p>
          </table:table-cell>
          <table:table-cell office:value-type="string" calcext:value-type="string">
            <text:p>panske, zanovni</text:p>
          </table:table-cell>
          <table:table-cell table:style-name="ce15" table:formula="of:=IF([.I431]=&quot;&quot;;&quot;&quot;;[.I431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2]&lt;&gt;&quot;&quot;;HYPERLINK(CONCATENATE(&quot;file://&quot;;[.$H$2];&quot;/&quot;;[.K432];&quot;/&quot;;LEFT([.I432];IF(               ISNUMBER(FIND(&quot; &quot;;[.I432]));FIND(&quot; &quot;;[.I432])-1;LEN([.I432])       )                ));CONCATENATE([.K432];LEFT([.I432];IF(               ISNUMBER(FIND(&quot; &quot;;[.I432]));FIND(&quot; &quot;;[.I432])-1;LEN([.I432])       )                )) );[.J431])" office:value-type="string" office:string-value="./chodba/_APE0745.jpg" calcext:value-type="string">
            <text:p>./chodba/_APE0745.jpg</text:p>
          </table:table-cell>
          <table:table-cell table:formula="of:=VLOOKUP(LEFT([.I432];IF(               ISNUMBER(FIND(&quot; &quot;;[.I432]));FIND(&quot; &quot;;[.I432])-1;LEN([.I432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2]+1" office:value-type="float" office:value="428" calcext:value-type="float">
            <text:p>4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tofle</text:p>
          </table:table-cell>
          <table:table-cell table:number-columns-repeated="2"/>
          <table:table-cell table:style-name="ce5" table:formula="of:=IF([.F432]=&quot;&quot;;&quot;&quot;;[.F432])" office:value-type="string" office:string-value="n" calcext:value-type="string">
            <text:p>n</text:p>
          </table:table-cell>
          <table:table-cell table:style-name="ce5" table:formula="of:=IF([.G432]=&quot;&quot;;&quot;&quot;;[.G432])" office:value-type="string" office:string-value="k" calcext:value-type="string">
            <text:p>k</text:p>
          </table:table-cell>
          <table:table-cell office:value-type="string" calcext:value-type="string">
            <text:p>kuze, korek</text:p>
          </table:table-cell>
          <table:table-cell table:style-name="ce15" table:formula="of:=IF([.I432]=&quot;&quot;;&quot;&quot;;[.I432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3]&lt;&gt;&quot;&quot;;HYPERLINK(CONCATENATE(&quot;file://&quot;;[.$H$2];&quot;/&quot;;[.K433];&quot;/&quot;;LEFT([.I433];IF(               ISNUMBER(FIND(&quot; &quot;;[.I433]));FIND(&quot; &quot;;[.I433])-1;LEN([.I433])       )                ));CONCATENATE([.K433];LEFT([.I433];IF(               ISNUMBER(FIND(&quot; &quot;;[.I433]));FIND(&quot; &quot;;[.I433])-1;LEN([.I433])       )                )) );[.J432])" office:value-type="string" office:string-value="./chodba/_APE0745.jpg" calcext:value-type="string">
            <text:p>./chodba/_APE0745.jpg</text:p>
          </table:table-cell>
          <table:table-cell table:formula="of:=VLOOKUP(LEFT([.I433];IF(               ISNUMBER(FIND(&quot; &quot;;[.I433]));FIND(&quot; &quot;;[.I433])-1;LEN([.I433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3]+1" office:value-type="float" office:value="429" calcext:value-type="float">
            <text:p>42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ecky</text:p>
          </table:table-cell>
          <table:table-cell table:number-columns-repeated="2"/>
          <table:table-cell table:style-name="ce5" table:formula="of:=IF([.F433]=&quot;&quot;;&quot;&quot;;[.F433])" office:value-type="string" office:string-value="n" calcext:value-type="string">
            <text:p>n</text:p>
          </table:table-cell>
          <table:table-cell table:style-name="ce5" table:formula="of:=IF([.G433]=&quot;&quot;;&quot;&quot;;[.G433])" office:value-type="string" office:string-value="k" calcext:value-type="string">
            <text:p>k</text:p>
          </table:table-cell>
          <table:table-cell office:value-type="string" calcext:value-type="string">
            <text:p>panske</text:p>
          </table:table-cell>
          <table:table-cell table:style-name="ce15" table:formula="of:=IF([.I433]=&quot;&quot;;&quot;&quot;;[.I433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4]&lt;&gt;&quot;&quot;;HYPERLINK(CONCATENATE(&quot;file://&quot;;[.$H$2];&quot;/&quot;;[.K434];&quot;/&quot;;LEFT([.I434];IF(               ISNUMBER(FIND(&quot; &quot;;[.I434]));FIND(&quot; &quot;;[.I434])-1;LEN([.I434])       )                ));CONCATENATE([.K434];LEFT([.I434];IF(               ISNUMBER(FIND(&quot; &quot;;[.I434]));FIND(&quot; &quot;;[.I434])-1;LEN([.I434])       )                )) );[.J433])" office:value-type="string" office:string-value="./chodba/_APE0745.jpg" calcext:value-type="string">
            <text:p>./chodba/_APE0745.jpg</text:p>
          </table:table-cell>
          <table:table-cell table:formula="of:=VLOOKUP(LEFT([.I434];IF(               ISNUMBER(FIND(&quot; &quot;;[.I434]));FIND(&quot; &quot;;[.I434])-1;LEN([.I434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6">
          <table:table-cell table:formula="of:=[.A434]+1" office:value-type="float" office:value="430" calcext:value-type="float">
            <text:p>43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textilni boty</text:p>
          </table:table-cell>
          <table:table-cell table:number-columns-repeated="2"/>
          <table:table-cell table:style-name="ce5" table:formula="of:=IF([.F434]=&quot;&quot;;&quot;&quot;;[.F434])" office:value-type="string" office:string-value="n" calcext:value-type="string">
            <text:p>n</text:p>
          </table:table-cell>
          <table:table-cell table:style-name="ce5" table:formula="of:=IF([.G434]=&quot;&quot;;&quot;&quot;;[.G434])" office:value-type="string" office:string-value="k" calcext:value-type="string">
            <text:p>k</text:p>
          </table:table-cell>
          <table:table-cell/>
          <table:table-cell table:style-name="ce15" table:formula="of:=IF([.I434]=&quot;&quot;;&quot;&quot;;[.I434])" office:value-type="string" office:string-value="_APE0745.jpg _APE0736.jpg _APE0737.jpg _APE0738.jpg _APE0739.jpg _APE0740.jpg" calcext:value-type="string">
            <text:p>_APE0745.jpg _APE0736.jpg _APE0737.jpg _APE0738.jpg _APE0739.jpg _APE0740.jpg</text:p>
          </table:table-cell>
          <table:table-cell table:formula="of:=IF([.I435]&lt;&gt;&quot;&quot;;HYPERLINK(CONCATENATE(&quot;file://&quot;;[.$H$2];&quot;/&quot;;[.K435];&quot;/&quot;;LEFT([.I435];IF(               ISNUMBER(FIND(&quot; &quot;;[.I435]));FIND(&quot; &quot;;[.I435])-1;LEN([.I435])       )                ));CONCATENATE([.K435];LEFT([.I435];IF(               ISNUMBER(FIND(&quot; &quot;;[.I435]));FIND(&quot; &quot;;[.I435])-1;LEN([.I435])       )                )) );[.J434])" office:value-type="string" office:string-value="./chodba/_APE0745.jpg" calcext:value-type="string">
            <text:p>./chodba/_APE0745.jpg</text:p>
          </table:table-cell>
          <table:table-cell table:formula="of:=VLOOKUP(LEFT([.I435];IF(               ISNUMBER(FIND(&quot; &quot;;[.I435]));FIND(&quot; &quot;;[.I435])-1;LEN([.I435])       )                );[Fotografie.$B$1:.$D$405];3;0)" office:value-type="string" office:string-value="./chodba/" calcext:value-type="string">
            <text:p>./chodba/</text:p>
          </table:table-cell>
          <table:table-cell table:number-columns-repeated="1013"/>
        </table:table-row>
        <table:table-row table:style-name="ro1">
          <table:table-cell table:formula="of:=[.A435]+1" office:value-type="float" office:value="431" calcext:value-type="float">
            <text:p>43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kosile</text:p>
          </table:table-cell>
          <table:table-cell table:number-columns-repeated="2"/>
          <table:table-cell table:style-name="ce5" table:formula="of:=IF([.F435]=&quot;&quot;;&quot;&quot;;[.F435])" office:value-type="string" office:string-value="n" calcext:value-type="string">
            <text:p>n</text:p>
          </table:table-cell>
          <table:table-cell table:style-name="ce5" table:formula="of:=IF([.G435]=&quot;&quot;;&quot;&quot;;[.G435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40.jpg</text:p>
          </table:table-cell>
          <table:table-cell table:formula="of:=IF([.I436]&lt;&gt;&quot;&quot;;HYPERLINK(CONCATENATE(&quot;file://&quot;;[.$H$2];&quot;/&quot;;[.K436];&quot;/&quot;;LEFT([.I436];IF(               ISNUMBER(FIND(&quot; &quot;;[.I436]));FIND(&quot; &quot;;[.I436])-1;LEN([.I436])       )                ));CONCATENATE([.K436];LEFT([.I436];IF(               ISNUMBER(FIND(&quot; &quot;;[.I436]));FIND(&quot; &quot;;[.I436])-1;LEN([.I436])       )                )) );[.J435])" office:value-type="string" office:string-value="./chodba/skrin/_APE0740.jpg" calcext:value-type="string">
            <text:p>./chodba/skrin/_APE0740.jpg</text:p>
          </table:table-cell>
          <table:table-cell table:formula="of:=VLOOKUP(LEFT([.I436];IF(               ISNUMBER(FIND(&quot; &quot;;[.I436]));FIND(&quot; &quot;;[.I436])-1;LEN([.I436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36]+1" office:value-type="float" office:value="432" calcext:value-type="float">
            <text:p>43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tky, ruzne</text:p>
          </table:table-cell>
          <table:table-cell office:value-type="string" calcext:value-type="string">
            <text:p>prirodni material</text:p>
          </table:table-cell>
          <table:table-cell/>
          <table:table-cell table:style-name="ce5" table:formula="of:=IF([.F436]=&quot;&quot;;&quot;&quot;;[.F436])" office:value-type="string" office:string-value="n" calcext:value-type="string">
            <text:p>n</text:p>
          </table:table-cell>
          <table:table-cell table:style-name="ce5" table:formula="of:=IF([.G436]=&quot;&quot;;&quot;&quot;;[.G436])" office:value-type="string" office:string-value="k" calcext:value-type="string">
            <text:p>k</text:p>
          </table:table-cell>
          <table:table-cell office:value-type="string" calcext:value-type="string">
            <text:p>cca 10ks</text:p>
          </table:table-cell>
          <table:table-cell table:style-name="ce15" table:formula="of:=IF([.I436]=&quot;&quot;;&quot;&quot;;[.I436])" office:value-type="string" office:string-value="_APE0740.jpg" calcext:value-type="string">
            <text:p>_APE0740.jpg</text:p>
          </table:table-cell>
          <table:table-cell table:formula="of:=IF([.I437]&lt;&gt;&quot;&quot;;HYPERLINK(CONCATENATE(&quot;file://&quot;;[.$H$2];&quot;/&quot;;[.K437];&quot;/&quot;;LEFT([.I437];IF(               ISNUMBER(FIND(&quot; &quot;;[.I437]));FIND(&quot; &quot;;[.I437])-1;LEN([.I437])       )                ));CONCATENATE([.K437];LEFT([.I437];IF(               ISNUMBER(FIND(&quot; &quot;;[.I437]));FIND(&quot; &quot;;[.I437])-1;LEN([.I437])       )                )) );[.J436])" office:value-type="string" office:string-value="./chodba/skrin/_APE0740.jpg" calcext:value-type="string">
            <text:p>./chodba/skrin/_APE0740.jpg</text:p>
          </table:table-cell>
          <table:table-cell table:formula="of:=VLOOKUP(LEFT([.I437];IF(               ISNUMBER(FIND(&quot; &quot;;[.I437]));FIND(&quot; &quot;;[.I437])-1;LEN([.I437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37]+1" office:value-type="float" office:value="433" calcext:value-type="float">
            <text:p>4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rzak na satky</text:p>
          </table:table-cell>
          <table:table-cell office:value-type="string" calcext:value-type="string">
            <text:p>prirodni material</text:p>
          </table:table-cell>
          <table:table-cell/>
          <table:table-cell table:style-name="ce5" table:formula="of:=IF([.F437]=&quot;&quot;;&quot;&quot;;[.F437])" office:value-type="string" office:string-value="n" calcext:value-type="string">
            <text:p>n</text:p>
          </table:table-cell>
          <table:table-cell table:style-name="ce5" table:formula="of:=IF([.G437]=&quot;&quot;;&quot;&quot;;[.G437])" office:value-type="string" office:string-value="k" calcext:value-type="string">
            <text:p>k</text:p>
          </table:table-cell>
          <table:table-cell/>
          <table:table-cell table:style-name="ce15" table:formula="of:=IF([.I437]=&quot;&quot;;&quot;&quot;;[.I437])" office:value-type="string" office:string-value="_APE0740.jpg" calcext:value-type="string">
            <text:p>_APE0740.jpg</text:p>
          </table:table-cell>
          <table:table-cell table:formula="of:=IF([.I438]&lt;&gt;&quot;&quot;;HYPERLINK(CONCATENATE(&quot;file://&quot;;[.$H$2];&quot;/&quot;;[.K438];&quot;/&quot;;LEFT([.I438];IF(               ISNUMBER(FIND(&quot; &quot;;[.I438]));FIND(&quot; &quot;;[.I438])-1;LEN([.I438])       )                ));CONCATENATE([.K438];LEFT([.I438];IF(               ISNUMBER(FIND(&quot; &quot;;[.I438]));FIND(&quot; &quot;;[.I438])-1;LEN([.I438])       )                )) );[.J437])" office:value-type="string" office:string-value="./chodba/skrin/_APE0740.jpg" calcext:value-type="string">
            <text:p>./chodba/skrin/_APE0740.jpg</text:p>
          </table:table-cell>
          <table:table-cell table:formula="of:=VLOOKUP(LEFT([.I438];IF(               ISNUMBER(FIND(&quot; &quot;;[.I438]));FIND(&quot; &quot;;[.I438])-1;LEN([.I438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38]+1" office:value-type="float" office:value="434" calcext:value-type="float">
            <text:p>43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bundicka</text:p>
          </table:table-cell>
          <table:table-cell table:number-columns-repeated="2"/>
          <table:table-cell table:style-name="ce5" table:formula="of:=IF([.F438]=&quot;&quot;;&quot;&quot;;[.F438])" office:value-type="string" office:string-value="n" calcext:value-type="string">
            <text:p>n</text:p>
          </table:table-cell>
          <table:table-cell table:style-name="ce5" table:formula="of:=IF([.G438]=&quot;&quot;;&quot;&quot;;[.G438])" office:value-type="string" office:string-value="k" calcext:value-type="string">
            <text:p>k</text:p>
          </table:table-cell>
          <table:table-cell/>
          <table:table-cell table:style-name="ce15" table:formula="of:=IF([.I438]=&quot;&quot;;&quot;&quot;;[.I438])" office:value-type="string" office:string-value="_APE0740.jpg" calcext:value-type="string">
            <text:p>_APE0740.jpg</text:p>
          </table:table-cell>
          <table:table-cell table:formula="of:=IF([.I439]&lt;&gt;&quot;&quot;;HYPERLINK(CONCATENATE(&quot;file://&quot;;[.$H$2];&quot;/&quot;;[.K439];&quot;/&quot;;LEFT([.I439];IF(               ISNUMBER(FIND(&quot; &quot;;[.I439]));FIND(&quot; &quot;;[.I439])-1;LEN([.I439])       )                ));CONCATENATE([.K439];LEFT([.I439];IF(               ISNUMBER(FIND(&quot; &quot;;[.I439]));FIND(&quot; &quot;;[.I439])-1;LEN([.I439])       )                )) );[.J438])" office:value-type="string" office:string-value="./chodba/skrin/_APE0740.jpg" calcext:value-type="string">
            <text:p>./chodba/skrin/_APE0740.jpg</text:p>
          </table:table-cell>
          <table:table-cell table:formula="of:=VLOOKUP(LEFT([.I439];IF(               ISNUMBER(FIND(&quot; &quot;;[.I439]));FIND(&quot; &quot;;[.I439])-1;LEN([.I439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39]+1" office:value-type="float" office:value="435" calcext:value-type="float">
            <text:p>43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mikina</text:p>
          </table:table-cell>
          <table:table-cell table:number-columns-repeated="2"/>
          <table:table-cell table:style-name="ce5" table:formula="of:=IF([.F439]=&quot;&quot;;&quot;&quot;;[.F439])" office:value-type="string" office:string-value="n" calcext:value-type="string">
            <text:p>n</text:p>
          </table:table-cell>
          <table:table-cell table:style-name="ce5" table:formula="of:=IF([.G439]=&quot;&quot;;&quot;&quot;;[.G439])" office:value-type="string" office:string-value="k" calcext:value-type="string">
            <text:p>k</text:p>
          </table:table-cell>
          <table:table-cell/>
          <table:table-cell table:style-name="ce15" table:formula="of:=IF([.I439]=&quot;&quot;;&quot;&quot;;[.I439])" office:value-type="string" office:string-value="_APE0740.jpg" calcext:value-type="string">
            <text:p>_APE0740.jpg</text:p>
          </table:table-cell>
          <table:table-cell table:formula="of:=IF([.I440]&lt;&gt;&quot;&quot;;HYPERLINK(CONCATENATE(&quot;file://&quot;;[.$H$2];&quot;/&quot;;[.K440];&quot;/&quot;;LEFT([.I440];IF(               ISNUMBER(FIND(&quot; &quot;;[.I440]));FIND(&quot; &quot;;[.I440])-1;LEN([.I440])       )                ));CONCATENATE([.K440];LEFT([.I440];IF(               ISNUMBER(FIND(&quot; &quot;;[.I440]));FIND(&quot; &quot;;[.I440])-1;LEN([.I440])       )                )) );[.J439])" office:value-type="string" office:string-value="./chodba/skrin/_APE0740.jpg" calcext:value-type="string">
            <text:p>./chodba/skrin/_APE0740.jpg</text:p>
          </table:table-cell>
          <table:table-cell table:formula="of:=VLOOKUP(LEFT([.I440];IF(               ISNUMBER(FIND(&quot; &quot;;[.I440]));FIND(&quot; &quot;;[.I440])-1;LEN([.I440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40]+1" office:value-type="float" office:value="436" calcext:value-type="float">
            <text:p>43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vesta</text:p>
          </table:table-cell>
          <table:table-cell table:number-columns-repeated="2"/>
          <table:table-cell table:style-name="ce5" table:formula="of:=IF([.F440]=&quot;&quot;;&quot;&quot;;[.F440])" office:value-type="string" office:string-value="n" calcext:value-type="string">
            <text:p>n</text:p>
          </table:table-cell>
          <table:table-cell table:style-name="ce5" table:formula="of:=IF([.G440]=&quot;&quot;;&quot;&quot;;[.G440])" office:value-type="string" office:string-value="k" calcext:value-type="string">
            <text:p>k</text:p>
          </table:table-cell>
          <table:table-cell/>
          <table:table-cell table:style-name="ce15" table:formula="of:=IF([.I440]=&quot;&quot;;&quot;&quot;;[.I440])" office:value-type="string" office:string-value="_APE0740.jpg" calcext:value-type="string">
            <text:p>_APE0740.jpg</text:p>
          </table:table-cell>
          <table:table-cell table:formula="of:=IF([.I441]&lt;&gt;&quot;&quot;;HYPERLINK(CONCATENATE(&quot;file://&quot;;[.$H$2];&quot;/&quot;;[.K441];&quot;/&quot;;LEFT([.I441];IF(               ISNUMBER(FIND(&quot; &quot;;[.I441]));FIND(&quot; &quot;;[.I441])-1;LEN([.I441])       )                ));CONCATENATE([.K441];LEFT([.I441];IF(               ISNUMBER(FIND(&quot; &quot;;[.I441]));FIND(&quot; &quot;;[.I441])-1;LEN([.I441])       )                )) );[.J440])" office:value-type="string" office:string-value="./chodba/skrin/_APE0740.jpg" calcext:value-type="string">
            <text:p>./chodba/skrin/_APE0740.jpg</text:p>
          </table:table-cell>
          <table:table-cell table:formula="of:=VLOOKUP(LEFT([.I441];IF(               ISNUMBER(FIND(&quot; &quot;;[.I441]));FIND(&quot; &quot;;[.I441])-1;LEN([.I441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41]+1" office:value-type="float" office:value="437" calcext:value-type="float">
            <text:p>437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5" table:formula="of:=IF([.F441]=&quot;&quot;;&quot;&quot;;[.F441])" office:value-type="string" office:string-value="n" calcext:value-type="string">
            <text:p>n</text:p>
          </table:table-cell>
          <table:table-cell table:style-name="ce5" table:formula="of:=IF([.G441]=&quot;&quot;;&quot;&quot;;[.G441])" office:value-type="string" office:string-value="k" calcext:value-type="string">
            <text:p>k</text:p>
          </table:table-cell>
          <table:table-cell/>
          <table:table-cell table:style-name="ce15" table:formula="of:=IF([.I441]=&quot;&quot;;&quot;&quot;;[.I441])" office:value-type="string" office:string-value="_APE0740.jpg" calcext:value-type="string">
            <text:p>_APE0740.jpg</text:p>
          </table:table-cell>
          <table:table-cell table:formula="of:=IF([.I442]&lt;&gt;&quot;&quot;;HYPERLINK(CONCATENATE(&quot;file://&quot;;[.$H$2];&quot;/&quot;;[.K442];&quot;/&quot;;LEFT([.I442];IF(               ISNUMBER(FIND(&quot; &quot;;[.I442]));FIND(&quot; &quot;;[.I442])-1;LEN([.I442])       )                ));CONCATENATE([.K442];LEFT([.I442];IF(               ISNUMBER(FIND(&quot; &quot;;[.I442]));FIND(&quot; &quot;;[.I442])-1;LEN([.I442])       )                )) );[.J441])" office:value-type="string" office:string-value="./chodba/skrin/_APE0740.jpg" calcext:value-type="string">
            <text:p>./chodba/skrin/_APE0740.jpg</text:p>
          </table:table-cell>
          <table:table-cell table:formula="of:=VLOOKUP(LEFT([.I442];IF(               ISNUMBER(FIND(&quot; &quot;;[.I442]));FIND(&quot; &quot;;[.I442])-1;LEN([.I442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42]+1" office:value-type="float" office:value="438" calcext:value-type="float">
            <text:p>438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5" table:formula="of:=IF([.F442]=&quot;&quot;;&quot;&quot;;[.F442])" office:value-type="string" office:string-value="n" calcext:value-type="string">
            <text:p>n</text:p>
          </table:table-cell>
          <table:table-cell table:style-name="ce5" table:formula="of:=IF([.G442]=&quot;&quot;;&quot;&quot;;[.G442])" office:value-type="string" office:string-value="k" calcext:value-type="string">
            <text:p>k</text:p>
          </table:table-cell>
          <table:table-cell/>
          <table:table-cell table:style-name="ce15" table:formula="of:=IF([.I442]=&quot;&quot;;&quot;&quot;;[.I442])" office:value-type="string" office:string-value="_APE0740.jpg" calcext:value-type="string">
            <text:p>_APE0740.jpg</text:p>
          </table:table-cell>
          <table:table-cell table:formula="of:=IF([.I443]&lt;&gt;&quot;&quot;;HYPERLINK(CONCATENATE(&quot;file://&quot;;[.$H$2];&quot;/&quot;;[.K443];&quot;/&quot;;LEFT([.I443];IF(               ISNUMBER(FIND(&quot; &quot;;[.I443]));FIND(&quot; &quot;;[.I443])-1;LEN([.I443])       )                ));CONCATENATE([.K443];LEFT([.I443];IF(               ISNUMBER(FIND(&quot; &quot;;[.I443]));FIND(&quot; &quot;;[.I443])-1;LEN([.I443])       )                )) );[.J442])" office:value-type="string" office:string-value="./chodba/skrin/_APE0740.jpg" calcext:value-type="string">
            <text:p>./chodba/skrin/_APE0740.jpg</text:p>
          </table:table-cell>
          <table:table-cell table:formula="of:=VLOOKUP(LEFT([.I443];IF(               ISNUMBER(FIND(&quot; &quot;;[.I443]));FIND(&quot; &quot;;[.I443])-1;LEN([.I443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1">
          <table:table-cell table:formula="of:=[.A443]+1" office:value-type="float" office:value="439" calcext:value-type="float">
            <text:p>439</text:p>
          </table:table-cell>
          <table:table-cell office:value-type="string" calcext:value-type="string">
            <text:p>m</text:p>
          </table:table-cell>
          <table:table-cell table:number-columns-repeated="3"/>
          <table:table-cell table:style-name="ce5" table:formula="of:=IF([.F443]=&quot;&quot;;&quot;&quot;;[.F443])" office:value-type="string" office:string-value="n" calcext:value-type="string">
            <text:p>n</text:p>
          </table:table-cell>
          <table:table-cell table:style-name="ce5" table:formula="of:=IF([.G443]=&quot;&quot;;&quot;&quot;;[.G443])" office:value-type="string" office:string-value="k" calcext:value-type="string">
            <text:p>k</text:p>
          </table:table-cell>
          <table:table-cell/>
          <table:table-cell table:style-name="ce15" table:formula="of:=IF([.I443]=&quot;&quot;;&quot;&quot;;[.I443])" office:value-type="string" office:string-value="_APE0740.jpg" calcext:value-type="string">
            <text:p>_APE0740.jpg</text:p>
          </table:table-cell>
          <table:table-cell table:formula="of:=IF([.I444]&lt;&gt;&quot;&quot;;HYPERLINK(CONCATENATE(&quot;file://&quot;;[.$H$2];&quot;/&quot;;[.K444];&quot;/&quot;;LEFT([.I444];IF(               ISNUMBER(FIND(&quot; &quot;;[.I444]));FIND(&quot; &quot;;[.I444])-1;LEN([.I444])       )                ));CONCATENATE([.K444];LEFT([.I444];IF(               ISNUMBER(FIND(&quot; &quot;;[.I444]));FIND(&quot; &quot;;[.I444])-1;LEN([.I444])       )                )) );[.J443])" office:value-type="string" office:string-value="./chodba/skrin/_APE0740.jpg" calcext:value-type="string">
            <text:p>./chodba/skrin/_APE0740.jpg</text:p>
          </table:table-cell>
          <table:table-cell table:formula="of:=VLOOKUP(LEFT([.I444];IF(               ISNUMBER(FIND(&quot; &quot;;[.I444]));FIND(&quot; &quot;;[.I444])-1;LEN([.I444])       )                );[Fotografie.$B$1:.$D$405];3;0)" office:value-type="string" office:string-value="./chodba/skrin/" calcext:value-type="string">
            <text:p>./chodba/skrin/</text:p>
          </table:table-cell>
          <table:table-cell table:number-columns-repeated="1013"/>
        </table:table-row>
        <table:table-row table:style-name="ro4">
          <table:table-cell table:formula="of:=[.A444]+1" office:value-type="float" office:value="440" calcext:value-type="float">
            <text:p>44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postylka</text:p>
          </table:table-cell>
          <table:table-cell table:number-columns-repeated="2"/>
          <table:table-cell table:style-name="ce5" table:formula="of:=IF([.F444]=&quot;&quot;;&quot;&quot;;[.F444])" office:value-type="string" office:string-value="n" calcext:value-type="string">
            <text:p>n</text:p>
          </table:table-cell>
          <table:table-cell table:style-name="ce5" table:formula="of:=IF([.G444]=&quot;&quot;;&quot;&quot;;[.G444])" office:value-type="string" office:string-value="k" calcext:value-type="string">
            <text:p>k</text:p>
          </table:table-cell>
          <table:table-cell office:value-type="string" calcext:value-type="string">
            <text:p>vcetne matrace, castecne masiv ale podlozka a bocnice jsou papir/drevotriska – nasakle pachem koure</text:p>
          </table:table-cell>
          <table:table-cell table:style-name="ce15" office:value-type="string" calcext:value-type="string">
            <text:p>20140625_0006.jpg</text:p>
          </table:table-cell>
          <table:table-cell table:formula="of:=IF([.I445]&lt;&gt;&quot;&quot;;HYPERLINK(CONCATENATE(&quot;file://&quot;;[.$H$2];&quot;/&quot;;[.K445];&quot;/&quot;;LEFT([.I445];IF(               ISNUMBER(FIND(&quot; &quot;;[.I445]));FIND(&quot; &quot;;[.I445])-1;LEN([.I445])       )                ));CONCATENATE([.K445];LEFT([.I445];IF(               ISNUMBER(FIND(&quot; &quot;;[.I445]));FIND(&quot; &quot;;[.I445])-1;LEN([.I445])       )                )) );[.J444])" office:value-type="string" office:string-value="./loznice/20140625_0006.jpg" calcext:value-type="string">
            <text:p>./loznice/20140625_0006.jpg</text:p>
          </table:table-cell>
          <table:table-cell table:formula="of:=VLOOKUP(LEFT([.I445];IF(               ISNUMBER(FIND(&quot; &quot;;[.I445]));FIND(&quot; &quot;;[.I445])-1;LEN([.I445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5]+1" office:value-type="float" office:value="441" calcext:value-type="float">
            <text:p>44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lstarek</text:p>
          </table:table-cell>
          <table:table-cell table:number-columns-repeated="2"/>
          <table:table-cell table:style-name="ce5" table:formula="of:=IF([.F445]=&quot;&quot;;&quot;&quot;;[.F445])" office:value-type="string" office:string-value="n" calcext:value-type="string">
            <text:p>n</text:p>
          </table:table-cell>
          <table:table-cell table:style-name="ce5" table:formula="of:=IF([.G445]=&quot;&quot;;&quot;&quot;;[.G445])" office:value-type="string" office:string-value="k" calcext:value-type="string">
            <text:p>k</text:p>
          </table:table-cell>
          <table:table-cell/>
          <table:table-cell table:style-name="ce15" table:formula="of:=IF([.I445]=&quot;&quot;;&quot;&quot;;[.I445])" office:value-type="string" office:string-value="20140625_0006.jpg" calcext:value-type="string">
            <text:p>20140625_0006.jpg</text:p>
          </table:table-cell>
          <table:table-cell table:formula="of:=IF([.I446]&lt;&gt;&quot;&quot;;HYPERLINK(CONCATENATE(&quot;file://&quot;;[.$H$2];&quot;/&quot;;[.K446];&quot;/&quot;;LEFT([.I446];IF(               ISNUMBER(FIND(&quot; &quot;;[.I446]));FIND(&quot; &quot;;[.I446])-1;LEN([.I446])       )                ));CONCATENATE([.K446];LEFT([.I446];IF(               ISNUMBER(FIND(&quot; &quot;;[.I446]));FIND(&quot; &quot;;[.I446])-1;LEN([.I446])       )                )) );[.J445])" office:value-type="string" office:string-value="./loznice/20140625_0006.jpg" calcext:value-type="string">
            <text:p>./loznice/20140625_0006.jpg</text:p>
          </table:table-cell>
          <table:table-cell table:formula="of:=VLOOKUP(LEFT([.I446];IF(               ISNUMBER(FIND(&quot; &quot;;[.I446]));FIND(&quot; &quot;;[.I446])-1;LEN([.I446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6]+1" office:value-type="float" office:value="442" calcext:value-type="float">
            <text:p>44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veverka iceage</text:p>
          </table:table-cell>
          <table:table-cell table:number-columns-repeated="2"/>
          <table:table-cell table:style-name="ce5" table:formula="of:=IF([.F446]=&quot;&quot;;&quot;&quot;;[.F446])" office:value-type="string" office:string-value="n" calcext:value-type="string">
            <text:p>n</text:p>
          </table:table-cell>
          <table:table-cell table:style-name="ce5" table:formula="of:=IF([.G446]=&quot;&quot;;&quot;&quot;;[.G446])" office:value-type="string" office:string-value="k" calcext:value-type="string">
            <text:p>k</text:p>
          </table:table-cell>
          <table:table-cell/>
          <table:table-cell table:style-name="ce15" table:formula="of:=IF([.I446]=&quot;&quot;;&quot;&quot;;[.I446])" office:value-type="string" office:string-value="20140625_0006.jpg" calcext:value-type="string">
            <text:p>20140625_0006.jpg</text:p>
          </table:table-cell>
          <table:table-cell table:formula="of:=IF([.I447]&lt;&gt;&quot;&quot;;HYPERLINK(CONCATENATE(&quot;file://&quot;;[.$H$2];&quot;/&quot;;[.K447];&quot;/&quot;;LEFT([.I447];IF(               ISNUMBER(FIND(&quot; &quot;;[.I447]));FIND(&quot; &quot;;[.I447])-1;LEN([.I447])       )                ));CONCATENATE([.K447];LEFT([.I447];IF(               ISNUMBER(FIND(&quot; &quot;;[.I447]));FIND(&quot; &quot;;[.I447])-1;LEN([.I447])       )                )) );[.J446])" office:value-type="string" office:string-value="./loznice/20140625_0006.jpg" calcext:value-type="string">
            <text:p>./loznice/20140625_0006.jpg</text:p>
          </table:table-cell>
          <table:table-cell table:formula="of:=VLOOKUP(LEFT([.I447];IF(               ISNUMBER(FIND(&quot; &quot;;[.I447]));FIND(&quot; &quot;;[.I447])-1;LEN([.I447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7]+1" office:value-type="float" office:value="443" calcext:value-type="float">
            <text:p>44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l. instalace k lampicka k nocnim stolkum 2x</text:p>
          </table:table-cell>
          <table:table-cell table:number-columns-repeated="2"/>
          <table:table-cell table:style-name="ce5" table:formula="of:=IF([.F447]=&quot;&quot;;&quot;&quot;;[.F447])" office:value-type="string" office:string-value="n" calcext:value-type="string">
            <text:p>n</text:p>
          </table:table-cell>
          <table:table-cell table:style-name="ce5" table:formula="of:=IF([.G447]=&quot;&quot;;&quot;&quot;;[.G447])" office:value-type="string" office:string-value="k" calcext:value-type="string">
            <text:p>k</text:p>
          </table:table-cell>
          <table:table-cell office:value-type="string" calcext:value-type="string">
            <text:p>privodni kabel nutna vymena</text:p>
          </table:table-cell>
          <table:table-cell table:style-name="ce15" table:formula="of:=IF([.I447]=&quot;&quot;;&quot;&quot;;[.I447])" office:value-type="string" office:string-value="20140625_0006.jpg" calcext:value-type="string">
            <text:p>20140625_0006.jpg</text:p>
          </table:table-cell>
          <table:table-cell table:formula="of:=IF([.I448]&lt;&gt;&quot;&quot;;HYPERLINK(CONCATENATE(&quot;file://&quot;;[.$H$2];&quot;/&quot;;[.K448];&quot;/&quot;;LEFT([.I448];IF(               ISNUMBER(FIND(&quot; &quot;;[.I448]));FIND(&quot; &quot;;[.I448])-1;LEN([.I448])       )                ));CONCATENATE([.K448];LEFT([.I448];IF(               ISNUMBER(FIND(&quot; &quot;;[.I448]));FIND(&quot; &quot;;[.I448])-1;LEN([.I448])       )                )) );[.J447])" office:value-type="string" office:string-value="./loznice/20140625_0006.jpg" calcext:value-type="string">
            <text:p>./loznice/20140625_0006.jpg</text:p>
          </table:table-cell>
          <table:table-cell table:formula="of:=VLOOKUP(LEFT([.I448];IF(               ISNUMBER(FIND(&quot; &quot;;[.I448]));FIND(&quot; &quot;;[.I448])-1;LEN([.I448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8]+1" office:value-type="float" office:value="444" calcext:value-type="float">
            <text:p>44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auto</text:p>
          </table:table-cell>
          <table:table-cell table:number-columns-repeated="2"/>
          <table:table-cell table:style-name="ce5" table:formula="of:=IF([.F448]=&quot;&quot;;&quot;&quot;;[.F448])" office:value-type="string" office:string-value="n" calcext:value-type="string">
            <text:p>n</text:p>
          </table:table-cell>
          <table:table-cell table:style-name="ce5" table:formula="of:=IF([.G448]=&quot;&quot;;&quot;&quot;;[.G448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26.jpg</text:p>
          </table:table-cell>
          <table:table-cell table:formula="of:=IF([.I449]&lt;&gt;&quot;&quot;;HYPERLINK(CONCATENATE(&quot;file://&quot;;[.$H$2];&quot;/&quot;;[.K449];&quot;/&quot;;LEFT([.I449];IF(               ISNUMBER(FIND(&quot; &quot;;[.I449]));FIND(&quot; &quot;;[.I449])-1;LEN([.I449])       )                ));CONCATENATE([.K449];LEFT([.I449];IF(               ISNUMBER(FIND(&quot; &quot;;[.I449]));FIND(&quot; &quot;;[.I449])-1;LEN([.I449])       )                )) );[.J448])" office:value-type="string" office:string-value="./loznice/_APE0726.jpg" calcext:value-type="string">
            <text:p>./loznice/_APE0726.jpg</text:p>
          </table:table-cell>
          <table:table-cell table:formula="of:=VLOOKUP(LEFT([.I449];IF(               ISNUMBER(FIND(&quot; &quot;;[.I449]));FIND(&quot; &quot;;[.I449])-1;LEN([.I449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49]+1" office:value-type="float" office:value="445" calcext:value-type="float">
            <text:p>44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baly na obleceni</text:p>
          </table:table-cell>
          <table:table-cell office:value-type="string" calcext:value-type="string">
            <text:p>ikea</text:p>
          </table:table-cell>
          <table:table-cell/>
          <table:table-cell table:style-name="ce5" table:formula="of:=IF([.F449]=&quot;&quot;;&quot;&quot;;[.F449])" office:value-type="string" office:string-value="n" calcext:value-type="string">
            <text:p>n</text:p>
          </table:table-cell>
          <table:table-cell table:style-name="ce5" table:formula="of:=IF([.G449]=&quot;&quot;;&quot;&quot;;[.G449])" office:value-type="string" office:string-value="k" calcext:value-type="string">
            <text:p>k</text:p>
          </table:table-cell>
          <table:table-cell office:value-type="string" calcext:value-type="string">
            <text:p>TBD pocty</text:p>
          </table:table-cell>
          <table:table-cell table:style-name="ce15" office:value-type="string" calcext:value-type="string">
            <text:p>_APE0726.jpg</text:p>
          </table:table-cell>
          <table:table-cell table:formula="of:=IF([.I450]&lt;&gt;&quot;&quot;;HYPERLINK(CONCATENATE(&quot;file://&quot;;[.$H$2];&quot;/&quot;;[.K450];&quot;/&quot;;LEFT([.I450];IF(               ISNUMBER(FIND(&quot; &quot;;[.I450]));FIND(&quot; &quot;;[.I450])-1;LEN([.I450])       )                ));CONCATENATE([.K450];LEFT([.I450];IF(               ISNUMBER(FIND(&quot; &quot;;[.I450]));FIND(&quot; &quot;;[.I450])-1;LEN([.I450])       )                )) );[.J449])" office:value-type="string" office:string-value="./loznice/_APE0726.jpg" calcext:value-type="string">
            <text:p>./loznice/_APE0726.jpg</text:p>
          </table:table-cell>
          <table:table-cell table:formula="of:=VLOOKUP(LEFT([.I450];IF(               ISNUMBER(FIND(&quot; &quot;;[.I450]));FIND(&quot; &quot;;[.I450])-1;LEN([.I450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0]+1" office:value-type="float" office:value="446" calcext:value-type="float">
            <text:p>44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otah/deka na postel</text:p>
          </table:table-cell>
          <table:table-cell table:number-columns-repeated="2"/>
          <table:table-cell table:style-name="ce5" table:formula="of:=IF([.F450]=&quot;&quot;;&quot;&quot;;[.F450])" office:value-type="string" office:string-value="n" calcext:value-type="string">
            <text:p>n</text:p>
          </table:table-cell>
          <table:table-cell table:style-name="ce5" table:formula="of:=IF([.G450]=&quot;&quot;;&quot;&quot;;[.G450])" office:value-type="string" office:string-value="k" calcext:value-type="string">
            <text:p>k</text:p>
          </table:table-cell>
          <table:table-cell office:value-type="string" calcext:value-type="string">
            <text:p>_APE0727.jpg</text:p>
          </table:table-cell>
          <table:table-cell table:style-name="ce15" table:formula="of:=IF([.I450]=&quot;&quot;;&quot;&quot;;[.I450])" office:value-type="string" office:string-value="_APE0726.jpg" calcext:value-type="string">
            <text:p>_APE0726.jpg</text:p>
          </table:table-cell>
          <table:table-cell table:formula="of:=IF([.I451]&lt;&gt;&quot;&quot;;HYPERLINK(CONCATENATE(&quot;file://&quot;;[.$H$2];&quot;/&quot;;[.K451];&quot;/&quot;;LEFT([.I451];IF(               ISNUMBER(FIND(&quot; &quot;;[.I451]));FIND(&quot; &quot;;[.I451])-1;LEN([.I451])       )                ));CONCATENATE([.K451];LEFT([.I451];IF(               ISNUMBER(FIND(&quot; &quot;;[.I451]));FIND(&quot; &quot;;[.I451])-1;LEN([.I451])       )                )) );[.J450])" office:value-type="string" office:string-value="./loznice/_APE0726.jpg" calcext:value-type="string">
            <text:p>./loznice/_APE0726.jpg</text:p>
          </table:table-cell>
          <table:table-cell table:formula="of:=VLOOKUP(LEFT([.I451];IF(               ISNUMBER(FIND(&quot; &quot;;[.I451]));FIND(&quot; &quot;;[.I451])-1;LEN([.I451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1]+1" office:value-type="float" office:value="447" calcext:value-type="float">
            <text:p>44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nzelska postel</text:p>
          </table:table-cell>
          <table:table-cell office:value-type="string" calcext:value-type="string">
            <text:p>Delka 220</text:p>
          </table:table-cell>
          <table:table-cell/>
          <table:table-cell table:style-name="ce5" table:formula="of:=IF([.F451]=&quot;&quot;;&quot;&quot;;[.F451])" office:value-type="string" office:string-value="n" calcext:value-type="string">
            <text:p>n</text:p>
          </table:table-cell>
          <table:table-cell table:style-name="ce5" table:formula="of:=IF([.G451]=&quot;&quot;;&quot;&quot;;[.G451])" office:value-type="string" office:string-value="k" calcext:value-type="string">
            <text:p>k</text:p>
          </table:table-cell>
          <table:table-cell office:value-type="string" calcext:value-type="string">
            <text:p>drevotrikska</text:p>
          </table:table-cell>
          <table:table-cell table:style-name="ce15" table:formula="of:=IF([.I451]=&quot;&quot;;&quot;&quot;;[.I451])" office:value-type="string" office:string-value="_APE0726.jpg" calcext:value-type="string">
            <text:p>_APE0726.jpg</text:p>
          </table:table-cell>
          <table:table-cell table:formula="of:=IF([.I452]&lt;&gt;&quot;&quot;;HYPERLINK(CONCATENATE(&quot;file://&quot;;[.$H$2];&quot;/&quot;;[.K452];&quot;/&quot;;LEFT([.I452];IF(               ISNUMBER(FIND(&quot; &quot;;[.I452]));FIND(&quot; &quot;;[.I452])-1;LEN([.I452])       )                ));CONCATENATE([.K452];LEFT([.I452];IF(               ISNUMBER(FIND(&quot; &quot;;[.I452]));FIND(&quot; &quot;;[.I452])-1;LEN([.I452])       )                )) );[.J451])" office:value-type="string" office:string-value="./loznice/_APE0726.jpg" calcext:value-type="string">
            <text:p>./loznice/_APE0726.jpg</text:p>
          </table:table-cell>
          <table:table-cell table:formula="of:=VLOOKUP(LEFT([.I452];IF(               ISNUMBER(FIND(&quot; &quot;;[.I452]));FIND(&quot; &quot;;[.I452])-1;LEN([.I452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2]+1" office:value-type="float" office:value="448" calcext:value-type="float">
            <text:p>44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atrace</text:p>
          </table:table-cell>
          <table:table-cell office:value-type="string" calcext:value-type="string">
            <text:p>POKUD</text:p>
          </table:table-cell>
          <table:table-cell/>
          <table:table-cell table:style-name="ce5" table:formula="of:=IF([.F452]=&quot;&quot;;&quot;&quot;;[.F452])" office:value-type="string" office:string-value="n" calcext:value-type="string">
            <text:p>n</text:p>
          </table:table-cell>
          <table:table-cell table:style-name="ce5" table:formula="of:=IF([.G452]=&quot;&quot;;&quot;&quot;;[.G452])" office:value-type="string" office:string-value="k" calcext:value-type="string">
            <text:p>k</text:p>
          </table:table-cell>
          <table:table-cell office:value-type="string" calcext:value-type="string">
            <text:p>lina pena, delka 220</text:p>
          </table:table-cell>
          <table:table-cell table:style-name="ce15" office:value-type="string" calcext:value-type="string">
            <text:p>DSC_7554.jpg</text:p>
          </table:table-cell>
          <table:table-cell table:formula="of:=IF([.I453]&lt;&gt;&quot;&quot;;HYPERLINK(CONCATENATE(&quot;file://&quot;;[.$H$2];&quot;/&quot;;[.K453];&quot;/&quot;;LEFT([.I453];IF(               ISNUMBER(FIND(&quot; &quot;;[.I453]));FIND(&quot; &quot;;[.I453])-1;LEN([.I453])       )                ));CONCATENATE([.K453];LEFT([.I453];IF(               ISNUMBER(FIND(&quot; &quot;;[.I453]));FIND(&quot; &quot;;[.I453])-1;LEN([.I453])       )                )) );[.J452])" office:value-type="string" office:string-value="./loznice/DSC_7554.jpg" calcext:value-type="string">
            <text:p>./loznice/DSC_7554.jpg</text:p>
          </table:table-cell>
          <table:table-cell table:formula="of:=VLOOKUP(LEFT([.I453];IF(               ISNUMBER(FIND(&quot; &quot;;[.I453]));FIND(&quot; &quot;;[.I453])-1;LEN([.I453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3]+1" office:value-type="float" office:value="449" calcext:value-type="float">
            <text:p>44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ost</text:p>
          </table:table-cell>
          <table:table-cell table:number-columns-repeated="2"/>
          <table:table-cell table:style-name="ce5" table:formula="of:=IF([.F453]=&quot;&quot;;&quot;&quot;;[.F453])" office:value-type="string" office:string-value="n" calcext:value-type="string">
            <text:p>n</text:p>
          </table:table-cell>
          <table:table-cell table:style-name="ce5" table:formula="of:=IF([.G453]=&quot;&quot;;&quot;&quot;;[.G453])" office:value-type="string" office:string-value="k" calcext:value-type="string">
            <text:p>k</text:p>
          </table:table-cell>
          <table:table-cell office:value-type="string" calcext:value-type="string">
            <text:p>Delka 220</text:p>
          </table:table-cell>
          <table:table-cell table:style-name="ce15" table:formula="of:=IF([.I453]=&quot;&quot;;&quot;&quot;;[.I453])" office:value-type="string" office:string-value="DSC_7554.jpg" calcext:value-type="string">
            <text:p>DSC_7554.jpg</text:p>
          </table:table-cell>
          <table:table-cell table:formula="of:=IF([.I454]&lt;&gt;&quot;&quot;;HYPERLINK(CONCATENATE(&quot;file://&quot;;[.$H$2];&quot;/&quot;;[.K454];&quot;/&quot;;LEFT([.I454];IF(               ISNUMBER(FIND(&quot; &quot;;[.I454]));FIND(&quot; &quot;;[.I454])-1;LEN([.I454])       )                ));CONCATENATE([.K454];LEFT([.I454];IF(               ISNUMBER(FIND(&quot; &quot;;[.I454]));FIND(&quot; &quot;;[.I454])-1;LEN([.I454])       )                )) );[.J453])" office:value-type="string" office:string-value="./loznice/DSC_7554.jpg" calcext:value-type="string">
            <text:p>./loznice/DSC_7554.jpg</text:p>
          </table:table-cell>
          <table:table-cell table:formula="of:=VLOOKUP(LEFT([.I454];IF(               ISNUMBER(FIND(&quot; &quot;;[.I454]));FIND(&quot; &quot;;[.I454])-1;LEN([.I454])       )                );[Fotografie.$B$1:.$D$405];3;0)" office:value-type="string" office:string-value="./loznice/" calcext:value-type="string">
            <text:p>./loznice/</text:p>
          </table:table-cell>
          <table:table-cell table:number-columns-repeated="1013"/>
        </table:table-row>
        <table:table-row table:style-name="ro1">
          <table:table-cell table:formula="of:=[.A454]+1" office:value-type="float" office:value="450" calcext:value-type="float">
            <text:p>45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atni skrin, loznice</text:p>
          </table:table-cell>
          <table:table-cell office:value-type="string" calcext:value-type="string">
            <text:p>lamino, od truhlare</text:p>
          </table:table-cell>
          <table:table-cell/>
          <table:table-cell table:style-name="ce5" table:formula="of:=IF([.F454]=&quot;&quot;;&quot;&quot;;[.F454])" office:value-type="string" office:string-value="n" calcext:value-type="string">
            <text:p>n</text:p>
          </table:table-cell>
          <table:table-cell table:style-name="ce5" table:formula="of:=IF([.G454]=&quot;&quot;;&quot;&quot;;[.G454])" office:value-type="string" office:string-value="k" calcext:value-type="string">
            <text:p>k</text:p>
          </table:table-cell>
          <table:table-cell office:value-type="string" calcext:value-type="string">
            <text:p>kovove, sklenene prvky</text:p>
          </table:table-cell>
          <table:table-cell table:style-name="ce15" office:value-type="string" calcext:value-type="string">
            <text:p>_APE0728.jpg</text:p>
          </table:table-cell>
          <table:table-cell table:formula="of:=IF([.I455]&lt;&gt;&quot;&quot;;HYPERLINK(CONCATENATE(&quot;file://&quot;;[.$H$2];&quot;/&quot;;[.K455];&quot;/&quot;;LEFT([.I455];IF(               ISNUMBER(FIND(&quot; &quot;;[.I455]));FIND(&quot; &quot;;[.I455])-1;LEN([.I455])       )                ));CONCATENATE([.K455];LEFT([.I455];IF(               ISNUMBER(FIND(&quot; &quot;;[.I455]));FIND(&quot; &quot;;[.I455])-1;LEN([.I455])       )                )) );[.J454])" office:value-type="string" office:string-value="./loznice/skrin/_APE0728.jpg" calcext:value-type="string">
            <text:p>./loznice/skrin/_APE0728.jpg</text:p>
          </table:table-cell>
          <table:table-cell table:formula="of:=VLOOKUP(LEFT([.I455];IF(               ISNUMBER(FIND(&quot; &quot;;[.I455]));FIND(&quot; &quot;;[.I455])-1;LEN([.I45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5]+1" office:value-type="float" office:value="451" calcext:value-type="float">
            <text:p>45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boty na snowboard</text:p>
          </table:table-cell>
          <table:table-cell table:number-columns-repeated="2"/>
          <table:table-cell table:style-name="ce5" table:formula="of:=IF([.F455]=&quot;&quot;;&quot;&quot;;[.F455])" office:value-type="string" office:string-value="n" calcext:value-type="string">
            <text:p>n</text:p>
          </table:table-cell>
          <table:table-cell table:style-name="ce5" table:formula="of:=IF([.G455]=&quot;&quot;;&quot;&quot;;[.G455])" office:value-type="string" office:string-value="k" calcext:value-type="string">
            <text:p>k</text:p>
          </table:table-cell>
          <table:table-cell/>
          <table:table-cell table:style-name="ce15" table:formula="of:=IF([.I455]=&quot;&quot;;&quot;&quot;;[.I455])" office:value-type="string" office:string-value="_APE0728.jpg" calcext:value-type="string">
            <text:p>_APE0728.jpg</text:p>
          </table:table-cell>
          <table:table-cell table:formula="of:=IF([.I456]&lt;&gt;&quot;&quot;;HYPERLINK(CONCATENATE(&quot;file://&quot;;[.$H$2];&quot;/&quot;;[.K456];&quot;/&quot;;LEFT([.I456];IF(               ISNUMBER(FIND(&quot; &quot;;[.I456]));FIND(&quot; &quot;;[.I456])-1;LEN([.I456])       )                ));CONCATENATE([.K456];LEFT([.I456];IF(               ISNUMBER(FIND(&quot; &quot;;[.I456]));FIND(&quot; &quot;;[.I456])-1;LEN([.I456])       )                )) );[.J455])" office:value-type="string" office:string-value="./loznice/skrin/_APE0728.jpg" calcext:value-type="string">
            <text:p>./loznice/skrin/_APE0728.jpg</text:p>
          </table:table-cell>
          <table:table-cell table:formula="of:=VLOOKUP(LEFT([.I456];IF(               ISNUMBER(FIND(&quot; &quot;;[.I456]));FIND(&quot; &quot;;[.I456])-1;LEN([.I45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6]+1" office:value-type="float" office:value="452" calcext:value-type="float">
            <text:p>45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boty na snowboard</text:p>
          </table:table-cell>
          <table:table-cell table:number-columns-repeated="2"/>
          <table:table-cell table:style-name="ce5" table:formula="of:=IF([.F456]=&quot;&quot;;&quot;&quot;;[.F456])" office:value-type="string" office:string-value="n" calcext:value-type="string">
            <text:p>n</text:p>
          </table:table-cell>
          <table:table-cell table:style-name="ce5" table:formula="of:=IF([.G456]=&quot;&quot;;&quot;&quot;;[.G456])" office:value-type="string" office:string-value="k" calcext:value-type="string">
            <text:p>k</text:p>
          </table:table-cell>
          <table:table-cell/>
          <table:table-cell table:style-name="ce15" table:formula="of:=IF([.I456]=&quot;&quot;;&quot;&quot;;[.I456])" office:value-type="string" office:string-value="_APE0728.jpg" calcext:value-type="string">
            <text:p>_APE0728.jpg</text:p>
          </table:table-cell>
          <table:table-cell table:formula="of:=IF([.I457]&lt;&gt;&quot;&quot;;HYPERLINK(CONCATENATE(&quot;file://&quot;;[.$H$2];&quot;/&quot;;[.K457];&quot;/&quot;;LEFT([.I457];IF(               ISNUMBER(FIND(&quot; &quot;;[.I457]));FIND(&quot; &quot;;[.I457])-1;LEN([.I457])       )                ));CONCATENATE([.K457];LEFT([.I457];IF(               ISNUMBER(FIND(&quot; &quot;;[.I457]));FIND(&quot; &quot;;[.I457])-1;LEN([.I457])       )                )) );[.J456])" office:value-type="string" office:string-value="./loznice/skrin/_APE0728.jpg" calcext:value-type="string">
            <text:p>./loznice/skrin/_APE0728.jpg</text:p>
          </table:table-cell>
          <table:table-cell table:formula="of:=VLOOKUP(LEFT([.I457];IF(               ISNUMBER(FIND(&quot; &quot;;[.I457]));FIND(&quot; &quot;;[.I457])-1;LEN([.I45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7]+1" office:value-type="float" office:value="453" calcext:value-type="float">
            <text:p>45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houpaci lehatko pro mininko</text:p>
          </table:table-cell>
          <table:table-cell table:number-columns-repeated="2"/>
          <table:table-cell table:style-name="ce5" table:formula="of:=IF([.F457]=&quot;&quot;;&quot;&quot;;[.F457])" office:value-type="string" office:string-value="n" calcext:value-type="string">
            <text:p>n</text:p>
          </table:table-cell>
          <table:table-cell table:style-name="ce5" table:formula="of:=IF([.G457]=&quot;&quot;;&quot;&quot;;[.G457])" office:value-type="string" office:string-value="k" calcext:value-type="string">
            <text:p>k</text:p>
          </table:table-cell>
          <table:table-cell/>
          <table:table-cell table:style-name="ce15" table:formula="of:=IF([.I457]=&quot;&quot;;&quot;&quot;;[.I457])" office:value-type="string" office:string-value="_APE0728.jpg" calcext:value-type="string">
            <text:p>_APE0728.jpg</text:p>
          </table:table-cell>
          <table:table-cell table:formula="of:=IF([.I458]&lt;&gt;&quot;&quot;;HYPERLINK(CONCATENATE(&quot;file://&quot;;[.$H$2];&quot;/&quot;;[.K458];&quot;/&quot;;LEFT([.I458];IF(               ISNUMBER(FIND(&quot; &quot;;[.I458]));FIND(&quot; &quot;;[.I458])-1;LEN([.I458])       )                ));CONCATENATE([.K458];LEFT([.I458];IF(               ISNUMBER(FIND(&quot; &quot;;[.I458]));FIND(&quot; &quot;;[.I458])-1;LEN([.I458])       )                )) );[.J457])" office:value-type="string" office:string-value="./loznice/skrin/_APE0728.jpg" calcext:value-type="string">
            <text:p>./loznice/skrin/_APE0728.jpg</text:p>
          </table:table-cell>
          <table:table-cell table:formula="of:=VLOOKUP(LEFT([.I458];IF(               ISNUMBER(FIND(&quot; &quot;;[.I458]));FIND(&quot; &quot;;[.I458])-1;LEN([.I45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8]+1" office:value-type="float" office:value="454" calcext:value-type="float">
            <text:p>45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boty na bezky</text:p>
          </table:table-cell>
          <table:table-cell table:number-columns-repeated="2"/>
          <table:table-cell table:style-name="ce5" table:formula="of:=IF([.F458]=&quot;&quot;;&quot;&quot;;[.F458])" office:value-type="string" office:string-value="n" calcext:value-type="string">
            <text:p>n</text:p>
          </table:table-cell>
          <table:table-cell table:style-name="ce5" table:formula="of:=IF([.G458]=&quot;&quot;;&quot;&quot;;[.G458])" office:value-type="string" office:string-value="k" calcext:value-type="string">
            <text:p>k</text:p>
          </table:table-cell>
          <table:table-cell/>
          <table:table-cell table:style-name="ce15" table:formula="of:=IF([.I458]=&quot;&quot;;&quot;&quot;;[.I458])" office:value-type="string" office:string-value="_APE0728.jpg" calcext:value-type="string">
            <text:p>_APE0728.jpg</text:p>
          </table:table-cell>
          <table:table-cell table:formula="of:=IF([.I459]&lt;&gt;&quot;&quot;;HYPERLINK(CONCATENATE(&quot;file://&quot;;[.$H$2];&quot;/&quot;;[.K459];&quot;/&quot;;LEFT([.I459];IF(               ISNUMBER(FIND(&quot; &quot;;[.I459]));FIND(&quot; &quot;;[.I459])-1;LEN([.I459])       )                ));CONCATENATE([.K459];LEFT([.I459];IF(               ISNUMBER(FIND(&quot; &quot;;[.I459]));FIND(&quot; &quot;;[.I459])-1;LEN([.I459])       )                )) );[.J458])" office:value-type="string" office:string-value="./loznice/skrin/_APE0728.jpg" calcext:value-type="string">
            <text:p>./loznice/skrin/_APE0728.jpg</text:p>
          </table:table-cell>
          <table:table-cell table:formula="of:=VLOOKUP(LEFT([.I459];IF(               ISNUMBER(FIND(&quot; &quot;;[.I459]));FIND(&quot; &quot;;[.I459])-1;LEN([.I45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59]+1" office:value-type="float" office:value="455" calcext:value-type="float">
            <text:p>45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2x panska kosile</text:p>
          </table:table-cell>
          <table:table-cell table:number-columns-repeated="2"/>
          <table:table-cell table:style-name="ce5" table:formula="of:=IF([.F459]=&quot;&quot;;&quot;&quot;;[.F459])" office:value-type="string" office:string-value="n" calcext:value-type="string">
            <text:p>n</text:p>
          </table:table-cell>
          <table:table-cell table:style-name="ce5" table:formula="of:=IF([.G459]=&quot;&quot;;&quot;&quot;;[.G459])" office:value-type="string" office:string-value="k" calcext:value-type="string">
            <text:p>k</text:p>
          </table:table-cell>
          <table:table-cell/>
          <table:table-cell table:style-name="ce15" table:formula="of:=IF([.I459]=&quot;&quot;;&quot;&quot;;[.I459])" office:value-type="string" office:string-value="_APE0728.jpg" calcext:value-type="string">
            <text:p>_APE0728.jpg</text:p>
          </table:table-cell>
          <table:table-cell table:formula="of:=IF([.I460]&lt;&gt;&quot;&quot;;HYPERLINK(CONCATENATE(&quot;file://&quot;;[.$H$2];&quot;/&quot;;[.K460];&quot;/&quot;;LEFT([.I460];IF(               ISNUMBER(FIND(&quot; &quot;;[.I460]));FIND(&quot; &quot;;[.I460])-1;LEN([.I460])       )                ));CONCATENATE([.K460];LEFT([.I460];IF(               ISNUMBER(FIND(&quot; &quot;;[.I460]));FIND(&quot; &quot;;[.I460])-1;LEN([.I460])       )                )) );[.J459])" office:value-type="string" office:string-value="./loznice/skrin/_APE0728.jpg" calcext:value-type="string">
            <text:p>./loznice/skrin/_APE0728.jpg</text:p>
          </table:table-cell>
          <table:table-cell table:formula="of:=VLOOKUP(LEFT([.I460];IF(               ISNUMBER(FIND(&quot; &quot;;[.I460]));FIND(&quot; &quot;;[.I460])-1;LEN([.I46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0]+1" office:value-type="float" office:value="456" calcext:value-type="float">
            <text:p>45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1x panska sportovni bunda</text:p>
          </table:table-cell>
          <table:table-cell table:number-columns-repeated="2"/>
          <table:table-cell table:style-name="ce5" table:formula="of:=IF([.F460]=&quot;&quot;;&quot;&quot;;[.F460])" office:value-type="string" office:string-value="n" calcext:value-type="string">
            <text:p>n</text:p>
          </table:table-cell>
          <table:table-cell table:style-name="ce5" table:formula="of:=IF([.G460]=&quot;&quot;;&quot;&quot;;[.G460])" office:value-type="string" office:string-value="k" calcext:value-type="string">
            <text:p>k</text:p>
          </table:table-cell>
          <table:table-cell office:value-type="string" calcext:value-type="string">
            <text:p>cervena</text:p>
          </table:table-cell>
          <table:table-cell table:style-name="ce15" table:formula="of:=IF([.I460]=&quot;&quot;;&quot;&quot;;[.I460])" office:value-type="string" office:string-value="_APE0728.jpg" calcext:value-type="string">
            <text:p>_APE0728.jpg</text:p>
          </table:table-cell>
          <table:table-cell table:formula="of:=IF([.I461]&lt;&gt;&quot;&quot;;HYPERLINK(CONCATENATE(&quot;file://&quot;;[.$H$2];&quot;/&quot;;[.K461];&quot;/&quot;;LEFT([.I461];IF(               ISNUMBER(FIND(&quot; &quot;;[.I461]));FIND(&quot; &quot;;[.I461])-1;LEN([.I461])       )                ));CONCATENATE([.K461];LEFT([.I461];IF(               ISNUMBER(FIND(&quot; &quot;;[.I461]));FIND(&quot; &quot;;[.I461])-1;LEN([.I461])       )                )) );[.J460])" office:value-type="string" office:string-value="./loznice/skrin/_APE0728.jpg" calcext:value-type="string">
            <text:p>./loznice/skrin/_APE0728.jpg</text:p>
          </table:table-cell>
          <table:table-cell table:formula="of:=VLOOKUP(LEFT([.I461];IF(               ISNUMBER(FIND(&quot; &quot;;[.I461]));FIND(&quot; &quot;;[.I461])-1;LEN([.I46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1]+1" office:value-type="float" office:value="457" calcext:value-type="float">
            <text:p>45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y zimni kabat</text:p>
          </table:table-cell>
          <table:table-cell table:number-columns-repeated="2"/>
          <table:table-cell table:style-name="ce5" table:formula="of:=IF([.F461]=&quot;&quot;;&quot;&quot;;[.F461])" office:value-type="string" office:string-value="n" calcext:value-type="string">
            <text:p>n</text:p>
          </table:table-cell>
          <table:table-cell table:style-name="ce5" table:formula="of:=IF([.G461]=&quot;&quot;;&quot;&quot;;[.G461])" office:value-type="string" office:string-value="k" calcext:value-type="string">
            <text:p>k</text:p>
          </table:table-cell>
          <table:table-cell/>
          <table:table-cell table:style-name="ce15" table:formula="of:=IF([.I461]=&quot;&quot;;&quot;&quot;;[.I461])" office:value-type="string" office:string-value="_APE0728.jpg" calcext:value-type="string">
            <text:p>_APE0728.jpg</text:p>
          </table:table-cell>
          <table:table-cell table:formula="of:=IF([.I462]&lt;&gt;&quot;&quot;;HYPERLINK(CONCATENATE(&quot;file://&quot;;[.$H$2];&quot;/&quot;;[.K462];&quot;/&quot;;LEFT([.I462];IF(               ISNUMBER(FIND(&quot; &quot;;[.I462]));FIND(&quot; &quot;;[.I462])-1;LEN([.I462])       )                ));CONCATENATE([.K462];LEFT([.I462];IF(               ISNUMBER(FIND(&quot; &quot;;[.I462]));FIND(&quot; &quot;;[.I462])-1;LEN([.I462])       )                )) );[.J461])" office:value-type="string" office:string-value="./loznice/skrin/_APE0728.jpg" calcext:value-type="string">
            <text:p>./loznice/skrin/_APE0728.jpg</text:p>
          </table:table-cell>
          <table:table-cell table:formula="of:=VLOOKUP(LEFT([.I462];IF(               ISNUMBER(FIND(&quot; &quot;;[.I462]));FIND(&quot; &quot;;[.I462])-1;LEN([.I46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2]+1" office:value-type="float" office:value="458" calcext:value-type="float">
            <text:p>45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kozene sako</text:p>
          </table:table-cell>
          <table:table-cell table:number-columns-repeated="2"/>
          <table:table-cell table:style-name="ce5" table:formula="of:=IF([.F462]=&quot;&quot;;&quot;&quot;;[.F462])" office:value-type="string" office:string-value="n" calcext:value-type="string">
            <text:p>n</text:p>
          </table:table-cell>
          <table:table-cell table:style-name="ce5" table:formula="of:=IF([.G462]=&quot;&quot;;&quot;&quot;;[.G462])" office:value-type="string" office:string-value="k" calcext:value-type="string">
            <text:p>k</text:p>
          </table:table-cell>
          <table:table-cell/>
          <table:table-cell table:style-name="ce15" table:formula="of:=IF([.I462]=&quot;&quot;;&quot;&quot;;[.I462])" office:value-type="string" office:string-value="_APE0728.jpg" calcext:value-type="string">
            <text:p>_APE0728.jpg</text:p>
          </table:table-cell>
          <table:table-cell table:formula="of:=IF([.I463]&lt;&gt;&quot;&quot;;HYPERLINK(CONCATENATE(&quot;file://&quot;;[.$H$2];&quot;/&quot;;[.K463];&quot;/&quot;;LEFT([.I463];IF(               ISNUMBER(FIND(&quot; &quot;;[.I463]));FIND(&quot; &quot;;[.I463])-1;LEN([.I463])       )                ));CONCATENATE([.K463];LEFT([.I463];IF(               ISNUMBER(FIND(&quot; &quot;;[.I463]));FIND(&quot; &quot;;[.I463])-1;LEN([.I463])       )                )) );[.J462])" office:value-type="string" office:string-value="./loznice/skrin/_APE0728.jpg" calcext:value-type="string">
            <text:p>./loznice/skrin/_APE0728.jpg</text:p>
          </table:table-cell>
          <table:table-cell table:formula="of:=VLOOKUP(LEFT([.I463];IF(               ISNUMBER(FIND(&quot; &quot;;[.I463]));FIND(&quot; &quot;;[.I463])-1;LEN([.I46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3]+1" office:value-type="float" office:value="459" calcext:value-type="float">
            <text:p>45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oblek</text:p>
          </table:table-cell>
          <table:table-cell table:number-columns-repeated="2"/>
          <table:table-cell table:style-name="ce5" table:formula="of:=IF([.F463]=&quot;&quot;;&quot;&quot;;[.F463])" office:value-type="string" office:string-value="n" calcext:value-type="string">
            <text:p>n</text:p>
          </table:table-cell>
          <table:table-cell table:style-name="ce5" table:formula="of:=IF([.G463]=&quot;&quot;;&quot;&quot;;[.G463])" office:value-type="string" office:string-value="k" calcext:value-type="string">
            <text:p>k</text:p>
          </table:table-cell>
          <table:table-cell office:value-type="string" calcext:value-type="string">
            <text:p>smrdelo I v obalyu</text:p>
          </table:table-cell>
          <table:table-cell table:style-name="ce15" table:formula="of:=IF([.I463]=&quot;&quot;;&quot;&quot;;[.I463])" office:value-type="string" office:string-value="_APE0728.jpg" calcext:value-type="string">
            <text:p>_APE0728.jpg</text:p>
          </table:table-cell>
          <table:table-cell table:formula="of:=IF([.I464]&lt;&gt;&quot;&quot;;HYPERLINK(CONCATENATE(&quot;file://&quot;;[.$H$2];&quot;/&quot;;[.K464];&quot;/&quot;;LEFT([.I464];IF(               ISNUMBER(FIND(&quot; &quot;;[.I464]));FIND(&quot; &quot;;[.I464])-1;LEN([.I464])       )                ));CONCATENATE([.K464];LEFT([.I464];IF(               ISNUMBER(FIND(&quot; &quot;;[.I464]));FIND(&quot; &quot;;[.I464])-1;LEN([.I464])       )                )) );[.J463])" office:value-type="string" office:string-value="./loznice/skrin/_APE0728.jpg" calcext:value-type="string">
            <text:p>./loznice/skrin/_APE0728.jpg</text:p>
          </table:table-cell>
          <table:table-cell table:formula="of:=VLOOKUP(LEFT([.I464];IF(               ISNUMBER(FIND(&quot; &quot;;[.I464]));FIND(&quot; &quot;;[.I464])-1;LEN([.I46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4]+1" office:value-type="float" office:value="460" calcext:value-type="float">
            <text:p>46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kabat</text:p>
          </table:table-cell>
          <table:table-cell table:number-columns-repeated="2"/>
          <table:table-cell table:style-name="ce5" table:formula="of:=IF([.F464]=&quot;&quot;;&quot;&quot;;[.F464])" office:value-type="string" office:string-value="n" calcext:value-type="string">
            <text:p>n</text:p>
          </table:table-cell>
          <table:table-cell table:style-name="ce5" table:formula="of:=IF([.G464]=&quot;&quot;;&quot;&quot;;[.G464])" office:value-type="string" office:string-value="k" calcext:value-type="string">
            <text:p>k</text:p>
          </table:table-cell>
          <table:table-cell/>
          <table:table-cell table:style-name="ce15" table:formula="of:=IF([.I464]=&quot;&quot;;&quot;&quot;;[.I464])" office:value-type="string" office:string-value="_APE0728.jpg" calcext:value-type="string">
            <text:p>_APE0728.jpg</text:p>
          </table:table-cell>
          <table:table-cell table:formula="of:=IF([.I465]&lt;&gt;&quot;&quot;;HYPERLINK(CONCATENATE(&quot;file://&quot;;[.$H$2];&quot;/&quot;;[.K465];&quot;/&quot;;LEFT([.I465];IF(               ISNUMBER(FIND(&quot; &quot;;[.I465]));FIND(&quot; &quot;;[.I465])-1;LEN([.I465])       )                ));CONCATENATE([.K465];LEFT([.I465];IF(               ISNUMBER(FIND(&quot; &quot;;[.I465]));FIND(&quot; &quot;;[.I465])-1;LEN([.I465])       )                )) );[.J464])" office:value-type="string" office:string-value="./loznice/skrin/_APE0728.jpg" calcext:value-type="string">
            <text:p>./loznice/skrin/_APE0728.jpg</text:p>
          </table:table-cell>
          <table:table-cell table:formula="of:=VLOOKUP(LEFT([.I465];IF(               ISNUMBER(FIND(&quot; &quot;;[.I465]));FIND(&quot; &quot;;[.I465])-1;LEN([.I46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5]+1" office:value-type="float" office:value="461" calcext:value-type="float">
            <text:p>46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y svetr</text:p>
          </table:table-cell>
          <table:table-cell table:number-columns-repeated="2"/>
          <table:table-cell table:style-name="ce5" table:formula="of:=IF([.F465]=&quot;&quot;;&quot;&quot;;[.F465])" office:value-type="string" office:string-value="n" calcext:value-type="string">
            <text:p>n</text:p>
          </table:table-cell>
          <table:table-cell table:style-name="ce5" table:formula="of:=IF([.G465]=&quot;&quot;;&quot;&quot;;[.G465])" office:value-type="string" office:string-value="k" calcext:value-type="string">
            <text:p>k</text:p>
          </table:table-cell>
          <table:table-cell/>
          <table:table-cell table:style-name="ce15" table:formula="of:=IF([.I465]=&quot;&quot;;&quot;&quot;;[.I465])" office:value-type="string" office:string-value="_APE0728.jpg" calcext:value-type="string">
            <text:p>_APE0728.jpg</text:p>
          </table:table-cell>
          <table:table-cell table:formula="of:=IF([.I466]&lt;&gt;&quot;&quot;;HYPERLINK(CONCATENATE(&quot;file://&quot;;[.$H$2];&quot;/&quot;;[.K466];&quot;/&quot;;LEFT([.I466];IF(               ISNUMBER(FIND(&quot; &quot;;[.I466]));FIND(&quot; &quot;;[.I466])-1;LEN([.I466])       )                ));CONCATENATE([.K466];LEFT([.I466];IF(               ISNUMBER(FIND(&quot; &quot;;[.I466]));FIND(&quot; &quot;;[.I466])-1;LEN([.I466])       )                )) );[.J465])" office:value-type="string" office:string-value="./loznice/skrin/_APE0728.jpg" calcext:value-type="string">
            <text:p>./loznice/skrin/_APE0728.jpg</text:p>
          </table:table-cell>
          <table:table-cell table:formula="of:=VLOOKUP(LEFT([.I466];IF(               ISNUMBER(FIND(&quot; &quot;;[.I466]));FIND(&quot; &quot;;[.I466])-1;LEN([.I46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6]+1" office:value-type="float" office:value="462" calcext:value-type="float">
            <text:p>46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e letni saty</text:p>
          </table:table-cell>
          <table:table-cell office:value-type="string" calcext:value-type="string">
            <text:p>prirodni material</text:p>
          </table:table-cell>
          <table:table-cell/>
          <table:table-cell table:style-name="ce5" table:formula="of:=IF([.F466]=&quot;&quot;;&quot;&quot;;[.F466])" office:value-type="string" office:string-value="n" calcext:value-type="string">
            <text:p>n</text:p>
          </table:table-cell>
          <table:table-cell table:style-name="ce5" table:formula="of:=IF([.G466]=&quot;&quot;;&quot;&quot;;[.G466])" office:value-type="string" office:string-value="k" calcext:value-type="string">
            <text:p>k</text:p>
          </table:table-cell>
          <table:table-cell/>
          <table:table-cell table:style-name="ce15" table:formula="of:=IF([.I466]=&quot;&quot;;&quot;&quot;;[.I466])" office:value-type="string" office:string-value="_APE0728.jpg" calcext:value-type="string">
            <text:p>_APE0728.jpg</text:p>
          </table:table-cell>
          <table:table-cell table:formula="of:=IF([.I467]&lt;&gt;&quot;&quot;;HYPERLINK(CONCATENATE(&quot;file://&quot;;[.$H$2];&quot;/&quot;;[.K467];&quot;/&quot;;LEFT([.I467];IF(               ISNUMBER(FIND(&quot; &quot;;[.I467]));FIND(&quot; &quot;;[.I467])-1;LEN([.I467])       )                ));CONCATENATE([.K467];LEFT([.I467];IF(               ISNUMBER(FIND(&quot; &quot;;[.I467]));FIND(&quot; &quot;;[.I467])-1;LEN([.I467])       )                )) );[.J466])" office:value-type="string" office:string-value="./loznice/skrin/_APE0728.jpg" calcext:value-type="string">
            <text:p>./loznice/skrin/_APE0728.jpg</text:p>
          </table:table-cell>
          <table:table-cell table:formula="of:=VLOOKUP(LEFT([.I467];IF(               ISNUMBER(FIND(&quot; &quot;;[.I467]));FIND(&quot; &quot;;[.I467])-1;LEN([.I46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7]+1" office:value-type="float" office:value="463" calcext:value-type="float">
            <text:p>46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mikina</text:p>
          </table:table-cell>
          <table:table-cell table:number-columns-repeated="2"/>
          <table:table-cell table:style-name="ce5" table:formula="of:=IF([.F467]=&quot;&quot;;&quot;&quot;;[.F467])" office:value-type="string" office:string-value="n" calcext:value-type="string">
            <text:p>n</text:p>
          </table:table-cell>
          <table:table-cell table:style-name="ce5" table:formula="of:=IF([.G467]=&quot;&quot;;&quot;&quot;;[.G467])" office:value-type="string" office:string-value="k" calcext:value-type="string">
            <text:p>k</text:p>
          </table:table-cell>
          <table:table-cell/>
          <table:table-cell table:style-name="ce15" table:formula="of:=IF([.I467]=&quot;&quot;;&quot;&quot;;[.I467])" office:value-type="string" office:string-value="_APE0728.jpg" calcext:value-type="string">
            <text:p>_APE0728.jpg</text:p>
          </table:table-cell>
          <table:table-cell table:formula="of:=IF([.I468]&lt;&gt;&quot;&quot;;HYPERLINK(CONCATENATE(&quot;file://&quot;;[.$H$2];&quot;/&quot;;[.K468];&quot;/&quot;;LEFT([.I468];IF(               ISNUMBER(FIND(&quot; &quot;;[.I468]));FIND(&quot; &quot;;[.I468])-1;LEN([.I468])       )                ));CONCATENATE([.K468];LEFT([.I468];IF(               ISNUMBER(FIND(&quot; &quot;;[.I468]));FIND(&quot; &quot;;[.I468])-1;LEN([.I468])       )                )) );[.J467])" office:value-type="string" office:string-value="./loznice/skrin/_APE0728.jpg" calcext:value-type="string">
            <text:p>./loznice/skrin/_APE0728.jpg</text:p>
          </table:table-cell>
          <table:table-cell table:formula="of:=VLOOKUP(LEFT([.I468];IF(               ISNUMBER(FIND(&quot; &quot;;[.I468]));FIND(&quot; &quot;;[.I468])-1;LEN([.I46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8]+1" office:value-type="float" office:value="464" calcext:value-type="float">
            <text:p>46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amska bunda</text:p>
          </table:table-cell>
          <table:table-cell table:number-columns-repeated="2"/>
          <table:table-cell table:style-name="ce5" table:formula="of:=IF([.F468]=&quot;&quot;;&quot;&quot;;[.F468])" office:value-type="string" office:string-value="n" calcext:value-type="string">
            <text:p>n</text:p>
          </table:table-cell>
          <table:table-cell table:style-name="ce5" table:formula="of:=IF([.G468]=&quot;&quot;;&quot;&quot;;[.G468])" office:value-type="string" office:string-value="k" calcext:value-type="string">
            <text:p>k</text:p>
          </table:table-cell>
          <table:table-cell/>
          <table:table-cell table:style-name="ce15" table:formula="of:=IF([.I468]=&quot;&quot;;&quot;&quot;;[.I468])" office:value-type="string" office:string-value="_APE0728.jpg" calcext:value-type="string">
            <text:p>_APE0728.jpg</text:p>
          </table:table-cell>
          <table:table-cell table:formula="of:=IF([.I469]&lt;&gt;&quot;&quot;;HYPERLINK(CONCATENATE(&quot;file://&quot;;[.$H$2];&quot;/&quot;;[.K469];&quot;/&quot;;LEFT([.I469];IF(               ISNUMBER(FIND(&quot; &quot;;[.I469]));FIND(&quot; &quot;;[.I469])-1;LEN([.I469])       )                ));CONCATENATE([.K469];LEFT([.I469];IF(               ISNUMBER(FIND(&quot; &quot;;[.I469]));FIND(&quot; &quot;;[.I469])-1;LEN([.I469])       )                )) );[.J468])" office:value-type="string" office:string-value="./loznice/skrin/_APE0728.jpg" calcext:value-type="string">
            <text:p>./loznice/skrin/_APE0728.jpg</text:p>
          </table:table-cell>
          <table:table-cell table:formula="of:=VLOOKUP(LEFT([.I469];IF(               ISNUMBER(FIND(&quot; &quot;;[.I469]));FIND(&quot; &quot;;[.I469])-1;LEN([.I46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69]+1" office:value-type="float" office:value="465" calcext:value-type="float">
            <text:p>46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vaty cca 10ks</text:p>
          </table:table-cell>
          <table:table-cell table:number-columns-repeated="2"/>
          <table:table-cell table:style-name="ce5" table:formula="of:=IF([.F469]=&quot;&quot;;&quot;&quot;;[.F469])" office:value-type="string" office:string-value="n" calcext:value-type="string">
            <text:p>n</text:p>
          </table:table-cell>
          <table:table-cell table:style-name="ce5" table:formula="of:=IF([.G469]=&quot;&quot;;&quot;&quot;;[.G469])" office:value-type="string" office:string-value="k" calcext:value-type="string">
            <text:p>k</text:p>
          </table:table-cell>
          <table:table-cell office:value-type="string" calcext:value-type="string">
            <text:p>zcela vlevo, nejsou videt na foto</text:p>
          </table:table-cell>
          <table:table-cell table:style-name="ce15" table:formula="of:=IF([.I469]=&quot;&quot;;&quot;&quot;;[.I469])" office:value-type="string" office:string-value="_APE0728.jpg" calcext:value-type="string">
            <text:p>_APE0728.jpg</text:p>
          </table:table-cell>
          <table:table-cell table:formula="of:=IF([.I470]&lt;&gt;&quot;&quot;;HYPERLINK(CONCATENATE(&quot;file://&quot;;[.$H$2];&quot;/&quot;;[.K470];&quot;/&quot;;LEFT([.I470];IF(               ISNUMBER(FIND(&quot; &quot;;[.I470]));FIND(&quot; &quot;;[.I470])-1;LEN([.I470])       )                ));CONCATENATE([.K470];LEFT([.I470];IF(               ISNUMBER(FIND(&quot; &quot;;[.I470]));FIND(&quot; &quot;;[.I470])-1;LEN([.I470])       )                )) );[.J469])" office:value-type="string" office:string-value="./loznice/skrin/_APE0728.jpg" calcext:value-type="string">
            <text:p>./loznice/skrin/_APE0728.jpg</text:p>
          </table:table-cell>
          <table:table-cell table:formula="of:=VLOOKUP(LEFT([.I470];IF(               ISNUMBER(FIND(&quot; &quot;;[.I470]));FIND(&quot; &quot;;[.I470])-1;LEN([.I47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0]+1" office:value-type="float" office:value="466" calcext:value-type="float">
            <text:p>46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bunda s nepromokavou membranou</text:p>
          </table:table-cell>
          <table:table-cell table:number-columns-repeated="2"/>
          <table:table-cell table:style-name="ce5" table:formula="of:=IF([.F470]=&quot;&quot;;&quot;&quot;;[.F470])" office:value-type="string" office:string-value="n" calcext:value-type="string">
            <text:p>n</text:p>
          </table:table-cell>
          <table:table-cell table:style-name="ce5" table:formula="of:=IF([.G470]=&quot;&quot;;&quot;&quot;;[.G470])" office:value-type="string" office:string-value="k" calcext:value-type="string">
            <text:p>k</text:p>
          </table:table-cell>
          <table:table-cell/>
          <table:table-cell table:style-name="ce15" table:formula="of:=IF([.I470]=&quot;&quot;;&quot;&quot;;[.I470])" office:value-type="string" office:string-value="_APE0728.jpg" calcext:value-type="string">
            <text:p>_APE0728.jpg</text:p>
          </table:table-cell>
          <table:table-cell table:formula="of:=IF([.I471]&lt;&gt;&quot;&quot;;HYPERLINK(CONCATENATE(&quot;file://&quot;;[.$H$2];&quot;/&quot;;[.K471];&quot;/&quot;;LEFT([.I471];IF(               ISNUMBER(FIND(&quot; &quot;;[.I471]));FIND(&quot; &quot;;[.I471])-1;LEN([.I471])       )                ));CONCATENATE([.K471];LEFT([.I471];IF(               ISNUMBER(FIND(&quot; &quot;;[.I471]));FIND(&quot; &quot;;[.I471])-1;LEN([.I471])       )                )) );[.J470])" office:value-type="string" office:string-value="./loznice/skrin/_APE0728.jpg" calcext:value-type="string">
            <text:p>./loznice/skrin/_APE0728.jpg</text:p>
          </table:table-cell>
          <table:table-cell table:formula="of:=VLOOKUP(LEFT([.I471];IF(               ISNUMBER(FIND(&quot; &quot;;[.I471]));FIND(&quot; &quot;;[.I471])-1;LEN([.I47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1]+1" office:value-type="float" office:value="467" calcext:value-type="float">
            <text:p>46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kozena bunda</text:p>
          </table:table-cell>
          <table:table-cell office:value-type="string" calcext:value-type="string">
            <text:p>kara</text:p>
          </table:table-cell>
          <table:table-cell/>
          <table:table-cell table:style-name="ce5" table:formula="of:=IF([.F471]=&quot;&quot;;&quot;&quot;;[.F471])" office:value-type="string" office:string-value="n" calcext:value-type="string">
            <text:p>n</text:p>
          </table:table-cell>
          <table:table-cell table:style-name="ce5" table:formula="of:=IF([.G471]=&quot;&quot;;&quot;&quot;;[.G471])" office:value-type="string" office:string-value="k" calcext:value-type="string">
            <text:p>k</text:p>
          </table:table-cell>
          <table:table-cell/>
          <table:table-cell table:style-name="ce15" table:formula="of:=IF([.I471]=&quot;&quot;;&quot;&quot;;[.I471])" office:value-type="string" office:string-value="_APE0728.jpg" calcext:value-type="string">
            <text:p>_APE0728.jpg</text:p>
          </table:table-cell>
          <table:table-cell table:formula="of:=IF([.I472]&lt;&gt;&quot;&quot;;HYPERLINK(CONCATENATE(&quot;file://&quot;;[.$H$2];&quot;/&quot;;[.K472];&quot;/&quot;;LEFT([.I472];IF(               ISNUMBER(FIND(&quot; &quot;;[.I472]));FIND(&quot; &quot;;[.I472])-1;LEN([.I472])       )                ));CONCATENATE([.K472];LEFT([.I472];IF(               ISNUMBER(FIND(&quot; &quot;;[.I472]));FIND(&quot; &quot;;[.I472])-1;LEN([.I472])       )                )) );[.J471])" office:value-type="string" office:string-value="./loznice/skrin/_APE0728.jpg" calcext:value-type="string">
            <text:p>./loznice/skrin/_APE0728.jpg</text:p>
          </table:table-cell>
          <table:table-cell table:formula="of:=VLOOKUP(LEFT([.I472];IF(               ISNUMBER(FIND(&quot; &quot;;[.I472]));FIND(&quot; &quot;;[.I472])-1;LEN([.I47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2]+1" office:value-type="float" office:value="468" calcext:value-type="float">
            <text:p>46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vesta</text:p>
          </table:table-cell>
          <table:table-cell table:number-columns-repeated="2"/>
          <table:table-cell table:style-name="ce5" table:formula="of:=IF([.F472]=&quot;&quot;;&quot;&quot;;[.F472])" office:value-type="string" office:string-value="n" calcext:value-type="string">
            <text:p>n</text:p>
          </table:table-cell>
          <table:table-cell table:style-name="ce5" table:formula="of:=IF([.G472]=&quot;&quot;;&quot;&quot;;[.G472])" office:value-type="string" office:string-value="k" calcext:value-type="string">
            <text:p>k</text:p>
          </table:table-cell>
          <table:table-cell/>
          <table:table-cell table:style-name="ce15" table:formula="of:=IF([.I472]=&quot;&quot;;&quot;&quot;;[.I472])" office:value-type="string" office:string-value="_APE0728.jpg" calcext:value-type="string">
            <text:p>_APE0728.jpg</text:p>
          </table:table-cell>
          <table:table-cell table:formula="of:=IF([.I473]&lt;&gt;&quot;&quot;;HYPERLINK(CONCATENATE(&quot;file://&quot;;[.$H$2];&quot;/&quot;;[.K473];&quot;/&quot;;LEFT([.I473];IF(               ISNUMBER(FIND(&quot; &quot;;[.I473]));FIND(&quot; &quot;;[.I473])-1;LEN([.I473])       )                ));CONCATENATE([.K473];LEFT([.I473];IF(               ISNUMBER(FIND(&quot; &quot;;[.I473]));FIND(&quot; &quot;;[.I473])-1;LEN([.I473])       )                )) );[.J472])" office:value-type="string" office:string-value="./loznice/skrin/_APE0728.jpg" calcext:value-type="string">
            <text:p>./loznice/skrin/_APE0728.jpg</text:p>
          </table:table-cell>
          <table:table-cell table:formula="of:=VLOOKUP(LEFT([.I473];IF(               ISNUMBER(FIND(&quot; &quot;;[.I473]));FIND(&quot; &quot;;[.I473])-1;LEN([.I473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3]+1" office:value-type="float" office:value="469" calcext:value-type="float">
            <text:p>469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y svetrik</text:p>
          </table:table-cell>
          <table:table-cell table:number-columns-repeated="2"/>
          <table:table-cell table:style-name="ce5" table:formula="of:=IF([.F473]=&quot;&quot;;&quot;&quot;;[.F473])" office:value-type="string" office:string-value="n" calcext:value-type="string">
            <text:p>n</text:p>
          </table:table-cell>
          <table:table-cell table:style-name="ce5" table:formula="of:=IF([.G473]=&quot;&quot;;&quot;&quot;;[.G473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30.jpg</text:p>
          </table:table-cell>
          <table:table-cell table:formula="of:=IF([.I474]&lt;&gt;&quot;&quot;;HYPERLINK(CONCATENATE(&quot;file://&quot;;[.$H$2];&quot;/&quot;;[.K474];&quot;/&quot;;LEFT([.I474];IF(               ISNUMBER(FIND(&quot; &quot;;[.I474]));FIND(&quot; &quot;;[.I474])-1;LEN([.I474])       )                ));CONCATENATE([.K474];LEFT([.I474];IF(               ISNUMBER(FIND(&quot; &quot;;[.I474]));FIND(&quot; &quot;;[.I474])-1;LEN([.I474])       )                )) );[.J473])" office:value-type="string" office:string-value="./loznice/skrin/_APE0730.jpg" calcext:value-type="string">
            <text:p>./loznice/skrin/_APE0730.jpg</text:p>
          </table:table-cell>
          <table:table-cell table:formula="of:=VLOOKUP(LEFT([.I474];IF(               ISNUMBER(FIND(&quot; &quot;;[.I474]));FIND(&quot; &quot;;[.I474])-1;LEN([.I474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4]+1" office:value-type="float" office:value="470" calcext:value-type="float">
            <text:p>47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a pohadkova knizka</text:p>
          </table:table-cell>
          <table:table-cell table:number-columns-repeated="2"/>
          <table:table-cell table:style-name="ce5" table:formula="of:=IF([.F474]=&quot;&quot;;&quot;&quot;;[.F474])" office:value-type="string" office:string-value="n" calcext:value-type="string">
            <text:p>n</text:p>
          </table:table-cell>
          <table:table-cell table:style-name="ce5" table:formula="of:=IF([.G474]=&quot;&quot;;&quot;&quot;;[.G474])" office:value-type="string" office:string-value="k" calcext:value-type="string">
            <text:p>k</text:p>
          </table:table-cell>
          <table:table-cell/>
          <table:table-cell table:style-name="ce15" table:formula="of:=IF([.I474]=&quot;&quot;;&quot;&quot;;[.I474])" office:value-type="string" office:string-value="_APE0730.jpg" calcext:value-type="string">
            <text:p>_APE0730.jpg</text:p>
          </table:table-cell>
          <table:table-cell table:formula="of:=IF([.I475]&lt;&gt;&quot;&quot;;HYPERLINK(CONCATENATE(&quot;file://&quot;;[.$H$2];&quot;/&quot;;[.K475];&quot;/&quot;;LEFT([.I475];IF(               ISNUMBER(FIND(&quot; &quot;;[.I475]));FIND(&quot; &quot;;[.I475])-1;LEN([.I475])       )                ));CONCATENATE([.K475];LEFT([.I475];IF(               ISNUMBER(FIND(&quot; &quot;;[.I475]));FIND(&quot; &quot;;[.I475])-1;LEN([.I475])       )                )) );[.J474])" office:value-type="string" office:string-value="./loznice/skrin/_APE0730.jpg" calcext:value-type="string">
            <text:p>./loznice/skrin/_APE0730.jpg</text:p>
          </table:table-cell>
          <table:table-cell table:formula="of:=VLOOKUP(LEFT([.I475];IF(               ISNUMBER(FIND(&quot; &quot;;[.I475]));FIND(&quot; &quot;;[.I475])-1;LEN([.I475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5]+1" office:value-type="float" office:value="471" calcext:value-type="float">
            <text:p>471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rabice na veci</text:p>
          </table:table-cell>
          <table:table-cell office:value-type="string" calcext:value-type="string">
            <text:p>prirodni material, ikea</text:p>
          </table:table-cell>
          <table:table-cell/>
          <table:table-cell table:style-name="ce5" table:formula="of:=IF([.F475]=&quot;&quot;;&quot;&quot;;[.F475])" office:value-type="string" office:string-value="n" calcext:value-type="string">
            <text:p>n</text:p>
          </table:table-cell>
          <table:table-cell table:style-name="ce5" table:formula="of:=IF([.G475]=&quot;&quot;;&quot;&quot;;[.G475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31.jpg</text:p>
          </table:table-cell>
          <table:table-cell table:formula="of:=IF([.I476]&lt;&gt;&quot;&quot;;HYPERLINK(CONCATENATE(&quot;file://&quot;;[.$H$2];&quot;/&quot;;[.K476];&quot;/&quot;;LEFT([.I476];IF(               ISNUMBER(FIND(&quot; &quot;;[.I476]));FIND(&quot; &quot;;[.I476])-1;LEN([.I476])       )                ));CONCATENATE([.K476];LEFT([.I476];IF(               ISNUMBER(FIND(&quot; &quot;;[.I476]));FIND(&quot; &quot;;[.I476])-1;LEN([.I476])       )                )) );[.J475])" office:value-type="string" office:string-value="./loznice/skrin/_APE0731.jpg" calcext:value-type="string">
            <text:p>./loznice/skrin/_APE0731.jpg</text:p>
          </table:table-cell>
          <table:table-cell table:formula="of:=VLOOKUP(LEFT([.I476];IF(               ISNUMBER(FIND(&quot; &quot;;[.I476]));FIND(&quot; &quot;;[.I476])-1;LEN([.I476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6]+1" office:value-type="float" office:value="472" calcext:value-type="float">
            <text:p>472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a cyklo helma</text:p>
          </table:table-cell>
          <table:table-cell table:number-columns-repeated="2"/>
          <table:table-cell table:style-name="ce5" table:formula="of:=IF([.F476]=&quot;&quot;;&quot;&quot;;[.F476])" office:value-type="string" office:string-value="n" calcext:value-type="string">
            <text:p>n</text:p>
          </table:table-cell>
          <table:table-cell table:style-name="ce5" table:formula="of:=IF([.G476]=&quot;&quot;;&quot;&quot;;[.G476])" office:value-type="string" office:string-value="k" calcext:value-type="string">
            <text:p>k</text:p>
          </table:table-cell>
          <table:table-cell/>
          <table:table-cell table:style-name="ce15" table:formula="of:=IF([.I476]=&quot;&quot;;&quot;&quot;;[.I476])" office:value-type="string" office:string-value="_APE0731.jpg" calcext:value-type="string">
            <text:p>_APE0731.jpg</text:p>
          </table:table-cell>
          <table:table-cell table:formula="of:=IF([.I477]&lt;&gt;&quot;&quot;;HYPERLINK(CONCATENATE(&quot;file://&quot;;[.$H$2];&quot;/&quot;;[.K477];&quot;/&quot;;LEFT([.I477];IF(               ISNUMBER(FIND(&quot; &quot;;[.I477]));FIND(&quot; &quot;;[.I477])-1;LEN([.I477])       )                ));CONCATENATE([.K477];LEFT([.I477];IF(               ISNUMBER(FIND(&quot; &quot;;[.I477]));FIND(&quot; &quot;;[.I477])-1;LEN([.I477])       )                )) );[.J476])" office:value-type="string" office:string-value="./loznice/skrin/_APE0731.jpg" calcext:value-type="string">
            <text:p>./loznice/skrin/_APE0731.jpg</text:p>
          </table:table-cell>
          <table:table-cell table:formula="of:=VLOOKUP(LEFT([.I477];IF(               ISNUMBER(FIND(&quot; &quot;;[.I477]));FIND(&quot; &quot;;[.I477])-1;LEN([.I477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7]+1" office:value-type="float" office:value="473" calcext:value-type="float">
            <text:p>47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panske cyklo rukavice</text:p>
          </table:table-cell>
          <table:table-cell table:number-columns-repeated="2"/>
          <table:table-cell table:style-name="ce5" table:formula="of:=IF([.F477]=&quot;&quot;;&quot;&quot;;[.F477])" office:value-type="string" office:string-value="n" calcext:value-type="string">
            <text:p>n</text:p>
          </table:table-cell>
          <table:table-cell table:style-name="ce5" table:formula="of:=IF([.G477]=&quot;&quot;;&quot;&quot;;[.G477])" office:value-type="string" office:string-value="k" calcext:value-type="string">
            <text:p>k</text:p>
          </table:table-cell>
          <table:table-cell office:value-type="string" calcext:value-type="string">
            <text:p>v helme</text:p>
          </table:table-cell>
          <table:table-cell table:style-name="ce15" table:formula="of:=IF([.I477]=&quot;&quot;;&quot;&quot;;[.I477])" office:value-type="string" office:string-value="_APE0731.jpg" calcext:value-type="string">
            <text:p>_APE0731.jpg</text:p>
          </table:table-cell>
          <table:table-cell table:formula="of:=IF([.I478]&lt;&gt;&quot;&quot;;HYPERLINK(CONCATENATE(&quot;file://&quot;;[.$H$2];&quot;/&quot;;[.K478];&quot;/&quot;;LEFT([.I478];IF(               ISNUMBER(FIND(&quot; &quot;;[.I478]));FIND(&quot; &quot;;[.I478])-1;LEN([.I478])       )                ));CONCATENATE([.K478];LEFT([.I478];IF(               ISNUMBER(FIND(&quot; &quot;;[.I478]));FIND(&quot; &quot;;[.I478])-1;LEN([.I478])       )                )) );[.J477])" office:value-type="string" office:string-value="./loznice/skrin/_APE0731.jpg" calcext:value-type="string">
            <text:p>./loznice/skrin/_APE0731.jpg</text:p>
          </table:table-cell>
          <table:table-cell table:formula="of:=VLOOKUP(LEFT([.I478];IF(               ISNUMBER(FIND(&quot; &quot;;[.I478]));FIND(&quot; &quot;;[.I478])-1;LEN([.I478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8]+1" office:value-type="float" office:value="474" calcext:value-type="float">
            <text:p>474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detske obleceni</text:p>
          </table:table-cell>
          <table:table-cell office:value-type="string" calcext:value-type="string">
            <text:p>na dite 0-2roky, asi 50ks</text:p>
          </table:table-cell>
          <table:table-cell/>
          <table:table-cell table:style-name="ce5" table:formula="of:=IF([.F478]=&quot;&quot;;&quot;&quot;;[.F478])" office:value-type="string" office:string-value="n" calcext:value-type="string">
            <text:p>n</text:p>
          </table:table-cell>
          <table:table-cell table:style-name="ce5" table:formula="of:=IF([.G478]=&quot;&quot;;&quot;&quot;;[.G478])" office:value-type="string" office:string-value="k" calcext:value-type="string">
            <text:p>k</text:p>
          </table:table-cell>
          <table:table-cell/>
          <table:table-cell table:style-name="ce15" table:formula="of:=IF([.I478]=&quot;&quot;;&quot;&quot;;[.I478])" office:value-type="string" office:string-value="_APE0731.jpg" calcext:value-type="string">
            <text:p>_APE0731.jpg</text:p>
          </table:table-cell>
          <table:table-cell table:formula="of:=IF([.I479]&lt;&gt;&quot;&quot;;HYPERLINK(CONCATENATE(&quot;file://&quot;;[.$H$2];&quot;/&quot;;[.K479];&quot;/&quot;;LEFT([.I479];IF(               ISNUMBER(FIND(&quot; &quot;;[.I479]));FIND(&quot; &quot;;[.I479])-1;LEN([.I479])       )                ));CONCATENATE([.K479];LEFT([.I479];IF(               ISNUMBER(FIND(&quot; &quot;;[.I479]));FIND(&quot; &quot;;[.I479])-1;LEN([.I479])       )                )) );[.J478])" office:value-type="string" office:string-value="./loznice/skrin/_APE0731.jpg" calcext:value-type="string">
            <text:p>./loznice/skrin/_APE0731.jpg</text:p>
          </table:table-cell>
          <table:table-cell table:formula="of:=VLOOKUP(LEFT([.I479];IF(               ISNUMBER(FIND(&quot; &quot;;[.I479]));FIND(&quot; &quot;;[.I479])-1;LEN([.I479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79]+1" office:value-type="float" office:value="475" calcext:value-type="float">
            <text:p>475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sada rucniku pro rodinu o 4 clenech</text:p>
          </table:table-cell>
          <table:table-cell table:number-columns-repeated="2"/>
          <table:table-cell table:style-name="ce5" table:formula="of:=IF([.F479]=&quot;&quot;;&quot;&quot;;[.F479])" office:value-type="string" office:string-value="n" calcext:value-type="string">
            <text:p>n</text:p>
          </table:table-cell>
          <table:table-cell table:style-name="ce5" table:formula="of:=IF([.G479]=&quot;&quot;;&quot;&quot;;[.G479])" office:value-type="string" office:string-value="k" calcext:value-type="string">
            <text:p>k</text:p>
          </table:table-cell>
          <table:table-cell/>
          <table:table-cell table:style-name="ce15" table:formula="of:=IF([.I479]=&quot;&quot;;&quot;&quot;;[.I479])" office:value-type="string" office:string-value="_APE0731.jpg" calcext:value-type="string">
            <text:p>_APE0731.jpg</text:p>
          </table:table-cell>
          <table:table-cell table:formula="of:=IF([.I480]&lt;&gt;&quot;&quot;;HYPERLINK(CONCATENATE(&quot;file://&quot;;[.$H$2];&quot;/&quot;;[.K480];&quot;/&quot;;LEFT([.I480];IF(               ISNUMBER(FIND(&quot; &quot;;[.I480]));FIND(&quot; &quot;;[.I480])-1;LEN([.I480])       )                ));CONCATENATE([.K480];LEFT([.I480];IF(               ISNUMBER(FIND(&quot; &quot;;[.I480]));FIND(&quot; &quot;;[.I480])-1;LEN([.I480])       )                )) );[.J479])" office:value-type="string" office:string-value="./loznice/skrin/_APE0731.jpg" calcext:value-type="string">
            <text:p>./loznice/skrin/_APE0731.jpg</text:p>
          </table:table-cell>
          <table:table-cell table:formula="of:=VLOOKUP(LEFT([.I480];IF(               ISNUMBER(FIND(&quot; &quot;;[.I480]));FIND(&quot; &quot;;[.I480])-1;LEN([.I480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80]+1" office:value-type="float" office:value="476" calcext:value-type="float">
            <text:p>476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ceni damske</text:p>
          </table:table-cell>
          <table:table-cell office:value-type="string" calcext:value-type="string">
            <text:p>summa za poskozene kusy</text:p>
          </table:table-cell>
          <table:table-cell/>
          <table:table-cell table:style-name="ce5" table:formula="of:=IF([.F480]=&quot;&quot;;&quot;&quot;;[.F480])" office:value-type="string" office:string-value="n" calcext:value-type="string">
            <text:p>n</text:p>
          </table:table-cell>
          <table:table-cell table:style-name="ce5" table:formula="of:=IF([.G480]=&quot;&quot;;&quot;&quot;;[.G480])" office:value-type="string" office:string-value="k" calcext:value-type="string">
            <text:p>k</text:p>
          </table:table-cell>
          <table:table-cell/>
          <table:table-cell table:style-name="ce15" table:formula="of:=IF([.I480]=&quot;&quot;;&quot;&quot;;[.I480])" office:value-type="string" office:string-value="_APE0731.jpg" calcext:value-type="string">
            <text:p>_APE0731.jpg</text:p>
          </table:table-cell>
          <table:table-cell table:formula="of:=IF([.I481]&lt;&gt;&quot;&quot;;HYPERLINK(CONCATENATE(&quot;file://&quot;;[.$H$2];&quot;/&quot;;[.K481];&quot;/&quot;;LEFT([.I481];IF(               ISNUMBER(FIND(&quot; &quot;;[.I481]));FIND(&quot; &quot;;[.I481])-1;LEN([.I481])       )                ));CONCATENATE([.K481];LEFT([.I481];IF(               ISNUMBER(FIND(&quot; &quot;;[.I481]));FIND(&quot; &quot;;[.I481])-1;LEN([.I481])       )                )) );[.J480])" office:value-type="string" office:string-value="./loznice/skrin/_APE0731.jpg" calcext:value-type="string">
            <text:p>./loznice/skrin/_APE0731.jpg</text:p>
          </table:table-cell>
          <table:table-cell table:formula="of:=VLOOKUP(LEFT([.I481];IF(               ISNUMBER(FIND(&quot; &quot;;[.I481]));FIND(&quot; &quot;;[.I481])-1;LEN([.I481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81]+1" office:value-type="float" office:value="477" calcext:value-type="float">
            <text:p>477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osaceni panske</text:p>
          </table:table-cell>
          <table:table-cell office:value-type="string" calcext:value-type="string">
            <text:p>summa za poskozene kusy</text:p>
          </table:table-cell>
          <table:table-cell/>
          <table:table-cell table:style-name="ce5" table:formula="of:=IF([.F481]=&quot;&quot;;&quot;&quot;;[.F481])" office:value-type="string" office:string-value="n" calcext:value-type="string">
            <text:p>n</text:p>
          </table:table-cell>
          <table:table-cell table:style-name="ce5" table:formula="of:=IF([.G481]=&quot;&quot;;&quot;&quot;;[.G481])" office:value-type="string" office:string-value="k" calcext:value-type="string">
            <text:p>k</text:p>
          </table:table-cell>
          <table:table-cell/>
          <table:table-cell table:style-name="ce15" table:formula="of:=IF([.I481]=&quot;&quot;;&quot;&quot;;[.I481])" office:value-type="string" office:string-value="_APE0731.jpg" calcext:value-type="string">
            <text:p>_APE0731.jpg</text:p>
          </table:table-cell>
          <table:table-cell table:formula="of:=IF([.I482]&lt;&gt;&quot;&quot;;HYPERLINK(CONCATENATE(&quot;file://&quot;;[.$H$2];&quot;/&quot;;[.K482];&quot;/&quot;;LEFT([.I482];IF(               ISNUMBER(FIND(&quot; &quot;;[.I482]));FIND(&quot; &quot;;[.I482])-1;LEN([.I482])       )                ));CONCATENATE([.K482];LEFT([.I482];IF(               ISNUMBER(FIND(&quot; &quot;;[.I482]));FIND(&quot; &quot;;[.I482])-1;LEN([.I482])       )                )) );[.J481])" office:value-type="string" office:string-value="./loznice/skrin/_APE0731.jpg" calcext:value-type="string">
            <text:p>./loznice/skrin/_APE0731.jpg</text:p>
          </table:table-cell>
          <table:table-cell table:formula="of:=VLOOKUP(LEFT([.I482];IF(               ISNUMBER(FIND(&quot; &quot;;[.I482]));FIND(&quot; &quot;;[.I482])-1;LEN([.I482])       )                );[Fotografie.$B$1:.$D$405];3;0)" office:value-type="string" office:string-value="./loznice/skrin/" calcext:value-type="string">
            <text:p>./loznice/skrin/</text:p>
          </table:table-cell>
          <table:table-cell table:number-columns-repeated="1013"/>
        </table:table-row>
        <table:table-row table:style-name="ro1">
          <table:table-cell table:formula="of:=[.A482]+1" office:value-type="float" office:value="478" calcext:value-type="float">
            <text:p>478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tatni osaceni ze skrine</text:p>
          </table:table-cell>
          <table:table-cell office:value-type="string" calcext:value-type="string">
            <text:p>uvedeno pro vycisleni nakladu n acisteni</text:p>
          </table:table-cell>
          <table:table-cell office:value-type="float" office:value="780" calcext:value-type="float">
            <text:p>780</text:p>
          </table:table-cell>
          <table:table-cell table:style-name="ce5" table:formula="of:=IF([.F482]=&quot;&quot;;&quot;&quot;;[.F482])" office:value-type="string" office:string-value="n" calcext:value-type="string">
            <text:p>n</text:p>
          </table:table-cell>
          <table:table-cell table:style-name="ce5" table:formula="of:=IF([.G482]=&quot;&quot;;&quot;&quot;;[.G482])" office:value-type="string" office:string-value="k" calcext:value-type="string">
            <text:p>k</text:p>
          </table:table-cell>
          <table:table-cell/>
          <table:table-cell table:style-name="ce15"/>
          <table:table-cell table:formula="of:=IF([.I483]&lt;&gt;&quot;&quot;;HYPERLINK(CONCATENATE(&quot;file://&quot;;[.$H$2];&quot;/&quot;;[.K483];&quot;/&quot;;LEFT([.I483];IF(               ISNUMBER(FIND(&quot; &quot;;[.I483]));FIND(&quot; &quot;;[.I483])-1;LEN([.I483])       )                ));CONCATENATE([.K483];LEFT([.I483];IF(               ISNUMBER(FIND(&quot; &quot;;[.I483]));FIND(&quot; &quot;;[.I483])-1;LEN([.I483])       )                )) );[.J482])" office:value-type="string" office:string-value="./loznice/skrin/_APE0731.jpg" calcext:value-type="string">
            <text:p>./loznice/skrin/_APE0731.jpg</text:p>
          </table:table-cell>
          <table:table-cell table:formula="of:=VLOOKUP(LEFT([.I483];IF(               ISNUMBER(FIND(&quot; &quot;;[.I483]));FIND(&quot; &quot;;[.I483])-1;LEN([.I48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3]+1" office:value-type="float" office:value="479" calcext:value-type="float">
            <text:p>479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ostatni lozni pradlo ze skrine</text:p>
          </table:table-cell>
          <table:table-cell office:value-type="string" calcext:value-type="string">
            <text:p>uvedeno pro vycisleni nakladu na prani</text:p>
          </table:table-cell>
          <table:table-cell office:value-type="string" calcext:value-type="string">
            <text:p>POKUD</text:p>
          </table:table-cell>
          <table:table-cell table:style-name="ce5" table:formula="of:=IF([.F483]=&quot;&quot;;&quot;&quot;;[.F483])" office:value-type="string" office:string-value="n" calcext:value-type="string">
            <text:p>n</text:p>
          </table:table-cell>
          <table:table-cell table:style-name="ce5" table:formula="of:=IF([.G483]=&quot;&quot;;&quot;&quot;;[.G483])" office:value-type="string" office:string-value="k" calcext:value-type="string">
            <text:p>k</text:p>
          </table:table-cell>
          <table:table-cell/>
          <table:table-cell table:style-name="ce15"/>
          <table:table-cell table:formula="of:=IF([.I484]&lt;&gt;&quot;&quot;;HYPERLINK(CONCATENATE(&quot;file://&quot;;[.$H$2];&quot;/&quot;;[.K484];&quot;/&quot;;LEFT([.I484];IF(               ISNUMBER(FIND(&quot; &quot;;[.I484]));FIND(&quot; &quot;;[.I484])-1;LEN([.I484])       )                ));CONCATENATE([.K484];LEFT([.I484];IF(               ISNUMBER(FIND(&quot; &quot;;[.I484]));FIND(&quot; &quot;;[.I484])-1;LEN([.I484])       )                )) );[.J483])" office:value-type="string" office:string-value="./loznice/skrin/_APE0731.jpg" calcext:value-type="string">
            <text:p>./loznice/skrin/_APE0731.jpg</text:p>
          </table:table-cell>
          <table:table-cell table:formula="of:=VLOOKUP(LEFT([.I484];IF(               ISNUMBER(FIND(&quot; &quot;;[.I484]));FIND(&quot; &quot;;[.I484])-1;LEN([.I48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4]+1" office:value-type="float" office:value="480" calcext:value-type="float">
            <text:p>48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Koberec + gumova protiskuzna podlozka</text:p>
          </table:table-cell>
          <table:table-cell table:number-columns-repeated="2"/>
          <table:table-cell table:style-name="ce5" table:formula="of:=IF([.F484]=&quot;&quot;;&quot;&quot;;[.F484])" office:value-type="string" office:string-value="n" calcext:value-type="string">
            <text:p>n</text:p>
          </table:table-cell>
          <table:table-cell table:style-name="ce5" table:formula="of:=IF([.G484]=&quot;&quot;;&quot;&quot;;[.G48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25.jpg</text:p>
          </table:table-cell>
          <table:table-cell table:formula="of:=IF([.I485]&lt;&gt;&quot;&quot;;HYPERLINK(CONCATENATE(&quot;file://&quot;;[.$H$2];&quot;/&quot;;[.K485];&quot;/&quot;;LEFT([.I485];IF(               ISNUMBER(FIND(&quot; &quot;;[.I485]));FIND(&quot; &quot;;[.I485])-1;LEN([.I485])       )                ));CONCATENATE([.K485];LEFT([.I485];IF(               ISNUMBER(FIND(&quot; &quot;;[.I485]));FIND(&quot; &quot;;[.I485])-1;LEN([.I485])       )                )) );[.J484])" office:value-type="string" office:string-value="./_APE0725.jpg" calcext:value-type="string">
            <text:p>./_APE0725.jpg</text:p>
          </table:table-cell>
          <table:table-cell table:formula="of:=VLOOKUP(LEFT([.I485];IF(               ISNUMBER(FIND(&quot; &quot;;[.I485]));FIND(&quot; &quot;;[.I485])-1;LEN([.I485])       )                );[Fotografie.$B$1:.$D$405];3;0)" office:value-type="string" office:string-value="./" calcext:value-type="string">
            <text:p>./</text:p>
          </table:table-cell>
          <table:table-cell table:number-columns-repeated="1013"/>
        </table:table-row>
        <table:table-row table:style-name="ro1">
          <table:table-cell table:formula="of:=[.A485]+1" office:value-type="float" office:value="481" calcext:value-type="float">
            <text:p>481</text:p>
          </table:table-cell>
          <table:table-cell table:style-name="ce5" table:formula="of:=IF([.B485]=&quot;&quot;;&quot;&quot;;[.B485])" office:value-type="string" office:string-value="m" calcext:value-type="string">
            <text:p>m</text:p>
          </table:table-cell>
          <table:table-cell table:style-name="ce7" office:value-type="string" calcext:value-type="string">
            <text:p>povleceni postele</text:p>
          </table:table-cell>
          <table:table-cell table:style-name="ce5" office:value-type="string" calcext:value-type="string">
            <text:p>saten, zluta, ZNACKA</text:p>
          </table:table-cell>
          <table:table-cell table:style-name="ce5"/>
          <table:table-cell table:style-name="ce5" table:formula="of:=IF([.F485]=&quot;&quot;;&quot;&quot;;[.F485])" office:value-type="string" office:string-value="n" calcext:value-type="string">
            <text:p>n</text:p>
          </table:table-cell>
          <table:table-cell table:style-name="ce5" table:formula="of:=IF([.G485]=&quot;&quot;;&quot;&quot;;[.G485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25.jpg</text:p>
          </table:table-cell>
          <table:table-cell table:formula="of:=IF([.I486]&lt;&gt;&quot;&quot;;HYPERLINK(CONCATENATE(&quot;file://&quot;;[.$H$2];&quot;/&quot;;[.K486];&quot;/&quot;;LEFT([.I486];IF(               ISNUMBER(FIND(&quot; &quot;;[.I486]));FIND(&quot; &quot;;[.I486])-1;LEN([.I486])       )                ));CONCATENATE([.K486];LEFT([.I486];IF(               ISNUMBER(FIND(&quot; &quot;;[.I486]));FIND(&quot; &quot;;[.I486])-1;LEN([.I486])       )                )) );[.J485])" office:value-type="string" office:string-value="./_APE0725.jpg" calcext:value-type="string">
            <text:p>./_APE0725.jpg</text:p>
          </table:table-cell>
          <table:table-cell table:formula="of:=VLOOKUP(LEFT([.I486];IF(               ISNUMBER(FIND(&quot; &quot;;[.I486]));FIND(&quot; &quot;;[.I486])-1;LEN([.I486])       )                );[Fotografie.$B$1:.$D$405];3;0)" office:value-type="string" office:string-value="./" calcext:value-type="string">
            <text:p>./</text:p>
          </table:table-cell>
          <table:table-cell table:number-columns-repeated="1013"/>
        </table:table-row>
        <table:table-row table:style-name="ro1">
          <table:table-cell table:formula="of:=[.A486]+1" office:value-type="float" office:value="482" calcext:value-type="float">
            <text:p>482</text:p>
          </table:table-cell>
          <table:table-cell table:style-name="ce5" table:formula="of:=IF([.B486]=&quot;&quot;;&quot;&quot;;[.B486])" office:value-type="string" office:string-value="m" calcext:value-type="string">
            <text:p>m</text:p>
          </table:table-cell>
          <table:table-cell table:style-name="ce7" office:value-type="string" calcext:value-type="string">
            <text:p>polstare tvarovane, lina pena</text:p>
          </table:table-cell>
          <table:table-cell table:style-name="ce5" office:value-type="string" calcext:value-type="string">
            <text:p>ZNACKA</text:p>
          </table:table-cell>
          <table:table-cell table:style-name="ce5"/>
          <table:table-cell table:style-name="ce5" table:formula="of:=IF([.F486]=&quot;&quot;;&quot;&quot;;[.F486])" office:value-type="string" office:string-value="n" calcext:value-type="string">
            <text:p>n</text:p>
          </table:table-cell>
          <table:table-cell table:style-name="ce5" table:formula="of:=IF([.G486]=&quot;&quot;;&quot;&quot;;[.G486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_APE0725.jpg</text:p>
          </table:table-cell>
          <table:table-cell table:formula="of:=IF([.I487]&lt;&gt;&quot;&quot;;HYPERLINK(CONCATENATE(&quot;file://&quot;;[.$H$2];&quot;/&quot;;[.K487];&quot;/&quot;;LEFT([.I487];IF(               ISNUMBER(FIND(&quot; &quot;;[.I487]));FIND(&quot; &quot;;[.I487])-1;LEN([.I487])       )                ));CONCATENATE([.K487];LEFT([.I487];IF(               ISNUMBER(FIND(&quot; &quot;;[.I487]));FIND(&quot; &quot;;[.I487])-1;LEN([.I487])       )                )) );[.J486])" office:value-type="string" office:string-value="./_APE0725.jpg" calcext:value-type="string">
            <text:p>./_APE0725.jpg</text:p>
          </table:table-cell>
          <table:table-cell table:formula="of:=VLOOKUP(LEFT([.I487];IF(               ISNUMBER(FIND(&quot; &quot;;[.I487]));FIND(&quot; &quot;;[.I487])-1;LEN([.I487])       )                );[Fotografie.$B$1:.$D$405];3;0)" office:value-type="string" office:string-value="./" calcext:value-type="string">
            <text:p>./</text:p>
          </table:table-cell>
          <table:table-cell table:number-columns-repeated="1013"/>
        </table:table-row>
        <table:table-row table:style-name="ro1">
          <table:table-cell table:formula="of:=[.A487]+1" office:value-type="float" office:value="483" calcext:value-type="float">
            <text:p>483</text:p>
          </table:table-cell>
          <table:table-cell table:style-name="ce5" table:formula="of:=IF([.B487]=&quot;&quot;;&quot;&quot;;[.B48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87]=&quot;&quot;;&quot;&quot;;[.F487])" office:value-type="string" office:string-value="n" calcext:value-type="string">
            <text:p>n</text:p>
          </table:table-cell>
          <table:table-cell table:style-name="ce5" table:formula="of:=IF([.G487]=&quot;&quot;;&quot;&quot;;[.G487])" office:value-type="string" office:string-value="k" calcext:value-type="string">
            <text:p>k</text:p>
          </table:table-cell>
          <table:table-cell/>
          <table:table-cell table:style-name="ce15"/>
          <table:table-cell table:formula="of:=IF([.I488]&lt;&gt;&quot;&quot;;HYPERLINK(CONCATENATE(&quot;file://&quot;;[.$H$2];&quot;/&quot;;[.K488];&quot;/&quot;;LEFT([.I488];IF(               ISNUMBER(FIND(&quot; &quot;;[.I488]));FIND(&quot; &quot;;[.I488])-1;LEN([.I488])       )                ));CONCATENATE([.K488];LEFT([.I488];IF(               ISNUMBER(FIND(&quot; &quot;;[.I488]));FIND(&quot; &quot;;[.I488])-1;LEN([.I488])       )                )) );[.J487])" office:value-type="string" office:string-value="./_APE0725.jpg" calcext:value-type="string">
            <text:p>./_APE0725.jpg</text:p>
          </table:table-cell>
          <table:table-cell table:formula="of:=VLOOKUP(LEFT([.I488];IF(               ISNUMBER(FIND(&quot; &quot;;[.I488]));FIND(&quot; &quot;;[.I488])-1;LEN([.I48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8]+1" office:value-type="float" office:value="484" calcext:value-type="float">
            <text:p>484</text:p>
          </table:table-cell>
          <table:table-cell table:style-name="ce5" table:formula="of:=IF([.B488]=&quot;&quot;;&quot;&quot;;[.B48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88]=&quot;&quot;;&quot;&quot;;[.F488])" office:value-type="string" office:string-value="n" calcext:value-type="string">
            <text:p>n</text:p>
          </table:table-cell>
          <table:table-cell table:style-name="ce5" table:formula="of:=IF([.G488]=&quot;&quot;;&quot;&quot;;[.G488])" office:value-type="string" office:string-value="k" calcext:value-type="string">
            <text:p>k</text:p>
          </table:table-cell>
          <table:table-cell/>
          <table:table-cell table:style-name="ce15" table:formula="of:=IF([.I488]=&quot;&quot;;&quot;&quot;;[.I488])">
            <text:p/>
          </table:table-cell>
          <table:table-cell table:formula="of:=IF([.I489]&lt;&gt;&quot;&quot;;HYPERLINK(CONCATENATE(&quot;file://&quot;;[.$H$2];&quot;/&quot;;[.K489];&quot;/&quot;;LEFT([.I489];IF(               ISNUMBER(FIND(&quot; &quot;;[.I489]));FIND(&quot; &quot;;[.I489])-1;LEN([.I489])       )                ));CONCATENATE([.K489];LEFT([.I489];IF(               ISNUMBER(FIND(&quot; &quot;;[.I489]));FIND(&quot; &quot;;[.I489])-1;LEN([.I489])       )                )) );[.J488])" office:value-type="string" office:string-value="./_APE0725.jpg" calcext:value-type="string">
            <text:p>./_APE0725.jpg</text:p>
          </table:table-cell>
          <table:table-cell table:formula="of:=VLOOKUP(LEFT([.I489];IF(               ISNUMBER(FIND(&quot; &quot;;[.I489]));FIND(&quot; &quot;;[.I489])-1;LEN([.I48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89]+1" office:value-type="float" office:value="485" calcext:value-type="float">
            <text:p>485</text:p>
          </table:table-cell>
          <table:table-cell table:style-name="ce5" table:formula="of:=IF([.B489]=&quot;&quot;;&quot;&quot;;[.B48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89]=&quot;&quot;;&quot;&quot;;[.F489])" office:value-type="string" office:string-value="n" calcext:value-type="string">
            <text:p>n</text:p>
          </table:table-cell>
          <table:table-cell table:style-name="ce5" table:formula="of:=IF([.G489]=&quot;&quot;;&quot;&quot;;[.G489])" office:value-type="string" office:string-value="k" calcext:value-type="string">
            <text:p>k</text:p>
          </table:table-cell>
          <table:table-cell/>
          <table:table-cell table:style-name="ce15" table:formula="of:=IF([.I489]=&quot;&quot;;&quot;&quot;;[.I489])">
            <text:p/>
          </table:table-cell>
          <table:table-cell table:formula="of:=IF([.I490]&lt;&gt;&quot;&quot;;HYPERLINK(CONCATENATE(&quot;file://&quot;;[.$H$2];&quot;/&quot;;[.K490];&quot;/&quot;;LEFT([.I490];IF(               ISNUMBER(FIND(&quot; &quot;;[.I490]));FIND(&quot; &quot;;[.I490])-1;LEN([.I490])       )                ));CONCATENATE([.K490];LEFT([.I490];IF(               ISNUMBER(FIND(&quot; &quot;;[.I490]));FIND(&quot; &quot;;[.I490])-1;LEN([.I490])       )                )) );[.J489])" office:value-type="string" office:string-value="./_APE0725.jpg" calcext:value-type="string">
            <text:p>./_APE0725.jpg</text:p>
          </table:table-cell>
          <table:table-cell table:formula="of:=VLOOKUP(LEFT([.I490];IF(               ISNUMBER(FIND(&quot; &quot;;[.I490]));FIND(&quot; &quot;;[.I490])-1;LEN([.I49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0]+1" office:value-type="float" office:value="486" calcext:value-type="float">
            <text:p>486</text:p>
          </table:table-cell>
          <table:table-cell table:style-name="ce5" table:formula="of:=IF([.B490]=&quot;&quot;;&quot;&quot;;[.B49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0]=&quot;&quot;;&quot;&quot;;[.F490])" office:value-type="string" office:string-value="n" calcext:value-type="string">
            <text:p>n</text:p>
          </table:table-cell>
          <table:table-cell table:style-name="ce5" table:formula="of:=IF([.G490]=&quot;&quot;;&quot;&quot;;[.G490])" office:value-type="string" office:string-value="k" calcext:value-type="string">
            <text:p>k</text:p>
          </table:table-cell>
          <table:table-cell/>
          <table:table-cell table:style-name="ce15" table:formula="of:=IF([.I490]=&quot;&quot;;&quot;&quot;;[.I490])">
            <text:p/>
          </table:table-cell>
          <table:table-cell table:formula="of:=IF([.I491]&lt;&gt;&quot;&quot;;HYPERLINK(CONCATENATE(&quot;file://&quot;;[.$H$2];&quot;/&quot;;[.K491];&quot;/&quot;;LEFT([.I491];IF(               ISNUMBER(FIND(&quot; &quot;;[.I491]));FIND(&quot; &quot;;[.I491])-1;LEN([.I491])       )                ));CONCATENATE([.K491];LEFT([.I491];IF(               ISNUMBER(FIND(&quot; &quot;;[.I491]));FIND(&quot; &quot;;[.I491])-1;LEN([.I491])       )                )) );[.J490])" office:value-type="string" office:string-value="./_APE0725.jpg" calcext:value-type="string">
            <text:p>./_APE0725.jpg</text:p>
          </table:table-cell>
          <table:table-cell table:formula="of:=VLOOKUP(LEFT([.I491];IF(               ISNUMBER(FIND(&quot; &quot;;[.I491]));FIND(&quot; &quot;;[.I491])-1;LEN([.I49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1]+1" office:value-type="float" office:value="487" calcext:value-type="float">
            <text:p>487</text:p>
          </table:table-cell>
          <table:table-cell table:style-name="ce5" table:formula="of:=IF([.B491]=&quot;&quot;;&quot;&quot;;[.B49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1]=&quot;&quot;;&quot;&quot;;[.F491])" office:value-type="string" office:string-value="n" calcext:value-type="string">
            <text:p>n</text:p>
          </table:table-cell>
          <table:table-cell table:style-name="ce5" table:formula="of:=IF([.G491]=&quot;&quot;;&quot;&quot;;[.G491])" office:value-type="string" office:string-value="k" calcext:value-type="string">
            <text:p>k</text:p>
          </table:table-cell>
          <table:table-cell/>
          <table:table-cell table:style-name="ce15" table:formula="of:=IF([.I491]=&quot;&quot;;&quot;&quot;;[.I491])">
            <text:p/>
          </table:table-cell>
          <table:table-cell table:formula="of:=IF([.I492]&lt;&gt;&quot;&quot;;HYPERLINK(CONCATENATE(&quot;file://&quot;;[.$H$2];&quot;/&quot;;[.K492];&quot;/&quot;;LEFT([.I492];IF(               ISNUMBER(FIND(&quot; &quot;;[.I492]));FIND(&quot; &quot;;[.I492])-1;LEN([.I492])       )                ));CONCATENATE([.K492];LEFT([.I492];IF(               ISNUMBER(FIND(&quot; &quot;;[.I492]));FIND(&quot; &quot;;[.I492])-1;LEN([.I492])       )                )) );[.J491])" office:value-type="string" office:string-value="./_APE0725.jpg" calcext:value-type="string">
            <text:p>./_APE0725.jpg</text:p>
          </table:table-cell>
          <table:table-cell table:formula="of:=VLOOKUP(LEFT([.I492];IF(               ISNUMBER(FIND(&quot; &quot;;[.I492]));FIND(&quot; &quot;;[.I492])-1;LEN([.I49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2]+1" office:value-type="float" office:value="488" calcext:value-type="float">
            <text:p>488</text:p>
          </table:table-cell>
          <table:table-cell table:style-name="ce5" table:formula="of:=IF([.B492]=&quot;&quot;;&quot;&quot;;[.B49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2]=&quot;&quot;;&quot;&quot;;[.F492])" office:value-type="string" office:string-value="n" calcext:value-type="string">
            <text:p>n</text:p>
          </table:table-cell>
          <table:table-cell table:style-name="ce5" table:formula="of:=IF([.G492]=&quot;&quot;;&quot;&quot;;[.G492])" office:value-type="string" office:string-value="k" calcext:value-type="string">
            <text:p>k</text:p>
          </table:table-cell>
          <table:table-cell/>
          <table:table-cell table:style-name="ce15" table:formula="of:=IF([.I492]=&quot;&quot;;&quot;&quot;;[.I492])">
            <text:p/>
          </table:table-cell>
          <table:table-cell table:formula="of:=IF([.I493]&lt;&gt;&quot;&quot;;HYPERLINK(CONCATENATE(&quot;file://&quot;;[.$H$2];&quot;/&quot;;[.K493];&quot;/&quot;;LEFT([.I493];IF(               ISNUMBER(FIND(&quot; &quot;;[.I493]));FIND(&quot; &quot;;[.I493])-1;LEN([.I493])       )                ));CONCATENATE([.K493];LEFT([.I493];IF(               ISNUMBER(FIND(&quot; &quot;;[.I493]));FIND(&quot; &quot;;[.I493])-1;LEN([.I493])       )                )) );[.J492])" office:value-type="string" office:string-value="./_APE0725.jpg" calcext:value-type="string">
            <text:p>./_APE0725.jpg</text:p>
          </table:table-cell>
          <table:table-cell table:formula="of:=VLOOKUP(LEFT([.I493];IF(               ISNUMBER(FIND(&quot; &quot;;[.I493]));FIND(&quot; &quot;;[.I493])-1;LEN([.I49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3]+1" office:value-type="float" office:value="489" calcext:value-type="float">
            <text:p>489</text:p>
          </table:table-cell>
          <table:table-cell table:style-name="ce5" table:formula="of:=IF([.B493]=&quot;&quot;;&quot;&quot;;[.B49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3]=&quot;&quot;;&quot;&quot;;[.F493])" office:value-type="string" office:string-value="n" calcext:value-type="string">
            <text:p>n</text:p>
          </table:table-cell>
          <table:table-cell table:style-name="ce5" table:formula="of:=IF([.G493]=&quot;&quot;;&quot;&quot;;[.G493])" office:value-type="string" office:string-value="k" calcext:value-type="string">
            <text:p>k</text:p>
          </table:table-cell>
          <table:table-cell/>
          <table:table-cell table:style-name="ce15" table:formula="of:=IF([.I493]=&quot;&quot;;&quot;&quot;;[.I493])">
            <text:p/>
          </table:table-cell>
          <table:table-cell table:formula="of:=IF([.I494]&lt;&gt;&quot;&quot;;HYPERLINK(CONCATENATE(&quot;file://&quot;;[.$H$2];&quot;/&quot;;[.K494];&quot;/&quot;;LEFT([.I494];IF(               ISNUMBER(FIND(&quot; &quot;;[.I494]));FIND(&quot; &quot;;[.I494])-1;LEN([.I494])       )                ));CONCATENATE([.K494];LEFT([.I494];IF(               ISNUMBER(FIND(&quot; &quot;;[.I494]));FIND(&quot; &quot;;[.I494])-1;LEN([.I494])       )                )) );[.J493])" office:value-type="string" office:string-value="./_APE0725.jpg" calcext:value-type="string">
            <text:p>./_APE0725.jpg</text:p>
          </table:table-cell>
          <table:table-cell table:formula="of:=VLOOKUP(LEFT([.I494];IF(               ISNUMBER(FIND(&quot; &quot;;[.I494]));FIND(&quot; &quot;;[.I494])-1;LEN([.I49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4]+1" office:value-type="float" office:value="490" calcext:value-type="float">
            <text:p>490</text:p>
          </table:table-cell>
          <table:table-cell table:style-name="ce5" table:formula="of:=IF([.B494]=&quot;&quot;;&quot;&quot;;[.B49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4]=&quot;&quot;;&quot;&quot;;[.F494])" office:value-type="string" office:string-value="n" calcext:value-type="string">
            <text:p>n</text:p>
          </table:table-cell>
          <table:table-cell table:style-name="ce5" table:formula="of:=IF([.G494]=&quot;&quot;;&quot;&quot;;[.G494])" office:value-type="string" office:string-value="k" calcext:value-type="string">
            <text:p>k</text:p>
          </table:table-cell>
          <table:table-cell/>
          <table:table-cell table:style-name="ce15" table:formula="of:=IF([.I494]=&quot;&quot;;&quot;&quot;;[.I494])">
            <text:p/>
          </table:table-cell>
          <table:table-cell table:formula="of:=IF([.I495]&lt;&gt;&quot;&quot;;HYPERLINK(CONCATENATE(&quot;file://&quot;;[.$H$2];&quot;/&quot;;[.K495];&quot;/&quot;;LEFT([.I495];IF(               ISNUMBER(FIND(&quot; &quot;;[.I495]));FIND(&quot; &quot;;[.I495])-1;LEN([.I495])       )                ));CONCATENATE([.K495];LEFT([.I495];IF(               ISNUMBER(FIND(&quot; &quot;;[.I495]));FIND(&quot; &quot;;[.I495])-1;LEN([.I495])       )                )) );[.J494])" office:value-type="string" office:string-value="./_APE0725.jpg" calcext:value-type="string">
            <text:p>./_APE0725.jpg</text:p>
          </table:table-cell>
          <table:table-cell table:formula="of:=VLOOKUP(LEFT([.I495];IF(               ISNUMBER(FIND(&quot; &quot;;[.I495]));FIND(&quot; &quot;;[.I495])-1;LEN([.I49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5]+1" office:value-type="float" office:value="491" calcext:value-type="float">
            <text:p>491</text:p>
          </table:table-cell>
          <table:table-cell table:style-name="ce5" table:formula="of:=IF([.B495]=&quot;&quot;;&quot;&quot;;[.B49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5]=&quot;&quot;;&quot;&quot;;[.F495])" office:value-type="string" office:string-value="n" calcext:value-type="string">
            <text:p>n</text:p>
          </table:table-cell>
          <table:table-cell table:style-name="ce5" table:formula="of:=IF([.G495]=&quot;&quot;;&quot;&quot;;[.G495])" office:value-type="string" office:string-value="k" calcext:value-type="string">
            <text:p>k</text:p>
          </table:table-cell>
          <table:table-cell/>
          <table:table-cell table:style-name="ce15" table:formula="of:=IF([.I495]=&quot;&quot;;&quot;&quot;;[.I495])">
            <text:p/>
          </table:table-cell>
          <table:table-cell table:formula="of:=IF([.I496]&lt;&gt;&quot;&quot;;HYPERLINK(CONCATENATE(&quot;file://&quot;;[.$H$2];&quot;/&quot;;[.K496];&quot;/&quot;;LEFT([.I496];IF(               ISNUMBER(FIND(&quot; &quot;;[.I496]));FIND(&quot; &quot;;[.I496])-1;LEN([.I496])       )                ));CONCATENATE([.K496];LEFT([.I496];IF(               ISNUMBER(FIND(&quot; &quot;;[.I496]));FIND(&quot; &quot;;[.I496])-1;LEN([.I496])       )                )) );[.J495])" office:value-type="string" office:string-value="./_APE0725.jpg" calcext:value-type="string">
            <text:p>./_APE0725.jpg</text:p>
          </table:table-cell>
          <table:table-cell table:formula="of:=VLOOKUP(LEFT([.I496];IF(               ISNUMBER(FIND(&quot; &quot;;[.I496]));FIND(&quot; &quot;;[.I496])-1;LEN([.I49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6]+1" office:value-type="float" office:value="492" calcext:value-type="float">
            <text:p>492</text:p>
          </table:table-cell>
          <table:table-cell table:style-name="ce5" table:formula="of:=IF([.B496]=&quot;&quot;;&quot;&quot;;[.B49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6]=&quot;&quot;;&quot;&quot;;[.F496])" office:value-type="string" office:string-value="n" calcext:value-type="string">
            <text:p>n</text:p>
          </table:table-cell>
          <table:table-cell table:style-name="ce5" table:formula="of:=IF([.G496]=&quot;&quot;;&quot;&quot;;[.G496])" office:value-type="string" office:string-value="k" calcext:value-type="string">
            <text:p>k</text:p>
          </table:table-cell>
          <table:table-cell/>
          <table:table-cell table:style-name="ce15" table:formula="of:=IF([.I496]=&quot;&quot;;&quot;&quot;;[.I496])">
            <text:p/>
          </table:table-cell>
          <table:table-cell table:formula="of:=IF([.I497]&lt;&gt;&quot;&quot;;HYPERLINK(CONCATENATE(&quot;file://&quot;;[.$H$2];&quot;/&quot;;[.K497];&quot;/&quot;;LEFT([.I497];IF(               ISNUMBER(FIND(&quot; &quot;;[.I497]));FIND(&quot; &quot;;[.I497])-1;LEN([.I497])       )                ));CONCATENATE([.K497];LEFT([.I497];IF(               ISNUMBER(FIND(&quot; &quot;;[.I497]));FIND(&quot; &quot;;[.I497])-1;LEN([.I497])       )                )) );[.J496])" office:value-type="string" office:string-value="./_APE0725.jpg" calcext:value-type="string">
            <text:p>./_APE0725.jpg</text:p>
          </table:table-cell>
          <table:table-cell table:formula="of:=VLOOKUP(LEFT([.I497];IF(               ISNUMBER(FIND(&quot; &quot;;[.I497]));FIND(&quot; &quot;;[.I497])-1;LEN([.I49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7]+1" office:value-type="float" office:value="493" calcext:value-type="float">
            <text:p>493</text:p>
          </table:table-cell>
          <table:table-cell table:style-name="ce5" table:formula="of:=IF([.B497]=&quot;&quot;;&quot;&quot;;[.B49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7]=&quot;&quot;;&quot;&quot;;[.F497])" office:value-type="string" office:string-value="n" calcext:value-type="string">
            <text:p>n</text:p>
          </table:table-cell>
          <table:table-cell table:style-name="ce5" table:formula="of:=IF([.G497]=&quot;&quot;;&quot;&quot;;[.G497])" office:value-type="string" office:string-value="k" calcext:value-type="string">
            <text:p>k</text:p>
          </table:table-cell>
          <table:table-cell/>
          <table:table-cell table:style-name="ce15" table:formula="of:=IF([.I497]=&quot;&quot;;&quot;&quot;;[.I497])">
            <text:p/>
          </table:table-cell>
          <table:table-cell table:formula="of:=IF([.I498]&lt;&gt;&quot;&quot;;HYPERLINK(CONCATENATE(&quot;file://&quot;;[.$H$2];&quot;/&quot;;[.K498];&quot;/&quot;;LEFT([.I498];IF(               ISNUMBER(FIND(&quot; &quot;;[.I498]));FIND(&quot; &quot;;[.I498])-1;LEN([.I498])       )                ));CONCATENATE([.K498];LEFT([.I498];IF(               ISNUMBER(FIND(&quot; &quot;;[.I498]));FIND(&quot; &quot;;[.I498])-1;LEN([.I498])       )                )) );[.J497])" office:value-type="string" office:string-value="./_APE0725.jpg" calcext:value-type="string">
            <text:p>./_APE0725.jpg</text:p>
          </table:table-cell>
          <table:table-cell table:formula="of:=VLOOKUP(LEFT([.I498];IF(               ISNUMBER(FIND(&quot; &quot;;[.I498]));FIND(&quot; &quot;;[.I498])-1;LEN([.I49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8]+1" office:value-type="float" office:value="494" calcext:value-type="float">
            <text:p>494</text:p>
          </table:table-cell>
          <table:table-cell table:style-name="ce5" table:formula="of:=IF([.B498]=&quot;&quot;;&quot;&quot;;[.B49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8]=&quot;&quot;;&quot;&quot;;[.F498])" office:value-type="string" office:string-value="n" calcext:value-type="string">
            <text:p>n</text:p>
          </table:table-cell>
          <table:table-cell table:style-name="ce5" table:formula="of:=IF([.G498]=&quot;&quot;;&quot;&quot;;[.G498])" office:value-type="string" office:string-value="k" calcext:value-type="string">
            <text:p>k</text:p>
          </table:table-cell>
          <table:table-cell/>
          <table:table-cell table:style-name="ce15" table:formula="of:=IF([.I498]=&quot;&quot;;&quot;&quot;;[.I498])">
            <text:p/>
          </table:table-cell>
          <table:table-cell table:formula="of:=IF([.I499]&lt;&gt;&quot;&quot;;HYPERLINK(CONCATENATE(&quot;file://&quot;;[.$H$2];&quot;/&quot;;[.K499];&quot;/&quot;;LEFT([.I499];IF(               ISNUMBER(FIND(&quot; &quot;;[.I499]));FIND(&quot; &quot;;[.I499])-1;LEN([.I499])       )                ));CONCATENATE([.K499];LEFT([.I499];IF(               ISNUMBER(FIND(&quot; &quot;;[.I499]));FIND(&quot; &quot;;[.I499])-1;LEN([.I499])       )                )) );[.J498])" office:value-type="string" office:string-value="./_APE0725.jpg" calcext:value-type="string">
            <text:p>./_APE0725.jpg</text:p>
          </table:table-cell>
          <table:table-cell table:formula="of:=VLOOKUP(LEFT([.I499];IF(               ISNUMBER(FIND(&quot; &quot;;[.I499]));FIND(&quot; &quot;;[.I499])-1;LEN([.I49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499]+1" office:value-type="float" office:value="495" calcext:value-type="float">
            <text:p>495</text:p>
          </table:table-cell>
          <table:table-cell table:style-name="ce5" table:formula="of:=IF([.B499]=&quot;&quot;;&quot;&quot;;[.B49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499]=&quot;&quot;;&quot;&quot;;[.F499])" office:value-type="string" office:string-value="n" calcext:value-type="string">
            <text:p>n</text:p>
          </table:table-cell>
          <table:table-cell table:style-name="ce5" table:formula="of:=IF([.G499]=&quot;&quot;;&quot;&quot;;[.G499])" office:value-type="string" office:string-value="k" calcext:value-type="string">
            <text:p>k</text:p>
          </table:table-cell>
          <table:table-cell/>
          <table:table-cell table:style-name="ce15" table:formula="of:=IF([.I499]=&quot;&quot;;&quot;&quot;;[.I499])">
            <text:p/>
          </table:table-cell>
          <table:table-cell table:formula="of:=IF([.I500]&lt;&gt;&quot;&quot;;HYPERLINK(CONCATENATE(&quot;file://&quot;;[.$H$2];&quot;/&quot;;[.K500];&quot;/&quot;;LEFT([.I500];IF(               ISNUMBER(FIND(&quot; &quot;;[.I500]));FIND(&quot; &quot;;[.I500])-1;LEN([.I500])       )                ));CONCATENATE([.K500];LEFT([.I500];IF(               ISNUMBER(FIND(&quot; &quot;;[.I500]));FIND(&quot; &quot;;[.I500])-1;LEN([.I500])       )                )) );[.J499])" office:value-type="string" office:string-value="./_APE0725.jpg" calcext:value-type="string">
            <text:p>./_APE0725.jpg</text:p>
          </table:table-cell>
          <table:table-cell table:formula="of:=VLOOKUP(LEFT([.I500];IF(               ISNUMBER(FIND(&quot; &quot;;[.I500]));FIND(&quot; &quot;;[.I500])-1;LEN([.I50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0]+1" office:value-type="float" office:value="496" calcext:value-type="float">
            <text:p>496</text:p>
          </table:table-cell>
          <table:table-cell table:style-name="ce5" table:formula="of:=IF([.B500]=&quot;&quot;;&quot;&quot;;[.B50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0]=&quot;&quot;;&quot;&quot;;[.F500])" office:value-type="string" office:string-value="n" calcext:value-type="string">
            <text:p>n</text:p>
          </table:table-cell>
          <table:table-cell table:style-name="ce5" table:formula="of:=IF([.G500]=&quot;&quot;;&quot;&quot;;[.G500])" office:value-type="string" office:string-value="k" calcext:value-type="string">
            <text:p>k</text:p>
          </table:table-cell>
          <table:table-cell/>
          <table:table-cell table:style-name="ce15" table:formula="of:=IF([.I500]=&quot;&quot;;&quot;&quot;;[.I500])">
            <text:p/>
          </table:table-cell>
          <table:table-cell table:formula="of:=IF([.I501]&lt;&gt;&quot;&quot;;HYPERLINK(CONCATENATE(&quot;file://&quot;;[.$H$2];&quot;/&quot;;[.K501];&quot;/&quot;;LEFT([.I501];IF(               ISNUMBER(FIND(&quot; &quot;;[.I501]));FIND(&quot; &quot;;[.I501])-1;LEN([.I501])       )                ));CONCATENATE([.K501];LEFT([.I501];IF(               ISNUMBER(FIND(&quot; &quot;;[.I501]));FIND(&quot; &quot;;[.I501])-1;LEN([.I501])       )                )) );[.J500])" office:value-type="string" office:string-value="./_APE0725.jpg" calcext:value-type="string">
            <text:p>./_APE0725.jpg</text:p>
          </table:table-cell>
          <table:table-cell table:formula="of:=VLOOKUP(LEFT([.I501];IF(               ISNUMBER(FIND(&quot; &quot;;[.I501]));FIND(&quot; &quot;;[.I501])-1;LEN([.I50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1]+1" office:value-type="float" office:value="497" calcext:value-type="float">
            <text:p>497</text:p>
          </table:table-cell>
          <table:table-cell table:style-name="ce5" table:formula="of:=IF([.B501]=&quot;&quot;;&quot;&quot;;[.B50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1]=&quot;&quot;;&quot;&quot;;[.F501])" office:value-type="string" office:string-value="n" calcext:value-type="string">
            <text:p>n</text:p>
          </table:table-cell>
          <table:table-cell table:style-name="ce5" table:formula="of:=IF([.G501]=&quot;&quot;;&quot;&quot;;[.G501])" office:value-type="string" office:string-value="k" calcext:value-type="string">
            <text:p>k</text:p>
          </table:table-cell>
          <table:table-cell/>
          <table:table-cell table:style-name="ce15" table:formula="of:=IF([.I501]=&quot;&quot;;&quot;&quot;;[.I501])">
            <text:p/>
          </table:table-cell>
          <table:table-cell table:formula="of:=IF([.I502]&lt;&gt;&quot;&quot;;HYPERLINK(CONCATENATE(&quot;file://&quot;;[.$H$2];&quot;/&quot;;[.K502];&quot;/&quot;;LEFT([.I502];IF(               ISNUMBER(FIND(&quot; &quot;;[.I502]));FIND(&quot; &quot;;[.I502])-1;LEN([.I502])       )                ));CONCATENATE([.K502];LEFT([.I502];IF(               ISNUMBER(FIND(&quot; &quot;;[.I502]));FIND(&quot; &quot;;[.I502])-1;LEN([.I502])       )                )) );[.J501])" office:value-type="string" office:string-value="./_APE0725.jpg" calcext:value-type="string">
            <text:p>./_APE0725.jpg</text:p>
          </table:table-cell>
          <table:table-cell table:formula="of:=VLOOKUP(LEFT([.I502];IF(               ISNUMBER(FIND(&quot; &quot;;[.I502]));FIND(&quot; &quot;;[.I502])-1;LEN([.I50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2]+1" office:value-type="float" office:value="498" calcext:value-type="float">
            <text:p>498</text:p>
          </table:table-cell>
          <table:table-cell table:style-name="ce5" table:formula="of:=IF([.B502]=&quot;&quot;;&quot;&quot;;[.B50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2]=&quot;&quot;;&quot;&quot;;[.F502])" office:value-type="string" office:string-value="n" calcext:value-type="string">
            <text:p>n</text:p>
          </table:table-cell>
          <table:table-cell table:style-name="ce5" table:formula="of:=IF([.G502]=&quot;&quot;;&quot;&quot;;[.G502])" office:value-type="string" office:string-value="k" calcext:value-type="string">
            <text:p>k</text:p>
          </table:table-cell>
          <table:table-cell/>
          <table:table-cell table:style-name="ce15" table:formula="of:=IF([.I502]=&quot;&quot;;&quot;&quot;;[.I502])">
            <text:p/>
          </table:table-cell>
          <table:table-cell table:formula="of:=IF([.I503]&lt;&gt;&quot;&quot;;HYPERLINK(CONCATENATE(&quot;file://&quot;;[.$H$2];&quot;/&quot;;[.K503];&quot;/&quot;;LEFT([.I503];IF(               ISNUMBER(FIND(&quot; &quot;;[.I503]));FIND(&quot; &quot;;[.I503])-1;LEN([.I503])       )                ));CONCATENATE([.K503];LEFT([.I503];IF(               ISNUMBER(FIND(&quot; &quot;;[.I503]));FIND(&quot; &quot;;[.I503])-1;LEN([.I503])       )                )) );[.J502])" office:value-type="string" office:string-value="./_APE0725.jpg" calcext:value-type="string">
            <text:p>./_APE0725.jpg</text:p>
          </table:table-cell>
          <table:table-cell table:formula="of:=VLOOKUP(LEFT([.I503];IF(               ISNUMBER(FIND(&quot; &quot;;[.I503]));FIND(&quot; &quot;;[.I503])-1;LEN([.I50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3]+1" office:value-type="float" office:value="499" calcext:value-type="float">
            <text:p>499</text:p>
          </table:table-cell>
          <table:table-cell table:style-name="ce5" table:formula="of:=IF([.B503]=&quot;&quot;;&quot;&quot;;[.B50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3]=&quot;&quot;;&quot;&quot;;[.F503])" office:value-type="string" office:string-value="n" calcext:value-type="string">
            <text:p>n</text:p>
          </table:table-cell>
          <table:table-cell table:style-name="ce5" table:formula="of:=IF([.G503]=&quot;&quot;;&quot;&quot;;[.G503])" office:value-type="string" office:string-value="k" calcext:value-type="string">
            <text:p>k</text:p>
          </table:table-cell>
          <table:table-cell/>
          <table:table-cell table:style-name="ce15" table:formula="of:=IF([.I503]=&quot;&quot;;&quot;&quot;;[.I503])">
            <text:p/>
          </table:table-cell>
          <table:table-cell table:formula="of:=IF([.I504]&lt;&gt;&quot;&quot;;HYPERLINK(CONCATENATE(&quot;file://&quot;;[.$H$2];&quot;/&quot;;[.K504];&quot;/&quot;;LEFT([.I504];IF(               ISNUMBER(FIND(&quot; &quot;;[.I504]));FIND(&quot; &quot;;[.I504])-1;LEN([.I504])       )                ));CONCATENATE([.K504];LEFT([.I504];IF(               ISNUMBER(FIND(&quot; &quot;;[.I504]));FIND(&quot; &quot;;[.I504])-1;LEN([.I504])       )                )) );[.J503])" office:value-type="string" office:string-value="./_APE0725.jpg" calcext:value-type="string">
            <text:p>./_APE0725.jpg</text:p>
          </table:table-cell>
          <table:table-cell table:formula="of:=VLOOKUP(LEFT([.I504];IF(               ISNUMBER(FIND(&quot; &quot;;[.I504]));FIND(&quot; &quot;;[.I504])-1;LEN([.I50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4]+1" office:value-type="float" office:value="500" calcext:value-type="float">
            <text:p>500</text:p>
          </table:table-cell>
          <table:table-cell table:style-name="ce5" table:formula="of:=IF([.B504]=&quot;&quot;;&quot;&quot;;[.B504])" office:value-type="string" office:string-value="m" calcext:value-type="string">
            <text:p>m</text:p>
          </table:table-cell>
          <table:table-cell table:style-name="ce7" office:value-type="string" calcext:value-type="string">
            <text:p>koupelova skrin pod umyvadlem</text:p>
          </table:table-cell>
          <table:table-cell table:style-name="ce5" table:number-columns-repeated="2"/>
          <table:table-cell table:style-name="ce5" table:formula="of:=IF([.F504]=&quot;&quot;;&quot;&quot;;[.F504])" office:value-type="string" office:string-value="n" calcext:value-type="string">
            <text:p>n</text:p>
          </table:table-cell>
          <table:table-cell table:style-name="ce5" table:formula="of:=IF([.G504]=&quot;&quot;;&quot;&quot;;[.G504])" office:value-type="string" office:string-value="k" calcext:value-type="string">
            <text:p>k</text:p>
          </table:table-cell>
          <table:table-cell/>
          <table:table-cell table:style-name="ce15" office:value-type="string" calcext:value-type="string">
            <text:p>TBD</text:p>
          </table:table-cell>
          <table:table-cell table:formula="of:=IF([.I505]&lt;&gt;&quot;&quot;;HYPERLINK(CONCATENATE(&quot;file://&quot;;[.$H$2];&quot;/&quot;;[.K505];&quot;/&quot;;LEFT([.I505];IF(               ISNUMBER(FIND(&quot; &quot;;[.I505]));FIND(&quot; &quot;;[.I505])-1;LEN([.I505])       )                ));CONCATENATE([.K505];LEFT([.I505];IF(               ISNUMBER(FIND(&quot; &quot;;[.I505]));FIND(&quot; &quot;;[.I505])-1;LEN([.I505])       )                )) );[.J504])" office:value-type="string" office:string-value="" calcext:value-type="error">
            <text:p>#N/A</text:p>
          </table:table-cell>
          <table:table-cell table:formula="of:=VLOOKUP(LEFT([.I505];IF(               ISNUMBER(FIND(&quot; &quot;;[.I505]));FIND(&quot; &quot;;[.I505])-1;LEN([.I50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5]+1" office:value-type="float" office:value="501" calcext:value-type="float">
            <text:p>501</text:p>
          </table:table-cell>
          <table:table-cell table:style-name="ce5" table:formula="of:=IF([.B505]=&quot;&quot;;&quot;&quot;;[.B505])" office:value-type="string" office:string-value="m" calcext:value-type="string">
            <text:p>m</text:p>
          </table:table-cell>
          <table:table-cell table:style-name="ce7" office:value-type="string" calcext:value-type="string">
            <text:p>skopek na pradlo 2x</text:p>
          </table:table-cell>
          <table:table-cell table:style-name="ce5" table:number-columns-repeated="2"/>
          <table:table-cell table:style-name="ce5" table:formula="of:=IF([.F505]=&quot;&quot;;&quot;&quot;;[.F505])" office:value-type="string" office:string-value="n" calcext:value-type="string">
            <text:p>n</text:p>
          </table:table-cell>
          <table:table-cell table:style-name="ce5" table:formula="of:=IF([.G505]=&quot;&quot;;&quot;&quot;;[.G505])" office:value-type="string" office:string-value="k" calcext:value-type="string">
            <text:p>k</text:p>
          </table:table-cell>
          <table:table-cell/>
          <table:table-cell table:style-name="ce15" table:formula="of:=IF([.I505]=&quot;&quot;;&quot;&quot;;[.I505])" office:value-type="string" office:string-value="TBD" calcext:value-type="string">
            <text:p>TBD</text:p>
          </table:table-cell>
          <table:table-cell table:formula="of:=IF([.I506]&lt;&gt;&quot;&quot;;HYPERLINK(CONCATENATE(&quot;file://&quot;;[.$H$2];&quot;/&quot;;[.K506];&quot;/&quot;;LEFT([.I506];IF(               ISNUMBER(FIND(&quot; &quot;;[.I506]));FIND(&quot; &quot;;[.I506])-1;LEN([.I506])       )                ));CONCATENATE([.K506];LEFT([.I506];IF(               ISNUMBER(FIND(&quot; &quot;;[.I506]));FIND(&quot; &quot;;[.I506])-1;LEN([.I506])       )                )) );[.J505])" office:value-type="string" office:string-value="" calcext:value-type="error">
            <text:p>#N/A</text:p>
          </table:table-cell>
          <table:table-cell table:formula="of:=VLOOKUP(LEFT([.I506];IF(               ISNUMBER(FIND(&quot; &quot;;[.I506]));FIND(&quot; &quot;;[.I506])-1;LEN([.I50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6]+1" office:value-type="float" office:value="502" calcext:value-type="float">
            <text:p>502</text:p>
          </table:table-cell>
          <table:table-cell table:style-name="ce5" table:formula="of:=IF([.B506]=&quot;&quot;;&quot;&quot;;[.B506])" office:value-type="string" office:string-value="m" calcext:value-type="string">
            <text:p>m</text:p>
          </table:table-cell>
          <table:table-cell table:style-name="ce7" office:value-type="string" calcext:value-type="string">
            <text:p>plastove dily sprchoveho koutu</text:p>
          </table:table-cell>
          <table:table-cell table:style-name="ce5"/>
          <table:table-cell table:style-name="ce5" office:value-type="string" calcext:value-type="string">
            <text:p>POKUD</text:p>
          </table:table-cell>
          <table:table-cell table:style-name="ce5" table:formula="of:=IF([.F506]=&quot;&quot;;&quot;&quot;;[.F506])" office:value-type="string" office:string-value="n" calcext:value-type="string">
            <text:p>n</text:p>
          </table:table-cell>
          <table:table-cell table:style-name="ce5" table:formula="of:=IF([.G506]=&quot;&quot;;&quot;&quot;;[.G506])" office:value-type="string" office:string-value="k" calcext:value-type="string">
            <text:p>k</text:p>
          </table:table-cell>
          <table:table-cell/>
          <table:table-cell table:style-name="ce15" table:formula="of:=IF([.I506]=&quot;&quot;;&quot;&quot;;[.I506])" office:value-type="string" office:string-value="TBD" calcext:value-type="string">
            <text:p>TBD</text:p>
          </table:table-cell>
          <table:table-cell table:formula="of:=IF([.I507]&lt;&gt;&quot;&quot;;HYPERLINK(CONCATENATE(&quot;file://&quot;;[.$H$2];&quot;/&quot;;[.K507];&quot;/&quot;;LEFT([.I507];IF(               ISNUMBER(FIND(&quot; &quot;;[.I507]));FIND(&quot; &quot;;[.I507])-1;LEN([.I507])       )                ));CONCATENATE([.K507];LEFT([.I507];IF(               ISNUMBER(FIND(&quot; &quot;;[.I507]));FIND(&quot; &quot;;[.I507])-1;LEN([.I507])       )                )) );[.J506])" office:value-type="string" office:string-value="" calcext:value-type="error">
            <text:p>#N/A</text:p>
          </table:table-cell>
          <table:table-cell table:formula="of:=VLOOKUP(LEFT([.I507];IF(               ISNUMBER(FIND(&quot; &quot;;[.I507]));FIND(&quot; &quot;;[.I507])-1;LEN([.I50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7]+1" office:value-type="float" office:value="503" calcext:value-type="float">
            <text:p>503</text:p>
          </table:table-cell>
          <table:table-cell table:style-name="ce5" table:formula="of:=IF([.B507]=&quot;&quot;;&quot;&quot;;[.B50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7]=&quot;&quot;;&quot;&quot;;[.F507])" office:value-type="string" office:string-value="n" calcext:value-type="string">
            <text:p>n</text:p>
          </table:table-cell>
          <table:table-cell table:style-name="ce5" table:formula="of:=IF([.G507]=&quot;&quot;;&quot;&quot;;[.G507])" office:value-type="string" office:string-value="k" calcext:value-type="string">
            <text:p>k</text:p>
          </table:table-cell>
          <table:table-cell/>
          <table:table-cell table:style-name="ce15" table:formula="of:=IF([.I507]=&quot;&quot;;&quot;&quot;;[.I507])" office:value-type="string" office:string-value="TBD" calcext:value-type="string">
            <text:p>TBD</text:p>
          </table:table-cell>
          <table:table-cell table:formula="of:=IF([.I508]&lt;&gt;&quot;&quot;;HYPERLINK(CONCATENATE(&quot;file://&quot;;[.$H$2];&quot;/&quot;;[.K508];&quot;/&quot;;LEFT([.I508];IF(               ISNUMBER(FIND(&quot; &quot;;[.I508]));FIND(&quot; &quot;;[.I508])-1;LEN([.I508])       )                ));CONCATENATE([.K508];LEFT([.I508];IF(               ISNUMBER(FIND(&quot; &quot;;[.I508]));FIND(&quot; &quot;;[.I508])-1;LEN([.I508])       )                )) );[.J507])" office:value-type="string" office:string-value="" calcext:value-type="error">
            <text:p>#N/A</text:p>
          </table:table-cell>
          <table:table-cell table:formula="of:=VLOOKUP(LEFT([.I508];IF(               ISNUMBER(FIND(&quot; &quot;;[.I508]));FIND(&quot; &quot;;[.I508])-1;LEN([.I50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8]+1" office:value-type="float" office:value="504" calcext:value-type="float">
            <text:p>504</text:p>
          </table:table-cell>
          <table:table-cell table:style-name="ce5" table:formula="of:=IF([.B508]=&quot;&quot;;&quot;&quot;;[.B50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8]=&quot;&quot;;&quot;&quot;;[.F508])" office:value-type="string" office:string-value="n" calcext:value-type="string">
            <text:p>n</text:p>
          </table:table-cell>
          <table:table-cell table:style-name="ce5" table:formula="of:=IF([.G508]=&quot;&quot;;&quot;&quot;;[.G508])" office:value-type="string" office:string-value="k" calcext:value-type="string">
            <text:p>k</text:p>
          </table:table-cell>
          <table:table-cell/>
          <table:table-cell table:style-name="ce15" table:formula="of:=IF([.I508]=&quot;&quot;;&quot;&quot;;[.I508])" office:value-type="string" office:string-value="TBD" calcext:value-type="string">
            <text:p>TBD</text:p>
          </table:table-cell>
          <table:table-cell table:formula="of:=IF([.I509]&lt;&gt;&quot;&quot;;HYPERLINK(CONCATENATE(&quot;file://&quot;;[.$H$2];&quot;/&quot;;[.K509];&quot;/&quot;;LEFT([.I509];IF(               ISNUMBER(FIND(&quot; &quot;;[.I509]));FIND(&quot; &quot;;[.I509])-1;LEN([.I509])       )                ));CONCATENATE([.K509];LEFT([.I509];IF(               ISNUMBER(FIND(&quot; &quot;;[.I509]));FIND(&quot; &quot;;[.I509])-1;LEN([.I509])       )                )) );[.J508])" office:value-type="string" office:string-value="" calcext:value-type="error">
            <text:p>#N/A</text:p>
          </table:table-cell>
          <table:table-cell table:formula="of:=VLOOKUP(LEFT([.I509];IF(               ISNUMBER(FIND(&quot; &quot;;[.I509]));FIND(&quot; &quot;;[.I509])-1;LEN([.I50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09]+1" office:value-type="float" office:value="505" calcext:value-type="float">
            <text:p>505</text:p>
          </table:table-cell>
          <table:table-cell table:style-name="ce5" table:formula="of:=IF([.B509]=&quot;&quot;;&quot;&quot;;[.B50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09]=&quot;&quot;;&quot;&quot;;[.F509])" office:value-type="string" office:string-value="n" calcext:value-type="string">
            <text:p>n</text:p>
          </table:table-cell>
          <table:table-cell table:style-name="ce5" table:formula="of:=IF([.G509]=&quot;&quot;;&quot;&quot;;[.G509])" office:value-type="string" office:string-value="k" calcext:value-type="string">
            <text:p>k</text:p>
          </table:table-cell>
          <table:table-cell/>
          <table:table-cell table:style-name="ce15" table:formula="of:=IF([.I509]=&quot;&quot;;&quot;&quot;;[.I509])" office:value-type="string" office:string-value="TBD" calcext:value-type="string">
            <text:p>TBD</text:p>
          </table:table-cell>
          <table:table-cell table:formula="of:=IF([.I510]&lt;&gt;&quot;&quot;;HYPERLINK(CONCATENATE(&quot;file://&quot;;[.$H$2];&quot;/&quot;;[.K510];&quot;/&quot;;LEFT([.I510];IF(               ISNUMBER(FIND(&quot; &quot;;[.I510]));FIND(&quot; &quot;;[.I510])-1;LEN([.I510])       )                ));CONCATENATE([.K510];LEFT([.I510];IF(               ISNUMBER(FIND(&quot; &quot;;[.I510]));FIND(&quot; &quot;;[.I510])-1;LEN([.I510])       )                )) );[.J509])" office:value-type="string" office:string-value="" calcext:value-type="error">
            <text:p>#N/A</text:p>
          </table:table-cell>
          <table:table-cell table:formula="of:=VLOOKUP(LEFT([.I510];IF(               ISNUMBER(FIND(&quot; &quot;;[.I510]));FIND(&quot; &quot;;[.I510])-1;LEN([.I51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0]+1" office:value-type="float" office:value="506" calcext:value-type="float">
            <text:p>506</text:p>
          </table:table-cell>
          <table:table-cell table:style-name="ce5" table:formula="of:=IF([.B510]=&quot;&quot;;&quot;&quot;;[.B51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0]=&quot;&quot;;&quot;&quot;;[.F510])" office:value-type="string" office:string-value="n" calcext:value-type="string">
            <text:p>n</text:p>
          </table:table-cell>
          <table:table-cell table:style-name="ce5" table:formula="of:=IF([.G510]=&quot;&quot;;&quot;&quot;;[.G510])" office:value-type="string" office:string-value="k" calcext:value-type="string">
            <text:p>k</text:p>
          </table:table-cell>
          <table:table-cell/>
          <table:table-cell table:style-name="ce15" table:formula="of:=IF([.I510]=&quot;&quot;;&quot;&quot;;[.I510])" office:value-type="string" office:string-value="TBD" calcext:value-type="string">
            <text:p>TBD</text:p>
          </table:table-cell>
          <table:table-cell table:formula="of:=IF([.I511]&lt;&gt;&quot;&quot;;HYPERLINK(CONCATENATE(&quot;file://&quot;;[.$H$2];&quot;/&quot;;[.K511];&quot;/&quot;;LEFT([.I511];IF(               ISNUMBER(FIND(&quot; &quot;;[.I511]));FIND(&quot; &quot;;[.I511])-1;LEN([.I511])       )                ));CONCATENATE([.K511];LEFT([.I511];IF(               ISNUMBER(FIND(&quot; &quot;;[.I511]));FIND(&quot; &quot;;[.I511])-1;LEN([.I511])       )                )) );[.J510])" office:value-type="string" office:string-value="" calcext:value-type="error">
            <text:p>#N/A</text:p>
          </table:table-cell>
          <table:table-cell table:formula="of:=VLOOKUP(LEFT([.I511];IF(               ISNUMBER(FIND(&quot; &quot;;[.I511]));FIND(&quot; &quot;;[.I511])-1;LEN([.I51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1]+1" office:value-type="float" office:value="507" calcext:value-type="float">
            <text:p>507</text:p>
          </table:table-cell>
          <table:table-cell table:style-name="ce5" table:formula="of:=IF([.B511]=&quot;&quot;;&quot;&quot;;[.B51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1]=&quot;&quot;;&quot;&quot;;[.F511])" office:value-type="string" office:string-value="n" calcext:value-type="string">
            <text:p>n</text:p>
          </table:table-cell>
          <table:table-cell table:style-name="ce5" table:formula="of:=IF([.G511]=&quot;&quot;;&quot;&quot;;[.G511])" office:value-type="string" office:string-value="k" calcext:value-type="string">
            <text:p>k</text:p>
          </table:table-cell>
          <table:table-cell/>
          <table:table-cell table:style-name="ce15" table:formula="of:=IF([.I511]=&quot;&quot;;&quot;&quot;;[.I511])" office:value-type="string" office:string-value="TBD" calcext:value-type="string">
            <text:p>TBD</text:p>
          </table:table-cell>
          <table:table-cell table:formula="of:=IF([.I512]&lt;&gt;&quot;&quot;;HYPERLINK(CONCATENATE(&quot;file://&quot;;[.$H$2];&quot;/&quot;;[.K512];&quot;/&quot;;LEFT([.I512];IF(               ISNUMBER(FIND(&quot; &quot;;[.I512]));FIND(&quot; &quot;;[.I512])-1;LEN([.I512])       )                ));CONCATENATE([.K512];LEFT([.I512];IF(               ISNUMBER(FIND(&quot; &quot;;[.I512]));FIND(&quot; &quot;;[.I512])-1;LEN([.I512])       )                )) );[.J511])" office:value-type="string" office:string-value="" calcext:value-type="error">
            <text:p>#N/A</text:p>
          </table:table-cell>
          <table:table-cell table:formula="of:=VLOOKUP(LEFT([.I512];IF(               ISNUMBER(FIND(&quot; &quot;;[.I512]));FIND(&quot; &quot;;[.I512])-1;LEN([.I51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2]+1" office:value-type="float" office:value="508" calcext:value-type="float">
            <text:p>508</text:p>
          </table:table-cell>
          <table:table-cell table:style-name="ce5" table:formula="of:=IF([.B512]=&quot;&quot;;&quot;&quot;;[.B51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2]=&quot;&quot;;&quot;&quot;;[.F512])" office:value-type="string" office:string-value="n" calcext:value-type="string">
            <text:p>n</text:p>
          </table:table-cell>
          <table:table-cell table:style-name="ce5" table:formula="of:=IF([.G512]=&quot;&quot;;&quot;&quot;;[.G512])" office:value-type="string" office:string-value="k" calcext:value-type="string">
            <text:p>k</text:p>
          </table:table-cell>
          <table:table-cell/>
          <table:table-cell table:style-name="ce15" table:formula="of:=IF([.I512]=&quot;&quot;;&quot;&quot;;[.I512])" office:value-type="string" office:string-value="TBD" calcext:value-type="string">
            <text:p>TBD</text:p>
          </table:table-cell>
          <table:table-cell table:formula="of:=IF([.I513]&lt;&gt;&quot;&quot;;HYPERLINK(CONCATENATE(&quot;file://&quot;;[.$H$2];&quot;/&quot;;[.K513];&quot;/&quot;;LEFT([.I513];IF(               ISNUMBER(FIND(&quot; &quot;;[.I513]));FIND(&quot; &quot;;[.I513])-1;LEN([.I513])       )                ));CONCATENATE([.K513];LEFT([.I513];IF(               ISNUMBER(FIND(&quot; &quot;;[.I513]));FIND(&quot; &quot;;[.I513])-1;LEN([.I513])       )                )) );[.J512])" office:value-type="string" office:string-value="" calcext:value-type="error">
            <text:p>#N/A</text:p>
          </table:table-cell>
          <table:table-cell table:formula="of:=VLOOKUP(LEFT([.I513];IF(               ISNUMBER(FIND(&quot; &quot;;[.I513]));FIND(&quot; &quot;;[.I513])-1;LEN([.I51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3]+1" office:value-type="float" office:value="509" calcext:value-type="float">
            <text:p>509</text:p>
          </table:table-cell>
          <table:table-cell table:style-name="ce5" table:formula="of:=IF([.B513]=&quot;&quot;;&quot;&quot;;[.B51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3]=&quot;&quot;;&quot;&quot;;[.F513])" office:value-type="string" office:string-value="n" calcext:value-type="string">
            <text:p>n</text:p>
          </table:table-cell>
          <table:table-cell table:style-name="ce5" table:formula="of:=IF([.G513]=&quot;&quot;;&quot;&quot;;[.G513])" office:value-type="string" office:string-value="k" calcext:value-type="string">
            <text:p>k</text:p>
          </table:table-cell>
          <table:table-cell/>
          <table:table-cell table:style-name="ce15" table:formula="of:=IF([.I513]=&quot;&quot;;&quot;&quot;;[.I513])" office:value-type="string" office:string-value="TBD" calcext:value-type="string">
            <text:p>TBD</text:p>
          </table:table-cell>
          <table:table-cell table:formula="of:=IF([.I514]&lt;&gt;&quot;&quot;;HYPERLINK(CONCATENATE(&quot;file://&quot;;[.$H$2];&quot;/&quot;;[.K514];&quot;/&quot;;LEFT([.I514];IF(               ISNUMBER(FIND(&quot; &quot;;[.I514]));FIND(&quot; &quot;;[.I514])-1;LEN([.I514])       )                ));CONCATENATE([.K514];LEFT([.I514];IF(               ISNUMBER(FIND(&quot; &quot;;[.I514]));FIND(&quot; &quot;;[.I514])-1;LEN([.I514])       )                )) );[.J513])" office:value-type="string" office:string-value="" calcext:value-type="error">
            <text:p>#N/A</text:p>
          </table:table-cell>
          <table:table-cell table:formula="of:=VLOOKUP(LEFT([.I514];IF(               ISNUMBER(FIND(&quot; &quot;;[.I514]));FIND(&quot; &quot;;[.I514])-1;LEN([.I51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4]+1" office:value-type="float" office:value="510" calcext:value-type="float">
            <text:p>510</text:p>
          </table:table-cell>
          <table:table-cell table:style-name="ce5" table:formula="of:=IF([.B514]=&quot;&quot;;&quot;&quot;;[.B51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4]=&quot;&quot;;&quot;&quot;;[.F514])" office:value-type="string" office:string-value="n" calcext:value-type="string">
            <text:p>n</text:p>
          </table:table-cell>
          <table:table-cell table:style-name="ce5" table:formula="of:=IF([.G514]=&quot;&quot;;&quot;&quot;;[.G514])" office:value-type="string" office:string-value="k" calcext:value-type="string">
            <text:p>k</text:p>
          </table:table-cell>
          <table:table-cell/>
          <table:table-cell table:style-name="ce15" table:formula="of:=IF([.I514]=&quot;&quot;;&quot;&quot;;[.I514])" office:value-type="string" office:string-value="TBD" calcext:value-type="string">
            <text:p>TBD</text:p>
          </table:table-cell>
          <table:table-cell table:formula="of:=IF([.I515]&lt;&gt;&quot;&quot;;HYPERLINK(CONCATENATE(&quot;file://&quot;;[.$H$2];&quot;/&quot;;[.K515];&quot;/&quot;;LEFT([.I515];IF(               ISNUMBER(FIND(&quot; &quot;;[.I515]));FIND(&quot; &quot;;[.I515])-1;LEN([.I515])       )                ));CONCATENATE([.K515];LEFT([.I515];IF(               ISNUMBER(FIND(&quot; &quot;;[.I515]));FIND(&quot; &quot;;[.I515])-1;LEN([.I515])       )                )) );[.J514])" office:value-type="string" office:string-value="" calcext:value-type="error">
            <text:p>#N/A</text:p>
          </table:table-cell>
          <table:table-cell table:formula="of:=VLOOKUP(LEFT([.I515];IF(               ISNUMBER(FIND(&quot; &quot;;[.I515]));FIND(&quot; &quot;;[.I515])-1;LEN([.I51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5]+1" office:value-type="float" office:value="511" calcext:value-type="float">
            <text:p>511</text:p>
          </table:table-cell>
          <table:table-cell table:style-name="ce5" table:formula="of:=IF([.B515]=&quot;&quot;;&quot;&quot;;[.B51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5]=&quot;&quot;;&quot;&quot;;[.F515])" office:value-type="string" office:string-value="n" calcext:value-type="string">
            <text:p>n</text:p>
          </table:table-cell>
          <table:table-cell table:style-name="ce5" table:formula="of:=IF([.G515]=&quot;&quot;;&quot;&quot;;[.G515])" office:value-type="string" office:string-value="k" calcext:value-type="string">
            <text:p>k</text:p>
          </table:table-cell>
          <table:table-cell/>
          <table:table-cell table:style-name="ce15" table:formula="of:=IF([.I515]=&quot;&quot;;&quot;&quot;;[.I515])" office:value-type="string" office:string-value="TBD" calcext:value-type="string">
            <text:p>TBD</text:p>
          </table:table-cell>
          <table:table-cell table:formula="of:=IF([.I516]&lt;&gt;&quot;&quot;;HYPERLINK(CONCATENATE(&quot;file://&quot;;[.$H$2];&quot;/&quot;;[.K516];&quot;/&quot;;LEFT([.I516];IF(               ISNUMBER(FIND(&quot; &quot;;[.I516]));FIND(&quot; &quot;;[.I516])-1;LEN([.I516])       )                ));CONCATENATE([.K516];LEFT([.I516];IF(               ISNUMBER(FIND(&quot; &quot;;[.I516]));FIND(&quot; &quot;;[.I516])-1;LEN([.I516])       )                )) );[.J515])" office:value-type="string" office:string-value="" calcext:value-type="error">
            <text:p>#N/A</text:p>
          </table:table-cell>
          <table:table-cell table:formula="of:=VLOOKUP(LEFT([.I516];IF(               ISNUMBER(FIND(&quot; &quot;;[.I516]));FIND(&quot; &quot;;[.I516])-1;LEN([.I51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6]+1" office:value-type="float" office:value="512" calcext:value-type="float">
            <text:p>512</text:p>
          </table:table-cell>
          <table:table-cell table:style-name="ce5" table:formula="of:=IF([.B516]=&quot;&quot;;&quot;&quot;;[.B51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6]=&quot;&quot;;&quot;&quot;;[.F516])" office:value-type="string" office:string-value="n" calcext:value-type="string">
            <text:p>n</text:p>
          </table:table-cell>
          <table:table-cell table:style-name="ce5" table:formula="of:=IF([.G516]=&quot;&quot;;&quot;&quot;;[.G516])" office:value-type="string" office:string-value="k" calcext:value-type="string">
            <text:p>k</text:p>
          </table:table-cell>
          <table:table-cell/>
          <table:table-cell table:style-name="ce15" table:formula="of:=IF([.I516]=&quot;&quot;;&quot;&quot;;[.I516])" office:value-type="string" office:string-value="TBD" calcext:value-type="string">
            <text:p>TBD</text:p>
          </table:table-cell>
          <table:table-cell table:formula="of:=IF([.I517]&lt;&gt;&quot;&quot;;HYPERLINK(CONCATENATE(&quot;file://&quot;;[.$H$2];&quot;/&quot;;[.K517];&quot;/&quot;;LEFT([.I517];IF(               ISNUMBER(FIND(&quot; &quot;;[.I517]));FIND(&quot; &quot;;[.I517])-1;LEN([.I517])       )                ));CONCATENATE([.K517];LEFT([.I517];IF(               ISNUMBER(FIND(&quot; &quot;;[.I517]));FIND(&quot; &quot;;[.I517])-1;LEN([.I517])       )                )) );[.J516])" office:value-type="string" office:string-value="" calcext:value-type="error">
            <text:p>#N/A</text:p>
          </table:table-cell>
          <table:table-cell table:formula="of:=VLOOKUP(LEFT([.I517];IF(               ISNUMBER(FIND(&quot; &quot;;[.I517]));FIND(&quot; &quot;;[.I517])-1;LEN([.I51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7]+1" office:value-type="float" office:value="513" calcext:value-type="float">
            <text:p>513</text:p>
          </table:table-cell>
          <table:table-cell table:style-name="ce5" table:formula="of:=IF([.B517]=&quot;&quot;;&quot;&quot;;[.B51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7]=&quot;&quot;;&quot;&quot;;[.F517])" office:value-type="string" office:string-value="n" calcext:value-type="string">
            <text:p>n</text:p>
          </table:table-cell>
          <table:table-cell table:style-name="ce5" table:formula="of:=IF([.G517]=&quot;&quot;;&quot;&quot;;[.G517])" office:value-type="string" office:string-value="k" calcext:value-type="string">
            <text:p>k</text:p>
          </table:table-cell>
          <table:table-cell/>
          <table:table-cell table:style-name="ce15" table:formula="of:=IF([.I517]=&quot;&quot;;&quot;&quot;;[.I517])" office:value-type="string" office:string-value="TBD" calcext:value-type="string">
            <text:p>TBD</text:p>
          </table:table-cell>
          <table:table-cell table:formula="of:=IF([.I518]&lt;&gt;&quot;&quot;;HYPERLINK(CONCATENATE(&quot;file://&quot;;[.$H$2];&quot;/&quot;;[.K518];&quot;/&quot;;LEFT([.I518];IF(               ISNUMBER(FIND(&quot; &quot;;[.I518]));FIND(&quot; &quot;;[.I518])-1;LEN([.I518])       )                ));CONCATENATE([.K518];LEFT([.I518];IF(               ISNUMBER(FIND(&quot; &quot;;[.I518]));FIND(&quot; &quot;;[.I518])-1;LEN([.I518])       )                )) );[.J517])" office:value-type="string" office:string-value="" calcext:value-type="error">
            <text:p>#N/A</text:p>
          </table:table-cell>
          <table:table-cell table:formula="of:=VLOOKUP(LEFT([.I518];IF(               ISNUMBER(FIND(&quot; &quot;;[.I518]));FIND(&quot; &quot;;[.I518])-1;LEN([.I51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8]+1" office:value-type="float" office:value="514" calcext:value-type="float">
            <text:p>514</text:p>
          </table:table-cell>
          <table:table-cell table:style-name="ce5" table:formula="of:=IF([.B518]=&quot;&quot;;&quot;&quot;;[.B51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8]=&quot;&quot;;&quot;&quot;;[.F518])" office:value-type="string" office:string-value="n" calcext:value-type="string">
            <text:p>n</text:p>
          </table:table-cell>
          <table:table-cell table:style-name="ce5" table:formula="of:=IF([.G518]=&quot;&quot;;&quot;&quot;;[.G518])" office:value-type="string" office:string-value="k" calcext:value-type="string">
            <text:p>k</text:p>
          </table:table-cell>
          <table:table-cell/>
          <table:table-cell table:style-name="ce15" table:formula="of:=IF([.I518]=&quot;&quot;;&quot;&quot;;[.I518])" office:value-type="string" office:string-value="TBD" calcext:value-type="string">
            <text:p>TBD</text:p>
          </table:table-cell>
          <table:table-cell table:formula="of:=IF([.I519]&lt;&gt;&quot;&quot;;HYPERLINK(CONCATENATE(&quot;file://&quot;;[.$H$2];&quot;/&quot;;[.K519];&quot;/&quot;;LEFT([.I519];IF(               ISNUMBER(FIND(&quot; &quot;;[.I519]));FIND(&quot; &quot;;[.I519])-1;LEN([.I519])       )                ));CONCATENATE([.K519];LEFT([.I519];IF(               ISNUMBER(FIND(&quot; &quot;;[.I519]));FIND(&quot; &quot;;[.I519])-1;LEN([.I519])       )                )) );[.J518])" office:value-type="string" office:string-value="" calcext:value-type="error">
            <text:p>#N/A</text:p>
          </table:table-cell>
          <table:table-cell table:formula="of:=VLOOKUP(LEFT([.I519];IF(               ISNUMBER(FIND(&quot; &quot;;[.I519]));FIND(&quot; &quot;;[.I519])-1;LEN([.I51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19]+1" office:value-type="float" office:value="515" calcext:value-type="float">
            <text:p>515</text:p>
          </table:table-cell>
          <table:table-cell table:style-name="ce5" table:formula="of:=IF([.B519]=&quot;&quot;;&quot;&quot;;[.B51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19]=&quot;&quot;;&quot;&quot;;[.F519])" office:value-type="string" office:string-value="n" calcext:value-type="string">
            <text:p>n</text:p>
          </table:table-cell>
          <table:table-cell table:style-name="ce5" table:formula="of:=IF([.G519]=&quot;&quot;;&quot;&quot;;[.G519])" office:value-type="string" office:string-value="k" calcext:value-type="string">
            <text:p>k</text:p>
          </table:table-cell>
          <table:table-cell/>
          <table:table-cell table:style-name="ce15" table:formula="of:=IF([.I519]=&quot;&quot;;&quot;&quot;;[.I519])" office:value-type="string" office:string-value="TBD" calcext:value-type="string">
            <text:p>TBD</text:p>
          </table:table-cell>
          <table:table-cell table:formula="of:=IF([.I520]&lt;&gt;&quot;&quot;;HYPERLINK(CONCATENATE(&quot;file://&quot;;[.$H$2];&quot;/&quot;;[.K520];&quot;/&quot;;LEFT([.I520];IF(               ISNUMBER(FIND(&quot; &quot;;[.I520]));FIND(&quot; &quot;;[.I520])-1;LEN([.I520])       )                ));CONCATENATE([.K520];LEFT([.I520];IF(               ISNUMBER(FIND(&quot; &quot;;[.I520]));FIND(&quot; &quot;;[.I520])-1;LEN([.I520])       )                )) );[.J519])" office:value-type="string" office:string-value="" calcext:value-type="error">
            <text:p>#N/A</text:p>
          </table:table-cell>
          <table:table-cell table:formula="of:=VLOOKUP(LEFT([.I520];IF(               ISNUMBER(FIND(&quot; &quot;;[.I520]));FIND(&quot; &quot;;[.I520])-1;LEN([.I52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0]+1" office:value-type="float" office:value="516" calcext:value-type="float">
            <text:p>516</text:p>
          </table:table-cell>
          <table:table-cell table:style-name="ce5" table:formula="of:=IF([.B520]=&quot;&quot;;&quot;&quot;;[.B52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20]=&quot;&quot;;&quot;&quot;;[.F520])" office:value-type="string" office:string-value="n" calcext:value-type="string">
            <text:p>n</text:p>
          </table:table-cell>
          <table:table-cell table:style-name="ce5" table:formula="of:=IF([.G520]=&quot;&quot;;&quot;&quot;;[.G520])" office:value-type="string" office:string-value="k" calcext:value-type="string">
            <text:p>k</text:p>
          </table:table-cell>
          <table:table-cell/>
          <table:table-cell table:style-name="ce15" table:formula="of:=IF([.I520]=&quot;&quot;;&quot;&quot;;[.I520])" office:value-type="string" office:string-value="TBD" calcext:value-type="string">
            <text:p>TBD</text:p>
          </table:table-cell>
          <table:table-cell table:formula="of:=IF([.I521]&lt;&gt;&quot;&quot;;HYPERLINK(CONCATENATE(&quot;file://&quot;;[.$H$2];&quot;/&quot;;[.K521];&quot;/&quot;;LEFT([.I521];IF(               ISNUMBER(FIND(&quot; &quot;;[.I521]));FIND(&quot; &quot;;[.I521])-1;LEN([.I521])       )                ));CONCATENATE([.K521];LEFT([.I521];IF(               ISNUMBER(FIND(&quot; &quot;;[.I521]));FIND(&quot; &quot;;[.I521])-1;LEN([.I521])       )                )) );[.J520])" office:value-type="string" office:string-value="" calcext:value-type="error">
            <text:p>#N/A</text:p>
          </table:table-cell>
          <table:table-cell table:formula="of:=VLOOKUP(LEFT([.I521];IF(               ISNUMBER(FIND(&quot; &quot;;[.I521]));FIND(&quot; &quot;;[.I521])-1;LEN([.I52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1]+1" office:value-type="float" office:value="517" calcext:value-type="float">
            <text:p>517</text:p>
          </table:table-cell>
          <table:table-cell table:style-name="ce5" table:formula="of:=IF([.B521]=&quot;&quot;;&quot;&quot;;[.B52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21]=&quot;&quot;;&quot;&quot;;[.F521])" office:value-type="string" office:string-value="n" calcext:value-type="string">
            <text:p>n</text:p>
          </table:table-cell>
          <table:table-cell table:style-name="ce5" table:formula="of:=IF([.G521]=&quot;&quot;;&quot;&quot;;[.G521])" office:value-type="string" office:string-value="k" calcext:value-type="string">
            <text:p>k</text:p>
          </table:table-cell>
          <table:table-cell/>
          <table:table-cell table:style-name="ce15" table:formula="of:=IF([.I521]=&quot;&quot;;&quot;&quot;;[.I521])" office:value-type="string" office:string-value="TBD" calcext:value-type="string">
            <text:p>TBD</text:p>
          </table:table-cell>
          <table:table-cell table:formula="of:=IF([.I522]&lt;&gt;&quot;&quot;;HYPERLINK(CONCATENATE(&quot;file://&quot;;[.$H$2];&quot;/&quot;;[.K522];&quot;/&quot;;LEFT([.I522];IF(               ISNUMBER(FIND(&quot; &quot;;[.I522]));FIND(&quot; &quot;;[.I522])-1;LEN([.I522])       )                ));CONCATENATE([.K522];LEFT([.I522];IF(               ISNUMBER(FIND(&quot; &quot;;[.I522]));FIND(&quot; &quot;;[.I522])-1;LEN([.I522])       )                )) );[.J521])" office:value-type="string" office:string-value="" calcext:value-type="error">
            <text:p>#N/A</text:p>
          </table:table-cell>
          <table:table-cell table:formula="of:=VLOOKUP(LEFT([.I522];IF(               ISNUMBER(FIND(&quot; &quot;;[.I522]));FIND(&quot; &quot;;[.I522])-1;LEN([.I5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2]+1" office:value-type="float" office:value="518" calcext:value-type="float">
            <text:p>518</text:p>
          </table:table-cell>
          <table:table-cell table:style-name="ce5" table:formula="of:=IF([.B522]=&quot;&quot;;&quot;&quot;;[.B52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22]=&quot;&quot;;&quot;&quot;;[.F522])" office:value-type="string" office:string-value="n" calcext:value-type="string">
            <text:p>n</text:p>
          </table:table-cell>
          <table:table-cell table:style-name="ce5" table:formula="of:=IF([.G522]=&quot;&quot;;&quot;&quot;;[.G522])" office:value-type="string" office:string-value="k" calcext:value-type="string">
            <text:p>k</text:p>
          </table:table-cell>
          <table:table-cell/>
          <table:table-cell table:style-name="ce15" table:formula="of:=IF([.I522]=&quot;&quot;;&quot;&quot;;[.I522])" office:value-type="string" office:string-value="TBD" calcext:value-type="string">
            <text:p>TBD</text:p>
          </table:table-cell>
          <table:table-cell table:formula="of:=IF([.I523]&lt;&gt;&quot;&quot;;HYPERLINK(CONCATENATE(&quot;file://&quot;;[.$H$2];&quot;/&quot;;[.K523];&quot;/&quot;;LEFT([.I523];IF(               ISNUMBER(FIND(&quot; &quot;;[.I523]));FIND(&quot; &quot;;[.I523])-1;LEN([.I523])       )                ));CONCATENATE([.K523];LEFT([.I523];IF(               ISNUMBER(FIND(&quot; &quot;;[.I523]));FIND(&quot; &quot;;[.I523])-1;LEN([.I523])       )                )) );[.J522])" office:value-type="string" office:string-value="" calcext:value-type="error">
            <text:p>#N/A</text:p>
          </table:table-cell>
          <table:table-cell table:formula="of:=VLOOKUP(LEFT([.I523];IF(               ISNUMBER(FIND(&quot; &quot;;[.I523]));FIND(&quot; &quot;;[.I523])-1;LEN([.I52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3]+1" office:value-type="float" office:value="519" calcext:value-type="float">
            <text:p>519</text:p>
          </table:table-cell>
          <table:table-cell table:style-name="ce5" table:formula="of:=IF([.B523]=&quot;&quot;;&quot;&quot;;[.B52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23]=&quot;&quot;;&quot;&quot;;[.F523])" office:value-type="string" office:string-value="n" calcext:value-type="string">
            <text:p>n</text:p>
          </table:table-cell>
          <table:table-cell table:style-name="ce5" table:formula="of:=IF([.G523]=&quot;&quot;;&quot;&quot;;[.G523])" office:value-type="string" office:string-value="k" calcext:value-type="string">
            <text:p>k</text:p>
          </table:table-cell>
          <table:table-cell/>
          <table:table-cell table:style-name="ce15" table:formula="of:=IF([.I523]=&quot;&quot;;&quot;&quot;;[.I523])" office:value-type="string" office:string-value="TBD" calcext:value-type="string">
            <text:p>TBD</text:p>
          </table:table-cell>
          <table:table-cell table:formula="of:=IF([.I524]&lt;&gt;&quot;&quot;;HYPERLINK(CONCATENATE(&quot;file://&quot;;[.$H$2];&quot;/&quot;;[.K524];&quot;/&quot;;LEFT([.I524];IF(               ISNUMBER(FIND(&quot; &quot;;[.I524]));FIND(&quot; &quot;;[.I524])-1;LEN([.I524])       )                ));CONCATENATE([.K524];LEFT([.I524];IF(               ISNUMBER(FIND(&quot; &quot;;[.I524]));FIND(&quot; &quot;;[.I524])-1;LEN([.I524])       )                )) );[.J523])" office:value-type="string" office:string-value="" calcext:value-type="error">
            <text:p>#N/A</text:p>
          </table:table-cell>
          <table:table-cell table:formula="of:=VLOOKUP(LEFT([.I524];IF(               ISNUMBER(FIND(&quot; &quot;;[.I524]));FIND(&quot; &quot;;[.I524])-1;LEN([.I52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4]+1" office:value-type="float" office:value="520" calcext:value-type="float">
            <text:p>520</text:p>
          </table:table-cell>
          <table:table-cell table:style-name="ce5" table:formula="of:=IF([.B524]=&quot;&quot;;&quot;&quot;;[.B524])" office:value-type="string" office:string-value="m" calcext:value-type="string">
            <text:p>m</text:p>
          </table:table-cell>
          <table:table-cell table:style-name="ce7" office:value-type="string" calcext:value-type="string">
            <text:p>elektro kotel</text:p>
          </table:table-cell>
          <table:table-cell table:style-name="ce5" office:value-type="string" calcext:value-type="string">
            <text:p>2 spiraly</text:p>
          </table:table-cell>
          <table:table-cell table:style-name="ce5"/>
          <table:table-cell table:style-name="ce5" table:formula="of:=IF([.F524]=&quot;&quot;;&quot;&quot;;[.F524])" office:value-type="string" office:string-value="n" calcext:value-type="string">
            <text:p>n</text:p>
          </table:table-cell>
          <table:table-cell table:style-name="ce5" table:formula="of:=IF([.G524]=&quot;&quot;;&quot;&quot;;[.G524])" office:value-type="string" office:string-value="k" calcext:value-type="string">
            <text:p>k</text:p>
          </table:table-cell>
          <table:table-cell/>
          <table:table-cell table:style-name="ce15" table:formula="of:=IF([.I524]=&quot;&quot;;&quot;&quot;;[.I524])" office:value-type="string" office:string-value="TBD" calcext:value-type="string">
            <text:p>TBD</text:p>
          </table:table-cell>
          <table:table-cell table:formula="of:=IF([.I525]&lt;&gt;&quot;&quot;;HYPERLINK(CONCATENATE(&quot;file://&quot;;[.$H$2];&quot;/&quot;;[.K525];&quot;/&quot;;LEFT([.I525];IF(               ISNUMBER(FIND(&quot; &quot;;[.I525]));FIND(&quot; &quot;;[.I525])-1;LEN([.I525])       )                ));CONCATENATE([.K525];LEFT([.I525];IF(               ISNUMBER(FIND(&quot; &quot;;[.I525]));FIND(&quot; &quot;;[.I525])-1;LEN([.I525])       )                )) );[.J524])" office:value-type="string" office:string-value="" calcext:value-type="error">
            <text:p>#N/A</text:p>
          </table:table-cell>
          <table:table-cell table:formula="of:=VLOOKUP(LEFT([.I525];IF(               ISNUMBER(FIND(&quot; &quot;;[.I525]));FIND(&quot; &quot;;[.I525])-1;LEN([.I52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5]+1" office:value-type="float" office:value="521" calcext:value-type="float">
            <text:p>521</text:p>
          </table:table-cell>
          <table:table-cell table:style-name="ce5" table:formula="of:=IF([.B525]=&quot;&quot;;&quot;&quot;;[.B525])" office:value-type="string" office:string-value="m" calcext:value-type="string">
            <text:p>m</text:p>
          </table:table-cell>
          <table:table-cell table:style-name="ce7" office:value-type="string" calcext:value-type="string">
            <text:p>prouteny kosik </text:p>
          </table:table-cell>
          <table:table-cell table:style-name="ce5" table:number-columns-repeated="2"/>
          <table:table-cell table:style-name="ce5" table:formula="of:=IF([.F525]=&quot;&quot;;&quot;&quot;;[.F525])" office:value-type="string" office:string-value="n" calcext:value-type="string">
            <text:p>n</text:p>
          </table:table-cell>
          <table:table-cell table:style-name="ce5" table:formula="of:=IF([.G525]=&quot;&quot;;&quot;&quot;;[.G525])" office:value-type="string" office:string-value="k" calcext:value-type="string">
            <text:p>k</text:p>
          </table:table-cell>
          <table:table-cell/>
          <table:table-cell table:style-name="ce15" table:formula="of:=IF([.I525]=&quot;&quot;;&quot;&quot;;[.I525])" office:value-type="string" office:string-value="TBD" calcext:value-type="string">
            <text:p>TBD</text:p>
          </table:table-cell>
          <table:table-cell table:formula="of:=IF([.I526]&lt;&gt;&quot;&quot;;HYPERLINK(CONCATENATE(&quot;file://&quot;;[.$H$2];&quot;/&quot;;[.K526];&quot;/&quot;;LEFT([.I526];IF(               ISNUMBER(FIND(&quot; &quot;;[.I526]));FIND(&quot; &quot;;[.I526])-1;LEN([.I526])       )                ));CONCATENATE([.K526];LEFT([.I526];IF(               ISNUMBER(FIND(&quot; &quot;;[.I526]));FIND(&quot; &quot;;[.I526])-1;LEN([.I526])       )                )) );[.J525])" office:value-type="string" office:string-value="" calcext:value-type="error">
            <text:p>#N/A</text:p>
          </table:table-cell>
          <table:table-cell table:formula="of:=VLOOKUP(LEFT([.I526];IF(               ISNUMBER(FIND(&quot; &quot;;[.I526]));FIND(&quot; &quot;;[.I526])-1;LEN([.I52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6]+1" office:value-type="float" office:value="522" calcext:value-type="float">
            <text:p>522</text:p>
          </table:table-cell>
          <table:table-cell table:style-name="ce5" table:formula="of:=IF([.B526]=&quot;&quot;;&quot;&quot;;[.B526])" office:value-type="string" office:string-value="m" calcext:value-type="string">
            <text:p>m</text:p>
          </table:table-cell>
          <table:table-cell table:style-name="ce7" office:value-type="string" calcext:value-type="string">
            <text:p>drevotriskova deska a dvere</text:p>
          </table:table-cell>
          <table:table-cell table:style-name="ce5" table:number-columns-repeated="2"/>
          <table:table-cell table:style-name="ce5" table:formula="of:=IF([.F526]=&quot;&quot;;&quot;&quot;;[.F526])" office:value-type="string" office:string-value="n" calcext:value-type="string">
            <text:p>n</text:p>
          </table:table-cell>
          <table:table-cell table:style-name="ce5" table:formula="of:=IF([.G526]=&quot;&quot;;&quot;&quot;;[.G526])" office:value-type="string" office:string-value="k" calcext:value-type="string">
            <text:p>k</text:p>
          </table:table-cell>
          <table:table-cell office:value-type="string" calcext:value-type="string">
            <text:p>kryje stoupacky a bojler</text:p>
          </table:table-cell>
          <table:table-cell table:style-name="ce15" table:formula="of:=IF([.I526]=&quot;&quot;;&quot;&quot;;[.I526])" office:value-type="string" office:string-value="TBD" calcext:value-type="string">
            <text:p>TBD</text:p>
          </table:table-cell>
          <table:table-cell table:formula="of:=IF([.I527]&lt;&gt;&quot;&quot;;HYPERLINK(CONCATENATE(&quot;file://&quot;;[.$H$2];&quot;/&quot;;[.K527];&quot;/&quot;;LEFT([.I527];IF(               ISNUMBER(FIND(&quot; &quot;;[.I527]));FIND(&quot; &quot;;[.I527])-1;LEN([.I527])       )                ));CONCATENATE([.K527];LEFT([.I527];IF(               ISNUMBER(FIND(&quot; &quot;;[.I527]));FIND(&quot; &quot;;[.I527])-1;LEN([.I527])       )                )) );[.J526])" office:value-type="string" office:string-value="" calcext:value-type="error">
            <text:p>#N/A</text:p>
          </table:table-cell>
          <table:table-cell table:formula="of:=VLOOKUP(LEFT([.I527];IF(               ISNUMBER(FIND(&quot; &quot;;[.I527]));FIND(&quot; &quot;;[.I527])-1;LEN([.I52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7]+1" office:value-type="float" office:value="523" calcext:value-type="float">
            <text:p>523</text:p>
          </table:table-cell>
          <table:table-cell table:style-name="ce5" table:formula="of:=IF([.B527]=&quot;&quot;;&quot;&quot;;[.B527])" office:value-type="string" office:string-value="m" calcext:value-type="string">
            <text:p>m</text:p>
          </table:table-cell>
          <table:table-cell table:style-name="ce7" office:value-type="string" calcext:value-type="string">
            <text:p>bojler</text:p>
          </table:table-cell>
          <table:table-cell table:style-name="ce5"/>
          <table:table-cell table:style-name="ce5" office:value-type="string" calcext:value-type="string">
            <text:p>POKUD</text:p>
          </table:table-cell>
          <table:table-cell table:style-name="ce5" table:formula="of:=IF([.F527]=&quot;&quot;;&quot;&quot;;[.F527])" office:value-type="string" office:string-value="n" calcext:value-type="string">
            <text:p>n</text:p>
          </table:table-cell>
          <table:table-cell table:style-name="ce5" table:formula="of:=IF([.G527]=&quot;&quot;;&quot;&quot;;[.G527])" office:value-type="string" office:string-value="k" calcext:value-type="string">
            <text:p>k</text:p>
          </table:table-cell>
          <table:table-cell/>
          <table:table-cell table:style-name="ce15" table:formula="of:=IF([.I527]=&quot;&quot;;&quot;&quot;;[.I527])" office:value-type="string" office:string-value="TBD" calcext:value-type="string">
            <text:p>TBD</text:p>
          </table:table-cell>
          <table:table-cell table:formula="of:=IF([.I528]&lt;&gt;&quot;&quot;;HYPERLINK(CONCATENATE(&quot;file://&quot;;[.$H$2];&quot;/&quot;;[.K528];&quot;/&quot;;LEFT([.I528];IF(               ISNUMBER(FIND(&quot; &quot;;[.I528]));FIND(&quot; &quot;;[.I528])-1;LEN([.I528])       )                ));CONCATENATE([.K528];LEFT([.I528];IF(               ISNUMBER(FIND(&quot; &quot;;[.I528]));FIND(&quot; &quot;;[.I528])-1;LEN([.I528])       )                )) );[.J527])" office:value-type="string" office:string-value="" calcext:value-type="error">
            <text:p>#N/A</text:p>
          </table:table-cell>
          <table:table-cell table:formula="of:=VLOOKUP(LEFT([.I528];IF(               ISNUMBER(FIND(&quot; &quot;;[.I528]));FIND(&quot; &quot;;[.I528])-1;LEN([.I52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3">
          <table:table-cell table:formula="of:=[.A528]+1" office:value-type="float" office:value="524" calcext:value-type="float">
            <text:p>524</text:p>
          </table:table-cell>
          <table:table-cell table:style-name="ce5" table:formula="of:=IF([.B528]=&quot;&quot;;&quot;&quot;;[.B528])" office:value-type="string" office:string-value="m" calcext:value-type="string">
            <text:p>m</text:p>
          </table:table-cell>
          <table:table-cell table:style-name="ce7" office:value-type="string" calcext:value-type="string">
            <text:p>Dr.VAP II</text:p>
          </table:table-cell>
          <table:table-cell table:style-name="ce5" office:value-type="string" calcext:value-type="string">
            <text:p>Dr.Vap</text:p>
          </table:table-cell>
          <table:table-cell table:style-name="ce5"/>
          <table:table-cell table:style-name="ce5" table:formula="of:=IF([.F528]=&quot;&quot;;&quot;&quot;;[.F528])" office:value-type="string" office:string-value="n" calcext:value-type="string">
            <text:p>n</text:p>
          </table:table-cell>
          <table:table-cell table:style-name="ce5" table:formula="of:=IF([.G528]=&quot;&quot;;&quot;&quot;;[.G528])" office:value-type="string" office:string-value="k" calcext:value-type="string">
            <text:p>k</text:p>
          </table:table-cell>
          <table:table-cell office:value-type="string" calcext:value-type="string">
            <text:p>el.magneticky narusovac vodniho kamene na privodu</text:p>
          </table:table-cell>
          <table:table-cell table:style-name="ce15" table:formula="of:=IF([.I528]=&quot;&quot;;&quot;&quot;;[.I528])" office:value-type="string" office:string-value="TBD" calcext:value-type="string">
            <text:p>TBD</text:p>
          </table:table-cell>
          <table:table-cell table:formula="of:=IF([.I529]&lt;&gt;&quot;&quot;;HYPERLINK(CONCATENATE(&quot;file://&quot;;[.$H$2];&quot;/&quot;;[.K529];&quot;/&quot;;LEFT([.I529];IF(               ISNUMBER(FIND(&quot; &quot;;[.I529]));FIND(&quot; &quot;;[.I529])-1;LEN([.I529])       )                ));CONCATENATE([.K529];LEFT([.I529];IF(               ISNUMBER(FIND(&quot; &quot;;[.I529]));FIND(&quot; &quot;;[.I529])-1;LEN([.I529])       )                )) );[.J528])" office:value-type="string" office:string-value="" calcext:value-type="error">
            <text:p>#N/A</text:p>
          </table:table-cell>
          <table:table-cell table:formula="of:=VLOOKUP(LEFT([.I529];IF(               ISNUMBER(FIND(&quot; &quot;;[.I529]));FIND(&quot; &quot;;[.I529])-1;LEN([.I52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29]+1" office:value-type="float" office:value="525" calcext:value-type="float">
            <text:p>525</text:p>
          </table:table-cell>
          <table:table-cell table:style-name="ce5" table:formula="of:=IF([.B529]=&quot;&quot;;&quot;&quot;;[.B529])" office:value-type="string" office:string-value="m" calcext:value-type="string">
            <text:p>m</text:p>
          </table:table-cell>
          <table:table-cell table:style-name="ce7" office:value-type="string" calcext:value-type="string">
            <text:p>plastove tl. Geberit</text:p>
          </table:table-cell>
          <table:table-cell table:style-name="ce5" table:number-columns-repeated="2"/>
          <table:table-cell table:style-name="ce5" table:formula="of:=IF([.F529]=&quot;&quot;;&quot;&quot;;[.F529])" office:value-type="string" office:string-value="n" calcext:value-type="string">
            <text:p>n</text:p>
          </table:table-cell>
          <table:table-cell table:style-name="ce5" table:formula="of:=IF([.G529]=&quot;&quot;;&quot;&quot;;[.G529])" office:value-type="string" office:string-value="k" calcext:value-type="string">
            <text:p>k</text:p>
          </table:table-cell>
          <table:table-cell/>
          <table:table-cell table:style-name="ce15" table:formula="of:=IF([.I529]=&quot;&quot;;&quot;&quot;;[.I529])" office:value-type="string" office:string-value="TBD" calcext:value-type="string">
            <text:p>TBD</text:p>
          </table:table-cell>
          <table:table-cell table:formula="of:=IF([.I530]&lt;&gt;&quot;&quot;;HYPERLINK(CONCATENATE(&quot;file://&quot;;[.$H$2];&quot;/&quot;;[.K530];&quot;/&quot;;LEFT([.I530];IF(               ISNUMBER(FIND(&quot; &quot;;[.I530]));FIND(&quot; &quot;;[.I530])-1;LEN([.I530])       )                ));CONCATENATE([.K530];LEFT([.I530];IF(               ISNUMBER(FIND(&quot; &quot;;[.I530]));FIND(&quot; &quot;;[.I530])-1;LEN([.I530])       )                )) );[.J529])" office:value-type="string" office:string-value="" calcext:value-type="error">
            <text:p>#N/A</text:p>
          </table:table-cell>
          <table:table-cell table:formula="of:=VLOOKUP(LEFT([.I530];IF(               ISNUMBER(FIND(&quot; &quot;;[.I530]));FIND(&quot; &quot;;[.I530])-1;LEN([.I53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0]+1" office:value-type="float" office:value="526" calcext:value-type="float">
            <text:p>526</text:p>
          </table:table-cell>
          <table:table-cell table:style-name="ce5" table:formula="of:=IF([.B530]=&quot;&quot;;&quot;&quot;;[.B530])" office:value-type="string" office:string-value="m" calcext:value-type="string">
            <text:p>m</text:p>
          </table:table-cell>
          <table:table-cell table:style-name="ce7" office:value-type="string" calcext:value-type="string">
            <text:p>drevena policka nadedvermi</text:p>
          </table:table-cell>
          <table:table-cell table:style-name="ce5" table:number-columns-repeated="2"/>
          <table:table-cell table:style-name="ce5" table:formula="of:=IF([.F530]=&quot;&quot;;&quot;&quot;;[.F530])" office:value-type="string" office:string-value="n" calcext:value-type="string">
            <text:p>n</text:p>
          </table:table-cell>
          <table:table-cell table:style-name="ce5" table:formula="of:=IF([.G530]=&quot;&quot;;&quot;&quot;;[.G530])" office:value-type="string" office:string-value="k" calcext:value-type="string">
            <text:p>k</text:p>
          </table:table-cell>
          <table:table-cell/>
          <table:table-cell table:style-name="ce15" table:formula="of:=IF([.I530]=&quot;&quot;;&quot;&quot;;[.I530])" office:value-type="string" office:string-value="TBD" calcext:value-type="string">
            <text:p>TBD</text:p>
          </table:table-cell>
          <table:table-cell table:formula="of:=IF([.I531]&lt;&gt;&quot;&quot;;HYPERLINK(CONCATENATE(&quot;file://&quot;;[.$H$2];&quot;/&quot;;[.K531];&quot;/&quot;;LEFT([.I531];IF(               ISNUMBER(FIND(&quot; &quot;;[.I531]));FIND(&quot; &quot;;[.I531])-1;LEN([.I531])       )                ));CONCATENATE([.K531];LEFT([.I531];IF(               ISNUMBER(FIND(&quot; &quot;;[.I531]));FIND(&quot; &quot;;[.I531])-1;LEN([.I531])       )                )) );[.J530])" office:value-type="string" office:string-value="" calcext:value-type="error">
            <text:p>#N/A</text:p>
          </table:table-cell>
          <table:table-cell table:formula="of:=VLOOKUP(LEFT([.I531];IF(               ISNUMBER(FIND(&quot; &quot;;[.I531]));FIND(&quot; &quot;;[.I531])-1;LEN([.I5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1]+1" office:value-type="float" office:value="527" calcext:value-type="float">
            <text:p>527</text:p>
          </table:table-cell>
          <table:table-cell table:style-name="ce5" table:formula="of:=IF([.B531]=&quot;&quot;;&quot;&quot;;[.B53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1]=&quot;&quot;;&quot;&quot;;[.F531])" office:value-type="string" office:string-value="n" calcext:value-type="string">
            <text:p>n</text:p>
          </table:table-cell>
          <table:table-cell table:style-name="ce5" table:formula="of:=IF([.G531]=&quot;&quot;;&quot;&quot;;[.G531])" office:value-type="string" office:string-value="k" calcext:value-type="string">
            <text:p>k</text:p>
          </table:table-cell>
          <table:table-cell/>
          <table:table-cell table:style-name="ce15" table:formula="of:=IF([.I531]=&quot;&quot;;&quot;&quot;;[.I531])" office:value-type="string" office:string-value="TBD" calcext:value-type="string">
            <text:p>TBD</text:p>
          </table:table-cell>
          <table:table-cell table:formula="of:=IF([.I532]&lt;&gt;&quot;&quot;;HYPERLINK(CONCATENATE(&quot;file://&quot;;[.$H$2];&quot;/&quot;;[.K532];&quot;/&quot;;LEFT([.I532];IF(               ISNUMBER(FIND(&quot; &quot;;[.I532]));FIND(&quot; &quot;;[.I532])-1;LEN([.I532])       )                ));CONCATENATE([.K532];LEFT([.I532];IF(               ISNUMBER(FIND(&quot; &quot;;[.I532]));FIND(&quot; &quot;;[.I532])-1;LEN([.I532])       )                )) );[.J531])" office:value-type="string" office:string-value="" calcext:value-type="error">
            <text:p>#N/A</text:p>
          </table:table-cell>
          <table:table-cell table:formula="of:=VLOOKUP(LEFT([.I532];IF(               ISNUMBER(FIND(&quot; &quot;;[.I532]));FIND(&quot; &quot;;[.I532])-1;LEN([.I5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2]+1" office:value-type="float" office:value="528" calcext:value-type="float">
            <text:p>528</text:p>
          </table:table-cell>
          <table:table-cell table:style-name="ce5" table:formula="of:=IF([.B532]=&quot;&quot;;&quot;&quot;;[.B53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2]=&quot;&quot;;&quot;&quot;;[.F532])" office:value-type="string" office:string-value="n" calcext:value-type="string">
            <text:p>n</text:p>
          </table:table-cell>
          <table:table-cell table:style-name="ce5" table:formula="of:=IF([.G532]=&quot;&quot;;&quot;&quot;;[.G532])" office:value-type="string" office:string-value="k" calcext:value-type="string">
            <text:p>k</text:p>
          </table:table-cell>
          <table:table-cell/>
          <table:table-cell table:style-name="ce15" table:formula="of:=IF([.I532]=&quot;&quot;;&quot;&quot;;[.I532])" office:value-type="string" office:string-value="TBD" calcext:value-type="string">
            <text:p>TBD</text:p>
          </table:table-cell>
          <table:table-cell table:formula="of:=IF([.I533]&lt;&gt;&quot;&quot;;HYPERLINK(CONCATENATE(&quot;file://&quot;;[.$H$2];&quot;/&quot;;[.K533];&quot;/&quot;;LEFT([.I533];IF(               ISNUMBER(FIND(&quot; &quot;;[.I533]));FIND(&quot; &quot;;[.I533])-1;LEN([.I533])       )                ));CONCATENATE([.K533];LEFT([.I533];IF(               ISNUMBER(FIND(&quot; &quot;;[.I533]));FIND(&quot; &quot;;[.I533])-1;LEN([.I533])       )                )) );[.J532])" office:value-type="string" office:string-value="" calcext:value-type="error">
            <text:p>#N/A</text:p>
          </table:table-cell>
          <table:table-cell table:formula="of:=VLOOKUP(LEFT([.I533];IF(               ISNUMBER(FIND(&quot; &quot;;[.I533]));FIND(&quot; &quot;;[.I533])-1;LEN([.I53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3]+1" office:value-type="float" office:value="529" calcext:value-type="float">
            <text:p>529</text:p>
          </table:table-cell>
          <table:table-cell table:style-name="ce5" table:formula="of:=IF([.B533]=&quot;&quot;;&quot;&quot;;[.B53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3]=&quot;&quot;;&quot;&quot;;[.F533])" office:value-type="string" office:string-value="n" calcext:value-type="string">
            <text:p>n</text:p>
          </table:table-cell>
          <table:table-cell table:style-name="ce5" table:formula="of:=IF([.G533]=&quot;&quot;;&quot;&quot;;[.G533])" office:value-type="string" office:string-value="k" calcext:value-type="string">
            <text:p>k</text:p>
          </table:table-cell>
          <table:table-cell/>
          <table:table-cell table:style-name="ce15" table:formula="of:=IF([.I533]=&quot;&quot;;&quot;&quot;;[.I533])" office:value-type="string" office:string-value="TBD" calcext:value-type="string">
            <text:p>TBD</text:p>
          </table:table-cell>
          <table:table-cell table:formula="of:=IF([.I534]&lt;&gt;&quot;&quot;;HYPERLINK(CONCATENATE(&quot;file://&quot;;[.$H$2];&quot;/&quot;;[.K534];&quot;/&quot;;LEFT([.I534];IF(               ISNUMBER(FIND(&quot; &quot;;[.I534]));FIND(&quot; &quot;;[.I534])-1;LEN([.I534])       )                ));CONCATENATE([.K534];LEFT([.I534];IF(               ISNUMBER(FIND(&quot; &quot;;[.I534]));FIND(&quot; &quot;;[.I534])-1;LEN([.I534])       )                )) );[.J533])" office:value-type="string" office:string-value="" calcext:value-type="error">
            <text:p>#N/A</text:p>
          </table:table-cell>
          <table:table-cell table:formula="of:=VLOOKUP(LEFT([.I534];IF(               ISNUMBER(FIND(&quot; &quot;;[.I534]));FIND(&quot; &quot;;[.I534])-1;LEN([.I53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4]+1" office:value-type="float" office:value="530" calcext:value-type="float">
            <text:p>530</text:p>
          </table:table-cell>
          <table:table-cell table:style-name="ce5" table:formula="of:=IF([.B534]=&quot;&quot;;&quot;&quot;;[.B53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4]=&quot;&quot;;&quot;&quot;;[.F534])" office:value-type="string" office:string-value="n" calcext:value-type="string">
            <text:p>n</text:p>
          </table:table-cell>
          <table:table-cell table:style-name="ce5" table:formula="of:=IF([.G534]=&quot;&quot;;&quot;&quot;;[.G534])" office:value-type="string" office:string-value="k" calcext:value-type="string">
            <text:p>k</text:p>
          </table:table-cell>
          <table:table-cell/>
          <table:table-cell table:style-name="ce15" table:formula="of:=IF([.I534]=&quot;&quot;;&quot;&quot;;[.I534])" office:value-type="string" office:string-value="TBD" calcext:value-type="string">
            <text:p>TBD</text:p>
          </table:table-cell>
          <table:table-cell table:formula="of:=IF([.I535]&lt;&gt;&quot;&quot;;HYPERLINK(CONCATENATE(&quot;file://&quot;;[.$H$2];&quot;/&quot;;[.K535];&quot;/&quot;;LEFT([.I535];IF(               ISNUMBER(FIND(&quot; &quot;;[.I535]));FIND(&quot; &quot;;[.I535])-1;LEN([.I535])       )                ));CONCATENATE([.K535];LEFT([.I535];IF(               ISNUMBER(FIND(&quot; &quot;;[.I535]));FIND(&quot; &quot;;[.I535])-1;LEN([.I535])       )                )) );[.J534])" office:value-type="string" office:string-value="" calcext:value-type="error">
            <text:p>#N/A</text:p>
          </table:table-cell>
          <table:table-cell table:formula="of:=VLOOKUP(LEFT([.I535];IF(               ISNUMBER(FIND(&quot; &quot;;[.I535]));FIND(&quot; &quot;;[.I535])-1;LEN([.I53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5]+1" office:value-type="float" office:value="531" calcext:value-type="float">
            <text:p>531</text:p>
          </table:table-cell>
          <table:table-cell table:style-name="ce5" table:formula="of:=IF([.B535]=&quot;&quot;;&quot;&quot;;[.B53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5]=&quot;&quot;;&quot;&quot;;[.F535])" office:value-type="string" office:string-value="n" calcext:value-type="string">
            <text:p>n</text:p>
          </table:table-cell>
          <table:table-cell table:style-name="ce5" table:formula="of:=IF([.G535]=&quot;&quot;;&quot;&quot;;[.G535])" office:value-type="string" office:string-value="k" calcext:value-type="string">
            <text:p>k</text:p>
          </table:table-cell>
          <table:table-cell/>
          <table:table-cell table:style-name="ce15" table:formula="of:=IF([.I535]=&quot;&quot;;&quot;&quot;;[.I535])" office:value-type="string" office:string-value="TBD" calcext:value-type="string">
            <text:p>TBD</text:p>
          </table:table-cell>
          <table:table-cell table:formula="of:=IF([.I536]&lt;&gt;&quot;&quot;;HYPERLINK(CONCATENATE(&quot;file://&quot;;[.$H$2];&quot;/&quot;;[.K536];&quot;/&quot;;LEFT([.I536];IF(               ISNUMBER(FIND(&quot; &quot;;[.I536]));FIND(&quot; &quot;;[.I536])-1;LEN([.I536])       )                ));CONCATENATE([.K536];LEFT([.I536];IF(               ISNUMBER(FIND(&quot; &quot;;[.I536]));FIND(&quot; &quot;;[.I536])-1;LEN([.I536])       )                )) );[.J535])" office:value-type="string" office:string-value="" calcext:value-type="error">
            <text:p>#N/A</text:p>
          </table:table-cell>
          <table:table-cell table:formula="of:=VLOOKUP(LEFT([.I536];IF(               ISNUMBER(FIND(&quot; &quot;;[.I536]));FIND(&quot; &quot;;[.I536])-1;LEN([.I5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6]+1" office:value-type="float" office:value="532" calcext:value-type="float">
            <text:p>532</text:p>
          </table:table-cell>
          <table:table-cell table:style-name="ce5" table:formula="of:=IF([.B536]=&quot;&quot;;&quot;&quot;;[.B53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6]=&quot;&quot;;&quot;&quot;;[.F536])" office:value-type="string" office:string-value="n" calcext:value-type="string">
            <text:p>n</text:p>
          </table:table-cell>
          <table:table-cell table:style-name="ce5" table:formula="of:=IF([.G536]=&quot;&quot;;&quot;&quot;;[.G536])" office:value-type="string" office:string-value="k" calcext:value-type="string">
            <text:p>k</text:p>
          </table:table-cell>
          <table:table-cell/>
          <table:table-cell table:style-name="ce15" table:formula="of:=IF([.I536]=&quot;&quot;;&quot;&quot;;[.I536])" office:value-type="string" office:string-value="TBD" calcext:value-type="string">
            <text:p>TBD</text:p>
          </table:table-cell>
          <table:table-cell table:formula="of:=IF([.I537]&lt;&gt;&quot;&quot;;HYPERLINK(CONCATENATE(&quot;file://&quot;;[.$H$2];&quot;/&quot;;[.K537];&quot;/&quot;;LEFT([.I537];IF(               ISNUMBER(FIND(&quot; &quot;;[.I537]));FIND(&quot; &quot;;[.I537])-1;LEN([.I537])       )                ));CONCATENATE([.K537];LEFT([.I537];IF(               ISNUMBER(FIND(&quot; &quot;;[.I537]));FIND(&quot; &quot;;[.I537])-1;LEN([.I537])       )                )) );[.J536])" office:value-type="string" office:string-value="" calcext:value-type="error">
            <text:p>#N/A</text:p>
          </table:table-cell>
          <table:table-cell table:formula="of:=VLOOKUP(LEFT([.I537];IF(               ISNUMBER(FIND(&quot; &quot;;[.I537]));FIND(&quot; &quot;;[.I537])-1;LEN([.I53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7]+1" office:value-type="float" office:value="533" calcext:value-type="float">
            <text:p>533</text:p>
          </table:table-cell>
          <table:table-cell table:style-name="ce5" table:formula="of:=IF([.B537]=&quot;&quot;;&quot;&quot;;[.B53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7]=&quot;&quot;;&quot;&quot;;[.F537])" office:value-type="string" office:string-value="n" calcext:value-type="string">
            <text:p>n</text:p>
          </table:table-cell>
          <table:table-cell table:style-name="ce5" table:formula="of:=IF([.G537]=&quot;&quot;;&quot;&quot;;[.G537])" office:value-type="string" office:string-value="k" calcext:value-type="string">
            <text:p>k</text:p>
          </table:table-cell>
          <table:table-cell/>
          <table:table-cell table:style-name="ce15" table:formula="of:=IF([.I537]=&quot;&quot;;&quot;&quot;;[.I537])" office:value-type="string" office:string-value="TBD" calcext:value-type="string">
            <text:p>TBD</text:p>
          </table:table-cell>
          <table:table-cell table:formula="of:=IF([.I538]&lt;&gt;&quot;&quot;;HYPERLINK(CONCATENATE(&quot;file://&quot;;[.$H$2];&quot;/&quot;;[.K538];&quot;/&quot;;LEFT([.I538];IF(               ISNUMBER(FIND(&quot; &quot;;[.I538]));FIND(&quot; &quot;;[.I538])-1;LEN([.I538])       )                ));CONCATENATE([.K538];LEFT([.I538];IF(               ISNUMBER(FIND(&quot; &quot;;[.I538]));FIND(&quot; &quot;;[.I538])-1;LEN([.I538])       )                )) );[.J537])" office:value-type="string" office:string-value="" calcext:value-type="error">
            <text:p>#N/A</text:p>
          </table:table-cell>
          <table:table-cell table:formula="of:=VLOOKUP(LEFT([.I538];IF(               ISNUMBER(FIND(&quot; &quot;;[.I538]));FIND(&quot; &quot;;[.I538])-1;LEN([.I53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8]+1" office:value-type="float" office:value="534" calcext:value-type="float">
            <text:p>534</text:p>
          </table:table-cell>
          <table:table-cell table:style-name="ce5" table:formula="of:=IF([.B538]=&quot;&quot;;&quot;&quot;;[.B53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8]=&quot;&quot;;&quot;&quot;;[.F538])" office:value-type="string" office:string-value="n" calcext:value-type="string">
            <text:p>n</text:p>
          </table:table-cell>
          <table:table-cell table:style-name="ce5" table:formula="of:=IF([.G538]=&quot;&quot;;&quot;&quot;;[.G538])" office:value-type="string" office:string-value="k" calcext:value-type="string">
            <text:p>k</text:p>
          </table:table-cell>
          <table:table-cell/>
          <table:table-cell table:style-name="ce15" table:formula="of:=IF([.I538]=&quot;&quot;;&quot;&quot;;[.I538])" office:value-type="string" office:string-value="TBD" calcext:value-type="string">
            <text:p>TBD</text:p>
          </table:table-cell>
          <table:table-cell table:formula="of:=IF([.I539]&lt;&gt;&quot;&quot;;HYPERLINK(CONCATENATE(&quot;file://&quot;;[.$H$2];&quot;/&quot;;[.K539];&quot;/&quot;;LEFT([.I539];IF(               ISNUMBER(FIND(&quot; &quot;;[.I539]));FIND(&quot; &quot;;[.I539])-1;LEN([.I539])       )                ));CONCATENATE([.K539];LEFT([.I539];IF(               ISNUMBER(FIND(&quot; &quot;;[.I539]));FIND(&quot; &quot;;[.I539])-1;LEN([.I539])       )                )) );[.J538])" office:value-type="string" office:string-value="" calcext:value-type="error">
            <text:p>#N/A</text:p>
          </table:table-cell>
          <table:table-cell table:formula="of:=VLOOKUP(LEFT([.I539];IF(               ISNUMBER(FIND(&quot; &quot;;[.I539]));FIND(&quot; &quot;;[.I539])-1;LEN([.I53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39]+1" office:value-type="float" office:value="535" calcext:value-type="float">
            <text:p>535</text:p>
          </table:table-cell>
          <table:table-cell table:style-name="ce5" table:formula="of:=IF([.B539]=&quot;&quot;;&quot;&quot;;[.B53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39]=&quot;&quot;;&quot;&quot;;[.F539])" office:value-type="string" office:string-value="n" calcext:value-type="string">
            <text:p>n</text:p>
          </table:table-cell>
          <table:table-cell table:style-name="ce5" table:formula="of:=IF([.G539]=&quot;&quot;;&quot;&quot;;[.G539])" office:value-type="string" office:string-value="k" calcext:value-type="string">
            <text:p>k</text:p>
          </table:table-cell>
          <table:table-cell/>
          <table:table-cell table:style-name="ce15" table:formula="of:=IF([.I539]=&quot;&quot;;&quot;&quot;;[.I539])" office:value-type="string" office:string-value="TBD" calcext:value-type="string">
            <text:p>TBD</text:p>
          </table:table-cell>
          <table:table-cell table:formula="of:=IF([.I540]&lt;&gt;&quot;&quot;;HYPERLINK(CONCATENATE(&quot;file://&quot;;[.$H$2];&quot;/&quot;;[.K540];&quot;/&quot;;LEFT([.I540];IF(               ISNUMBER(FIND(&quot; &quot;;[.I540]));FIND(&quot; &quot;;[.I540])-1;LEN([.I540])       )                ));CONCATENATE([.K540];LEFT([.I540];IF(               ISNUMBER(FIND(&quot; &quot;;[.I540]));FIND(&quot; &quot;;[.I540])-1;LEN([.I540])       )                )) );[.J539])" office:value-type="string" office:string-value="" calcext:value-type="error">
            <text:p>#N/A</text:p>
          </table:table-cell>
          <table:table-cell table:formula="of:=VLOOKUP(LEFT([.I540];IF(               ISNUMBER(FIND(&quot; &quot;;[.I540]));FIND(&quot; &quot;;[.I540])-1;LEN([.I54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0]+1" office:value-type="float" office:value="536" calcext:value-type="float">
            <text:p>536</text:p>
          </table:table-cell>
          <table:table-cell table:style-name="ce5" table:formula="of:=IF([.B540]=&quot;&quot;;&quot;&quot;;[.B54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0]=&quot;&quot;;&quot;&quot;;[.F540])" office:value-type="string" office:string-value="n" calcext:value-type="string">
            <text:p>n</text:p>
          </table:table-cell>
          <table:table-cell table:style-name="ce5" table:formula="of:=IF([.G540]=&quot;&quot;;&quot;&quot;;[.G540])" office:value-type="string" office:string-value="k" calcext:value-type="string">
            <text:p>k</text:p>
          </table:table-cell>
          <table:table-cell/>
          <table:table-cell table:style-name="ce15" table:formula="of:=IF([.I540]=&quot;&quot;;&quot;&quot;;[.I540])" office:value-type="string" office:string-value="TBD" calcext:value-type="string">
            <text:p>TBD</text:p>
          </table:table-cell>
          <table:table-cell table:formula="of:=IF([.I541]&lt;&gt;&quot;&quot;;HYPERLINK(CONCATENATE(&quot;file://&quot;;[.$H$2];&quot;/&quot;;[.K541];&quot;/&quot;;LEFT([.I541];IF(               ISNUMBER(FIND(&quot; &quot;;[.I541]));FIND(&quot; &quot;;[.I541])-1;LEN([.I541])       )                ));CONCATENATE([.K541];LEFT([.I541];IF(               ISNUMBER(FIND(&quot; &quot;;[.I541]));FIND(&quot; &quot;;[.I541])-1;LEN([.I541])       )                )) );[.J540])" office:value-type="string" office:string-value="" calcext:value-type="error">
            <text:p>#N/A</text:p>
          </table:table-cell>
          <table:table-cell table:formula="of:=VLOOKUP(LEFT([.I541];IF(               ISNUMBER(FIND(&quot; &quot;;[.I541]));FIND(&quot; &quot;;[.I541])-1;LEN([.I54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1]+1" office:value-type="float" office:value="537" calcext:value-type="float">
            <text:p>537</text:p>
          </table:table-cell>
          <table:table-cell table:style-name="ce5" table:formula="of:=IF([.B541]=&quot;&quot;;&quot;&quot;;[.B54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1]=&quot;&quot;;&quot;&quot;;[.F541])" office:value-type="string" office:string-value="n" calcext:value-type="string">
            <text:p>n</text:p>
          </table:table-cell>
          <table:table-cell table:style-name="ce5" table:formula="of:=IF([.G541]=&quot;&quot;;&quot;&quot;;[.G541])" office:value-type="string" office:string-value="k" calcext:value-type="string">
            <text:p>k</text:p>
          </table:table-cell>
          <table:table-cell/>
          <table:table-cell table:style-name="ce15" table:formula="of:=IF([.I541]=&quot;&quot;;&quot;&quot;;[.I541])" office:value-type="string" office:string-value="TBD" calcext:value-type="string">
            <text:p>TBD</text:p>
          </table:table-cell>
          <table:table-cell table:formula="of:=IF([.I542]&lt;&gt;&quot;&quot;;HYPERLINK(CONCATENATE(&quot;file://&quot;;[.$H$2];&quot;/&quot;;[.K542];&quot;/&quot;;LEFT([.I542];IF(               ISNUMBER(FIND(&quot; &quot;;[.I542]));FIND(&quot; &quot;;[.I542])-1;LEN([.I542])       )                ));CONCATENATE([.K542];LEFT([.I542];IF(               ISNUMBER(FIND(&quot; &quot;;[.I542]));FIND(&quot; &quot;;[.I542])-1;LEN([.I542])       )                )) );[.J541])" office:value-type="string" office:string-value="" calcext:value-type="error">
            <text:p>#N/A</text:p>
          </table:table-cell>
          <table:table-cell table:formula="of:=VLOOKUP(LEFT([.I542];IF(               ISNUMBER(FIND(&quot; &quot;;[.I542]));FIND(&quot; &quot;;[.I542])-1;LEN([.I54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2]+1" office:value-type="float" office:value="538" calcext:value-type="float">
            <text:p>538</text:p>
          </table:table-cell>
          <table:table-cell table:style-name="ce5" table:formula="of:=IF([.B542]=&quot;&quot;;&quot;&quot;;[.B54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2]=&quot;&quot;;&quot;&quot;;[.F542])" office:value-type="string" office:string-value="n" calcext:value-type="string">
            <text:p>n</text:p>
          </table:table-cell>
          <table:table-cell table:style-name="ce5" table:formula="of:=IF([.G542]=&quot;&quot;;&quot;&quot;;[.G542])" office:value-type="string" office:string-value="k" calcext:value-type="string">
            <text:p>k</text:p>
          </table:table-cell>
          <table:table-cell/>
          <table:table-cell table:style-name="ce15" table:formula="of:=IF([.I542]=&quot;&quot;;&quot;&quot;;[.I542])" office:value-type="string" office:string-value="TBD" calcext:value-type="string">
            <text:p>TBD</text:p>
          </table:table-cell>
          <table:table-cell table:formula="of:=IF([.I543]&lt;&gt;&quot;&quot;;HYPERLINK(CONCATENATE(&quot;file://&quot;;[.$H$2];&quot;/&quot;;[.K543];&quot;/&quot;;LEFT([.I543];IF(               ISNUMBER(FIND(&quot; &quot;;[.I543]));FIND(&quot; &quot;;[.I543])-1;LEN([.I543])       )                ));CONCATENATE([.K543];LEFT([.I543];IF(               ISNUMBER(FIND(&quot; &quot;;[.I543]));FIND(&quot; &quot;;[.I543])-1;LEN([.I543])       )                )) );[.J542])" office:value-type="string" office:string-value="" calcext:value-type="error">
            <text:p>#N/A</text:p>
          </table:table-cell>
          <table:table-cell table:formula="of:=VLOOKUP(LEFT([.I543];IF(               ISNUMBER(FIND(&quot; &quot;;[.I543]));FIND(&quot; &quot;;[.I543])-1;LEN([.I54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3]+1" office:value-type="float" office:value="539" calcext:value-type="float">
            <text:p>539</text:p>
          </table:table-cell>
          <table:table-cell table:style-name="ce5" table:formula="of:=IF([.B543]=&quot;&quot;;&quot;&quot;;[.B54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3]=&quot;&quot;;&quot;&quot;;[.F543])" office:value-type="string" office:string-value="n" calcext:value-type="string">
            <text:p>n</text:p>
          </table:table-cell>
          <table:table-cell table:style-name="ce5" table:formula="of:=IF([.G543]=&quot;&quot;;&quot;&quot;;[.G543])" office:value-type="string" office:string-value="k" calcext:value-type="string">
            <text:p>k</text:p>
          </table:table-cell>
          <table:table-cell/>
          <table:table-cell table:style-name="ce15" table:formula="of:=IF([.I543]=&quot;&quot;;&quot;&quot;;[.I543])" office:value-type="string" office:string-value="TBD" calcext:value-type="string">
            <text:p>TBD</text:p>
          </table:table-cell>
          <table:table-cell table:formula="of:=IF([.I544]&lt;&gt;&quot;&quot;;HYPERLINK(CONCATENATE(&quot;file://&quot;;[.$H$2];&quot;/&quot;;[.K544];&quot;/&quot;;LEFT([.I544];IF(               ISNUMBER(FIND(&quot; &quot;;[.I544]));FIND(&quot; &quot;;[.I544])-1;LEN([.I544])       )                ));CONCATENATE([.K544];LEFT([.I544];IF(               ISNUMBER(FIND(&quot; &quot;;[.I544]));FIND(&quot; &quot;;[.I544])-1;LEN([.I544])       )                )) );[.J543])" office:value-type="string" office:string-value="" calcext:value-type="error">
            <text:p>#N/A</text:p>
          </table:table-cell>
          <table:table-cell table:formula="of:=VLOOKUP(LEFT([.I544];IF(               ISNUMBER(FIND(&quot; &quot;;[.I544]));FIND(&quot; &quot;;[.I544])-1;LEN([.I54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4]+1" office:value-type="float" office:value="540" calcext:value-type="float">
            <text:p>540</text:p>
          </table:table-cell>
          <table:table-cell table:style-name="ce5" table:formula="of:=IF([.B544]=&quot;&quot;;&quot;&quot;;[.B54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4]=&quot;&quot;;&quot;&quot;;[.F544])" office:value-type="string" office:string-value="n" calcext:value-type="string">
            <text:p>n</text:p>
          </table:table-cell>
          <table:table-cell table:style-name="ce5" table:formula="of:=IF([.G544]=&quot;&quot;;&quot;&quot;;[.G544])" office:value-type="string" office:string-value="k" calcext:value-type="string">
            <text:p>k</text:p>
          </table:table-cell>
          <table:table-cell/>
          <table:table-cell table:style-name="ce15" table:formula="of:=IF([.I544]=&quot;&quot;;&quot;&quot;;[.I544])" office:value-type="string" office:string-value="TBD" calcext:value-type="string">
            <text:p>TBD</text:p>
          </table:table-cell>
          <table:table-cell table:formula="of:=IF([.I545]&lt;&gt;&quot;&quot;;HYPERLINK(CONCATENATE(&quot;file://&quot;;[.$H$2];&quot;/&quot;;[.K545];&quot;/&quot;;LEFT([.I545];IF(               ISNUMBER(FIND(&quot; &quot;;[.I545]));FIND(&quot; &quot;;[.I545])-1;LEN([.I545])       )                ));CONCATENATE([.K545];LEFT([.I545];IF(               ISNUMBER(FIND(&quot; &quot;;[.I545]));FIND(&quot; &quot;;[.I545])-1;LEN([.I545])       )                )) );[.J544])" office:value-type="string" office:string-value="" calcext:value-type="error">
            <text:p>#N/A</text:p>
          </table:table-cell>
          <table:table-cell table:formula="of:=VLOOKUP(LEFT([.I545];IF(               ISNUMBER(FIND(&quot; &quot;;[.I545]));FIND(&quot; &quot;;[.I545])-1;LEN([.I54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5]+1" office:value-type="float" office:value="541" calcext:value-type="float">
            <text:p>541</text:p>
          </table:table-cell>
          <table:table-cell table:style-name="ce5" table:formula="of:=IF([.B545]=&quot;&quot;;&quot;&quot;;[.B54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5]=&quot;&quot;;&quot;&quot;;[.F545])" office:value-type="string" office:string-value="n" calcext:value-type="string">
            <text:p>n</text:p>
          </table:table-cell>
          <table:table-cell table:style-name="ce5" table:formula="of:=IF([.G545]=&quot;&quot;;&quot;&quot;;[.G545])" office:value-type="string" office:string-value="k" calcext:value-type="string">
            <text:p>k</text:p>
          </table:table-cell>
          <table:table-cell/>
          <table:table-cell table:style-name="ce15" table:formula="of:=IF([.I545]=&quot;&quot;;&quot;&quot;;[.I545])" office:value-type="string" office:string-value="TBD" calcext:value-type="string">
            <text:p>TBD</text:p>
          </table:table-cell>
          <table:table-cell table:formula="of:=IF([.I546]&lt;&gt;&quot;&quot;;HYPERLINK(CONCATENATE(&quot;file://&quot;;[.$H$2];&quot;/&quot;;[.K546];&quot;/&quot;;LEFT([.I546];IF(               ISNUMBER(FIND(&quot; &quot;;[.I546]));FIND(&quot; &quot;;[.I546])-1;LEN([.I546])       )                ));CONCATENATE([.K546];LEFT([.I546];IF(               ISNUMBER(FIND(&quot; &quot;;[.I546]));FIND(&quot; &quot;;[.I546])-1;LEN([.I546])       )                )) );[.J545])" office:value-type="string" office:string-value="" calcext:value-type="error">
            <text:p>#N/A</text:p>
          </table:table-cell>
          <table:table-cell table:formula="of:=VLOOKUP(LEFT([.I546];IF(               ISNUMBER(FIND(&quot; &quot;;[.I546]));FIND(&quot; &quot;;[.I546])-1;LEN([.I54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6]+1" office:value-type="float" office:value="542" calcext:value-type="float">
            <text:p>542</text:p>
          </table:table-cell>
          <table:table-cell table:style-name="ce5" table:formula="of:=IF([.B546]=&quot;&quot;;&quot;&quot;;[.B54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6]=&quot;&quot;;&quot;&quot;;[.F546])" office:value-type="string" office:string-value="n" calcext:value-type="string">
            <text:p>n</text:p>
          </table:table-cell>
          <table:table-cell table:style-name="ce5" table:formula="of:=IF([.G546]=&quot;&quot;;&quot;&quot;;[.G546])" office:value-type="string" office:string-value="k" calcext:value-type="string">
            <text:p>k</text:p>
          </table:table-cell>
          <table:table-cell/>
          <table:table-cell table:style-name="ce15" table:formula="of:=IF([.I546]=&quot;&quot;;&quot;&quot;;[.I546])" office:value-type="string" office:string-value="TBD" calcext:value-type="string">
            <text:p>TBD</text:p>
          </table:table-cell>
          <table:table-cell table:formula="of:=IF([.I547]&lt;&gt;&quot;&quot;;HYPERLINK(CONCATENATE(&quot;file://&quot;;[.$H$2];&quot;/&quot;;[.K547];&quot;/&quot;;LEFT([.I547];IF(               ISNUMBER(FIND(&quot; &quot;;[.I547]));FIND(&quot; &quot;;[.I547])-1;LEN([.I547])       )                ));CONCATENATE([.K547];LEFT([.I547];IF(               ISNUMBER(FIND(&quot; &quot;;[.I547]));FIND(&quot; &quot;;[.I547])-1;LEN([.I547])       )                )) );[.J546])" office:value-type="string" office:string-value="" calcext:value-type="error">
            <text:p>#N/A</text:p>
          </table:table-cell>
          <table:table-cell table:formula="of:=VLOOKUP(LEFT([.I547];IF(               ISNUMBER(FIND(&quot; &quot;;[.I547]));FIND(&quot; &quot;;[.I547])-1;LEN([.I54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7]+1" office:value-type="float" office:value="543" calcext:value-type="float">
            <text:p>543</text:p>
          </table:table-cell>
          <table:table-cell table:style-name="ce5" table:formula="of:=IF([.B547]=&quot;&quot;;&quot;&quot;;[.B54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7]=&quot;&quot;;&quot;&quot;;[.F547])" office:value-type="string" office:string-value="n" calcext:value-type="string">
            <text:p>n</text:p>
          </table:table-cell>
          <table:table-cell table:style-name="ce5" table:formula="of:=IF([.G547]=&quot;&quot;;&quot;&quot;;[.G547])" office:value-type="string" office:string-value="k" calcext:value-type="string">
            <text:p>k</text:p>
          </table:table-cell>
          <table:table-cell/>
          <table:table-cell table:style-name="ce15" table:formula="of:=IF([.I547]=&quot;&quot;;&quot;&quot;;[.I547])" office:value-type="string" office:string-value="TBD" calcext:value-type="string">
            <text:p>TBD</text:p>
          </table:table-cell>
          <table:table-cell table:formula="of:=IF([.I548]&lt;&gt;&quot;&quot;;HYPERLINK(CONCATENATE(&quot;file://&quot;;[.$H$2];&quot;/&quot;;[.K548];&quot;/&quot;;LEFT([.I548];IF(               ISNUMBER(FIND(&quot; &quot;;[.I548]));FIND(&quot; &quot;;[.I548])-1;LEN([.I548])       )                ));CONCATENATE([.K548];LEFT([.I548];IF(               ISNUMBER(FIND(&quot; &quot;;[.I548]));FIND(&quot; &quot;;[.I548])-1;LEN([.I548])       )                )) );[.J547])" office:value-type="string" office:string-value="" calcext:value-type="error">
            <text:p>#N/A</text:p>
          </table:table-cell>
          <table:table-cell table:formula="of:=VLOOKUP(LEFT([.I548];IF(               ISNUMBER(FIND(&quot; &quot;;[.I548]));FIND(&quot; &quot;;[.I548])-1;LEN([.I54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8]+1" office:value-type="float" office:value="544" calcext:value-type="float">
            <text:p>544</text:p>
          </table:table-cell>
          <table:table-cell table:style-name="ce5" table:formula="of:=IF([.B548]=&quot;&quot;;&quot;&quot;;[.B54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8]=&quot;&quot;;&quot;&quot;;[.F548])" office:value-type="string" office:string-value="n" calcext:value-type="string">
            <text:p>n</text:p>
          </table:table-cell>
          <table:table-cell table:style-name="ce5" table:formula="of:=IF([.G548]=&quot;&quot;;&quot;&quot;;[.G548])" office:value-type="string" office:string-value="k" calcext:value-type="string">
            <text:p>k</text:p>
          </table:table-cell>
          <table:table-cell/>
          <table:table-cell table:style-name="ce15" table:formula="of:=IF([.I548]=&quot;&quot;;&quot;&quot;;[.I548])" office:value-type="string" office:string-value="TBD" calcext:value-type="string">
            <text:p>TBD</text:p>
          </table:table-cell>
          <table:table-cell table:formula="of:=IF([.I549]&lt;&gt;&quot;&quot;;HYPERLINK(CONCATENATE(&quot;file://&quot;;[.$H$2];&quot;/&quot;;[.K549];&quot;/&quot;;LEFT([.I549];IF(               ISNUMBER(FIND(&quot; &quot;;[.I549]));FIND(&quot; &quot;;[.I549])-1;LEN([.I549])       )                ));CONCATENATE([.K549];LEFT([.I549];IF(               ISNUMBER(FIND(&quot; &quot;;[.I549]));FIND(&quot; &quot;;[.I549])-1;LEN([.I549])       )                )) );[.J548])" office:value-type="string" office:string-value="" calcext:value-type="error">
            <text:p>#N/A</text:p>
          </table:table-cell>
          <table:table-cell table:formula="of:=VLOOKUP(LEFT([.I549];IF(               ISNUMBER(FIND(&quot; &quot;;[.I549]));FIND(&quot; &quot;;[.I549])-1;LEN([.I54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49]+1" office:value-type="float" office:value="545" calcext:value-type="float">
            <text:p>545</text:p>
          </table:table-cell>
          <table:table-cell table:style-name="ce5" table:formula="of:=IF([.B549]=&quot;&quot;;&quot;&quot;;[.B54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49]=&quot;&quot;;&quot;&quot;;[.F549])" office:value-type="string" office:string-value="n" calcext:value-type="string">
            <text:p>n</text:p>
          </table:table-cell>
          <table:table-cell table:style-name="ce5" table:formula="of:=IF([.G549]=&quot;&quot;;&quot;&quot;;[.G549])" office:value-type="string" office:string-value="k" calcext:value-type="string">
            <text:p>k</text:p>
          </table:table-cell>
          <table:table-cell/>
          <table:table-cell table:style-name="ce15" table:formula="of:=IF([.I549]=&quot;&quot;;&quot;&quot;;[.I549])" office:value-type="string" office:string-value="TBD" calcext:value-type="string">
            <text:p>TBD</text:p>
          </table:table-cell>
          <table:table-cell table:formula="of:=IF([.I550]&lt;&gt;&quot;&quot;;HYPERLINK(CONCATENATE(&quot;file://&quot;;[.$H$2];&quot;/&quot;;[.K550];&quot;/&quot;;LEFT([.I550];IF(               ISNUMBER(FIND(&quot; &quot;;[.I550]));FIND(&quot; &quot;;[.I550])-1;LEN([.I550])       )                ));CONCATENATE([.K550];LEFT([.I550];IF(               ISNUMBER(FIND(&quot; &quot;;[.I550]));FIND(&quot; &quot;;[.I550])-1;LEN([.I550])       )                )) );[.J549])" office:value-type="string" office:string-value="" calcext:value-type="error">
            <text:p>#N/A</text:p>
          </table:table-cell>
          <table:table-cell table:formula="of:=VLOOKUP(LEFT([.I550];IF(               ISNUMBER(FIND(&quot; &quot;;[.I550]));FIND(&quot; &quot;;[.I550])-1;LEN([.I55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0]+1" office:value-type="float" office:value="546" calcext:value-type="float">
            <text:p>546</text:p>
          </table:table-cell>
          <table:table-cell table:style-name="ce5" table:formula="of:=IF([.B550]=&quot;&quot;;&quot;&quot;;[.B55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0]=&quot;&quot;;&quot;&quot;;[.F550])" office:value-type="string" office:string-value="n" calcext:value-type="string">
            <text:p>n</text:p>
          </table:table-cell>
          <table:table-cell table:style-name="ce5" table:formula="of:=IF([.G550]=&quot;&quot;;&quot;&quot;;[.G550])" office:value-type="string" office:string-value="k" calcext:value-type="string">
            <text:p>k</text:p>
          </table:table-cell>
          <table:table-cell/>
          <table:table-cell table:style-name="ce15" table:formula="of:=IF([.I550]=&quot;&quot;;&quot;&quot;;[.I550])" office:value-type="string" office:string-value="TBD" calcext:value-type="string">
            <text:p>TBD</text:p>
          </table:table-cell>
          <table:table-cell table:formula="of:=IF([.I551]&lt;&gt;&quot;&quot;;HYPERLINK(CONCATENATE(&quot;file://&quot;;[.$H$2];&quot;/&quot;;[.K551];&quot;/&quot;;LEFT([.I551];IF(               ISNUMBER(FIND(&quot; &quot;;[.I551]));FIND(&quot; &quot;;[.I551])-1;LEN([.I551])       )                ));CONCATENATE([.K551];LEFT([.I551];IF(               ISNUMBER(FIND(&quot; &quot;;[.I551]));FIND(&quot; &quot;;[.I551])-1;LEN([.I551])       )                )) );[.J550])" office:value-type="string" office:string-value="" calcext:value-type="error">
            <text:p>#N/A</text:p>
          </table:table-cell>
          <table:table-cell table:formula="of:=VLOOKUP(LEFT([.I551];IF(               ISNUMBER(FIND(&quot; &quot;;[.I551]));FIND(&quot; &quot;;[.I551])-1;LEN([.I55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1]+1" office:value-type="float" office:value="547" calcext:value-type="float">
            <text:p>547</text:p>
          </table:table-cell>
          <table:table-cell table:style-name="ce5" table:formula="of:=IF([.B551]=&quot;&quot;;&quot;&quot;;[.B55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1]=&quot;&quot;;&quot;&quot;;[.F551])" office:value-type="string" office:string-value="n" calcext:value-type="string">
            <text:p>n</text:p>
          </table:table-cell>
          <table:table-cell table:style-name="ce5" table:formula="of:=IF([.G551]=&quot;&quot;;&quot;&quot;;[.G551])" office:value-type="string" office:string-value="k" calcext:value-type="string">
            <text:p>k</text:p>
          </table:table-cell>
          <table:table-cell/>
          <table:table-cell table:style-name="ce15" table:formula="of:=IF([.I551]=&quot;&quot;;&quot;&quot;;[.I551])" office:value-type="string" office:string-value="TBD" calcext:value-type="string">
            <text:p>TBD</text:p>
          </table:table-cell>
          <table:table-cell table:formula="of:=IF([.I552]&lt;&gt;&quot;&quot;;HYPERLINK(CONCATENATE(&quot;file://&quot;;[.$H$2];&quot;/&quot;;[.K552];&quot;/&quot;;LEFT([.I552];IF(               ISNUMBER(FIND(&quot; &quot;;[.I552]));FIND(&quot; &quot;;[.I552])-1;LEN([.I552])       )                ));CONCATENATE([.K552];LEFT([.I552];IF(               ISNUMBER(FIND(&quot; &quot;;[.I552]));FIND(&quot; &quot;;[.I552])-1;LEN([.I552])       )                )) );[.J551])" office:value-type="string" office:string-value="" calcext:value-type="error">
            <text:p>#N/A</text:p>
          </table:table-cell>
          <table:table-cell table:formula="of:=VLOOKUP(LEFT([.I552];IF(               ISNUMBER(FIND(&quot; &quot;;[.I552]));FIND(&quot; &quot;;[.I552])-1;LEN([.I55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2]+1" office:value-type="float" office:value="548" calcext:value-type="float">
            <text:p>548</text:p>
          </table:table-cell>
          <table:table-cell table:style-name="ce5" table:formula="of:=IF([.B552]=&quot;&quot;;&quot;&quot;;[.B55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2]=&quot;&quot;;&quot;&quot;;[.F552])" office:value-type="string" office:string-value="n" calcext:value-type="string">
            <text:p>n</text:p>
          </table:table-cell>
          <table:table-cell table:style-name="ce5" table:formula="of:=IF([.G552]=&quot;&quot;;&quot;&quot;;[.G552])" office:value-type="string" office:string-value="k" calcext:value-type="string">
            <text:p>k</text:p>
          </table:table-cell>
          <table:table-cell/>
          <table:table-cell table:style-name="ce15" table:formula="of:=IF([.I552]=&quot;&quot;;&quot;&quot;;[.I552])" office:value-type="string" office:string-value="TBD" calcext:value-type="string">
            <text:p>TBD</text:p>
          </table:table-cell>
          <table:table-cell table:formula="of:=IF([.I553]&lt;&gt;&quot;&quot;;HYPERLINK(CONCATENATE(&quot;file://&quot;;[.$H$2];&quot;/&quot;;[.K553];&quot;/&quot;;LEFT([.I553];IF(               ISNUMBER(FIND(&quot; &quot;;[.I553]));FIND(&quot; &quot;;[.I553])-1;LEN([.I553])       )                ));CONCATENATE([.K553];LEFT([.I553];IF(               ISNUMBER(FIND(&quot; &quot;;[.I553]));FIND(&quot; &quot;;[.I553])-1;LEN([.I553])       )                )) );[.J552])" office:value-type="string" office:string-value="" calcext:value-type="error">
            <text:p>#N/A</text:p>
          </table:table-cell>
          <table:table-cell table:formula="of:=VLOOKUP(LEFT([.I553];IF(               ISNUMBER(FIND(&quot; &quot;;[.I553]));FIND(&quot; &quot;;[.I553])-1;LEN([.I55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3]+1" office:value-type="float" office:value="549" calcext:value-type="float">
            <text:p>549</text:p>
          </table:table-cell>
          <table:table-cell table:style-name="ce5" table:formula="of:=IF([.B553]=&quot;&quot;;&quot;&quot;;[.B55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3]=&quot;&quot;;&quot;&quot;;[.F553])" office:value-type="string" office:string-value="n" calcext:value-type="string">
            <text:p>n</text:p>
          </table:table-cell>
          <table:table-cell table:style-name="ce5" table:formula="of:=IF([.G553]=&quot;&quot;;&quot;&quot;;[.G553])" office:value-type="string" office:string-value="k" calcext:value-type="string">
            <text:p>k</text:p>
          </table:table-cell>
          <table:table-cell/>
          <table:table-cell table:style-name="ce15" table:formula="of:=IF([.I553]=&quot;&quot;;&quot;&quot;;[.I553])" office:value-type="string" office:string-value="TBD" calcext:value-type="string">
            <text:p>TBD</text:p>
          </table:table-cell>
          <table:table-cell table:formula="of:=IF([.I554]&lt;&gt;&quot;&quot;;HYPERLINK(CONCATENATE(&quot;file://&quot;;[.$H$2];&quot;/&quot;;[.K554];&quot;/&quot;;LEFT([.I554];IF(               ISNUMBER(FIND(&quot; &quot;;[.I554]));FIND(&quot; &quot;;[.I554])-1;LEN([.I554])       )                ));CONCATENATE([.K554];LEFT([.I554];IF(               ISNUMBER(FIND(&quot; &quot;;[.I554]));FIND(&quot; &quot;;[.I554])-1;LEN([.I554])       )                )) );[.J553])" office:value-type="string" office:string-value="" calcext:value-type="error">
            <text:p>#N/A</text:p>
          </table:table-cell>
          <table:table-cell table:formula="of:=VLOOKUP(LEFT([.I554];IF(               ISNUMBER(FIND(&quot; &quot;;[.I554]));FIND(&quot; &quot;;[.I554])-1;LEN([.I55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4]+1" office:value-type="float" office:value="550" calcext:value-type="float">
            <text:p>550</text:p>
          </table:table-cell>
          <table:table-cell table:style-name="ce5" table:formula="of:=IF([.B554]=&quot;&quot;;&quot;&quot;;[.B55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4]=&quot;&quot;;&quot;&quot;;[.F554])" office:value-type="string" office:string-value="n" calcext:value-type="string">
            <text:p>n</text:p>
          </table:table-cell>
          <table:table-cell table:style-name="ce5" table:formula="of:=IF([.G554]=&quot;&quot;;&quot;&quot;;[.G554])" office:value-type="string" office:string-value="k" calcext:value-type="string">
            <text:p>k</text:p>
          </table:table-cell>
          <table:table-cell/>
          <table:table-cell table:style-name="ce15" table:formula="of:=IF([.I554]=&quot;&quot;;&quot;&quot;;[.I554])" office:value-type="string" office:string-value="TBD" calcext:value-type="string">
            <text:p>TBD</text:p>
          </table:table-cell>
          <table:table-cell table:formula="of:=IF([.I555]&lt;&gt;&quot;&quot;;HYPERLINK(CONCATENATE(&quot;file://&quot;;[.$H$2];&quot;/&quot;;[.K555];&quot;/&quot;;LEFT([.I555];IF(               ISNUMBER(FIND(&quot; &quot;;[.I555]));FIND(&quot; &quot;;[.I555])-1;LEN([.I555])       )                ));CONCATENATE([.K555];LEFT([.I555];IF(               ISNUMBER(FIND(&quot; &quot;;[.I555]));FIND(&quot; &quot;;[.I555])-1;LEN([.I555])       )                )) );[.J554])" office:value-type="string" office:string-value="" calcext:value-type="error">
            <text:p>#N/A</text:p>
          </table:table-cell>
          <table:table-cell table:formula="of:=VLOOKUP(LEFT([.I555];IF(               ISNUMBER(FIND(&quot; &quot;;[.I555]));FIND(&quot; &quot;;[.I555])-1;LEN([.I55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5]+1" office:value-type="float" office:value="551" calcext:value-type="float">
            <text:p>551</text:p>
          </table:table-cell>
          <table:table-cell table:style-name="ce5" table:formula="of:=IF([.B555]=&quot;&quot;;&quot;&quot;;[.B55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5]=&quot;&quot;;&quot;&quot;;[.F555])" office:value-type="string" office:string-value="n" calcext:value-type="string">
            <text:p>n</text:p>
          </table:table-cell>
          <table:table-cell table:style-name="ce5" table:formula="of:=IF([.G555]=&quot;&quot;;&quot;&quot;;[.G555])" office:value-type="string" office:string-value="k" calcext:value-type="string">
            <text:p>k</text:p>
          </table:table-cell>
          <table:table-cell/>
          <table:table-cell table:style-name="ce15" table:formula="of:=IF([.I555]=&quot;&quot;;&quot;&quot;;[.I555])" office:value-type="string" office:string-value="TBD" calcext:value-type="string">
            <text:p>TBD</text:p>
          </table:table-cell>
          <table:table-cell table:formula="of:=IF([.I556]&lt;&gt;&quot;&quot;;HYPERLINK(CONCATENATE(&quot;file://&quot;;[.$H$2];&quot;/&quot;;[.K556];&quot;/&quot;;LEFT([.I556];IF(               ISNUMBER(FIND(&quot; &quot;;[.I556]));FIND(&quot; &quot;;[.I556])-1;LEN([.I556])       )                ));CONCATENATE([.K556];LEFT([.I556];IF(               ISNUMBER(FIND(&quot; &quot;;[.I556]));FIND(&quot; &quot;;[.I556])-1;LEN([.I556])       )                )) );[.J555])" office:value-type="string" office:string-value="" calcext:value-type="error">
            <text:p>#N/A</text:p>
          </table:table-cell>
          <table:table-cell table:formula="of:=VLOOKUP(LEFT([.I556];IF(               ISNUMBER(FIND(&quot; &quot;;[.I556]));FIND(&quot; &quot;;[.I556])-1;LEN([.I55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6]+1" office:value-type="float" office:value="552" calcext:value-type="float">
            <text:p>552</text:p>
          </table:table-cell>
          <table:table-cell table:style-name="ce5" table:formula="of:=IF([.B556]=&quot;&quot;;&quot;&quot;;[.B55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6]=&quot;&quot;;&quot;&quot;;[.F556])" office:value-type="string" office:string-value="n" calcext:value-type="string">
            <text:p>n</text:p>
          </table:table-cell>
          <table:table-cell table:style-name="ce5" table:formula="of:=IF([.G556]=&quot;&quot;;&quot;&quot;;[.G556])" office:value-type="string" office:string-value="k" calcext:value-type="string">
            <text:p>k</text:p>
          </table:table-cell>
          <table:table-cell/>
          <table:table-cell table:style-name="ce15" table:formula="of:=IF([.I556]=&quot;&quot;;&quot;&quot;;[.I556])" office:value-type="string" office:string-value="TBD" calcext:value-type="string">
            <text:p>TBD</text:p>
          </table:table-cell>
          <table:table-cell table:formula="of:=IF([.I557]&lt;&gt;&quot;&quot;;HYPERLINK(CONCATENATE(&quot;file://&quot;;[.$H$2];&quot;/&quot;;[.K557];&quot;/&quot;;LEFT([.I557];IF(               ISNUMBER(FIND(&quot; &quot;;[.I557]));FIND(&quot; &quot;;[.I557])-1;LEN([.I557])       )                ));CONCATENATE([.K557];LEFT([.I557];IF(               ISNUMBER(FIND(&quot; &quot;;[.I557]));FIND(&quot; &quot;;[.I557])-1;LEN([.I557])       )                )) );[.J556])" office:value-type="string" office:string-value="" calcext:value-type="error">
            <text:p>#N/A</text:p>
          </table:table-cell>
          <table:table-cell table:formula="of:=VLOOKUP(LEFT([.I557];IF(               ISNUMBER(FIND(&quot; &quot;;[.I557]));FIND(&quot; &quot;;[.I557])-1;LEN([.I55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7]+1" office:value-type="float" office:value="553" calcext:value-type="float">
            <text:p>553</text:p>
          </table:table-cell>
          <table:table-cell table:style-name="ce5" table:formula="of:=IF([.B557]=&quot;&quot;;&quot;&quot;;[.B55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7]=&quot;&quot;;&quot;&quot;;[.F557])" office:value-type="string" office:string-value="n" calcext:value-type="string">
            <text:p>n</text:p>
          </table:table-cell>
          <table:table-cell table:style-name="ce5" table:formula="of:=IF([.G557]=&quot;&quot;;&quot;&quot;;[.G557])" office:value-type="string" office:string-value="k" calcext:value-type="string">
            <text:p>k</text:p>
          </table:table-cell>
          <table:table-cell/>
          <table:table-cell table:style-name="ce15" table:formula="of:=IF([.I557]=&quot;&quot;;&quot;&quot;;[.I557])" office:value-type="string" office:string-value="TBD" calcext:value-type="string">
            <text:p>TBD</text:p>
          </table:table-cell>
          <table:table-cell table:formula="of:=IF([.I558]&lt;&gt;&quot;&quot;;HYPERLINK(CONCATENATE(&quot;file://&quot;;[.$H$2];&quot;/&quot;;[.K558];&quot;/&quot;;LEFT([.I558];IF(               ISNUMBER(FIND(&quot; &quot;;[.I558]));FIND(&quot; &quot;;[.I558])-1;LEN([.I558])       )                ));CONCATENATE([.K558];LEFT([.I558];IF(               ISNUMBER(FIND(&quot; &quot;;[.I558]));FIND(&quot; &quot;;[.I558])-1;LEN([.I558])       )                )) );[.J557])" office:value-type="string" office:string-value="" calcext:value-type="error">
            <text:p>#N/A</text:p>
          </table:table-cell>
          <table:table-cell table:formula="of:=VLOOKUP(LEFT([.I558];IF(               ISNUMBER(FIND(&quot; &quot;;[.I558]));FIND(&quot; &quot;;[.I558])-1;LEN([.I55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8]+1" office:value-type="float" office:value="554" calcext:value-type="float">
            <text:p>554</text:p>
          </table:table-cell>
          <table:table-cell table:style-name="ce5" table:formula="of:=IF([.B558]=&quot;&quot;;&quot;&quot;;[.B55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8]=&quot;&quot;;&quot;&quot;;[.F558])" office:value-type="string" office:string-value="n" calcext:value-type="string">
            <text:p>n</text:p>
          </table:table-cell>
          <table:table-cell table:style-name="ce5" table:formula="of:=IF([.G558]=&quot;&quot;;&quot;&quot;;[.G558])" office:value-type="string" office:string-value="k" calcext:value-type="string">
            <text:p>k</text:p>
          </table:table-cell>
          <table:table-cell/>
          <table:table-cell table:style-name="ce15" table:formula="of:=IF([.I558]=&quot;&quot;;&quot;&quot;;[.I558])" office:value-type="string" office:string-value="TBD" calcext:value-type="string">
            <text:p>TBD</text:p>
          </table:table-cell>
          <table:table-cell table:formula="of:=IF([.I559]&lt;&gt;&quot;&quot;;HYPERLINK(CONCATENATE(&quot;file://&quot;;[.$H$2];&quot;/&quot;;[.K559];&quot;/&quot;;LEFT([.I559];IF(               ISNUMBER(FIND(&quot; &quot;;[.I559]));FIND(&quot; &quot;;[.I559])-1;LEN([.I559])       )                ));CONCATENATE([.K559];LEFT([.I559];IF(               ISNUMBER(FIND(&quot; &quot;;[.I559]));FIND(&quot; &quot;;[.I559])-1;LEN([.I559])       )                )) );[.J558])" office:value-type="string" office:string-value="" calcext:value-type="error">
            <text:p>#N/A</text:p>
          </table:table-cell>
          <table:table-cell table:formula="of:=VLOOKUP(LEFT([.I559];IF(               ISNUMBER(FIND(&quot; &quot;;[.I559]));FIND(&quot; &quot;;[.I559])-1;LEN([.I55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59]+1" office:value-type="float" office:value="555" calcext:value-type="float">
            <text:p>555</text:p>
          </table:table-cell>
          <table:table-cell table:style-name="ce5" table:formula="of:=IF([.B559]=&quot;&quot;;&quot;&quot;;[.B55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59]=&quot;&quot;;&quot;&quot;;[.F559])" office:value-type="string" office:string-value="n" calcext:value-type="string">
            <text:p>n</text:p>
          </table:table-cell>
          <table:table-cell table:style-name="ce5" table:formula="of:=IF([.G559]=&quot;&quot;;&quot;&quot;;[.G559])" office:value-type="string" office:string-value="k" calcext:value-type="string">
            <text:p>k</text:p>
          </table:table-cell>
          <table:table-cell/>
          <table:table-cell table:style-name="ce15" table:formula="of:=IF([.I559]=&quot;&quot;;&quot;&quot;;[.I559])" office:value-type="string" office:string-value="TBD" calcext:value-type="string">
            <text:p>TBD</text:p>
          </table:table-cell>
          <table:table-cell table:formula="of:=IF([.I560]&lt;&gt;&quot;&quot;;HYPERLINK(CONCATENATE(&quot;file://&quot;;[.$H$2];&quot;/&quot;;[.K560];&quot;/&quot;;LEFT([.I560];IF(               ISNUMBER(FIND(&quot; &quot;;[.I560]));FIND(&quot; &quot;;[.I560])-1;LEN([.I560])       )                ));CONCATENATE([.K560];LEFT([.I560];IF(               ISNUMBER(FIND(&quot; &quot;;[.I560]));FIND(&quot; &quot;;[.I560])-1;LEN([.I560])       )                )) );[.J559])" office:value-type="string" office:string-value="" calcext:value-type="error">
            <text:p>#N/A</text:p>
          </table:table-cell>
          <table:table-cell table:formula="of:=VLOOKUP(LEFT([.I560];IF(               ISNUMBER(FIND(&quot; &quot;;[.I560]));FIND(&quot; &quot;;[.I560])-1;LEN([.I56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0]+1" office:value-type="float" office:value="556" calcext:value-type="float">
            <text:p>556</text:p>
          </table:table-cell>
          <table:table-cell table:style-name="ce5" table:formula="of:=IF([.B560]=&quot;&quot;;&quot;&quot;;[.B56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0]=&quot;&quot;;&quot;&quot;;[.F560])" office:value-type="string" office:string-value="n" calcext:value-type="string">
            <text:p>n</text:p>
          </table:table-cell>
          <table:table-cell table:style-name="ce5" table:formula="of:=IF([.G560]=&quot;&quot;;&quot;&quot;;[.G560])" office:value-type="string" office:string-value="k" calcext:value-type="string">
            <text:p>k</text:p>
          </table:table-cell>
          <table:table-cell/>
          <table:table-cell table:style-name="ce15" table:formula="of:=IF([.I560]=&quot;&quot;;&quot;&quot;;[.I560])" office:value-type="string" office:string-value="TBD" calcext:value-type="string">
            <text:p>TBD</text:p>
          </table:table-cell>
          <table:table-cell table:formula="of:=IF([.I561]&lt;&gt;&quot;&quot;;HYPERLINK(CONCATENATE(&quot;file://&quot;;[.$H$2];&quot;/&quot;;[.K561];&quot;/&quot;;LEFT([.I561];IF(               ISNUMBER(FIND(&quot; &quot;;[.I561]));FIND(&quot; &quot;;[.I561])-1;LEN([.I561])       )                ));CONCATENATE([.K561];LEFT([.I561];IF(               ISNUMBER(FIND(&quot; &quot;;[.I561]));FIND(&quot; &quot;;[.I561])-1;LEN([.I561])       )                )) );[.J560])" office:value-type="string" office:string-value="" calcext:value-type="error">
            <text:p>#N/A</text:p>
          </table:table-cell>
          <table:table-cell table:formula="of:=VLOOKUP(LEFT([.I561];IF(               ISNUMBER(FIND(&quot; &quot;;[.I561]));FIND(&quot; &quot;;[.I561])-1;LEN([.I56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1]+1" office:value-type="float" office:value="557" calcext:value-type="float">
            <text:p>557</text:p>
          </table:table-cell>
          <table:table-cell table:style-name="ce5" table:formula="of:=IF([.B561]=&quot;&quot;;&quot;&quot;;[.B56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1]=&quot;&quot;;&quot;&quot;;[.F561])" office:value-type="string" office:string-value="n" calcext:value-type="string">
            <text:p>n</text:p>
          </table:table-cell>
          <table:table-cell table:style-name="ce5" table:formula="of:=IF([.G561]=&quot;&quot;;&quot;&quot;;[.G561])" office:value-type="string" office:string-value="k" calcext:value-type="string">
            <text:p>k</text:p>
          </table:table-cell>
          <table:table-cell/>
          <table:table-cell table:style-name="ce15" table:formula="of:=IF([.I561]=&quot;&quot;;&quot;&quot;;[.I561])" office:value-type="string" office:string-value="TBD" calcext:value-type="string">
            <text:p>TBD</text:p>
          </table:table-cell>
          <table:table-cell table:formula="of:=IF([.I562]&lt;&gt;&quot;&quot;;HYPERLINK(CONCATENATE(&quot;file://&quot;;[.$H$2];&quot;/&quot;;[.K562];&quot;/&quot;;LEFT([.I562];IF(               ISNUMBER(FIND(&quot; &quot;;[.I562]));FIND(&quot; &quot;;[.I562])-1;LEN([.I562])       )                ));CONCATENATE([.K562];LEFT([.I562];IF(               ISNUMBER(FIND(&quot; &quot;;[.I562]));FIND(&quot; &quot;;[.I562])-1;LEN([.I562])       )                )) );[.J561])" office:value-type="string" office:string-value="" calcext:value-type="error">
            <text:p>#N/A</text:p>
          </table:table-cell>
          <table:table-cell table:formula="of:=VLOOKUP(LEFT([.I562];IF(               ISNUMBER(FIND(&quot; &quot;;[.I562]));FIND(&quot; &quot;;[.I562])-1;LEN([.I56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2]+1" office:value-type="float" office:value="558" calcext:value-type="float">
            <text:p>558</text:p>
          </table:table-cell>
          <table:table-cell table:style-name="ce5" table:formula="of:=IF([.B562]=&quot;&quot;;&quot;&quot;;[.B56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2]=&quot;&quot;;&quot;&quot;;[.F562])" office:value-type="string" office:string-value="n" calcext:value-type="string">
            <text:p>n</text:p>
          </table:table-cell>
          <table:table-cell table:style-name="ce5" table:formula="of:=IF([.G562]=&quot;&quot;;&quot;&quot;;[.G562])" office:value-type="string" office:string-value="k" calcext:value-type="string">
            <text:p>k</text:p>
          </table:table-cell>
          <table:table-cell/>
          <table:table-cell table:style-name="ce15" table:formula="of:=IF([.I562]=&quot;&quot;;&quot;&quot;;[.I562])" office:value-type="string" office:string-value="TBD" calcext:value-type="string">
            <text:p>TBD</text:p>
          </table:table-cell>
          <table:table-cell table:formula="of:=IF([.I563]&lt;&gt;&quot;&quot;;HYPERLINK(CONCATENATE(&quot;file://&quot;;[.$H$2];&quot;/&quot;;[.K563];&quot;/&quot;;LEFT([.I563];IF(               ISNUMBER(FIND(&quot; &quot;;[.I563]));FIND(&quot; &quot;;[.I563])-1;LEN([.I563])       )                ));CONCATENATE([.K563];LEFT([.I563];IF(               ISNUMBER(FIND(&quot; &quot;;[.I563]));FIND(&quot; &quot;;[.I563])-1;LEN([.I563])       )                )) );[.J562])" office:value-type="string" office:string-value="" calcext:value-type="error">
            <text:p>#N/A</text:p>
          </table:table-cell>
          <table:table-cell table:formula="of:=VLOOKUP(LEFT([.I563];IF(               ISNUMBER(FIND(&quot; &quot;;[.I563]));FIND(&quot; &quot;;[.I563])-1;LEN([.I56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3]+1" office:value-type="float" office:value="559" calcext:value-type="float">
            <text:p>559</text:p>
          </table:table-cell>
          <table:table-cell table:style-name="ce5" table:formula="of:=IF([.B563]=&quot;&quot;;&quot;&quot;;[.B56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3]=&quot;&quot;;&quot;&quot;;[.F563])" office:value-type="string" office:string-value="n" calcext:value-type="string">
            <text:p>n</text:p>
          </table:table-cell>
          <table:table-cell table:style-name="ce5" table:formula="of:=IF([.G563]=&quot;&quot;;&quot;&quot;;[.G563])" office:value-type="string" office:string-value="k" calcext:value-type="string">
            <text:p>k</text:p>
          </table:table-cell>
          <table:table-cell/>
          <table:table-cell table:style-name="ce15" table:formula="of:=IF([.I563]=&quot;&quot;;&quot;&quot;;[.I563])" office:value-type="string" office:string-value="TBD" calcext:value-type="string">
            <text:p>TBD</text:p>
          </table:table-cell>
          <table:table-cell table:formula="of:=IF([.I564]&lt;&gt;&quot;&quot;;HYPERLINK(CONCATENATE(&quot;file://&quot;;[.$H$2];&quot;/&quot;;[.K564];&quot;/&quot;;LEFT([.I564];IF(               ISNUMBER(FIND(&quot; &quot;;[.I564]));FIND(&quot; &quot;;[.I564])-1;LEN([.I564])       )                ));CONCATENATE([.K564];LEFT([.I564];IF(               ISNUMBER(FIND(&quot; &quot;;[.I564]));FIND(&quot; &quot;;[.I564])-1;LEN([.I564])       )                )) );[.J563])" office:value-type="string" office:string-value="" calcext:value-type="error">
            <text:p>#N/A</text:p>
          </table:table-cell>
          <table:table-cell table:formula="of:=VLOOKUP(LEFT([.I564];IF(               ISNUMBER(FIND(&quot; &quot;;[.I564]));FIND(&quot; &quot;;[.I564])-1;LEN([.I56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4]+1" office:value-type="float" office:value="560" calcext:value-type="float">
            <text:p>560</text:p>
          </table:table-cell>
          <table:table-cell table:style-name="ce5" table:formula="of:=IF([.B564]=&quot;&quot;;&quot;&quot;;[.B56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4]=&quot;&quot;;&quot;&quot;;[.F564])" office:value-type="string" office:string-value="n" calcext:value-type="string">
            <text:p>n</text:p>
          </table:table-cell>
          <table:table-cell table:style-name="ce5" table:formula="of:=IF([.G564]=&quot;&quot;;&quot;&quot;;[.G564])" office:value-type="string" office:string-value="k" calcext:value-type="string">
            <text:p>k</text:p>
          </table:table-cell>
          <table:table-cell/>
          <table:table-cell table:style-name="ce15" table:formula="of:=IF([.I564]=&quot;&quot;;&quot;&quot;;[.I564])" office:value-type="string" office:string-value="TBD" calcext:value-type="string">
            <text:p>TBD</text:p>
          </table:table-cell>
          <table:table-cell table:formula="of:=IF([.I565]&lt;&gt;&quot;&quot;;HYPERLINK(CONCATENATE(&quot;file://&quot;;[.$H$2];&quot;/&quot;;[.K565];&quot;/&quot;;LEFT([.I565];IF(               ISNUMBER(FIND(&quot; &quot;;[.I565]));FIND(&quot; &quot;;[.I565])-1;LEN([.I565])       )                ));CONCATENATE([.K565];LEFT([.I565];IF(               ISNUMBER(FIND(&quot; &quot;;[.I565]));FIND(&quot; &quot;;[.I565])-1;LEN([.I565])       )                )) );[.J564])" office:value-type="string" office:string-value="" calcext:value-type="error">
            <text:p>#N/A</text:p>
          </table:table-cell>
          <table:table-cell table:formula="of:=VLOOKUP(LEFT([.I565];IF(               ISNUMBER(FIND(&quot; &quot;;[.I565]));FIND(&quot; &quot;;[.I565])-1;LEN([.I56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5]+1" office:value-type="float" office:value="561" calcext:value-type="float">
            <text:p>561</text:p>
          </table:table-cell>
          <table:table-cell table:style-name="ce5" table:formula="of:=IF([.B565]=&quot;&quot;;&quot;&quot;;[.B56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5]=&quot;&quot;;&quot;&quot;;[.F565])" office:value-type="string" office:string-value="n" calcext:value-type="string">
            <text:p>n</text:p>
          </table:table-cell>
          <table:table-cell table:style-name="ce5" table:formula="of:=IF([.G565]=&quot;&quot;;&quot;&quot;;[.G565])" office:value-type="string" office:string-value="k" calcext:value-type="string">
            <text:p>k</text:p>
          </table:table-cell>
          <table:table-cell/>
          <table:table-cell table:style-name="ce15" table:formula="of:=IF([.I565]=&quot;&quot;;&quot;&quot;;[.I565])" office:value-type="string" office:string-value="TBD" calcext:value-type="string">
            <text:p>TBD</text:p>
          </table:table-cell>
          <table:table-cell table:formula="of:=IF([.I566]&lt;&gt;&quot;&quot;;HYPERLINK(CONCATENATE(&quot;file://&quot;;[.$H$2];&quot;/&quot;;[.K566];&quot;/&quot;;LEFT([.I566];IF(               ISNUMBER(FIND(&quot; &quot;;[.I566]));FIND(&quot; &quot;;[.I566])-1;LEN([.I566])       )                ));CONCATENATE([.K566];LEFT([.I566];IF(               ISNUMBER(FIND(&quot; &quot;;[.I566]));FIND(&quot; &quot;;[.I566])-1;LEN([.I566])       )                )) );[.J565])" office:value-type="string" office:string-value="" calcext:value-type="error">
            <text:p>#N/A</text:p>
          </table:table-cell>
          <table:table-cell table:formula="of:=VLOOKUP(LEFT([.I566];IF(               ISNUMBER(FIND(&quot; &quot;;[.I566]));FIND(&quot; &quot;;[.I566])-1;LEN([.I56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6]+1" office:value-type="float" office:value="562" calcext:value-type="float">
            <text:p>562</text:p>
          </table:table-cell>
          <table:table-cell table:style-name="ce5" table:formula="of:=IF([.B566]=&quot;&quot;;&quot;&quot;;[.B56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6]=&quot;&quot;;&quot;&quot;;[.F566])" office:value-type="string" office:string-value="n" calcext:value-type="string">
            <text:p>n</text:p>
          </table:table-cell>
          <table:table-cell table:style-name="ce5" table:formula="of:=IF([.G566]=&quot;&quot;;&quot;&quot;;[.G566])" office:value-type="string" office:string-value="k" calcext:value-type="string">
            <text:p>k</text:p>
          </table:table-cell>
          <table:table-cell/>
          <table:table-cell table:style-name="ce15" table:formula="of:=IF([.I566]=&quot;&quot;;&quot;&quot;;[.I566])" office:value-type="string" office:string-value="TBD" calcext:value-type="string">
            <text:p>TBD</text:p>
          </table:table-cell>
          <table:table-cell table:formula="of:=IF([.I567]&lt;&gt;&quot;&quot;;HYPERLINK(CONCATENATE(&quot;file://&quot;;[.$H$2];&quot;/&quot;;[.K567];&quot;/&quot;;LEFT([.I567];IF(               ISNUMBER(FIND(&quot; &quot;;[.I567]));FIND(&quot; &quot;;[.I567])-1;LEN([.I567])       )                ));CONCATENATE([.K567];LEFT([.I567];IF(               ISNUMBER(FIND(&quot; &quot;;[.I567]));FIND(&quot; &quot;;[.I567])-1;LEN([.I567])       )                )) );[.J566])" office:value-type="string" office:string-value="" calcext:value-type="error">
            <text:p>#N/A</text:p>
          </table:table-cell>
          <table:table-cell table:formula="of:=VLOOKUP(LEFT([.I567];IF(               ISNUMBER(FIND(&quot; &quot;;[.I567]));FIND(&quot; &quot;;[.I567])-1;LEN([.I56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7]+1" office:value-type="float" office:value="563" calcext:value-type="float">
            <text:p>563</text:p>
          </table:table-cell>
          <table:table-cell table:style-name="ce5" table:formula="of:=IF([.B567]=&quot;&quot;;&quot;&quot;;[.B56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7]=&quot;&quot;;&quot;&quot;;[.F567])" office:value-type="string" office:string-value="n" calcext:value-type="string">
            <text:p>n</text:p>
          </table:table-cell>
          <table:table-cell table:style-name="ce5" table:formula="of:=IF([.G567]=&quot;&quot;;&quot;&quot;;[.G567])" office:value-type="string" office:string-value="k" calcext:value-type="string">
            <text:p>k</text:p>
          </table:table-cell>
          <table:table-cell/>
          <table:table-cell table:style-name="ce15" table:formula="of:=IF([.I567]=&quot;&quot;;&quot;&quot;;[.I567])" office:value-type="string" office:string-value="TBD" calcext:value-type="string">
            <text:p>TBD</text:p>
          </table:table-cell>
          <table:table-cell table:formula="of:=IF([.I568]&lt;&gt;&quot;&quot;;HYPERLINK(CONCATENATE(&quot;file://&quot;;[.$H$2];&quot;/&quot;;[.K568];&quot;/&quot;;LEFT([.I568];IF(               ISNUMBER(FIND(&quot; &quot;;[.I568]));FIND(&quot; &quot;;[.I568])-1;LEN([.I568])       )                ));CONCATENATE([.K568];LEFT([.I568];IF(               ISNUMBER(FIND(&quot; &quot;;[.I568]));FIND(&quot; &quot;;[.I568])-1;LEN([.I568])       )                )) );[.J567])" office:value-type="string" office:string-value="" calcext:value-type="error">
            <text:p>#N/A</text:p>
          </table:table-cell>
          <table:table-cell table:formula="of:=VLOOKUP(LEFT([.I568];IF(               ISNUMBER(FIND(&quot; &quot;;[.I568]));FIND(&quot; &quot;;[.I568])-1;LEN([.I56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8]+1" office:value-type="float" office:value="564" calcext:value-type="float">
            <text:p>564</text:p>
          </table:table-cell>
          <table:table-cell table:style-name="ce5" table:formula="of:=IF([.B568]=&quot;&quot;;&quot;&quot;;[.B56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8]=&quot;&quot;;&quot;&quot;;[.F568])" office:value-type="string" office:string-value="n" calcext:value-type="string">
            <text:p>n</text:p>
          </table:table-cell>
          <table:table-cell table:style-name="ce5" table:formula="of:=IF([.G568]=&quot;&quot;;&quot;&quot;;[.G568])" office:value-type="string" office:string-value="k" calcext:value-type="string">
            <text:p>k</text:p>
          </table:table-cell>
          <table:table-cell/>
          <table:table-cell table:style-name="ce15" table:formula="of:=IF([.I568]=&quot;&quot;;&quot;&quot;;[.I568])" office:value-type="string" office:string-value="TBD" calcext:value-type="string">
            <text:p>TBD</text:p>
          </table:table-cell>
          <table:table-cell table:formula="of:=IF([.I569]&lt;&gt;&quot;&quot;;HYPERLINK(CONCATENATE(&quot;file://&quot;;[.$H$2];&quot;/&quot;;[.K569];&quot;/&quot;;LEFT([.I569];IF(               ISNUMBER(FIND(&quot; &quot;;[.I569]));FIND(&quot; &quot;;[.I569])-1;LEN([.I569])       )                ));CONCATENATE([.K569];LEFT([.I569];IF(               ISNUMBER(FIND(&quot; &quot;;[.I569]));FIND(&quot; &quot;;[.I569])-1;LEN([.I569])       )                )) );[.J568])" office:value-type="string" office:string-value="" calcext:value-type="error">
            <text:p>#N/A</text:p>
          </table:table-cell>
          <table:table-cell table:formula="of:=VLOOKUP(LEFT([.I569];IF(               ISNUMBER(FIND(&quot; &quot;;[.I569]));FIND(&quot; &quot;;[.I569])-1;LEN([.I56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69]+1" office:value-type="float" office:value="565" calcext:value-type="float">
            <text:p>565</text:p>
          </table:table-cell>
          <table:table-cell table:style-name="ce5" table:formula="of:=IF([.B569]=&quot;&quot;;&quot;&quot;;[.B56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69]=&quot;&quot;;&quot;&quot;;[.F569])" office:value-type="string" office:string-value="n" calcext:value-type="string">
            <text:p>n</text:p>
          </table:table-cell>
          <table:table-cell table:style-name="ce5" table:formula="of:=IF([.G569]=&quot;&quot;;&quot;&quot;;[.G569])" office:value-type="string" office:string-value="k" calcext:value-type="string">
            <text:p>k</text:p>
          </table:table-cell>
          <table:table-cell/>
          <table:table-cell table:style-name="ce15" table:formula="of:=IF([.I569]=&quot;&quot;;&quot;&quot;;[.I569])" office:value-type="string" office:string-value="TBD" calcext:value-type="string">
            <text:p>TBD</text:p>
          </table:table-cell>
          <table:table-cell table:formula="of:=IF([.I570]&lt;&gt;&quot;&quot;;HYPERLINK(CONCATENATE(&quot;file://&quot;;[.$H$2];&quot;/&quot;;[.K570];&quot;/&quot;;LEFT([.I570];IF(               ISNUMBER(FIND(&quot; &quot;;[.I570]));FIND(&quot; &quot;;[.I570])-1;LEN([.I570])       )                ));CONCATENATE([.K570];LEFT([.I570];IF(               ISNUMBER(FIND(&quot; &quot;;[.I570]));FIND(&quot; &quot;;[.I570])-1;LEN([.I570])       )                )) );[.J569])" office:value-type="string" office:string-value="" calcext:value-type="error">
            <text:p>#N/A</text:p>
          </table:table-cell>
          <table:table-cell table:formula="of:=VLOOKUP(LEFT([.I570];IF(               ISNUMBER(FIND(&quot; &quot;;[.I570]));FIND(&quot; &quot;;[.I570])-1;LEN([.I57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0]+1" office:value-type="float" office:value="566" calcext:value-type="float">
            <text:p>566</text:p>
          </table:table-cell>
          <table:table-cell table:style-name="ce5" table:formula="of:=IF([.B570]=&quot;&quot;;&quot;&quot;;[.B57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0]=&quot;&quot;;&quot;&quot;;[.F570])" office:value-type="string" office:string-value="n" calcext:value-type="string">
            <text:p>n</text:p>
          </table:table-cell>
          <table:table-cell table:style-name="ce5" table:formula="of:=IF([.G570]=&quot;&quot;;&quot;&quot;;[.G570])" office:value-type="string" office:string-value="k" calcext:value-type="string">
            <text:p>k</text:p>
          </table:table-cell>
          <table:table-cell/>
          <table:table-cell table:style-name="ce15" table:formula="of:=IF([.I570]=&quot;&quot;;&quot;&quot;;[.I570])" office:value-type="string" office:string-value="TBD" calcext:value-type="string">
            <text:p>TBD</text:p>
          </table:table-cell>
          <table:table-cell table:formula="of:=IF([.I571]&lt;&gt;&quot;&quot;;HYPERLINK(CONCATENATE(&quot;file://&quot;;[.$H$2];&quot;/&quot;;[.K571];&quot;/&quot;;LEFT([.I571];IF(               ISNUMBER(FIND(&quot; &quot;;[.I571]));FIND(&quot; &quot;;[.I571])-1;LEN([.I571])       )                ));CONCATENATE([.K571];LEFT([.I571];IF(               ISNUMBER(FIND(&quot; &quot;;[.I571]));FIND(&quot; &quot;;[.I571])-1;LEN([.I571])       )                )) );[.J570])" office:value-type="string" office:string-value="" calcext:value-type="error">
            <text:p>#N/A</text:p>
          </table:table-cell>
          <table:table-cell table:formula="of:=VLOOKUP(LEFT([.I571];IF(               ISNUMBER(FIND(&quot; &quot;;[.I571]));FIND(&quot; &quot;;[.I571])-1;LEN([.I57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1]+1" office:value-type="float" office:value="567" calcext:value-type="float">
            <text:p>567</text:p>
          </table:table-cell>
          <table:table-cell table:style-name="ce5" table:formula="of:=IF([.B571]=&quot;&quot;;&quot;&quot;;[.B57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1]=&quot;&quot;;&quot;&quot;;[.F571])" office:value-type="string" office:string-value="n" calcext:value-type="string">
            <text:p>n</text:p>
          </table:table-cell>
          <table:table-cell table:style-name="ce5" table:formula="of:=IF([.G571]=&quot;&quot;;&quot;&quot;;[.G571])" office:value-type="string" office:string-value="k" calcext:value-type="string">
            <text:p>k</text:p>
          </table:table-cell>
          <table:table-cell/>
          <table:table-cell table:style-name="ce15" table:formula="of:=IF([.I571]=&quot;&quot;;&quot;&quot;;[.I571])" office:value-type="string" office:string-value="TBD" calcext:value-type="string">
            <text:p>TBD</text:p>
          </table:table-cell>
          <table:table-cell table:formula="of:=IF([.I572]&lt;&gt;&quot;&quot;;HYPERLINK(CONCATENATE(&quot;file://&quot;;[.$H$2];&quot;/&quot;;[.K572];&quot;/&quot;;LEFT([.I572];IF(               ISNUMBER(FIND(&quot; &quot;;[.I572]));FIND(&quot; &quot;;[.I572])-1;LEN([.I572])       )                ));CONCATENATE([.K572];LEFT([.I572];IF(               ISNUMBER(FIND(&quot; &quot;;[.I572]));FIND(&quot; &quot;;[.I572])-1;LEN([.I572])       )                )) );[.J571])" office:value-type="string" office:string-value="" calcext:value-type="error">
            <text:p>#N/A</text:p>
          </table:table-cell>
          <table:table-cell table:formula="of:=VLOOKUP(LEFT([.I572];IF(               ISNUMBER(FIND(&quot; &quot;;[.I572]));FIND(&quot; &quot;;[.I572])-1;LEN([.I57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2]+1" office:value-type="float" office:value="568" calcext:value-type="float">
            <text:p>568</text:p>
          </table:table-cell>
          <table:table-cell table:style-name="ce5" table:formula="of:=IF([.B572]=&quot;&quot;;&quot;&quot;;[.B57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2]=&quot;&quot;;&quot;&quot;;[.F572])" office:value-type="string" office:string-value="n" calcext:value-type="string">
            <text:p>n</text:p>
          </table:table-cell>
          <table:table-cell table:style-name="ce5" table:formula="of:=IF([.G572]=&quot;&quot;;&quot;&quot;;[.G572])" office:value-type="string" office:string-value="k" calcext:value-type="string">
            <text:p>k</text:p>
          </table:table-cell>
          <table:table-cell/>
          <table:table-cell table:style-name="ce15" table:formula="of:=IF([.I572]=&quot;&quot;;&quot;&quot;;[.I572])" office:value-type="string" office:string-value="TBD" calcext:value-type="string">
            <text:p>TBD</text:p>
          </table:table-cell>
          <table:table-cell table:formula="of:=IF([.I573]&lt;&gt;&quot;&quot;;HYPERLINK(CONCATENATE(&quot;file://&quot;;[.$H$2];&quot;/&quot;;[.K573];&quot;/&quot;;LEFT([.I573];IF(               ISNUMBER(FIND(&quot; &quot;;[.I573]));FIND(&quot; &quot;;[.I573])-1;LEN([.I573])       )                ));CONCATENATE([.K573];LEFT([.I573];IF(               ISNUMBER(FIND(&quot; &quot;;[.I573]));FIND(&quot; &quot;;[.I573])-1;LEN([.I573])       )                )) );[.J572])" office:value-type="string" office:string-value="" calcext:value-type="error">
            <text:p>#N/A</text:p>
          </table:table-cell>
          <table:table-cell table:formula="of:=VLOOKUP(LEFT([.I573];IF(               ISNUMBER(FIND(&quot; &quot;;[.I573]));FIND(&quot; &quot;;[.I573])-1;LEN([.I57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3]+1" office:value-type="float" office:value="569" calcext:value-type="float">
            <text:p>569</text:p>
          </table:table-cell>
          <table:table-cell table:style-name="ce5" table:formula="of:=IF([.B573]=&quot;&quot;;&quot;&quot;;[.B57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3]=&quot;&quot;;&quot;&quot;;[.F573])" office:value-type="string" office:string-value="n" calcext:value-type="string">
            <text:p>n</text:p>
          </table:table-cell>
          <table:table-cell table:style-name="ce5" table:formula="of:=IF([.G573]=&quot;&quot;;&quot;&quot;;[.G573])" office:value-type="string" office:string-value="k" calcext:value-type="string">
            <text:p>k</text:p>
          </table:table-cell>
          <table:table-cell/>
          <table:table-cell table:style-name="ce15" table:formula="of:=IF([.I573]=&quot;&quot;;&quot;&quot;;[.I573])" office:value-type="string" office:string-value="TBD" calcext:value-type="string">
            <text:p>TBD</text:p>
          </table:table-cell>
          <table:table-cell table:formula="of:=IF([.I574]&lt;&gt;&quot;&quot;;HYPERLINK(CONCATENATE(&quot;file://&quot;;[.$H$2];&quot;/&quot;;[.K574];&quot;/&quot;;LEFT([.I574];IF(               ISNUMBER(FIND(&quot; &quot;;[.I574]));FIND(&quot; &quot;;[.I574])-1;LEN([.I574])       )                ));CONCATENATE([.K574];LEFT([.I574];IF(               ISNUMBER(FIND(&quot; &quot;;[.I574]));FIND(&quot; &quot;;[.I574])-1;LEN([.I574])       )                )) );[.J573])" office:value-type="string" office:string-value="" calcext:value-type="error">
            <text:p>#N/A</text:p>
          </table:table-cell>
          <table:table-cell table:formula="of:=VLOOKUP(LEFT([.I574];IF(               ISNUMBER(FIND(&quot; &quot;;[.I574]));FIND(&quot; &quot;;[.I574])-1;LEN([.I57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4]+1" office:value-type="float" office:value="570" calcext:value-type="float">
            <text:p>570</text:p>
          </table:table-cell>
          <table:table-cell table:style-name="ce5" table:formula="of:=IF([.B574]=&quot;&quot;;&quot;&quot;;[.B57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4]=&quot;&quot;;&quot;&quot;;[.F574])" office:value-type="string" office:string-value="n" calcext:value-type="string">
            <text:p>n</text:p>
          </table:table-cell>
          <table:table-cell table:style-name="ce5" table:formula="of:=IF([.G574]=&quot;&quot;;&quot;&quot;;[.G574])" office:value-type="string" office:string-value="k" calcext:value-type="string">
            <text:p>k</text:p>
          </table:table-cell>
          <table:table-cell/>
          <table:table-cell table:style-name="ce15" table:formula="of:=IF([.I574]=&quot;&quot;;&quot;&quot;;[.I574])" office:value-type="string" office:string-value="TBD" calcext:value-type="string">
            <text:p>TBD</text:p>
          </table:table-cell>
          <table:table-cell table:formula="of:=IF([.I575]&lt;&gt;&quot;&quot;;HYPERLINK(CONCATENATE(&quot;file://&quot;;[.$H$2];&quot;/&quot;;[.K575];&quot;/&quot;;LEFT([.I575];IF(               ISNUMBER(FIND(&quot; &quot;;[.I575]));FIND(&quot; &quot;;[.I575])-1;LEN([.I575])       )                ));CONCATENATE([.K575];LEFT([.I575];IF(               ISNUMBER(FIND(&quot; &quot;;[.I575]));FIND(&quot; &quot;;[.I575])-1;LEN([.I575])       )                )) );[.J574])" office:value-type="string" office:string-value="" calcext:value-type="error">
            <text:p>#N/A</text:p>
          </table:table-cell>
          <table:table-cell table:formula="of:=VLOOKUP(LEFT([.I575];IF(               ISNUMBER(FIND(&quot; &quot;;[.I575]));FIND(&quot; &quot;;[.I575])-1;LEN([.I57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5]+1" office:value-type="float" office:value="571" calcext:value-type="float">
            <text:p>571</text:p>
          </table:table-cell>
          <table:table-cell table:style-name="ce5" table:formula="of:=IF([.B575]=&quot;&quot;;&quot;&quot;;[.B57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5]=&quot;&quot;;&quot;&quot;;[.F575])" office:value-type="string" office:string-value="n" calcext:value-type="string">
            <text:p>n</text:p>
          </table:table-cell>
          <table:table-cell table:style-name="ce5" table:formula="of:=IF([.G575]=&quot;&quot;;&quot;&quot;;[.G575])" office:value-type="string" office:string-value="k" calcext:value-type="string">
            <text:p>k</text:p>
          </table:table-cell>
          <table:table-cell/>
          <table:table-cell table:style-name="ce15" table:formula="of:=IF([.I575]=&quot;&quot;;&quot;&quot;;[.I575])" office:value-type="string" office:string-value="TBD" calcext:value-type="string">
            <text:p>TBD</text:p>
          </table:table-cell>
          <table:table-cell table:formula="of:=IF([.I576]&lt;&gt;&quot;&quot;;HYPERLINK(CONCATENATE(&quot;file://&quot;;[.$H$2];&quot;/&quot;;[.K576];&quot;/&quot;;LEFT([.I576];IF(               ISNUMBER(FIND(&quot; &quot;;[.I576]));FIND(&quot; &quot;;[.I576])-1;LEN([.I576])       )                ));CONCATENATE([.K576];LEFT([.I576];IF(               ISNUMBER(FIND(&quot; &quot;;[.I576]));FIND(&quot; &quot;;[.I576])-1;LEN([.I576])       )                )) );[.J575])" office:value-type="string" office:string-value="" calcext:value-type="error">
            <text:p>#N/A</text:p>
          </table:table-cell>
          <table:table-cell table:formula="of:=VLOOKUP(LEFT([.I576];IF(               ISNUMBER(FIND(&quot; &quot;;[.I576]));FIND(&quot; &quot;;[.I576])-1;LEN([.I57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6]+1" office:value-type="float" office:value="572" calcext:value-type="float">
            <text:p>572</text:p>
          </table:table-cell>
          <table:table-cell table:style-name="ce5" table:formula="of:=IF([.B576]=&quot;&quot;;&quot;&quot;;[.B57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6]=&quot;&quot;;&quot;&quot;;[.F576])" office:value-type="string" office:string-value="n" calcext:value-type="string">
            <text:p>n</text:p>
          </table:table-cell>
          <table:table-cell table:style-name="ce5" table:formula="of:=IF([.G576]=&quot;&quot;;&quot;&quot;;[.G576])" office:value-type="string" office:string-value="k" calcext:value-type="string">
            <text:p>k</text:p>
          </table:table-cell>
          <table:table-cell/>
          <table:table-cell table:style-name="ce15" table:formula="of:=IF([.I576]=&quot;&quot;;&quot;&quot;;[.I576])" office:value-type="string" office:string-value="TBD" calcext:value-type="string">
            <text:p>TBD</text:p>
          </table:table-cell>
          <table:table-cell table:formula="of:=IF([.I577]&lt;&gt;&quot;&quot;;HYPERLINK(CONCATENATE(&quot;file://&quot;;[.$H$2];&quot;/&quot;;[.K577];&quot;/&quot;;LEFT([.I577];IF(               ISNUMBER(FIND(&quot; &quot;;[.I577]));FIND(&quot; &quot;;[.I577])-1;LEN([.I577])       )                ));CONCATENATE([.K577];LEFT([.I577];IF(               ISNUMBER(FIND(&quot; &quot;;[.I577]));FIND(&quot; &quot;;[.I577])-1;LEN([.I577])       )                )) );[.J576])" office:value-type="string" office:string-value="" calcext:value-type="error">
            <text:p>#N/A</text:p>
          </table:table-cell>
          <table:table-cell table:formula="of:=VLOOKUP(LEFT([.I577];IF(               ISNUMBER(FIND(&quot; &quot;;[.I577]));FIND(&quot; &quot;;[.I577])-1;LEN([.I57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7]+1" office:value-type="float" office:value="573" calcext:value-type="float">
            <text:p>573</text:p>
          </table:table-cell>
          <table:table-cell table:style-name="ce5" table:formula="of:=IF([.B577]=&quot;&quot;;&quot;&quot;;[.B57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7]=&quot;&quot;;&quot;&quot;;[.F577])" office:value-type="string" office:string-value="n" calcext:value-type="string">
            <text:p>n</text:p>
          </table:table-cell>
          <table:table-cell table:style-name="ce5" table:formula="of:=IF([.G577]=&quot;&quot;;&quot;&quot;;[.G577])" office:value-type="string" office:string-value="k" calcext:value-type="string">
            <text:p>k</text:p>
          </table:table-cell>
          <table:table-cell/>
          <table:table-cell table:style-name="ce15" table:formula="of:=IF([.I577]=&quot;&quot;;&quot;&quot;;[.I577])" office:value-type="string" office:string-value="TBD" calcext:value-type="string">
            <text:p>TBD</text:p>
          </table:table-cell>
          <table:table-cell table:formula="of:=IF([.I578]&lt;&gt;&quot;&quot;;HYPERLINK(CONCATENATE(&quot;file://&quot;;[.$H$2];&quot;/&quot;;[.K578];&quot;/&quot;;LEFT([.I578];IF(               ISNUMBER(FIND(&quot; &quot;;[.I578]));FIND(&quot; &quot;;[.I578])-1;LEN([.I578])       )                ));CONCATENATE([.K578];LEFT([.I578];IF(               ISNUMBER(FIND(&quot; &quot;;[.I578]));FIND(&quot; &quot;;[.I578])-1;LEN([.I578])       )                )) );[.J577])" office:value-type="string" office:string-value="" calcext:value-type="error">
            <text:p>#N/A</text:p>
          </table:table-cell>
          <table:table-cell table:formula="of:=VLOOKUP(LEFT([.I578];IF(               ISNUMBER(FIND(&quot; &quot;;[.I578]));FIND(&quot; &quot;;[.I578])-1;LEN([.I57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8]+1" office:value-type="float" office:value="574" calcext:value-type="float">
            <text:p>574</text:p>
          </table:table-cell>
          <table:table-cell table:style-name="ce5" table:formula="of:=IF([.B578]=&quot;&quot;;&quot;&quot;;[.B57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8]=&quot;&quot;;&quot;&quot;;[.F578])" office:value-type="string" office:string-value="n" calcext:value-type="string">
            <text:p>n</text:p>
          </table:table-cell>
          <table:table-cell table:style-name="ce5" table:formula="of:=IF([.G578]=&quot;&quot;;&quot;&quot;;[.G578])" office:value-type="string" office:string-value="k" calcext:value-type="string">
            <text:p>k</text:p>
          </table:table-cell>
          <table:table-cell/>
          <table:table-cell table:style-name="ce15" table:formula="of:=IF([.I578]=&quot;&quot;;&quot;&quot;;[.I578])" office:value-type="string" office:string-value="TBD" calcext:value-type="string">
            <text:p>TBD</text:p>
          </table:table-cell>
          <table:table-cell table:formula="of:=IF([.I579]&lt;&gt;&quot;&quot;;HYPERLINK(CONCATENATE(&quot;file://&quot;;[.$H$2];&quot;/&quot;;[.K579];&quot;/&quot;;LEFT([.I579];IF(               ISNUMBER(FIND(&quot; &quot;;[.I579]));FIND(&quot; &quot;;[.I579])-1;LEN([.I579])       )                ));CONCATENATE([.K579];LEFT([.I579];IF(               ISNUMBER(FIND(&quot; &quot;;[.I579]));FIND(&quot; &quot;;[.I579])-1;LEN([.I579])       )                )) );[.J578])" office:value-type="string" office:string-value="" calcext:value-type="error">
            <text:p>#N/A</text:p>
          </table:table-cell>
          <table:table-cell table:formula="of:=VLOOKUP(LEFT([.I579];IF(               ISNUMBER(FIND(&quot; &quot;;[.I579]));FIND(&quot; &quot;;[.I579])-1;LEN([.I57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79]+1" office:value-type="float" office:value="575" calcext:value-type="float">
            <text:p>575</text:p>
          </table:table-cell>
          <table:table-cell table:style-name="ce5" table:formula="of:=IF([.B579]=&quot;&quot;;&quot;&quot;;[.B57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79]=&quot;&quot;;&quot;&quot;;[.F579])" office:value-type="string" office:string-value="n" calcext:value-type="string">
            <text:p>n</text:p>
          </table:table-cell>
          <table:table-cell table:style-name="ce5" table:formula="of:=IF([.G579]=&quot;&quot;;&quot;&quot;;[.G579])" office:value-type="string" office:string-value="k" calcext:value-type="string">
            <text:p>k</text:p>
          </table:table-cell>
          <table:table-cell/>
          <table:table-cell table:style-name="ce15" table:formula="of:=IF([.I579]=&quot;&quot;;&quot;&quot;;[.I579])" office:value-type="string" office:string-value="TBD" calcext:value-type="string">
            <text:p>TBD</text:p>
          </table:table-cell>
          <table:table-cell table:formula="of:=IF([.I580]&lt;&gt;&quot;&quot;;HYPERLINK(CONCATENATE(&quot;file://&quot;;[.$H$2];&quot;/&quot;;[.K580];&quot;/&quot;;LEFT([.I580];IF(               ISNUMBER(FIND(&quot; &quot;;[.I580]));FIND(&quot; &quot;;[.I580])-1;LEN([.I580])       )                ));CONCATENATE([.K580];LEFT([.I580];IF(               ISNUMBER(FIND(&quot; &quot;;[.I580]));FIND(&quot; &quot;;[.I580])-1;LEN([.I580])       )                )) );[.J579])" office:value-type="string" office:string-value="" calcext:value-type="error">
            <text:p>#N/A</text:p>
          </table:table-cell>
          <table:table-cell table:formula="of:=VLOOKUP(LEFT([.I580];IF(               ISNUMBER(FIND(&quot; &quot;;[.I580]));FIND(&quot; &quot;;[.I580])-1;LEN([.I58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0]+1" office:value-type="float" office:value="576" calcext:value-type="float">
            <text:p>576</text:p>
          </table:table-cell>
          <table:table-cell table:style-name="ce5" table:formula="of:=IF([.B580]=&quot;&quot;;&quot;&quot;;[.B58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0]=&quot;&quot;;&quot;&quot;;[.F580])" office:value-type="string" office:string-value="n" calcext:value-type="string">
            <text:p>n</text:p>
          </table:table-cell>
          <table:table-cell table:style-name="ce5" table:formula="of:=IF([.G580]=&quot;&quot;;&quot;&quot;;[.G580])" office:value-type="string" office:string-value="k" calcext:value-type="string">
            <text:p>k</text:p>
          </table:table-cell>
          <table:table-cell/>
          <table:table-cell table:style-name="ce15" table:formula="of:=IF([.I580]=&quot;&quot;;&quot;&quot;;[.I580])" office:value-type="string" office:string-value="TBD" calcext:value-type="string">
            <text:p>TBD</text:p>
          </table:table-cell>
          <table:table-cell table:formula="of:=IF([.I581]&lt;&gt;&quot;&quot;;HYPERLINK(CONCATENATE(&quot;file://&quot;;[.$H$2];&quot;/&quot;;[.K581];&quot;/&quot;;LEFT([.I581];IF(               ISNUMBER(FIND(&quot; &quot;;[.I581]));FIND(&quot; &quot;;[.I581])-1;LEN([.I581])       )                ));CONCATENATE([.K581];LEFT([.I581];IF(               ISNUMBER(FIND(&quot; &quot;;[.I581]));FIND(&quot; &quot;;[.I581])-1;LEN([.I581])       )                )) );[.J580])" office:value-type="string" office:string-value="" calcext:value-type="error">
            <text:p>#N/A</text:p>
          </table:table-cell>
          <table:table-cell table:formula="of:=VLOOKUP(LEFT([.I581];IF(               ISNUMBER(FIND(&quot; &quot;;[.I581]));FIND(&quot; &quot;;[.I581])-1;LEN([.I58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1]+1" office:value-type="float" office:value="577" calcext:value-type="float">
            <text:p>577</text:p>
          </table:table-cell>
          <table:table-cell table:style-name="ce5" table:formula="of:=IF([.B581]=&quot;&quot;;&quot;&quot;;[.B58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1]=&quot;&quot;;&quot;&quot;;[.F581])" office:value-type="string" office:string-value="n" calcext:value-type="string">
            <text:p>n</text:p>
          </table:table-cell>
          <table:table-cell table:style-name="ce5" table:formula="of:=IF([.G581]=&quot;&quot;;&quot;&quot;;[.G581])" office:value-type="string" office:string-value="k" calcext:value-type="string">
            <text:p>k</text:p>
          </table:table-cell>
          <table:table-cell/>
          <table:table-cell table:style-name="ce15" table:formula="of:=IF([.I581]=&quot;&quot;;&quot;&quot;;[.I581])" office:value-type="string" office:string-value="TBD" calcext:value-type="string">
            <text:p>TBD</text:p>
          </table:table-cell>
          <table:table-cell table:formula="of:=IF([.I582]&lt;&gt;&quot;&quot;;HYPERLINK(CONCATENATE(&quot;file://&quot;;[.$H$2];&quot;/&quot;;[.K582];&quot;/&quot;;LEFT([.I582];IF(               ISNUMBER(FIND(&quot; &quot;;[.I582]));FIND(&quot; &quot;;[.I582])-1;LEN([.I582])       )                ));CONCATENATE([.K582];LEFT([.I582];IF(               ISNUMBER(FIND(&quot; &quot;;[.I582]));FIND(&quot; &quot;;[.I582])-1;LEN([.I582])       )                )) );[.J581])" office:value-type="string" office:string-value="" calcext:value-type="error">
            <text:p>#N/A</text:p>
          </table:table-cell>
          <table:table-cell table:formula="of:=VLOOKUP(LEFT([.I582];IF(               ISNUMBER(FIND(&quot; &quot;;[.I582]));FIND(&quot; &quot;;[.I582])-1;LEN([.I58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2]+1" office:value-type="float" office:value="578" calcext:value-type="float">
            <text:p>578</text:p>
          </table:table-cell>
          <table:table-cell table:style-name="ce5" table:formula="of:=IF([.B582]=&quot;&quot;;&quot;&quot;;[.B58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2]=&quot;&quot;;&quot;&quot;;[.F582])" office:value-type="string" office:string-value="n" calcext:value-type="string">
            <text:p>n</text:p>
          </table:table-cell>
          <table:table-cell table:style-name="ce5" table:formula="of:=IF([.G582]=&quot;&quot;;&quot;&quot;;[.G582])" office:value-type="string" office:string-value="k" calcext:value-type="string">
            <text:p>k</text:p>
          </table:table-cell>
          <table:table-cell/>
          <table:table-cell table:style-name="ce15" table:formula="of:=IF([.I582]=&quot;&quot;;&quot;&quot;;[.I582])" office:value-type="string" office:string-value="TBD" calcext:value-type="string">
            <text:p>TBD</text:p>
          </table:table-cell>
          <table:table-cell table:formula="of:=IF([.I583]&lt;&gt;&quot;&quot;;HYPERLINK(CONCATENATE(&quot;file://&quot;;[.$H$2];&quot;/&quot;;[.K583];&quot;/&quot;;LEFT([.I583];IF(               ISNUMBER(FIND(&quot; &quot;;[.I583]));FIND(&quot; &quot;;[.I583])-1;LEN([.I583])       )                ));CONCATENATE([.K583];LEFT([.I583];IF(               ISNUMBER(FIND(&quot; &quot;;[.I583]));FIND(&quot; &quot;;[.I583])-1;LEN([.I583])       )                )) );[.J582])" office:value-type="string" office:string-value="" calcext:value-type="error">
            <text:p>#N/A</text:p>
          </table:table-cell>
          <table:table-cell table:formula="of:=VLOOKUP(LEFT([.I583];IF(               ISNUMBER(FIND(&quot; &quot;;[.I583]));FIND(&quot; &quot;;[.I583])-1;LEN([.I58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3]+1" office:value-type="float" office:value="579" calcext:value-type="float">
            <text:p>579</text:p>
          </table:table-cell>
          <table:table-cell table:style-name="ce5" table:formula="of:=IF([.B583]=&quot;&quot;;&quot;&quot;;[.B58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3]=&quot;&quot;;&quot;&quot;;[.F583])" office:value-type="string" office:string-value="n" calcext:value-type="string">
            <text:p>n</text:p>
          </table:table-cell>
          <table:table-cell table:style-name="ce5" table:formula="of:=IF([.G583]=&quot;&quot;;&quot;&quot;;[.G583])" office:value-type="string" office:string-value="k" calcext:value-type="string">
            <text:p>k</text:p>
          </table:table-cell>
          <table:table-cell/>
          <table:table-cell table:style-name="ce15" table:formula="of:=IF([.I583]=&quot;&quot;;&quot;&quot;;[.I583])" office:value-type="string" office:string-value="TBD" calcext:value-type="string">
            <text:p>TBD</text:p>
          </table:table-cell>
          <table:table-cell table:formula="of:=IF([.I584]&lt;&gt;&quot;&quot;;HYPERLINK(CONCATENATE(&quot;file://&quot;;[.$H$2];&quot;/&quot;;[.K584];&quot;/&quot;;LEFT([.I584];IF(               ISNUMBER(FIND(&quot; &quot;;[.I584]));FIND(&quot; &quot;;[.I584])-1;LEN([.I584])       )                ));CONCATENATE([.K584];LEFT([.I584];IF(               ISNUMBER(FIND(&quot; &quot;;[.I584]));FIND(&quot; &quot;;[.I584])-1;LEN([.I584])       )                )) );[.J583])" office:value-type="string" office:string-value="" calcext:value-type="error">
            <text:p>#N/A</text:p>
          </table:table-cell>
          <table:table-cell table:formula="of:=VLOOKUP(LEFT([.I584];IF(               ISNUMBER(FIND(&quot; &quot;;[.I584]));FIND(&quot; &quot;;[.I584])-1;LEN([.I58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4]+1" office:value-type="float" office:value="580" calcext:value-type="float">
            <text:p>580</text:p>
          </table:table-cell>
          <table:table-cell table:style-name="ce5" table:formula="of:=IF([.B584]=&quot;&quot;;&quot;&quot;;[.B58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4]=&quot;&quot;;&quot;&quot;;[.F584])" office:value-type="string" office:string-value="n" calcext:value-type="string">
            <text:p>n</text:p>
          </table:table-cell>
          <table:table-cell table:style-name="ce5" table:formula="of:=IF([.G584]=&quot;&quot;;&quot;&quot;;[.G584])" office:value-type="string" office:string-value="k" calcext:value-type="string">
            <text:p>k</text:p>
          </table:table-cell>
          <table:table-cell/>
          <table:table-cell table:style-name="ce15" table:formula="of:=IF([.I584]=&quot;&quot;;&quot;&quot;;[.I584])" office:value-type="string" office:string-value="TBD" calcext:value-type="string">
            <text:p>TBD</text:p>
          </table:table-cell>
          <table:table-cell table:formula="of:=IF([.I585]&lt;&gt;&quot;&quot;;HYPERLINK(CONCATENATE(&quot;file://&quot;;[.$H$2];&quot;/&quot;;[.K585];&quot;/&quot;;LEFT([.I585];IF(               ISNUMBER(FIND(&quot; &quot;;[.I585]));FIND(&quot; &quot;;[.I585])-1;LEN([.I585])       )                ));CONCATENATE([.K585];LEFT([.I585];IF(               ISNUMBER(FIND(&quot; &quot;;[.I585]));FIND(&quot; &quot;;[.I585])-1;LEN([.I585])       )                )) );[.J584])" office:value-type="string" office:string-value="" calcext:value-type="error">
            <text:p>#N/A</text:p>
          </table:table-cell>
          <table:table-cell table:formula="of:=VLOOKUP(LEFT([.I585];IF(               ISNUMBER(FIND(&quot; &quot;;[.I585]));FIND(&quot; &quot;;[.I585])-1;LEN([.I58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5]+1" office:value-type="float" office:value="581" calcext:value-type="float">
            <text:p>581</text:p>
          </table:table-cell>
          <table:table-cell table:style-name="ce5" table:formula="of:=IF([.B585]=&quot;&quot;;&quot;&quot;;[.B58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5]=&quot;&quot;;&quot;&quot;;[.F585])" office:value-type="string" office:string-value="n" calcext:value-type="string">
            <text:p>n</text:p>
          </table:table-cell>
          <table:table-cell table:style-name="ce5" table:formula="of:=IF([.G585]=&quot;&quot;;&quot;&quot;;[.G585])" office:value-type="string" office:string-value="k" calcext:value-type="string">
            <text:p>k</text:p>
          </table:table-cell>
          <table:table-cell/>
          <table:table-cell table:style-name="ce15" table:formula="of:=IF([.I585]=&quot;&quot;;&quot;&quot;;[.I585])" office:value-type="string" office:string-value="TBD" calcext:value-type="string">
            <text:p>TBD</text:p>
          </table:table-cell>
          <table:table-cell table:formula="of:=IF([.I586]&lt;&gt;&quot;&quot;;HYPERLINK(CONCATENATE(&quot;file://&quot;;[.$H$2];&quot;/&quot;;[.K586];&quot;/&quot;;LEFT([.I586];IF(               ISNUMBER(FIND(&quot; &quot;;[.I586]));FIND(&quot; &quot;;[.I586])-1;LEN([.I586])       )                ));CONCATENATE([.K586];LEFT([.I586];IF(               ISNUMBER(FIND(&quot; &quot;;[.I586]));FIND(&quot; &quot;;[.I586])-1;LEN([.I586])       )                )) );[.J585])" office:value-type="string" office:string-value="" calcext:value-type="error">
            <text:p>#N/A</text:p>
          </table:table-cell>
          <table:table-cell table:formula="of:=VLOOKUP(LEFT([.I586];IF(               ISNUMBER(FIND(&quot; &quot;;[.I586]));FIND(&quot; &quot;;[.I586])-1;LEN([.I58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6]+1" office:value-type="float" office:value="582" calcext:value-type="float">
            <text:p>582</text:p>
          </table:table-cell>
          <table:table-cell table:style-name="ce5" table:formula="of:=IF([.B586]=&quot;&quot;;&quot;&quot;;[.B58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6]=&quot;&quot;;&quot;&quot;;[.F586])" office:value-type="string" office:string-value="n" calcext:value-type="string">
            <text:p>n</text:p>
          </table:table-cell>
          <table:table-cell table:style-name="ce5" table:formula="of:=IF([.G586]=&quot;&quot;;&quot;&quot;;[.G586])" office:value-type="string" office:string-value="k" calcext:value-type="string">
            <text:p>k</text:p>
          </table:table-cell>
          <table:table-cell/>
          <table:table-cell table:style-name="ce15" table:formula="of:=IF([.I586]=&quot;&quot;;&quot;&quot;;[.I586])" office:value-type="string" office:string-value="TBD" calcext:value-type="string">
            <text:p>TBD</text:p>
          </table:table-cell>
          <table:table-cell table:formula="of:=IF([.I587]&lt;&gt;&quot;&quot;;HYPERLINK(CONCATENATE(&quot;file://&quot;;[.$H$2];&quot;/&quot;;[.K587];&quot;/&quot;;LEFT([.I587];IF(               ISNUMBER(FIND(&quot; &quot;;[.I587]));FIND(&quot; &quot;;[.I587])-1;LEN([.I587])       )                ));CONCATENATE([.K587];LEFT([.I587];IF(               ISNUMBER(FIND(&quot; &quot;;[.I587]));FIND(&quot; &quot;;[.I587])-1;LEN([.I587])       )                )) );[.J586])" office:value-type="string" office:string-value="" calcext:value-type="error">
            <text:p>#N/A</text:p>
          </table:table-cell>
          <table:table-cell table:formula="of:=VLOOKUP(LEFT([.I587];IF(               ISNUMBER(FIND(&quot; &quot;;[.I587]));FIND(&quot; &quot;;[.I587])-1;LEN([.I58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7]+1" office:value-type="float" office:value="583" calcext:value-type="float">
            <text:p>583</text:p>
          </table:table-cell>
          <table:table-cell table:style-name="ce5" table:formula="of:=IF([.B587]=&quot;&quot;;&quot;&quot;;[.B58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7]=&quot;&quot;;&quot;&quot;;[.F587])" office:value-type="string" office:string-value="n" calcext:value-type="string">
            <text:p>n</text:p>
          </table:table-cell>
          <table:table-cell table:style-name="ce5" table:formula="of:=IF([.G587]=&quot;&quot;;&quot;&quot;;[.G587])" office:value-type="string" office:string-value="k" calcext:value-type="string">
            <text:p>k</text:p>
          </table:table-cell>
          <table:table-cell/>
          <table:table-cell table:style-name="ce15" table:formula="of:=IF([.I587]=&quot;&quot;;&quot;&quot;;[.I587])" office:value-type="string" office:string-value="TBD" calcext:value-type="string">
            <text:p>TBD</text:p>
          </table:table-cell>
          <table:table-cell table:formula="of:=IF([.I588]&lt;&gt;&quot;&quot;;HYPERLINK(CONCATENATE(&quot;file://&quot;;[.$H$2];&quot;/&quot;;[.K588];&quot;/&quot;;LEFT([.I588];IF(               ISNUMBER(FIND(&quot; &quot;;[.I588]));FIND(&quot; &quot;;[.I588])-1;LEN([.I588])       )                ));CONCATENATE([.K588];LEFT([.I588];IF(               ISNUMBER(FIND(&quot; &quot;;[.I588]));FIND(&quot; &quot;;[.I588])-1;LEN([.I588])       )                )) );[.J587])" office:value-type="string" office:string-value="" calcext:value-type="error">
            <text:p>#N/A</text:p>
          </table:table-cell>
          <table:table-cell table:formula="of:=VLOOKUP(LEFT([.I588];IF(               ISNUMBER(FIND(&quot; &quot;;[.I588]));FIND(&quot; &quot;;[.I588])-1;LEN([.I58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8]+1" office:value-type="float" office:value="584" calcext:value-type="float">
            <text:p>584</text:p>
          </table:table-cell>
          <table:table-cell table:style-name="ce5" table:formula="of:=IF([.B588]=&quot;&quot;;&quot;&quot;;[.B58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8]=&quot;&quot;;&quot;&quot;;[.F588])" office:value-type="string" office:string-value="n" calcext:value-type="string">
            <text:p>n</text:p>
          </table:table-cell>
          <table:table-cell table:style-name="ce5" table:formula="of:=IF([.G588]=&quot;&quot;;&quot;&quot;;[.G588])" office:value-type="string" office:string-value="k" calcext:value-type="string">
            <text:p>k</text:p>
          </table:table-cell>
          <table:table-cell/>
          <table:table-cell table:style-name="ce15" table:formula="of:=IF([.I588]=&quot;&quot;;&quot;&quot;;[.I588])" office:value-type="string" office:string-value="TBD" calcext:value-type="string">
            <text:p>TBD</text:p>
          </table:table-cell>
          <table:table-cell table:formula="of:=IF([.I589]&lt;&gt;&quot;&quot;;HYPERLINK(CONCATENATE(&quot;file://&quot;;[.$H$2];&quot;/&quot;;[.K589];&quot;/&quot;;LEFT([.I589];IF(               ISNUMBER(FIND(&quot; &quot;;[.I589]));FIND(&quot; &quot;;[.I589])-1;LEN([.I589])       )                ));CONCATENATE([.K589];LEFT([.I589];IF(               ISNUMBER(FIND(&quot; &quot;;[.I589]));FIND(&quot; &quot;;[.I589])-1;LEN([.I589])       )                )) );[.J588])" office:value-type="string" office:string-value="" calcext:value-type="error">
            <text:p>#N/A</text:p>
          </table:table-cell>
          <table:table-cell table:formula="of:=VLOOKUP(LEFT([.I589];IF(               ISNUMBER(FIND(&quot; &quot;;[.I589]));FIND(&quot; &quot;;[.I589])-1;LEN([.I58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89]+1" office:value-type="float" office:value="585" calcext:value-type="float">
            <text:p>585</text:p>
          </table:table-cell>
          <table:table-cell table:style-name="ce5" table:formula="of:=IF([.B589]=&quot;&quot;;&quot;&quot;;[.B58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89]=&quot;&quot;;&quot;&quot;;[.F589])" office:value-type="string" office:string-value="n" calcext:value-type="string">
            <text:p>n</text:p>
          </table:table-cell>
          <table:table-cell table:style-name="ce5" table:formula="of:=IF([.G589]=&quot;&quot;;&quot;&quot;;[.G589])" office:value-type="string" office:string-value="k" calcext:value-type="string">
            <text:p>k</text:p>
          </table:table-cell>
          <table:table-cell/>
          <table:table-cell table:style-name="ce15" table:formula="of:=IF([.I589]=&quot;&quot;;&quot;&quot;;[.I589])" office:value-type="string" office:string-value="TBD" calcext:value-type="string">
            <text:p>TBD</text:p>
          </table:table-cell>
          <table:table-cell table:formula="of:=IF([.I590]&lt;&gt;&quot;&quot;;HYPERLINK(CONCATENATE(&quot;file://&quot;;[.$H$2];&quot;/&quot;;[.K590];&quot;/&quot;;LEFT([.I590];IF(               ISNUMBER(FIND(&quot; &quot;;[.I590]));FIND(&quot; &quot;;[.I590])-1;LEN([.I590])       )                ));CONCATENATE([.K590];LEFT([.I590];IF(               ISNUMBER(FIND(&quot; &quot;;[.I590]));FIND(&quot; &quot;;[.I590])-1;LEN([.I590])       )                )) );[.J589])" office:value-type="string" office:string-value="" calcext:value-type="error">
            <text:p>#N/A</text:p>
          </table:table-cell>
          <table:table-cell table:formula="of:=VLOOKUP(LEFT([.I590];IF(               ISNUMBER(FIND(&quot; &quot;;[.I590]));FIND(&quot; &quot;;[.I590])-1;LEN([.I59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0]+1" office:value-type="float" office:value="586" calcext:value-type="float">
            <text:p>586</text:p>
          </table:table-cell>
          <table:table-cell table:style-name="ce5" table:formula="of:=IF([.B590]=&quot;&quot;;&quot;&quot;;[.B59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0]=&quot;&quot;;&quot;&quot;;[.F590])" office:value-type="string" office:string-value="n" calcext:value-type="string">
            <text:p>n</text:p>
          </table:table-cell>
          <table:table-cell table:style-name="ce5" table:formula="of:=IF([.G590]=&quot;&quot;;&quot;&quot;;[.G590])" office:value-type="string" office:string-value="k" calcext:value-type="string">
            <text:p>k</text:p>
          </table:table-cell>
          <table:table-cell/>
          <table:table-cell table:style-name="ce15" table:formula="of:=IF([.I590]=&quot;&quot;;&quot;&quot;;[.I590])" office:value-type="string" office:string-value="TBD" calcext:value-type="string">
            <text:p>TBD</text:p>
          </table:table-cell>
          <table:table-cell table:formula="of:=IF([.I591]&lt;&gt;&quot;&quot;;HYPERLINK(CONCATENATE(&quot;file://&quot;;[.$H$2];&quot;/&quot;;[.K591];&quot;/&quot;;LEFT([.I591];IF(               ISNUMBER(FIND(&quot; &quot;;[.I591]));FIND(&quot; &quot;;[.I591])-1;LEN([.I591])       )                ));CONCATENATE([.K591];LEFT([.I591];IF(               ISNUMBER(FIND(&quot; &quot;;[.I591]));FIND(&quot; &quot;;[.I591])-1;LEN([.I591])       )                )) );[.J590])" office:value-type="string" office:string-value="" calcext:value-type="error">
            <text:p>#N/A</text:p>
          </table:table-cell>
          <table:table-cell table:formula="of:=VLOOKUP(LEFT([.I591];IF(               ISNUMBER(FIND(&quot; &quot;;[.I591]));FIND(&quot; &quot;;[.I591])-1;LEN([.I59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1]+1" office:value-type="float" office:value="587" calcext:value-type="float">
            <text:p>587</text:p>
          </table:table-cell>
          <table:table-cell table:style-name="ce5" table:formula="of:=IF([.B591]=&quot;&quot;;&quot;&quot;;[.B59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1]=&quot;&quot;;&quot;&quot;;[.F591])" office:value-type="string" office:string-value="n" calcext:value-type="string">
            <text:p>n</text:p>
          </table:table-cell>
          <table:table-cell table:style-name="ce5" table:formula="of:=IF([.G591]=&quot;&quot;;&quot;&quot;;[.G591])" office:value-type="string" office:string-value="k" calcext:value-type="string">
            <text:p>k</text:p>
          </table:table-cell>
          <table:table-cell/>
          <table:table-cell table:style-name="ce15" table:formula="of:=IF([.I591]=&quot;&quot;;&quot;&quot;;[.I591])" office:value-type="string" office:string-value="TBD" calcext:value-type="string">
            <text:p>TBD</text:p>
          </table:table-cell>
          <table:table-cell table:formula="of:=IF([.I592]&lt;&gt;&quot;&quot;;HYPERLINK(CONCATENATE(&quot;file://&quot;;[.$H$2];&quot;/&quot;;[.K592];&quot;/&quot;;LEFT([.I592];IF(               ISNUMBER(FIND(&quot; &quot;;[.I592]));FIND(&quot; &quot;;[.I592])-1;LEN([.I592])       )                ));CONCATENATE([.K592];LEFT([.I592];IF(               ISNUMBER(FIND(&quot; &quot;;[.I592]));FIND(&quot; &quot;;[.I592])-1;LEN([.I592])       )                )) );[.J591])" office:value-type="string" office:string-value="" calcext:value-type="error">
            <text:p>#N/A</text:p>
          </table:table-cell>
          <table:table-cell table:formula="of:=VLOOKUP(LEFT([.I592];IF(               ISNUMBER(FIND(&quot; &quot;;[.I592]));FIND(&quot; &quot;;[.I592])-1;LEN([.I59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2]+1" office:value-type="float" office:value="588" calcext:value-type="float">
            <text:p>588</text:p>
          </table:table-cell>
          <table:table-cell table:style-name="ce5" table:formula="of:=IF([.B592]=&quot;&quot;;&quot;&quot;;[.B59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2]=&quot;&quot;;&quot;&quot;;[.F592])" office:value-type="string" office:string-value="n" calcext:value-type="string">
            <text:p>n</text:p>
          </table:table-cell>
          <table:table-cell table:style-name="ce5" table:formula="of:=IF([.G592]=&quot;&quot;;&quot;&quot;;[.G592])" office:value-type="string" office:string-value="k" calcext:value-type="string">
            <text:p>k</text:p>
          </table:table-cell>
          <table:table-cell/>
          <table:table-cell table:style-name="ce15" table:formula="of:=IF([.I592]=&quot;&quot;;&quot;&quot;;[.I592])" office:value-type="string" office:string-value="TBD" calcext:value-type="string">
            <text:p>TBD</text:p>
          </table:table-cell>
          <table:table-cell table:formula="of:=IF([.I593]&lt;&gt;&quot;&quot;;HYPERLINK(CONCATENATE(&quot;file://&quot;;[.$H$2];&quot;/&quot;;[.K593];&quot;/&quot;;LEFT([.I593];IF(               ISNUMBER(FIND(&quot; &quot;;[.I593]));FIND(&quot; &quot;;[.I593])-1;LEN([.I593])       )                ));CONCATENATE([.K593];LEFT([.I593];IF(               ISNUMBER(FIND(&quot; &quot;;[.I593]));FIND(&quot; &quot;;[.I593])-1;LEN([.I593])       )                )) );[.J592])" office:value-type="string" office:string-value="" calcext:value-type="error">
            <text:p>#N/A</text:p>
          </table:table-cell>
          <table:table-cell table:formula="of:=VLOOKUP(LEFT([.I593];IF(               ISNUMBER(FIND(&quot; &quot;;[.I593]));FIND(&quot; &quot;;[.I593])-1;LEN([.I59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3]+1" office:value-type="float" office:value="589" calcext:value-type="float">
            <text:p>589</text:p>
          </table:table-cell>
          <table:table-cell table:style-name="ce5" table:formula="of:=IF([.B593]=&quot;&quot;;&quot;&quot;;[.B59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3]=&quot;&quot;;&quot;&quot;;[.F593])" office:value-type="string" office:string-value="n" calcext:value-type="string">
            <text:p>n</text:p>
          </table:table-cell>
          <table:table-cell table:style-name="ce5" table:formula="of:=IF([.G593]=&quot;&quot;;&quot;&quot;;[.G593])" office:value-type="string" office:string-value="k" calcext:value-type="string">
            <text:p>k</text:p>
          </table:table-cell>
          <table:table-cell/>
          <table:table-cell table:style-name="ce15" table:formula="of:=IF([.I593]=&quot;&quot;;&quot;&quot;;[.I593])" office:value-type="string" office:string-value="TBD" calcext:value-type="string">
            <text:p>TBD</text:p>
          </table:table-cell>
          <table:table-cell table:formula="of:=IF([.I594]&lt;&gt;&quot;&quot;;HYPERLINK(CONCATENATE(&quot;file://&quot;;[.$H$2];&quot;/&quot;;[.K594];&quot;/&quot;;LEFT([.I594];IF(               ISNUMBER(FIND(&quot; &quot;;[.I594]));FIND(&quot; &quot;;[.I594])-1;LEN([.I594])       )                ));CONCATENATE([.K594];LEFT([.I594];IF(               ISNUMBER(FIND(&quot; &quot;;[.I594]));FIND(&quot; &quot;;[.I594])-1;LEN([.I594])       )                )) );[.J593])" office:value-type="string" office:string-value="" calcext:value-type="error">
            <text:p>#N/A</text:p>
          </table:table-cell>
          <table:table-cell table:formula="of:=VLOOKUP(LEFT([.I594];IF(               ISNUMBER(FIND(&quot; &quot;;[.I594]));FIND(&quot; &quot;;[.I594])-1;LEN([.I59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4]+1" office:value-type="float" office:value="590" calcext:value-type="float">
            <text:p>590</text:p>
          </table:table-cell>
          <table:table-cell table:style-name="ce5" table:formula="of:=IF([.B594]=&quot;&quot;;&quot;&quot;;[.B59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4]=&quot;&quot;;&quot;&quot;;[.F594])" office:value-type="string" office:string-value="n" calcext:value-type="string">
            <text:p>n</text:p>
          </table:table-cell>
          <table:table-cell table:style-name="ce5" table:formula="of:=IF([.G594]=&quot;&quot;;&quot;&quot;;[.G594])" office:value-type="string" office:string-value="k" calcext:value-type="string">
            <text:p>k</text:p>
          </table:table-cell>
          <table:table-cell/>
          <table:table-cell table:style-name="ce15" table:formula="of:=IF([.I594]=&quot;&quot;;&quot;&quot;;[.I594])" office:value-type="string" office:string-value="TBD" calcext:value-type="string">
            <text:p>TBD</text:p>
          </table:table-cell>
          <table:table-cell table:formula="of:=IF([.I595]&lt;&gt;&quot;&quot;;HYPERLINK(CONCATENATE(&quot;file://&quot;;[.$H$2];&quot;/&quot;;[.K595];&quot;/&quot;;LEFT([.I595];IF(               ISNUMBER(FIND(&quot; &quot;;[.I595]));FIND(&quot; &quot;;[.I595])-1;LEN([.I595])       )                ));CONCATENATE([.K595];LEFT([.I595];IF(               ISNUMBER(FIND(&quot; &quot;;[.I595]));FIND(&quot; &quot;;[.I595])-1;LEN([.I595])       )                )) );[.J594])" office:value-type="string" office:string-value="" calcext:value-type="error">
            <text:p>#N/A</text:p>
          </table:table-cell>
          <table:table-cell table:formula="of:=VLOOKUP(LEFT([.I595];IF(               ISNUMBER(FIND(&quot; &quot;;[.I595]));FIND(&quot; &quot;;[.I595])-1;LEN([.I59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5]+1" office:value-type="float" office:value="591" calcext:value-type="float">
            <text:p>591</text:p>
          </table:table-cell>
          <table:table-cell table:style-name="ce5" table:formula="of:=IF([.B595]=&quot;&quot;;&quot;&quot;;[.B59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5]=&quot;&quot;;&quot;&quot;;[.F595])" office:value-type="string" office:string-value="n" calcext:value-type="string">
            <text:p>n</text:p>
          </table:table-cell>
          <table:table-cell table:style-name="ce5" table:formula="of:=IF([.G595]=&quot;&quot;;&quot;&quot;;[.G595])" office:value-type="string" office:string-value="k" calcext:value-type="string">
            <text:p>k</text:p>
          </table:table-cell>
          <table:table-cell/>
          <table:table-cell table:style-name="ce15" table:formula="of:=IF([.I595]=&quot;&quot;;&quot;&quot;;[.I595])" office:value-type="string" office:string-value="TBD" calcext:value-type="string">
            <text:p>TBD</text:p>
          </table:table-cell>
          <table:table-cell table:formula="of:=IF([.I596]&lt;&gt;&quot;&quot;;HYPERLINK(CONCATENATE(&quot;file://&quot;;[.$H$2];&quot;/&quot;;[.K596];&quot;/&quot;;LEFT([.I596];IF(               ISNUMBER(FIND(&quot; &quot;;[.I596]));FIND(&quot; &quot;;[.I596])-1;LEN([.I596])       )                ));CONCATENATE([.K596];LEFT([.I596];IF(               ISNUMBER(FIND(&quot; &quot;;[.I596]));FIND(&quot; &quot;;[.I596])-1;LEN([.I596])       )                )) );[.J595])" office:value-type="string" office:string-value="" calcext:value-type="error">
            <text:p>#N/A</text:p>
          </table:table-cell>
          <table:table-cell table:formula="of:=VLOOKUP(LEFT([.I596];IF(               ISNUMBER(FIND(&quot; &quot;;[.I596]));FIND(&quot; &quot;;[.I596])-1;LEN([.I59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6]+1" office:value-type="float" office:value="592" calcext:value-type="float">
            <text:p>592</text:p>
          </table:table-cell>
          <table:table-cell table:style-name="ce5" table:formula="of:=IF([.B596]=&quot;&quot;;&quot;&quot;;[.B59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6]=&quot;&quot;;&quot;&quot;;[.F596])" office:value-type="string" office:string-value="n" calcext:value-type="string">
            <text:p>n</text:p>
          </table:table-cell>
          <table:table-cell table:style-name="ce5" table:formula="of:=IF([.G596]=&quot;&quot;;&quot;&quot;;[.G596])" office:value-type="string" office:string-value="k" calcext:value-type="string">
            <text:p>k</text:p>
          </table:table-cell>
          <table:table-cell/>
          <table:table-cell table:style-name="ce15" table:formula="of:=IF([.I596]=&quot;&quot;;&quot;&quot;;[.I596])" office:value-type="string" office:string-value="TBD" calcext:value-type="string">
            <text:p>TBD</text:p>
          </table:table-cell>
          <table:table-cell table:formula="of:=IF([.I597]&lt;&gt;&quot;&quot;;HYPERLINK(CONCATENATE(&quot;file://&quot;;[.$H$2];&quot;/&quot;;[.K597];&quot;/&quot;;LEFT([.I597];IF(               ISNUMBER(FIND(&quot; &quot;;[.I597]));FIND(&quot; &quot;;[.I597])-1;LEN([.I597])       )                ));CONCATENATE([.K597];LEFT([.I597];IF(               ISNUMBER(FIND(&quot; &quot;;[.I597]));FIND(&quot; &quot;;[.I597])-1;LEN([.I597])       )                )) );[.J596])" office:value-type="string" office:string-value="" calcext:value-type="error">
            <text:p>#N/A</text:p>
          </table:table-cell>
          <table:table-cell table:formula="of:=VLOOKUP(LEFT([.I597];IF(               ISNUMBER(FIND(&quot; &quot;;[.I597]));FIND(&quot; &quot;;[.I597])-1;LEN([.I59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7]+1" office:value-type="float" office:value="593" calcext:value-type="float">
            <text:p>593</text:p>
          </table:table-cell>
          <table:table-cell table:style-name="ce5" table:formula="of:=IF([.B597]=&quot;&quot;;&quot;&quot;;[.B59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7]=&quot;&quot;;&quot;&quot;;[.F597])" office:value-type="string" office:string-value="n" calcext:value-type="string">
            <text:p>n</text:p>
          </table:table-cell>
          <table:table-cell table:style-name="ce5" table:formula="of:=IF([.G597]=&quot;&quot;;&quot;&quot;;[.G597])" office:value-type="string" office:string-value="k" calcext:value-type="string">
            <text:p>k</text:p>
          </table:table-cell>
          <table:table-cell/>
          <table:table-cell table:style-name="ce15" table:formula="of:=IF([.I597]=&quot;&quot;;&quot;&quot;;[.I597])" office:value-type="string" office:string-value="TBD" calcext:value-type="string">
            <text:p>TBD</text:p>
          </table:table-cell>
          <table:table-cell table:formula="of:=IF([.I598]&lt;&gt;&quot;&quot;;HYPERLINK(CONCATENATE(&quot;file://&quot;;[.$H$2];&quot;/&quot;;[.K598];&quot;/&quot;;LEFT([.I598];IF(               ISNUMBER(FIND(&quot; &quot;;[.I598]));FIND(&quot; &quot;;[.I598])-1;LEN([.I598])       )                ));CONCATENATE([.K598];LEFT([.I598];IF(               ISNUMBER(FIND(&quot; &quot;;[.I598]));FIND(&quot; &quot;;[.I598])-1;LEN([.I598])       )                )) );[.J597])" office:value-type="string" office:string-value="" calcext:value-type="error">
            <text:p>#N/A</text:p>
          </table:table-cell>
          <table:table-cell table:formula="of:=VLOOKUP(LEFT([.I598];IF(               ISNUMBER(FIND(&quot; &quot;;[.I598]));FIND(&quot; &quot;;[.I598])-1;LEN([.I59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8]+1" office:value-type="float" office:value="594" calcext:value-type="float">
            <text:p>594</text:p>
          </table:table-cell>
          <table:table-cell table:style-name="ce5" table:formula="of:=IF([.B598]=&quot;&quot;;&quot;&quot;;[.B59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8]=&quot;&quot;;&quot;&quot;;[.F598])" office:value-type="string" office:string-value="n" calcext:value-type="string">
            <text:p>n</text:p>
          </table:table-cell>
          <table:table-cell table:style-name="ce5" table:formula="of:=IF([.G598]=&quot;&quot;;&quot;&quot;;[.G598])" office:value-type="string" office:string-value="k" calcext:value-type="string">
            <text:p>k</text:p>
          </table:table-cell>
          <table:table-cell/>
          <table:table-cell table:style-name="ce15" table:formula="of:=IF([.I598]=&quot;&quot;;&quot;&quot;;[.I598])" office:value-type="string" office:string-value="TBD" calcext:value-type="string">
            <text:p>TBD</text:p>
          </table:table-cell>
          <table:table-cell table:formula="of:=IF([.I599]&lt;&gt;&quot;&quot;;HYPERLINK(CONCATENATE(&quot;file://&quot;;[.$H$2];&quot;/&quot;;[.K599];&quot;/&quot;;LEFT([.I599];IF(               ISNUMBER(FIND(&quot; &quot;;[.I599]));FIND(&quot; &quot;;[.I599])-1;LEN([.I599])       )                ));CONCATENATE([.K599];LEFT([.I599];IF(               ISNUMBER(FIND(&quot; &quot;;[.I599]));FIND(&quot; &quot;;[.I599])-1;LEN([.I599])       )                )) );[.J598])" office:value-type="string" office:string-value="" calcext:value-type="error">
            <text:p>#N/A</text:p>
          </table:table-cell>
          <table:table-cell table:formula="of:=VLOOKUP(LEFT([.I599];IF(               ISNUMBER(FIND(&quot; &quot;;[.I599]));FIND(&quot; &quot;;[.I599])-1;LEN([.I59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599]+1" office:value-type="float" office:value="595" calcext:value-type="float">
            <text:p>595</text:p>
          </table:table-cell>
          <table:table-cell table:style-name="ce5" table:formula="of:=IF([.B599]=&quot;&quot;;&quot;&quot;;[.B59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599]=&quot;&quot;;&quot;&quot;;[.F599])" office:value-type="string" office:string-value="n" calcext:value-type="string">
            <text:p>n</text:p>
          </table:table-cell>
          <table:table-cell table:style-name="ce5" table:formula="of:=IF([.G599]=&quot;&quot;;&quot;&quot;;[.G599])" office:value-type="string" office:string-value="k" calcext:value-type="string">
            <text:p>k</text:p>
          </table:table-cell>
          <table:table-cell/>
          <table:table-cell table:style-name="ce15" table:formula="of:=IF([.I599]=&quot;&quot;;&quot;&quot;;[.I599])" office:value-type="string" office:string-value="TBD" calcext:value-type="string">
            <text:p>TBD</text:p>
          </table:table-cell>
          <table:table-cell table:formula="of:=IF([.I600]&lt;&gt;&quot;&quot;;HYPERLINK(CONCATENATE(&quot;file://&quot;;[.$H$2];&quot;/&quot;;[.K600];&quot;/&quot;;LEFT([.I600];IF(               ISNUMBER(FIND(&quot; &quot;;[.I600]));FIND(&quot; &quot;;[.I600])-1;LEN([.I600])       )                ));CONCATENATE([.K600];LEFT([.I600];IF(               ISNUMBER(FIND(&quot; &quot;;[.I600]));FIND(&quot; &quot;;[.I600])-1;LEN([.I600])       )                )) );[.J599])" office:value-type="string" office:string-value="" calcext:value-type="error">
            <text:p>#N/A</text:p>
          </table:table-cell>
          <table:table-cell table:formula="of:=VLOOKUP(LEFT([.I600];IF(               ISNUMBER(FIND(&quot; &quot;;[.I600]));FIND(&quot; &quot;;[.I600])-1;LEN([.I60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0]+1" office:value-type="float" office:value="596" calcext:value-type="float">
            <text:p>596</text:p>
          </table:table-cell>
          <table:table-cell table:style-name="ce5" table:formula="of:=IF([.B600]=&quot;&quot;;&quot;&quot;;[.B60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0]=&quot;&quot;;&quot;&quot;;[.F600])" office:value-type="string" office:string-value="n" calcext:value-type="string">
            <text:p>n</text:p>
          </table:table-cell>
          <table:table-cell table:style-name="ce5" table:formula="of:=IF([.G600]=&quot;&quot;;&quot;&quot;;[.G600])" office:value-type="string" office:string-value="k" calcext:value-type="string">
            <text:p>k</text:p>
          </table:table-cell>
          <table:table-cell/>
          <table:table-cell table:style-name="ce15" table:formula="of:=IF([.I600]=&quot;&quot;;&quot;&quot;;[.I600])" office:value-type="string" office:string-value="TBD" calcext:value-type="string">
            <text:p>TBD</text:p>
          </table:table-cell>
          <table:table-cell table:formula="of:=IF([.I601]&lt;&gt;&quot;&quot;;HYPERLINK(CONCATENATE(&quot;file://&quot;;[.$H$2];&quot;/&quot;;[.K601];&quot;/&quot;;LEFT([.I601];IF(               ISNUMBER(FIND(&quot; &quot;;[.I601]));FIND(&quot; &quot;;[.I601])-1;LEN([.I601])       )                ));CONCATENATE([.K601];LEFT([.I601];IF(               ISNUMBER(FIND(&quot; &quot;;[.I601]));FIND(&quot; &quot;;[.I601])-1;LEN([.I601])       )                )) );[.J600])" office:value-type="string" office:string-value="" calcext:value-type="error">
            <text:p>#N/A</text:p>
          </table:table-cell>
          <table:table-cell table:formula="of:=VLOOKUP(LEFT([.I601];IF(               ISNUMBER(FIND(&quot; &quot;;[.I601]));FIND(&quot; &quot;;[.I601])-1;LEN([.I60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1]+1" office:value-type="float" office:value="597" calcext:value-type="float">
            <text:p>597</text:p>
          </table:table-cell>
          <table:table-cell table:style-name="ce5" table:formula="of:=IF([.B601]=&quot;&quot;;&quot;&quot;;[.B60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1]=&quot;&quot;;&quot;&quot;;[.F601])" office:value-type="string" office:string-value="n" calcext:value-type="string">
            <text:p>n</text:p>
          </table:table-cell>
          <table:table-cell table:style-name="ce5" table:formula="of:=IF([.G601]=&quot;&quot;;&quot;&quot;;[.G601])" office:value-type="string" office:string-value="k" calcext:value-type="string">
            <text:p>k</text:p>
          </table:table-cell>
          <table:table-cell/>
          <table:table-cell table:style-name="ce15" table:formula="of:=IF([.I601]=&quot;&quot;;&quot;&quot;;[.I601])" office:value-type="string" office:string-value="TBD" calcext:value-type="string">
            <text:p>TBD</text:p>
          </table:table-cell>
          <table:table-cell table:formula="of:=IF([.I602]&lt;&gt;&quot;&quot;;HYPERLINK(CONCATENATE(&quot;file://&quot;;[.$H$2];&quot;/&quot;;[.K602];&quot;/&quot;;LEFT([.I602];IF(               ISNUMBER(FIND(&quot; &quot;;[.I602]));FIND(&quot; &quot;;[.I602])-1;LEN([.I602])       )                ));CONCATENATE([.K602];LEFT([.I602];IF(               ISNUMBER(FIND(&quot; &quot;;[.I602]));FIND(&quot; &quot;;[.I602])-1;LEN([.I602])       )                )) );[.J601])" office:value-type="string" office:string-value="" calcext:value-type="error">
            <text:p>#N/A</text:p>
          </table:table-cell>
          <table:table-cell table:formula="of:=VLOOKUP(LEFT([.I602];IF(               ISNUMBER(FIND(&quot; &quot;;[.I602]));FIND(&quot; &quot;;[.I602])-1;LEN([.I60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2]+1" office:value-type="float" office:value="598" calcext:value-type="float">
            <text:p>598</text:p>
          </table:table-cell>
          <table:table-cell table:style-name="ce5" table:formula="of:=IF([.B602]=&quot;&quot;;&quot;&quot;;[.B60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2]=&quot;&quot;;&quot;&quot;;[.F602])" office:value-type="string" office:string-value="n" calcext:value-type="string">
            <text:p>n</text:p>
          </table:table-cell>
          <table:table-cell table:style-name="ce5" table:formula="of:=IF([.G602]=&quot;&quot;;&quot;&quot;;[.G602])" office:value-type="string" office:string-value="k" calcext:value-type="string">
            <text:p>k</text:p>
          </table:table-cell>
          <table:table-cell/>
          <table:table-cell table:style-name="ce15" table:formula="of:=IF([.I602]=&quot;&quot;;&quot;&quot;;[.I602])" office:value-type="string" office:string-value="TBD" calcext:value-type="string">
            <text:p>TBD</text:p>
          </table:table-cell>
          <table:table-cell table:formula="of:=IF([.I603]&lt;&gt;&quot;&quot;;HYPERLINK(CONCATENATE(&quot;file://&quot;;[.$H$2];&quot;/&quot;;[.K603];&quot;/&quot;;LEFT([.I603];IF(               ISNUMBER(FIND(&quot; &quot;;[.I603]));FIND(&quot; &quot;;[.I603])-1;LEN([.I603])       )                ));CONCATENATE([.K603];LEFT([.I603];IF(               ISNUMBER(FIND(&quot; &quot;;[.I603]));FIND(&quot; &quot;;[.I603])-1;LEN([.I603])       )                )) );[.J602])" office:value-type="string" office:string-value="" calcext:value-type="error">
            <text:p>#N/A</text:p>
          </table:table-cell>
          <table:table-cell table:formula="of:=VLOOKUP(LEFT([.I603];IF(               ISNUMBER(FIND(&quot; &quot;;[.I603]));FIND(&quot; &quot;;[.I603])-1;LEN([.I60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3]+1" office:value-type="float" office:value="599" calcext:value-type="float">
            <text:p>599</text:p>
          </table:table-cell>
          <table:table-cell table:style-name="ce5" table:formula="of:=IF([.B603]=&quot;&quot;;&quot;&quot;;[.B60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3]=&quot;&quot;;&quot;&quot;;[.F603])" office:value-type="string" office:string-value="n" calcext:value-type="string">
            <text:p>n</text:p>
          </table:table-cell>
          <table:table-cell table:style-name="ce5" table:formula="of:=IF([.G603]=&quot;&quot;;&quot;&quot;;[.G603])" office:value-type="string" office:string-value="k" calcext:value-type="string">
            <text:p>k</text:p>
          </table:table-cell>
          <table:table-cell/>
          <table:table-cell table:style-name="ce15" table:formula="of:=IF([.I603]=&quot;&quot;;&quot;&quot;;[.I603])" office:value-type="string" office:string-value="TBD" calcext:value-type="string">
            <text:p>TBD</text:p>
          </table:table-cell>
          <table:table-cell table:formula="of:=IF([.I604]&lt;&gt;&quot;&quot;;HYPERLINK(CONCATENATE(&quot;file://&quot;;[.$H$2];&quot;/&quot;;[.K604];&quot;/&quot;;LEFT([.I604];IF(               ISNUMBER(FIND(&quot; &quot;;[.I604]));FIND(&quot; &quot;;[.I604])-1;LEN([.I604])       )                ));CONCATENATE([.K604];LEFT([.I604];IF(               ISNUMBER(FIND(&quot; &quot;;[.I604]));FIND(&quot; &quot;;[.I604])-1;LEN([.I604])       )                )) );[.J603])" office:value-type="string" office:string-value="" calcext:value-type="error">
            <text:p>#N/A</text:p>
          </table:table-cell>
          <table:table-cell table:formula="of:=VLOOKUP(LEFT([.I604];IF(               ISNUMBER(FIND(&quot; &quot;;[.I604]));FIND(&quot; &quot;;[.I604])-1;LEN([.I60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4]+1" office:value-type="float" office:value="600" calcext:value-type="float">
            <text:p>600</text:p>
          </table:table-cell>
          <table:table-cell table:style-name="ce5" table:formula="of:=IF([.B604]=&quot;&quot;;&quot;&quot;;[.B60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4]=&quot;&quot;;&quot;&quot;;[.F604])" office:value-type="string" office:string-value="n" calcext:value-type="string">
            <text:p>n</text:p>
          </table:table-cell>
          <table:table-cell table:style-name="ce5" table:formula="of:=IF([.G604]=&quot;&quot;;&quot;&quot;;[.G604])" office:value-type="string" office:string-value="k" calcext:value-type="string">
            <text:p>k</text:p>
          </table:table-cell>
          <table:table-cell/>
          <table:table-cell table:style-name="ce15" table:formula="of:=IF([.I604]=&quot;&quot;;&quot;&quot;;[.I604])" office:value-type="string" office:string-value="TBD" calcext:value-type="string">
            <text:p>TBD</text:p>
          </table:table-cell>
          <table:table-cell table:formula="of:=IF([.I605]&lt;&gt;&quot;&quot;;HYPERLINK(CONCATENATE(&quot;file://&quot;;[.$H$2];&quot;/&quot;;[.K605];&quot;/&quot;;LEFT([.I605];IF(               ISNUMBER(FIND(&quot; &quot;;[.I605]));FIND(&quot; &quot;;[.I605])-1;LEN([.I605])       )                ));CONCATENATE([.K605];LEFT([.I605];IF(               ISNUMBER(FIND(&quot; &quot;;[.I605]));FIND(&quot; &quot;;[.I605])-1;LEN([.I605])       )                )) );[.J604])" office:value-type="string" office:string-value="" calcext:value-type="error">
            <text:p>#N/A</text:p>
          </table:table-cell>
          <table:table-cell table:formula="of:=VLOOKUP(LEFT([.I605];IF(               ISNUMBER(FIND(&quot; &quot;;[.I605]));FIND(&quot; &quot;;[.I605])-1;LEN([.I60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5]+1" office:value-type="float" office:value="601" calcext:value-type="float">
            <text:p>601</text:p>
          </table:table-cell>
          <table:table-cell table:style-name="ce5" table:formula="of:=IF([.B605]=&quot;&quot;;&quot;&quot;;[.B60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5]=&quot;&quot;;&quot;&quot;;[.F605])" office:value-type="string" office:string-value="n" calcext:value-type="string">
            <text:p>n</text:p>
          </table:table-cell>
          <table:table-cell table:style-name="ce5" table:formula="of:=IF([.G605]=&quot;&quot;;&quot;&quot;;[.G605])" office:value-type="string" office:string-value="k" calcext:value-type="string">
            <text:p>k</text:p>
          </table:table-cell>
          <table:table-cell/>
          <table:table-cell table:style-name="ce15" table:formula="of:=IF([.I605]=&quot;&quot;;&quot;&quot;;[.I605])" office:value-type="string" office:string-value="TBD" calcext:value-type="string">
            <text:p>TBD</text:p>
          </table:table-cell>
          <table:table-cell table:formula="of:=IF([.I606]&lt;&gt;&quot;&quot;;HYPERLINK(CONCATENATE(&quot;file://&quot;;[.$H$2];&quot;/&quot;;[.K606];&quot;/&quot;;LEFT([.I606];IF(               ISNUMBER(FIND(&quot; &quot;;[.I606]));FIND(&quot; &quot;;[.I606])-1;LEN([.I606])       )                ));CONCATENATE([.K606];LEFT([.I606];IF(               ISNUMBER(FIND(&quot; &quot;;[.I606]));FIND(&quot; &quot;;[.I606])-1;LEN([.I606])       )                )) );[.J605])" office:value-type="string" office:string-value="" calcext:value-type="error">
            <text:p>#N/A</text:p>
          </table:table-cell>
          <table:table-cell table:formula="of:=VLOOKUP(LEFT([.I606];IF(               ISNUMBER(FIND(&quot; &quot;;[.I606]));FIND(&quot; &quot;;[.I606])-1;LEN([.I60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6]+1" office:value-type="float" office:value="602" calcext:value-type="float">
            <text:p>602</text:p>
          </table:table-cell>
          <table:table-cell table:style-name="ce5" table:formula="of:=IF([.B606]=&quot;&quot;;&quot;&quot;;[.B60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6]=&quot;&quot;;&quot;&quot;;[.F606])" office:value-type="string" office:string-value="n" calcext:value-type="string">
            <text:p>n</text:p>
          </table:table-cell>
          <table:table-cell table:style-name="ce5" table:formula="of:=IF([.G606]=&quot;&quot;;&quot;&quot;;[.G606])" office:value-type="string" office:string-value="k" calcext:value-type="string">
            <text:p>k</text:p>
          </table:table-cell>
          <table:table-cell/>
          <table:table-cell table:style-name="ce15" table:formula="of:=IF([.I606]=&quot;&quot;;&quot;&quot;;[.I606])" office:value-type="string" office:string-value="TBD" calcext:value-type="string">
            <text:p>TBD</text:p>
          </table:table-cell>
          <table:table-cell table:formula="of:=IF([.I607]&lt;&gt;&quot;&quot;;HYPERLINK(CONCATENATE(&quot;file://&quot;;[.$H$2];&quot;/&quot;;[.K607];&quot;/&quot;;LEFT([.I607];IF(               ISNUMBER(FIND(&quot; &quot;;[.I607]));FIND(&quot; &quot;;[.I607])-1;LEN([.I607])       )                ));CONCATENATE([.K607];LEFT([.I607];IF(               ISNUMBER(FIND(&quot; &quot;;[.I607]));FIND(&quot; &quot;;[.I607])-1;LEN([.I607])       )                )) );[.J606])" office:value-type="string" office:string-value="" calcext:value-type="error">
            <text:p>#N/A</text:p>
          </table:table-cell>
          <table:table-cell table:formula="of:=VLOOKUP(LEFT([.I607];IF(               ISNUMBER(FIND(&quot; &quot;;[.I607]));FIND(&quot; &quot;;[.I607])-1;LEN([.I60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7]+1" office:value-type="float" office:value="603" calcext:value-type="float">
            <text:p>603</text:p>
          </table:table-cell>
          <table:table-cell table:style-name="ce5" table:formula="of:=IF([.B607]=&quot;&quot;;&quot;&quot;;[.B60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7]=&quot;&quot;;&quot;&quot;;[.F607])" office:value-type="string" office:string-value="n" calcext:value-type="string">
            <text:p>n</text:p>
          </table:table-cell>
          <table:table-cell table:style-name="ce5" table:formula="of:=IF([.G607]=&quot;&quot;;&quot;&quot;;[.G607])" office:value-type="string" office:string-value="k" calcext:value-type="string">
            <text:p>k</text:p>
          </table:table-cell>
          <table:table-cell/>
          <table:table-cell table:style-name="ce15" table:formula="of:=IF([.I607]=&quot;&quot;;&quot;&quot;;[.I607])" office:value-type="string" office:string-value="TBD" calcext:value-type="string">
            <text:p>TBD</text:p>
          </table:table-cell>
          <table:table-cell table:formula="of:=IF([.I608]&lt;&gt;&quot;&quot;;HYPERLINK(CONCATENATE(&quot;file://&quot;;[.$H$2];&quot;/&quot;;[.K608];&quot;/&quot;;LEFT([.I608];IF(               ISNUMBER(FIND(&quot; &quot;;[.I608]));FIND(&quot; &quot;;[.I608])-1;LEN([.I608])       )                ));CONCATENATE([.K608];LEFT([.I608];IF(               ISNUMBER(FIND(&quot; &quot;;[.I608]));FIND(&quot; &quot;;[.I608])-1;LEN([.I608])       )                )) );[.J607])" office:value-type="string" office:string-value="" calcext:value-type="error">
            <text:p>#N/A</text:p>
          </table:table-cell>
          <table:table-cell table:formula="of:=VLOOKUP(LEFT([.I608];IF(               ISNUMBER(FIND(&quot; &quot;;[.I608]));FIND(&quot; &quot;;[.I608])-1;LEN([.I60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8]+1" office:value-type="float" office:value="604" calcext:value-type="float">
            <text:p>604</text:p>
          </table:table-cell>
          <table:table-cell table:style-name="ce5" table:formula="of:=IF([.B608]=&quot;&quot;;&quot;&quot;;[.B60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8]=&quot;&quot;;&quot;&quot;;[.F608])" office:value-type="string" office:string-value="n" calcext:value-type="string">
            <text:p>n</text:p>
          </table:table-cell>
          <table:table-cell table:style-name="ce5" table:formula="of:=IF([.G608]=&quot;&quot;;&quot;&quot;;[.G608])" office:value-type="string" office:string-value="k" calcext:value-type="string">
            <text:p>k</text:p>
          </table:table-cell>
          <table:table-cell/>
          <table:table-cell table:style-name="ce15" table:formula="of:=IF([.I608]=&quot;&quot;;&quot;&quot;;[.I608])" office:value-type="string" office:string-value="TBD" calcext:value-type="string">
            <text:p>TBD</text:p>
          </table:table-cell>
          <table:table-cell table:formula="of:=IF([.I609]&lt;&gt;&quot;&quot;;HYPERLINK(CONCATENATE(&quot;file://&quot;;[.$H$2];&quot;/&quot;;[.K609];&quot;/&quot;;LEFT([.I609];IF(               ISNUMBER(FIND(&quot; &quot;;[.I609]));FIND(&quot; &quot;;[.I609])-1;LEN([.I609])       )                ));CONCATENATE([.K609];LEFT([.I609];IF(               ISNUMBER(FIND(&quot; &quot;;[.I609]));FIND(&quot; &quot;;[.I609])-1;LEN([.I609])       )                )) );[.J608])" office:value-type="string" office:string-value="" calcext:value-type="error">
            <text:p>#N/A</text:p>
          </table:table-cell>
          <table:table-cell table:formula="of:=VLOOKUP(LEFT([.I609];IF(               ISNUMBER(FIND(&quot; &quot;;[.I609]));FIND(&quot; &quot;;[.I609])-1;LEN([.I60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09]+1" office:value-type="float" office:value="605" calcext:value-type="float">
            <text:p>605</text:p>
          </table:table-cell>
          <table:table-cell table:style-name="ce5" table:formula="of:=IF([.B609]=&quot;&quot;;&quot;&quot;;[.B60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09]=&quot;&quot;;&quot;&quot;;[.F609])" office:value-type="string" office:string-value="n" calcext:value-type="string">
            <text:p>n</text:p>
          </table:table-cell>
          <table:table-cell table:style-name="ce5" table:formula="of:=IF([.G609]=&quot;&quot;;&quot;&quot;;[.G609])" office:value-type="string" office:string-value="k" calcext:value-type="string">
            <text:p>k</text:p>
          </table:table-cell>
          <table:table-cell/>
          <table:table-cell table:style-name="ce15" table:formula="of:=IF([.I609]=&quot;&quot;;&quot;&quot;;[.I609])" office:value-type="string" office:string-value="TBD" calcext:value-type="string">
            <text:p>TBD</text:p>
          </table:table-cell>
          <table:table-cell table:formula="of:=IF([.I610]&lt;&gt;&quot;&quot;;HYPERLINK(CONCATENATE(&quot;file://&quot;;[.$H$2];&quot;/&quot;;[.K610];&quot;/&quot;;LEFT([.I610];IF(               ISNUMBER(FIND(&quot; &quot;;[.I610]));FIND(&quot; &quot;;[.I610])-1;LEN([.I610])       )                ));CONCATENATE([.K610];LEFT([.I610];IF(               ISNUMBER(FIND(&quot; &quot;;[.I610]));FIND(&quot; &quot;;[.I610])-1;LEN([.I610])       )                )) );[.J609])" office:value-type="string" office:string-value="" calcext:value-type="error">
            <text:p>#N/A</text:p>
          </table:table-cell>
          <table:table-cell table:formula="of:=VLOOKUP(LEFT([.I610];IF(               ISNUMBER(FIND(&quot; &quot;;[.I610]));FIND(&quot; &quot;;[.I610])-1;LEN([.I61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0]+1" office:value-type="float" office:value="606" calcext:value-type="float">
            <text:p>606</text:p>
          </table:table-cell>
          <table:table-cell table:style-name="ce5" table:formula="of:=IF([.B610]=&quot;&quot;;&quot;&quot;;[.B61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0]=&quot;&quot;;&quot;&quot;;[.F610])" office:value-type="string" office:string-value="n" calcext:value-type="string">
            <text:p>n</text:p>
          </table:table-cell>
          <table:table-cell table:style-name="ce5" table:formula="of:=IF([.G610]=&quot;&quot;;&quot;&quot;;[.G610])" office:value-type="string" office:string-value="k" calcext:value-type="string">
            <text:p>k</text:p>
          </table:table-cell>
          <table:table-cell/>
          <table:table-cell table:style-name="ce15" table:formula="of:=IF([.I610]=&quot;&quot;;&quot;&quot;;[.I610])" office:value-type="string" office:string-value="TBD" calcext:value-type="string">
            <text:p>TBD</text:p>
          </table:table-cell>
          <table:table-cell table:formula="of:=IF([.I611]&lt;&gt;&quot;&quot;;HYPERLINK(CONCATENATE(&quot;file://&quot;;[.$H$2];&quot;/&quot;;[.K611];&quot;/&quot;;LEFT([.I611];IF(               ISNUMBER(FIND(&quot; &quot;;[.I611]));FIND(&quot; &quot;;[.I611])-1;LEN([.I611])       )                ));CONCATENATE([.K611];LEFT([.I611];IF(               ISNUMBER(FIND(&quot; &quot;;[.I611]));FIND(&quot; &quot;;[.I611])-1;LEN([.I611])       )                )) );[.J610])" office:value-type="string" office:string-value="" calcext:value-type="error">
            <text:p>#N/A</text:p>
          </table:table-cell>
          <table:table-cell table:formula="of:=VLOOKUP(LEFT([.I611];IF(               ISNUMBER(FIND(&quot; &quot;;[.I611]));FIND(&quot; &quot;;[.I611])-1;LEN([.I61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1]+1" office:value-type="float" office:value="607" calcext:value-type="float">
            <text:p>607</text:p>
          </table:table-cell>
          <table:table-cell table:style-name="ce5" table:formula="of:=IF([.B611]=&quot;&quot;;&quot;&quot;;[.B61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1]=&quot;&quot;;&quot;&quot;;[.F611])" office:value-type="string" office:string-value="n" calcext:value-type="string">
            <text:p>n</text:p>
          </table:table-cell>
          <table:table-cell table:style-name="ce5" table:formula="of:=IF([.G611]=&quot;&quot;;&quot;&quot;;[.G611])" office:value-type="string" office:string-value="k" calcext:value-type="string">
            <text:p>k</text:p>
          </table:table-cell>
          <table:table-cell/>
          <table:table-cell table:style-name="ce15" table:formula="of:=IF([.I611]=&quot;&quot;;&quot;&quot;;[.I611])" office:value-type="string" office:string-value="TBD" calcext:value-type="string">
            <text:p>TBD</text:p>
          </table:table-cell>
          <table:table-cell table:formula="of:=IF([.I612]&lt;&gt;&quot;&quot;;HYPERLINK(CONCATENATE(&quot;file://&quot;;[.$H$2];&quot;/&quot;;[.K612];&quot;/&quot;;LEFT([.I612];IF(               ISNUMBER(FIND(&quot; &quot;;[.I612]));FIND(&quot; &quot;;[.I612])-1;LEN([.I612])       )                ));CONCATENATE([.K612];LEFT([.I612];IF(               ISNUMBER(FIND(&quot; &quot;;[.I612]));FIND(&quot; &quot;;[.I612])-1;LEN([.I612])       )                )) );[.J611])" office:value-type="string" office:string-value="" calcext:value-type="error">
            <text:p>#N/A</text:p>
          </table:table-cell>
          <table:table-cell table:formula="of:=VLOOKUP(LEFT([.I612];IF(               ISNUMBER(FIND(&quot; &quot;;[.I612]));FIND(&quot; &quot;;[.I612])-1;LEN([.I61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2]+1" office:value-type="float" office:value="608" calcext:value-type="float">
            <text:p>608</text:p>
          </table:table-cell>
          <table:table-cell table:style-name="ce5" table:formula="of:=IF([.B612]=&quot;&quot;;&quot;&quot;;[.B61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2]=&quot;&quot;;&quot;&quot;;[.F612])" office:value-type="string" office:string-value="n" calcext:value-type="string">
            <text:p>n</text:p>
          </table:table-cell>
          <table:table-cell table:style-name="ce5" table:formula="of:=IF([.G612]=&quot;&quot;;&quot;&quot;;[.G612])" office:value-type="string" office:string-value="k" calcext:value-type="string">
            <text:p>k</text:p>
          </table:table-cell>
          <table:table-cell table:number-columns-repeated="2"/>
          <table:table-cell table:formula="of:=IF([.I613]&lt;&gt;&quot;&quot;;HYPERLINK(CONCATENATE(&quot;file://&quot;;[.$H$2];&quot;/&quot;;[.K613];&quot;/&quot;;LEFT([.I613];IF(               ISNUMBER(FIND(&quot; &quot;;[.I613]));FIND(&quot; &quot;;[.I613])-1;LEN([.I613])       )                ));CONCATENATE([.K613];LEFT([.I613];IF(               ISNUMBER(FIND(&quot; &quot;;[.I613]));FIND(&quot; &quot;;[.I613])-1;LEN([.I613])       )                )) );[.J612])" office:value-type="string" office:string-value="" calcext:value-type="error">
            <text:p>#N/A</text:p>
          </table:table-cell>
          <table:table-cell table:formula="of:=VLOOKUP(LEFT([.I613];IF(               ISNUMBER(FIND(&quot; &quot;;[.I613]));FIND(&quot; &quot;;[.I613])-1;LEN([.I61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3]+1" office:value-type="float" office:value="609" calcext:value-type="float">
            <text:p>609</text:p>
          </table:table-cell>
          <table:table-cell table:style-name="ce5" table:formula="of:=IF([.B613]=&quot;&quot;;&quot;&quot;;[.B61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3]=&quot;&quot;;&quot;&quot;;[.F613])" office:value-type="string" office:string-value="n" calcext:value-type="string">
            <text:p>n</text:p>
          </table:table-cell>
          <table:table-cell table:style-name="ce5" table:formula="of:=IF([.G613]=&quot;&quot;;&quot;&quot;;[.G613])" office:value-type="string" office:string-value="k" calcext:value-type="string">
            <text:p>k</text:p>
          </table:table-cell>
          <table:table-cell table:number-columns-repeated="2"/>
          <table:table-cell table:formula="of:=IF([.I614]&lt;&gt;&quot;&quot;;HYPERLINK(CONCATENATE(&quot;file://&quot;;[.$H$2];&quot;/&quot;;[.K614];&quot;/&quot;;LEFT([.I614];IF(               ISNUMBER(FIND(&quot; &quot;;[.I614]));FIND(&quot; &quot;;[.I614])-1;LEN([.I614])       )                ));CONCATENATE([.K614];LEFT([.I614];IF(               ISNUMBER(FIND(&quot; &quot;;[.I614]));FIND(&quot; &quot;;[.I614])-1;LEN([.I614])       )                )) );[.J613])" office:value-type="string" office:string-value="" calcext:value-type="error">
            <text:p>#N/A</text:p>
          </table:table-cell>
          <table:table-cell table:formula="of:=VLOOKUP(LEFT([.I614];IF(               ISNUMBER(FIND(&quot; &quot;;[.I614]));FIND(&quot; &quot;;[.I614])-1;LEN([.I61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4]+1" office:value-type="float" office:value="610" calcext:value-type="float">
            <text:p>610</text:p>
          </table:table-cell>
          <table:table-cell table:style-name="ce5" table:formula="of:=IF([.B614]=&quot;&quot;;&quot;&quot;;[.B61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4]=&quot;&quot;;&quot;&quot;;[.F614])" office:value-type="string" office:string-value="n" calcext:value-type="string">
            <text:p>n</text:p>
          </table:table-cell>
          <table:table-cell table:style-name="ce5" table:formula="of:=IF([.G614]=&quot;&quot;;&quot;&quot;;[.G614])" office:value-type="string" office:string-value="k" calcext:value-type="string">
            <text:p>k</text:p>
          </table:table-cell>
          <table:table-cell table:number-columns-repeated="2"/>
          <table:table-cell table:formula="of:=IF([.I615]&lt;&gt;&quot;&quot;;HYPERLINK(CONCATENATE(&quot;file://&quot;;[.$H$2];&quot;/&quot;;[.K615];&quot;/&quot;;LEFT([.I615];IF(               ISNUMBER(FIND(&quot; &quot;;[.I615]));FIND(&quot; &quot;;[.I615])-1;LEN([.I615])       )                ));CONCATENATE([.K615];LEFT([.I615];IF(               ISNUMBER(FIND(&quot; &quot;;[.I615]));FIND(&quot; &quot;;[.I615])-1;LEN([.I615])       )                )) );[.J614])" office:value-type="string" office:string-value="" calcext:value-type="error">
            <text:p>#N/A</text:p>
          </table:table-cell>
          <table:table-cell table:formula="of:=VLOOKUP(LEFT([.I615];IF(               ISNUMBER(FIND(&quot; &quot;;[.I615]));FIND(&quot; &quot;;[.I615])-1;LEN([.I61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5]+1" office:value-type="float" office:value="611" calcext:value-type="float">
            <text:p>611</text:p>
          </table:table-cell>
          <table:table-cell table:style-name="ce5" table:formula="of:=IF([.B615]=&quot;&quot;;&quot;&quot;;[.B61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5]=&quot;&quot;;&quot;&quot;;[.F615])" office:value-type="string" office:string-value="n" calcext:value-type="string">
            <text:p>n</text:p>
          </table:table-cell>
          <table:table-cell table:style-name="ce5" table:formula="of:=IF([.G615]=&quot;&quot;;&quot;&quot;;[.G615])" office:value-type="string" office:string-value="k" calcext:value-type="string">
            <text:p>k</text:p>
          </table:table-cell>
          <table:table-cell table:number-columns-repeated="2"/>
          <table:table-cell table:formula="of:=IF([.I616]&lt;&gt;&quot;&quot;;HYPERLINK(CONCATENATE(&quot;file://&quot;;[.$H$2];&quot;/&quot;;[.K616];&quot;/&quot;;LEFT([.I616];IF(               ISNUMBER(FIND(&quot; &quot;;[.I616]));FIND(&quot; &quot;;[.I616])-1;LEN([.I616])       )                ));CONCATENATE([.K616];LEFT([.I616];IF(               ISNUMBER(FIND(&quot; &quot;;[.I616]));FIND(&quot; &quot;;[.I616])-1;LEN([.I616])       )                )) );[.J615])" office:value-type="string" office:string-value="" calcext:value-type="error">
            <text:p>#N/A</text:p>
          </table:table-cell>
          <table:table-cell table:formula="of:=VLOOKUP(LEFT([.I616];IF(               ISNUMBER(FIND(&quot; &quot;;[.I616]));FIND(&quot; &quot;;[.I616])-1;LEN([.I61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6]+1" office:value-type="float" office:value="612" calcext:value-type="float">
            <text:p>612</text:p>
          </table:table-cell>
          <table:table-cell table:style-name="ce5" table:formula="of:=IF([.B616]=&quot;&quot;;&quot;&quot;;[.B61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6]=&quot;&quot;;&quot;&quot;;[.F616])" office:value-type="string" office:string-value="n" calcext:value-type="string">
            <text:p>n</text:p>
          </table:table-cell>
          <table:table-cell table:style-name="ce5" table:formula="of:=IF([.G616]=&quot;&quot;;&quot;&quot;;[.G616])" office:value-type="string" office:string-value="k" calcext:value-type="string">
            <text:p>k</text:p>
          </table:table-cell>
          <table:table-cell table:number-columns-repeated="2"/>
          <table:table-cell table:formula="of:=IF([.I617]&lt;&gt;&quot;&quot;;HYPERLINK(CONCATENATE(&quot;file://&quot;;[.$H$2];&quot;/&quot;;[.K617];&quot;/&quot;;LEFT([.I617];IF(               ISNUMBER(FIND(&quot; &quot;;[.I617]));FIND(&quot; &quot;;[.I617])-1;LEN([.I617])       )                ));CONCATENATE([.K617];LEFT([.I617];IF(               ISNUMBER(FIND(&quot; &quot;;[.I617]));FIND(&quot; &quot;;[.I617])-1;LEN([.I617])       )                )) );[.J616])" office:value-type="string" office:string-value="" calcext:value-type="error">
            <text:p>#N/A</text:p>
          </table:table-cell>
          <table:table-cell table:formula="of:=VLOOKUP(LEFT([.I617];IF(               ISNUMBER(FIND(&quot; &quot;;[.I617]));FIND(&quot; &quot;;[.I617])-1;LEN([.I61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7]+1" office:value-type="float" office:value="613" calcext:value-type="float">
            <text:p>613</text:p>
          </table:table-cell>
          <table:table-cell table:style-name="ce5" table:formula="of:=IF([.B617]=&quot;&quot;;&quot;&quot;;[.B61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7]=&quot;&quot;;&quot;&quot;;[.F617])" office:value-type="string" office:string-value="n" calcext:value-type="string">
            <text:p>n</text:p>
          </table:table-cell>
          <table:table-cell table:style-name="ce5" table:formula="of:=IF([.G617]=&quot;&quot;;&quot;&quot;;[.G617])" office:value-type="string" office:string-value="k" calcext:value-type="string">
            <text:p>k</text:p>
          </table:table-cell>
          <table:table-cell table:number-columns-repeated="2"/>
          <table:table-cell table:formula="of:=IF([.I618]&lt;&gt;&quot;&quot;;HYPERLINK(CONCATENATE(&quot;file://&quot;;[.$H$2];&quot;/&quot;;[.K618];&quot;/&quot;;LEFT([.I618];IF(               ISNUMBER(FIND(&quot; &quot;;[.I618]));FIND(&quot; &quot;;[.I618])-1;LEN([.I618])       )                ));CONCATENATE([.K618];LEFT([.I618];IF(               ISNUMBER(FIND(&quot; &quot;;[.I618]));FIND(&quot; &quot;;[.I618])-1;LEN([.I618])       )                )) );[.J617])" office:value-type="string" office:string-value="" calcext:value-type="error">
            <text:p>#N/A</text:p>
          </table:table-cell>
          <table:table-cell table:formula="of:=VLOOKUP(LEFT([.I618];IF(               ISNUMBER(FIND(&quot; &quot;;[.I618]));FIND(&quot; &quot;;[.I618])-1;LEN([.I61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8]+1" office:value-type="float" office:value="614" calcext:value-type="float">
            <text:p>614</text:p>
          </table:table-cell>
          <table:table-cell table:style-name="ce5" table:formula="of:=IF([.B618]=&quot;&quot;;&quot;&quot;;[.B61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8]=&quot;&quot;;&quot;&quot;;[.F618])" office:value-type="string" office:string-value="n" calcext:value-type="string">
            <text:p>n</text:p>
          </table:table-cell>
          <table:table-cell table:style-name="ce5" table:formula="of:=IF([.G618]=&quot;&quot;;&quot;&quot;;[.G618])" office:value-type="string" office:string-value="k" calcext:value-type="string">
            <text:p>k</text:p>
          </table:table-cell>
          <table:table-cell table:number-columns-repeated="2"/>
          <table:table-cell table:formula="of:=IF([.I619]&lt;&gt;&quot;&quot;;HYPERLINK(CONCATENATE(&quot;file://&quot;;[.$H$2];&quot;/&quot;;[.K619];&quot;/&quot;;LEFT([.I619];IF(               ISNUMBER(FIND(&quot; &quot;;[.I619]));FIND(&quot; &quot;;[.I619])-1;LEN([.I619])       )                ));CONCATENATE([.K619];LEFT([.I619];IF(               ISNUMBER(FIND(&quot; &quot;;[.I619]));FIND(&quot; &quot;;[.I619])-1;LEN([.I619])       )                )) );[.J618])" office:value-type="string" office:string-value="" calcext:value-type="error">
            <text:p>#N/A</text:p>
          </table:table-cell>
          <table:table-cell table:formula="of:=VLOOKUP(LEFT([.I619];IF(               ISNUMBER(FIND(&quot; &quot;;[.I619]));FIND(&quot; &quot;;[.I619])-1;LEN([.I61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19]+1" office:value-type="float" office:value="615" calcext:value-type="float">
            <text:p>615</text:p>
          </table:table-cell>
          <table:table-cell table:style-name="ce5" table:formula="of:=IF([.B619]=&quot;&quot;;&quot;&quot;;[.B61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19]=&quot;&quot;;&quot;&quot;;[.F619])" office:value-type="string" office:string-value="n" calcext:value-type="string">
            <text:p>n</text:p>
          </table:table-cell>
          <table:table-cell table:style-name="ce5" table:formula="of:=IF([.G619]=&quot;&quot;;&quot;&quot;;[.G619])" office:value-type="string" office:string-value="k" calcext:value-type="string">
            <text:p>k</text:p>
          </table:table-cell>
          <table:table-cell table:number-columns-repeated="2"/>
          <table:table-cell table:formula="of:=IF([.I620]&lt;&gt;&quot;&quot;;HYPERLINK(CONCATENATE(&quot;file://&quot;;[.$H$2];&quot;/&quot;;[.K620];&quot;/&quot;;LEFT([.I620];IF(               ISNUMBER(FIND(&quot; &quot;;[.I620]));FIND(&quot; &quot;;[.I620])-1;LEN([.I620])       )                ));CONCATENATE([.K620];LEFT([.I620];IF(               ISNUMBER(FIND(&quot; &quot;;[.I620]));FIND(&quot; &quot;;[.I620])-1;LEN([.I620])       )                )) );[.J619])" office:value-type="string" office:string-value="" calcext:value-type="error">
            <text:p>#N/A</text:p>
          </table:table-cell>
          <table:table-cell table:formula="of:=VLOOKUP(LEFT([.I620];IF(               ISNUMBER(FIND(&quot; &quot;;[.I620]));FIND(&quot; &quot;;[.I620])-1;LEN([.I62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0]+1" office:value-type="float" office:value="616" calcext:value-type="float">
            <text:p>616</text:p>
          </table:table-cell>
          <table:table-cell table:style-name="ce5" table:formula="of:=IF([.B620]=&quot;&quot;;&quot;&quot;;[.B62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0]=&quot;&quot;;&quot;&quot;;[.F620])" office:value-type="string" office:string-value="n" calcext:value-type="string">
            <text:p>n</text:p>
          </table:table-cell>
          <table:table-cell table:style-name="ce5" table:formula="of:=IF([.G620]=&quot;&quot;;&quot;&quot;;[.G620])" office:value-type="string" office:string-value="k" calcext:value-type="string">
            <text:p>k</text:p>
          </table:table-cell>
          <table:table-cell table:number-columns-repeated="2"/>
          <table:table-cell table:formula="of:=IF([.I621]&lt;&gt;&quot;&quot;;HYPERLINK(CONCATENATE(&quot;file://&quot;;[.$H$2];&quot;/&quot;;[.K621];&quot;/&quot;;LEFT([.I621];IF(               ISNUMBER(FIND(&quot; &quot;;[.I621]));FIND(&quot; &quot;;[.I621])-1;LEN([.I621])       )                ));CONCATENATE([.K621];LEFT([.I621];IF(               ISNUMBER(FIND(&quot; &quot;;[.I621]));FIND(&quot; &quot;;[.I621])-1;LEN([.I621])       )                )) );[.J620])" office:value-type="string" office:string-value="" calcext:value-type="error">
            <text:p>#N/A</text:p>
          </table:table-cell>
          <table:table-cell table:formula="of:=VLOOKUP(LEFT([.I621];IF(               ISNUMBER(FIND(&quot; &quot;;[.I621]));FIND(&quot; &quot;;[.I621])-1;LEN([.I62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1]+1" office:value-type="float" office:value="617" calcext:value-type="float">
            <text:p>617</text:p>
          </table:table-cell>
          <table:table-cell table:style-name="ce5" table:formula="of:=IF([.B621]=&quot;&quot;;&quot;&quot;;[.B62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1]=&quot;&quot;;&quot;&quot;;[.F621])" office:value-type="string" office:string-value="n" calcext:value-type="string">
            <text:p>n</text:p>
          </table:table-cell>
          <table:table-cell table:style-name="ce5" table:formula="of:=IF([.G621]=&quot;&quot;;&quot;&quot;;[.G621])" office:value-type="string" office:string-value="k" calcext:value-type="string">
            <text:p>k</text:p>
          </table:table-cell>
          <table:table-cell table:number-columns-repeated="2"/>
          <table:table-cell table:formula="of:=IF([.I622]&lt;&gt;&quot;&quot;;HYPERLINK(CONCATENATE(&quot;file://&quot;;[.$H$2];&quot;/&quot;;[.K622];&quot;/&quot;;LEFT([.I622];IF(               ISNUMBER(FIND(&quot; &quot;;[.I622]));FIND(&quot; &quot;;[.I622])-1;LEN([.I622])       )                ));CONCATENATE([.K622];LEFT([.I622];IF(               ISNUMBER(FIND(&quot; &quot;;[.I622]));FIND(&quot; &quot;;[.I622])-1;LEN([.I622])       )                )) );[.J621])" office:value-type="string" office:string-value="" calcext:value-type="error">
            <text:p>#N/A</text:p>
          </table:table-cell>
          <table:table-cell table:formula="of:=VLOOKUP(LEFT([.I622];IF(               ISNUMBER(FIND(&quot; &quot;;[.I622]));FIND(&quot; &quot;;[.I622])-1;LEN([.I62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2]+1" office:value-type="float" office:value="618" calcext:value-type="float">
            <text:p>618</text:p>
          </table:table-cell>
          <table:table-cell table:style-name="ce5" table:formula="of:=IF([.B622]=&quot;&quot;;&quot;&quot;;[.B62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2]=&quot;&quot;;&quot;&quot;;[.F622])" office:value-type="string" office:string-value="n" calcext:value-type="string">
            <text:p>n</text:p>
          </table:table-cell>
          <table:table-cell table:style-name="ce5" table:formula="of:=IF([.G622]=&quot;&quot;;&quot;&quot;;[.G622])" office:value-type="string" office:string-value="k" calcext:value-type="string">
            <text:p>k</text:p>
          </table:table-cell>
          <table:table-cell table:number-columns-repeated="2"/>
          <table:table-cell table:formula="of:=IF([.I623]&lt;&gt;&quot;&quot;;HYPERLINK(CONCATENATE(&quot;file://&quot;;[.$H$2];&quot;/&quot;;[.K623];&quot;/&quot;;LEFT([.I623];IF(               ISNUMBER(FIND(&quot; &quot;;[.I623]));FIND(&quot; &quot;;[.I623])-1;LEN([.I623])       )                ));CONCATENATE([.K623];LEFT([.I623];IF(               ISNUMBER(FIND(&quot; &quot;;[.I623]));FIND(&quot; &quot;;[.I623])-1;LEN([.I623])       )                )) );[.J622])" office:value-type="string" office:string-value="" calcext:value-type="error">
            <text:p>#N/A</text:p>
          </table:table-cell>
          <table:table-cell table:formula="of:=VLOOKUP(LEFT([.I623];IF(               ISNUMBER(FIND(&quot; &quot;;[.I623]));FIND(&quot; &quot;;[.I623])-1;LEN([.I62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3]+1" office:value-type="float" office:value="619" calcext:value-type="float">
            <text:p>619</text:p>
          </table:table-cell>
          <table:table-cell table:style-name="ce5" table:formula="of:=IF([.B623]=&quot;&quot;;&quot;&quot;;[.B62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3]=&quot;&quot;;&quot;&quot;;[.F623])" office:value-type="string" office:string-value="n" calcext:value-type="string">
            <text:p>n</text:p>
          </table:table-cell>
          <table:table-cell table:style-name="ce5" table:formula="of:=IF([.G623]=&quot;&quot;;&quot;&quot;;[.G623])" office:value-type="string" office:string-value="k" calcext:value-type="string">
            <text:p>k</text:p>
          </table:table-cell>
          <table:table-cell table:number-columns-repeated="2"/>
          <table:table-cell table:formula="of:=IF([.I624]&lt;&gt;&quot;&quot;;HYPERLINK(CONCATENATE(&quot;file://&quot;;[.$H$2];&quot;/&quot;;[.K624];&quot;/&quot;;LEFT([.I624];IF(               ISNUMBER(FIND(&quot; &quot;;[.I624]));FIND(&quot; &quot;;[.I624])-1;LEN([.I624])       )                ));CONCATENATE([.K624];LEFT([.I624];IF(               ISNUMBER(FIND(&quot; &quot;;[.I624]));FIND(&quot; &quot;;[.I624])-1;LEN([.I624])       )                )) );[.J623])" office:value-type="string" office:string-value="" calcext:value-type="error">
            <text:p>#N/A</text:p>
          </table:table-cell>
          <table:table-cell table:formula="of:=VLOOKUP(LEFT([.I624];IF(               ISNUMBER(FIND(&quot; &quot;;[.I624]));FIND(&quot; &quot;;[.I624])-1;LEN([.I62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4]+1" office:value-type="float" office:value="620" calcext:value-type="float">
            <text:p>620</text:p>
          </table:table-cell>
          <table:table-cell table:style-name="ce5" table:formula="of:=IF([.B624]=&quot;&quot;;&quot;&quot;;[.B62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4]=&quot;&quot;;&quot;&quot;;[.F624])" office:value-type="string" office:string-value="n" calcext:value-type="string">
            <text:p>n</text:p>
          </table:table-cell>
          <table:table-cell table:style-name="ce5" table:formula="of:=IF([.G624]=&quot;&quot;;&quot;&quot;;[.G624])" office:value-type="string" office:string-value="k" calcext:value-type="string">
            <text:p>k</text:p>
          </table:table-cell>
          <table:table-cell table:number-columns-repeated="2"/>
          <table:table-cell table:formula="of:=IF([.I625]&lt;&gt;&quot;&quot;;HYPERLINK(CONCATENATE(&quot;file://&quot;;[.$H$2];&quot;/&quot;;[.K625];&quot;/&quot;;LEFT([.I625];IF(               ISNUMBER(FIND(&quot; &quot;;[.I625]));FIND(&quot; &quot;;[.I625])-1;LEN([.I625])       )                ));CONCATENATE([.K625];LEFT([.I625];IF(               ISNUMBER(FIND(&quot; &quot;;[.I625]));FIND(&quot; &quot;;[.I625])-1;LEN([.I625])       )                )) );[.J624])" office:value-type="string" office:string-value="" calcext:value-type="error">
            <text:p>#N/A</text:p>
          </table:table-cell>
          <table:table-cell table:formula="of:=VLOOKUP(LEFT([.I625];IF(               ISNUMBER(FIND(&quot; &quot;;[.I625]));FIND(&quot; &quot;;[.I625])-1;LEN([.I62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5]+1" office:value-type="float" office:value="621" calcext:value-type="float">
            <text:p>621</text:p>
          </table:table-cell>
          <table:table-cell table:style-name="ce5" table:formula="of:=IF([.B625]=&quot;&quot;;&quot;&quot;;[.B62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5]=&quot;&quot;;&quot;&quot;;[.F625])" office:value-type="string" office:string-value="n" calcext:value-type="string">
            <text:p>n</text:p>
          </table:table-cell>
          <table:table-cell table:style-name="ce5" table:formula="of:=IF([.G625]=&quot;&quot;;&quot;&quot;;[.G625])" office:value-type="string" office:string-value="k" calcext:value-type="string">
            <text:p>k</text:p>
          </table:table-cell>
          <table:table-cell table:number-columns-repeated="2"/>
          <table:table-cell table:formula="of:=IF([.I626]&lt;&gt;&quot;&quot;;HYPERLINK(CONCATENATE(&quot;file://&quot;;[.$H$2];&quot;/&quot;;[.K626];&quot;/&quot;;LEFT([.I626];IF(               ISNUMBER(FIND(&quot; &quot;;[.I626]));FIND(&quot; &quot;;[.I626])-1;LEN([.I626])       )                ));CONCATENATE([.K626];LEFT([.I626];IF(               ISNUMBER(FIND(&quot; &quot;;[.I626]));FIND(&quot; &quot;;[.I626])-1;LEN([.I626])       )                )) );[.J625])" office:value-type="string" office:string-value="" calcext:value-type="error">
            <text:p>#N/A</text:p>
          </table:table-cell>
          <table:table-cell table:formula="of:=VLOOKUP(LEFT([.I626];IF(               ISNUMBER(FIND(&quot; &quot;;[.I626]));FIND(&quot; &quot;;[.I626])-1;LEN([.I62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6]+1" office:value-type="float" office:value="622" calcext:value-type="float">
            <text:p>622</text:p>
          </table:table-cell>
          <table:table-cell table:style-name="ce5" table:formula="of:=IF([.B626]=&quot;&quot;;&quot;&quot;;[.B62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6]=&quot;&quot;;&quot;&quot;;[.F626])" office:value-type="string" office:string-value="n" calcext:value-type="string">
            <text:p>n</text:p>
          </table:table-cell>
          <table:table-cell table:style-name="ce5" table:formula="of:=IF([.G626]=&quot;&quot;;&quot;&quot;;[.G626])" office:value-type="string" office:string-value="k" calcext:value-type="string">
            <text:p>k</text:p>
          </table:table-cell>
          <table:table-cell table:number-columns-repeated="2"/>
          <table:table-cell table:formula="of:=IF([.I627]&lt;&gt;&quot;&quot;;HYPERLINK(CONCATENATE(&quot;file://&quot;;[.$H$2];&quot;/&quot;;[.K627];&quot;/&quot;;LEFT([.I627];IF(               ISNUMBER(FIND(&quot; &quot;;[.I627]));FIND(&quot; &quot;;[.I627])-1;LEN([.I627])       )                ));CONCATENATE([.K627];LEFT([.I627];IF(               ISNUMBER(FIND(&quot; &quot;;[.I627]));FIND(&quot; &quot;;[.I627])-1;LEN([.I627])       )                )) );[.J626])" office:value-type="string" office:string-value="" calcext:value-type="error">
            <text:p>#N/A</text:p>
          </table:table-cell>
          <table:table-cell table:formula="of:=VLOOKUP(LEFT([.I627];IF(               ISNUMBER(FIND(&quot; &quot;;[.I627]));FIND(&quot; &quot;;[.I627])-1;LEN([.I62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7]+1" office:value-type="float" office:value="623" calcext:value-type="float">
            <text:p>623</text:p>
          </table:table-cell>
          <table:table-cell table:style-name="ce5" table:formula="of:=IF([.B627]=&quot;&quot;;&quot;&quot;;[.B62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7]=&quot;&quot;;&quot;&quot;;[.F627])" office:value-type="string" office:string-value="n" calcext:value-type="string">
            <text:p>n</text:p>
          </table:table-cell>
          <table:table-cell table:style-name="ce5" table:formula="of:=IF([.G627]=&quot;&quot;;&quot;&quot;;[.G627])" office:value-type="string" office:string-value="k" calcext:value-type="string">
            <text:p>k</text:p>
          </table:table-cell>
          <table:table-cell table:number-columns-repeated="2"/>
          <table:table-cell table:formula="of:=IF([.I628]&lt;&gt;&quot;&quot;;HYPERLINK(CONCATENATE(&quot;file://&quot;;[.$H$2];&quot;/&quot;;[.K628];&quot;/&quot;;LEFT([.I628];IF(               ISNUMBER(FIND(&quot; &quot;;[.I628]));FIND(&quot; &quot;;[.I628])-1;LEN([.I628])       )                ));CONCATENATE([.K628];LEFT([.I628];IF(               ISNUMBER(FIND(&quot; &quot;;[.I628]));FIND(&quot; &quot;;[.I628])-1;LEN([.I628])       )                )) );[.J627])" office:value-type="string" office:string-value="" calcext:value-type="error">
            <text:p>#N/A</text:p>
          </table:table-cell>
          <table:table-cell table:formula="of:=VLOOKUP(LEFT([.I628];IF(               ISNUMBER(FIND(&quot; &quot;;[.I628]));FIND(&quot; &quot;;[.I628])-1;LEN([.I62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8]+1" office:value-type="float" office:value="624" calcext:value-type="float">
            <text:p>624</text:p>
          </table:table-cell>
          <table:table-cell table:style-name="ce5" table:formula="of:=IF([.B628]=&quot;&quot;;&quot;&quot;;[.B62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8]=&quot;&quot;;&quot;&quot;;[.F628])" office:value-type="string" office:string-value="n" calcext:value-type="string">
            <text:p>n</text:p>
          </table:table-cell>
          <table:table-cell table:style-name="ce5" table:formula="of:=IF([.G628]=&quot;&quot;;&quot;&quot;;[.G628])" office:value-type="string" office:string-value="k" calcext:value-type="string">
            <text:p>k</text:p>
          </table:table-cell>
          <table:table-cell table:number-columns-repeated="2"/>
          <table:table-cell table:formula="of:=IF([.I629]&lt;&gt;&quot;&quot;;HYPERLINK(CONCATENATE(&quot;file://&quot;;[.$H$2];&quot;/&quot;;[.K629];&quot;/&quot;;LEFT([.I629];IF(               ISNUMBER(FIND(&quot; &quot;;[.I629]));FIND(&quot; &quot;;[.I629])-1;LEN([.I629])       )                ));CONCATENATE([.K629];LEFT([.I629];IF(               ISNUMBER(FIND(&quot; &quot;;[.I629]));FIND(&quot; &quot;;[.I629])-1;LEN([.I629])       )                )) );[.J628])" office:value-type="string" office:string-value="" calcext:value-type="error">
            <text:p>#N/A</text:p>
          </table:table-cell>
          <table:table-cell table:formula="of:=VLOOKUP(LEFT([.I629];IF(               ISNUMBER(FIND(&quot; &quot;;[.I629]));FIND(&quot; &quot;;[.I629])-1;LEN([.I62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29]+1" office:value-type="float" office:value="625" calcext:value-type="float">
            <text:p>625</text:p>
          </table:table-cell>
          <table:table-cell table:style-name="ce5" table:formula="of:=IF([.B629]=&quot;&quot;;&quot;&quot;;[.B62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29]=&quot;&quot;;&quot;&quot;;[.F629])" office:value-type="string" office:string-value="n" calcext:value-type="string">
            <text:p>n</text:p>
          </table:table-cell>
          <table:table-cell table:style-name="ce5" table:formula="of:=IF([.G629]=&quot;&quot;;&quot;&quot;;[.G629])" office:value-type="string" office:string-value="k" calcext:value-type="string">
            <text:p>k</text:p>
          </table:table-cell>
          <table:table-cell table:number-columns-repeated="2"/>
          <table:table-cell table:formula="of:=IF([.I630]&lt;&gt;&quot;&quot;;HYPERLINK(CONCATENATE(&quot;file://&quot;;[.$H$2];&quot;/&quot;;[.K630];&quot;/&quot;;LEFT([.I630];IF(               ISNUMBER(FIND(&quot; &quot;;[.I630]));FIND(&quot; &quot;;[.I630])-1;LEN([.I630])       )                ));CONCATENATE([.K630];LEFT([.I630];IF(               ISNUMBER(FIND(&quot; &quot;;[.I630]));FIND(&quot; &quot;;[.I630])-1;LEN([.I630])       )                )) );[.J629])" office:value-type="string" office:string-value="" calcext:value-type="error">
            <text:p>#N/A</text:p>
          </table:table-cell>
          <table:table-cell table:formula="of:=VLOOKUP(LEFT([.I630];IF(               ISNUMBER(FIND(&quot; &quot;;[.I630]));FIND(&quot; &quot;;[.I630])-1;LEN([.I63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0]+1" office:value-type="float" office:value="626" calcext:value-type="float">
            <text:p>626</text:p>
          </table:table-cell>
          <table:table-cell table:style-name="ce5" table:formula="of:=IF([.B630]=&quot;&quot;;&quot;&quot;;[.B63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0]=&quot;&quot;;&quot;&quot;;[.F630])" office:value-type="string" office:string-value="n" calcext:value-type="string">
            <text:p>n</text:p>
          </table:table-cell>
          <table:table-cell table:style-name="ce5" table:formula="of:=IF([.G630]=&quot;&quot;;&quot;&quot;;[.G630])" office:value-type="string" office:string-value="k" calcext:value-type="string">
            <text:p>k</text:p>
          </table:table-cell>
          <table:table-cell table:number-columns-repeated="2"/>
          <table:table-cell table:formula="of:=IF([.I631]&lt;&gt;&quot;&quot;;HYPERLINK(CONCATENATE(&quot;file://&quot;;[.$H$2];&quot;/&quot;;[.K631];&quot;/&quot;;LEFT([.I631];IF(               ISNUMBER(FIND(&quot; &quot;;[.I631]));FIND(&quot; &quot;;[.I631])-1;LEN([.I631])       )                ));CONCATENATE([.K631];LEFT([.I631];IF(               ISNUMBER(FIND(&quot; &quot;;[.I631]));FIND(&quot; &quot;;[.I631])-1;LEN([.I631])       )                )) );[.J630])" office:value-type="string" office:string-value="" calcext:value-type="error">
            <text:p>#N/A</text:p>
          </table:table-cell>
          <table:table-cell table:formula="of:=VLOOKUP(LEFT([.I631];IF(               ISNUMBER(FIND(&quot; &quot;;[.I631]));FIND(&quot; &quot;;[.I631])-1;LEN([.I63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1]+1" office:value-type="float" office:value="627" calcext:value-type="float">
            <text:p>627</text:p>
          </table:table-cell>
          <table:table-cell table:style-name="ce5" table:formula="of:=IF([.B631]=&quot;&quot;;&quot;&quot;;[.B63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1]=&quot;&quot;;&quot;&quot;;[.F631])" office:value-type="string" office:string-value="n" calcext:value-type="string">
            <text:p>n</text:p>
          </table:table-cell>
          <table:table-cell table:style-name="ce5" table:formula="of:=IF([.G631]=&quot;&quot;;&quot;&quot;;[.G631])" office:value-type="string" office:string-value="k" calcext:value-type="string">
            <text:p>k</text:p>
          </table:table-cell>
          <table:table-cell table:number-columns-repeated="2"/>
          <table:table-cell table:formula="of:=IF([.I632]&lt;&gt;&quot;&quot;;HYPERLINK(CONCATENATE(&quot;file://&quot;;[.$H$2];&quot;/&quot;;[.K632];&quot;/&quot;;LEFT([.I632];IF(               ISNUMBER(FIND(&quot; &quot;;[.I632]));FIND(&quot; &quot;;[.I632])-1;LEN([.I632])       )                ));CONCATENATE([.K632];LEFT([.I632];IF(               ISNUMBER(FIND(&quot; &quot;;[.I632]));FIND(&quot; &quot;;[.I632])-1;LEN([.I632])       )                )) );[.J631])" office:value-type="string" office:string-value="" calcext:value-type="error">
            <text:p>#N/A</text:p>
          </table:table-cell>
          <table:table-cell table:formula="of:=VLOOKUP(LEFT([.I632];IF(               ISNUMBER(FIND(&quot; &quot;;[.I632]));FIND(&quot; &quot;;[.I632])-1;LEN([.I63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2]+1" office:value-type="float" office:value="628" calcext:value-type="float">
            <text:p>628</text:p>
          </table:table-cell>
          <table:table-cell table:style-name="ce5" table:formula="of:=IF([.B632]=&quot;&quot;;&quot;&quot;;[.B63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2]=&quot;&quot;;&quot;&quot;;[.F632])" office:value-type="string" office:string-value="n" calcext:value-type="string">
            <text:p>n</text:p>
          </table:table-cell>
          <table:table-cell table:style-name="ce5" table:formula="of:=IF([.G632]=&quot;&quot;;&quot;&quot;;[.G632])" office:value-type="string" office:string-value="k" calcext:value-type="string">
            <text:p>k</text:p>
          </table:table-cell>
          <table:table-cell table:number-columns-repeated="2"/>
          <table:table-cell table:formula="of:=IF([.I633]&lt;&gt;&quot;&quot;;HYPERLINK(CONCATENATE(&quot;file://&quot;;[.$H$2];&quot;/&quot;;[.K633];&quot;/&quot;;LEFT([.I633];IF(               ISNUMBER(FIND(&quot; &quot;;[.I633]));FIND(&quot; &quot;;[.I633])-1;LEN([.I633])       )                ));CONCATENATE([.K633];LEFT([.I633];IF(               ISNUMBER(FIND(&quot; &quot;;[.I633]));FIND(&quot; &quot;;[.I633])-1;LEN([.I633])       )                )) );[.J632])" office:value-type="string" office:string-value="" calcext:value-type="error">
            <text:p>#N/A</text:p>
          </table:table-cell>
          <table:table-cell table:formula="of:=VLOOKUP(LEFT([.I633];IF(               ISNUMBER(FIND(&quot; &quot;;[.I633]));FIND(&quot; &quot;;[.I633])-1;LEN([.I63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3]+1" office:value-type="float" office:value="629" calcext:value-type="float">
            <text:p>629</text:p>
          </table:table-cell>
          <table:table-cell table:style-name="ce5" table:formula="of:=IF([.B633]=&quot;&quot;;&quot;&quot;;[.B63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3]=&quot;&quot;;&quot;&quot;;[.F633])" office:value-type="string" office:string-value="n" calcext:value-type="string">
            <text:p>n</text:p>
          </table:table-cell>
          <table:table-cell table:style-name="ce5" table:formula="of:=IF([.G633]=&quot;&quot;;&quot;&quot;;[.G633])" office:value-type="string" office:string-value="k" calcext:value-type="string">
            <text:p>k</text:p>
          </table:table-cell>
          <table:table-cell table:number-columns-repeated="2"/>
          <table:table-cell table:formula="of:=IF([.I634]&lt;&gt;&quot;&quot;;HYPERLINK(CONCATENATE(&quot;file://&quot;;[.$H$2];&quot;/&quot;;[.K634];&quot;/&quot;;LEFT([.I634];IF(               ISNUMBER(FIND(&quot; &quot;;[.I634]));FIND(&quot; &quot;;[.I634])-1;LEN([.I634])       )                ));CONCATENATE([.K634];LEFT([.I634];IF(               ISNUMBER(FIND(&quot; &quot;;[.I634]));FIND(&quot; &quot;;[.I634])-1;LEN([.I634])       )                )) );[.J633])" office:value-type="string" office:string-value="" calcext:value-type="error">
            <text:p>#N/A</text:p>
          </table:table-cell>
          <table:table-cell table:formula="of:=VLOOKUP(LEFT([.I634];IF(               ISNUMBER(FIND(&quot; &quot;;[.I634]));FIND(&quot; &quot;;[.I634])-1;LEN([.I63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4]+1" office:value-type="float" office:value="630" calcext:value-type="float">
            <text:p>630</text:p>
          </table:table-cell>
          <table:table-cell table:style-name="ce5" table:formula="of:=IF([.B634]=&quot;&quot;;&quot;&quot;;[.B63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4]=&quot;&quot;;&quot;&quot;;[.F634])" office:value-type="string" office:string-value="n" calcext:value-type="string">
            <text:p>n</text:p>
          </table:table-cell>
          <table:table-cell table:style-name="ce5" table:formula="of:=IF([.G634]=&quot;&quot;;&quot;&quot;;[.G634])" office:value-type="string" office:string-value="k" calcext:value-type="string">
            <text:p>k</text:p>
          </table:table-cell>
          <table:table-cell table:number-columns-repeated="2"/>
          <table:table-cell table:formula="of:=IF([.I635]&lt;&gt;&quot;&quot;;HYPERLINK(CONCATENATE(&quot;file://&quot;;[.$H$2];&quot;/&quot;;[.K635];&quot;/&quot;;LEFT([.I635];IF(               ISNUMBER(FIND(&quot; &quot;;[.I635]));FIND(&quot; &quot;;[.I635])-1;LEN([.I635])       )                ));CONCATENATE([.K635];LEFT([.I635];IF(               ISNUMBER(FIND(&quot; &quot;;[.I635]));FIND(&quot; &quot;;[.I635])-1;LEN([.I635])       )                )) );[.J634])" office:value-type="string" office:string-value="" calcext:value-type="error">
            <text:p>#N/A</text:p>
          </table:table-cell>
          <table:table-cell table:formula="of:=VLOOKUP(LEFT([.I635];IF(               ISNUMBER(FIND(&quot; &quot;;[.I635]));FIND(&quot; &quot;;[.I635])-1;LEN([.I63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5]+1" office:value-type="float" office:value="631" calcext:value-type="float">
            <text:p>631</text:p>
          </table:table-cell>
          <table:table-cell table:style-name="ce5" table:formula="of:=IF([.B635]=&quot;&quot;;&quot;&quot;;[.B63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5]=&quot;&quot;;&quot;&quot;;[.F635])" office:value-type="string" office:string-value="n" calcext:value-type="string">
            <text:p>n</text:p>
          </table:table-cell>
          <table:table-cell table:style-name="ce5" table:formula="of:=IF([.G635]=&quot;&quot;;&quot;&quot;;[.G635])" office:value-type="string" office:string-value="k" calcext:value-type="string">
            <text:p>k</text:p>
          </table:table-cell>
          <table:table-cell table:number-columns-repeated="2"/>
          <table:table-cell table:formula="of:=IF([.I636]&lt;&gt;&quot;&quot;;HYPERLINK(CONCATENATE(&quot;file://&quot;;[.$H$2];&quot;/&quot;;[.K636];&quot;/&quot;;LEFT([.I636];IF(               ISNUMBER(FIND(&quot; &quot;;[.I636]));FIND(&quot; &quot;;[.I636])-1;LEN([.I636])       )                ));CONCATENATE([.K636];LEFT([.I636];IF(               ISNUMBER(FIND(&quot; &quot;;[.I636]));FIND(&quot; &quot;;[.I636])-1;LEN([.I636])       )                )) );[.J635])" office:value-type="string" office:string-value="" calcext:value-type="error">
            <text:p>#N/A</text:p>
          </table:table-cell>
          <table:table-cell table:formula="of:=VLOOKUP(LEFT([.I636];IF(               ISNUMBER(FIND(&quot; &quot;;[.I636]));FIND(&quot; &quot;;[.I636])-1;LEN([.I63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6]+1" office:value-type="float" office:value="632" calcext:value-type="float">
            <text:p>632</text:p>
          </table:table-cell>
          <table:table-cell table:style-name="ce5" table:formula="of:=IF([.B636]=&quot;&quot;;&quot;&quot;;[.B63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6]=&quot;&quot;;&quot;&quot;;[.F636])" office:value-type="string" office:string-value="n" calcext:value-type="string">
            <text:p>n</text:p>
          </table:table-cell>
          <table:table-cell table:style-name="ce5" table:formula="of:=IF([.G636]=&quot;&quot;;&quot;&quot;;[.G636])" office:value-type="string" office:string-value="k" calcext:value-type="string">
            <text:p>k</text:p>
          </table:table-cell>
          <table:table-cell table:number-columns-repeated="2"/>
          <table:table-cell table:formula="of:=IF([.I637]&lt;&gt;&quot;&quot;;HYPERLINK(CONCATENATE(&quot;file://&quot;;[.$H$2];&quot;/&quot;;[.K637];&quot;/&quot;;LEFT([.I637];IF(               ISNUMBER(FIND(&quot; &quot;;[.I637]));FIND(&quot; &quot;;[.I637])-1;LEN([.I637])       )                ));CONCATENATE([.K637];LEFT([.I637];IF(               ISNUMBER(FIND(&quot; &quot;;[.I637]));FIND(&quot; &quot;;[.I637])-1;LEN([.I637])       )                )) );[.J636])" office:value-type="string" office:string-value="" calcext:value-type="error">
            <text:p>#N/A</text:p>
          </table:table-cell>
          <table:table-cell table:formula="of:=VLOOKUP(LEFT([.I637];IF(               ISNUMBER(FIND(&quot; &quot;;[.I637]));FIND(&quot; &quot;;[.I637])-1;LEN([.I63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7]+1" office:value-type="float" office:value="633" calcext:value-type="float">
            <text:p>633</text:p>
          </table:table-cell>
          <table:table-cell table:style-name="ce5" table:formula="of:=IF([.B637]=&quot;&quot;;&quot;&quot;;[.B63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7]=&quot;&quot;;&quot;&quot;;[.F637])" office:value-type="string" office:string-value="n" calcext:value-type="string">
            <text:p>n</text:p>
          </table:table-cell>
          <table:table-cell table:style-name="ce5" table:formula="of:=IF([.G637]=&quot;&quot;;&quot;&quot;;[.G637])" office:value-type="string" office:string-value="k" calcext:value-type="string">
            <text:p>k</text:p>
          </table:table-cell>
          <table:table-cell table:number-columns-repeated="2"/>
          <table:table-cell table:formula="of:=IF([.I638]&lt;&gt;&quot;&quot;;HYPERLINK(CONCATENATE(&quot;file://&quot;;[.$H$2];&quot;/&quot;;[.K638];&quot;/&quot;;LEFT([.I638];IF(               ISNUMBER(FIND(&quot; &quot;;[.I638]));FIND(&quot; &quot;;[.I638])-1;LEN([.I638])       )                ));CONCATENATE([.K638];LEFT([.I638];IF(               ISNUMBER(FIND(&quot; &quot;;[.I638]));FIND(&quot; &quot;;[.I638])-1;LEN([.I638])       )                )) );[.J637])" office:value-type="string" office:string-value="" calcext:value-type="error">
            <text:p>#N/A</text:p>
          </table:table-cell>
          <table:table-cell table:formula="of:=VLOOKUP(LEFT([.I638];IF(               ISNUMBER(FIND(&quot; &quot;;[.I638]));FIND(&quot; &quot;;[.I638])-1;LEN([.I63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8]+1" office:value-type="float" office:value="634" calcext:value-type="float">
            <text:p>634</text:p>
          </table:table-cell>
          <table:table-cell table:style-name="ce5" table:formula="of:=IF([.B638]=&quot;&quot;;&quot;&quot;;[.B63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8]=&quot;&quot;;&quot;&quot;;[.F638])" office:value-type="string" office:string-value="n" calcext:value-type="string">
            <text:p>n</text:p>
          </table:table-cell>
          <table:table-cell table:style-name="ce5" table:formula="of:=IF([.G638]=&quot;&quot;;&quot;&quot;;[.G638])" office:value-type="string" office:string-value="k" calcext:value-type="string">
            <text:p>k</text:p>
          </table:table-cell>
          <table:table-cell table:number-columns-repeated="2"/>
          <table:table-cell table:formula="of:=IF([.I639]&lt;&gt;&quot;&quot;;HYPERLINK(CONCATENATE(&quot;file://&quot;;[.$H$2];&quot;/&quot;;[.K639];&quot;/&quot;;LEFT([.I639];IF(               ISNUMBER(FIND(&quot; &quot;;[.I639]));FIND(&quot; &quot;;[.I639])-1;LEN([.I639])       )                ));CONCATENATE([.K639];LEFT([.I639];IF(               ISNUMBER(FIND(&quot; &quot;;[.I639]));FIND(&quot; &quot;;[.I639])-1;LEN([.I639])       )                )) );[.J638])" office:value-type="string" office:string-value="" calcext:value-type="error">
            <text:p>#N/A</text:p>
          </table:table-cell>
          <table:table-cell table:formula="of:=VLOOKUP(LEFT([.I639];IF(               ISNUMBER(FIND(&quot; &quot;;[.I639]));FIND(&quot; &quot;;[.I639])-1;LEN([.I63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39]+1" office:value-type="float" office:value="635" calcext:value-type="float">
            <text:p>635</text:p>
          </table:table-cell>
          <table:table-cell table:style-name="ce5" table:formula="of:=IF([.B639]=&quot;&quot;;&quot;&quot;;[.B63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39]=&quot;&quot;;&quot;&quot;;[.F639])" office:value-type="string" office:string-value="n" calcext:value-type="string">
            <text:p>n</text:p>
          </table:table-cell>
          <table:table-cell table:style-name="ce5" table:formula="of:=IF([.G639]=&quot;&quot;;&quot;&quot;;[.G639])" office:value-type="string" office:string-value="k" calcext:value-type="string">
            <text:p>k</text:p>
          </table:table-cell>
          <table:table-cell table:number-columns-repeated="2"/>
          <table:table-cell table:formula="of:=IF([.I640]&lt;&gt;&quot;&quot;;HYPERLINK(CONCATENATE(&quot;file://&quot;;[.$H$2];&quot;/&quot;;[.K640];&quot;/&quot;;LEFT([.I640];IF(               ISNUMBER(FIND(&quot; &quot;;[.I640]));FIND(&quot; &quot;;[.I640])-1;LEN([.I640])       )                ));CONCATENATE([.K640];LEFT([.I640];IF(               ISNUMBER(FIND(&quot; &quot;;[.I640]));FIND(&quot; &quot;;[.I640])-1;LEN([.I640])       )                )) );[.J639])" office:value-type="string" office:string-value="" calcext:value-type="error">
            <text:p>#N/A</text:p>
          </table:table-cell>
          <table:table-cell table:formula="of:=VLOOKUP(LEFT([.I640];IF(               ISNUMBER(FIND(&quot; &quot;;[.I640]));FIND(&quot; &quot;;[.I640])-1;LEN([.I64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0]+1" office:value-type="float" office:value="636" calcext:value-type="float">
            <text:p>636</text:p>
          </table:table-cell>
          <table:table-cell table:style-name="ce5" table:formula="of:=IF([.B640]=&quot;&quot;;&quot;&quot;;[.B64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0]=&quot;&quot;;&quot;&quot;;[.F640])" office:value-type="string" office:string-value="n" calcext:value-type="string">
            <text:p>n</text:p>
          </table:table-cell>
          <table:table-cell table:style-name="ce5" table:formula="of:=IF([.G640]=&quot;&quot;;&quot;&quot;;[.G640])" office:value-type="string" office:string-value="k" calcext:value-type="string">
            <text:p>k</text:p>
          </table:table-cell>
          <table:table-cell table:number-columns-repeated="2"/>
          <table:table-cell table:formula="of:=IF([.I641]&lt;&gt;&quot;&quot;;HYPERLINK(CONCATENATE(&quot;file://&quot;;[.$H$2];&quot;/&quot;;[.K641];&quot;/&quot;;LEFT([.I641];IF(               ISNUMBER(FIND(&quot; &quot;;[.I641]));FIND(&quot; &quot;;[.I641])-1;LEN([.I641])       )                ));CONCATENATE([.K641];LEFT([.I641];IF(               ISNUMBER(FIND(&quot; &quot;;[.I641]));FIND(&quot; &quot;;[.I641])-1;LEN([.I641])       )                )) );[.J640])" office:value-type="string" office:string-value="" calcext:value-type="error">
            <text:p>#N/A</text:p>
          </table:table-cell>
          <table:table-cell table:formula="of:=VLOOKUP(LEFT([.I641];IF(               ISNUMBER(FIND(&quot; &quot;;[.I641]));FIND(&quot; &quot;;[.I641])-1;LEN([.I64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1]+1" office:value-type="float" office:value="637" calcext:value-type="float">
            <text:p>637</text:p>
          </table:table-cell>
          <table:table-cell table:style-name="ce5" table:formula="of:=IF([.B641]=&quot;&quot;;&quot;&quot;;[.B64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1]=&quot;&quot;;&quot;&quot;;[.F641])" office:value-type="string" office:string-value="n" calcext:value-type="string">
            <text:p>n</text:p>
          </table:table-cell>
          <table:table-cell table:style-name="ce5" table:formula="of:=IF([.G641]=&quot;&quot;;&quot;&quot;;[.G641])" office:value-type="string" office:string-value="k" calcext:value-type="string">
            <text:p>k</text:p>
          </table:table-cell>
          <table:table-cell table:number-columns-repeated="2"/>
          <table:table-cell table:formula="of:=IF([.I642]&lt;&gt;&quot;&quot;;HYPERLINK(CONCATENATE(&quot;file://&quot;;[.$H$2];&quot;/&quot;;[.K642];&quot;/&quot;;LEFT([.I642];IF(               ISNUMBER(FIND(&quot; &quot;;[.I642]));FIND(&quot; &quot;;[.I642])-1;LEN([.I642])       )                ));CONCATENATE([.K642];LEFT([.I642];IF(               ISNUMBER(FIND(&quot; &quot;;[.I642]));FIND(&quot; &quot;;[.I642])-1;LEN([.I642])       )                )) );[.J641])" office:value-type="string" office:string-value="" calcext:value-type="error">
            <text:p>#N/A</text:p>
          </table:table-cell>
          <table:table-cell table:formula="of:=VLOOKUP(LEFT([.I642];IF(               ISNUMBER(FIND(&quot; &quot;;[.I642]));FIND(&quot; &quot;;[.I642])-1;LEN([.I64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2]+1" office:value-type="float" office:value="638" calcext:value-type="float">
            <text:p>638</text:p>
          </table:table-cell>
          <table:table-cell table:style-name="ce5" table:formula="of:=IF([.B642]=&quot;&quot;;&quot;&quot;;[.B64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2]=&quot;&quot;;&quot;&quot;;[.F642])" office:value-type="string" office:string-value="n" calcext:value-type="string">
            <text:p>n</text:p>
          </table:table-cell>
          <table:table-cell table:style-name="ce5" table:formula="of:=IF([.G642]=&quot;&quot;;&quot;&quot;;[.G642])" office:value-type="string" office:string-value="k" calcext:value-type="string">
            <text:p>k</text:p>
          </table:table-cell>
          <table:table-cell table:number-columns-repeated="2"/>
          <table:table-cell table:formula="of:=IF([.I643]&lt;&gt;&quot;&quot;;HYPERLINK(CONCATENATE(&quot;file://&quot;;[.$H$2];&quot;/&quot;;[.K643];&quot;/&quot;;LEFT([.I643];IF(               ISNUMBER(FIND(&quot; &quot;;[.I643]));FIND(&quot; &quot;;[.I643])-1;LEN([.I643])       )                ));CONCATENATE([.K643];LEFT([.I643];IF(               ISNUMBER(FIND(&quot; &quot;;[.I643]));FIND(&quot; &quot;;[.I643])-1;LEN([.I643])       )                )) );[.J642])" office:value-type="string" office:string-value="" calcext:value-type="error">
            <text:p>#N/A</text:p>
          </table:table-cell>
          <table:table-cell table:formula="of:=VLOOKUP(LEFT([.I643];IF(               ISNUMBER(FIND(&quot; &quot;;[.I643]));FIND(&quot; &quot;;[.I643])-1;LEN([.I64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3]+1" office:value-type="float" office:value="639" calcext:value-type="float">
            <text:p>639</text:p>
          </table:table-cell>
          <table:table-cell table:style-name="ce5" table:formula="of:=IF([.B643]=&quot;&quot;;&quot;&quot;;[.B64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3]=&quot;&quot;;&quot;&quot;;[.F643])" office:value-type="string" office:string-value="n" calcext:value-type="string">
            <text:p>n</text:p>
          </table:table-cell>
          <table:table-cell table:style-name="ce5" table:formula="of:=IF([.G643]=&quot;&quot;;&quot;&quot;;[.G643])" office:value-type="string" office:string-value="k" calcext:value-type="string">
            <text:p>k</text:p>
          </table:table-cell>
          <table:table-cell table:number-columns-repeated="2"/>
          <table:table-cell table:formula="of:=IF([.I644]&lt;&gt;&quot;&quot;;HYPERLINK(CONCATENATE(&quot;file://&quot;;[.$H$2];&quot;/&quot;;[.K644];&quot;/&quot;;LEFT([.I644];IF(               ISNUMBER(FIND(&quot; &quot;;[.I644]));FIND(&quot; &quot;;[.I644])-1;LEN([.I644])       )                ));CONCATENATE([.K644];LEFT([.I644];IF(               ISNUMBER(FIND(&quot; &quot;;[.I644]));FIND(&quot; &quot;;[.I644])-1;LEN([.I644])       )                )) );[.J643])" office:value-type="string" office:string-value="" calcext:value-type="error">
            <text:p>#N/A</text:p>
          </table:table-cell>
          <table:table-cell table:formula="of:=VLOOKUP(LEFT([.I644];IF(               ISNUMBER(FIND(&quot; &quot;;[.I644]));FIND(&quot; &quot;;[.I644])-1;LEN([.I64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4]+1" office:value-type="float" office:value="640" calcext:value-type="float">
            <text:p>640</text:p>
          </table:table-cell>
          <table:table-cell table:style-name="ce5" table:formula="of:=IF([.B644]=&quot;&quot;;&quot;&quot;;[.B64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4]=&quot;&quot;;&quot;&quot;;[.F644])" office:value-type="string" office:string-value="n" calcext:value-type="string">
            <text:p>n</text:p>
          </table:table-cell>
          <table:table-cell table:style-name="ce5" table:formula="of:=IF([.G644]=&quot;&quot;;&quot;&quot;;[.G644])" office:value-type="string" office:string-value="k" calcext:value-type="string">
            <text:p>k</text:p>
          </table:table-cell>
          <table:table-cell table:number-columns-repeated="2"/>
          <table:table-cell table:formula="of:=IF([.I645]&lt;&gt;&quot;&quot;;HYPERLINK(CONCATENATE(&quot;file://&quot;;[.$H$2];&quot;/&quot;;[.K645];&quot;/&quot;;LEFT([.I645];IF(               ISNUMBER(FIND(&quot; &quot;;[.I645]));FIND(&quot; &quot;;[.I645])-1;LEN([.I645])       )                ));CONCATENATE([.K645];LEFT([.I645];IF(               ISNUMBER(FIND(&quot; &quot;;[.I645]));FIND(&quot; &quot;;[.I645])-1;LEN([.I645])       )                )) );[.J644])" office:value-type="string" office:string-value="" calcext:value-type="error">
            <text:p>#N/A</text:p>
          </table:table-cell>
          <table:table-cell table:formula="of:=VLOOKUP(LEFT([.I645];IF(               ISNUMBER(FIND(&quot; &quot;;[.I645]));FIND(&quot; &quot;;[.I645])-1;LEN([.I64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5]+1" office:value-type="float" office:value="641" calcext:value-type="float">
            <text:p>641</text:p>
          </table:table-cell>
          <table:table-cell table:style-name="ce5" table:formula="of:=IF([.B645]=&quot;&quot;;&quot;&quot;;[.B64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5]=&quot;&quot;;&quot;&quot;;[.F645])" office:value-type="string" office:string-value="n" calcext:value-type="string">
            <text:p>n</text:p>
          </table:table-cell>
          <table:table-cell table:style-name="ce5" table:formula="of:=IF([.G645]=&quot;&quot;;&quot;&quot;;[.G645])" office:value-type="string" office:string-value="k" calcext:value-type="string">
            <text:p>k</text:p>
          </table:table-cell>
          <table:table-cell table:number-columns-repeated="2"/>
          <table:table-cell table:formula="of:=IF([.I646]&lt;&gt;&quot;&quot;;HYPERLINK(CONCATENATE(&quot;file://&quot;;[.$H$2];&quot;/&quot;;[.K646];&quot;/&quot;;LEFT([.I646];IF(               ISNUMBER(FIND(&quot; &quot;;[.I646]));FIND(&quot; &quot;;[.I646])-1;LEN([.I646])       )                ));CONCATENATE([.K646];LEFT([.I646];IF(               ISNUMBER(FIND(&quot; &quot;;[.I646]));FIND(&quot; &quot;;[.I646])-1;LEN([.I646])       )                )) );[.J645])" office:value-type="string" office:string-value="" calcext:value-type="error">
            <text:p>#N/A</text:p>
          </table:table-cell>
          <table:table-cell table:formula="of:=VLOOKUP(LEFT([.I646];IF(               ISNUMBER(FIND(&quot; &quot;;[.I646]));FIND(&quot; &quot;;[.I646])-1;LEN([.I646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6]+1" office:value-type="float" office:value="642" calcext:value-type="float">
            <text:p>642</text:p>
          </table:table-cell>
          <table:table-cell table:style-name="ce5" table:formula="of:=IF([.B646]=&quot;&quot;;&quot;&quot;;[.B64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6]=&quot;&quot;;&quot;&quot;;[.F646])" office:value-type="string" office:string-value="n" calcext:value-type="string">
            <text:p>n</text:p>
          </table:table-cell>
          <table:table-cell table:style-name="ce5" table:formula="of:=IF([.G646]=&quot;&quot;;&quot;&quot;;[.G646])" office:value-type="string" office:string-value="k" calcext:value-type="string">
            <text:p>k</text:p>
          </table:table-cell>
          <table:table-cell table:number-columns-repeated="2"/>
          <table:table-cell table:formula="of:=IF([.I647]&lt;&gt;&quot;&quot;;HYPERLINK(CONCATENATE(&quot;file://&quot;;[.$H$2];&quot;/&quot;;[.K647];&quot;/&quot;;LEFT([.I647];IF(               ISNUMBER(FIND(&quot; &quot;;[.I647]));FIND(&quot; &quot;;[.I647])-1;LEN([.I647])       )                ));CONCATENATE([.K647];LEFT([.I647];IF(               ISNUMBER(FIND(&quot; &quot;;[.I647]));FIND(&quot; &quot;;[.I647])-1;LEN([.I647])       )                )) );[.J646])" office:value-type="string" office:string-value="" calcext:value-type="error">
            <text:p>#N/A</text:p>
          </table:table-cell>
          <table:table-cell table:formula="of:=VLOOKUP(LEFT([.I647];IF(               ISNUMBER(FIND(&quot; &quot;;[.I647]));FIND(&quot; &quot;;[.I647])-1;LEN([.I647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7]+1" office:value-type="float" office:value="643" calcext:value-type="float">
            <text:p>643</text:p>
          </table:table-cell>
          <table:table-cell table:style-name="ce5" table:formula="of:=IF([.B647]=&quot;&quot;;&quot;&quot;;[.B64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7]=&quot;&quot;;&quot;&quot;;[.F647])" office:value-type="string" office:string-value="n" calcext:value-type="string">
            <text:p>n</text:p>
          </table:table-cell>
          <table:table-cell table:style-name="ce5" table:formula="of:=IF([.G647]=&quot;&quot;;&quot;&quot;;[.G647])" office:value-type="string" office:string-value="k" calcext:value-type="string">
            <text:p>k</text:p>
          </table:table-cell>
          <table:table-cell table:number-columns-repeated="2"/>
          <table:table-cell table:formula="of:=IF([.I648]&lt;&gt;&quot;&quot;;HYPERLINK(CONCATENATE(&quot;file://&quot;;[.$H$2];&quot;/&quot;;[.K648];&quot;/&quot;;LEFT([.I648];IF(               ISNUMBER(FIND(&quot; &quot;;[.I648]));FIND(&quot; &quot;;[.I648])-1;LEN([.I648])       )                ));CONCATENATE([.K648];LEFT([.I648];IF(               ISNUMBER(FIND(&quot; &quot;;[.I648]));FIND(&quot; &quot;;[.I648])-1;LEN([.I648])       )                )) );[.J647])" office:value-type="string" office:string-value="" calcext:value-type="error">
            <text:p>#N/A</text:p>
          </table:table-cell>
          <table:table-cell table:formula="of:=VLOOKUP(LEFT([.I648];IF(               ISNUMBER(FIND(&quot; &quot;;[.I648]));FIND(&quot; &quot;;[.I648])-1;LEN([.I648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8]+1" office:value-type="float" office:value="644" calcext:value-type="float">
            <text:p>644</text:p>
          </table:table-cell>
          <table:table-cell table:style-name="ce5" table:formula="of:=IF([.B648]=&quot;&quot;;&quot;&quot;;[.B64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8]=&quot;&quot;;&quot;&quot;;[.F648])" office:value-type="string" office:string-value="n" calcext:value-type="string">
            <text:p>n</text:p>
          </table:table-cell>
          <table:table-cell table:style-name="ce5" table:formula="of:=IF([.G648]=&quot;&quot;;&quot;&quot;;[.G648])" office:value-type="string" office:string-value="k" calcext:value-type="string">
            <text:p>k</text:p>
          </table:table-cell>
          <table:table-cell table:number-columns-repeated="2"/>
          <table:table-cell table:formula="of:=IF([.I649]&lt;&gt;&quot;&quot;;HYPERLINK(CONCATENATE(&quot;file://&quot;;[.$H$2];&quot;/&quot;;[.K649];&quot;/&quot;;LEFT([.I649];IF(               ISNUMBER(FIND(&quot; &quot;;[.I649]));FIND(&quot; &quot;;[.I649])-1;LEN([.I649])       )                ));CONCATENATE([.K649];LEFT([.I649];IF(               ISNUMBER(FIND(&quot; &quot;;[.I649]));FIND(&quot; &quot;;[.I649])-1;LEN([.I649])       )                )) );[.J648])" office:value-type="string" office:string-value="" calcext:value-type="error">
            <text:p>#N/A</text:p>
          </table:table-cell>
          <table:table-cell table:formula="of:=VLOOKUP(LEFT([.I649];IF(               ISNUMBER(FIND(&quot; &quot;;[.I649]));FIND(&quot; &quot;;[.I649])-1;LEN([.I649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49]+1" office:value-type="float" office:value="645" calcext:value-type="float">
            <text:p>645</text:p>
          </table:table-cell>
          <table:table-cell table:style-name="ce5" table:formula="of:=IF([.B649]=&quot;&quot;;&quot;&quot;;[.B64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49]=&quot;&quot;;&quot;&quot;;[.F649])" office:value-type="string" office:string-value="n" calcext:value-type="string">
            <text:p>n</text:p>
          </table:table-cell>
          <table:table-cell table:style-name="ce5" table:formula="of:=IF([.G649]=&quot;&quot;;&quot;&quot;;[.G649])" office:value-type="string" office:string-value="k" calcext:value-type="string">
            <text:p>k</text:p>
          </table:table-cell>
          <table:table-cell table:number-columns-repeated="2"/>
          <table:table-cell table:formula="of:=IF([.I650]&lt;&gt;&quot;&quot;;HYPERLINK(CONCATENATE(&quot;file://&quot;;[.$H$2];&quot;/&quot;;[.K650];&quot;/&quot;;LEFT([.I650];IF(               ISNUMBER(FIND(&quot; &quot;;[.I650]));FIND(&quot; &quot;;[.I650])-1;LEN([.I650])       )                ));CONCATENATE([.K650];LEFT([.I650];IF(               ISNUMBER(FIND(&quot; &quot;;[.I650]));FIND(&quot; &quot;;[.I650])-1;LEN([.I650])       )                )) );[.J649])" office:value-type="string" office:string-value="" calcext:value-type="error">
            <text:p>#N/A</text:p>
          </table:table-cell>
          <table:table-cell table:formula="of:=VLOOKUP(LEFT([.I650];IF(               ISNUMBER(FIND(&quot; &quot;;[.I650]));FIND(&quot; &quot;;[.I650])-1;LEN([.I650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0]+1" office:value-type="float" office:value="646" calcext:value-type="float">
            <text:p>646</text:p>
          </table:table-cell>
          <table:table-cell table:style-name="ce5" table:formula="of:=IF([.B650]=&quot;&quot;;&quot;&quot;;[.B65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0]=&quot;&quot;;&quot;&quot;;[.F650])" office:value-type="string" office:string-value="n" calcext:value-type="string">
            <text:p>n</text:p>
          </table:table-cell>
          <table:table-cell table:style-name="ce5" table:formula="of:=IF([.G650]=&quot;&quot;;&quot;&quot;;[.G650])" office:value-type="string" office:string-value="k" calcext:value-type="string">
            <text:p>k</text:p>
          </table:table-cell>
          <table:table-cell table:number-columns-repeated="2"/>
          <table:table-cell table:formula="of:=IF([.I651]&lt;&gt;&quot;&quot;;HYPERLINK(CONCATENATE(&quot;file://&quot;;[.$H$2];&quot;/&quot;;[.K651];&quot;/&quot;;LEFT([.I651];IF(               ISNUMBER(FIND(&quot; &quot;;[.I651]));FIND(&quot; &quot;;[.I651])-1;LEN([.I651])       )                ));CONCATENATE([.K651];LEFT([.I651];IF(               ISNUMBER(FIND(&quot; &quot;;[.I651]));FIND(&quot; &quot;;[.I651])-1;LEN([.I651])       )                )) );[.J650])" office:value-type="string" office:string-value="" calcext:value-type="error">
            <text:p>#N/A</text:p>
          </table:table-cell>
          <table:table-cell table:formula="of:=VLOOKUP(LEFT([.I651];IF(               ISNUMBER(FIND(&quot; &quot;;[.I651]));FIND(&quot; &quot;;[.I651])-1;LEN([.I651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1]+1" office:value-type="float" office:value="647" calcext:value-type="float">
            <text:p>647</text:p>
          </table:table-cell>
          <table:table-cell table:style-name="ce5" table:formula="of:=IF([.B651]=&quot;&quot;;&quot;&quot;;[.B65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1]=&quot;&quot;;&quot;&quot;;[.F651])" office:value-type="string" office:string-value="n" calcext:value-type="string">
            <text:p>n</text:p>
          </table:table-cell>
          <table:table-cell table:style-name="ce5" table:formula="of:=IF([.G651]=&quot;&quot;;&quot;&quot;;[.G651])" office:value-type="string" office:string-value="k" calcext:value-type="string">
            <text:p>k</text:p>
          </table:table-cell>
          <table:table-cell table:number-columns-repeated="2"/>
          <table:table-cell table:formula="of:=IF([.I652]&lt;&gt;&quot;&quot;;HYPERLINK(CONCATENATE(&quot;file://&quot;;[.$H$2];&quot;/&quot;;[.K652];&quot;/&quot;;LEFT([.I652];IF(               ISNUMBER(FIND(&quot; &quot;;[.I652]));FIND(&quot; &quot;;[.I652])-1;LEN([.I652])       )                ));CONCATENATE([.K652];LEFT([.I652];IF(               ISNUMBER(FIND(&quot; &quot;;[.I652]));FIND(&quot; &quot;;[.I652])-1;LEN([.I652])       )                )) );[.J651])" office:value-type="string" office:string-value="" calcext:value-type="error">
            <text:p>#N/A</text:p>
          </table:table-cell>
          <table:table-cell table:formula="of:=VLOOKUP(LEFT([.I652];IF(               ISNUMBER(FIND(&quot; &quot;;[.I652]));FIND(&quot; &quot;;[.I652])-1;LEN([.I652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2]+1" office:value-type="float" office:value="648" calcext:value-type="float">
            <text:p>648</text:p>
          </table:table-cell>
          <table:table-cell table:style-name="ce5" table:formula="of:=IF([.B652]=&quot;&quot;;&quot;&quot;;[.B65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2]=&quot;&quot;;&quot;&quot;;[.F652])" office:value-type="string" office:string-value="n" calcext:value-type="string">
            <text:p>n</text:p>
          </table:table-cell>
          <table:table-cell table:style-name="ce5" table:formula="of:=IF([.G652]=&quot;&quot;;&quot;&quot;;[.G652])" office:value-type="string" office:string-value="k" calcext:value-type="string">
            <text:p>k</text:p>
          </table:table-cell>
          <table:table-cell table:number-columns-repeated="2"/>
          <table:table-cell table:formula="of:=IF([.I653]&lt;&gt;&quot;&quot;;HYPERLINK(CONCATENATE(&quot;file://&quot;;[.$H$2];&quot;/&quot;;[.K653];&quot;/&quot;;LEFT([.I653];IF(               ISNUMBER(FIND(&quot; &quot;;[.I653]));FIND(&quot; &quot;;[.I653])-1;LEN([.I653])       )                ));CONCATENATE([.K653];LEFT([.I653];IF(               ISNUMBER(FIND(&quot; &quot;;[.I653]));FIND(&quot; &quot;;[.I653])-1;LEN([.I653])       )                )) );[.J652])" office:value-type="string" office:string-value="" calcext:value-type="error">
            <text:p>#N/A</text:p>
          </table:table-cell>
          <table:table-cell table:formula="of:=VLOOKUP(LEFT([.I653];IF(               ISNUMBER(FIND(&quot; &quot;;[.I653]));FIND(&quot; &quot;;[.I653])-1;LEN([.I653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3]+1" office:value-type="float" office:value="649" calcext:value-type="float">
            <text:p>649</text:p>
          </table:table-cell>
          <table:table-cell table:style-name="ce5" table:formula="of:=IF([.B653]=&quot;&quot;;&quot;&quot;;[.B65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3]=&quot;&quot;;&quot;&quot;;[.F653])" office:value-type="string" office:string-value="n" calcext:value-type="string">
            <text:p>n</text:p>
          </table:table-cell>
          <table:table-cell table:style-name="ce5" table:formula="of:=IF([.G653]=&quot;&quot;;&quot;&quot;;[.G653])" office:value-type="string" office:string-value="k" calcext:value-type="string">
            <text:p>k</text:p>
          </table:table-cell>
          <table:table-cell table:number-columns-repeated="2"/>
          <table:table-cell table:formula="of:=IF([.I654]&lt;&gt;&quot;&quot;;HYPERLINK(CONCATENATE(&quot;file://&quot;;[.$H$2];&quot;/&quot;;[.K654];&quot;/&quot;;LEFT([.I654];IF(               ISNUMBER(FIND(&quot; &quot;;[.I654]));FIND(&quot; &quot;;[.I654])-1;LEN([.I654])       )                ));CONCATENATE([.K654];LEFT([.I654];IF(               ISNUMBER(FIND(&quot; &quot;;[.I654]));FIND(&quot; &quot;;[.I654])-1;LEN([.I654])       )                )) );[.J653])" office:value-type="string" office:string-value="" calcext:value-type="error">
            <text:p>#N/A</text:p>
          </table:table-cell>
          <table:table-cell table:formula="of:=VLOOKUP(LEFT([.I654];IF(               ISNUMBER(FIND(&quot; &quot;;[.I654]));FIND(&quot; &quot;;[.I654])-1;LEN([.I654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4]+1" office:value-type="float" office:value="650" calcext:value-type="float">
            <text:p>650</text:p>
          </table:table-cell>
          <table:table-cell table:style-name="ce5" table:formula="of:=IF([.B654]=&quot;&quot;;&quot;&quot;;[.B65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4]=&quot;&quot;;&quot;&quot;;[.F654])" office:value-type="string" office:string-value="n" calcext:value-type="string">
            <text:p>n</text:p>
          </table:table-cell>
          <table:table-cell table:style-name="ce5" table:formula="of:=IF([.G654]=&quot;&quot;;&quot;&quot;;[.G654])" office:value-type="string" office:string-value="k" calcext:value-type="string">
            <text:p>k</text:p>
          </table:table-cell>
          <table:table-cell table:number-columns-repeated="2"/>
          <table:table-cell table:formula="of:=IF([.I655]&lt;&gt;&quot;&quot;;HYPERLINK(CONCATENATE(&quot;file://&quot;;[.$H$2];&quot;/&quot;;[.K655];&quot;/&quot;;LEFT([.I655];IF(               ISNUMBER(FIND(&quot; &quot;;[.I655]));FIND(&quot; &quot;;[.I655])-1;LEN([.I655])       )                ));CONCATENATE([.K655];LEFT([.I655];IF(               ISNUMBER(FIND(&quot; &quot;;[.I655]));FIND(&quot; &quot;;[.I655])-1;LEN([.I655])       )                )) );[.J654])" office:value-type="string" office:string-value="" calcext:value-type="error">
            <text:p>#N/A</text:p>
          </table:table-cell>
          <table:table-cell table:formula="of:=VLOOKUP(LEFT([.I655];IF(               ISNUMBER(FIND(&quot; &quot;;[.I655]));FIND(&quot; &quot;;[.I655])-1;LEN([.I655])       )                );[Fotografie.$B$1:.$D$405];3;0)" office:value-type="string" office:string-value="" calcext:value-type="error">
            <text:p>#N/A</text:p>
          </table:table-cell>
          <table:table-cell table:number-columns-repeated="1013"/>
        </table:table-row>
        <table:table-row table:style-name="ro1">
          <table:table-cell table:formula="of:=[.A655]+1" office:value-type="float" office:value="651" calcext:value-type="float">
            <text:p>651</text:p>
          </table:table-cell>
          <table:table-cell table:style-name="ce5" table:formula="of:=IF([.B655]=&quot;&quot;;&quot;&quot;;[.B65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5]=&quot;&quot;;&quot;&quot;;[.F655])" office:value-type="string" office:string-value="n" calcext:value-type="string">
            <text:p>n</text:p>
          </table:table-cell>
          <table:table-cell table:style-name="ce5" table:formula="of:=IF([.G655]=&quot;&quot;;&quot;&quot;;[.G65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56]+1" office:value-type="float" office:value="652" calcext:value-type="float">
            <text:p>652</text:p>
          </table:table-cell>
          <table:table-cell table:style-name="ce5" table:formula="of:=IF([.B656]=&quot;&quot;;&quot;&quot;;[.B65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6]=&quot;&quot;;&quot;&quot;;[.F656])" office:value-type="string" office:string-value="n" calcext:value-type="string">
            <text:p>n</text:p>
          </table:table-cell>
          <table:table-cell table:style-name="ce5" table:formula="of:=IF([.G656]=&quot;&quot;;&quot;&quot;;[.G65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57]+1" office:value-type="float" office:value="653" calcext:value-type="float">
            <text:p>653</text:p>
          </table:table-cell>
          <table:table-cell table:style-name="ce5" table:formula="of:=IF([.B657]=&quot;&quot;;&quot;&quot;;[.B65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7]=&quot;&quot;;&quot;&quot;;[.F657])" office:value-type="string" office:string-value="n" calcext:value-type="string">
            <text:p>n</text:p>
          </table:table-cell>
          <table:table-cell table:style-name="ce5" table:formula="of:=IF([.G657]=&quot;&quot;;&quot;&quot;;[.G65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58]+1" office:value-type="float" office:value="654" calcext:value-type="float">
            <text:p>654</text:p>
          </table:table-cell>
          <table:table-cell table:style-name="ce5" table:formula="of:=IF([.B658]=&quot;&quot;;&quot;&quot;;[.B65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8]=&quot;&quot;;&quot;&quot;;[.F658])" office:value-type="string" office:string-value="n" calcext:value-type="string">
            <text:p>n</text:p>
          </table:table-cell>
          <table:table-cell table:style-name="ce5" table:formula="of:=IF([.G658]=&quot;&quot;;&quot;&quot;;[.G65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59]+1" office:value-type="float" office:value="655" calcext:value-type="float">
            <text:p>655</text:p>
          </table:table-cell>
          <table:table-cell table:style-name="ce5" table:formula="of:=IF([.B659]=&quot;&quot;;&quot;&quot;;[.B65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59]=&quot;&quot;;&quot;&quot;;[.F659])" office:value-type="string" office:string-value="n" calcext:value-type="string">
            <text:p>n</text:p>
          </table:table-cell>
          <table:table-cell table:style-name="ce5" table:formula="of:=IF([.G659]=&quot;&quot;;&quot;&quot;;[.G65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0]+1" office:value-type="float" office:value="656" calcext:value-type="float">
            <text:p>656</text:p>
          </table:table-cell>
          <table:table-cell table:style-name="ce5" table:formula="of:=IF([.B660]=&quot;&quot;;&quot;&quot;;[.B66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0]=&quot;&quot;;&quot;&quot;;[.F660])" office:value-type="string" office:string-value="n" calcext:value-type="string">
            <text:p>n</text:p>
          </table:table-cell>
          <table:table-cell table:style-name="ce5" table:formula="of:=IF([.G660]=&quot;&quot;;&quot;&quot;;[.G66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1]+1" office:value-type="float" office:value="657" calcext:value-type="float">
            <text:p>657</text:p>
          </table:table-cell>
          <table:table-cell table:style-name="ce5" table:formula="of:=IF([.B661]=&quot;&quot;;&quot;&quot;;[.B66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1]=&quot;&quot;;&quot;&quot;;[.F661])" office:value-type="string" office:string-value="n" calcext:value-type="string">
            <text:p>n</text:p>
          </table:table-cell>
          <table:table-cell table:style-name="ce5" table:formula="of:=IF([.G661]=&quot;&quot;;&quot;&quot;;[.G66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2]+1" office:value-type="float" office:value="658" calcext:value-type="float">
            <text:p>658</text:p>
          </table:table-cell>
          <table:table-cell table:style-name="ce5" table:formula="of:=IF([.B662]=&quot;&quot;;&quot;&quot;;[.B66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2]=&quot;&quot;;&quot;&quot;;[.F662])" office:value-type="string" office:string-value="n" calcext:value-type="string">
            <text:p>n</text:p>
          </table:table-cell>
          <table:table-cell table:style-name="ce5" table:formula="of:=IF([.G662]=&quot;&quot;;&quot;&quot;;[.G66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3]+1" office:value-type="float" office:value="659" calcext:value-type="float">
            <text:p>659</text:p>
          </table:table-cell>
          <table:table-cell table:style-name="ce5" table:formula="of:=IF([.B663]=&quot;&quot;;&quot;&quot;;[.B66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3]=&quot;&quot;;&quot;&quot;;[.F663])" office:value-type="string" office:string-value="n" calcext:value-type="string">
            <text:p>n</text:p>
          </table:table-cell>
          <table:table-cell table:style-name="ce5" table:formula="of:=IF([.G663]=&quot;&quot;;&quot;&quot;;[.G66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4]+1" office:value-type="float" office:value="660" calcext:value-type="float">
            <text:p>660</text:p>
          </table:table-cell>
          <table:table-cell table:style-name="ce5" table:formula="of:=IF([.B664]=&quot;&quot;;&quot;&quot;;[.B66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4]=&quot;&quot;;&quot;&quot;;[.F664])" office:value-type="string" office:string-value="n" calcext:value-type="string">
            <text:p>n</text:p>
          </table:table-cell>
          <table:table-cell table:style-name="ce5" table:formula="of:=IF([.G664]=&quot;&quot;;&quot;&quot;;[.G66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5]+1" office:value-type="float" office:value="661" calcext:value-type="float">
            <text:p>661</text:p>
          </table:table-cell>
          <table:table-cell table:style-name="ce5" table:formula="of:=IF([.B665]=&quot;&quot;;&quot;&quot;;[.B66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5]=&quot;&quot;;&quot;&quot;;[.F665])" office:value-type="string" office:string-value="n" calcext:value-type="string">
            <text:p>n</text:p>
          </table:table-cell>
          <table:table-cell table:style-name="ce5" table:formula="of:=IF([.G665]=&quot;&quot;;&quot;&quot;;[.G66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6]+1" office:value-type="float" office:value="662" calcext:value-type="float">
            <text:p>662</text:p>
          </table:table-cell>
          <table:table-cell table:style-name="ce5" table:formula="of:=IF([.B666]=&quot;&quot;;&quot;&quot;;[.B66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6]=&quot;&quot;;&quot;&quot;;[.F666])" office:value-type="string" office:string-value="n" calcext:value-type="string">
            <text:p>n</text:p>
          </table:table-cell>
          <table:table-cell table:style-name="ce5" table:formula="of:=IF([.G666]=&quot;&quot;;&quot;&quot;;[.G66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7]+1" office:value-type="float" office:value="663" calcext:value-type="float">
            <text:p>663</text:p>
          </table:table-cell>
          <table:table-cell table:style-name="ce5" table:formula="of:=IF([.B667]=&quot;&quot;;&quot;&quot;;[.B66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7]=&quot;&quot;;&quot;&quot;;[.F667])" office:value-type="string" office:string-value="n" calcext:value-type="string">
            <text:p>n</text:p>
          </table:table-cell>
          <table:table-cell table:style-name="ce5" table:formula="of:=IF([.G667]=&quot;&quot;;&quot;&quot;;[.G66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8]+1" office:value-type="float" office:value="664" calcext:value-type="float">
            <text:p>664</text:p>
          </table:table-cell>
          <table:table-cell table:style-name="ce5" table:formula="of:=IF([.B668]=&quot;&quot;;&quot;&quot;;[.B66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8]=&quot;&quot;;&quot;&quot;;[.F668])" office:value-type="string" office:string-value="n" calcext:value-type="string">
            <text:p>n</text:p>
          </table:table-cell>
          <table:table-cell table:style-name="ce5" table:formula="of:=IF([.G668]=&quot;&quot;;&quot;&quot;;[.G66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69]+1" office:value-type="float" office:value="665" calcext:value-type="float">
            <text:p>665</text:p>
          </table:table-cell>
          <table:table-cell table:style-name="ce5" table:formula="of:=IF([.B669]=&quot;&quot;;&quot;&quot;;[.B66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69]=&quot;&quot;;&quot;&quot;;[.F669])" office:value-type="string" office:string-value="n" calcext:value-type="string">
            <text:p>n</text:p>
          </table:table-cell>
          <table:table-cell table:style-name="ce5" table:formula="of:=IF([.G669]=&quot;&quot;;&quot;&quot;;[.G66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0]+1" office:value-type="float" office:value="666" calcext:value-type="float">
            <text:p>666</text:p>
          </table:table-cell>
          <table:table-cell table:style-name="ce5" table:formula="of:=IF([.B670]=&quot;&quot;;&quot;&quot;;[.B67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0]=&quot;&quot;;&quot;&quot;;[.F670])" office:value-type="string" office:string-value="n" calcext:value-type="string">
            <text:p>n</text:p>
          </table:table-cell>
          <table:table-cell table:style-name="ce5" table:formula="of:=IF([.G670]=&quot;&quot;;&quot;&quot;;[.G67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1]+1" office:value-type="float" office:value="667" calcext:value-type="float">
            <text:p>667</text:p>
          </table:table-cell>
          <table:table-cell table:style-name="ce5" table:formula="of:=IF([.B671]=&quot;&quot;;&quot;&quot;;[.B67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1]=&quot;&quot;;&quot;&quot;;[.F671])" office:value-type="string" office:string-value="n" calcext:value-type="string">
            <text:p>n</text:p>
          </table:table-cell>
          <table:table-cell table:style-name="ce5" table:formula="of:=IF([.G671]=&quot;&quot;;&quot;&quot;;[.G67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2]+1" office:value-type="float" office:value="668" calcext:value-type="float">
            <text:p>668</text:p>
          </table:table-cell>
          <table:table-cell table:style-name="ce5" table:formula="of:=IF([.B672]=&quot;&quot;;&quot;&quot;;[.B67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2]=&quot;&quot;;&quot;&quot;;[.F672])" office:value-type="string" office:string-value="n" calcext:value-type="string">
            <text:p>n</text:p>
          </table:table-cell>
          <table:table-cell table:style-name="ce5" table:formula="of:=IF([.G672]=&quot;&quot;;&quot;&quot;;[.G67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3]+1" office:value-type="float" office:value="669" calcext:value-type="float">
            <text:p>669</text:p>
          </table:table-cell>
          <table:table-cell table:style-name="ce5" table:formula="of:=IF([.B673]=&quot;&quot;;&quot;&quot;;[.B67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3]=&quot;&quot;;&quot;&quot;;[.F673])" office:value-type="string" office:string-value="n" calcext:value-type="string">
            <text:p>n</text:p>
          </table:table-cell>
          <table:table-cell table:style-name="ce5" table:formula="of:=IF([.G673]=&quot;&quot;;&quot;&quot;;[.G67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4]+1" office:value-type="float" office:value="670" calcext:value-type="float">
            <text:p>670</text:p>
          </table:table-cell>
          <table:table-cell table:style-name="ce5" table:formula="of:=IF([.B674]=&quot;&quot;;&quot;&quot;;[.B67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4]=&quot;&quot;;&quot;&quot;;[.F674])" office:value-type="string" office:string-value="n" calcext:value-type="string">
            <text:p>n</text:p>
          </table:table-cell>
          <table:table-cell table:style-name="ce5" table:formula="of:=IF([.G674]=&quot;&quot;;&quot;&quot;;[.G67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5]+1" office:value-type="float" office:value="671" calcext:value-type="float">
            <text:p>671</text:p>
          </table:table-cell>
          <table:table-cell table:style-name="ce5" table:formula="of:=IF([.B675]=&quot;&quot;;&quot;&quot;;[.B67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5]=&quot;&quot;;&quot;&quot;;[.F675])" office:value-type="string" office:string-value="n" calcext:value-type="string">
            <text:p>n</text:p>
          </table:table-cell>
          <table:table-cell table:style-name="ce5" table:formula="of:=IF([.G675]=&quot;&quot;;&quot;&quot;;[.G67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6]+1" office:value-type="float" office:value="672" calcext:value-type="float">
            <text:p>672</text:p>
          </table:table-cell>
          <table:table-cell table:style-name="ce5" table:formula="of:=IF([.B676]=&quot;&quot;;&quot;&quot;;[.B67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6]=&quot;&quot;;&quot;&quot;;[.F676])" office:value-type="string" office:string-value="n" calcext:value-type="string">
            <text:p>n</text:p>
          </table:table-cell>
          <table:table-cell table:style-name="ce5" table:formula="of:=IF([.G676]=&quot;&quot;;&quot;&quot;;[.G67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7]+1" office:value-type="float" office:value="673" calcext:value-type="float">
            <text:p>673</text:p>
          </table:table-cell>
          <table:table-cell table:style-name="ce5" table:formula="of:=IF([.B677]=&quot;&quot;;&quot;&quot;;[.B67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7]=&quot;&quot;;&quot;&quot;;[.F677])" office:value-type="string" office:string-value="n" calcext:value-type="string">
            <text:p>n</text:p>
          </table:table-cell>
          <table:table-cell table:style-name="ce5" table:formula="of:=IF([.G677]=&quot;&quot;;&quot;&quot;;[.G67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8]+1" office:value-type="float" office:value="674" calcext:value-type="float">
            <text:p>674</text:p>
          </table:table-cell>
          <table:table-cell table:style-name="ce5" table:formula="of:=IF([.B678]=&quot;&quot;;&quot;&quot;;[.B67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8]=&quot;&quot;;&quot;&quot;;[.F678])" office:value-type="string" office:string-value="n" calcext:value-type="string">
            <text:p>n</text:p>
          </table:table-cell>
          <table:table-cell table:style-name="ce5" table:formula="of:=IF([.G678]=&quot;&quot;;&quot;&quot;;[.G67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79]+1" office:value-type="float" office:value="675" calcext:value-type="float">
            <text:p>675</text:p>
          </table:table-cell>
          <table:table-cell table:style-name="ce5" table:formula="of:=IF([.B679]=&quot;&quot;;&quot;&quot;;[.B67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79]=&quot;&quot;;&quot;&quot;;[.F679])" office:value-type="string" office:string-value="n" calcext:value-type="string">
            <text:p>n</text:p>
          </table:table-cell>
          <table:table-cell table:style-name="ce5" table:formula="of:=IF([.G679]=&quot;&quot;;&quot;&quot;;[.G67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0]+1" office:value-type="float" office:value="676" calcext:value-type="float">
            <text:p>676</text:p>
          </table:table-cell>
          <table:table-cell table:style-name="ce5" table:formula="of:=IF([.B680]=&quot;&quot;;&quot;&quot;;[.B68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0]=&quot;&quot;;&quot;&quot;;[.F680])" office:value-type="string" office:string-value="n" calcext:value-type="string">
            <text:p>n</text:p>
          </table:table-cell>
          <table:table-cell table:style-name="ce5" table:formula="of:=IF([.G680]=&quot;&quot;;&quot;&quot;;[.G68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1]+1" office:value-type="float" office:value="677" calcext:value-type="float">
            <text:p>677</text:p>
          </table:table-cell>
          <table:table-cell table:style-name="ce5" table:formula="of:=IF([.B681]=&quot;&quot;;&quot;&quot;;[.B68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1]=&quot;&quot;;&quot;&quot;;[.F681])" office:value-type="string" office:string-value="n" calcext:value-type="string">
            <text:p>n</text:p>
          </table:table-cell>
          <table:table-cell table:style-name="ce5" table:formula="of:=IF([.G681]=&quot;&quot;;&quot;&quot;;[.G68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2]+1" office:value-type="float" office:value="678" calcext:value-type="float">
            <text:p>678</text:p>
          </table:table-cell>
          <table:table-cell table:style-name="ce5" table:formula="of:=IF([.B682]=&quot;&quot;;&quot;&quot;;[.B68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2]=&quot;&quot;;&quot;&quot;;[.F682])" office:value-type="string" office:string-value="n" calcext:value-type="string">
            <text:p>n</text:p>
          </table:table-cell>
          <table:table-cell table:style-name="ce5" table:formula="of:=IF([.G682]=&quot;&quot;;&quot;&quot;;[.G68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3]+1" office:value-type="float" office:value="679" calcext:value-type="float">
            <text:p>679</text:p>
          </table:table-cell>
          <table:table-cell table:style-name="ce5" table:formula="of:=IF([.B683]=&quot;&quot;;&quot;&quot;;[.B68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3]=&quot;&quot;;&quot;&quot;;[.F683])" office:value-type="string" office:string-value="n" calcext:value-type="string">
            <text:p>n</text:p>
          </table:table-cell>
          <table:table-cell table:style-name="ce5" table:formula="of:=IF([.G683]=&quot;&quot;;&quot;&quot;;[.G68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4]+1" office:value-type="float" office:value="680" calcext:value-type="float">
            <text:p>680</text:p>
          </table:table-cell>
          <table:table-cell table:style-name="ce5" table:formula="of:=IF([.B684]=&quot;&quot;;&quot;&quot;;[.B68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4]=&quot;&quot;;&quot;&quot;;[.F684])" office:value-type="string" office:string-value="n" calcext:value-type="string">
            <text:p>n</text:p>
          </table:table-cell>
          <table:table-cell table:style-name="ce5" table:formula="of:=IF([.G684]=&quot;&quot;;&quot;&quot;;[.G68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5]+1" office:value-type="float" office:value="681" calcext:value-type="float">
            <text:p>681</text:p>
          </table:table-cell>
          <table:table-cell table:style-name="ce5" table:formula="of:=IF([.B685]=&quot;&quot;;&quot;&quot;;[.B68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5]=&quot;&quot;;&quot;&quot;;[.F685])" office:value-type="string" office:string-value="n" calcext:value-type="string">
            <text:p>n</text:p>
          </table:table-cell>
          <table:table-cell table:style-name="ce5" table:formula="of:=IF([.G685]=&quot;&quot;;&quot;&quot;;[.G68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6]+1" office:value-type="float" office:value="682" calcext:value-type="float">
            <text:p>682</text:p>
          </table:table-cell>
          <table:table-cell table:style-name="ce5" table:formula="of:=IF([.B686]=&quot;&quot;;&quot;&quot;;[.B68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6]=&quot;&quot;;&quot;&quot;;[.F686])" office:value-type="string" office:string-value="n" calcext:value-type="string">
            <text:p>n</text:p>
          </table:table-cell>
          <table:table-cell table:style-name="ce5" table:formula="of:=IF([.G686]=&quot;&quot;;&quot;&quot;;[.G68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7]+1" office:value-type="float" office:value="683" calcext:value-type="float">
            <text:p>683</text:p>
          </table:table-cell>
          <table:table-cell table:style-name="ce5" table:formula="of:=IF([.B687]=&quot;&quot;;&quot;&quot;;[.B68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7]=&quot;&quot;;&quot;&quot;;[.F687])" office:value-type="string" office:string-value="n" calcext:value-type="string">
            <text:p>n</text:p>
          </table:table-cell>
          <table:table-cell table:style-name="ce5" table:formula="of:=IF([.G687]=&quot;&quot;;&quot;&quot;;[.G68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8]+1" office:value-type="float" office:value="684" calcext:value-type="float">
            <text:p>684</text:p>
          </table:table-cell>
          <table:table-cell table:style-name="ce5" table:formula="of:=IF([.B688]=&quot;&quot;;&quot;&quot;;[.B68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8]=&quot;&quot;;&quot;&quot;;[.F688])" office:value-type="string" office:string-value="n" calcext:value-type="string">
            <text:p>n</text:p>
          </table:table-cell>
          <table:table-cell table:style-name="ce5" table:formula="of:=IF([.G688]=&quot;&quot;;&quot;&quot;;[.G68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89]+1" office:value-type="float" office:value="685" calcext:value-type="float">
            <text:p>685</text:p>
          </table:table-cell>
          <table:table-cell table:style-name="ce5" table:formula="of:=IF([.B689]=&quot;&quot;;&quot;&quot;;[.B68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89]=&quot;&quot;;&quot;&quot;;[.F689])" office:value-type="string" office:string-value="n" calcext:value-type="string">
            <text:p>n</text:p>
          </table:table-cell>
          <table:table-cell table:style-name="ce5" table:formula="of:=IF([.G689]=&quot;&quot;;&quot;&quot;;[.G68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0]+1" office:value-type="float" office:value="686" calcext:value-type="float">
            <text:p>686</text:p>
          </table:table-cell>
          <table:table-cell table:style-name="ce5" table:formula="of:=IF([.B690]=&quot;&quot;;&quot;&quot;;[.B69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0]=&quot;&quot;;&quot;&quot;;[.F690])" office:value-type="string" office:string-value="n" calcext:value-type="string">
            <text:p>n</text:p>
          </table:table-cell>
          <table:table-cell table:style-name="ce5" table:formula="of:=IF([.G690]=&quot;&quot;;&quot;&quot;;[.G69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1]+1" office:value-type="float" office:value="687" calcext:value-type="float">
            <text:p>687</text:p>
          </table:table-cell>
          <table:table-cell table:style-name="ce5" table:formula="of:=IF([.B691]=&quot;&quot;;&quot;&quot;;[.B69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1]=&quot;&quot;;&quot;&quot;;[.F691])" office:value-type="string" office:string-value="n" calcext:value-type="string">
            <text:p>n</text:p>
          </table:table-cell>
          <table:table-cell table:style-name="ce5" table:formula="of:=IF([.G691]=&quot;&quot;;&quot;&quot;;[.G69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2]+1" office:value-type="float" office:value="688" calcext:value-type="float">
            <text:p>688</text:p>
          </table:table-cell>
          <table:table-cell table:style-name="ce5" table:formula="of:=IF([.B692]=&quot;&quot;;&quot;&quot;;[.B69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2]=&quot;&quot;;&quot;&quot;;[.F692])" office:value-type="string" office:string-value="n" calcext:value-type="string">
            <text:p>n</text:p>
          </table:table-cell>
          <table:table-cell table:style-name="ce5" table:formula="of:=IF([.G692]=&quot;&quot;;&quot;&quot;;[.G69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3]+1" office:value-type="float" office:value="689" calcext:value-type="float">
            <text:p>689</text:p>
          </table:table-cell>
          <table:table-cell table:style-name="ce5" table:formula="of:=IF([.B693]=&quot;&quot;;&quot;&quot;;[.B69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3]=&quot;&quot;;&quot;&quot;;[.F693])" office:value-type="string" office:string-value="n" calcext:value-type="string">
            <text:p>n</text:p>
          </table:table-cell>
          <table:table-cell table:style-name="ce5" table:formula="of:=IF([.G693]=&quot;&quot;;&quot;&quot;;[.G69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4]+1" office:value-type="float" office:value="690" calcext:value-type="float">
            <text:p>690</text:p>
          </table:table-cell>
          <table:table-cell table:style-name="ce5" table:formula="of:=IF([.B694]=&quot;&quot;;&quot;&quot;;[.B69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4]=&quot;&quot;;&quot;&quot;;[.F694])" office:value-type="string" office:string-value="n" calcext:value-type="string">
            <text:p>n</text:p>
          </table:table-cell>
          <table:table-cell table:style-name="ce5" table:formula="of:=IF([.G694]=&quot;&quot;;&quot;&quot;;[.G69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5]+1" office:value-type="float" office:value="691" calcext:value-type="float">
            <text:p>691</text:p>
          </table:table-cell>
          <table:table-cell table:style-name="ce5" table:formula="of:=IF([.B695]=&quot;&quot;;&quot;&quot;;[.B69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5]=&quot;&quot;;&quot;&quot;;[.F695])" office:value-type="string" office:string-value="n" calcext:value-type="string">
            <text:p>n</text:p>
          </table:table-cell>
          <table:table-cell table:style-name="ce5" table:formula="of:=IF([.G695]=&quot;&quot;;&quot;&quot;;[.G69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6]+1" office:value-type="float" office:value="692" calcext:value-type="float">
            <text:p>692</text:p>
          </table:table-cell>
          <table:table-cell table:style-name="ce5" table:formula="of:=IF([.B696]=&quot;&quot;;&quot;&quot;;[.B69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6]=&quot;&quot;;&quot;&quot;;[.F696])" office:value-type="string" office:string-value="n" calcext:value-type="string">
            <text:p>n</text:p>
          </table:table-cell>
          <table:table-cell table:style-name="ce5" table:formula="of:=IF([.G696]=&quot;&quot;;&quot;&quot;;[.G69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7]+1" office:value-type="float" office:value="693" calcext:value-type="float">
            <text:p>693</text:p>
          </table:table-cell>
          <table:table-cell table:style-name="ce5" table:formula="of:=IF([.B697]=&quot;&quot;;&quot;&quot;;[.B69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7]=&quot;&quot;;&quot;&quot;;[.F697])" office:value-type="string" office:string-value="n" calcext:value-type="string">
            <text:p>n</text:p>
          </table:table-cell>
          <table:table-cell table:style-name="ce5" table:formula="of:=IF([.G697]=&quot;&quot;;&quot;&quot;;[.G69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8]+1" office:value-type="float" office:value="694" calcext:value-type="float">
            <text:p>694</text:p>
          </table:table-cell>
          <table:table-cell table:style-name="ce5" table:formula="of:=IF([.B698]=&quot;&quot;;&quot;&quot;;[.B69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8]=&quot;&quot;;&quot;&quot;;[.F698])" office:value-type="string" office:string-value="n" calcext:value-type="string">
            <text:p>n</text:p>
          </table:table-cell>
          <table:table-cell table:style-name="ce5" table:formula="of:=IF([.G698]=&quot;&quot;;&quot;&quot;;[.G69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699]+1" office:value-type="float" office:value="695" calcext:value-type="float">
            <text:p>695</text:p>
          </table:table-cell>
          <table:table-cell table:style-name="ce5" table:formula="of:=IF([.B699]=&quot;&quot;;&quot;&quot;;[.B69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699]=&quot;&quot;;&quot;&quot;;[.F699])" office:value-type="string" office:string-value="n" calcext:value-type="string">
            <text:p>n</text:p>
          </table:table-cell>
          <table:table-cell table:style-name="ce5" table:formula="of:=IF([.G699]=&quot;&quot;;&quot;&quot;;[.G69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0]+1" office:value-type="float" office:value="696" calcext:value-type="float">
            <text:p>696</text:p>
          </table:table-cell>
          <table:table-cell table:style-name="ce5" table:formula="of:=IF([.B700]=&quot;&quot;;&quot;&quot;;[.B70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0]=&quot;&quot;;&quot;&quot;;[.F700])" office:value-type="string" office:string-value="n" calcext:value-type="string">
            <text:p>n</text:p>
          </table:table-cell>
          <table:table-cell table:style-name="ce5" table:formula="of:=IF([.G700]=&quot;&quot;;&quot;&quot;;[.G70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1]+1" office:value-type="float" office:value="697" calcext:value-type="float">
            <text:p>697</text:p>
          </table:table-cell>
          <table:table-cell table:style-name="ce5" table:formula="of:=IF([.B701]=&quot;&quot;;&quot;&quot;;[.B70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1]=&quot;&quot;;&quot;&quot;;[.F701])" office:value-type="string" office:string-value="n" calcext:value-type="string">
            <text:p>n</text:p>
          </table:table-cell>
          <table:table-cell table:style-name="ce5" table:formula="of:=IF([.G701]=&quot;&quot;;&quot;&quot;;[.G70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2]+1" office:value-type="float" office:value="698" calcext:value-type="float">
            <text:p>698</text:p>
          </table:table-cell>
          <table:table-cell table:style-name="ce5" table:formula="of:=IF([.B702]=&quot;&quot;;&quot;&quot;;[.B70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2]=&quot;&quot;;&quot;&quot;;[.F702])" office:value-type="string" office:string-value="n" calcext:value-type="string">
            <text:p>n</text:p>
          </table:table-cell>
          <table:table-cell table:style-name="ce5" table:formula="of:=IF([.G702]=&quot;&quot;;&quot;&quot;;[.G70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3]+1" office:value-type="float" office:value="699" calcext:value-type="float">
            <text:p>699</text:p>
          </table:table-cell>
          <table:table-cell table:style-name="ce5" table:formula="of:=IF([.B703]=&quot;&quot;;&quot;&quot;;[.B70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3]=&quot;&quot;;&quot;&quot;;[.F703])" office:value-type="string" office:string-value="n" calcext:value-type="string">
            <text:p>n</text:p>
          </table:table-cell>
          <table:table-cell table:style-name="ce5" table:formula="of:=IF([.G703]=&quot;&quot;;&quot;&quot;;[.G70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4]+1" office:value-type="float" office:value="700" calcext:value-type="float">
            <text:p>700</text:p>
          </table:table-cell>
          <table:table-cell table:style-name="ce5" table:formula="of:=IF([.B704]=&quot;&quot;;&quot;&quot;;[.B70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4]=&quot;&quot;;&quot;&quot;;[.F704])" office:value-type="string" office:string-value="n" calcext:value-type="string">
            <text:p>n</text:p>
          </table:table-cell>
          <table:table-cell table:style-name="ce5" table:formula="of:=IF([.G704]=&quot;&quot;;&quot;&quot;;[.G70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5]+1" office:value-type="float" office:value="701" calcext:value-type="float">
            <text:p>701</text:p>
          </table:table-cell>
          <table:table-cell table:style-name="ce5" table:formula="of:=IF([.B705]=&quot;&quot;;&quot;&quot;;[.B70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5]=&quot;&quot;;&quot;&quot;;[.F705])" office:value-type="string" office:string-value="n" calcext:value-type="string">
            <text:p>n</text:p>
          </table:table-cell>
          <table:table-cell table:style-name="ce5" table:formula="of:=IF([.G705]=&quot;&quot;;&quot;&quot;;[.G70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6]+1" office:value-type="float" office:value="702" calcext:value-type="float">
            <text:p>702</text:p>
          </table:table-cell>
          <table:table-cell table:style-name="ce5" table:formula="of:=IF([.B706]=&quot;&quot;;&quot;&quot;;[.B70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6]=&quot;&quot;;&quot;&quot;;[.F706])" office:value-type="string" office:string-value="n" calcext:value-type="string">
            <text:p>n</text:p>
          </table:table-cell>
          <table:table-cell table:style-name="ce5" table:formula="of:=IF([.G706]=&quot;&quot;;&quot;&quot;;[.G70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7]+1" office:value-type="float" office:value="703" calcext:value-type="float">
            <text:p>703</text:p>
          </table:table-cell>
          <table:table-cell table:style-name="ce5" table:formula="of:=IF([.B707]=&quot;&quot;;&quot;&quot;;[.B70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7]=&quot;&quot;;&quot;&quot;;[.F707])" office:value-type="string" office:string-value="n" calcext:value-type="string">
            <text:p>n</text:p>
          </table:table-cell>
          <table:table-cell table:style-name="ce5" table:formula="of:=IF([.G707]=&quot;&quot;;&quot;&quot;;[.G70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8]+1" office:value-type="float" office:value="704" calcext:value-type="float">
            <text:p>704</text:p>
          </table:table-cell>
          <table:table-cell table:style-name="ce5" table:formula="of:=IF([.B708]=&quot;&quot;;&quot;&quot;;[.B70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8]=&quot;&quot;;&quot;&quot;;[.F708])" office:value-type="string" office:string-value="n" calcext:value-type="string">
            <text:p>n</text:p>
          </table:table-cell>
          <table:table-cell table:style-name="ce5" table:formula="of:=IF([.G708]=&quot;&quot;;&quot;&quot;;[.G70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09]+1" office:value-type="float" office:value="705" calcext:value-type="float">
            <text:p>705</text:p>
          </table:table-cell>
          <table:table-cell table:style-name="ce5" table:formula="of:=IF([.B709]=&quot;&quot;;&quot;&quot;;[.B70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09]=&quot;&quot;;&quot;&quot;;[.F709])" office:value-type="string" office:string-value="n" calcext:value-type="string">
            <text:p>n</text:p>
          </table:table-cell>
          <table:table-cell table:style-name="ce5" table:formula="of:=IF([.G709]=&quot;&quot;;&quot;&quot;;[.G70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0]+1" office:value-type="float" office:value="706" calcext:value-type="float">
            <text:p>706</text:p>
          </table:table-cell>
          <table:table-cell table:style-name="ce5" table:formula="of:=IF([.B710]=&quot;&quot;;&quot;&quot;;[.B71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0]=&quot;&quot;;&quot;&quot;;[.F710])" office:value-type="string" office:string-value="n" calcext:value-type="string">
            <text:p>n</text:p>
          </table:table-cell>
          <table:table-cell table:style-name="ce5" table:formula="of:=IF([.G710]=&quot;&quot;;&quot;&quot;;[.G71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1]+1" office:value-type="float" office:value="707" calcext:value-type="float">
            <text:p>707</text:p>
          </table:table-cell>
          <table:table-cell table:style-name="ce5" table:formula="of:=IF([.B711]=&quot;&quot;;&quot;&quot;;[.B71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1]=&quot;&quot;;&quot;&quot;;[.F711])" office:value-type="string" office:string-value="n" calcext:value-type="string">
            <text:p>n</text:p>
          </table:table-cell>
          <table:table-cell table:style-name="ce5" table:formula="of:=IF([.G711]=&quot;&quot;;&quot;&quot;;[.G71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2]+1" office:value-type="float" office:value="708" calcext:value-type="float">
            <text:p>708</text:p>
          </table:table-cell>
          <table:table-cell table:style-name="ce5" table:formula="of:=IF([.B712]=&quot;&quot;;&quot;&quot;;[.B71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2]=&quot;&quot;;&quot;&quot;;[.F712])" office:value-type="string" office:string-value="n" calcext:value-type="string">
            <text:p>n</text:p>
          </table:table-cell>
          <table:table-cell table:style-name="ce5" table:formula="of:=IF([.G712]=&quot;&quot;;&quot;&quot;;[.G71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3]+1" office:value-type="float" office:value="709" calcext:value-type="float">
            <text:p>709</text:p>
          </table:table-cell>
          <table:table-cell table:style-name="ce5" table:formula="of:=IF([.B713]=&quot;&quot;;&quot;&quot;;[.B71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3]=&quot;&quot;;&quot;&quot;;[.F713])" office:value-type="string" office:string-value="n" calcext:value-type="string">
            <text:p>n</text:p>
          </table:table-cell>
          <table:table-cell table:style-name="ce5" table:formula="of:=IF([.G713]=&quot;&quot;;&quot;&quot;;[.G71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4]+1" office:value-type="float" office:value="710" calcext:value-type="float">
            <text:p>710</text:p>
          </table:table-cell>
          <table:table-cell table:style-name="ce5" table:formula="of:=IF([.B714]=&quot;&quot;;&quot;&quot;;[.B71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4]=&quot;&quot;;&quot;&quot;;[.F714])" office:value-type="string" office:string-value="n" calcext:value-type="string">
            <text:p>n</text:p>
          </table:table-cell>
          <table:table-cell table:style-name="ce5" table:formula="of:=IF([.G714]=&quot;&quot;;&quot;&quot;;[.G71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5]+1" office:value-type="float" office:value="711" calcext:value-type="float">
            <text:p>711</text:p>
          </table:table-cell>
          <table:table-cell table:style-name="ce5" table:formula="of:=IF([.B715]=&quot;&quot;;&quot;&quot;;[.B71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5]=&quot;&quot;;&quot;&quot;;[.F715])" office:value-type="string" office:string-value="n" calcext:value-type="string">
            <text:p>n</text:p>
          </table:table-cell>
          <table:table-cell table:style-name="ce5" table:formula="of:=IF([.G715]=&quot;&quot;;&quot;&quot;;[.G71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6]+1" office:value-type="float" office:value="712" calcext:value-type="float">
            <text:p>712</text:p>
          </table:table-cell>
          <table:table-cell table:style-name="ce5" table:formula="of:=IF([.B716]=&quot;&quot;;&quot;&quot;;[.B71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6]=&quot;&quot;;&quot;&quot;;[.F716])" office:value-type="string" office:string-value="n" calcext:value-type="string">
            <text:p>n</text:p>
          </table:table-cell>
          <table:table-cell table:style-name="ce5" table:formula="of:=IF([.G716]=&quot;&quot;;&quot;&quot;;[.G71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7]+1" office:value-type="float" office:value="713" calcext:value-type="float">
            <text:p>713</text:p>
          </table:table-cell>
          <table:table-cell table:style-name="ce5" table:formula="of:=IF([.B717]=&quot;&quot;;&quot;&quot;;[.B71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7]=&quot;&quot;;&quot;&quot;;[.F717])" office:value-type="string" office:string-value="n" calcext:value-type="string">
            <text:p>n</text:p>
          </table:table-cell>
          <table:table-cell table:style-name="ce5" table:formula="of:=IF([.G717]=&quot;&quot;;&quot;&quot;;[.G71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8]+1" office:value-type="float" office:value="714" calcext:value-type="float">
            <text:p>714</text:p>
          </table:table-cell>
          <table:table-cell table:style-name="ce5" table:formula="of:=IF([.B718]=&quot;&quot;;&quot;&quot;;[.B71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8]=&quot;&quot;;&quot;&quot;;[.F718])" office:value-type="string" office:string-value="n" calcext:value-type="string">
            <text:p>n</text:p>
          </table:table-cell>
          <table:table-cell table:style-name="ce5" table:formula="of:=IF([.G718]=&quot;&quot;;&quot;&quot;;[.G71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19]+1" office:value-type="float" office:value="715" calcext:value-type="float">
            <text:p>715</text:p>
          </table:table-cell>
          <table:table-cell table:style-name="ce5" table:formula="of:=IF([.B719]=&quot;&quot;;&quot;&quot;;[.B71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19]=&quot;&quot;;&quot;&quot;;[.F719])" office:value-type="string" office:string-value="n" calcext:value-type="string">
            <text:p>n</text:p>
          </table:table-cell>
          <table:table-cell table:style-name="ce5" table:formula="of:=IF([.G719]=&quot;&quot;;&quot;&quot;;[.G71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0]+1" office:value-type="float" office:value="716" calcext:value-type="float">
            <text:p>716</text:p>
          </table:table-cell>
          <table:table-cell table:style-name="ce5" table:formula="of:=IF([.B720]=&quot;&quot;;&quot;&quot;;[.B72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0]=&quot;&quot;;&quot;&quot;;[.F720])" office:value-type="string" office:string-value="n" calcext:value-type="string">
            <text:p>n</text:p>
          </table:table-cell>
          <table:table-cell table:style-name="ce5" table:formula="of:=IF([.G720]=&quot;&quot;;&quot;&quot;;[.G72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1]+1" office:value-type="float" office:value="717" calcext:value-type="float">
            <text:p>717</text:p>
          </table:table-cell>
          <table:table-cell table:style-name="ce5" table:formula="of:=IF([.B721]=&quot;&quot;;&quot;&quot;;[.B72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1]=&quot;&quot;;&quot;&quot;;[.F721])" office:value-type="string" office:string-value="n" calcext:value-type="string">
            <text:p>n</text:p>
          </table:table-cell>
          <table:table-cell table:style-name="ce5" table:formula="of:=IF([.G721]=&quot;&quot;;&quot;&quot;;[.G72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2]+1" office:value-type="float" office:value="718" calcext:value-type="float">
            <text:p>718</text:p>
          </table:table-cell>
          <table:table-cell table:style-name="ce5" table:formula="of:=IF([.B722]=&quot;&quot;;&quot;&quot;;[.B72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2]=&quot;&quot;;&quot;&quot;;[.F722])" office:value-type="string" office:string-value="n" calcext:value-type="string">
            <text:p>n</text:p>
          </table:table-cell>
          <table:table-cell table:style-name="ce5" table:formula="of:=IF([.G722]=&quot;&quot;;&quot;&quot;;[.G72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3]+1" office:value-type="float" office:value="719" calcext:value-type="float">
            <text:p>719</text:p>
          </table:table-cell>
          <table:table-cell table:style-name="ce5" table:formula="of:=IF([.B723]=&quot;&quot;;&quot;&quot;;[.B72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3]=&quot;&quot;;&quot;&quot;;[.F723])" office:value-type="string" office:string-value="n" calcext:value-type="string">
            <text:p>n</text:p>
          </table:table-cell>
          <table:table-cell table:style-name="ce5" table:formula="of:=IF([.G723]=&quot;&quot;;&quot;&quot;;[.G72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4]+1" office:value-type="float" office:value="720" calcext:value-type="float">
            <text:p>720</text:p>
          </table:table-cell>
          <table:table-cell table:style-name="ce5" table:formula="of:=IF([.B724]=&quot;&quot;;&quot;&quot;;[.B72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4]=&quot;&quot;;&quot;&quot;;[.F724])" office:value-type="string" office:string-value="n" calcext:value-type="string">
            <text:p>n</text:p>
          </table:table-cell>
          <table:table-cell table:style-name="ce5" table:formula="of:=IF([.G724]=&quot;&quot;;&quot;&quot;;[.G72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5]+1" office:value-type="float" office:value="721" calcext:value-type="float">
            <text:p>721</text:p>
          </table:table-cell>
          <table:table-cell table:style-name="ce5" table:formula="of:=IF([.B725]=&quot;&quot;;&quot;&quot;;[.B72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5]=&quot;&quot;;&quot;&quot;;[.F725])" office:value-type="string" office:string-value="n" calcext:value-type="string">
            <text:p>n</text:p>
          </table:table-cell>
          <table:table-cell table:style-name="ce5" table:formula="of:=IF([.G725]=&quot;&quot;;&quot;&quot;;[.G72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6]+1" office:value-type="float" office:value="722" calcext:value-type="float">
            <text:p>722</text:p>
          </table:table-cell>
          <table:table-cell table:style-name="ce5" table:formula="of:=IF([.B726]=&quot;&quot;;&quot;&quot;;[.B72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6]=&quot;&quot;;&quot;&quot;;[.F726])" office:value-type="string" office:string-value="n" calcext:value-type="string">
            <text:p>n</text:p>
          </table:table-cell>
          <table:table-cell table:style-name="ce5" table:formula="of:=IF([.G726]=&quot;&quot;;&quot;&quot;;[.G72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7]+1" office:value-type="float" office:value="723" calcext:value-type="float">
            <text:p>723</text:p>
          </table:table-cell>
          <table:table-cell table:style-name="ce5" table:formula="of:=IF([.B727]=&quot;&quot;;&quot;&quot;;[.B72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7]=&quot;&quot;;&quot;&quot;;[.F727])" office:value-type="string" office:string-value="n" calcext:value-type="string">
            <text:p>n</text:p>
          </table:table-cell>
          <table:table-cell table:style-name="ce5" table:formula="of:=IF([.G727]=&quot;&quot;;&quot;&quot;;[.G72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8]+1" office:value-type="float" office:value="724" calcext:value-type="float">
            <text:p>724</text:p>
          </table:table-cell>
          <table:table-cell table:style-name="ce5" table:formula="of:=IF([.B728]=&quot;&quot;;&quot;&quot;;[.B72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8]=&quot;&quot;;&quot;&quot;;[.F728])" office:value-type="string" office:string-value="n" calcext:value-type="string">
            <text:p>n</text:p>
          </table:table-cell>
          <table:table-cell table:style-name="ce5" table:formula="of:=IF([.G728]=&quot;&quot;;&quot;&quot;;[.G72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29]+1" office:value-type="float" office:value="725" calcext:value-type="float">
            <text:p>725</text:p>
          </table:table-cell>
          <table:table-cell table:style-name="ce5" table:formula="of:=IF([.B729]=&quot;&quot;;&quot;&quot;;[.B72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29]=&quot;&quot;;&quot;&quot;;[.F729])" office:value-type="string" office:string-value="n" calcext:value-type="string">
            <text:p>n</text:p>
          </table:table-cell>
          <table:table-cell table:style-name="ce5" table:formula="of:=IF([.G729]=&quot;&quot;;&quot;&quot;;[.G72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0]+1" office:value-type="float" office:value="726" calcext:value-type="float">
            <text:p>726</text:p>
          </table:table-cell>
          <table:table-cell table:style-name="ce5" table:formula="of:=IF([.B730]=&quot;&quot;;&quot;&quot;;[.B73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0]=&quot;&quot;;&quot;&quot;;[.F730])" office:value-type="string" office:string-value="n" calcext:value-type="string">
            <text:p>n</text:p>
          </table:table-cell>
          <table:table-cell table:style-name="ce5" table:formula="of:=IF([.G730]=&quot;&quot;;&quot;&quot;;[.G73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1]+1" office:value-type="float" office:value="727" calcext:value-type="float">
            <text:p>727</text:p>
          </table:table-cell>
          <table:table-cell table:style-name="ce5" table:formula="of:=IF([.B731]=&quot;&quot;;&quot;&quot;;[.B73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1]=&quot;&quot;;&quot;&quot;;[.F731])" office:value-type="string" office:string-value="n" calcext:value-type="string">
            <text:p>n</text:p>
          </table:table-cell>
          <table:table-cell table:style-name="ce5" table:formula="of:=IF([.G731]=&quot;&quot;;&quot;&quot;;[.G73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2]+1" office:value-type="float" office:value="728" calcext:value-type="float">
            <text:p>728</text:p>
          </table:table-cell>
          <table:table-cell table:style-name="ce5" table:formula="of:=IF([.B732]=&quot;&quot;;&quot;&quot;;[.B73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2]=&quot;&quot;;&quot;&quot;;[.F732])" office:value-type="string" office:string-value="n" calcext:value-type="string">
            <text:p>n</text:p>
          </table:table-cell>
          <table:table-cell table:style-name="ce5" table:formula="of:=IF([.G732]=&quot;&quot;;&quot;&quot;;[.G73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3]+1" office:value-type="float" office:value="729" calcext:value-type="float">
            <text:p>729</text:p>
          </table:table-cell>
          <table:table-cell table:style-name="ce5" table:formula="of:=IF([.B733]=&quot;&quot;;&quot;&quot;;[.B73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3]=&quot;&quot;;&quot;&quot;;[.F733])" office:value-type="string" office:string-value="n" calcext:value-type="string">
            <text:p>n</text:p>
          </table:table-cell>
          <table:table-cell table:style-name="ce5" table:formula="of:=IF([.G733]=&quot;&quot;;&quot;&quot;;[.G73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4]+1" office:value-type="float" office:value="730" calcext:value-type="float">
            <text:p>730</text:p>
          </table:table-cell>
          <table:table-cell table:style-name="ce5" table:formula="of:=IF([.B734]=&quot;&quot;;&quot;&quot;;[.B73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4]=&quot;&quot;;&quot;&quot;;[.F734])" office:value-type="string" office:string-value="n" calcext:value-type="string">
            <text:p>n</text:p>
          </table:table-cell>
          <table:table-cell table:style-name="ce5" table:formula="of:=IF([.G734]=&quot;&quot;;&quot;&quot;;[.G73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5]+1" office:value-type="float" office:value="731" calcext:value-type="float">
            <text:p>731</text:p>
          </table:table-cell>
          <table:table-cell table:style-name="ce5" table:formula="of:=IF([.B735]=&quot;&quot;;&quot;&quot;;[.B73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5]=&quot;&quot;;&quot;&quot;;[.F735])" office:value-type="string" office:string-value="n" calcext:value-type="string">
            <text:p>n</text:p>
          </table:table-cell>
          <table:table-cell table:style-name="ce5" table:formula="of:=IF([.G735]=&quot;&quot;;&quot;&quot;;[.G73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6]+1" office:value-type="float" office:value="732" calcext:value-type="float">
            <text:p>732</text:p>
          </table:table-cell>
          <table:table-cell table:style-name="ce5" table:formula="of:=IF([.B736]=&quot;&quot;;&quot;&quot;;[.B736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6]=&quot;&quot;;&quot;&quot;;[.F736])" office:value-type="string" office:string-value="n" calcext:value-type="string">
            <text:p>n</text:p>
          </table:table-cell>
          <table:table-cell table:style-name="ce5" table:formula="of:=IF([.G736]=&quot;&quot;;&quot;&quot;;[.G736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7]+1" office:value-type="float" office:value="733" calcext:value-type="float">
            <text:p>733</text:p>
          </table:table-cell>
          <table:table-cell table:style-name="ce5" table:formula="of:=IF([.B737]=&quot;&quot;;&quot;&quot;;[.B737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7]=&quot;&quot;;&quot;&quot;;[.F737])" office:value-type="string" office:string-value="n" calcext:value-type="string">
            <text:p>n</text:p>
          </table:table-cell>
          <table:table-cell table:style-name="ce5" table:formula="of:=IF([.G737]=&quot;&quot;;&quot;&quot;;[.G737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8]+1" office:value-type="float" office:value="734" calcext:value-type="float">
            <text:p>734</text:p>
          </table:table-cell>
          <table:table-cell table:style-name="ce5" table:formula="of:=IF([.B738]=&quot;&quot;;&quot;&quot;;[.B738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8]=&quot;&quot;;&quot;&quot;;[.F738])" office:value-type="string" office:string-value="n" calcext:value-type="string">
            <text:p>n</text:p>
          </table:table-cell>
          <table:table-cell table:style-name="ce5" table:formula="of:=IF([.G738]=&quot;&quot;;&quot;&quot;;[.G738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39]+1" office:value-type="float" office:value="735" calcext:value-type="float">
            <text:p>735</text:p>
          </table:table-cell>
          <table:table-cell table:style-name="ce5" table:formula="of:=IF([.B739]=&quot;&quot;;&quot;&quot;;[.B739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39]=&quot;&quot;;&quot;&quot;;[.F739])" office:value-type="string" office:string-value="n" calcext:value-type="string">
            <text:p>n</text:p>
          </table:table-cell>
          <table:table-cell table:style-name="ce5" table:formula="of:=IF([.G739]=&quot;&quot;;&quot;&quot;;[.G739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0]+1" office:value-type="float" office:value="736" calcext:value-type="float">
            <text:p>736</text:p>
          </table:table-cell>
          <table:table-cell table:style-name="ce5" table:formula="of:=IF([.B740]=&quot;&quot;;&quot;&quot;;[.B740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40]=&quot;&quot;;&quot;&quot;;[.F740])" office:value-type="string" office:string-value="n" calcext:value-type="string">
            <text:p>n</text:p>
          </table:table-cell>
          <table:table-cell table:style-name="ce5" table:formula="of:=IF([.G740]=&quot;&quot;;&quot;&quot;;[.G740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1]+1" office:value-type="float" office:value="737" calcext:value-type="float">
            <text:p>737</text:p>
          </table:table-cell>
          <table:table-cell table:style-name="ce5" table:formula="of:=IF([.B741]=&quot;&quot;;&quot;&quot;;[.B741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41]=&quot;&quot;;&quot;&quot;;[.F741])" office:value-type="string" office:string-value="n" calcext:value-type="string">
            <text:p>n</text:p>
          </table:table-cell>
          <table:table-cell table:style-name="ce5" table:formula="of:=IF([.G741]=&quot;&quot;;&quot;&quot;;[.G741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2]+1" office:value-type="float" office:value="738" calcext:value-type="float">
            <text:p>738</text:p>
          </table:table-cell>
          <table:table-cell table:style-name="ce5" table:formula="of:=IF([.B742]=&quot;&quot;;&quot;&quot;;[.B742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42]=&quot;&quot;;&quot;&quot;;[.F742])" office:value-type="string" office:string-value="n" calcext:value-type="string">
            <text:p>n</text:p>
          </table:table-cell>
          <table:table-cell table:style-name="ce5" table:formula="of:=IF([.G742]=&quot;&quot;;&quot;&quot;;[.G742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3]+1" office:value-type="float" office:value="739" calcext:value-type="float">
            <text:p>739</text:p>
          </table:table-cell>
          <table:table-cell table:style-name="ce5" table:formula="of:=IF([.B743]=&quot;&quot;;&quot;&quot;;[.B743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43]=&quot;&quot;;&quot;&quot;;[.F743])" office:value-type="string" office:string-value="n" calcext:value-type="string">
            <text:p>n</text:p>
          </table:table-cell>
          <table:table-cell table:style-name="ce5" table:formula="of:=IF([.G743]=&quot;&quot;;&quot;&quot;;[.G743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4]+1" office:value-type="float" office:value="740" calcext:value-type="float">
            <text:p>740</text:p>
          </table:table-cell>
          <table:table-cell table:style-name="ce5" table:formula="of:=IF([.B744]=&quot;&quot;;&quot;&quot;;[.B744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44]=&quot;&quot;;&quot;&quot;;[.F744])" office:value-type="string" office:string-value="n" calcext:value-type="string">
            <text:p>n</text:p>
          </table:table-cell>
          <table:table-cell table:style-name="ce5" table:formula="of:=IF([.G744]=&quot;&quot;;&quot;&quot;;[.G744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5]+1" office:value-type="float" office:value="741" calcext:value-type="float">
            <text:p>741</text:p>
          </table:table-cell>
          <table:table-cell table:style-name="ce5" table:formula="of:=IF([.B745]=&quot;&quot;;&quot;&quot;;[.B745])" office:value-type="string" office:string-value="m" calcext:value-type="string">
            <text:p>m</text:p>
          </table:table-cell>
          <table:table-cell table:style-name="ce7"/>
          <table:table-cell table:style-name="ce5" table:number-columns-repeated="2"/>
          <table:table-cell table:style-name="ce5" table:formula="of:=IF([.F745]=&quot;&quot;;&quot;&quot;;[.F745])" office:value-type="string" office:string-value="n" calcext:value-type="string">
            <text:p>n</text:p>
          </table:table-cell>
          <table:table-cell table:style-name="ce5" table:formula="of:=IF([.G745]=&quot;&quot;;&quot;&quot;;[.G745])" office:value-type="string" office:string-value="k" calcext:value-type="string">
            <text:p>k</text:p>
          </table:table-cell>
          <table:table-cell table:number-columns-repeated="1017"/>
        </table:table-row>
        <table:table-row table:style-name="ro1">
          <table:table-cell table:formula="of:=[.A746]+1" office:value-type="float" office:value="742" calcext:value-type="float">
            <text:p>742</text:p>
          </table:table-cell>
          <table:table-cell table:number-columns-repeated="1023"/>
        </table:table-row>
        <table:table-row table:style-name="ro1">
          <table:table-cell table:formula="of:=[.A747]+1" office:value-type="float" office:value="743" calcext:value-type="float">
            <text:p>743</text:p>
          </table:table-cell>
          <table:table-cell table:number-columns-repeated="1023"/>
        </table:table-row>
        <table:table-row table:style-name="ro1">
          <table:table-cell table:formula="of:=[.A748]+1" office:value-type="float" office:value="744" calcext:value-type="float">
            <text:p>744</text:p>
          </table:table-cell>
          <table:table-cell table:number-columns-repeated="1023"/>
        </table:table-row>
        <table:table-row table:style-name="ro1">
          <table:table-cell table:formula="of:=[.A749]+1" office:value-type="float" office:value="745" calcext:value-type="float">
            <text:p>745</text:p>
          </table:table-cell>
          <table:table-cell table:number-columns-repeated="1023"/>
        </table:table-row>
        <table:table-row table:style-name="ro1">
          <table:table-cell table:formula="of:=[.A750]+1" office:value-type="float" office:value="746" calcext:value-type="float">
            <text:p>746</text:p>
          </table:table-cell>
          <table:table-cell table:number-columns-repeated="1023"/>
        </table:table-row>
        <table:table-row table:style-name="ro1" table:number-rows-repeated="10478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tografie" table:style-name="ta1">
        <office:forms form:automatic-focus="false" form:apply-design-mode="false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3" table:number-columns-repeated="1020" table:default-cell-style-name="Default"/>
        <table:table-row table:style-name="ro1">
          <table:table-cell table:style-name="ce20"/>
          <table:table-cell table:style-name="ce20" office:value-type="string" calcext:value-type="string">
            <text:p>ID</text:p>
          </table:table-cell>
          <table:table-cell table:style-name="ce20" office:value-type="string" calcext:value-type="string">
            <text:p>Cesta</text:p>
          </table:table-cell>
          <table:table-cell table:style-name="ce20" office:value-type="string" calcext:value-type="string">
            <text:p>Lokace</text:p>
          </table:table-cell>
          <table:table-cell table:style-name="ce20" table:number-columns-repeated="1020"/>
        </table:table-row>
        <table:table-row table:style-name="ro1">
          <table:table-cell/>
          <table:table-cell table:formula="of:=RIGHT([.$C2];LEN([.$C2])-FIND(&quot;$$$&quot;;SUBSTITUTE([.$C2];&quot;/&quot;;&quot;$$$&quot;;LEN([.$C2])-LEN(SUBSTITUTE([.$C2];&quot;/&quot;;&quot;&quot;)))))" office:value-type="string" office:string-value="_APE0824.jpg" calcext:value-type="string">
            <text:p>_APE0824.jpg</text:p>
          </table:table-cell>
          <table:table-cell office:value-type="string" calcext:value-type="string">
            <text:p>./koupelna/_APE0824.jpg</text:p>
          </table:table-cell>
          <table:table-cell table:formula="of:=LEFT([.C2];FIND([.B2];[.C2];1)-1)" office:value-type="string" office:string-value="./koupelna/" calcext:value-type="string">
            <text:p>./koupelna/</text:p>
          </table:table-cell>
          <table:table-cell table:number-columns-repeated="1020"/>
        </table:table-row>
        <table:table-row table:style-name="ro1">
          <table:table-cell/>
          <table:table-cell table:formula="of:=RIGHT([.$C3];LEN([.$C3])-FIND(&quot;$$$&quot;;SUBSTITUTE([.$C3];&quot;/&quot;;&quot;$$$&quot;;LEN([.$C3])-LEN(SUBSTITUTE([.$C3];&quot;/&quot;;&quot;&quot;)))))" office:value-type="string" office:string-value="DSC_7515.jpg" calcext:value-type="string">
            <text:p>DSC_7515.jpg</text:p>
          </table:table-cell>
          <table:table-cell office:value-type="string" calcext:value-type="string">
            <text:p>./DSC_7515.jpg</text:p>
          </table:table-cell>
          <table:table-cell table:formula="of:=LEFT([.C3];FIND([.B3];[.C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4];LEN([.$C4])-FIND(&quot;$$$&quot;;SUBSTITUTE([.$C4];&quot;/&quot;;&quot;$$$&quot;;LEN([.$C4])-LEN(SUBSTITUTE([.$C4];&quot;/&quot;;&quot;&quot;)))))" office:value-type="string" office:string-value="_APE0827.jpg" calcext:value-type="string">
            <text:p>_APE0827.jpg</text:p>
          </table:table-cell>
          <table:table-cell office:value-type="string" calcext:value-type="string">
            <text:p>./_APE0827.jpg</text:p>
          </table:table-cell>
          <table:table-cell table:formula="of:=LEFT([.C4];FIND([.B4];[.C4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5];LEN([.$C5])-FIND(&quot;$$$&quot;;SUBSTITUTE([.$C5];&quot;/&quot;;&quot;$$$&quot;;LEN([.$C5])-LEN(SUBSTITUTE([.$C5];&quot;/&quot;;&quot;&quot;)))))" office:value-type="string" office:string-value="DSC_7553.jpg" calcext:value-type="string">
            <text:p>DSC_7553.jpg</text:p>
          </table:table-cell>
          <table:table-cell office:value-type="string" calcext:value-type="string">
            <text:p>./loznice/DSC_7553.jpg</text:p>
          </table:table-cell>
          <table:table-cell table:formula="of:=LEFT([.C5];FIND([.B5];[.C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6];LEN([.$C6])-FIND(&quot;$$$&quot;;SUBSTITUTE([.$C6];&quot;/&quot;;&quot;$$$&quot;;LEN([.$C6])-LEN(SUBSTITUTE([.$C6];&quot;/&quot;;&quot;&quot;)))))" office:value-type="string" office:string-value="20140625_0006.jpg" calcext:value-type="string">
            <text:p>20140625_0006.jpg</text:p>
          </table:table-cell>
          <table:table-cell office:value-type="string" calcext:value-type="string">
            <text:p>./loznice/20140625_0006.jpg</text:p>
          </table:table-cell>
          <table:table-cell table:formula="of:=LEFT([.C6];FIND([.B6];[.C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7];LEN([.$C7])-FIND(&quot;$$$&quot;;SUBSTITUTE([.$C7];&quot;/&quot;;&quot;$$$&quot;;LEN([.$C7])-LEN(SUBSTITUTE([.$C7];&quot;/&quot;;&quot;&quot;)))))" office:value-type="string" office:string-value="DSC_7554.jpg" calcext:value-type="string">
            <text:p>DSC_7554.jpg</text:p>
          </table:table-cell>
          <table:table-cell office:value-type="string" calcext:value-type="string">
            <text:p>./loznice/DSC_7554.jpg</text:p>
          </table:table-cell>
          <table:table-cell table:formula="of:=LEFT([.C7];FIND([.B7];[.C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8];LEN([.$C8])-FIND(&quot;$$$&quot;;SUBSTITUTE([.$C8];&quot;/&quot;;&quot;$$$&quot;;LEN([.$C8])-LEN(SUBSTITUTE([.$C8];&quot;/&quot;;&quot;&quot;)))))" office:value-type="string" office:string-value="_APE0728.jpg" calcext:value-type="string">
            <text:p>_APE0728.jpg</text:p>
          </table:table-cell>
          <table:table-cell office:value-type="string" calcext:value-type="string">
            <text:p>./loznice/skrin/_APE0728.jpg</text:p>
          </table:table-cell>
          <table:table-cell table:formula="of:=LEFT([.C8];FIND([.B8];[.C8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9];LEN([.$C9])-FIND(&quot;$$$&quot;;SUBSTITUTE([.$C9];&quot;/&quot;;&quot;$$$&quot;;LEN([.$C9])-LEN(SUBSTITUTE([.$C9];&quot;/&quot;;&quot;&quot;)))))" office:value-type="string" office:string-value="_APE0731.jpg" calcext:value-type="string">
            <text:p>_APE0731.jpg</text:p>
          </table:table-cell>
          <table:table-cell office:value-type="string" calcext:value-type="string">
            <text:p>./loznice/skrin/_APE0731.jpg</text:p>
          </table:table-cell>
          <table:table-cell table:formula="of:=LEFT([.C9];FIND([.B9];[.C9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0];LEN([.$C10])-FIND(&quot;$$$&quot;;SUBSTITUTE([.$C10];&quot;/&quot;;&quot;$$$&quot;;LEN([.$C10])-LEN(SUBSTITUTE([.$C10];&quot;/&quot;;&quot;&quot;)))))" office:value-type="string" office:string-value="_APE0730.jpg" calcext:value-type="string">
            <text:p>_APE0730.jpg</text:p>
          </table:table-cell>
          <table:table-cell office:value-type="string" calcext:value-type="string">
            <text:p>./loznice/skrin/_APE0730.jpg</text:p>
          </table:table-cell>
          <table:table-cell table:formula="of:=LEFT([.C10];FIND([.B10];[.C10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1];LEN([.$C11])-FIND(&quot;$$$&quot;;SUBSTITUTE([.$C11];&quot;/&quot;;&quot;$$$&quot;;LEN([.$C11])-LEN(SUBSTITUTE([.$C11];&quot;/&quot;;&quot;&quot;)))))" office:value-type="string" office:string-value="_APE0729.jpg" calcext:value-type="string">
            <text:p>_APE0729.jpg</text:p>
          </table:table-cell>
          <table:table-cell office:value-type="string" calcext:value-type="string">
            <text:p>./loznice/skrin/_APE0729.jpg</text:p>
          </table:table-cell>
          <table:table-cell table:formula="of:=LEFT([.C11];FIND([.B11];[.C11];1)-1)" office:value-type="string" office:string-value="./loznice/skrin/" calcext:value-type="string">
            <text:p>./loznice/skrin/</text:p>
          </table:table-cell>
          <table:table-cell table:number-columns-repeated="1020"/>
        </table:table-row>
        <table:table-row table:style-name="ro1">
          <table:table-cell/>
          <table:table-cell table:formula="of:=RIGHT([.$C12];LEN([.$C12])-FIND(&quot;$$$&quot;;SUBSTITUTE([.$C12];&quot;/&quot;;&quot;$$$&quot;;LEN([.$C12])-LEN(SUBSTITUTE([.$C12];&quot;/&quot;;&quot;&quot;)))))" office:value-type="string" office:string-value="_APE0722.jpg" calcext:value-type="string">
            <text:p>_APE0722.jpg</text:p>
          </table:table-cell>
          <table:table-cell office:value-type="string" calcext:value-type="string">
            <text:p>./loznice/_APE0722.jpg</text:p>
          </table:table-cell>
          <table:table-cell table:formula="of:=LEFT([.C12];FIND([.B12];[.C12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3];LEN([.$C13])-FIND(&quot;$$$&quot;;SUBSTITUTE([.$C13];&quot;/&quot;;&quot;$$$&quot;;LEN([.$C13])-LEN(SUBSTITUTE([.$C13];&quot;/&quot;;&quot;&quot;)))))" office:value-type="string" office:string-value="_APE0726.jpg" calcext:value-type="string">
            <text:p>_APE0726.jpg</text:p>
          </table:table-cell>
          <table:table-cell office:value-type="string" calcext:value-type="string">
            <text:p>./loznice/_APE0726.jpg</text:p>
          </table:table-cell>
          <table:table-cell table:formula="of:=LEFT([.C13];FIND([.B13];[.C13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4];LEN([.$C14])-FIND(&quot;$$$&quot;;SUBSTITUTE([.$C14];&quot;/&quot;;&quot;$$$&quot;;LEN([.$C14])-LEN(SUBSTITUTE([.$C14];&quot;/&quot;;&quot;&quot;)))))" office:value-type="string" office:string-value="_APE0727.jpg" calcext:value-type="string">
            <text:p>_APE0727.jpg</text:p>
          </table:table-cell>
          <table:table-cell office:value-type="string" calcext:value-type="string">
            <text:p>./loznice/_APE0727.jpg</text:p>
          </table:table-cell>
          <table:table-cell table:formula="of:=LEFT([.C14];FIND([.B14];[.C14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5];LEN([.$C15])-FIND(&quot;$$$&quot;;SUBSTITUTE([.$C15];&quot;/&quot;;&quot;$$$&quot;;LEN([.$C15])-LEN(SUBSTITUTE([.$C15];&quot;/&quot;;&quot;&quot;)))))" office:value-type="string" office:string-value="20140625_0008.jpg" calcext:value-type="string">
            <text:p>20140625_0008.jpg</text:p>
          </table:table-cell>
          <table:table-cell office:value-type="string" calcext:value-type="string">
            <text:p>./loznice/20140625_0008.jpg</text:p>
          </table:table-cell>
          <table:table-cell table:formula="of:=LEFT([.C15];FIND([.B15];[.C15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6];LEN([.$C16])-FIND(&quot;$$$&quot;;SUBSTITUTE([.$C16];&quot;/&quot;;&quot;$$$&quot;;LEN([.$C16])-LEN(SUBSTITUTE([.$C16];&quot;/&quot;;&quot;&quot;)))))" office:value-type="string" office:string-value="_APE0723.jpg" calcext:value-type="string">
            <text:p>_APE0723.jpg</text:p>
          </table:table-cell>
          <table:table-cell office:value-type="string" calcext:value-type="string">
            <text:p>./loznice/_APE0723.jpg</text:p>
          </table:table-cell>
          <table:table-cell table:formula="of:=LEFT([.C16];FIND([.B16];[.C16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7];LEN([.$C17])-FIND(&quot;$$$&quot;;SUBSTITUTE([.$C17];&quot;/&quot;;&quot;$$$&quot;;LEN([.$C17])-LEN(SUBSTITUTE([.$C17];&quot;/&quot;;&quot;&quot;)))))" office:value-type="string" office:string-value="20140625_0011.jpg" calcext:value-type="string">
            <text:p>20140625_0011.jpg</text:p>
          </table:table-cell>
          <table:table-cell office:value-type="string" calcext:value-type="string">
            <text:p>./loznice/20140625_0011.jpg</text:p>
          </table:table-cell>
          <table:table-cell table:formula="of:=LEFT([.C17];FIND([.B17];[.C17];1)-1)" office:value-type="string" office:string-value="./loznice/" calcext:value-type="string">
            <text:p>./loznice/</text:p>
          </table:table-cell>
          <table:table-cell table:number-columns-repeated="1020"/>
        </table:table-row>
        <table:table-row table:style-name="ro1">
          <table:table-cell/>
          <table:table-cell table:formula="of:=RIGHT([.$C18];LEN([.$C18])-FIND(&quot;$$$&quot;;SUBSTITUTE([.$C18];&quot;/&quot;;&quot;$$$&quot;;LEN([.$C18])-LEN(SUBSTITUTE([.$C18];&quot;/&quot;;&quot;&quot;)))))" office:value-type="string" office:string-value="_APE0750.jpg" calcext:value-type="string">
            <text:p>_APE0750.jpg</text:p>
          </table:table-cell>
          <table:table-cell office:value-type="string" calcext:value-type="string">
            <text:p>./_APE0750.jpg</text:p>
          </table:table-cell>
          <table:table-cell table:formula="of:=LEFT([.C18];FIND([.B18];[.C18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19];LEN([.$C19])-FIND(&quot;$$$&quot;;SUBSTITUTE([.$C19];&quot;/&quot;;&quot;$$$&quot;;LEN([.$C19])-LEN(SUBSTITUTE([.$C19];&quot;/&quot;;&quot;&quot;)))))" office:value-type="string" office:string-value="DSC_7520.jpg" calcext:value-type="string">
            <text:p>DSC_7520.jpg</text:p>
          </table:table-cell>
          <table:table-cell office:value-type="string" calcext:value-type="string">
            <text:p>./obyvak/DSC_7520.jpg</text:p>
          </table:table-cell>
          <table:table-cell table:formula="of:=LEFT([.C19];FIND([.B19];[.C1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0];LEN([.$C20])-FIND(&quot;$$$&quot;;SUBSTITUTE([.$C20];&quot;/&quot;;&quot;$$$&quot;;LEN([.$C20])-LEN(SUBSTITUTE([.$C20];&quot;/&quot;;&quot;&quot;)))))" office:value-type="string" office:string-value="DSC_7528.jpg" calcext:value-type="string">
            <text:p>DSC_7528.jpg</text:p>
          </table:table-cell>
          <table:table-cell office:value-type="string" calcext:value-type="string">
            <text:p>./obyvak/DSC_7528.jpg</text:p>
          </table:table-cell>
          <table:table-cell table:formula="of:=LEFT([.C20];FIND([.B20];[.C2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1];LEN([.$C21])-FIND(&quot;$$$&quot;;SUBSTITUTE([.$C21];&quot;/&quot;;&quot;$$$&quot;;LEN([.$C21])-LEN(SUBSTITUTE([.$C21];&quot;/&quot;;&quot;&quot;)))))" office:value-type="string" office:string-value="DSC_7539.jpg" calcext:value-type="string">
            <text:p>DSC_7539.jpg</text:p>
          </table:table-cell>
          <table:table-cell office:value-type="string" calcext:value-type="string">
            <text:p>./obyvak/DSC_7539.jpg</text:p>
          </table:table-cell>
          <table:table-cell table:formula="of:=LEFT([.C21];FIND([.B21];[.C2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2];LEN([.$C22])-FIND(&quot;$$$&quot;;SUBSTITUTE([.$C22];&quot;/&quot;;&quot;$$$&quot;;LEN([.$C22])-LEN(SUBSTITUTE([.$C22];&quot;/&quot;;&quot;&quot;)))))" office:value-type="string" office:string-value="_APE0756.jpg" calcext:value-type="string">
            <text:p>_APE0756.jpg</text:p>
          </table:table-cell>
          <table:table-cell office:value-type="string" calcext:value-type="string">
            <text:p>./obyvak/_APE0756.jpg</text:p>
          </table:table-cell>
          <table:table-cell table:formula="of:=LEFT([.C22];FIND([.B22];[.C2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3];LEN([.$C23])-FIND(&quot;$$$&quot;;SUBSTITUTE([.$C23];&quot;/&quot;;&quot;$$$&quot;;LEN([.$C23])-LEN(SUBSTITUTE([.$C23];&quot;/&quot;;&quot;&quot;)))))" office:value-type="string" office:string-value="DSC_7540.jpg" calcext:value-type="string">
            <text:p>DSC_7540.jpg</text:p>
          </table:table-cell>
          <table:table-cell office:value-type="string" calcext:value-type="string">
            <text:p>./obyvak/DSC_7540.jpg</text:p>
          </table:table-cell>
          <table:table-cell table:formula="of:=LEFT([.C23];FIND([.B23];[.C2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4];LEN([.$C24])-FIND(&quot;$$$&quot;;SUBSTITUTE([.$C24];&quot;/&quot;;&quot;$$$&quot;;LEN([.$C24])-LEN(SUBSTITUTE([.$C24];&quot;/&quot;;&quot;&quot;)))))" office:value-type="string" office:string-value="_APE0767.jpg" calcext:value-type="string">
            <text:p>_APE0767.jpg</text:p>
          </table:table-cell>
          <table:table-cell office:value-type="string" calcext:value-type="string">
            <text:p>./obyvak/_APE0767.jpg</text:p>
          </table:table-cell>
          <table:table-cell table:formula="of:=LEFT([.C24];FIND([.B24];[.C2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5];LEN([.$C25])-FIND(&quot;$$$&quot;;SUBSTITUTE([.$C25];&quot;/&quot;;&quot;$$$&quot;;LEN([.$C25])-LEN(SUBSTITUTE([.$C25];&quot;/&quot;;&quot;&quot;)))))" office:value-type="string" office:string-value="_APE0765.jpg" calcext:value-type="string">
            <text:p>_APE0765.jpg</text:p>
          </table:table-cell>
          <table:table-cell office:value-type="string" calcext:value-type="string">
            <text:p>./obyvak/_APE0765.jpg</text:p>
          </table:table-cell>
          <table:table-cell table:formula="of:=LEFT([.C25];FIND([.B25];[.C2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6];LEN([.$C26])-FIND(&quot;$$$&quot;;SUBSTITUTE([.$C26];&quot;/&quot;;&quot;$$$&quot;;LEN([.$C26])-LEN(SUBSTITUTE([.$C26];&quot;/&quot;;&quot;&quot;)))))" office:value-type="string" office:string-value="DSC_7532.jpg" calcext:value-type="string">
            <text:p>DSC_7532.jpg</text:p>
          </table:table-cell>
          <table:table-cell office:value-type="string" calcext:value-type="string">
            <text:p>./obyvak/DSC_7532.jpg</text:p>
          </table:table-cell>
          <table:table-cell table:formula="of:=LEFT([.C26];FIND([.B26];[.C2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7];LEN([.$C27])-FIND(&quot;$$$&quot;;SUBSTITUTE([.$C27];&quot;/&quot;;&quot;$$$&quot;;LEN([.$C27])-LEN(SUBSTITUTE([.$C27];&quot;/&quot;;&quot;&quot;)))))" office:value-type="string" office:string-value="_APE0751.jpg" calcext:value-type="string">
            <text:p>_APE0751.jpg</text:p>
          </table:table-cell>
          <table:table-cell office:value-type="string" calcext:value-type="string">
            <text:p>./obyvak/_APE0751.jpg</text:p>
          </table:table-cell>
          <table:table-cell table:formula="of:=LEFT([.C27];FIND([.B27];[.C2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8];LEN([.$C28])-FIND(&quot;$$$&quot;;SUBSTITUTE([.$C28];&quot;/&quot;;&quot;$$$&quot;;LEN([.$C28])-LEN(SUBSTITUTE([.$C28];&quot;/&quot;;&quot;&quot;)))))" office:value-type="string" office:string-value="_APE0769.jpg" calcext:value-type="string">
            <text:p>_APE0769.jpg</text:p>
          </table:table-cell>
          <table:table-cell office:value-type="string" calcext:value-type="string">
            <text:p>./obyvak/_APE0769.jpg</text:p>
          </table:table-cell>
          <table:table-cell table:formula="of:=LEFT([.C28];FIND([.B28];[.C2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29];LEN([.$C29])-FIND(&quot;$$$&quot;;SUBSTITUTE([.$C29];&quot;/&quot;;&quot;$$$&quot;;LEN([.$C29])-LEN(SUBSTITUTE([.$C29];&quot;/&quot;;&quot;&quot;)))))" office:value-type="string" office:string-value="_APE0766.jpg" calcext:value-type="string">
            <text:p>_APE0766.jpg</text:p>
          </table:table-cell>
          <table:table-cell office:value-type="string" calcext:value-type="string">
            <text:p>./obyvak/_APE0766.jpg</text:p>
          </table:table-cell>
          <table:table-cell table:formula="of:=LEFT([.C29];FIND([.B29];[.C2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0];LEN([.$C30])-FIND(&quot;$$$&quot;;SUBSTITUTE([.$C30];&quot;/&quot;;&quot;$$$&quot;;LEN([.$C30])-LEN(SUBSTITUTE([.$C30];&quot;/&quot;;&quot;&quot;)))))" office:value-type="string" office:string-value="_APE0755.jpg" calcext:value-type="string">
            <text:p>_APE0755.jpg</text:p>
          </table:table-cell>
          <table:table-cell office:value-type="string" calcext:value-type="string">
            <text:p>./obyvak/_APE0755.jpg</text:p>
          </table:table-cell>
          <table:table-cell table:formula="of:=LEFT([.C30];FIND([.B30];[.C3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1];LEN([.$C31])-FIND(&quot;$$$&quot;;SUBSTITUTE([.$C31];&quot;/&quot;;&quot;$$$&quot;;LEN([.$C31])-LEN(SUBSTITUTE([.$C31];&quot;/&quot;;&quot;&quot;)))))" office:value-type="string" office:string-value="_APE0763.jpg" calcext:value-type="string">
            <text:p>_APE0763.jpg</text:p>
          </table:table-cell>
          <table:table-cell office:value-type="string" calcext:value-type="string">
            <text:p>./obyvak/_APE0763.jpg</text:p>
          </table:table-cell>
          <table:table-cell table:formula="of:=LEFT([.C31];FIND([.B31];[.C3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2];LEN([.$C32])-FIND(&quot;$$$&quot;;SUBSTITUTE([.$C32];&quot;/&quot;;&quot;$$$&quot;;LEN([.$C32])-LEN(SUBSTITUTE([.$C32];&quot;/&quot;;&quot;&quot;)))))" office:value-type="string" office:string-value="_APE0771.jpg" calcext:value-type="string">
            <text:p>_APE0771.jpg</text:p>
          </table:table-cell>
          <table:table-cell office:value-type="string" calcext:value-type="string">
            <text:p>./obyvak/_APE0771.jpg</text:p>
          </table:table-cell>
          <table:table-cell table:formula="of:=LEFT([.C32];FIND([.B32];[.C3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3];LEN([.$C33])-FIND(&quot;$$$&quot;;SUBSTITUTE([.$C33];&quot;/&quot;;&quot;$$$&quot;;LEN([.$C33])-LEN(SUBSTITUTE([.$C33];&quot;/&quot;;&quot;&quot;)))))" office:value-type="string" office:string-value="_APE0787.jpg" calcext:value-type="string">
            <text:p>_APE0787.jpg</text:p>
          </table:table-cell>
          <table:table-cell office:value-type="string" calcext:value-type="string">
            <text:p>./obyvak/_APE0787.jpg</text:p>
          </table:table-cell>
          <table:table-cell table:formula="of:=LEFT([.C33];FIND([.B33];[.C3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4];LEN([.$C34])-FIND(&quot;$$$&quot;;SUBSTITUTE([.$C34];&quot;/&quot;;&quot;$$$&quot;;LEN([.$C34])-LEN(SUBSTITUTE([.$C3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DSC_7527.jpg</text:p>
          </table:table-cell>
          <table:table-cell table:formula="of:=LEFT([.C34];FIND([.B34];[.C34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5];LEN([.$C35])-FIND(&quot;$$$&quot;;SUBSTITUTE([.$C35];&quot;/&quot;;&quot;$$$&quot;;LEN([.$C35])-LEN(SUBSTITUTE([.$C35];&quot;/&quot;;&quot;&quot;)))))" office:value-type="string" office:string-value="_APE0813.jpg" calcext:value-type="string">
            <text:p>_APE0813.jpg</text:p>
          </table:table-cell>
          <table:table-cell office:value-type="string" calcext:value-type="string">
            <text:p>./obyvak/_APE0813.jpg</text:p>
          </table:table-cell>
          <table:table-cell table:formula="of:=LEFT([.C35];FIND([.B35];[.C35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6];LEN([.$C36])-FIND(&quot;$$$&quot;;SUBSTITUTE([.$C36];&quot;/&quot;;&quot;$$$&quot;;LEN([.$C36])-LEN(SUBSTITUTE([.$C36];&quot;/&quot;;&quot;&quot;)))))" office:value-type="string" office:string-value="_APE0753.jpg" calcext:value-type="string">
            <text:p>_APE0753.jpg</text:p>
          </table:table-cell>
          <table:table-cell office:value-type="string" calcext:value-type="string">
            <text:p>./obyvak/_APE0753.jpg</text:p>
          </table:table-cell>
          <table:table-cell table:formula="of:=LEFT([.C36];FIND([.B36];[.C3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7];LEN([.$C37])-FIND(&quot;$$$&quot;;SUBSTITUTE([.$C37];&quot;/&quot;;&quot;$$$&quot;;LEN([.$C37])-LEN(SUBSTITUTE([.$C37];&quot;/&quot;;&quot;&quot;)))))" office:value-type="string" office:string-value="_APE0774.jpg" calcext:value-type="string">
            <text:p>_APE0774.jpg</text:p>
          </table:table-cell>
          <table:table-cell office:value-type="string" calcext:value-type="string">
            <text:p>./obyvak/_APE0774.jpg</text:p>
          </table:table-cell>
          <table:table-cell table:formula="of:=LEFT([.C37];FIND([.B37];[.C3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8];LEN([.$C38])-FIND(&quot;$$$&quot;;SUBSTITUTE([.$C38];&quot;/&quot;;&quot;$$$&quot;;LEN([.$C38])-LEN(SUBSTITUTE([.$C38];&quot;/&quot;;&quot;&quot;)))))" office:value-type="string" office:string-value="_APE0814.jpg" calcext:value-type="string">
            <text:p>_APE0814.jpg</text:p>
          </table:table-cell>
          <table:table-cell office:value-type="string" calcext:value-type="string">
            <text:p>./obyvak/_APE0814.jpg</text:p>
          </table:table-cell>
          <table:table-cell table:formula="of:=LEFT([.C38];FIND([.B38];[.C3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39];LEN([.$C39])-FIND(&quot;$$$&quot;;SUBSTITUTE([.$C39];&quot;/&quot;;&quot;$$$&quot;;LEN([.$C39])-LEN(SUBSTITUTE([.$C39];&quot;/&quot;;&quot;&quot;)))))" office:value-type="string" office:string-value="_APE0759.jpg" calcext:value-type="string">
            <text:p>_APE0759.jpg</text:p>
          </table:table-cell>
          <table:table-cell office:value-type="string" calcext:value-type="string">
            <text:p>./obyvak/_APE0759.jpg</text:p>
          </table:table-cell>
          <table:table-cell table:formula="of:=LEFT([.C39];FIND([.B39];[.C3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0];LEN([.$C40])-FIND(&quot;$$$&quot;;SUBSTITUTE([.$C40];&quot;/&quot;;&quot;$$$&quot;;LEN([.$C40])-LEN(SUBSTITUTE([.$C40];&quot;/&quot;;&quot;&quot;)))))" office:value-type="string" office:string-value="DSC_7530.jpg" calcext:value-type="string">
            <text:p>DSC_7530.jpg</text:p>
          </table:table-cell>
          <table:table-cell office:value-type="string" calcext:value-type="string">
            <text:p>./obyvak/detske/DSC_7530.jpg</text:p>
          </table:table-cell>
          <table:table-cell table:formula="of:=LEFT([.C40];FIND([.B40];[.C40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1];LEN([.$C41])-FIND(&quot;$$$&quot;;SUBSTITUTE([.$C41];&quot;/&quot;;&quot;$$$&quot;;LEN([.$C41])-LEN(SUBSTITUTE([.$C41];&quot;/&quot;;&quot;&quot;)))))" office:value-type="string" office:string-value="_APE0786.jpg" calcext:value-type="string">
            <text:p>_APE0786.jpg</text:p>
          </table:table-cell>
          <table:table-cell office:value-type="string" calcext:value-type="string">
            <text:p>./obyvak/detske/_APE0786.jpg</text:p>
          </table:table-cell>
          <table:table-cell table:formula="of:=LEFT([.C41];FIND([.B41];[.C41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2];LEN([.$C42])-FIND(&quot;$$$&quot;;SUBSTITUTE([.$C42];&quot;/&quot;;&quot;$$$&quot;;LEN([.$C42])-LEN(SUBSTITUTE([.$C42];&quot;/&quot;;&quot;&quot;)))))" office:value-type="string" office:string-value="DSC_7536.jpg" calcext:value-type="string">
            <text:p>DSC_7536.jpg</text:p>
          </table:table-cell>
          <table:table-cell office:value-type="string" calcext:value-type="string">
            <text:p>./obyvak/detske/DSC_7536.jpg</text:p>
          </table:table-cell>
          <table:table-cell table:formula="of:=LEFT([.C42];FIND([.B42];[.C42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3];LEN([.$C43])-FIND(&quot;$$$&quot;;SUBSTITUTE([.$C43];&quot;/&quot;;&quot;$$$&quot;;LEN([.$C43])-LEN(SUBSTITUTE([.$C43];&quot;/&quot;;&quot;&quot;)))))" office:value-type="string" office:string-value="DSC_7522.jpg" calcext:value-type="string">
            <text:p>DSC_7522.jpg</text:p>
          </table:table-cell>
          <table:table-cell office:value-type="string" calcext:value-type="string">
            <text:p>./obyvak/detske/DSC_7522.jpg</text:p>
          </table:table-cell>
          <table:table-cell table:formula="of:=LEFT([.C43];FIND([.B43];[.C43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4];LEN([.$C44])-FIND(&quot;$$$&quot;;SUBSTITUTE([.$C44];&quot;/&quot;;&quot;$$$&quot;;LEN([.$C44])-LEN(SUBSTITUTE([.$C44];&quot;/&quot;;&quot;&quot;)))))" office:value-type="string" office:string-value="DSC_7534.jpg" calcext:value-type="string">
            <text:p>DSC_7534.jpg</text:p>
          </table:table-cell>
          <table:table-cell office:value-type="string" calcext:value-type="string">
            <text:p>./obyvak/detske/DSC_7534.jpg</text:p>
          </table:table-cell>
          <table:table-cell table:formula="of:=LEFT([.C44];FIND([.B44];[.C44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5];LEN([.$C45])-FIND(&quot;$$$&quot;;SUBSTITUTE([.$C45];&quot;/&quot;;&quot;$$$&quot;;LEN([.$C45])-LEN(SUBSTITUTE([.$C45];&quot;/&quot;;&quot;&quot;)))))" office:value-type="string" office:string-value="DSC_7535.jpg" calcext:value-type="string">
            <text:p>DSC_7535.jpg</text:p>
          </table:table-cell>
          <table:table-cell office:value-type="string" calcext:value-type="string">
            <text:p>./obyvak/detske/DSC_7535.jpg</text:p>
          </table:table-cell>
          <table:table-cell table:formula="of:=LEFT([.C45];FIND([.B45];[.C45];1)-1)" office:value-type="string" office:string-value="./obyvak/detske/" calcext:value-type="string">
            <text:p>./obyvak/detske/</text:p>
          </table:table-cell>
          <table:table-cell table:number-columns-repeated="1020"/>
        </table:table-row>
        <table:table-row table:style-name="ro1">
          <table:table-cell/>
          <table:table-cell table:formula="of:=RIGHT([.$C46];LEN([.$C46])-FIND(&quot;$$$&quot;;SUBSTITUTE([.$C46];&quot;/&quot;;&quot;$$$&quot;;LEN([.$C46])-LEN(SUBSTITUTE([.$C46];&quot;/&quot;;&quot;&quot;)))))" office:value-type="string" office:string-value="_APE0772.jpg" calcext:value-type="string">
            <text:p>_APE0772.jpg</text:p>
          </table:table-cell>
          <table:table-cell office:value-type="string" calcext:value-type="string">
            <text:p>./obyvak/_APE0772.jpg</text:p>
          </table:table-cell>
          <table:table-cell table:formula="of:=LEFT([.C46];FIND([.B46];[.C46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7];LEN([.$C47])-FIND(&quot;$$$&quot;;SUBSTITUTE([.$C47];&quot;/&quot;;&quot;$$$&quot;;LEN([.$C47])-LEN(SUBSTITUTE([.$C47];&quot;/&quot;;&quot;&quot;)))))" office:value-type="string" office:string-value="_APE0770.jpg" calcext:value-type="string">
            <text:p>_APE0770.jpg</text:p>
          </table:table-cell>
          <table:table-cell office:value-type="string" calcext:value-type="string">
            <text:p>./obyvak/_APE0770.jpg</text:p>
          </table:table-cell>
          <table:table-cell table:formula="of:=LEFT([.C47];FIND([.B47];[.C47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8];LEN([.$C48])-FIND(&quot;$$$&quot;;SUBSTITUTE([.$C48];&quot;/&quot;;&quot;$$$&quot;;LEN([.$C48])-LEN(SUBSTITUTE([.$C48];&quot;/&quot;;&quot;&quot;)))))" office:value-type="string" office:string-value="DSC_7529.jpg" calcext:value-type="string">
            <text:p>DSC_7529.jpg</text:p>
          </table:table-cell>
          <table:table-cell office:value-type="string" calcext:value-type="string">
            <text:p>./obyvak/DSC_7529.jpg</text:p>
          </table:table-cell>
          <table:table-cell table:formula="of:=LEFT([.C48];FIND([.B48];[.C48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49];LEN([.$C49])-FIND(&quot;$$$&quot;;SUBSTITUTE([.$C49];&quot;/&quot;;&quot;$$$&quot;;LEN([.$C49])-LEN(SUBSTITUTE([.$C49];&quot;/&quot;;&quot;&quot;)))))" office:value-type="string" office:string-value="_APE0757.jpg" calcext:value-type="string">
            <text:p>_APE0757.jpg</text:p>
          </table:table-cell>
          <table:table-cell office:value-type="string" calcext:value-type="string">
            <text:p>./obyvak/_APE0757.jpg</text:p>
          </table:table-cell>
          <table:table-cell table:formula="of:=LEFT([.C49];FIND([.B49];[.C49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0];LEN([.$C50])-FIND(&quot;$$$&quot;;SUBSTITUTE([.$C50];&quot;/&quot;;&quot;$$$&quot;;LEN([.$C50])-LEN(SUBSTITUTE([.$C50];&quot;/&quot;;&quot;&quot;)))))" office:value-type="string" office:string-value="_APE0752.jpg" calcext:value-type="string">
            <text:p>_APE0752.jpg</text:p>
          </table:table-cell>
          <table:table-cell office:value-type="string" calcext:value-type="string">
            <text:p>./obyvak/_APE0752.jpg</text:p>
          </table:table-cell>
          <table:table-cell table:formula="of:=LEFT([.C50];FIND([.B50];[.C50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1];LEN([.$C51])-FIND(&quot;$$$&quot;;SUBSTITUTE([.$C51];&quot;/&quot;;&quot;$$$&quot;;LEN([.$C51])-LEN(SUBSTITUTE([.$C51];&quot;/&quot;;&quot;&quot;)))))" office:value-type="string" office:string-value="_APE0764.jpg" calcext:value-type="string">
            <text:p>_APE0764.jpg</text:p>
          </table:table-cell>
          <table:table-cell office:value-type="string" calcext:value-type="string">
            <text:p>./obyvak/_APE0764.jpg</text:p>
          </table:table-cell>
          <table:table-cell table:formula="of:=LEFT([.C51];FIND([.B51];[.C51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2];LEN([.$C52])-FIND(&quot;$$$&quot;;SUBSTITUTE([.$C52];&quot;/&quot;;&quot;$$$&quot;;LEN([.$C52])-LEN(SUBSTITUTE([.$C52];&quot;/&quot;;&quot;&quot;)))))" office:value-type="string" office:string-value="_APE0761.jpg" calcext:value-type="string">
            <text:p>_APE0761.jpg</text:p>
          </table:table-cell>
          <table:table-cell office:value-type="string" calcext:value-type="string">
            <text:p>./obyvak/_APE0761.jpg</text:p>
          </table:table-cell>
          <table:table-cell table:formula="of:=LEFT([.C52];FIND([.B52];[.C52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3];LEN([.$C53])-FIND(&quot;$$$&quot;;SUBSTITUTE([.$C53];&quot;/&quot;;&quot;$$$&quot;;LEN([.$C53])-LEN(SUBSTITUTE([.$C53];&quot;/&quot;;&quot;&quot;)))))" office:value-type="string" office:string-value="_APE0760.jpg" calcext:value-type="string">
            <text:p>_APE0760.jpg</text:p>
          </table:table-cell>
          <table:table-cell office:value-type="string" calcext:value-type="string">
            <text:p>./obyvak/_APE0760.jpg</text:p>
          </table:table-cell>
          <table:table-cell table:formula="of:=LEFT([.C53];FIND([.B53];[.C53];1)-1)" office:value-type="string" office:string-value="./obyvak/" calcext:value-type="string">
            <text:p>./obyvak/</text:p>
          </table:table-cell>
          <table:table-cell table:number-columns-repeated="1020"/>
        </table:table-row>
        <table:table-row table:style-name="ro1">
          <table:table-cell/>
          <table:table-cell table:formula="of:=RIGHT([.$C54];LEN([.$C54])-FIND(&quot;$$$&quot;;SUBSTITUTE([.$C54];&quot;/&quot;;&quot;$$$&quot;;LEN([.$C54])-LEN(SUBSTITUTE([.$C54];&quot;/&quot;;&quot;&quot;)))))" office:value-type="string" office:string-value="_APE0781.jpg" calcext:value-type="string">
            <text:p>_APE0781.jpg</text:p>
          </table:table-cell>
          <table:table-cell office:value-type="string" calcext:value-type="string">
            <text:p>./obyvak/elektronika/_APE0781.jpg</text:p>
          </table:table-cell>
          <table:table-cell table:formula="of:=LEFT([.C54];FIND([.B54];[.C5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5];LEN([.$C55])-FIND(&quot;$$$&quot;;SUBSTITUTE([.$C55];&quot;/&quot;;&quot;$$$&quot;;LEN([.$C55])-LEN(SUBSTITUTE([.$C55];&quot;/&quot;;&quot;&quot;)))))" office:value-type="string" office:string-value="DSC_7523.jpg" calcext:value-type="string">
            <text:p>DSC_7523.jpg</text:p>
          </table:table-cell>
          <table:table-cell office:value-type="string" calcext:value-type="string">
            <text:p>./obyvak/elektronika/DSC_7523.jpg</text:p>
          </table:table-cell>
          <table:table-cell table:formula="of:=LEFT([.C55];FIND([.B55];[.C5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6];LEN([.$C56])-FIND(&quot;$$$&quot;;SUBSTITUTE([.$C56];&quot;/&quot;;&quot;$$$&quot;;LEN([.$C56])-LEN(SUBSTITUTE([.$C56];&quot;/&quot;;&quot;&quot;)))))" office:value-type="string" office:string-value="_APE0819.jpg" calcext:value-type="string">
            <text:p>_APE0819.jpg</text:p>
          </table:table-cell>
          <table:table-cell office:value-type="string" calcext:value-type="string">
            <text:p>./obyvak/elektronika/_APE0819.jpg</text:p>
          </table:table-cell>
          <table:table-cell table:formula="of:=LEFT([.C56];FIND([.B56];[.C5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7];LEN([.$C57])-FIND(&quot;$$$&quot;;SUBSTITUTE([.$C57];&quot;/&quot;;&quot;$$$&quot;;LEN([.$C57])-LEN(SUBSTITUTE([.$C57];&quot;/&quot;;&quot;&quot;)))))" office:value-type="string" office:string-value="_APE0785.jpg" calcext:value-type="string">
            <text:p>_APE0785.jpg</text:p>
          </table:table-cell>
          <table:table-cell office:value-type="string" calcext:value-type="string">
            <text:p>./obyvak/elektronika/_APE0785.jpg</text:p>
          </table:table-cell>
          <table:table-cell table:formula="of:=LEFT([.C57];FIND([.B57];[.C5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8];LEN([.$C58])-FIND(&quot;$$$&quot;;SUBSTITUTE([.$C58];&quot;/&quot;;&quot;$$$&quot;;LEN([.$C58])-LEN(SUBSTITUTE([.$C58];&quot;/&quot;;&quot;&quot;)))))" office:value-type="string" office:string-value="_APE0780.jpg" calcext:value-type="string">
            <text:p>_APE0780.jpg</text:p>
          </table:table-cell>
          <table:table-cell office:value-type="string" calcext:value-type="string">
            <text:p>./obyvak/elektronika/_APE0780.jpg</text:p>
          </table:table-cell>
          <table:table-cell table:formula="of:=LEFT([.C58];FIND([.B58];[.C5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59];LEN([.$C59])-FIND(&quot;$$$&quot;;SUBSTITUTE([.$C59];&quot;/&quot;;&quot;$$$&quot;;LEN([.$C59])-LEN(SUBSTITUTE([.$C59];&quot;/&quot;;&quot;&quot;)))))" office:value-type="string" office:string-value="_APE0784.jpg" calcext:value-type="string">
            <text:p>_APE0784.jpg</text:p>
          </table:table-cell>
          <table:table-cell office:value-type="string" calcext:value-type="string">
            <text:p>./obyvak/elektronika/_APE0784.jpg</text:p>
          </table:table-cell>
          <table:table-cell table:formula="of:=LEFT([.C59];FIND([.B59];[.C5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0];LEN([.$C60])-FIND(&quot;$$$&quot;;SUBSTITUTE([.$C60];&quot;/&quot;;&quot;$$$&quot;;LEN([.$C60])-LEN(SUBSTITUTE([.$C60];&quot;/&quot;;&quot;&quot;)))))" office:value-type="string" office:string-value="DSC_7525.jpg" calcext:value-type="string">
            <text:p>DSC_7525.jpg</text:p>
          </table:table-cell>
          <table:table-cell office:value-type="string" calcext:value-type="string">
            <text:p>./obyvak/elektronika/DSC_7525.jpg</text:p>
          </table:table-cell>
          <table:table-cell table:formula="of:=LEFT([.C60];FIND([.B60];[.C6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1];LEN([.$C61])-FIND(&quot;$$$&quot;;SUBSTITUTE([.$C61];&quot;/&quot;;&quot;$$$&quot;;LEN([.$C61])-LEN(SUBSTITUTE([.$C61];&quot;/&quot;;&quot;&quot;)))))" office:value-type="string" office:string-value="_APE0782.jpg" calcext:value-type="string">
            <text:p>_APE0782.jpg</text:p>
          </table:table-cell>
          <table:table-cell office:value-type="string" calcext:value-type="string">
            <text:p>./obyvak/elektronika/_APE0782.jpg</text:p>
          </table:table-cell>
          <table:table-cell table:formula="of:=LEFT([.C61];FIND([.B61];[.C61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2];LEN([.$C62])-FIND(&quot;$$$&quot;;SUBSTITUTE([.$C62];&quot;/&quot;;&quot;$$$&quot;;LEN([.$C62])-LEN(SUBSTITUTE([.$C62];&quot;/&quot;;&quot;&quot;)))))" office:value-type="string" office:string-value="_APE0762.jpg" calcext:value-type="string">
            <text:p>_APE0762.jpg</text:p>
          </table:table-cell>
          <table:table-cell office:value-type="string" calcext:value-type="string">
            <text:p>./obyvak/elektronika/_APE0762.jpg</text:p>
          </table:table-cell>
          <table:table-cell table:formula="of:=LEFT([.C62];FIND([.B62];[.C62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3];LEN([.$C63])-FIND(&quot;$$$&quot;;SUBSTITUTE([.$C63];&quot;/&quot;;&quot;$$$&quot;;LEN([.$C63])-LEN(SUBSTITUTE([.$C63];&quot;/&quot;;&quot;&quot;)))))" office:value-type="string" office:string-value="_APE0779.jpg" calcext:value-type="string">
            <text:p>_APE0779.jpg</text:p>
          </table:table-cell>
          <table:table-cell office:value-type="string" calcext:value-type="string">
            <text:p>./obyvak/elektronika/_APE0779.jpg</text:p>
          </table:table-cell>
          <table:table-cell table:formula="of:=LEFT([.C63];FIND([.B63];[.C63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4];LEN([.$C64])-FIND(&quot;$$$&quot;;SUBSTITUTE([.$C64];&quot;/&quot;;&quot;$$$&quot;;LEN([.$C64])-LEN(SUBSTITUTE([.$C64];&quot;/&quot;;&quot;&quot;)))))" office:value-type="string" office:string-value="DSC_7527.jpg" calcext:value-type="string">
            <text:p>DSC_7527.jpg</text:p>
          </table:table-cell>
          <table:table-cell office:value-type="string" calcext:value-type="string">
            <text:p>./obyvak/elektronika/DSC_7527.jpg</text:p>
          </table:table-cell>
          <table:table-cell table:formula="of:=LEFT([.C64];FIND([.B64];[.C64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5];LEN([.$C65])-FIND(&quot;$$$&quot;;SUBSTITUTE([.$C65];&quot;/&quot;;&quot;$$$&quot;;LEN([.$C65])-LEN(SUBSTITUTE([.$C65];&quot;/&quot;;&quot;&quot;)))))" office:value-type="string" office:string-value="DSC_7526.jpg" calcext:value-type="string">
            <text:p>DSC_7526.jpg</text:p>
          </table:table-cell>
          <table:table-cell office:value-type="string" calcext:value-type="string">
            <text:p>./obyvak/elektronika/DSC_7526.jpg</text:p>
          </table:table-cell>
          <table:table-cell table:formula="of:=LEFT([.C65];FIND([.B65];[.C65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6];LEN([.$C66])-FIND(&quot;$$$&quot;;SUBSTITUTE([.$C66];&quot;/&quot;;&quot;$$$&quot;;LEN([.$C66])-LEN(SUBSTITUTE([.$C66];&quot;/&quot;;&quot;&quot;)))))" office:value-type="string" office:string-value="_APE0758.jpg" calcext:value-type="string">
            <text:p>_APE0758.jpg</text:p>
          </table:table-cell>
          <table:table-cell office:value-type="string" calcext:value-type="string">
            <text:p>./obyvak/elektronika/_APE0758.jpg</text:p>
          </table:table-cell>
          <table:table-cell table:formula="of:=LEFT([.C66];FIND([.B66];[.C66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7];LEN([.$C67])-FIND(&quot;$$$&quot;;SUBSTITUTE([.$C67];&quot;/&quot;;&quot;$$$&quot;;LEN([.$C67])-LEN(SUBSTITUTE([.$C67];&quot;/&quot;;&quot;&quot;)))))" office:value-type="string" office:string-value="_APE0820.jpg" calcext:value-type="string">
            <text:p>_APE0820.jpg</text:p>
          </table:table-cell>
          <table:table-cell office:value-type="string" calcext:value-type="string">
            <text:p>./obyvak/elektronika/_APE0820.jpg</text:p>
          </table:table-cell>
          <table:table-cell table:formula="of:=LEFT([.C67];FIND([.B67];[.C67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8];LEN([.$C68])-FIND(&quot;$$$&quot;;SUBSTITUTE([.$C68];&quot;/&quot;;&quot;$$$&quot;;LEN([.$C68])-LEN(SUBSTITUTE([.$C68];&quot;/&quot;;&quot;&quot;)))))" office:value-type="string" office:string-value="_APE0775.jpg" calcext:value-type="string">
            <text:p>_APE0775.jpg</text:p>
          </table:table-cell>
          <table:table-cell office:value-type="string" calcext:value-type="string">
            <text:p>./obyvak/elektronika/_APE0775.jpg</text:p>
          </table:table-cell>
          <table:table-cell table:formula="of:=LEFT([.C68];FIND([.B68];[.C68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69];LEN([.$C69])-FIND(&quot;$$$&quot;;SUBSTITUTE([.$C69];&quot;/&quot;;&quot;$$$&quot;;LEN([.$C69])-LEN(SUBSTITUTE([.$C69];&quot;/&quot;;&quot;&quot;)))))" office:value-type="string" office:string-value="_APE0778.jpg" calcext:value-type="string">
            <text:p>_APE0778.jpg</text:p>
          </table:table-cell>
          <table:table-cell office:value-type="string" calcext:value-type="string">
            <text:p>./obyvak/elektronika/_APE0778.jpg</text:p>
          </table:table-cell>
          <table:table-cell table:formula="of:=LEFT([.C69];FIND([.B69];[.C69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70];LEN([.$C70])-FIND(&quot;$$$&quot;;SUBSTITUTE([.$C70];&quot;/&quot;;&quot;$$$&quot;;LEN([.$C70])-LEN(SUBSTITUTE([.$C70];&quot;/&quot;;&quot;&quot;)))))" office:value-type="string" office:string-value="_APE0776.jpg" calcext:value-type="string">
            <text:p>_APE0776.jpg</text:p>
          </table:table-cell>
          <table:table-cell office:value-type="string" calcext:value-type="string">
            <text:p>./obyvak/elektronika/_APE0776.jpg</text:p>
          </table:table-cell>
          <table:table-cell table:formula="of:=LEFT([.C70];FIND([.B70];[.C70];1)-1)" office:value-type="string" office:string-value="./obyvak/elektronika/" calcext:value-type="string">
            <text:p>./obyvak/elektronika/</text:p>
          </table:table-cell>
          <table:table-cell table:number-columns-repeated="1020"/>
        </table:table-row>
        <table:table-row table:style-name="ro1">
          <table:table-cell/>
          <table:table-cell table:formula="of:=RIGHT([.$C71];LEN([.$C71])-FIND(&quot;$$$&quot;;SUBSTITUTE([.$C71];&quot;/&quot;;&quot;$$$&quot;;LEN([.$C71])-LEN(SUBSTITUTE([.$C71];&quot;/&quot;;&quot;&quot;)))))" office:value-type="string" office:string-value="20140625_0018.jpg" calcext:value-type="string">
            <text:p>20140625_0018.jpg</text:p>
          </table:table-cell>
          <table:table-cell office:value-type="string" calcext:value-type="string">
            <text:p>./toaleta/20140625_0018.jpg</text:p>
          </table:table-cell>
          <table:table-cell table:formula="of:=LEFT([.C71];FIND([.B71];[.C71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1">
          <table:table-cell/>
          <table:table-cell table:formula="of:=RIGHT([.$C72];LEN([.$C72])-FIND(&quot;$$$&quot;;SUBSTITUTE([.$C72];&quot;/&quot;;&quot;$$$&quot;;LEN([.$C72])-LEN(SUBSTITUTE([.$C72];&quot;/&quot;;&quot;&quot;)))))" office:value-type="string" office:string-value="_APE0822.jpg" calcext:value-type="string">
            <text:p>_APE0822.jpg</text:p>
          </table:table-cell>
          <table:table-cell office:value-type="string" calcext:value-type="string">
            <text:p>./toaleta/_APE0822.jpg</text:p>
          </table:table-cell>
          <table:table-cell table:formula="of:=LEFT([.C72];FIND([.B72];[.C72];1)-1)" office:value-type="string" office:string-value="./toaleta/" calcext:value-type="string">
            <text:p>./toaleta/</text:p>
          </table:table-cell>
          <table:table-cell table:number-columns-repeated="1020"/>
        </table:table-row>
        <table:table-row table:style-name="ro1">
          <table:table-cell/>
          <table:table-cell table:formula="of:=RIGHT([.$C73];LEN([.$C73])-FIND(&quot;$$$&quot;;SUBSTITUTE([.$C73];&quot;/&quot;;&quot;$$$&quot;;LEN([.$C73])-LEN(SUBSTITUTE([.$C73];&quot;/&quot;;&quot;&quot;)))))" office:value-type="string" office:string-value="_APE0725.jpg" calcext:value-type="string">
            <text:p>_APE0725.jpg</text:p>
          </table:table-cell>
          <table:table-cell office:value-type="string" calcext:value-type="string">
            <text:p>./_APE0725.jpg</text:p>
          </table:table-cell>
          <table:table-cell table:formula="of:=LEFT([.C73];FIND([.B73];[.C73];1)-1)" office:value-type="string" office:string-value="./" calcext:value-type="string">
            <text:p>./</text:p>
          </table:table-cell>
          <table:table-cell table:number-columns-repeated="1020"/>
        </table:table-row>
        <table:table-row table:style-name="ro1">
          <table:table-cell/>
          <table:table-cell table:formula="of:=RIGHT([.$C74];LEN([.$C74])-FIND(&quot;$$$&quot;;SUBSTITUTE([.$C74];&quot;/&quot;;&quot;$$$&quot;;LEN([.$C74])-LEN(SUBSTITUTE([.$C74];&quot;/&quot;;&quot;&quot;)))))" office:value-type="string" office:string-value="DSC_7548.jpg" calcext:value-type="string">
            <text:p>DSC_7548.jpg</text:p>
          </table:table-cell>
          <table:table-cell office:value-type="string" calcext:value-type="string">
            <text:p>./chodba/DSC_7548.jpg</text:p>
          </table:table-cell>
          <table:table-cell table:formula="of:=LEFT([.C74];FIND([.B74];[.C7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75];LEN([.$C75])-FIND(&quot;$$$&quot;;SUBSTITUTE([.$C75];&quot;/&quot;;&quot;$$$&quot;;LEN([.$C75])-LEN(SUBSTITUTE([.$C75];&quot;/&quot;;&quot;&quot;)))))" office:value-type="string" office:string-value="DSC_7542.jpg" calcext:value-type="string">
            <text:p>DSC_7542.jpg</text:p>
          </table:table-cell>
          <table:table-cell office:value-type="string" calcext:value-type="string">
            <text:p>./chodba/DSC_7542.jpg</text:p>
          </table:table-cell>
          <table:table-cell table:formula="of:=LEFT([.C75];FIND([.B75];[.C7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76];LEN([.$C76])-FIND(&quot;$$$&quot;;SUBSTITUTE([.$C76];&quot;/&quot;;&quot;$$$&quot;;LEN([.$C76])-LEN(SUBSTITUTE([.$C76];&quot;/&quot;;&quot;&quot;)))))" office:value-type="string" office:string-value="_APE0739.jpg" calcext:value-type="string">
            <text:p>_APE0739.jpg</text:p>
          </table:table-cell>
          <table:table-cell office:value-type="string" calcext:value-type="string">
            <text:p>./chodba/skrin/_APE0739.jpg</text:p>
          </table:table-cell>
          <table:table-cell table:formula="of:=LEFT([.C76];FIND([.B76];[.C76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7];LEN([.$C77])-FIND(&quot;$$$&quot;;SUBSTITUTE([.$C77];&quot;/&quot;;&quot;$$$&quot;;LEN([.$C77])-LEN(SUBSTITUTE([.$C77];&quot;/&quot;;&quot;&quot;)))))" office:value-type="string" office:string-value="_APE0736.jpg" calcext:value-type="string">
            <text:p>_APE0736.jpg</text:p>
          </table:table-cell>
          <table:table-cell office:value-type="string" calcext:value-type="string">
            <text:p>./chodba/skrin/_APE0736.jpg</text:p>
          </table:table-cell>
          <table:table-cell table:formula="of:=LEFT([.C77];FIND([.B77];[.C77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8];LEN([.$C78])-FIND(&quot;$$$&quot;;SUBSTITUTE([.$C78];&quot;/&quot;;&quot;$$$&quot;;LEN([.$C78])-LEN(SUBSTITUTE([.$C78];&quot;/&quot;;&quot;&quot;)))))" office:value-type="string" office:string-value="_APE0737.jpg" calcext:value-type="string">
            <text:p>_APE0737.jpg</text:p>
          </table:table-cell>
          <table:table-cell office:value-type="string" calcext:value-type="string">
            <text:p>./chodba/skrin/_APE0737.jpg</text:p>
          </table:table-cell>
          <table:table-cell table:formula="of:=LEFT([.C78];FIND([.B78];[.C78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79];LEN([.$C79])-FIND(&quot;$$$&quot;;SUBSTITUTE([.$C79];&quot;/&quot;;&quot;$$$&quot;;LEN([.$C79])-LEN(SUBSTITUTE([.$C79];&quot;/&quot;;&quot;&quot;)))))" office:value-type="string" office:string-value="_APE0740.jpg" calcext:value-type="string">
            <text:p>_APE0740.jpg</text:p>
          </table:table-cell>
          <table:table-cell office:value-type="string" calcext:value-type="string">
            <text:p>./chodba/skrin/_APE0740.jpg</text:p>
          </table:table-cell>
          <table:table-cell table:formula="of:=LEFT([.C79];FIND([.B79];[.C79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80];LEN([.$C80])-FIND(&quot;$$$&quot;;SUBSTITUTE([.$C80];&quot;/&quot;;&quot;$$$&quot;;LEN([.$C80])-LEN(SUBSTITUTE([.$C80];&quot;/&quot;;&quot;&quot;)))))" office:value-type="string" office:string-value="_APE0738.jpg" calcext:value-type="string">
            <text:p>_APE0738.jpg</text:p>
          </table:table-cell>
          <table:table-cell office:value-type="string" calcext:value-type="string">
            <text:p>./chodba/skrin/_APE0738.jpg</text:p>
          </table:table-cell>
          <table:table-cell table:formula="of:=LEFT([.C80];FIND([.B80];[.C80];1)-1)" office:value-type="string" office:string-value="./chodba/skrin/" calcext:value-type="string">
            <text:p>./chodba/skrin/</text:p>
          </table:table-cell>
          <table:table-cell table:number-columns-repeated="1020"/>
        </table:table-row>
        <table:table-row table:style-name="ro1">
          <table:table-cell/>
          <table:table-cell table:formula="of:=RIGHT([.$C81];LEN([.$C81])-FIND(&quot;$$$&quot;;SUBSTITUTE([.$C81];&quot;/&quot;;&quot;$$$&quot;;LEN([.$C81])-LEN(SUBSTITUTE([.$C81];&quot;/&quot;;&quot;&quot;)))))" office:value-type="string" office:string-value="20140625_0020.jpg" calcext:value-type="string">
            <text:p>20140625_0020.jpg</text:p>
          </table:table-cell>
          <table:table-cell office:value-type="string" calcext:value-type="string">
            <text:p>./chodba/20140625_0020.jpg</text:p>
          </table:table-cell>
          <table:table-cell table:formula="of:=LEFT([.C81];FIND([.B81];[.C8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2];LEN([.$C82])-FIND(&quot;$$$&quot;;SUBSTITUTE([.$C82];&quot;/&quot;;&quot;$$$&quot;;LEN([.$C82])-LEN(SUBSTITUTE([.$C82];&quot;/&quot;;&quot;&quot;)))))" office:value-type="string" office:string-value="DSC_7547.jpg" calcext:value-type="string">
            <text:p>DSC_7547.jpg</text:p>
          </table:table-cell>
          <table:table-cell office:value-type="string" calcext:value-type="string">
            <text:p>./chodba/DSC_7547.jpg</text:p>
          </table:table-cell>
          <table:table-cell table:formula="of:=LEFT([.C82];FIND([.B82];[.C82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3];LEN([.$C83])-FIND(&quot;$$$&quot;;SUBSTITUTE([.$C83];&quot;/&quot;;&quot;$$$&quot;;LEN([.$C83])-LEN(SUBSTITUTE([.$C83];&quot;/&quot;;&quot;&quot;)))))" office:value-type="string" office:string-value="_APE0743.jpg" calcext:value-type="string">
            <text:p>_APE0743.jpg</text:p>
          </table:table-cell>
          <table:table-cell office:value-type="string" calcext:value-type="string">
            <text:p>./chodba/_APE0743.jpg</text:p>
          </table:table-cell>
          <table:table-cell table:formula="of:=LEFT([.C83];FIND([.B83];[.C83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4];LEN([.$C84])-FIND(&quot;$$$&quot;;SUBSTITUTE([.$C84];&quot;/&quot;;&quot;$$$&quot;;LEN([.$C84])-LEN(SUBSTITUTE([.$C84];&quot;/&quot;;&quot;&quot;)))))" office:value-type="string" office:string-value="_APE0746.jpg" calcext:value-type="string">
            <text:p>_APE0746.jpg</text:p>
          </table:table-cell>
          <table:table-cell office:value-type="string" calcext:value-type="string">
            <text:p>./chodba/_APE0746.jpg</text:p>
          </table:table-cell>
          <table:table-cell table:formula="of:=LEFT([.C84];FIND([.B84];[.C84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5];LEN([.$C85])-FIND(&quot;$$$&quot;;SUBSTITUTE([.$C85];&quot;/&quot;;&quot;$$$&quot;;LEN([.$C85])-LEN(SUBSTITUTE([.$C85];&quot;/&quot;;&quot;&quot;)))))" office:value-type="string" office:string-value="_APE0742.jpg" calcext:value-type="string">
            <text:p>_APE0742.jpg</text:p>
          </table:table-cell>
          <table:table-cell office:value-type="string" calcext:value-type="string">
            <text:p>./chodba/_APE0742.jpg</text:p>
          </table:table-cell>
          <table:table-cell table:formula="of:=LEFT([.C85];FIND([.B85];[.C85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6];LEN([.$C86])-FIND(&quot;$$$&quot;;SUBSTITUTE([.$C86];&quot;/&quot;;&quot;$$$&quot;;LEN([.$C86])-LEN(SUBSTITUTE([.$C86];&quot;/&quot;;&quot;&quot;)))))" office:value-type="string" office:string-value="_APE0748.jpg" calcext:value-type="string">
            <text:p>_APE0748.jpg</text:p>
          </table:table-cell>
          <table:table-cell office:value-type="string" calcext:value-type="string">
            <text:p>./chodba/_APE0748.jpg</text:p>
          </table:table-cell>
          <table:table-cell table:formula="of:=LEFT([.C86];FIND([.B86];[.C86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7];LEN([.$C87])-FIND(&quot;$$$&quot;;SUBSTITUTE([.$C87];&quot;/&quot;;&quot;$$$&quot;;LEN([.$C87])-LEN(SUBSTITUTE([.$C87];&quot;/&quot;;&quot;&quot;)))))" office:value-type="string" office:string-value="20140625_0013.jpg" calcext:value-type="string">
            <text:p>20140625_0013.jpg</text:p>
          </table:table-cell>
          <table:table-cell office:value-type="string" calcext:value-type="string">
            <text:p>./chodba/20140625_0013.jpg</text:p>
          </table:table-cell>
          <table:table-cell table:formula="of:=LEFT([.C87];FIND([.B87];[.C87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8];LEN([.$C88])-FIND(&quot;$$$&quot;;SUBSTITUTE([.$C88];&quot;/&quot;;&quot;$$$&quot;;LEN([.$C88])-LEN(SUBSTITUTE([.$C88];&quot;/&quot;;&quot;&quot;)))))" office:value-type="string" office:string-value="_APE0823.jpg" calcext:value-type="string">
            <text:p>_APE0823.jpg</text:p>
          </table:table-cell>
          <table:table-cell office:value-type="string" calcext:value-type="string">
            <text:p>./chodba/_APE0823.jpg</text:p>
          </table:table-cell>
          <table:table-cell table:formula="of:=LEFT([.C88];FIND([.B88];[.C88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89];LEN([.$C89])-FIND(&quot;$$$&quot;;SUBSTITUTE([.$C89];&quot;/&quot;;&quot;$$$&quot;;LEN([.$C89])-LEN(SUBSTITUTE([.$C89];&quot;/&quot;;&quot;&quot;)))))" office:value-type="string" office:string-value="_APE0747.jpg" calcext:value-type="string">
            <text:p>_APE0747.jpg</text:p>
          </table:table-cell>
          <table:table-cell office:value-type="string" calcext:value-type="string">
            <text:p>./chodba/_APE0747.jpg</text:p>
          </table:table-cell>
          <table:table-cell table:formula="of:=LEFT([.C89];FIND([.B89];[.C89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0];LEN([.$C90])-FIND(&quot;$$$&quot;;SUBSTITUTE([.$C90];&quot;/&quot;;&quot;$$$&quot;;LEN([.$C90])-LEN(SUBSTITUTE([.$C90];&quot;/&quot;;&quot;&quot;)))))" office:value-type="string" office:string-value="DSC_7546.jpg" calcext:value-type="string">
            <text:p>DSC_7546.jpg</text:p>
          </table:table-cell>
          <table:table-cell office:value-type="string" calcext:value-type="string">
            <text:p>./chodba/DSC_7546.jpg</text:p>
          </table:table-cell>
          <table:table-cell table:formula="of:=LEFT([.C90];FIND([.B90];[.C90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1];LEN([.$C91])-FIND(&quot;$$$&quot;;SUBSTITUTE([.$C91];&quot;/&quot;;&quot;$$$&quot;;LEN([.$C91])-LEN(SUBSTITUTE([.$C91];&quot;/&quot;;&quot;&quot;)))))" office:value-type="string" office:string-value="_APE0745.jpg" calcext:value-type="string">
            <text:p>_APE0745.jpg</text:p>
          </table:table-cell>
          <table:table-cell office:value-type="string" calcext:value-type="string">
            <text:p>./chodba/_APE0745.jpg</text:p>
          </table:table-cell>
          <table:table-cell table:formula="of:=LEFT([.C91];FIND([.B91];[.C91];1)-1)" office:value-type="string" office:string-value="./chodba/" calcext:value-type="string">
            <text:p>./chodba/</text:p>
          </table:table-cell>
          <table:table-cell table:number-columns-repeated="1020"/>
        </table:table-row>
        <table:table-row table:style-name="ro1">
          <table:table-cell/>
          <table:table-cell table:formula="of:=RIGHT([.$C92];LEN([.$C92])-FIND(&quot;$$$&quot;;SUBSTITUTE([.$C92];&quot;/&quot;;&quot;$$$&quot;;LEN([.$C92])-LEN(SUBSTITUTE([.$C92];&quot;/&quot;;&quot;&quot;)))))" office:value-type="string" office:string-value="_APE0801.jpg" calcext:value-type="string">
            <text:p>_APE0801.jpg</text:p>
          </table:table-cell>
          <table:table-cell office:value-type="string" calcext:value-type="string">
            <text:p>./kuchyne/_APE0801.jpg</text:p>
          </table:table-cell>
          <table:table-cell table:formula="of:=LEFT([.C92];FIND([.B92];[.C92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3];LEN([.$C93])-FIND(&quot;$$$&quot;;SUBSTITUTE([.$C93];&quot;/&quot;;&quot;$$$&quot;;LEN([.$C93])-LEN(SUBSTITUTE([.$C93];&quot;/&quot;;&quot;&quot;)))))" office:value-type="string" office:string-value="_APE0788.jpg" calcext:value-type="string">
            <text:p>_APE0788.jpg</text:p>
          </table:table-cell>
          <table:table-cell office:value-type="string" calcext:value-type="string">
            <text:p>./kuchyne/_APE0788.jpg</text:p>
          </table:table-cell>
          <table:table-cell table:formula="of:=LEFT([.C93];FIND([.B93];[.C9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4];LEN([.$C94])-FIND(&quot;$$$&quot;;SUBSTITUTE([.$C94];&quot;/&quot;;&quot;$$$&quot;;LEN([.$C94])-LEN(SUBSTITUTE([.$C94];&quot;/&quot;;&quot;&quot;)))))" office:value-type="string" office:string-value="_APE0799.jpg" calcext:value-type="string">
            <text:p>_APE0799.jpg</text:p>
          </table:table-cell>
          <table:table-cell office:value-type="string" calcext:value-type="string">
            <text:p>./kuchyne/_APE0799.jpg</text:p>
          </table:table-cell>
          <table:table-cell table:formula="of:=LEFT([.C94];FIND([.B94];[.C9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5];LEN([.$C95])-FIND(&quot;$$$&quot;;SUBSTITUTE([.$C95];&quot;/&quot;;&quot;$$$&quot;;LEN([.$C95])-LEN(SUBSTITUTE([.$C95];&quot;/&quot;;&quot;&quot;)))))" office:value-type="string" office:string-value="_APE0803.jpg" calcext:value-type="string">
            <text:p>_APE0803.jpg</text:p>
          </table:table-cell>
          <table:table-cell office:value-type="string" calcext:value-type="string">
            <text:p>./kuchyne/_APE0803.jpg</text:p>
          </table:table-cell>
          <table:table-cell table:formula="of:=LEFT([.C95];FIND([.B95];[.C9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6];LEN([.$C96])-FIND(&quot;$$$&quot;;SUBSTITUTE([.$C96];&quot;/&quot;;&quot;$$$&quot;;LEN([.$C96])-LEN(SUBSTITUTE([.$C96];&quot;/&quot;;&quot;&quot;)))))" office:value-type="string" office:string-value="_APE0793.jpg" calcext:value-type="string">
            <text:p>_APE0793.jpg</text:p>
          </table:table-cell>
          <table:table-cell office:value-type="string" calcext:value-type="string">
            <text:p>./kuchyne/_APE0793.jpg</text:p>
          </table:table-cell>
          <table:table-cell table:formula="of:=LEFT([.C96];FIND([.B96];[.C9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7];LEN([.$C97])-FIND(&quot;$$$&quot;;SUBSTITUTE([.$C97];&quot;/&quot;;&quot;$$$&quot;;LEN([.$C97])-LEN(SUBSTITUTE([.$C97];&quot;/&quot;;&quot;&quot;)))))" office:value-type="string" office:string-value="_APE0795.jpg" calcext:value-type="string">
            <text:p>_APE0795.jpg</text:p>
          </table:table-cell>
          <table:table-cell office:value-type="string" calcext:value-type="string">
            <text:p>./kuchyne/_APE0795.jpg</text:p>
          </table:table-cell>
          <table:table-cell table:formula="of:=LEFT([.C97];FIND([.B97];[.C97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8];LEN([.$C98])-FIND(&quot;$$$&quot;;SUBSTITUTE([.$C98];&quot;/&quot;;&quot;$$$&quot;;LEN([.$C98])-LEN(SUBSTITUTE([.$C98];&quot;/&quot;;&quot;&quot;)))))" office:value-type="string" office:string-value="20140625_0021.jpg" calcext:value-type="string">
            <text:p>20140625_0021.jpg</text:p>
          </table:table-cell>
          <table:table-cell office:value-type="string" calcext:value-type="string">
            <text:p>./kuchyne/20140625_0021.jpg</text:p>
          </table:table-cell>
          <table:table-cell table:formula="of:=LEFT([.C98];FIND([.B98];[.C98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99];LEN([.$C99])-FIND(&quot;$$$&quot;;SUBSTITUTE([.$C99];&quot;/&quot;;&quot;$$$&quot;;LEN([.$C99])-LEN(SUBSTITUTE([.$C99];&quot;/&quot;;&quot;&quot;)))))" office:value-type="string" office:string-value="_APE0818.jpg" calcext:value-type="string">
            <text:p>_APE0818.jpg</text:p>
          </table:table-cell>
          <table:table-cell office:value-type="string" calcext:value-type="string">
            <text:p>./kuchyne/_APE0818.jpg</text:p>
          </table:table-cell>
          <table:table-cell table:formula="of:=LEFT([.C99];FIND([.B99];[.C99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0];LEN([.$C100])-FIND(&quot;$$$&quot;;SUBSTITUTE([.$C100];&quot;/&quot;;&quot;$$$&quot;;LEN([.$C100])-LEN(SUBSTITUTE([.$C100];&quot;/&quot;;&quot;&quot;)))))" office:value-type="string" office:string-value="_APE0792.jpg" calcext:value-type="string">
            <text:p>_APE0792.jpg</text:p>
          </table:table-cell>
          <table:table-cell office:value-type="string" calcext:value-type="string">
            <text:p>./kuchyne/spotrebice/_APE0792.jpg</text:p>
          </table:table-cell>
          <table:table-cell table:formula="of:=LEFT([.C100];FIND([.B100];[.C100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1];LEN([.$C101])-FIND(&quot;$$$&quot;;SUBSTITUTE([.$C101];&quot;/&quot;;&quot;$$$&quot;;LEN([.$C101])-LEN(SUBSTITUTE([.$C101];&quot;/&quot;;&quot;&quot;)))))" office:value-type="string" office:string-value="_APE0798.jpg" calcext:value-type="string">
            <text:p>_APE0798.jpg</text:p>
          </table:table-cell>
          <table:table-cell office:value-type="string" calcext:value-type="string">
            <text:p>./kuchyne/spotrebice/_APE0798.jpg</text:p>
          </table:table-cell>
          <table:table-cell table:formula="of:=LEFT([.C101];FIND([.B101];[.C101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2];LEN([.$C102])-FIND(&quot;$$$&quot;;SUBSTITUTE([.$C102];&quot;/&quot;;&quot;$$$&quot;;LEN([.$C102])-LEN(SUBSTITUTE([.$C102];&quot;/&quot;;&quot;&quot;)))))" office:value-type="string" office:string-value="_APE0812.jpg" calcext:value-type="string">
            <text:p>_APE0812.jpg</text:p>
          </table:table-cell>
          <table:table-cell office:value-type="string" calcext:value-type="string">
            <text:p>./kuchyne/spotrebice/_APE0812.jpg</text:p>
          </table:table-cell>
          <table:table-cell table:formula="of:=LEFT([.C102];FIND([.B102];[.C102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3];LEN([.$C103])-FIND(&quot;$$$&quot;;SUBSTITUTE([.$C103];&quot;/&quot;;&quot;$$$&quot;;LEN([.$C103])-LEN(SUBSTITUTE([.$C103];&quot;/&quot;;&quot;&quot;)))))" office:value-type="string" office:string-value="_APE0817.jpg" calcext:value-type="string">
            <text:p>_APE0817.jpg</text:p>
          </table:table-cell>
          <table:table-cell office:value-type="string" calcext:value-type="string">
            <text:p>./kuchyne/spotrebice/_APE0817.jpg</text:p>
          </table:table-cell>
          <table:table-cell table:formula="of:=LEFT([.C103];FIND([.B103];[.C103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4];LEN([.$C104])-FIND(&quot;$$$&quot;;SUBSTITUTE([.$C104];&quot;/&quot;;&quot;$$$&quot;;LEN([.$C104])-LEN(SUBSTITUTE([.$C104];&quot;/&quot;;&quot;&quot;)))))" office:value-type="string" office:string-value="DSC_7509.jpg" calcext:value-type="string">
            <text:p>DSC_7509.jpg</text:p>
          </table:table-cell>
          <table:table-cell office:value-type="string" calcext:value-type="string">
            <text:p>./kuchyne/spotrebice/DSC_7509.jpg</text:p>
          </table:table-cell>
          <table:table-cell table:formula="of:=LEFT([.C104];FIND([.B104];[.C104];1)-1)" office:value-type="string" office:string-value="./kuchyne/spotrebice/" calcext:value-type="string">
            <text:p>./kuchyne/spotrebice/</text:p>
          </table:table-cell>
          <table:table-cell table:number-columns-repeated="1020"/>
        </table:table-row>
        <table:table-row table:style-name="ro1">
          <table:table-cell/>
          <table:table-cell table:formula="of:=RIGHT([.$C105];LEN([.$C105])-FIND(&quot;$$$&quot;;SUBSTITUTE([.$C105];&quot;/&quot;;&quot;$$$&quot;;LEN([.$C105])-LEN(SUBSTITUTE([.$C105];&quot;/&quot;;&quot;&quot;)))))" office:value-type="string" office:string-value="20140625_0023.jpg" calcext:value-type="string">
            <text:p>20140625_0023.jpg</text:p>
          </table:table-cell>
          <table:table-cell office:value-type="string" calcext:value-type="string">
            <text:p>./kuchyne/20140625_0023.jpg</text:p>
          </table:table-cell>
          <table:table-cell table:formula="of:=LEFT([.C105];FIND([.B105];[.C10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6];LEN([.$C106])-FIND(&quot;$$$&quot;;SUBSTITUTE([.$C106];&quot;/&quot;;&quot;$$$&quot;;LEN([.$C106])-LEN(SUBSTITUTE([.$C106];&quot;/&quot;;&quot;&quot;)))))" office:value-type="string" office:string-value="_APE0800.jpg" calcext:value-type="string">
            <text:p>_APE0800.jpg</text:p>
          </table:table-cell>
          <table:table-cell office:value-type="string" calcext:value-type="string">
            <text:p>./kuchyne/_APE0800.jpg</text:p>
          </table:table-cell>
          <table:table-cell table:formula="of:=LEFT([.C106];FIND([.B106];[.C106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07];LEN([.$C107])-FIND(&quot;$$$&quot;;SUBSTITUTE([.$C107];&quot;/&quot;;&quot;$$$&quot;;LEN([.$C107])-LEN(SUBSTITUTE([.$C107];&quot;/&quot;;&quot;&quot;)))))" office:value-type="string" office:string-value="DSC_7508.jpg" calcext:value-type="string">
            <text:p>DSC_7508.jpg</text:p>
          </table:table-cell>
          <table:table-cell office:value-type="string" calcext:value-type="string">
            <text:p>./kuchyne/vybaveni/DSC_7508.jpg</text:p>
          </table:table-cell>
          <table:table-cell table:formula="of:=LEFT([.C107];FIND([.B107];[.C10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08];LEN([.$C108])-FIND(&quot;$$$&quot;;SUBSTITUTE([.$C108];&quot;/&quot;;&quot;$$$&quot;;LEN([.$C108])-LEN(SUBSTITUTE([.$C108];&quot;/&quot;;&quot;&quot;)))))" office:value-type="string" office:string-value="_APE0791.jpg" calcext:value-type="string">
            <text:p>_APE0791.jpg</text:p>
          </table:table-cell>
          <table:table-cell office:value-type="string" calcext:value-type="string">
            <text:p>./kuchyne/vybaveni/_APE0791.jpg</text:p>
          </table:table-cell>
          <table:table-cell table:formula="of:=LEFT([.C108];FIND([.B108];[.C10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09];LEN([.$C109])-FIND(&quot;$$$&quot;;SUBSTITUTE([.$C109];&quot;/&quot;;&quot;$$$&quot;;LEN([.$C109])-LEN(SUBSTITUTE([.$C109];&quot;/&quot;;&quot;&quot;)))))" office:value-type="string" office:string-value="DSC_7502.jpg" calcext:value-type="string">
            <text:p>DSC_7502.jpg</text:p>
          </table:table-cell>
          <table:table-cell office:value-type="string" calcext:value-type="string">
            <text:p>./kuchyne/vybaveni/DSC_7502.jpg</text:p>
          </table:table-cell>
          <table:table-cell table:formula="of:=LEFT([.C109];FIND([.B109];[.C10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0];LEN([.$C110])-FIND(&quot;$$$&quot;;SUBSTITUTE([.$C110];&quot;/&quot;;&quot;$$$&quot;;LEN([.$C110])-LEN(SUBSTITUTE([.$C110];&quot;/&quot;;&quot;&quot;)))))" office:value-type="string" office:string-value="DSC_7492.jpg" calcext:value-type="string">
            <text:p>DSC_7492.jpg</text:p>
          </table:table-cell>
          <table:table-cell office:value-type="string" calcext:value-type="string">
            <text:p>./kuchyne/vybaveni/DSC_7492.jpg</text:p>
          </table:table-cell>
          <table:table-cell table:formula="of:=LEFT([.C110];FIND([.B110];[.C11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1];LEN([.$C111])-FIND(&quot;$$$&quot;;SUBSTITUTE([.$C111];&quot;/&quot;;&quot;$$$&quot;;LEN([.$C111])-LEN(SUBSTITUTE([.$C111];&quot;/&quot;;&quot;&quot;)))))" office:value-type="string" office:string-value="DSC_7512.jpg" calcext:value-type="string">
            <text:p>DSC_7512.jpg</text:p>
          </table:table-cell>
          <table:table-cell office:value-type="string" calcext:value-type="string">
            <text:p>./kuchyne/vybaveni/DSC_7512.jpg</text:p>
          </table:table-cell>
          <table:table-cell table:formula="of:=LEFT([.C111];FIND([.B111];[.C11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2];LEN([.$C112])-FIND(&quot;$$$&quot;;SUBSTITUTE([.$C112];&quot;/&quot;;&quot;$$$&quot;;LEN([.$C112])-LEN(SUBSTITUTE([.$C112];&quot;/&quot;;&quot;&quot;)))))" office:value-type="string" office:string-value="DSC_7517.jpg" calcext:value-type="string">
            <text:p>DSC_7517.jpg</text:p>
          </table:table-cell>
          <table:table-cell office:value-type="string" calcext:value-type="string">
            <text:p>./kuchyne/vybaveni/DSC_7517.jpg</text:p>
          </table:table-cell>
          <table:table-cell table:formula="of:=LEFT([.C112];FIND([.B112];[.C11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3];LEN([.$C113])-FIND(&quot;$$$&quot;;SUBSTITUTE([.$C113];&quot;/&quot;;&quot;$$$&quot;;LEN([.$C113])-LEN(SUBSTITUTE([.$C113];&quot;/&quot;;&quot;&quot;)))))" office:value-type="string" office:string-value="_APE0797.jpg" calcext:value-type="string">
            <text:p>_APE0797.jpg</text:p>
          </table:table-cell>
          <table:table-cell office:value-type="string" calcext:value-type="string">
            <text:p>./kuchyne/vybaveni/_APE0797.jpg</text:p>
          </table:table-cell>
          <table:table-cell table:formula="of:=LEFT([.C113];FIND([.B113];[.C11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4];LEN([.$C114])-FIND(&quot;$$$&quot;;SUBSTITUTE([.$C114];&quot;/&quot;;&quot;$$$&quot;;LEN([.$C114])-LEN(SUBSTITUTE([.$C114];&quot;/&quot;;&quot;&quot;)))))" office:value-type="string" office:string-value="DSC_7510.jpg" calcext:value-type="string">
            <text:p>DSC_7510.jpg</text:p>
          </table:table-cell>
          <table:table-cell office:value-type="string" calcext:value-type="string">
            <text:p>./kuchyne/vybaveni/DSC_7510.jpg</text:p>
          </table:table-cell>
          <table:table-cell table:formula="of:=LEFT([.C114];FIND([.B114];[.C11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5];LEN([.$C115])-FIND(&quot;$$$&quot;;SUBSTITUTE([.$C115];&quot;/&quot;;&quot;$$$&quot;;LEN([.$C115])-LEN(SUBSTITUTE([.$C115];&quot;/&quot;;&quot;&quot;)))))" office:value-type="string" office:string-value="DSC_7493.jpg" calcext:value-type="string">
            <text:p>DSC_7493.jpg</text:p>
          </table:table-cell>
          <table:table-cell office:value-type="string" calcext:value-type="string">
            <text:p>./kuchyne/vybaveni/DSC_7493.jpg</text:p>
          </table:table-cell>
          <table:table-cell table:formula="of:=LEFT([.C115];FIND([.B115];[.C11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6];LEN([.$C116])-FIND(&quot;$$$&quot;;SUBSTITUTE([.$C116];&quot;/&quot;;&quot;$$$&quot;;LEN([.$C116])-LEN(SUBSTITUTE([.$C116];&quot;/&quot;;&quot;&quot;)))))" office:value-type="string" office:string-value="DSC_7503.jpg" calcext:value-type="string">
            <text:p>DSC_7503.jpg</text:p>
          </table:table-cell>
          <table:table-cell office:value-type="string" calcext:value-type="string">
            <text:p>./kuchyne/vybaveni/DSC_7503.jpg</text:p>
          </table:table-cell>
          <table:table-cell table:formula="of:=LEFT([.C116];FIND([.B116];[.C11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7];LEN([.$C117])-FIND(&quot;$$$&quot;;SUBSTITUTE([.$C117];&quot;/&quot;;&quot;$$$&quot;;LEN([.$C117])-LEN(SUBSTITUTE([.$C117];&quot;/&quot;;&quot;&quot;)))))" office:value-type="string" office:string-value="DSC_7513.jpg" calcext:value-type="string">
            <text:p>DSC_7513.jpg</text:p>
          </table:table-cell>
          <table:table-cell office:value-type="string" calcext:value-type="string">
            <text:p>./kuchyne/vybaveni/DSC_7513.jpg</text:p>
          </table:table-cell>
          <table:table-cell table:formula="of:=LEFT([.C117];FIND([.B117];[.C11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8];LEN([.$C118])-FIND(&quot;$$$&quot;;SUBSTITUTE([.$C118];&quot;/&quot;;&quot;$$$&quot;;LEN([.$C118])-LEN(SUBSTITUTE([.$C118];&quot;/&quot;;&quot;&quot;)))))" office:value-type="string" office:string-value="DSC_7497.jpg" calcext:value-type="string">
            <text:p>DSC_7497.jpg</text:p>
          </table:table-cell>
          <table:table-cell office:value-type="string" calcext:value-type="string">
            <text:p>./kuchyne/vybaveni/DSC_7497.jpg</text:p>
          </table:table-cell>
          <table:table-cell table:formula="of:=LEFT([.C118];FIND([.B118];[.C11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19];LEN([.$C119])-FIND(&quot;$$$&quot;;SUBSTITUTE([.$C119];&quot;/&quot;;&quot;$$$&quot;;LEN([.$C119])-LEN(SUBSTITUTE([.$C119];&quot;/&quot;;&quot;&quot;)))))" office:value-type="string" office:string-value="DSC_7490.jpg" calcext:value-type="string">
            <text:p>DSC_7490.jpg</text:p>
          </table:table-cell>
          <table:table-cell office:value-type="string" calcext:value-type="string">
            <text:p>./kuchyne/vybaveni/DSC_7490.jpg</text:p>
          </table:table-cell>
          <table:table-cell table:formula="of:=LEFT([.C119];FIND([.B119];[.C11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0];LEN([.$C120])-FIND(&quot;$$$&quot;;SUBSTITUTE([.$C120];&quot;/&quot;;&quot;$$$&quot;;LEN([.$C120])-LEN(SUBSTITUTE([.$C120];&quot;/&quot;;&quot;&quot;)))))" office:value-type="string" office:string-value="DSC_7496.jpg" calcext:value-type="string">
            <text:p>DSC_7496.jpg</text:p>
          </table:table-cell>
          <table:table-cell office:value-type="string" calcext:value-type="string">
            <text:p>./kuchyne/vybaveni/DSC_7496.jpg</text:p>
          </table:table-cell>
          <table:table-cell table:formula="of:=LEFT([.C120];FIND([.B120];[.C12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1];LEN([.$C121])-FIND(&quot;$$$&quot;;SUBSTITUTE([.$C121];&quot;/&quot;;&quot;$$$&quot;;LEN([.$C121])-LEN(SUBSTITUTE([.$C121];&quot;/&quot;;&quot;&quot;)))))" office:value-type="string" office:string-value="DSC_7498.jpg" calcext:value-type="string">
            <text:p>DSC_7498.jpg</text:p>
          </table:table-cell>
          <table:table-cell office:value-type="string" calcext:value-type="string">
            <text:p>./kuchyne/vybaveni/DSC_7498.jpg</text:p>
          </table:table-cell>
          <table:table-cell table:formula="of:=LEFT([.C121];FIND([.B121];[.C12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2];LEN([.$C122])-FIND(&quot;$$$&quot;;SUBSTITUTE([.$C122];&quot;/&quot;;&quot;$$$&quot;;LEN([.$C122])-LEN(SUBSTITUTE([.$C122];&quot;/&quot;;&quot;&quot;)))))" office:value-type="string" office:string-value="DSC_7494.jpg" calcext:value-type="string">
            <text:p>DSC_7494.jpg</text:p>
          </table:table-cell>
          <table:table-cell office:value-type="string" calcext:value-type="string">
            <text:p>./kuchyne/vybaveni/DSC_7494.jpg</text:p>
          </table:table-cell>
          <table:table-cell table:formula="of:=LEFT([.C122];FIND([.B122];[.C12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3];LEN([.$C123])-FIND(&quot;$$$&quot;;SUBSTITUTE([.$C123];&quot;/&quot;;&quot;$$$&quot;;LEN([.$C123])-LEN(SUBSTITUTE([.$C123];&quot;/&quot;;&quot;&quot;)))))" office:value-type="string" office:string-value="DSC_7491.jpg" calcext:value-type="string">
            <text:p>DSC_7491.jpg</text:p>
          </table:table-cell>
          <table:table-cell office:value-type="string" calcext:value-type="string">
            <text:p>./kuchyne/vybaveni/DSC_7491.jpg</text:p>
          </table:table-cell>
          <table:table-cell table:formula="of:=LEFT([.C123];FIND([.B123];[.C123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4];LEN([.$C124])-FIND(&quot;$$$&quot;;SUBSTITUTE([.$C124];&quot;/&quot;;&quot;$$$&quot;;LEN([.$C124])-LEN(SUBSTITUTE([.$C124];&quot;/&quot;;&quot;&quot;)))))" office:value-type="string" office:string-value="DSC_7504.jpg" calcext:value-type="string">
            <text:p>DSC_7504.jpg</text:p>
          </table:table-cell>
          <table:table-cell office:value-type="string" calcext:value-type="string">
            <text:p>./kuchyne/vybaveni/DSC_7504.jpg</text:p>
          </table:table-cell>
          <table:table-cell table:formula="of:=LEFT([.C124];FIND([.B124];[.C124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5];LEN([.$C125])-FIND(&quot;$$$&quot;;SUBSTITUTE([.$C125];&quot;/&quot;;&quot;$$$&quot;;LEN([.$C125])-LEN(SUBSTITUTE([.$C125];&quot;/&quot;;&quot;&quot;)))))" office:value-type="string" office:string-value="DSC_7514.jpg" calcext:value-type="string">
            <text:p>DSC_7514.jpg</text:p>
          </table:table-cell>
          <table:table-cell office:value-type="string" calcext:value-type="string">
            <text:p>./kuchyne/vybaveni/DSC_7514.jpg</text:p>
          </table:table-cell>
          <table:table-cell table:formula="of:=LEFT([.C125];FIND([.B125];[.C125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6];LEN([.$C126])-FIND(&quot;$$$&quot;;SUBSTITUTE([.$C126];&quot;/&quot;;&quot;$$$&quot;;LEN([.$C126])-LEN(SUBSTITUTE([.$C126];&quot;/&quot;;&quot;&quot;)))))" office:value-type="string" office:string-value="DSC_7511.jpg" calcext:value-type="string">
            <text:p>DSC_7511.jpg</text:p>
          </table:table-cell>
          <table:table-cell office:value-type="string" calcext:value-type="string">
            <text:p>./kuchyne/vybaveni/DSC_7511.jpg</text:p>
          </table:table-cell>
          <table:table-cell table:formula="of:=LEFT([.C126];FIND([.B126];[.C126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7];LEN([.$C127])-FIND(&quot;$$$&quot;;SUBSTITUTE([.$C127];&quot;/&quot;;&quot;$$$&quot;;LEN([.$C127])-LEN(SUBSTITUTE([.$C127];&quot;/&quot;;&quot;&quot;)))))" office:value-type="string" office:string-value="DSC_7482.jpg" calcext:value-type="string">
            <text:p>DSC_7482.jpg</text:p>
          </table:table-cell>
          <table:table-cell office:value-type="string" calcext:value-type="string">
            <text:p>./kuchyne/vybaveni/DSC_7482.jpg</text:p>
          </table:table-cell>
          <table:table-cell table:formula="of:=LEFT([.C127];FIND([.B127];[.C127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8];LEN([.$C128])-FIND(&quot;$$$&quot;;SUBSTITUTE([.$C128];&quot;/&quot;;&quot;$$$&quot;;LEN([.$C128])-LEN(SUBSTITUTE([.$C128];&quot;/&quot;;&quot;&quot;)))))" office:value-type="string" office:string-value="DSC_7489.jpg" calcext:value-type="string">
            <text:p>DSC_7489.jpg</text:p>
          </table:table-cell>
          <table:table-cell office:value-type="string" calcext:value-type="string">
            <text:p>./kuchyne/vybaveni/DSC_7489.jpg</text:p>
          </table:table-cell>
          <table:table-cell table:formula="of:=LEFT([.C128];FIND([.B128];[.C128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29];LEN([.$C129])-FIND(&quot;$$$&quot;;SUBSTITUTE([.$C129];&quot;/&quot;;&quot;$$$&quot;;LEN([.$C129])-LEN(SUBSTITUTE([.$C129];&quot;/&quot;;&quot;&quot;)))))" office:value-type="string" office:string-value="DSC_7499.jpg" calcext:value-type="string">
            <text:p>DSC_7499.jpg</text:p>
          </table:table-cell>
          <table:table-cell office:value-type="string" calcext:value-type="string">
            <text:p>./kuchyne/vybaveni/DSC_7499.jpg</text:p>
          </table:table-cell>
          <table:table-cell table:formula="of:=LEFT([.C129];FIND([.B129];[.C129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0];LEN([.$C130])-FIND(&quot;$$$&quot;;SUBSTITUTE([.$C130];&quot;/&quot;;&quot;$$$&quot;;LEN([.$C130])-LEN(SUBSTITUTE([.$C130];&quot;/&quot;;&quot;&quot;)))))" office:value-type="string" office:string-value="DSC_7495.jpg" calcext:value-type="string">
            <text:p>DSC_7495.jpg</text:p>
          </table:table-cell>
          <table:table-cell office:value-type="string" calcext:value-type="string">
            <text:p>./kuchyne/vybaveni/DSC_7495.jpg</text:p>
          </table:table-cell>
          <table:table-cell table:formula="of:=LEFT([.C130];FIND([.B130];[.C130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1];LEN([.$C131])-FIND(&quot;$$$&quot;;SUBSTITUTE([.$C131];&quot;/&quot;;&quot;$$$&quot;;LEN([.$C131])-LEN(SUBSTITUTE([.$C131];&quot;/&quot;;&quot;&quot;)))))" office:value-type="string" office:string-value="DSC_7505.jpg" calcext:value-type="string">
            <text:p>DSC_7505.jpg</text:p>
          </table:table-cell>
          <table:table-cell office:value-type="string" calcext:value-type="string">
            <text:p>./kuchyne/vybaveni/DSC_7505.jpg</text:p>
          </table:table-cell>
          <table:table-cell table:formula="of:=LEFT([.C131];FIND([.B131];[.C131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2];LEN([.$C132])-FIND(&quot;$$$&quot;;SUBSTITUTE([.$C132];&quot;/&quot;;&quot;$$$&quot;;LEN([.$C132])-LEN(SUBSTITUTE([.$C132];&quot;/&quot;;&quot;&quot;)))))" office:value-type="string" office:string-value="_APE0808.jpg" calcext:value-type="string">
            <text:p>_APE0808.jpg</text:p>
          </table:table-cell>
          <table:table-cell office:value-type="string" calcext:value-type="string">
            <text:p>./kuchyne/vybaveni/_APE0808.jpg</text:p>
          </table:table-cell>
          <table:table-cell table:formula="of:=LEFT([.C132];FIND([.B132];[.C132];1)-1)" office:value-type="string" office:string-value="./kuchyne/vybaveni/" calcext:value-type="string">
            <text:p>./kuchyne/vybaveni/</text:p>
          </table:table-cell>
          <table:table-cell table:number-columns-repeated="1020"/>
        </table:table-row>
        <table:table-row table:style-name="ro1">
          <table:table-cell/>
          <table:table-cell table:formula="of:=RIGHT([.$C133];LEN([.$C133])-FIND(&quot;$$$&quot;;SUBSTITUTE([.$C133];&quot;/&quot;;&quot;$$$&quot;;LEN([.$C133])-LEN(SUBSTITUTE([.$C133];&quot;/&quot;;&quot;&quot;)))))" office:value-type="string" office:string-value="_APE0805.jpg" calcext:value-type="string">
            <text:p>_APE0805.jpg</text:p>
          </table:table-cell>
          <table:table-cell office:value-type="string" calcext:value-type="string">
            <text:p>./kuchyne/_APE0805.jpg</text:p>
          </table:table-cell>
          <table:table-cell table:formula="of:=LEFT([.C133];FIND([.B133];[.C133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4];LEN([.$C134])-FIND(&quot;$$$&quot;;SUBSTITUTE([.$C134];&quot;/&quot;;&quot;$$$&quot;;LEN([.$C134])-LEN(SUBSTITUTE([.$C134];&quot;/&quot;;&quot;&quot;)))))" office:value-type="string" office:string-value="_APE0796.jpg" calcext:value-type="string">
            <text:p>_APE0796.jpg</text:p>
          </table:table-cell>
          <table:table-cell office:value-type="string" calcext:value-type="string">
            <text:p>./kuchyne/_APE0796.jpg</text:p>
          </table:table-cell>
          <table:table-cell table:formula="of:=LEFT([.C134];FIND([.B134];[.C134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5];LEN([.$C135])-FIND(&quot;$$$&quot;;SUBSTITUTE([.$C135];&quot;/&quot;;&quot;$$$&quot;;LEN([.$C135])-LEN(SUBSTITUTE([.$C135];&quot;/&quot;;&quot;&quot;)))))" office:value-type="string" office:string-value="20140625_0024.jpg" calcext:value-type="string">
            <text:p>20140625_0024.jpg</text:p>
          </table:table-cell>
          <table:table-cell office:value-type="string" calcext:value-type="string">
            <text:p>./kuchyne/20140625_0024.jpg</text:p>
          </table:table-cell>
          <table:table-cell table:formula="of:=LEFT([.C135];FIND([.B135];[.C135];1)-1)" office:value-type="string" office:string-value="./kuchyne/" calcext:value-type="string">
            <text:p>./kuchyne/</text:p>
          </table:table-cell>
          <table:table-cell table:number-columns-repeated="1020"/>
        </table:table-row>
        <table:table-row table:style-name="ro1">
          <table:table-cell/>
          <table:table-cell table:formula="of:=RIGHT([.$C136];LEN([.$C136])-FIND(&quot;$$$&quot;;SUBSTITUTE([.$C136];&quot;/&quot;;&quot;$$$&quot;;LEN([.$C136])-LEN(SUBSTITUTE([.$C136];&quot;/&quot;;&quot;&quot;)))))" office:value-type="string" office:string-value="_APE0790.jpg" calcext:value-type="string">
            <text:p>_APE0790.jpg</text:p>
          </table:table-cell>
          <table:table-cell office:value-type="string" calcext:value-type="string">
            <text:p>./kuchyne/_APE0790.jpg</text:p>
          </table:table-cell>
          <table:table-cell table:formula="of:=LEFT([.C136];FIND([.B136];[.C136];1)-1)" office:value-type="string" office:string-value="./kuchyne/" calcext:value-type="string">
            <text:p>./kuchyne/</text:p>
          </table:table-cell>
          <table:table-cell table:number-columns-repeated="1020"/>
        </table:table-row>
      </table:table>
      <table:named-expressions/>
      <table:database-ranges>
        <table:database-range table:name="__Anonymous_DB__1" table:target-range-address="Evidence.C32:Evidence.C43" table:orientation="column"/>
        <table:database-range table:name="__Anonymous_Sheet_DB__1" table:target-range-address="Evidence.A4:Evidence.N3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6">00/00/0000</text:date>, <text:time style:data-style-name="N2" text:time-value="15:41:33.233747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r Michalec</meta:initial-creator>
    <meta:creation-date>2014-06-22T22:37:53.843904985</meta:creation-date>
    <dc:date>2014-06-26T14:54:15.386185773</dc:date>
    <dc:creator>Petr Michalec</dc:creator>
    <meta:editing-duration>P1DT11H11M20S</meta:editing-duration>
    <meta:editing-cycles>52</meta:editing-cycles>
    <meta:generator>LibreOffice/4.2.4.2$Linux_X86_64 LibreOffice_project/420m0$Build-2</meta:generator>
    <meta:printed-by>Petr Michalec</meta:printed-by>
    <meta:print-date>2014-06-24T22:06:45.138547982</meta:print-date>
    <meta:document-statistic meta:table-count="3" meta:cell-count="5796" meta:object-count="0"/>
  </office:meta>
</office:document-meta>
</file>